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hakhtarsk Directive Russian Army Shelle Shakhtarsk, Prechistivka, Novomikhailivka, won ...</text:span>
</text:h>
      <text:p text:style-name="P4">
Authors: liveuamap (Language: en)</text:p>
      <text:p text:style-name="P4">
Time: 2023-06-18T-32:58:00</text:p>
      <text:p text:style-name="P4">
Location: Velyka Novosilka (Latitude:47.80047 Longtitude:36.8145)</text:p>
      <text:p text:style-name="P4">
Videos: []</text:p>
      <text:p text:style-name="P4">
Images: []</text:p>
      <text:p text:style-name="P4">
Tags: ["Russia"]</text:p>
      <text:p text:style-name="P4">
Id: 22570102</text:p>
      <!--METADATA-->
      <text:p text:style-name="P4">
At Shakhtarske direction Russian army shelled Shakhtarske, Prechystivka,Novomykhaylivka, Vuhledar, Storozheve, Novosilka and Novopil of Donetskregion. Russian aviation conducted airstrikes at Zolota Nyva, Blahodatne andVuhledar, - General Staff of Armed Forces of Ukraine says in the morningreport</text:p>
      <text:p text:style-name="P4">
News Collection Link: <text:a xlink:type="simple" xlink:href="https:\/\/liveuamap.com\/en\/2023\/18-june-at-shakhtarske-direction-russian-army-shelled-shakhtarske" text:style-name="Internet_20_link" text:visited-style-name="Visited_20_Internet_20_Link">
https:\/\/liveuamap.com\/en\/2023\/18-june-at-shakhtarske-direction-russian-army-shelled-shakhtarske</text:a>
</text:p>
      <text:p text:style-name="P4">
News Source: <text:a xlink:type="simple" xlink:href="https://t.me/lumsrc/5123" text:style-name="Internet_20_link" text:visited-style-name="Visited_20_Internet_20_Link">
https://t.me/lumsrc/5123</text:a>
</text:p>
      <!--NEWS-->
      <text:h text:style-name="P10" text:outline-level="1">
<text:span text:style-name="T4">
JSC Zaporizhzhia And Kherson Directioz Rusyan Army Shelled Olgivsk, Gulyaypole, Railway ...</text:span>
</text:h>
      <text:p text:style-name="P4">
Authors: liveuamap (Language: en)</text:p>
      <text:p text:style-name="P4">
Time: 2023-06-18T-34:58:00</text:p>
      <text:p text:style-name="P4">
Location: Kherson (Latitude:46.63406 Longtitude:32.50648)</text:p>
      <text:p text:style-name="P4">
Videos: []</text:p>
      <text:p text:style-name="P4">
Images: []</text:p>
      <text:p text:style-name="P4">
Tags: ["Russia"]</text:p>
      <text:p text:style-name="P4">
Id: 22570101</text:p>
      <!--METADATA-->
      <text:p text:style-name="P4">
At zaporizhzhia and kherson directions Russian army shelled olhivske, huliaipole, zaliznychne, huliaipilske, novodarivka, levadne, malynica, malynica, malyne. Ve, Stepnohirsk, Kamyanske ofzaporizhzhia Region; Nikopol of Dnipropetrovsk Region, Mykhaylivka, NovodMytrivka, Chervnoyyyak, Shlyakhove, Beryslav, Vesele, Kozatske, Mykolayivka, Burhunka, Burhunka A, Ponyativka, Sadove, Molodizhne, Antonivka, Kherson, Chornobayivka, Romashkove, Dniprovske, Berehove, Veletenske, Kizomys, Sofiyivka of Kherson Region and Ochakiv ofMykolayiv Region. Russian Aviation Conducted Aircrakes at Mala tokmachka Ofzaporizhzhzhzhia Region and Havrylivka, Kozatske and Komyshany of Kherson Region,- General Stalam</text:p>
      <text:p text:style-name="P4">
News Collection Link:(https:\/\/liveuamap.com\/en\/2023\/18-june-at-zaporizhzhia-and-kherson-directions-russian-army)</text:p>
      <text:p text:style-name="P4">
News Source: <text:a xlink:type="simple" xlink:href="https://t.me/lumsrc/5124" text:style-name="Internet_20_link" text:visited-style-name="Visited_20_Internet_20_Link">
https://t.me/lumsrc/5124</text:a>
</text:p>
      <!--NEWS-->
      <text:h text:style-name="P10" text:outline-level="1">
<text:span text:style-name="T4">
Ammunition depot is on fire at Rykove village of Kherson region</text:span>
</text:h>
      <text:p text:style-name="P4">
Authors: liveuamap (Language: en)</text:p>
      <text:p text:style-name="P4">
Time: 2023-06-18T02:35:00</text:p>
      <text:p text:style-name="P4">
Location: Henichesk, Kherson region (Latitude:46.32974 Longtitude:34.75001)</text:p>
      <text:p text:style-name="P4">
Videos: []</text:p>
      <text:p text:style-name="P4">
Images: []</text:p>
      <text:p text:style-name="P4">
Tags: []</text:p>
      <text:p text:style-name="P4">
Id: 22570098</text:p>
      <!--METADATA-->
      <text:p text:style-name="P4">
Ammunition depot is on fire at Rykove village of Kherson region</text:p>
      <text:p text:style-name="P4">
News Collection Link: <text:a xlink:type="simple" xlink:href="https:\/\/liveuamap.com\/en\/2023\/18-june-ammunition-depot-is-on-fire-at-rykove-village-of" text:style-name="Internet_20_link" text:visited-style-name="Visited_20_Internet_20_Link">
https:\/\/liveuamap.com\/en\/2023\/18-june-ammunition-depot-is-on-fire-at-rykove-village-of</text:a>
</text:p>
      <text:p text:style-name="P4">
News Source: <text:a xlink:type="simple" xlink:href="https://t.me/hromadske_ua/34216" text:style-name="Internet_20_link" text:visited-style-name="Visited_20_Internet_20_Link">
https://t.me/hromadske_ua/34216</text:a>
</text:p>
      <!--NEWS-->
      <text:h text:style-name="P10" text:outline-level="1">
<text:span text:style-name="T4">
At Caurus Director Russia Army Shellled Fholivka, Yard, West, Kamyanka, Shortka ...</text:span>
</text:h>
      <text:p text:style-name="P4">
Authors: liveuamap (Language: en)</text:p>
      <text:p text:style-name="P4">
Time: 2023-06-18T03:57:00</text:p>
      <text:p text:style-name="P4">
Location: Kharkiv (Latitude:49.52242 Longtitude:37.95279)</text:p>
      <text:p text:style-name="P4">
Videos: []</text:p>
      <text:p text:style-name="P4">
Images: []</text:p>
      <text:p text:style-name="P4">
Tags: ["Russia"]</text:p>
      <text:p text:style-name="P4">
Id: 22570107</text:p>
      <!--METADATA-->
      <text:p text:style-name="P4">
At Kupiansk direction Russian army shelled Fyholivka, Dvorichna, Zapadne,Kamyanka, Kyslivka of Kharkiv region and Novoselivske of Luhansk region, -General Staff of Armed Forces of Ukraine says in the morning report</text:p>
      <text:p text:style-name="P4">
News Collection Link: <text:a xlink:type="simple" xlink:href="https:\/\/liveuamap.com\/en\/2023\/18-june-at-kupiansk-direction-russian-army-shelled-fyholivka" text:style-name="Internet_20_link" text:visited-style-name="Visited_20_Internet_20_Link">
https:\/\/liveuamap.com\/en\/2023\/18-june-at-kupiansk-direction-russian-army-shelled-fyholivka</text:a>
</text:p>
      <text:p text:style-name="P4">
News Source: <text:a xlink:type="simple" xlink:href="https://t.me/lumsrc/5118" text:style-name="Internet_20_link" text:visited-style-name="Visited_20_Internet_20_Link">
https://t.me/lumsrc/5118</text:a>
</text:p>
      <!--NEWS-->
      <text:h text:style-name="P10" text:outline-level="1">
<text:span text:style-name="T4">
JSC Marinka Direcion Rusian Army Shelled Krasnogorivka, St. George, Marinka, Victory, Mack ...</text:span>
</text:h>
      <text:p text:style-name="P4">
Authors: liveuamap (Language: en)</text:p>
      <text:p text:style-name="P4">
Time: 2023-06-18T03:58:00</text:p>
      <text:p text:style-name="P4">
Location: Marinka, Donetsk Oblast (Latitude:47.86316 Longtitude:37.41943)</text:p>
      <text:p text:style-name="P4">
Videos: []</text:p>
      <text:p text:style-name="P4">
Images: []</text:p>
      <text:p text:style-name="P4">
Tags: ["Russia"]</text:p>
      <text:p text:style-name="P4">
Id: 22570103</text:p>
      <!--METADATA-->
      <text:p text:style-name="P4">
At Maryinka direction Russian army shelled Krasnohorivka, Heorhiyivka,Maryinka, Pobyeda, Maksymilyanivka and Kostyantynivka of Donetsk region.Russian aviation conducted airstrikes at Krasnohorivka of Donetsk region, -General Staff of Armed Forces of Ukraine says in the morning report</text:p>
      <text:p text:style-name="P4">
News Collection Link: <text:a xlink:type="simple" xlink:href="https:\/\/liveuamap.com\/en\/2023\/18-june-at-maryinka-direction-russian-army-shelled-krasnohorivka" text:style-name="Internet_20_link" text:visited-style-name="Visited_20_Internet_20_Link">
https:\/\/liveuamap.com\/en\/2023\/18-june-at-maryinka-direction-russian-army-shelled-krasnohorivka</text:a>
</text:p>
      <text:p text:style-name="P4">
News Source: <text:a xlink:type="simple" xlink:href="https://t.me/lumsrc/5122" text:style-name="Internet_20_link" text:visited-style-name="Visited_20_Internet_20_Link">
https://t.me/lumsrc/5122</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18T04:02:21</text:p>
      <text:p text:style-name="P4">
Location: Vuhledar (Latitude:47.79967 Longtitude:37.37223)</text:p>
      <text:p text:style-name="P4">
Videos: []</text:p>
      <text:p text:style-name="P4">
Images: []</text:p>
      <text:p text:style-name="P4">
Tags: ["Russia"]</text:p>
      <text:p text:style-name="P4">
Id: 22570100</text:p>
      <!--METADATA-->
      <text:p text:style-name="P4">
Russian forces conducting offensive actions in Donetsk and Luhansk regions.Ukrainian military had 26 combat engagements with Russian forces nearNovoselivske of Luhansk region and Berestove of Kharkiv region, Bilohorivka ofLuhansk region, Stepove and Avdiyivka, Maryinka, Novomykhaylivka and Vodyaneof Donetsk region, - General Staff of Armed Forces of Ukraine says in themorning report</text:p>
      <text:p text:style-name="P4">
News Collection Link: <text:a xlink:type="simple" xlink:href="https:\/\/liveuamap.com\/en\/2023\/18-june-russian-forces-conducting-offensive-actions-in-donetsk" text:style-name="Internet_20_link" text:visited-style-name="Visited_20_Internet_20_Link">
https:\/\/liveuamap.com\/en\/2023\/18-june-russian-forces-conducting-offensive-actions-in-donetsk</text:a>
</text:p>
      <text:p text:style-name="P4">
News Source: <text:a xlink:type="simple" xlink:href="https://t.me/lumsrc/5125" text:style-name="Internet_20_link" text:visited-style-name="Visited_20_Internet_20_Link">
https://t.me/lumsrc/5125</text:a>
</text:p>
      <!--NEWS-->
      <text:h text:style-name="P10" text:outline-level="1">
<text:span text:style-name="T4">
Russian army shelled Nikopol today</text:span>
</text:h>
      <text:p text:style-name="P4">
Authors: liveuamap (Language: en)</text:p>
      <text:p text:style-name="P4">
Time: 2023-06-18T12:43:00</text:p>
      <text:p text:style-name="P4">
Location: Zaporizhia (Latitude:47.5661 Longtitude:34.4042)</text:p>
      <text:p text:style-name="P4">
Videos: []</text:p>
      <text:p text:style-name="P4">
Images: ["<text:a xlink:type="simple" xlink:href="https://liveuamap.com/pics/2023/06/18/22570224_0.jpg" text:style-name="Internet_20_link" text:visited-style-name="Visited_20_Internet_20_Link">
22570224_0.jpg</text:a>
", "<text:a xlink:type="simple" xlink:href="https://liveuamap.com/pics/2023/06/18/22570224_1.jpg" text:style-name="Internet_20_link" text:visited-style-name="Visited_20_Internet_20_Link">
22570224_1.jpg</text:a>
", "<text:a xlink:type="simple" xlink:href="https://liveuamap.com/pics/2023/06/18/22570224_2.jpg" text:style-name="Internet_20_link" text:visited-style-name="Visited_20_Internet_20_Link">
22570224_2.jpg</text:a>
", "<text:a xlink:type="simple" xlink:href="https://liveuamap.com/pics/2023/06/18/22570224_3.jpg" text:style-name="Internet_20_link" text:visited-style-name="Visited_20_Internet_20_Link">
22570224_3.jpg</text:a>
", "<text:a xlink:type="simple" xlink:href="https://liveuamap.com/pics/2023/06/18/22570224_4.jpg" text:style-name="Internet_20_link" text:visited-style-name="Visited_20_Internet_20_Link">
22570224_4.jpg</text:a>
", "<text:a xlink:type="simple" xlink:href="https://liveuamap.com/pics/2023/06/18/22570224_5.jpg" text:style-name="Internet_20_link" text:visited-style-name="Visited_20_Internet_20_Link">
22570224_5.jpg</text:a>
", "<text:a xlink:type="simple" xlink:href="https://liveuamap.com/pics/2023/06/18/22570224_6.jpg" text:style-name="Internet_20_link" text:visited-style-name="Visited_20_Internet_20_Link">
22570224_6.jpg</text:a>
", "<text:a xlink:type="simple" xlink:href="https://liveuamap.com/pics/2023/06/18/22570224_7.jpg" text:style-name="Internet_20_link" text:visited-style-name="Visited_20_Internet_20_Link">
22570224_7.jpg</text:a>
", "<text:a xlink:type="simple" xlink:href="https://liveuamap.com/pics/2023/06/18/22570224_8.jpg" text:style-name="Internet_20_link" text:visited-style-name="Visited_20_Internet_20_Link">
22570224_8.jpg</text:a>
", "<text:a xlink:type="simple" xlink:href="https://liveuamap.com/pics/2023/06/18/22570224_9.jpg" text:style-name="Internet_20_link" text:visited-style-name="Visited_20_Internet_20_Link">
22570224_9.jpg</text:a>
"]</text:p>
      <text:p text:style-name="P4">
Tags: ["Europe", "Central and Eastern Europe"]</text:p>
      <text:p text:style-name="P4">
Id: 22570224</text:p>
      <!--METADATA-->
      <text:p text:style-name="P4">
Russian army shelled Nikopol today</text:p>
      <text:p text:style-name="P4">
<draw:frame draw:style-name="fr1" draw:name="Image2" text:anchor-type="as-char" svg:width="6.9236in" svg:height="4.881138in" draw:z-index="0">
<draw:image xlink:href="../Images/liveuamap/2023-06-18T12-43-00/22570224_0.jpg" xlink:type="simple" xlink:show="embed" xlink:actuate="onLoad" draw:mime-type="image/jpeg"/>
</draw:frame>
<draw:frame draw:style-name="fr1" draw:name="Image3" text:anchor-type="as-char" svg:width="6.9236in" svg:height="5.1927in" draw:z-index="0">
<draw:image xlink:href="../Images/liveuamap/2023-06-18T12-43-00/22570224_1.jpg" xlink:type="simple" xlink:show="embed" xlink:actuate="onLoad" draw:mime-type="image/jpeg"/>
</draw:frame>
<draw:frame draw:style-name="fr1" draw:name="Image4" text:anchor-type="as-char" svg:width="6.9236in" svg:height="5.158082in" draw:z-index="0">
<draw:image xlink:href="../Images/liveuamap/2023-06-18T12-43-00/22570224_2.jpg" xlink:type="simple" xlink:show="embed" xlink:actuate="onLoad" draw:mime-type="image/jpeg"/>
</draw:frame>
<draw:frame draw:style-name="fr1" draw:name="Image5" text:anchor-type="as-char" svg:width="6.9236in" svg:height="5.1927in" draw:z-index="0">
<draw:image xlink:href="../Images/liveuamap/2023-06-18T12-43-00/22570224_3.jpg" xlink:type="simple" xlink:show="embed" xlink:actuate="onLoad" draw:mime-type="image/jpeg"/>
</draw:frame>
<draw:frame draw:style-name="fr1" draw:name="Image7" text:anchor-type="as-char" svg:width="6.9236in" svg:height="4.829211in" draw:z-index="0">
<draw:image xlink:href="../Images/liveuamap/2023-06-18T12-43-00/22570224_5.jpg" xlink:type="simple" xlink:show="embed" xlink:actuate="onLoad" draw:mime-type="image/jpeg"/>
</draw:frame>
<draw:frame draw:style-name="fr1" draw:name="Image8" text:anchor-type="as-char" svg:width="6.9236in" svg:height="5.1927in" draw:z-index="0">
<draw:image xlink:href="../Images/liveuamap/2023-06-18T12-43-00/22570224_6.jpg" xlink:type="simple" xlink:show="embed" xlink:actuate="onLoad" draw:mime-type="image/jpeg"/>
</draw:frame>
<draw:frame draw:style-name="fr1" draw:name="Image9" text:anchor-type="as-char" svg:width="6.9236in" svg:height="5.1927in" draw:z-index="0">
<draw:image xlink:href="../Images/liveuamap/2023-06-18T12-43-00/22570224_7.jpg" xlink:type="simple" xlink:show="embed" xlink:actuate="onLoad" draw:mime-type="image/jpeg"/>
</draw:frame>
<draw:frame draw:style-name="fr1" draw:name="Image10" text:anchor-type="as-char" svg:width="6.9236in" svg:height="4.67343in" draw:z-index="0">
<draw:image xlink:href="../Images/liveuamap/2023-06-18T12-43-00/22570224_8.jpg" xlink:type="simple" xlink:show="embed" xlink:actuate="onLoad" draw:mime-type="image/jpeg"/>
</draw:frame>
<draw:frame draw:style-name="fr1" draw:name="Image11" text:anchor-type="as-char" svg:width="6.9236in" svg:height="4.924411in" draw:z-index="0">
<draw:image xlink:href="../Images/liveuamap/2023-06-18T12-43-00/22570224_9.jpg" xlink:type="simple" xlink:show="embed" xlink:actuate="onLoad" draw:mime-type="image/jpeg"/>
</draw:frame>
News Collection Link: <text:a xlink:type="simple" xlink:href="https:\/\/liveuamap.com\/en\/2023\/18-june-russian-army-shelled-nikopol-today" text:style-name="Internet_20_link" text:visited-style-name="Visited_20_Internet_20_Link">
https:\/\/liveuamap.com\/en\/2023\/18-june-russian-army-shelled-nikopol-today</text:a>
</text:p>
      <text:p text:style-name="P4">
News Source: <text:a xlink:type="simple" xlink:href="https://t.me/dnipropetrovskaODA/5431" text:style-name="Internet_20_link" text:visited-style-name="Visited_20_Internet_20_Link">
https://t.me/dnipropetrovskaODA/5431</text:a>
</text:p>
      <!--NEWS-->
      <text:h text:style-name="P10" text:outline-level="1">
<text:span text:style-name="T4">
2 person killed as result of Russian shelling in Bilopilya of Sumy region</text:span>
</text:h>
      <text:p text:style-name="P4">
Authors: liveuamap (Language: en)</text:p>
      <text:p text:style-name="P4">
Time: 2023-06-18T12:54:00</text:p>
      <text:p text:style-name="P4">
Location: Sumy (Latitude:51.14748 Longtitude:34.32798)</text:p>
      <text:p text:style-name="P4">
Videos: []</text:p>
      <text:p text:style-name="P4">
Images: []</text:p>
      <text:p text:style-name="P4">
Tags: ["Europe", "Central and Eastern Europe"]</text:p>
      <text:p text:style-name="P4">
Id: 22570226</text:p>
      <!--METADATA-->
      <text:p text:style-name="P4">
2 person killed as result of Russian shelling in Bilopilya of Sumy region</text:p>
      <text:p text:style-name="P4">
News Collection Link: <text:a xlink:type="simple" xlink:href="https:\/\/liveuamap.com\/en\/2023\/18-june-2-person-killed-as-result-of-russian-shelling-in" text:style-name="Internet_20_link" text:visited-style-name="Visited_20_Internet_20_Link">
https:\/\/liveuamap.com\/en\/2023\/18-june-2-person-killed-as-result-of-russian-shelling-in</text:a>
</text:p>
      <text:p text:style-name="P4">
News Source: <text:a xlink:type="simple" xlink:href="https://twitter.com/ukrinform/status/1670459893910831109" text:style-name="Internet_20_link" text:visited-style-name="Visited_20_Internet_20_Link">
https://twitter.com/ukrinform/status/1670459893910831109</text:a>
</text:p>
      <!--NEWS-->
      <text:h text:style-name="P10" text:outline-level="1">
<text:span text:style-name="T4">
1 person wounded as result of mortar shelling in Liptsy village of Kharkiv region</text:span>
</text:h>
      <text:p text:style-name="P4">
Authors: liveuamap (Language: en)</text:p>
      <text:p text:style-name="P4">
Time: 2023-06-18T14:25:46</text:p>
      <text:p text:style-name="P4">
Location: Lyptsi (Latitude:50.20786 Longtitude:36.41101)</text:p>
      <text:p text:style-name="P4">
Videos: []</text:p>
      <text:p text:style-name="P4">
Images: []</text:p>
      <text:p text:style-name="P4">
Tags: ["Europe", "Central and Eastern Europe"]</text:p>
      <text:p text:style-name="P4">
Id: 22570223</text:p>
      <!--METADATA-->
      <text:p text:style-name="P4">
1 person wounded as result of mortar shelling in Liptsy village of Kharkivregion</text:p>
      <text:p text:style-name="P4">
News Collection Link: <text:a xlink:type="simple" xlink:href="https:\/\/liveuamap.com\/en\/2023\/18-june-1-person-wounded-as-result-of-mortar-shelling-in" text:style-name="Internet_20_link" text:visited-style-name="Visited_20_Internet_20_Link">
https:\/\/liveuamap.com\/en\/2023\/18-june-1-person-wounded-as-result-of-mortar-shelling-in</text:a>
</text:p>
      <text:p text:style-name="P4">
News Source: <text:a xlink:type="simple" xlink:href="https://t.me/espresotb/65559" text:style-name="Internet_20_link" text:visited-style-name="Visited_20_Internet_20_Link">
https://t.me/espresotb/65559</text:a>
</text:p>
      <!--NEWS-->
      <text:h text:style-name="P10" text:outline-level="1">
<text:span text:style-name="T4">
Heavy explosions reported in Skadovsk</text:span>
</text:h>
      <text:p text:style-name="P4">
Authors: liveuamap (Language: en)</text:p>
      <text:p text:style-name="P4">
Time: 2023-06-18T15:39:48</text:p>
      <text:p text:style-name="P4">
Location: Skadovs'k (Latitude:46.12769 Longtitude:32.90757)</text:p>
      <text:p text:style-name="P4">
Videos: []</text:p>
      <text:p text:style-name="P4">
Images: []</text:p>
      <text:p text:style-name="P4">
Tags: ["Central and Eastern Europe"]</text:p>
      <text:p text:style-name="P4">
Id: 22570248</text:p>
      <!--METADATA-->
      <text:p text:style-name="P4">
Heavy explosions reported in Skadovsk</text:p>
      <text:p text:style-name="P4">
News Collection Link: <text:a xlink:type="simple" xlink:href="https:\/\/liveuamap.com\/en\/2023\/18-june-heavy-explosions-reported-in-skadovsk" text:style-name="Internet_20_link" text:visited-style-name="Visited_20_Internet_20_Link">
https:\/\/liveuamap.com\/en\/2023\/18-june-heavy-explosions-reported-in-skadovsk</text:a>
</text:p>
      <text:p text:style-name="P4">
News Source: <text:a xlink:type="simple" xlink:href="https://twitter.com/2uwmp/status/1670515824967163905" text:style-name="Internet_20_link" text:visited-style-name="Visited_20_Internet_20_Link">
https://twitter.com/2uwmp/status/1670515824967163905</text:a>
</text:p>
      <!--NEWS-->
      <text:h text:style-name="P10" text:outline-level="1">
<text:span text:style-name="T4">
In the Tavriysk direction, the defenders captured four BMP-2, armored personnel carrier and Rom enemy-Valery Shershen</text:span>
</text:h>
      <text:p text:style-name="P4">
Author: ['АРМІЯINFORM']</text:p>
      <text:p text:style-name="P4">
Time: 2023-06-18T32:00:00-04:00</text:p>
      <text:p text:style-name="P4">
Description: Behind the words of the recruiter of the Tavrishi defense forces of the Tavriysky defense of Valer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valerij-shershen-1.jpg" text:style-name="Internet_20_link" text:visited-style-name="Visited_20_Internet_20_Link">
valerij-shershen-1.jpg</text:a>
']</text:p>
      <text:p text:style-name="P4">
Tags: ['ТАВРІЙСЬКИЙ НАПРЯМОК']</text:p>
      <text:p text:style-name="P4">
Category: News</text:p>
      <!--METADATA-->
      <text:p text:style-name="P4">
<draw:frame draw:style-name="fr1" draw:name="Image12" text:anchor-type="as-char" svg:width="6.9236in" svg:height="4.61393in" draw:z-index="0">
<draw:image xlink:href="../Images/AРМІЯINFORM/2023-06-18T32-00-00-04-00/valerij-shershen-1.jpg" xlink:type="simple" xlink:show="embed" xlink:actuate="onLoad" draw:mime-type="image/jpeg"/>
</draw:frame>
Valery Shershn</text:p>
      <text:p text:style-name="P4">
According to the spokesman of the united Press Center of Defense forces of Tavriysky, the directories of the Shershne, the hottest point in confrontation with the Russian reaches in the Tauridian direction remains the Marinka district, there is a lot of combat clashes. He reported this in the Ether <text:a xlink:type="simple" xlink:href="https://www.youtube.com/watch" text:style-name="Internet_20_link" text:visited-style-name="Visited_20_Internet_20_Link">
television marathon</text:a>
"Unin".</text:p>
      <text:p text:style-name="P4">
Assessing the situation on the front in the area of responsibility, the officer stressed that the eighge continues to strike and carries out artillery shelling of settlements, as well as conducted unsuccessful offensive actions in district Avdiivka.</text:p>
      <ul>
        <li>
In general, our soldiers have a lot of work in the Tavriya direction. UiRon of Melitopol, Berdyansk and Mariupol the enemy's actions are marked by an active defense. In addition, conducting counter-attacking actions, the Ukrainian defenders were able to capture four units of enemy BMP-2, armored personnel carrier and repair and evacuation machine,-said Valery Shershen.</li>
      </ul>
      <text:p text:style-name="P4">
News Source: <text:a xlink:type="simple" xlink:href="https://armyinform.com.ua/2023/06/18/na-tavrijskomu-napryamku-syly-oborony-ukrayiny-zahopyly-chotyry-bmp-2-bronetransporter-ta-rem-voroga-valerij-shershen/" text:style-name="Internet_20_link" text:visited-style-name="Visited_20_Internet_20_Link">
https://armyinform.com.ua/2023/06/18/na-tavrijskomu-napryamku-syly-oborony-ukrayiny-zahopyly-chotyry-bmp-2-bronetransporter-ta-rem-voroga-valerij-shershen/</text:a>
</text:p>
      <!--NEWS-->
      <text:h text:style-name="P10" text:outline-level="1">
<text:span text:style-name="T4">
As a result of Kakhovskaya hydroelectric power station - 16 dead, 31 people are still looking</text:span>
</text:h>
      <text:p text:style-name="P4">
Author: ['АРМІЯINFORM']</text:p>
      <text:p text:style-name="P4">
Time: 2023-06-18T34:00:00-04:00</text:p>
      <text:p text:style-name="P4">
Description: The Ukrainian IMS was on his own Telegram-channel pіdsumki of the 12th day of Lіkvіdatsіyatkiv ... War with Ukraine 2022, war with Ukraine Latest news today, the news with Ukraine 2022 is the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17_21-12-33.jpg" text:style-name="Internet_20_link" text:visited-style-name="Visited_20_Internet_20_Link">
photo_2023-06-17_21-12-33.jpg</text:a>
', '<text:a xlink:type="simple" xlink:href="https://armyinform.com.ua/wp-content/uploads/2023/06/photo_2023-06-17_21-12-32-150x150.jpg" text:style-name="Internet_20_link" text:visited-style-name="Visited_20_Internet_20_Link">
photo_2023-06-17_21-12-32-150x150.jpg</text:a>
', '<text:a xlink:type="simple" xlink:href="https://armyinform.com.ua/wp-content/uploads/2023/06/photo_2023-06-17_22-47-09-150x150.jpg" text:style-name="Internet_20_link" text:visited-style-name="Visited_20_Internet_20_Link">
photo_2023-06-17_22-47-09-150x150.jpg</text:a>
']</text:p>
      <text:p text:style-name="P4">
Tags: ['STOPRUSSIA', 'АГРЕСІЯ РФ', 'ВТОРГНЕННЯ РФ', 'ЕКОЦИД', 'ЗАТОПЛЕННЯ', 'КАХОВСЬКА ГЕС', 'КАХОВСЬКА ГЕС/ШТАБ INFO']</text:p>
      <text:p text:style-name="P4">
Category: News</text:p>
      <!--METADATA-->
      <text:p text:style-name="P4">
<draw:frame draw:style-name="fr1" draw:name="Image13" text:anchor-type="as-char" svg:width="6.9236in" svg:height="5.42529in" draw:z-index="0">
<draw:image xlink:href="../Images/AРМІЯINFORM/2023-06-18T34-00-00-04-00/photo_2023-06-17_21-12-33.jpg" xlink:type="simple" xlink:show="embed" xlink:actuate="onLoad" draw:mime-type="image/jpeg"/>
</draw:frame>
The Ministry of Internal Affairs of Ukraine published in its Telegram channel <text:a xlink:type="simple" xlink:href="https://armyinform.com.ua/C:/Users/polvl/Desktop/%D0%90%D1%80%D0%BC%D1%96%D1%8FInform/2023/06%20%D1%87%D0%B5%D1%80%D0%B2%D0%B5%D0%BD%D1%8C/17_06%20%D1%87%D0%B5%D1%80%D0%B3%D1%83%D0%B2%D0%B0%D0%BD%D0%BD%D1%8F/30%20%D0%BF%D1%96%D0%B4%D1%81%D1%83%D0%BC%D0%BA%D0%B8%20%D0%BF%D1%96%D0%B4%D1%82%D0%BE%D0%BF%D0%BB%D0%B5%D0%BD%D0%BD%D1%8F/%D0%9F%D1%96%D0%B4%D1%81%D1%83%D0%BC%D0%BA%D0%B8%2012-%D0%B3%D0%BE%20%D0%B4%D0%BD%D1%8F%20%D0%BB%D1%96%D0%BA%D0%B2%D1%96%D0%B4%D0%B0%D1%86%D1%96%D1%97%20%D0%BD%D0%B0%D1%81%D0%BB%D1%96%D0%B4%D0%BA%D1%96%D0%B2%20%D0%BF%D1%96%D0%B4%D1%80%D0%B8%D0%B2%D1%83%20%D1%80%D0%BE%D1%81%D1%96%D1%8F%D0%BD%D0%B0%D0%BC%D0%B8%20%D0%9A%D0%B0%D1%85%D0%BE%D0%B2%D1%81%D1%8C%D0%BA%D0%BE%D1%97%20%D0%93%D0%95%D0%A1" text:style-name="Internet_20_link" text:visited-style-name="Visited_20_Internet_20_Link">
results</text:a>
On the 12th day of elimination of the consequences of the exploration of the Russians of the Kakhovka hydroelectric power station.</text:p>
      <text:p text:style-name="P4">
1300 homes remain flooded. 1274 - on the territory of Kherson and 26 - Mykolaiv regions.</text:p>
      <text:p text:style-name="P4">
In total, 3614 people were evacuated, of which 474 children and 80 male mobile persons were evacuated.</text:p>
      <text:p text:style-name="P4">
16 people were killed: 14 - in Kherson region and 2 - in Mykolaiv region. 31 people are missing.</text:p>
      <text:p text:style-name="P4">
Police have accepted more than 4,800 applications for damage to property. Checked 13.5 thousand apartments and homes.</text:p>
      <text:p text:style-name="P4">
The enemy continues to "nightmare" Kherson with fire. But our people are unbreakable: liquidation work is ongoing. All services work despite Russian terroristians.</text:p>
      <text:p text:style-name="P4">
<text:a xlink:type="simple" xlink:href="https://armyinform.com.ua/wp-content/uploads/2023/06/photo_2023-06-17_21-12-32.jpg" text:style-name="Internet_20_link" text:visited-style-name="Visited_20_Internet_20_Link">
!(Images/AРМІЯINFORM/2023-06-18T34-00-00-04-00/photo_2023-06-17_21-12-32-150x150.jpg)</text:a>
</text:p>
      <text:p text:style-name="P4">
<text:a xlink:type="simple" xlink:href="https://armyinform.com.ua/wp-content/uploads/2023/06/photo_2023-06-17_22-47-09.jpg" text:style-name="Internet_20_link" text:visited-style-name="Visited_20_Internet_20_Link">
<draw:frame draw:style-name="fr1" draw:name="Image14" text:anchor-type="as-char" svg:width="6.9236in" svg:height="6.9236in" draw:z-index="0">
<draw:image xlink:href="../Images/AРМІЯINFORM/2023-06-18T34-00-00-04-00/photo_2023-06-17_22-47-09-150x150.jpg" xlink:type="simple" xlink:show="embed" xlink:actuate="onLoad" draw:mime-type="image/jpeg"/>
</draw:frame>
</text:a>
</text:p>
      <text:p text:style-name="P4">
News Source: <text:a xlink:type="simple" xlink:href="https://armyinform.com.ua/2023/06/18/unaslidok-pidryvu-kahovskoyi-ges-16-zagyblyh-31-osobu-shhe-shukayut/" text:style-name="Internet_20_link" text:visited-style-name="Visited_20_Internet_20_Link">
https://armyinform.com.ua/2023/06/18/unaslidok-pidryvu-kahovskoyi-ges-16-zagyblyh-31-osobu-shhe-shukayut/</text:a>
</text:p>
      <!--NEWS-->
      <text:h text:style-name="P10" text:outline-level="1">
<text:span text:style-name="T4">
The Ministry of Internal Affairs released the advice to the residents of the occupied areas affected by the Kakhovskaya hydroelectric power station</text:span>
</text:h>
      <text:p text:style-name="P4">
Author: ['АРМІЯINFORM']</text:p>
      <text:p text:style-name="P4">
Time: 2023-06-18T36:00:00-04:00</text:p>
      <text:p text:style-name="P4">
Description: Politsіy Khersonshchini Province Document Nadlizhki Poshkojen, captures of the Budіyami I Mai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otop-herson-scaled.jpg" text:style-name="Internet_20_link" text:visited-style-name="Visited_20_Internet_20_Link">
potop-herson-scaled.jpg</text:a>
']</text:p>
      <text:p text:style-name="P4">
Tags: ['STOPRUSSIA', 'ДЕРЖАВА ТЕРОРИСТ', 'ЗАТОПЛЕННЯ', 'МВС', 'ПОРАДИ']</text:p>
      <text:p text:style-name="P4">
Category: News</text:p>
      <!--METADATA-->
      <text:p text:style-name="P4">
<draw:frame draw:style-name="fr1" draw:name="Image15" text:anchor-type="as-char" svg:width="6.9236in" svg:height="3.336715in" draw:z-index="0">
<draw:image xlink:href="../Images/AРМІЯINFORM/2023-06-18T36-00-00-04-00/potop-herson-scaled.jpg" xlink:type="simple" xlink:show="embed" xlink:actuate="onLoad" draw:mime-type="image/jpeg"/>
</draw:frame>
Photo: EPA</text:p>
      <text:p text:style-name="P4">
The Kherson police continues to document the effects of damage caused to buildings and property of the citizens after blasting the Dambi Kakhovka Hydroelectric Dam.</text:p>
      <text:p text:style-name="P4">
Inhabitants of the temporarily -blank Left Bank of Kherson region can also report the negative effects of flooding. Special algorithm for providing corresponding information that has developed investigators on its official site <text:a xlink:type="simple" xlink:href="https://mvs.gov.ua/uk/news/algoritm-dii-meskanciv-xersonskoyi-oblasti-iaki-postrazdali-vid-pidrivu-kaxovskoyi-ges-ta-perebuvaiut-na-timcasovo-okupovanii-teritoriyi-ukrayini" text:style-name="Internet_20_link" text:visited-style-name="Visited_20_Internet_20_Link">
placed</text:a>
Ministry of Internal Affairs of Ukraine.</text:p>
      <text:p text:style-name="P4">
<text:span text:style-name="T4">
 Action algorithm: </text:span>
</text:p>
      <ul>
        <li>
          <text:p text:style-name="P4">
In the presence of Ukrainian mobile communication, report the event by phone 102;</text:p>
        </li>
        <li>
          <text:p text:style-name="P4">
in the absence of Ukrainian mobile communication and if there is access to the Internet, report the event to the official e -mail address of the SUNP in Kherson region hrs@police.gov.ua, be sure to indicate its contact information;</text:p>
        </li>
        <li>
          <text:p text:style-name="P4">
contact relatives or friends in the territory controlled by Ukraine, tell them about the event and ask them to inform the police personally or by phone 102;</text:p>
        </li>
        <li>
          <text:p text:style-name="P4">
in the presence of technical means(Photo, camcorders, mobile phones with photos, videos, etc.)and solely in the absence of danger for themselves to fix the consequences of blasting the dam(bodily injuries, destruction, flooding and flooding of buildings, bodies of dead people and animals);</text:p>
        </li>
        <li>
          <text:p text:style-name="P4">
Whenever possible and exclusively in the absence of danger to transfer the materials to the Electronic address of the SUNP in the Kherson region or relatives and acquaintances in the controlled territory for further transfer of the police.</text:p>
        </li>
      </ul>
      <text:p text:style-name="P4">
The Ministry of Internal Affairs of Ukraine was asked once again not to be in danger and to remember that life and health are the greatest value!</text:p>
      <text:p text:style-name="P4">
News Source: <text:a xlink:type="simple" xlink:href="https://armyinform.com.ua/2023/06/18/mvs-oprylyudnylo-porady-meshkanczyam-okupovanyh-rajoniv-yaki-postrazhdaly-vid-pidryvu-kahovskoyi-ges/" text:style-name="Internet_20_link" text:visited-style-name="Visited_20_Internet_20_Link">
https://armyinform.com.ua/2023/06/18/mvs-oprylyudnylo-porady-meshkanczyam-okupovanyh-rajoniv-yaki-postrazhdaly-vid-pidryvu-kahovskoyi-ges/</text:a>
</text:p>
      <!--NEWS-->
      <text:h text:style-name="P10" text:outline-level="1">
<text:span text:style-name="T4">
The CPD told about the unsuccessful example of "neutral journalism" of the French TV channel TF-1</text:span>
</text:h>
      <text:p text:style-name="P4">
Author: ['АРМІЯINFORM']</text:p>
      <text:p text:style-name="P4">
Time: 2023-06-18T38:00:00-04:00</text:p>
      <text:p text:style-name="P4">
Description: The Frenchman TF-1 showing reports, ninsing on the perpetual Rosiyki Vіsykovy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4468256_275141275034945_7678146076592648783_n.jpg" text:style-name="Internet_20_link" text:visited-style-name="Visited_20_Internet_20_Link">
354468256_275141275034945_7678146076592648783_n.jpg</text:a>
']</text:p>
      <text:p text:style-name="P4">
Tags: ['STOPRUSSIA', 'АГРЕСІЯ РФ', 'ВТОРГНЕННЯ РФ', 'ФРАНЦУЗЬКИЙ ТЕЛЕКАНАЛ TF-1', 'ЦПД РНБО']</text:p>
      <text:p text:style-name="P4">
Category: News</text:p>
      <!--METADATA-->
      <text:p text:style-name="P4">
<draw:frame draw:style-name="fr1" draw:name="Image16" text:anchor-type="as-char" svg:width="6.9236in" svg:height="6.9236in" draw:z-index="0">
<draw:image xlink:href="../Images/AРМІЯINFORM/2023-06-18T38-00-00-04-00/354468256_275141275034945_7678146076592648783_n.jpg" xlink:type="simple" xlink:show="embed" xlink:actuate="onLoad" draw:mime-type="image/jpeg"/>
</draw:frame>
The TF-1 French TV channel showed a report filmed in the occupied Russian military territories of Ukraine. It does not say that Russia is the aggressor entered.</text:p>
      <text:p text:style-name="P4">
About it <text:a xlink:type="simple" xlink:href="https://www.facebook.com/protydiyadezinformatsiyi.cpd/posts/pfbid0qJC3TuG7LnUzw9xWTSWoezh9V6eJZugRFGmmWLew7mQJyQ8UquLErrBMFQw8RBU1l" text:style-name="Internet_20_link" text:visited-style-name="Visited_20_Internet_20_Link">
reports</text:a>
On its official Facebook page the Center for Combating Misinformation.</text:p>
      <text:p text:style-name="P4">
The plot shows the positions of the Russian military. They comment on ammunition and drones, as well as telling how these means of impressions are used against the Armed Forces.</text:p>
      <text:p text:style-name="P4">
The French report showed an unsuccessful example of "neutral journalism" as it is not in this war, where it is clearly clear who is the aggressor and the terrorist.</text:p>
      <text:p text:style-name="P4">
Thus, the TF1 TV channel deliberately promotes the narrative about the "power of Russian army" and discredits Ukraine, showing that it is possible to bypass the Ukrainian -law on the side of the enemy, - summarized in the CPD.</text:p>
      <text:p text:style-name="P4">
News Source: <text:a xlink:type="simple" xlink:href="https://armyinform.com.ua/2023/06/18/czpd-rozpoviv-pro-nevdalyj-pryklad-nejtralnoyi-zhurnalistyky-franczuzkogo-telekanalu-tf-1/" text:style-name="Internet_20_link" text:visited-style-name="Visited_20_Internet_20_Link">
https://armyinform.com.ua/2023/06/18/czpd-rozpoviv-pro-nevdalyj-pryklad-nejtralnoyi-zhurnalistyky-franczuzkogo-telekanalu-tf-1/</text:a>
</text:p>
      <!--NEWS-->
      <text:h text:style-name="P10" text:outline-level="1">
<text:span text:style-name="T4">
Drone border guards beat on the occupants under Bakhmut</text:span>
</text:h>
      <text:p text:style-name="P4">
Author: ['АРМІЯINFORM']</text:p>
      <text:p text:style-name="P4">
Time: 2023-06-18T40:00:00-04:00</text:p>
      <text:p text:style-name="P4">
Description: The capacities of the Ukrainian defense, the middle of the Yakiki Pydrodrodrzdi were the landlyforted service, actively shake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news_20230617_133112_1686997872.jpeg" text:style-name="Internet_20_link" text:visited-style-name="Visited_20_Internet_20_Link">
news_20230617_133112_1686997872.jpeg</text:a>
']</text:p>
      <text:p text:style-name="P4">
Tags: ['АТАКА ДРОНІВ', 'ДПСУ', 'ПРИКОРДОННИКИ']</text:p>
      <text:p text:style-name="P4">
Category: News</text:p>
      <!--METADATA-->
      <text:p text:style-name="P4">
<draw:frame draw:style-name="fr1" draw:name="Image17" text:anchor-type="as-char" svg:width="6.9236in" svg:height="3.894525in" draw:z-index="0">
<draw:image xlink:href="../Images/AРМІЯINFORM/2023-06-18T40-00-00-04-00/news_20230617_133112_1686997872.jpeg" xlink:type="simple" xlink:show="embed" xlink:actuate="onLoad" draw:mime-type="image/jpeg"/>
</draw:frame>
Defense forces of Ukraine, including the State Border Guard Units, actively examine unmanned aviation for intelligence and damage to the enemy's positions.</text:p>
      <text:p text:style-name="P4">
About it <text:a xlink:type="simple" xlink:href="https://dpsu.gov.ua/ua/news/%20VIDEO%20-Prikordonniki-z-droniv-byut-po-okupantah-pid-Bahmutom/" text:style-name="Internet_20_link" text:visited-style-name="Visited_20_Internet_20_Link">
reported</text:a>
on the official website of the State Border Guard Service of Ukraine.</text:p>
      <text:p text:style-name="P4">
So, the other day near Bakhmut, the border guards found observers. For the defeat of the enemy, the soldiers of the SSSU used drones with Izysystems of ammunition.</text:p>
      <text:p text:style-name="P4">
Video as UAV operators dropped six grenades on their heads, posted under a message.</text:p>
      <text:p text:style-name="P4">
Border guards report that several of them were hit by invaders, which were overcome in the forest belt near fortifications.</text:p>
      <text:p text:style-name="P4">
Under the fire influence of shock drones, the invaders retreated from the standpoint, the enemy's loss of power is specified.</text:p>
      <text:p text:style-name="P4">
News Source: <text:a xlink:type="simple" xlink:href="https://armyinform.com.ua/2023/06/18/prykordonnyky-z-droniv-byut-po-okupantah-pid-bahmutom/" text:style-name="Internet_20_link" text:visited-style-name="Visited_20_Internet_20_Link">
https://armyinform.com.ua/2023/06/18/prykordonnyky-z-droniv-byut-po-okupantah-pid-bahmutom/</text:a>
</text:p>
      <!--NEWS-->
      <text:h text:style-name="P10" text:outline-level="1">
<text:span text:style-name="T4">
The enemy has a minus three management points, five ammunition warehouses and two SDIs</text:span>
</text:h>
      <text:p text:style-name="P4">
Author: ['АРМІЯINFORM']</text:p>
      <text:p text:style-name="P4">
Time: 2023-06-18T42:00:00-04:00</text:p>
      <text:p text:style-name="P4">
Description: Avіaatsіya forces of defense of the defense of the defending 14 struck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war-1.jpg" text:style-name="Internet_20_link" text:visited-style-name="Visited_20_Internet_20_Link">
war-1.jpg</text:a>
']</text:p>
      <text:p text:style-name="P4">
Tags: ['STOPRUSSIA', 'АВІАЦІЯ ЗСУ', 'АГРЕСІЯ РФ', 'ВІЙНА', 'ВТОРГНЕННЯ РФ', 'ГШ ЗСУ', 'РАНКОВЕ ЗВЕДЕННЯ']</text:p>
      <text:p text:style-name="P4">
Category: News</text:p>
      <!--METADATA-->
      <text:p text:style-name="P4">
<draw:frame draw:style-name="fr1" draw:name="Image18" text:anchor-type="as-char" svg:width="6.9236in" svg:height="4.501139in" draw:z-index="0">
<draw:image xlink:href="../Images/AРМІЯINFORM/2023-06-18T42-00-00-04-00/war-1.jpg" xlink:type="simple" xlink:show="embed" xlink:actuate="onLoad" draw:mime-type="image/jpeg"/>
</draw:frame>
Illustrative photo</text:p>
      <text:p text:style-name="P4">
<text:span text:style-name="T4">
 🔥 Situation on Russian invasion </text:span>
</text:p>
      <text:p text:style-name="P4">
The aviation of the forces of the last day has struck 14 beats in the areas of concentration of the personal staff of the enemy. Our defenders also destroyed two anti -aircraft missile complexes.</text:p>
      <text:p text:style-name="P4">
About it in your morning summary <text:a xlink:type="simple" xlink:href="https://www.facebook.com/GeneralStaff.ua/posts/pfbid031DWUcLJgZPAcsjmqBR9YjjQ1gqpfgA6vJ29F9aB2GEimmCRRe7LzYani2xwjRaqWl" text:style-name="Internet_20_link" text:visited-style-name="Visited_20_Internet_20_Link">
reports</text:a>
General Staff of the Armed Forces of Ukraine.</text:p>
      <text:p text:style-name="P4">
The missile troops and artillery units have struck the trip centers, two areas of concentration of live force, five warehouses and three artillery units in fire positions during the last day.</text:p>
      <text:p text:style-name="P4">
News Source: <text:a xlink:type="simple" xlink:href="https://armyinform.com.ua/2023/06/18/u-voroga-minus-try-punkty-upravlinnya-pyat-skladiv-z-boyeprypasamy-ta-dva-zrk/" text:style-name="Internet_20_link" text:visited-style-name="Visited_20_Internet_20_Link">
https://armyinform.com.ua/2023/06/18/u-voroga-minus-try-punkty-upravlinnya-pyat-skladiv-z-boyeprypasamy-ta-dva-zrk/</text:a>
</text:p>
      <!--NEWS-->
      <text:h text:style-name="P10" text:outline-level="1">
<text:span text:style-name="T4">
The soldiers of the enemy army flee from the front - they are wanted</text:span>
</text:h>
      <text:p text:style-name="P4">
Author: ['АРМІЯINFORM']</text:p>
      <text:p text:style-name="P4">
Time: 2023-06-18T44:00:00-04:00</text:p>
      <text:p text:style-name="P4">
Description: At Timchasovo, the Teritaea of Luhanskoe, Rosiyski desertiri Tikayu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ros-soldaty.png" text:style-name="Internet_20_link" text:visited-style-name="Visited_20_Internet_20_Link">
ros-soldaty.png</text:a>
']</text:p>
      <text:p text:style-name="P4">
Tags: ['STOPRUSSIA', 'АГРЕСІЯ РФ', 'ВІЙНА', 'ВТОРГНЕННЯ РФ', 'ГШ ЗСУ', 'ДИЗЕРТИРИ', 'РАНКОВЕ ЗВЕДЕННЯ']</text:p>
      <text:p text:style-name="P4">
Category: News</text:p>
      <!--METADATA-->
      <text:p text:style-name="P4">
<draw:frame draw:style-name="fr1" draw:name="Image19" text:anchor-type="as-char" svg:width="6.9236in" svg:height="3.956343in" draw:z-index="0">
<draw:image xlink:href="../Images/AРМІЯINFORM/2023-06-18T44-00-00-04-00/ros-soldaty.png" xlink:type="simple" xlink:show="embed" xlink:actuate="onLoad" draw:mime-type="image/png"/>
</draw:frame>
Illustrative photo from Konkurent.ua</text:p>
      <text:p text:style-name="P4">
In the temporarily captured territories of the Luhansk region, Russian desertitities from the front.</text:p>
      <text:p text:style-name="P4">
This is stated in the morning <text:a xlink:type="simple" xlink:href="https://www.facebook.com/GeneralStaff.ua/posts/pfbid04ARbdxGJKgZc24hV7XdGYpGJ4jE16NZR3E2boot5aYs9djX334jXghdpfpfk8mJkl" text:style-name="Internet_20_link" text:visited-style-name="Visited_20_Internet_20_Link">
summary</text:a>
General Staff of the Armed Forces of Ukraine.</text:p>
      <text:p text:style-name="P4">
In the forest plantings, next to the settlement of Novorossosh, the search of a group of Russian deserters from the mobilized. The search units of Rosgvardia are involved in the search.</text:p>
      <text:p text:style-name="P4">
News Source: <text:a xlink:type="simple" xlink:href="https://armyinform.com.ua/2023/06/18/voyaky-vorozhoyi-armiyi-tikayut-z-frontu-yih-rozshukuyut-rosgvardijczi/" text:style-name="Internet_20_link" text:visited-style-name="Visited_20_Internet_20_Link">
https://armyinform.com.ua/2023/06/18/voyaky-vorozhoyi-armiyi-tikayut-z-frontu-yih-rozshukuyut-rosgvardijczi/</text:a>
</text:p>
      <!--NEWS-->
      <text:h text:style-name="P10" text:outline-level="1">
<text:span text:style-name="T4">
Two shock helicopters and 12 UAVs are destroyed - air forces</text:span>
</text:h>
      <text:p text:style-name="P4">
Author: ['АРМІЯINFORM']</text:p>
      <text:p text:style-name="P4">
Time: 2023-06-18T46:00:00-04:00</text:p>
      <text:p text:style-name="P4">
Description: Commanding of the SSU forces at his own company Storinzi in social Merezhi Facebook ... War with Ukraine 2022, war with Ukraine Latest news today, War with Ukraine 2022 Last for today, there will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47260747_653782040123081_252775783837273649_n.jpg" text:style-name="Internet_20_link" text:visited-style-name="Visited_20_Internet_20_Link">
347260747_653782040123081_252775783837273649_n.jpg</text:a>
']</text:p>
      <text:p text:style-name="P4">
Tags: ['STOPRUSSIA', 'АГРЕСІЯ РФ', 'ВІЙНА', 'ВТОРГНЕННЯ РФ', 'ВТРАТИ ВОРОГА', 'ПОВІТРЯНІ СИЛИ ЗС УКРАЇНИ']</text:p>
      <text:p text:style-name="P4">
Category: News</text:p>
      <!--METADATA-->
      <text:p text:style-name="P4">
The Armed Forces Air Force Command on its official Facebook social network <text:a xlink:type="simple" xlink:href="https://www.facebook.com/kpszsu/posts/pfbid0m5tVZmZNRHDen5gMmvfdBRxJKVjuZKgpH3zWFe3zao5wLi24KbchhzMm7njjW1RUl" text:style-name="Internet_20_link" text:visited-style-name="Visited_20_Internet_20_Link">
reports</text:a>
, which in the past day, June 17, and the beginning of the current day on June 18, 2023, the air forces of the Air Force destroyed two enemy shock helicopter-52, four shock Iranian UAVS Shahd-136/131, one-Lanet.</text:p>
      <text:p text:style-name="P4">
<draw:frame draw:style-name="fr1" draw:name="Image20" text:anchor-type="as-char" svg:width="6.9236in" svg:height="6.9236in" draw:z-index="0">
<draw:image xlink:href="../Images/AРМІЯINFORM/2023-06-18T46-00-00-04-00/347260747_653782040123081_252775783837273649_n.jpg" xlink:type="simple" xlink:show="embed" xlink:actuate="onLoad" draw:mime-type="image/jpeg"/>
</draw:frame>
Also, for the past and current days with air defense of the Air Force, the introduction from the air defense of other components of the Defense Forces of Ukraine, seven hostile exploration UAVs of the operative-tactical level of types "Orlan-10", "Orlan-30", Zala, SuperCam were destroyed.</text:p>
      <text:p text:style-name="P4">
The Air Force of the Armed Forces of Ukraine made dozens of aircraft for fire and fighter cover. More than twenty aviation strikes have been inflicted on the positions, technology, rear and accumulation of the enemy.</text:p>
      <text:p text:style-name="P4">
News Source: <text:a xlink:type="simple" xlink:href="https://armyinform.com.ua/2023/06/18/znyshheno-dva-udarni-vertoloty-ta-12-bpla/" text:style-name="Internet_20_link" text:visited-style-name="Visited_20_Internet_20_Link">
https://armyinform.com.ua/2023/06/18/znyshheno-dva-udarni-vertoloty-ta-12-bpla/</text:a>
</text:p>
      <!--NEWS-->
      <text:h text:style-name="P10" text:outline-level="1">
<text:span text:style-name="T4">
Water quality monitoring in emergency zone: Pollutants have been detected</text:span>
</text:h>
      <text:p text:style-name="P4">
Author: ['АРМІЯINFORM']</text:p>
      <text:p text:style-name="P4">
Time: 2023-06-18T67:00:00-04:00</text:p>
      <text:p text:style-name="P4">
Description: At the vodi ilchika izhulev Viyavlevni, the borders of the permissions of concentrates of the scruck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analiz-vody.jpg" text:style-name="Internet_20_link" text:visited-style-name="Visited_20_Internet_20_Link">
analiz-vody.jpg</text:a>
']</text:p>
      <text:p text:style-name="P4">
Tags: ['STOPRUSSIA', 'АГРЕСІЯ РФ', 'ВІЙНА', 'ВТОРГНЕННЯ РФ', 'ДЕРЖАВА ТЕРОРИСТ', 'ЕКОЦИД', 'МІНІСТЕРСТВО ЗАХИСТУ ДОВКІЛЛЯ', 'ШТАБ ЛІКВІДАЦІЇ НАСЛІДКІВ ПІДРИВУ']</text:p>
      <text:p text:style-name="P4">
Category: News</text:p>
      <!--METADATA-->
      <text:p text:style-name="P4">
<draw:frame draw:style-name="fr1" draw:name="Image21" text:anchor-type="as-char" svg:width="6.9236in" svg:height="5.98739in" draw:z-index="0">
<draw:image xlink:href="../Images/AРМІЯINFORM/2023-06-18T67-00-00-04-00/analiz-vody.jpg" xlink:type="simple" xlink:show="embed" xlink:actuate="onLoad" draw:mime-type="image/jpeg"/>
</draw:frame>
In the water of the Ingulets River exceeding the maximum permissible concentrations, in particular 1.2 times of nitritis, 1.5 times of chlorides of evil substances and 1.8 times of general iron. In addition, there is a decrease in dissolved oxygen.</text:p>
      <text:p text:style-name="P4">
About this, referring to the Ministry of Environmental Protection and Natural Resources of Ukraine, <text:a xlink:type="simple" xlink:href="https://t.me/shtab_kakhovska_hes/903" text:style-name="Internet_20_link" text:visited-style-name="Visited_20_Internet_20_Link">
writes</text:a>
In his Telegram, the headquarters of the consequences of blasting the Kakhovka hydroelectric power station by Russian terrorists.</text:p>
      <text:p text:style-name="P4">
In the Dnieper-Buzian estuary, the chemical composition of water within the normal limits not recorded.</text:p>
      <text:p text:style-name="P4">
In the Dnieper River, no changes in the chemical warehouse have been recorded within the city of Zaporozhye.</text:p>
      <text:p text:style-name="P4">
Outside of the city of Kherson, an exceeding of the maximum permissible concentrations, in particular, 1.6 times of suspended substances and 1.8 times of iron and azagal was found. No exceeding of the MPC of petroleum products. Dissolved oxygen will be 5.8 mg/dm3, at no less than 4.00 mg/dm3.</text:p>
      <text:p text:style-name="P4">
In the Black Sea continue to record a temporary decrease in salinity of water.</text:p>
      <text:p text:style-name="P4">
<text:span text:style-name="T4">
 Reference: </text:span>
 Daily specialists of the State Environmental Inspectorate of Ukraine, the State Agency of Water Resources of Ukraine and mobile laboratories to investigate water on 10-15 chemical and physico-chemical basic indicators: chlorides, mineralization, color, rigidity, alkalinity; petroleum products, dissolved oxygen, etc. All this gives an understanding of the processes that occur in the water.</text:p>
      <text:p text:style-name="P4">
News Source: <text:a xlink:type="simple" xlink:href="https://armyinform.com.ua/2023/06/18/monitoryng-yakosti-vody-u-zoni-nadzvychajnoyi-sytuacziyi-cherez-pidryv-kahovskoyi-ges/" text:style-name="Internet_20_link" text:visited-style-name="Visited_20_Internet_20_Link">
https://armyinform.com.ua/2023/06/18/monitoryng-yakosti-vody-u-zoni-nadzvychajnoyi-sytuacziyi-cherez-pidryv-kahovskoyi-ges/</text:a>
</text:p>
      <!--NEWS-->
      <text:h text:style-name="P10" text:outline-level="1">
<text:span text:style-name="T4">
Rashist complains of sister about loss and desertion - intercepting GUR</text:span>
</text:h>
      <text:p text:style-name="P4">
Author: ['АРМІЯINFORM']</text:p>
      <text:p text:style-name="P4">
Time: 2023-06-18T69:00:00-04:00</text:p>
      <text:p text:style-name="P4">
Description: VIISKOVOVOVOVEV RF ROZPOVIDAR about sister, desertion that non -trimna Bazhannya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ur-perehoplennya.jpg" text:style-name="Internet_20_link" text:visited-style-name="Visited_20_Internet_20_Link">
gur-perehoplennya.jpg</text:a>
']</text:p>
      <text:p text:style-name="P4">
Tags: ['ГУР МОУ', 'ГУР ПЕРЕХОПЛЕННЯ', 'ПЕРЕХОПЛЕННЯ']</text:p>
      <text:p text:style-name="P4">
Category: News</text:p>
      <!--METADATA-->
      <text:p text:style-name="P4">
<draw:frame draw:style-name="fr1" draw:name="Image22" text:anchor-type="as-char" svg:width="6.9236in" svg:height="3.896998in" draw:z-index="0">
<draw:image xlink:href="../Images/AРМІЯINFORM/2023-06-18T69-00-00-04-00/gur-perehoplennya.jpg" xlink:type="simple" xlink:show="embed" xlink:actuate="onLoad" draw:mime-type="image/jpeg"/>
</draw:frame>
The Russian serviceman tells his sister about the loss, desertion and unrestrained for example to shoot the cowards of the Russian Federation in the ranks of the army.</text:p>
      <text:p text:style-name="P4">
Source: <text:a xlink:type="simple" xlink:href="https://gur.gov.ua/content/patsany-v-otpusk-sobyralys-hulialy-snariad-vletel-2---200--kh-vot-seichas-mamkam-otpraviat-dvukh-chelovek.html" text:style-name="Internet_20_link" text:visited-style-name="Visited_20_Internet_20_Link">
GUR MOU Site</text:a>
</text:p>
      <text:p text:style-name="P4">
News Source: <text:a xlink:type="simple" xlink:href="https://armyinform.com.ua/2023/06/18/paczan%d1%8b-v-otpusk-sobyralys-gulyaly-snaryad-vletel-2-200-h-vot-sejchas-mamkam-otpravyat-dvuh-chelovek-perehoplennya-gur/" text:style-name="Internet_20_link" text:visited-style-name="Visited_20_Internet_20_Link">
https://armyinform.com.ua/2023/06/18/paczan%d1%8b-v-otpusk-sobyralys-gulyaly-snaryad-vletel-2-200-h-vot-sejchas-mamkam-otpravyat-dvuh-chelovek-perehoplennya-gur/</text:a>
</text:p>
      <!--NEWS-->
      <text:h text:style-name="P10" text:outline-level="1">
<text:span text:style-name="T4">
Last day Rashists tried to step on but all their attacks were reflected</text:span>
</text:h>
      <text:p text:style-name="P4">
Author: ['АРМІЯINFORM']</text:p>
      <text:p text:style-name="P4">
Time: 2023-06-18T71:00:00-04:00</text:p>
      <text:p text:style-name="P4">
Description: Opponent Zoseredzhu, Zusillya at the Limansky, Bakhmutsky, Avdіvsk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tank.jpg" text:style-name="Internet_20_link" text:visited-style-name="Visited_20_Internet_20_Link">
tank.jpg</text:a>
']</text:p>
      <text:p text:style-name="P4">
Tags: ['STOPRUSSIA', 'АГРЕСІЯ РФ', 'ВТОРГНЕННЯ РФ', 'ГШ ЗСУ', 'РАНКОВЕ ЗВЕДЕННЯ', 'СИТУАЦІЯ НА ФРОНТІ']</text:p>
      <text:p text:style-name="P4">
Category: News</text:p>
      <!--METADATA-->
      <text:p text:style-name="P4">
<draw:frame draw:style-name="fr1" draw:name="Image23" text:anchor-type="as-char" svg:width="6.9236in" svg:height="4.622144in" draw:z-index="0">
<draw:image xlink:href="../Images/AРМІЯINFORM/2023-06-18T71-00-00-04-00/tank.jpg" xlink:type="simple" xlink:show="embed" xlink:actuate="onLoad" draw:mime-type="image/jpeg"/>
</draw:frame>
<text:span text:style-name="T4">
 🔥 Situation on Russian invasion </text:span>
</text:p>
      <text:p text:style-name="P4">
The enemy concentrates major efforts on Liman, Bakhmut, Avdiiv and Mariinsky directions - 26 combat jackets took place during the day.</text:p>
      <text:p text:style-name="P4">
About it <text:a xlink:type="simple" xlink:href="https://www.facebook.com/photo/" text:style-name="Internet_20_link" text:visited-style-name="Visited_20_Internet_20_Link">
reports</text:a>
Генеральний штаб Збройних Сил України на своїй офіційній сторінці у Facebook.</text:p>
      <text:p text:style-name="P4">
На цих та на Шахтарському напрямках ворог проводив безуспішні наступальні дії— усі атаки наші захисники відбили.</text:p>
      <text:p text:style-name="P4">
На Запорізькому та Херсонському напрямках противник продовжує вести обороннідії.</text:p>
      <text:p text:style-name="P4">
На Бахмутському напрямку від артилерійських обстрілів постраждали районинаселених пунктів Оріхово-Василівка, Богданівка, Хромове, Часів Яр,Іванівське, Озарянівка, Біла Гора, Костянтинівка та Південне Донецькоїобласті.</text:p>
      <text:p text:style-name="P4">
Загалом протягом минулої доби противник завдав 43 авіаційні та 4 ракетніудари, здійснив 51 обстріл з реактивних систем залпового вогню по позиціяхнаших військ та населених пунктах.</text:p>
      <text:p text:style-name="P4">
У Генштабі ЗСУ попереджають, що ймовірність завдавання ракетних та авіаційнихударів по всій території України залишається високою.</text:p>
      <text:p text:style-name="P4">
News Source: <text:a xlink:type="simple" xlink:href="https://armyinform.com.ua/2023/06/18/mynuloyi-doby-rashysty-namagalysya-nastupaty-ale-vsi-yih-ataky-bulo-vidbyto/" text:style-name="Internet_20_link" text:visited-style-name="Visited_20_Internet_20_Link">
https://armyinform.com.ua/2023/06/18/mynuloyi-doby-rashysty-namagalysya-nastupaty-ale-vsi-yih-ataky-bulo-vidbyto/</text:a>
</text:p>
      <!--NEWS-->
      <text:h text:style-name="P10" text:outline-level="1">
<text:span text:style-name="T4">
650 occupiers were eliminated, 23 BBM and 13 artisystems were destroyed - enemy losses per day</text:span>
</text:h>
      <text:p text:style-name="P4">
Author: ['АРМІЯINFORM']</text:p>
      <text:p text:style-name="P4">
Time: 2023-06-18T73:00:00-04:00</text:p>
      <text:p text:style-name="P4">
Description: Zagalni Boyov, Find the enemy on 02/24/22 to 06/18/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00eaa83-d282-4013-a680-16626a760040-scaled.jpg" text:style-name="Internet_20_link" text:visited-style-name="Visited_20_Internet_20_Link">
b00eaa83-d282-4013-a680-16626a760040-scaled.jpg</text:a>
']</text:p>
      <text:p text:style-name="P4">
Tags: ['STOPRUSSIA', 'АГРЕСІЯ РФ', 'ВІЙНА', 'ВТОРГНЕННЯ РФ', 'ВТРАТИ ВОРОГА', 'ІНФОГРАФІКА']</text:p>
      <text:p text:style-name="P4">
Category: News</text:p>
      <!--METADATA-->
      <text:p text:style-name="P4">
<draw:frame draw:style-name="fr1" draw:name="Image24" text:anchor-type="as-char" svg:width="6.9236in" svg:height="6.975527in" draw:z-index="0">
<draw:image xlink:href="../Images/AРМІЯINFORM/2023-06-18T73-00-00-04-00/b00eaa83-d282-4013-a680-16626a760040-scaled.jpg" xlink:type="simple" xlink:show="embed" xlink:actuate="onLoad" draw:mime-type="image/jpeg"/>
</draw:frame>
The total fighting loss of the enemy from 24.02.22 to 18.06.23 will be orientated:</text:p>
      <text:p text:style-name="P4">
<text:span text:style-name="T4">
<text:span text:style-name="T5">
 Personnel - </text:span>
* 219820(+650)persons eliminated</text:span>
<text:span text:style-name="T5">
 tanks - </text:span>
<text:span text:style-name="T5">
 3984(+7)</text:span>
<text:span text:style-name="T4">
 combat armored vehicles - </text:span>
 7729(+23)<text:span text:style-name="T4">
<text:span text:style-name="T5">
 Artillery systems - </text:span>
<text:span text:style-name="T5">
 3847(+13)</text:span>
 </text:span>
 RSZV - <text:span text:style-name="T4">
 610(+1)</text:span>
<text:span text:style-name="T5">
 air defense - </text:span>
<text:span text:style-name="T5">
 364(0)</text:span>
<text:span text:style-name="T4">
 aircraft - </text:span>
 314(0)<text:span text:style-name="T4">
<text:span text:style-name="T5">
 helicopters - </text:span>
* 304(+2)</text:span>
<text:span text:style-name="T5">
 UAV Operative Tactical Level-</text:span>
<text:span text:style-name="T5">
 3371(+7)</text:span>
<text:span text:style-name="T4">
 Winged missiles - </text:span>
 1211(0)<text:span text:style-name="T4">
<text:span text:style-name="T5">
 ships / boats - </text:span>
* 18(0)</text:span>
<text:span text:style-name="T5">
 Automobile equipment and tanks - </text:span>
<text:span text:style-name="T5">
 6571(+14)</text:span>
<text:span text:style-name="T4">
 Special equipment - </text:span>
 522(+2)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8.06.23.</text:p>
      <text:p text:style-name="P4">
News Source: <text:a xlink:type="simple" xlink:href="https://armyinform.com.ua/2023/06/18/650-okupantiv-likvidovano-znyshheno-23-bbm-i-13-artsystem-vtraty-voroga-za-dobu/" text:style-name="Internet_20_link" text:visited-style-name="Visited_20_Internet_20_Link">
https://armyinform.com.ua/2023/06/18/650-okupantiv-likvidovano-znyshheno-23-bbm-i-13-artsystem-vtraty-voroga-za-dobu/</text:a>
</text:p>
      <!--NEWS-->
      <text:h text:style-name="P10" text:outline-level="1">
<text:span text:style-name="T4">
Aviation of Defense Forces per day struck 7 beats in the enemy's concentration areas</text:span>
</text:h>
      <text:p text:style-name="P4">
Author: ['АРМІЯINFORM']</text:p>
      <text:p text:style-name="P4">
Time: 2023-06-18T84:00:00-04:00</text:p>
      <text:p text:style-name="P4">
Description: Yak Doldomlya General Headquarters of the ZS Ukrainian, Avіaatsіya defense forces for Dob took 7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po-1.jpg" text:style-name="Internet_20_link" text:visited-style-name="Visited_20_Internet_20_Link">
ppo-1.jpg</text:a>
']</text:p>
      <text:p text:style-name="P4">
Tags: ['SHAHED', 'STOPRUSSIA', 'ВТОРГНЕННЯ РФ', 'ГШ ЗС УКРАЇНИ', 'ХРОНІКА ОБОРОНИ']</text:p>
      <text:p text:style-name="P4">
Category: News</text:p>
      <!--METADATA-->
      <text:p text:style-name="P4">
<draw:frame draw:style-name="fr1" draw:name="Image25" text:anchor-type="as-char" svg:width="6.9236in" svg:height="3.899934in" draw:z-index="0">
<draw:image xlink:href="../Images/AРМІЯINFORM/2023-06-18T84-00-00-04-00/ppo-1.jpg" xlink:type="simple" xlink:show="embed" xlink:actuate="onLoad" draw:mime-type="image/jpeg"/>
</draw:frame>
** 🔥I</text:p>
      <text:p text:style-name="P4">
As <text:a xlink:type="simple" xlink:href="https://www.facebook.com/GeneralStaff.ua/posts/pfbid029oqTFZhZypCJLn57UAWUCNv8hSuxn8y6wRQGhHz5b4k9f7aW2QYTTpRLW7c3DhCxl" text:style-name="Internet_20_link" text:visited-style-name="Visited_20_Internet_20_Link">
reports</text:a>
The General Staff of the Armed Forces of Ukraine, the aviation of defense forces per day caused 7 beats of the Poyons of the focus of the enemy's personnel and destroyed 1 anti-aircraft missile complex of the enemy.</text:p>
      <text:p text:style-name="P4">
Our defenders also destroyed the enemy helicopter KA-52, 3 Iranian UAVs of the type "Shahd" and 5 intelligence UAVs.</text:p>
      <text:p text:style-name="P4">
Units of missile troops and artillery were struck by 2 points of management, 4 anti-aircraft missile complexes, 2 areas of concentration of personnel and military equipment of the enemy and 2 of its ammunition.</text:p>
      <text:p text:style-name="P4">
News Source: <text:a xlink:type="simple" xlink:href="https://armyinform.com.ua/2023/06/18/aviacziya-syl-oborony-za-dobu-zavdala-7-udariv-po-rajonah-zoseredzhennya-voroga/" text:style-name="Internet_20_link" text:visited-style-name="Visited_20_Internet_20_Link">
https://armyinform.com.ua/2023/06/18/aviacziya-syl-oborony-za-dobu-zavdala-7-udariv-po-rajonah-zoseredzhennya-voroga/</text:a>
</text:p>
      <!--NEWS-->
      <text:h text:style-name="P10" text:outline-level="1">
<text:span text:style-name="T4">
JSC Avdiivka Directio Rusian Army Shelled Ceramics, Novokalin, Steppe, Thin, Pervomae ...</text:span>
</text:h>
      <text:p text:style-name="P4">
Authors: liveuamap (Language: en)</text:p>
      <text:p text:style-name="P4">
Time: 2023-06-19T-10:28:00</text:p>
      <text:p text:style-name="P4">
Location: Marinka, Donetsk Oblast (Latitude:48.12451 Longtitude:37.66645)</text:p>
      <text:p text:style-name="P4">
Videos: []</text:p>
      <text:p text:style-name="P4">
Images: []</text:p>
      <text:p text:style-name="P4">
Tags: ["Russia"]</text:p>
      <text:p text:style-name="P4">
Id: 22570362</text:p>
      <!--METADATA-->
      <text:p text:style-name="P4">
At Avdiyivka direction Russian army shelled Keramik, Novokalynove, Stepove,Tonenke, Pervomayske, Nevelske, Karlivka, Berdychi, Lastochkyne, Avdiyivka,Syeverne of Donetsk region. Russian aviation conducted airstrikes atAvdiyivka, - General Staff of Armed Forces of Ukraine says in the morningreport</text:p>
      <text:p text:style-name="P4">
News Collection Link: <text:a xlink:type="simple" xlink:href="https:\/\/liveuamap.com\/en\/2023\/19-june-at-avdiyivka-direction-russian-army-shelled-keramik" text:style-name="Internet_20_link" text:visited-style-name="Visited_20_Internet_20_Link">
https:\/\/liveuamap.com\/en\/2023\/19-june-at-avdiyivka-direction-russian-army-shelled-keramik</text:a>
</text:p>
      <text:p text:style-name="P4">
News Source: <text:a xlink:type="simple" xlink:href="https://t.me/lumsrc/5130" text:style-name="Internet_20_link" text:visited-style-name="Visited_20_Internet_20_Link">
https://t.me/lumsrc/5130</text:a>
</text:p>
      <!--NEWS-->
      <text:h text:style-name="P10" text:outline-level="1">
<text:span text:style-name="T4">
In Dnipropetrovsk, an illegal refinery was exposed - the counterfeit was sold throughout the country</text:span>
</text:h>
      <text:p text:style-name="P4">
Authors: Ukrinform (Person)</text:p>
      <text:p text:style-name="P4">
Publisher: Укринформ (Organization)</text:p>
      <text:p text:style-name="P4">
Published Time: 2023-06-19T-11:17:00+03:00</text:p>
      <text:p text:style-name="P4">
Modified Time: 2023-06-19T20:17:00+03:00</text:p>
      <text:p text:style-name="P4">
Description: In the Dnipropetrovsk region, large -scale underground production of fuel and channels of supply of counterfeit to the market were exposed; The criminal group earned up to UAH 30 million on a monthly basis. - Ukrinform.</text:p>
      <text:p text:style-name="P4">
Images: ['<text:a xlink:type="simple" xlink:href="https://static.ukrinform.com/photos/2023_06/thumb_files/630_360_1687195064-393.jpg" text:style-name="Internet_20_link" text:visited-style-name="Visited_20_Internet_20_Link">
630_360_16871...</text:a>
']</text:p>
      <text:p text:style-name="P4">
Tags: ['Дніпропетровщина', 'Фальсифікат', 'Поліція', 'Пальне']</text:p>
      <text:p text:style-name="P4">
Type: Article</text:p>
      <!--METADATA-->
      <text:p text:style-name="P4">
<draw:frame draw:style-name="fr1" draw:name="Image26" text:anchor-type="as-char" svg:width="6.9236in" svg:height="3.956343in" draw:z-index="0">
<draw:image xlink:href="../Images/yкринформ/2023-06-19T-11-17-00-03-00/630_360_1687195064-393.jpg" xlink:type="simple" xlink:show="embed" xlink:actuate="onLoad" draw:mime-type="image/jpeg"/>
</draw:frame>
 УДніпропетровській області викрили масштабне підпільне виробництво пального таканали постачання фальсифікату на ринок; злочинне угруповання щомісяцязаробляло до 30 млн грн.</text:p>
      <text:p text:style-name="P4">
Про це повідомив у <text:a xlink:type="simple" xlink:href="https://www.facebook.com/watch/" text:style-name="Internet_20_link" text:visited-style-name="Visited_20_Internet_20_Link">
 Фейсбуці</text:a>
The National Police Strategic Investigation Department, Ukrinform reports.</text:p>
      <text:p text:style-name="P4">
It is noted that the group included 10 people: organizers of the underground oil refinery, owners of gas stations of such comparative structures.</text:p>
      <text:p text:style-name="P4">
For the production of falsified fuel, the organizers of the equipment were used by the capacity of one of the oil refineries of the region, which were available to receive up to 500 tons of fuel every month.</text:p>
      <text:p text:style-name="P4">
According to the police, the raw materials were stolen from the oil pipelines and supplied the nanuary plant. After processing of oil, solvents of unknown origin were added to the raw materials, including those that are forbidden to use fuel in Europe and Ukraine.</text:p>
      <text:p text:style-name="P4">
In order to mask criminal activity, the management of the oil refinery made fictitious contracts with controlled commercial structures, and in order to accept real profits, unreliable data was entered into the financial reporting.</text:p>
      <text:p text:style-name="P4">
Sold falsified fuel through the network <text:a xlink:type="simple" xlink:href="https://www.ukrinform.ua/tag-azs" text:style-name="Internet_20_link" text:visited-style-name="Visited_20_Internet_20_Link">
gas station</text:a>
and enterprises of real sector.</text:p>
      <text:p text:style-name="P4">
"The underground oil business brought it to the organizers of up to 30 million UAH of profit, and the illegal" margin "of" businessmen "was 20 UAH from one trickal," - said in the department.</text:p>
      <text:p text:style-name="P4">
Law enforcement officers conducted searches at the places of residence of the persons involved, in the cars they belong to them, the offices of enterprises, refineries and automotive base, as well as the sets of sale of counterfeit fuel. Investigative actions were carried out in the territory of Dnipropetrovsk, Kyiv, Odessa, Poltava, Cherkasy, Kirovograd, Zhytomyr regions and in Rivne.</text:p>
      <text:p text:style-name="P4">
Law enforcement officers seized more than 850 tons of petroleum products and equipment for almost 95 million UAH, cars of persons involved, as well as UAH 40 million, 498 thousand euros and 1.4 million. The total amount of seized property is almost UAH 200 million.</text:p>
      <text:p text:style-name="P4">
*!(https://www.ukrinform.ua/rubric-economy/3723390-cerez-tinovij-rinok-palnogo-budzet-vtrativ-do-10-milardiv-deputat.html)</text:p>
      <text:p text:style-name="P4">
The production facilities of illegal refinery, gas stations, accounts of commercial structures involved in equipment were arrested.</text:p>
      <text:p text:style-name="P4">
The issue of seizure and the seized counterfeit, as well as the election of the suspected preventive measures, are resolved.</text:p>
      <text:p text:style-name="P4">
As reported by Ukrinform, the Supreme Anti -Corruption Court has chosen precautionary measures <text:a xlink:type="simple" xlink:href="https://www.ukrinform.ua/rubric-economy/3717192-sud-uzav-pid-vartu-dvoh-pidozruvanih-u-spravi-pro-mahinacii-v-ukrspirti.html" text:style-name="Internet_20_link" text:visited-style-name="Visited_20_Internet_20_Link">
detention to two participants in the criminal procurement scheme at inflated prices</text:a>
Exposed to the state -owned enterprise Ukrspirt.</text:p>
      <text:p text:style-name="P4">
Photo: Shutterstock</text:p>
      <text:p text:style-name="P4">
News Source: <text:a xlink:type="simple" xlink:href="https://www.ukrinform.ua/rubric-economy/3725003-na-dnipropetrovsini-vikrili-nelegalnij-npz-falsifikat-zbuvali-po-vsij-kraini.html" text:style-name="Internet_20_link" text:visited-style-name="Visited_20_Internet_20_Link">
https://www.ukrinform.ua/rubric-economy/3725003-na-dnipropetrovsini-vikrili-nelegalnij-npz-falsifikat-zbuvali-po-vsij-kraini.html</text:a>
</text:p>
      <!--NEWS-->
      <text:h text:style-name="P10" text:outline-level="1">
<text:span text:style-name="T4">
JSC Marinkon Direcion Rusian Army Shelled Krasnogorivka, Acute, St. George, Marynka, Bake ...</text:span>
</text:h>
      <text:p text:style-name="P4">
Authors: liveuamap (Language: en)</text:p>
      <text:p text:style-name="P4">
Time: 2023-06-19T-12:28:00</text:p>
      <text:p text:style-name="P4">
Location: Donetsk (Latitude:48.01037 Longtitude:37.30751)</text:p>
      <text:p text:style-name="P4">
Videos: []</text:p>
      <text:p text:style-name="P4">
Images: []</text:p>
      <text:p text:style-name="P4">
Tags: ["Russia"]</text:p>
      <text:p text:style-name="P4">
Id: 22570359</text:p>
      <!--METADATA-->
      <text:p text:style-name="P4">
At Maryinka direction Russian army shelled Krasnohorivka, Hostre, Heorhiyivka,Maryinka, Pobyeda, Maksymilyanivka and Illinka of Donetsk region. Russianaviation conducted airstrike at Maryinka, - General Staff of Armed Forces ofUkraine says in the morning report</text:p>
      <text:p text:style-name="P4">
News Collection Link: <text:a xlink:type="simple" xlink:href="https:\/\/liveuamap.com\/en\/2023\/19-june-at-maryinka-direction-russian-army-shelled-krasnohorivka" text:style-name="Internet_20_link" text:visited-style-name="Visited_20_Internet_20_Link">
https:\/\/liveuamap.com\/en\/2023\/19-june-at-maryinka-direction-russian-army-shelled-krasnohorivka</text:a>
</text:p>
      <text:p text:style-name="P4">
News Source: <text:a xlink:type="simple" xlink:href="https://t.me/lumsrc/5131" text:style-name="Internet_20_link" text:visited-style-name="Visited_20_Internet_20_Link">
https://t.me/lumsrc/5131</text:a>
</text:p>
      <!--NEWS-->
      <text:h text:style-name="P10" text:outline-level="1">
<text:span text:style-name="T4">
JSC Shakhtar Directio Rusian of the Army Shelled Novomikhailivka, Katerynivka, Blessed, Carbon ...</text:span>
</text:h>
      <text:p text:style-name="P4">
Authors: liveuamap (Language: en)</text:p>
      <text:p text:style-name="P4">
Time: 2023-06-19T-14:28:00</text:p>
      <text:p text:style-name="P4">
Location: Donetsk (Latitude:47.79263 Longtitude:36.98822)</text:p>
      <text:p text:style-name="P4">
Videos: []</text:p>
      <text:p text:style-name="P4">
Images: []</text:p>
      <text:p text:style-name="P4">
Tags: ["Russia"]</text:p>
      <text:p text:style-name="P4">
Id: 22570355</text:p>
      <!--METADATA-->
      <text:p text:style-name="P4">
At Shakhtarske direction Russian army shelled Novomykhaylivka, Katerynivka,Blahodatne, Vuhledar, Bohoyavlenka, Novoukrayinka, Prechystivka, Shakhtarske,Velyka Novosilka of Donetsk region. Russian aviation conducted airstrikes atBlahodatne, Vuhledar and Zolota Nyva of Donetsk region, - General Staff ofArmed Forces of Ukraine says in the morning report</text:p>
      <text:p text:style-name="P4">
News Collection Link: <text:a xlink:type="simple" xlink:href="https:\/\/liveuamap.com\/en\/2023\/19-june-at-shakhtarske-direction-russian-army-shelled-novomykhaylivka" text:style-name="Internet_20_link" text:visited-style-name="Visited_20_Internet_20_Link">
https:\/\/liveuamap.com\/en\/2023\/19-june-at-shakhtarske-direction-russian-army-shelled-novomykhaylivka</text:a>
</text:p>
      <text:p text:style-name="P4">
News Source: <text:a xlink:type="simple" xlink:href="https://t.me/lumsrc/5132" text:style-name="Internet_20_link" text:visited-style-name="Visited_20_Internet_20_Link">
https://t.me/lumsrc/5132</text:a>
</text:p>
      <!--NEWS-->
      <text:h text:style-name="P10" text:outline-level="1">
<text:span text:style-name="T4">
The KSCA denied information about teachers' duty schedules in school shelters</text:span>
</text:h>
      <text:p text:style-name="P4">
Authors: Ukrinform (Person)</text:p>
      <text:p text:style-name="P4">
Publisher: Укринформ (Organization)</text:p>
      <text:p text:style-name="P4">
Published Time: 2023-06-19T-14:38:55+03:00</text:p>
      <text:p text:style-name="P4">
Modified Time: 2023-06-19T18:38:55+03:00</text:p>
      <text:p text:style-name="P4">
Description: The KSCA Department of Education and Science has denied information on giving teachers' duty schedules in shelters. - Ukrinform.</text:p>
      <text:p text:style-name="P4">
Images: ['<text:a xlink:type="simple" xlink:href="https://static.ukrinform.com/photos/2018_12/thumb_files/630_360_1543929001-282.jpg" text:style-name="Internet_20_link" text:visited-style-name="Visited_20_Internet_20_Link">
630_360_15439...</text:a>
']</text:p>
      <text:p text:style-name="P4">
Tags: ['КМДА', 'Школа', 'Вчитель', 'Київ', 'Бомбосховище', 'Укриття', 'Війна з Росією']</text:p>
      <text:p text:style-name="P4">
Type: Article</text:p>
      <!--METADATA-->
      <text:p text:style-name="P4">
<draw:frame draw:style-name="fr1" draw:name="Image27" text:anchor-type="as-char" svg:width="6.9236in" svg:height="3.956343in" draw:z-index="0">
<draw:image xlink:href="../Images/yкринформ/2023-06-19T-14-38-55-03-00/630_360_1543929001-282.jpg" xlink:type="simple" xlink:show="embed" xlink:actuate="onLoad" draw:mime-type="image/jpeg"/>
</draw:frame>
The KSCA Department of Education and Science has denied information about the graphics of teachers in shelters.</text:p>
      <text:p text:style-name="P4">
This is stated in the appropriate <text:a xlink:type="simple" xlink:href="https://don.kyivcity.gov.ua/news/12590.html" text:style-name="Internet_20_link" text:visited-style-name="Visited_20_Internet_20_Link">
order</text:a>
 <text:a xlink:type="simple" xlink:href="https://don.kyivcity.gov.ua/news/12590.html" text:style-name="Internet_20_link" text:visited-style-name="Visited_20_Internet_20_Link">
</text:a>
Department of Education and Scienceskmda, Ukrinform reports.</text:p>
      <text:p text:style-name="P4">
“During air alarm, shelter in educational institutions that are appropriately identified on the shelter map <text:a xlink:type="simple" xlink:href="https://www.ukrinform.ua/tag-kiiv" text:style-name="Internet_20_link" text:visited-style-name="Visited_20_Internet_20_Link">
Kiev</text:a>
, should be open. The admission to shelter in educational institutions during the air anxiety is provided by the guard of the educational institution, ”the presentation reads.</text:p>
      <text:p text:style-name="P4">
The Department of Education and Science emphasized that the information that was spread by the Nizamenia, about allegedly giving the Department of Teachers' duty schedules in shelters is a fake.</text:p>
      <text:p text:style-name="P4">
<text:span text:style-name="T4">
 Read also: </text:span>
 <text:a xlink:type="simple" xlink:href="https://www.ukrinform.ua/rubric-kyiv/3719493-bomboshovisa-kieva-problemi-aki-posiruutsa-na-vsu-ukrainu.html" text:style-name="Internet_20_link" text:visited-style-name="Visited_20_Internet_20_Link">
<text:span text:style-name="T4">
 bomb shelves </text:span>
 Kiev: problems that apply to all -Ukrainian</text:a>
The protection of shelters is carried out by mobile patrol groups and municipal protection, which, if necessary, calls a responsible employee to the educational institution with the help of an "alarm button".</text:p>
      <text:p text:style-name="P4">
It was reported that the municipal institutions of the capital of the capital have already been a long timely "alarm" and also video surveillance cameras.</text:p>
      <text:p text:style-name="P4">
News Source: <text:a xlink:type="simple" xlink:href="https://www.ukrinform.ua/rubric-kyiv/3724962-u-kmda-sprostuvali-informaciu-pro-grafiki-cerguvan-uciteliv-u-skilnih-ukrittah.html" text:style-name="Internet_20_link" text:visited-style-name="Visited_20_Internet_20_Link">
https://www.ukrinform.ua/rubric-kyiv/3724962-u-kmda-sprostuvali-informaciu-pro-grafiki-cerguvan-uciteliv-u-skilnih-ukrittah.html</text:a>
</text:p>
      <!--NEWS-->
      <text:h text:style-name="P10" text:outline-level="1">
<text:span text:style-name="T4">
Zelensky invited the World Bank to restore the work of representation in Ukraine</text:span>
</text:h>
      <text:p text:style-name="P4">
Authors: Ukrinform (Person)</text:p>
      <text:p text:style-name="P4">
Publisher: Укринформ (Organization)</text:p>
      <text:p text:style-name="P4">
Published Time: 2023-06-19T-15:05:00+03:00</text:p>
      <text:p text:style-name="P4">
Modified Time: 2023-06-19T18:05:00+03:00</text:p>
      <text:p text:style-name="P4">
Description: President Volodymyr Zelensky has a telephone conversation with the President of the World Bank Aji Banga, during which he invited to restore the work of the Security Service of Ukraine in Ukraine. - Ukrinform.</text:p>
      <text:p text:style-name="P4">
Images: ['<text:a xlink:type="simple" xlink:href="https://static.ukrinform.com/photos/2018_12/thumb_files/630_360_1545153813-165.jpg" text:style-name="Internet_20_link" text:visited-style-name="Visited_20_Internet_20_Link">
630_360_15451...</text:a>
']</text:p>
      <text:p text:style-name="P4">
Tags: ['Світовий банк', 'Зеленський']</text:p>
      <text:p text:style-name="P4">
Type: Article</text:p>
      <!--METADATA-->
      <text:p text:style-name="P4">
<draw:frame draw:style-name="fr1" draw:name="Image28" text:anchor-type="as-char" svg:width="6.9236in" svg:height="3.956343in" draw:z-index="0">
<draw:image xlink:href="../Images/yкринформ/2023-06-19T-15-05-00-03-00/630_360_1545153813-165.jpg" xlink:type="simple" xlink:show="embed" xlink:actuate="onLoad" draw:mime-type="image/jpeg"/>
</draw:frame>
The Presidential Lordir Zelensky had a telephone conversation with the President of the World Bankaji Bangi, during which he invited to restore the work of the Security Service of Ukraine in Ukraine.</text:p>
      <text:p text:style-name="P4">
According to Ukrinform, the head of state wrote about it in <text:a xlink:type="simple" xlink:href="https://twitter.com/ZelenskyyUa/status/1670807884693684232" text:style-name="Internet_20_link" text:visited-style-name="Visited_20_Internet_20_Link">
Twitter</text:a>
.</text:p>
      <text:p text:style-name="P4">
«Провів телефонну розмову з Президентом Світового банку Аджаєм Бангою.Подякував за неослабну підтримку з боку <text:a xlink:type="simple" xlink:href="https://www.ukrinform.ua/tag-svitovij-bank" text:style-name="Internet_20_link" text:visited-style-name="Visited_20_Internet_20_Link">
 Світового банку</text:a>
From the first days of full -scale aggression of Russia. They discussed the further development of cooperation, including the to -mobilization of international support, ”Zelensky said.</text:p>
      <text:p text:style-name="P4">
The President noted the World Bank's rapid reaction to the Kakhovka hydroelectric power station with the Kakhovka Hydroelectric Power States, as well as cooperation with Ukraine regarding the evaluation of the losses caused by this tragedy.</text:p>
      <text:p text:style-name="P4">
<text:span text:style-name="T4">
 Read also: </text:span>
 <text:a xlink:type="simple" xlink:href="https://www.ukrinform.ua/rubric-economy/3722932-u-donorskomu-fondi-pidtrimki-ukraini-vze-920-miljoniv-svitovij-bank.html" text:style-name="Internet_20_link" text:visited-style-name="Visited_20_Internet_20_Link">
in the Donor Support Fund of Ukraine already $ 920 million - <text:span text:style-name="T4">
 World </text:span>
 <text:span text:style-name="T4">
 </text:span>
 bank **</text:a>
Zelensky also invited the World Bank to restore the work of the representative office in Ukraine.</text:p>
      <text:p text:style-name="P4">
He emphasized the interest in cooperation during the post -war transformation of Ukraine, in particular in overcoming corruption and reducing the more than a number of people in the Ukrainian economy.</text:p>
      <text:p text:style-name="P4">
As reported by Ukrinform, Prime Minister of Ukraine Denis Shmigal stated that <text:a xlink:type="simple" xlink:href="https://www.ukrinform.ua/rubric-economy/3719741-svitovij-bank-provede-svidku-ocinku-zbitkiv-spricinenih-pidrivom-kahovskoi-ges-smigal.html" text:style-name="Internet_20_link" text:visited-style-name="Visited_20_Internet_20_Link">
the World Bank would rapidly evaluate losses and needs</text:a>
caused by the blasting of the Dam of the Kakhovka Hydroelectric Power Plant.</text:p>
      <text:p text:style-name="P4">
<text:span text:style-name="T5">
Foto: op</text:span>
</text:p>
      <text:p text:style-name="P4">
News Source: <text:a xlink:type="simple" xlink:href="https://www.ukrinform.ua/rubric-economy/3724945-zelenskij-proviv-rozmovu-z-prezidentom-svitovogo-banku.html" text:style-name="Internet_20_link" text:visited-style-name="Visited_20_Internet_20_Link">
https://www.ukrinform.ua/rubric-economy/3724945-zelenskij-proviv-rozmovu-z-prezidentom-svitovogo-banku.html</text:a>
</text:p>
      <!--NEWS-->
      <text:h text:style-name="P10" text:outline-level="1">
<text:span text:style-name="T4">
In Italy blocks the attempts of China to take control of the tire giant Pirelli</text:span>
</text:h>
      <text:p text:style-name="P4">
Authors: Ukrinform (Person)</text:p>
      <text:p text:style-name="P4">
Publisher: Укринформ (Organization)</text:p>
      <text:p text:style-name="P4">
Published Time: 2023-06-19T-16:05:00+03:00</text:p>
      <text:p text:style-name="P4">
Modified Time: 2023-06-19T18:05:00+03:00</text:p>
      <text:p text:style-name="P4">
Description: In Italy, measures are being taken to prevent a Chinese state-owned company to get control of the Pirelli tire giant. - Ukrinform.</text:p>
      <text:p text:style-name="P4">
Images: ['<text:a xlink:type="simple" xlink:href="https://static.ukrinform.com/photos/2023_06/thumb_files/630_360_1687187121-732.jpg" text:style-name="Internet_20_link" text:visited-style-name="Visited_20_Internet_20_Link">
630_360_16871...</text:a>
']</text:p>
      <text:p text:style-name="P4">
Tags: ['Бізнес', 'Італія', 'Китай', 'Pirelli']</text:p>
      <text:p text:style-name="P4">
Type: Article</text:p>
      <!--METADATA-->
      <text:p text:style-name="P4">
<draw:frame draw:style-name="fr1" draw:name="Image29" text:anchor-type="as-char" svg:width="6.9236in" svg:height="3.956343in" draw:z-index="0">
<draw:image xlink:href="../Images/yкринформ/2023-06-19T-16-05-00-03-00/630_360_1687187121-732.jpg" xlink:type="simple" xlink:show="embed" xlink:actuate="onLoad" draw:mime-type="image/jpeg"/>
</draw:frame>
Italy has measures to prevent a Chinese state-owned company to get a controlling asset with a Pirelli tire giant.</text:p>
      <text:p text:style-name="P4">
As Ukrinform reports, it reports <text:a xlink:type="simple" xlink:href="https://www.bbc.com/news/business-65947050" text:style-name="Internet_20_link" text:visited-style-name="Visited_20_Internet_20_Link">
BBC</text:a>
.</text:p>
      <text:p text:style-name="P4">
It is noted that this decision is part of the measures taken by the government <text:a xlink:type="simple" xlink:href="https://www.ukrinform.ua/tag-italia" text:style-name="Internet_20_link" text:visited-style-name="Visited_20_Internet_20_Link">
Italy</text:a>
To protect the Independence of PIRELLI.</text:p>
      <text:p text:style-name="P4">
The chemical giant Sinochem controlled by Beijing is the largest shareholder, with 37% of the 151-year-old Milan company.</text:p>
      <text:p text:style-name="P4">
Pirelli reported that according to the decision of the Italian government, only Camfin is a company controlled by Pirelli Manager Marco Tronkettrovera-can nominate candidates for the position of CEO verification.</text:p>
      <text:p text:style-name="P4">
In March, Sinochem informed the Italian government, planning to continue and an update agreement with shareholders. The administration of Italy Prime Minister, Georgiamelon, has considered the agreement in accordance with the so-called "golden procedure", which are aimed at protecting enterprises that are considered strategical for the country.</text:p>
      <text:p text:style-name="P4">
<text:span text:style-name="T4">
 Read also: </text:span>
 <text:a xlink:type="simple" xlink:href="https://www.ukrinform.ua/rubric-economy/3714533-francuzkij-virobnik-sin-michelin-prodav-svoi-aktivi-u-rosii.html" text:style-name="Internet_20_link" text:visited-style-name="Visited_20_Internet_20_Link">
French tire manufacturer <text:span text:style-name="T4">
 Michelin </text:span>
 sold their assets in Russia</text:a>
In 2015, Pirelli sold for 7.1 billion euros of investors, which includes Chemchina and Camfin. Six years later, Chemchina united with Sinochem State Company. The Silk Road Investment Fund is also 9% of Pirelli's shares.</text:p>
      <text:p text:style-name="P4">
News Source: <text:a xlink:type="simple" xlink:href="https://www.ukrinform.ua/rubric-economy/3724946-v-italii-blokuut-sprobi-kitau-vzati-pid-kontrol-sinnij-gigant-pirelli.html" text:style-name="Internet_20_link" text:visited-style-name="Visited_20_Internet_20_Link">
https://www.ukrinform.ua/rubric-economy/3724946-v-italii-blokuut-sprobi-kitau-vzati-pid-kontrol-sinnij-gigant-pirelli.html</text:a>
</text:p>
      <!--NEWS-->
      <text:h text:style-name="P10" text:outline-level="1">
<text:span text:style-name="T4">
At Zaporizhzhia and Kherson directions Russian army shelled Vremivka, Makarivka of Donetsk re...</text:span>
</text:h>
      <text:p text:style-name="P4">
Authors: liveuamap (Language: en)</text:p>
      <text:p text:style-name="P4">
Time: 2023-06-19T-16:28:00</text:p>
      <text:p text:style-name="P4">
Location: Kherson (Latitude:46.71327 Longtitude:32.29328)</text:p>
      <text:p text:style-name="P4">
Videos: []</text:p>
      <text:p text:style-name="P4">
Images: []</text:p>
      <text:p text:style-name="P4">
Tags: ["Russia"]</text:p>
      <text:p text:style-name="P4">
Id: 22570354</text:p>
      <!--METADATA-->
      <text:p text:style-name="P4">
At zaporizhzhzhia and kherson directions Russian Army Shelled Vremivka, Makarivka of Donetsk Region; Zelene Pole, Novodarivka, Levadne, Malynivka, Zatyshyshya, Huliaiipole, Huliaipilske, Orikhiv, Lobkove, Kamyanske ofzaporizhzhzhia Region; Mykhaylivka, Novodmytrivka, Havrylivka, Kachkarivka, Beryslav, Tomaryne, Vesele, Kozatske, Burhunka, Virivka, Ivanivka, Annon, Annon, Annon, Anton, Ivanivka Fiyivka, Myrolubivka of Kherson Region andOchakiv of Mykolayiv Region. Russian Aviation Conduched Aircrakes Atmakarivka of Donetsk Region; Levadne, Mala tokmachka, Novodanylivka, Orikhovof Zaporizhzhzhia Region and Kozatske of Kherson Region</text:p>
      <text:p text:style-name="P4">
News Collection Link:(https:\/\/liveuamap.com\/en\/2023\/19-june-at-zaporizhzhia-and-kherson-directions-russian-army)</text:p>
      <text:p text:style-name="P4">
News Source: <text:a xlink:type="simple" xlink:href="https://t.me/lumsrc/5133" text:style-name="Internet_20_link" text:visited-style-name="Visited_20_Internet_20_Link">
https://t.me/lumsrc/5133</text:a>
</text:p>
      <!--NEWS-->
      <text:h text:style-name="P10" text:outline-level="1">
<text:span text:style-name="T4">
Chernihiv Deputy Mayor was arrested in the case of corruption - in the City Council reacted</text:span>
</text:h>
      <text:p text:style-name="P4">
Authors: Ukrinform (Person)</text:p>
      <text:p text:style-name="P4">
Publisher: Укринформ (Organization)</text:p>
      <text:p text:style-name="P4">
Published Time: 2023-06-19T-18:40:00+03:00</text:p>
      <text:p text:style-name="P4">
Modified Time: 2023-06-19T17:40:00+03:00</text:p>
      <text:p text:style-name="P4">
Description: The SBU reported suspicion of large -scale corruption to the Deputy Chernihiv Mayor on the activities of the executive bodies of the council and chose a preventive measure in the form of detention.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Мер', 'СБУ', 'Корупція', 'Чернігів']</text:p>
      <text:p text:style-name="P4">
Type: Article</text:p>
      <!--METADATA-->
      <text:p text:style-name="P4">
<draw:frame draw:style-name="fr1" draw:name="Image30" text:anchor-type="as-char" svg:width="6.9236in" svg:height="3.956343in" draw:z-index="0">
<draw:image xlink:href="../Images/yкринформ/2023-06-19T-18-40-00-03-00/630_360_1514464397-1884.jpg" xlink:type="simple" xlink:show="embed" xlink:actuate="onLoad" draw:mime-type="image/jpeg"/>
</draw:frame>
SBBU reported about suspicion of large -scale corruption to the deputy Chernihiv Misky Chairman on the activities of the executive bodies of the council and a rebellious event in the form of detention.</text:p>
      <text:p text:style-name="P4">
According to Ukrinform, about it in <text:a xlink:type="simple" xlink:href="https://t.me/SBUkr/8694" text:style-name="Internet_20_link" text:visited-style-name="Visited_20_Internet_20_Link">
telegram</text:a>
 <text:a xlink:type="simple" xlink:href="https://t.me/SBUkr/8694" text:style-name="Internet_20_link" text:visited-style-name="Visited_20_Internet_20_Link">
</text:a>
The SBU press service reports.</text:p>
      <text:p text:style-name="P4">
“According to the case file, the official organized a scheme of appropriation of budgetary mots for the purchase of a new transformer for a local TPP, which was damaged as a result of Russian shelling in the spring of 2022. Already in July, it was purchased at cost, which was twice the market. In this case, the damage to the state reached more than 30 million UAH. This amount is confirmed by the security service of the forensic and forensic expertise, which was conducted by the Kyiv Research Institute of Foreign Expertise. To realize the equipment, the person involved "coordinated" his criminal acts by collaboration of the supplier company ", - the message reads.</text:p>
      <text:p text:style-name="P4">
According to the press service, on the basis of the evidence collected, the SBU investigators informed the official of the suspicion under Part 2 of Art. 364 of the Criminal Code(Abuse of power or office). Наразі йому обрано запобіжний захід у вигляді тримання підвартою, з альтернативою застави в розмірі 32 млн грн. Заступнику мера загрожуєдо 6 років в'язниці.</text:p>
      <text:p text:style-name="P4">
<text:span text:style-name="T4">
Читайте також:</text:span>
 <text:a xlink:type="simple" xlink:href="https://www.ukrinform.ua/rubric-regions/3695852-mera-poltavi-mamaa-zvilnili-z-posadi-za-risennam-sudu.html" text:style-name="Internet_20_link" text:visited-style-name="Visited_20_Internet_20_Link">
 Мера Полтави Мамая звільнили з посади за рішенням суду</text:a>
Acting Mayor Chernihiv Alexander Lomako in <text:a xlink:type="simple" xlink:href="https://www.facebook.com/lomako.oleksandr/posts/pfbid02AFwMBEiohaAF2eHVUg48qJFtHRUot2sZvdnxQRgteMKF1hPoDXoq2afVCD6hCBJLl" text:style-name="Internet_20_link" text:visited-style-name="Visited_20_Internet_20_Link">
Facebook</text:a>
He commented on the award of suspicion to Viktor Gerashchenko and stated: "This is another attempt at the Center to paralyze the work of the city council and its executive bodies. During preparation for the heating season for having passed the past."</text:p>
      <text:p text:style-name="P4">
Lomako also noted that in Chernihiv pressure on local authorities continues, in order to convey the authority from the election of the city council to one appointed official of Kyiv.<text:span text:style-name="T4">
 Read also: </text:span>
 <text:a xlink:type="simple" xlink:href="https://www.ukrinform.ua/rubric-regions/3724606-prokuror-iz-zakarpatta-pogoriv-na-habari-u-30-tisac.html" text:style-name="Internet_20_link" text:visited-style-name="Visited_20_Internet_20_Link">
Prosecutor from Transcarpathia "burned" on a bribe of $ 30 thousand</text:a>
Subsequently, the Lviv Court of Appeal partially satisfied the appeal of the Decree of the District Court in the case of the mayor of Chernihiv Vladislaviaatroshenko, in particular, canceled a fine of 3400 UAH, but left the posting to the year. June 8 <text:a xlink:type="simple" xlink:href="https://www.ukrinform.ua/rubric-regions/3720280-eksmer-cernigova-otrimav-trudovu-iz-zapisom-pro-zvilnenna-z-posadi.html" text:style-name="Internet_20_link" text:visited-style-name="Visited_20_Internet_20_Link">
former mayor of Chernihiv</text:a>
Vladislav Atroshenko received a work book with a record of dismissal from office to execute a court decision.</text:p>
      <text:p text:style-name="P4">
News Source: <text:a xlink:type="simple" xlink:href="https://www.ukrinform.ua/rubric-regions/3724930-zastupnika-mera-cernigova-vidpravili-pid-arest-u-spravi-pro-korupciu-u-miskradi-vidreaguvali.html" text:style-name="Internet_20_link" text:visited-style-name="Visited_20_Internet_20_Link">
https://www.ukrinform.ua/rubric-regions/3724930-zastupnika-mera-cernigova-vidpravili-pid-arest-u-spravi-pro-korupciu-u-miskradi-vidreaguvali.html</text:a>
</text:p>
      <!--NEWS-->
      <text:h text:style-name="P10" text:outline-level="1">
<text:span text:style-name="T4">
The Council is offered to recognize Belarus by the aggressor state</text:span>
</text:h>
      <text:p text:style-name="P4">
Authors: Ukrinform (Person)</text:p>
      <text:p text:style-name="P4">
Publisher: Укринформ (Organization)</text:p>
      <text:p text:style-name="P4">
Published Time: 2023-06-19T-1:58:00+03:00</text:p>
      <text:p text:style-name="P4">
Modified Time: 2023-06-19T21:58:00+03:00</text:p>
      <text:p text:style-name="P4">
Description: People's Deputies registered in the Verkhovna Rada the Project on appealing to the world community calling for acknowledge the Republic of Belarus. - Ukrinform.</text:p>
      <text:p text:style-name="P4">
Images: ['<text:a xlink:type="simple" xlink:href="https://static.ukrinform.com/photos/2023_01/thumb_files/630_360_1673282829-815.jpeg" text:style-name="Internet_20_link" text:visited-style-name="Visited_20_Internet_20_Link">
630_360_16732...</text:a>
']</text:p>
      <text:p text:style-name="P4">
Tags: ['Білорусь', 'Верховна Рада', 'Війна з Росією']</text:p>
      <text:p text:style-name="P4">
Type: Article</text:p>
      <!--METADATA-->
      <text:p text:style-name="P4">
<draw:frame draw:style-name="fr1" draw:name="Image31" text:anchor-type="as-char" svg:width="6.9236in" svg:height="3.956343in" draw:z-index="0">
<draw:image xlink:href="../Images/yкринформ/2023-06-19T-1-58-00-03-00/630_360_1673282829-815.jpeg" xlink:type="simple" xlink:show="embed" xlink:actuate="onLoad" draw:mime-type="image/jpeg"/>
</draw:frame>
People's students registered in the Verkhovna Rada a projection of a resolution on the appeal of the experience community to recognize the Republic of Belarus by the aggressor state.</text:p>
      <text:p text:style-name="P4">
The text of the Resolution No. 9397 was published on <text:a xlink:type="simple" xlink:href="http://itd.rada.gov.ua/billInfo/Bills/Card/42115" text:style-name="Internet_20_link" text:visited-style-name="Visited_20_Internet_20_Link">
Parliament site</text:a>
, reports Ukrinform.</text:p>
      <text:p text:style-name="P4">
The full name of the document is “On the Appeal of the Verkhovna Rada of Ukraine to the Organization of Nations, the European Parliament, the Parliamentary Assembly of the Prompt, the NATO Parliamentary Assembly, the OSCE Parliamentary Assembly, the Parliamentary Assembly</text:p>
      <text:p text:style-name="P4">
The authors of the project note that Ukraine remains the object of armed aggression on the side of the Russian Federation, including through the support and provision of large -scale terrorist attacks from the territory of Belarus. Ukrainian parliamentarians emphasize that the RB allows the use of its territory, air space and infrastructure for the invasion of the Russian Federation into the sovereign territory of Ukraine among others for the basis of missile units, units of the military-cosmic forces of Russia, systematic shelling servicemen of the Republic of Belarus, accommodation and food of Russian military, treatment of wounded, repair of equipment. In addition, the highest persons of Belarus systematically make public statements about versatile support of Russian aggression against Ukraine.</text:p>
      <text:p text:style-name="P4">
<text:span text:style-name="T4">
 Read also: </text:span>
 <text:a xlink:type="simple" xlink:href="https://www.ukrinform.ua/rubric-ato/3724782-ukraina-poki-ne-mae-dokaziv-rozmisenna-rosieu-adernoi-zbroi-u-bilorusi-venislavskij.html" text:style-name="Internet_20_link" text:visited-style-name="Visited_20_Internet_20_Link">
Ukraine does not have evidence of Russia's placement of nuclear weapons in Belarus - Venislavsky</text:a>
Due to this, on the basis of the UN Charter and taking into account the provisions of the UN General Assembly 3314 "Definition of Aggression" of December 14, 1974, it is said that the Verkhovna Rada intends to recognize the Republic of Belarus. According to the project, the Ukrainian Parliament emphasizes the infantry of the impunity of the perpetrators for crimes against humanity committed in the beginning of aggression against Ukraine. In addition, the Verkhovna Rada plans to urge the International Comparison to recognize Belarus an aggressor state, which comprehensively support the Russian Federation, which threatens the international peace with iberism.<text:span text:style-name="T4">
 Read also: </text:span>
 <text:a xlink:type="simple" xlink:href="https://www.ukrinform.ua/rubric-world/3723501-lukasenko-postupaetsa-kremlu-vse-bilsim-kontrolem-nad-bilorussu-derzdep.html" text:style-name="Internet_20_link" text:visited-style-name="Visited_20_Internet_20_Link">
<text:span text:style-name="T4">
 Lukashenko </text:span>
 inferior to the Kremlin with an increasing control of Belarus - State Department</text:a>
In addition, the Verkhovna Rada intends to urge international partners to strengthen the pressure of Belarus Narese, including by imposing sanctions in order to stop aggression and force the Belarusian leadership to cease to allow the use of the territory of Belarus to commit martial crimes, crimes of humanity and humanity.</text:p>
      <text:p text:style-name="P4">
The Ukrainian Parliament also plans to urge the governments and parliaments of the world to provide Ukraine with the necessary military assistance to strengthen its opposite opportunities, humanitarian assistance for the affected peaceful population and internally displaced persons.</text:p>
      <text:p text:style-name="P4">
<text:span text:style-name="T5">
Foto: op</text:span>
</text:p>
      <text:p text:style-name="P4">
News Source: <text:a xlink:type="simple" xlink:href="https://www.ukrinform.ua/rubric-polytics/3725038-u-radi-proponuut-viznati-bilorus-derzavouagresorom.html" text:style-name="Internet_20_link" text:visited-style-name="Visited_20_Internet_20_Link">
https://www.ukrinform.ua/rubric-polytics/3725038-u-radi-proponuut-viznati-bilorus-derzavouagresorom.html</text:a>
</text:p>
      <!--NEWS-->
      <text:h text:style-name="P10" text:outline-level="1">
<text:span text:style-name="T4">
In PACE, a moment of silence honored the memory of victims of Russian aggression against Ukraine</text:span>
</text:h>
      <text:p text:style-name="P4">
Authors: Ukrinform (Person)</text:p>
      <text:p text:style-name="P4">
Publisher: Укринформ (Organization)</text:p>
      <text:p text:style-name="P4">
Published Time: 2023-06-19T-20:54:00+03:00</text:p>
      <text:p text:style-name="P4">
Modified Time: 2023-06-19T16:54:00+03:00</text:p>
      <text:p text:style-name="P4">
Description: At the PACE session in Strasbourg, a moment of silence honored the memory of victims of Russia's aggression against Ukraine. - Ukrinform.</text:p>
      <text:p text:style-name="P4">
Images: ['<text:a xlink:type="simple" xlink:href="https://static.ukrinform.com/photos/2023_06/thumb_files/630_360_1687183272-680.jpg" text:style-name="Internet_20_link" text:visited-style-name="Visited_20_Internet_20_Link">
630_360_16871...</text:a>
']</text:p>
      <text:p text:style-name="P4">
Tags: ['ПАРЄ', 'Страсбург', 'Загибель', 'Війна з Росією']</text:p>
      <text:p text:style-name="P4">
Type: Article</text:p>
      <!--METADATA-->
      <text:p text:style-name="P4">
<draw:frame draw:style-name="fr1" draw:name="Image32" text:anchor-type="as-char" svg:width="6.9236in" svg:height="3.956343in" draw:z-index="0">
<draw:image xlink:href="../Images/yкринформ/2023-06-19T-20-54-00-03-00/630_360_1687183272-680.jpg" xlink:type="simple" xlink:show="embed" xlink:actuate="onLoad" draw:mime-type="image/jpeg"/>
</draw:frame>
At a session on Strasbourg, a moment of silence honored the memory of the victims of the aggression of Russia's opposite Ukraine.</text:p>
      <text:p text:style-name="P4">
This was reported by Ukrinform correspondent.</text:p>
      <text:p text:style-name="P4">
“At a time when we meet here in the peaceful Strasbourg, Ukrainian forces are fighting with Russian forces that have fallen into the country to restore national sovereignty and territorial integrity of Ukraine. Meanwhile, the political and military leadership of Russia continue on the growing attacks on Ukrainian cities, villages and vital infrastructure, without abandoning its illegal criminal invasion of the whole country, ”the President [PACE] said <text:a xlink:type="simple" xlink:href="https://www.ukrinform.ua/tag-pare" text:style-name="Internet_20_link" text:visited-style-name="Visited_20_Internet_20_Link">
PACE</text:a>
Shadows of coke.</text:p>
      <text:p text:style-name="P4">
*!(https://www.ukrinform.ua/rubric-polytics/3714170-na-zasidanni-buro-pare-uhvalili-deklaraciu-sodo-rezultativ-samitu-radi-evropi-v-rejkaviku.html)He stressed that since the beginning of Russia's invaders, millions of citizens, mostly women and children, were forced to leave their homes, looking for a support in other countries, including. in the EU.</text:p>
      <text:p text:style-name="P4">
“Today, on International Day for the Elimination of Sexual Violence during the Conflict, we will regret the victims of sexual violence in Ukraine, as well as for all the victims of this cruel illegal war, which was innocent and should end as soon as possible. In order to certify the compassion for all the victims and to demonstrate our unwavering support for the tasothydarity to the citizens and the state, including representatives in this room, I ask them to pay them a moment of silence, ”Koks said.</text:p>
      <text:p text:style-name="P4">
After that, President PACE announced the agenda. Also approved the date of conducting of urgent debates. In particular, the urgent debate regarding political consequences of Russia's aggression against Ukraine will take place on Thursday.</text:p>
      <text:p text:style-name="P4">
*!(https://www.ukrinform.ua/rubric-sports/3724475-pare-rozglane-rezoluciu-pro-nedopusk-sportsmeniv-z-rosii-ta-bilorusi-na-olimpiadu.html)</text:p>
      <text:p text:style-name="P4">
News Source: <text:a xlink:type="simple" xlink:href="https://www.ukrinform.ua/rubric-polytics/3724906-u-pare-hvilinou-movcanna-vsanuvali-zertv-rosijskoi-agresii-proti-ukraini.html" text:style-name="Internet_20_link" text:visited-style-name="Visited_20_Internet_20_Link">
https://www.ukrinform.ua/rubric-polytics/3724906-u-pare-hvilinou-movcanna-vsanuvali-zertv-rosijskoi-agresii-proti-ukraini.html</text:a>
</text:p>
      <!--NEWS-->
      <text:h text:style-name="P10" text:outline-level="1">
<text:span text:style-name="T4">
80% of homes were exchanged in Circus in Kharkiv region</text:span>
</text:h>
      <text:p text:style-name="P4">
Authors: Ukrinform (Person)</text:p>
      <text:p text:style-name="P4">
Publisher: Укринформ (Organization)</text:p>
      <text:p text:style-name="P4">
Published Time: 2023-06-19T-21:54:00+03:00</text:p>
      <text:p text:style-name="P4">
Modified Time: 2023-06-19T16:54:00+03:00</text:p>
      <text:p text:style-name="P4">
Description: In the village of Tsirkuni, which got into the reconstruction program "better than it was", the construction is exchanged by 80%, until the settlement is officially expelled from the government resolution. - Ukrinform.</text:p>
      <text:p text:style-name="P4">
Images: ['<text:a xlink:type="simple" xlink:href="https://static.ukrinform.com/photos/2018_08/thumb_files/630_360_1533723338-1424.jpg" text:style-name="Internet_20_link" text:visited-style-name="Visited_20_Internet_20_Link">
630_360_15337...</text:a>
']</text:p>
      <text:p text:style-name="P4">
Tags: ['Розмінування', 'Харківщина', 'Відбудова']</text:p>
      <text:p text:style-name="P4">
Type: Article</text:p>
      <!--METADATA-->
      <text:p text:style-name="P4">
<draw:frame draw:style-name="fr1" draw:name="Image35" text:anchor-type="as-char" svg:width="6.9236in" svg:height="3.956343in" draw:z-index="0">
<draw:image xlink:href="../Images/yкринформ/2023-06-19T-21-54-00-03-00/630_360_1533723338-1424.jpg" xlink:type="simple" xlink:show="embed" xlink:actuate="onLoad" draw:mime-type="image/jpeg"/>
</draw:frame>
Selicirkuns, which got into the reconstruction program "better than it was", is exchanged by 80%, until the settlement is officially excluded by the infant resolution.</text:p>
      <text:p text:style-name="P4">
This was reported at a briefing at the Media Center Ukraine - Ukrinform by the head of the Kharkiv Regional Military Administration Oleg Synigubov, reports Ukrinform.</text:p>
      <text:p text:style-name="P4">
“The Cabinet of Ministers' decisions have not been changed at present, so we work, and the task before the military administration is to coordinate all demining actions. <text:a xlink:type="simple" xlink:href="https://www.ukrinform.ua/tag-zitlo" text:style-name="Internet_20_link" text:visited-style-name="Visited_20_Internet_20_Link">
Building</text:a>
At least 80%have already been exchanged, and now we will be waiting for the renewal of the plans for the renewal of this settlement. If there are changes in the resolution, we will propose either an alternative settlement or wait until the office changes, ”Synugubov said.</text:p>
      <text:p text:style-name="P4">
As reported by Ukrinform, on April 25, the government identified six settlements, where the development of the experimental project will be reconstructed comprehensively and on new prince. It is Borodyanka and Moshchun in the Kiev region, Trostyanets in the Sumy region, the post-Pokrovske in the Kherson region, circus in the Kharkiv region, Yaidne in the Chernihiv region.</text:p>
      <text:p text:style-name="P4">
<text:span text:style-name="T4">
 Read also: </text:span>
 <text:a xlink:type="simple" xlink:href="https://www.ukrinform.ua/rubric-society/3716027-ratuvalniki-vze-rozminuvali-majze-88-tisac-gektariv-ukraini.html" text:style-name="Internet_20_link" text:visited-style-name="Visited_20_Internet_20_Link">
rescuers have already exchanged ** nearly 88 thousand hectares of Ukraine</text:a>
On June 6, the chief of Kharkiv Ova Oleg Synigubov reported that circus cans can substitute in the government program, since the settlement in May began to block Russian troops again.</text:p>
      <text:p text:style-name="P4">
Circus - a village on the Kharkiv Ring Road, an administrative Central community that was occupied for 72 days. <text:a xlink:type="simple" xlink:href="https://www.ukrinform.ua/rubric-ato/3479532-72-dni-okupacii-znisili-vse-a-den-pobedi-lunav-godinami.html" text:style-name="Internet_20_link" text:visited-style-name="Visited_20_Internet_20_Link">
Circusrs released in early May 2022</text:a>
. The invaders of destroying production enterprises of communities and infrastructure.</text:p>
      <text:p text:style-name="P4">
News Source: <text:a xlink:type="simple" xlink:href="https://www.ukrinform.ua/rubric-vidbudova/3724910-u-cirkunah-na-harkivsini-rozminuvali-80-budinkiv.html" text:style-name="Internet_20_link" text:visited-style-name="Visited_20_Internet_20_Link">
https://www.ukrinform.ua/rubric-vidbudova/3724910-u-cirkunah-na-harkivsini-rozminuvali-80-budinkiv.html</text:a>
</text:p>
      <!--NEWS-->
      <text:h text:style-name="P10" text:outline-level="1">
<text:span text:style-name="T4">
A member of Brussels Regional Government resign after the scandal - he invited representatives of Iran and the Russian Federation</text:span>
</text:h>
      <text:p text:style-name="P4">
Authors: Ukrinform (Person)</text:p>
      <text:p text:style-name="P4">
Publisher: Укринформ (Organization)</text:p>
      <text:p text:style-name="P4">
Published Time: 2023-06-19T-22:24:00+03:00</text:p>
      <text:p text:style-name="P4">
Modified Time: 2023-06-19T16:24:00+03:00</text:p>
      <text:p text:style-name="P4">
Description: The Minister of the Belgian Federal Region, Brussels Pascal Smet, had to resign after a scandal with an invitation of officials from Iran and the Russian Federation. - Ukrinform.</text:p>
      <text:p text:style-name="P4">
Images: ['<text:a xlink:type="simple" xlink:href="https://static.ukrinform.com/photos/2023_06/thumb_files/630_360_1687178562-665.jpg" text:style-name="Internet_20_link" text:visited-style-name="Visited_20_Internet_20_Link">
630_360_16871...</text:a>
']</text:p>
      <text:p text:style-name="P4">
Tags: ['Бельгія', 'Іран', 'Скандал', 'Відставка', 'Росія']</text:p>
      <text:p text:style-name="P4">
Type: Article</text:p>
      <!--METADATA-->
      <text:p text:style-name="P4">
<draw:frame draw:style-name="fr1" draw:name="Image36" text:anchor-type="as-char" svg:width="6.9236in" svg:height="3.956343in" draw:z-index="0">
<draw:image xlink:href="../Images/yкринформ/2023-06-19T-22-24-00-03-00/630_360_1687178562-665.jpg" xlink:type="simple" xlink:show="embed" xlink:actuate="onLoad" draw:mime-type="image/jpeg"/>
</draw:frame>
The Minister of the Government of the Belgian Federal Region Brussels Pascal Smet had to resign after a scandal with an invitation of officials from Iran Tarf.</text:p>
      <text:p text:style-name="P4">
As Ukrinform reports, it reports <text:a xlink:type="simple" xlink:href="https://www.politico.eu/article/pascal-smet-foreign-affairs-minister-brussels-urban-summit-mayor-tehran-alireza-zakani/" text:style-name="Internet_20_link" text:visited-style-name="Visited_20_Internet_20_Link">
Politico</text:a>
 .</text:p>
      <text:p text:style-name="P4">
Смета розкритикували за запрошення ультраконсервативного мера Тегерану АлірезуЗакані на Брюссельський урбаністичний саміт.</text:p>
      <text:p text:style-name="P4">
Окрім цього, Смет запросив на захід 14 іранських та двох російських офіційнихосіб. Захід відбувався 12-15 червня. Витрати на проживання цих осіб булиоплачені регіоном <text:a xlink:type="simple" xlink:href="https://www.ukrinform.ua/tag-brussel" text:style-name="Internet_20_link" text:visited-style-name="Visited_20_Internet_20_Link">
 Брюсселя </text:a>
.</text:p>
      <text:p text:style-name="P4">
After this event, the source for a long time defended his decision before the Brussels deputies and noted that he did not press on the Belgian Foreign Ministry, and if the federal rejection of such a visit received a substantiated rejection of such a visit, he agreed to a departed position. According to him, the consent to the entrance of the Tehran mayor was released by the Foreign Minister of Belgium Aja Lyabib.</text:p>
      <text:p text:style-name="P4">
Siman acknowledged that the Brussel Government paid accounts for Iranian and Russian officials, and it was a mistake, but he accused one of his workers.</text:p>
      <text:p text:style-name="P4">
<text:span text:style-name="T4">
 Read also: </text:span>
 [<text:span text:style-name="T4">
 Belgium </text:span>
 will transmit LOOPARD Tanks to Ukraine(https://www.ukrinform.ua/rubric-ato/3724026-belgia-peredast-ukraini-tanki-leopard-ta-bronetransporteri-m113.html)"For Belgian money, we pay for nights at a hotel for the Iranian mayor of the Tarosian representative is unacceptable," said Smet, but added that Samvin was "not mistaken."</text:p>
      <text:p text:style-name="P4">
"The employee made the wrong call," Smet said in his excuse.</text:p>
      <text:p text:style-name="P4">
"I have decided to resign," Smet, who is also the head of the Belgian capital, said at a press conference on Sunday.</text:p>
      <text:p text:style-name="P4">
As reported by Ukrinform, <text:a xlink:type="simple" xlink:href="https://www.ukrinform.ua/rubric-world/3698854-vicepremer-britanii-podav-u-vidstavku-pisla-zvinuvacen-u-bulingu.html" text:style-name="Internet_20_link" text:visited-style-name="Visited_20_Internet_20_Link">
Dominic Raab resigned from the post-Viceremier and Minister of Justice of the United Kingdom</text:a>
After the investigation of the accusations of bullying.  Photo: Belga/Belpress</text:p>
      <text:p text:style-name="P4">
News Source: <text:a xlink:type="simple" xlink:href="https://www.ukrinform.ua/rubric-world/3724888-clen-regionalnogo-uradu-brussela-jde-u-vidstavku-pisla-skandalu-zaprosiv-predstavnikiv-iranu-ta-rf.html" text:style-name="Internet_20_link" text:visited-style-name="Visited_20_Internet_20_Link">
https://www.ukrinform.ua/rubric-world/3724888-clen-regionalnogo-uradu-brussela-jde-u-vidstavku-pisla-skandalu-zaprosiv-predstavnikiv-iranu-ta-rf.html</text:a>
</text:p>
      <!--NEWS-->
      <text:h text:style-name="P10" text:outline-level="1">
<text:span text:style-name="T4">
Water falls in Kherson region, 21 settlements remain flooded</text:span>
</text:h>
      <text:p text:style-name="P4">
Authors: Ukrinform (Person)</text:p>
      <text:p text:style-name="P4">
Publisher: Укринформ (Organization)</text:p>
      <text:p text:style-name="P4">
Published Time: 2023-06-19T-23:24:00+03:00</text:p>
      <text:p text:style-name="P4">
Modified Time: 2023-06-19T16:24:00+03:00</text:p>
      <text:p text:style-name="P4">
Description: In the Kherson region, as of 14:00 on June 19, due to the blasting of the Russians of the Kakhovka hydroelectric power plant, 21 settlements remain flooded, the water level decreased to 48 centimeters. - Ukrinform.</text:p>
      <text:p text:style-name="P4">
Images: ['<text:a xlink:type="simple" xlink:href="https://static.ukrinform.com/photos/2023_06/thumb_files/630_360_1686738078-472.jpg" text:style-name="Internet_20_link" text:visited-style-name="Visited_20_Internet_20_Link">
630_360_16867...</text:a>
']</text:p>
      <text:p text:style-name="P4">
Tags: ['Херсонщина', 'Вода', 'Каховська ГЕС', 'Підтоплення']</text:p>
      <text:p text:style-name="P4">
Type: Article</text:p>
      <!--METADATA-->
      <text:p text:style-name="P4">
<draw:frame draw:style-name="fr1" draw:name="Image37" text:anchor-type="as-char" svg:width="6.9236in" svg:height="3.956343in" draw:z-index="0">
<draw:image xlink:href="../Images/yкринформ/2023-06-19T-23-24-00-03-00/630_360_1686738078-472.jpg" xlink:type="simple" xlink:show="embed" xlink:actuate="onLoad" draw:mime-type="image/jpeg"/>
</draw:frame>
As of 14:00 on June 19, 21 settlements remain a flooded point, as of June 14:00 on June 19, the water level has dropped to 48 centimeters.</text:p>
      <text:p text:style-name="P4">
According to Ukrinform, the State Emergency Service reports in <text:a xlink:type="simple" xlink:href="https://t.me/dsns_telegram/17882" text:style-name="Internet_20_link" text:visited-style-name="Visited_20_Internet_20_Link">
telegram</text:a>
.</text:p>
      <text:p text:style-name="P4">
“A gradual decrease in water levels, which is now at 0.48 meters, is underway. Flored remaining four settlements(832 houses)On the right -free birch Dnipro. On the temporarily occupied - 17 settlements, ” - the testimony reads.</text:p>
      <text:p text:style-name="P4">
SES rescuers pumped over 12 tons of water from the beginning of the day, and a total of 135 thousand tons of 505 houses and basements.</text:p>
      <text:p text:style-name="P4">
<text:span text:style-name="T4">
 Read also: </text:span>
 <text:a xlink:type="simple" xlink:href="https://www.ukrinform.ua/rubric-regions/3724676-pidriv-kahovskoi-ges-u-mikolaevi-riven-vodi-stanovit-20-santimetriv.html" text:style-name="Internet_20_link" text:visited-style-name="Visited_20_Internet_20_Link">
Kakhovskaya hydroelectric power station: in Nikolaev the water level is 20 centimeters</text:a>
More than 27 tons of water have been brought to citizens, and from the beginning of the work - 471 tons of 36 thousand 597 kg of food and means of food were brought.</text:p>
      <text:p text:style-name="P4">
As reported by Ukrinform, as of the morning of June 19 in the Kherson region due to the undervances(https://www.ukrinform.ua/rubric-regions/3724686-na-hersonsini-pidtoplenimi-zalisautsa-22-naseleni-punkti.html), and the water level was 80 cm.</text:p>
      <text:p text:style-name="P4">
<text:span text:style-name="T5">
Foto: Kherson Ova</text:span>
</text:p>
      <text:p text:style-name="P4">
News Source: <text:a xlink:type="simple" xlink:href="https://www.ukrinform.ua/rubric-regions/3724889-na-hersonsini-spadae-voda-pidtoplenim-zalisaetsa-21-naselenij-punkt.html" text:style-name="Internet_20_link" text:visited-style-name="Visited_20_Internet_20_Link">
https://www.ukrinform.ua/rubric-regions/3724889-na-hersonsini-spadae-voda-pidtoplenim-zalisaetsa-21-naselenij-punkt.html</text:a>
</text:p>
      <!--NEWS-->
      <text:h text:style-name="P10" text:outline-level="1">
<text:span text:style-name="T4">
Russia will continue the attempts of the government in Moldova - Sandu</text:span>
</text:h>
      <text:p text:style-name="P4">
Authors: Ukrinform (Person)</text:p>
      <text:p text:style-name="P4">
Publisher: Укринформ (Organization)</text:p>
      <text:p text:style-name="P4">
Published Time: 2023-06-19T-2:55:58+03:00</text:p>
      <text:p text:style-name="P4">
Modified Time: 2023-06-19T21:55:58+03:00</text:p>
      <text:p text:style-name="P4">
Description: The Russian Federation will remain a serious threat to Moldova for many years and will continue attempts by the state revolution in the country. - Ukrinform.</text:p>
      <text:p text:style-name="P4">
Images: ['<text:a xlink:type="simple" xlink:href="https://static.ukrinform.com/photos/2022_04/thumb_files/630_360_1649072093-943.jpg" text:style-name="Internet_20_link" text:visited-style-name="Visited_20_Internet_20_Link">
630_360_16490...</text:a>
']</text:p>
      <text:p text:style-name="P4">
Tags: ['Молдова', 'Росія', 'Переворот', 'Санду']</text:p>
      <text:p text:style-name="P4">
Type: Article</text:p>
      <!--METADATA-->
      <text:p text:style-name="P4">
<draw:frame draw:style-name="fr1" draw:name="Image38" text:anchor-type="as-char" svg:width="6.9236in" svg:height="3.956343in" draw:z-index="0">
<draw:image xlink:href="../Images/yкринформ/2023-06-19T-2-55-58-03-00/630_360_1649072093-943.jpg" xlink:type="simple" xlink:show="embed" xlink:actuate="onLoad" draw:mime-type="image/jpeg"/>
</draw:frame>
Russian federation will remain a serious threat to Moldova during many years and will continue attempts to a government a coup in the country.</text:p>
      <text:p text:style-name="P4">
This opinion was expressed in an interview <text:a xlink:type="simple" xlink:href="https://www.dw.com/ru/maja-sandu-rossia-dolzna-byt-nakazana-za-to-cto-delaet-v-ukraine/a-65944779" text:style-name="Internet_20_link" text:visited-style-name="Visited_20_Internet_20_Link">
DW</text:a>
Moldova President Mia Sandu, Ukrinform reports.</text:p>
      <text:p text:style-name="P4">
“The current geopolitical situation shows that Russia will remain a large jacket of instability for many years, and Russia has been threatened with democracy. Therefore, we believe that in the EU our democracy will be more security, ”Sandu said.</text:p>
      <text:p text:style-name="P4">
According to her, nowadays misinformation, and especially Russian propaganda, harmful damage to Moldovan democracy.</text:p>
      <text:p text:style-name="P4">
<text:span text:style-name="T4">
 Read also: </text:span>
 <text:a xlink:type="simple" xlink:href="https://www.ukrinform.ua/rubric-world/3715474-sandu-proponue-stvoriti-v-moldovi-organ-dla-borotbi-z-rosijskou-propagandou.html" text:style-name="Internet_20_link" text:visited-style-name="Visited_20_Internet_20_Link">
<text:span text:style-name="T4">
 Sandu </text:span>
 <text:span text:style-name="T4">
 </text:span>
 offers <text:span text:style-name="T4">
 </text:span>
 Create <text:span text:style-name="T4">
 in </text:span>
 Moldova <text:span text:style-name="T4">
<text:span text:style-name="T5">
* body </text:span>
* </text:span>
 <text:span text:style-name="T4">
 for </text:span>
 <text:span text:style-name="T4">
 Fight </text:span>
 with <text:span text:style-name="T4">
 Russian </text:span>
 <text:span text:style-name="T4">
 propaganda </text:span>
</text:a>
“And we have to solve this problem and be more consistent in our actions. We are not easy. It is not easy even for countries with strong institutions, Amoldova is still building its institutions. But we will study on a better development, ”the President said.</text:p>
      <text:p text:style-name="P4">
At the same time, it does not exclude that Russia will continue to attempt to make a state of government <text:a xlink:type="simple" xlink:href="https://www.ukrinform.ua/tag-moldova" text:style-name="Internet_20_link" text:visited-style-name="Visited_20_Internet_20_Link">
Moldova</text:a>
.</text:p>
      <text:p text:style-name="P4">
“... we have evidence that our institutions have been able to prevent Russia from implementing a scenario(Deržperevorot - Red.). Але це не означає, що ці спроби непродовжуватимуться», - сказала Санду.</text:p>
      <text:p text:style-name="P4">
Вона також наголосила, що важливо продовжувати підтримувати Україну у їїборотьбі проти російської агресії.</text:p>
      <text:p text:style-name="P4">
<text:span text:style-name="T4">
Читайте також:</text:span>
 <text:a xlink:type="simple" xlink:href="https://www.ukrinform.ua/rubric-world/3710930-moldova-hoce-priednatisa-do-es-aknajsvidse-cerez-zagrozu-z-boku-rosii-sandu.html" text:style-name="Internet_20_link" text:visited-style-name="Visited_20_Internet_20_Link">
 <text:span text:style-name="T4">
Молдова</text:span>
 <text:span text:style-name="T4">
хоче</text:span>
 <text:span text:style-name="T4">
приєднатися</text:span>
 до ЄС<text:span text:style-name="T4">
якнайшвидше</text:span>
 <text:span text:style-name="T4">
через</text:span>
 <text:span text:style-name="T4">
загрозу</text:span>
 з <text:span text:style-name="T4">
боку</text:span>
 <text:span text:style-name="T4">
Росії</text:span>
 – <text:span text:style-name="T4">
Санду</text:span>
</text:a>
“Ukraine needs to help. All support must be provided for the return of the territories. Otherwise, we run the risk of being in a world where state borders are no longer respected. And this is not the world in which someone wants to live ... The fact that in Ukraine is killed in innocent people every day - that's what everyone is frightening. That is why we should help Ukraine and make sure that such things will be unproven again, ”Moldova President said .As reported by Ukrinform, <text:a xlink:type="simple" xlink:href="https://www.ukrinform.ua/rubric-world/3724848-u-moldovi-viznali-nekonstitucijnou-prorosijsku-partiu-sor.html" text:style-name="Internet_20_link" text:visited-style-name="Visited_20_Internet_20_Link">
the Constitutional Court of Moldova recognized unconstitutional activity of the pro -Russian party "Shore"</text:a>
.</text:p>
      <text:p text:style-name="P4">
<text:span text:style-name="T5">
Фото: tv8.md</text:span>
</text:p>
      <text:p text:style-name="P4">
News Source: <text:a xlink:type="simple" xlink:href="https://www.ukrinform.ua/rubric-world/3725036-rosia-prodovzit-sprobi-derzperevorotu-v-moldovi-sandu.html" text:style-name="Internet_20_link" text:visited-style-name="Visited_20_Internet_20_Link">
https://www.ukrinform.ua/rubric-world/3725036-rosia-prodovzit-sprobi-derzperevorotu-v-moldovi-sandu.html</text:a>
</text:p>
      <!--NEWS-->
      <text:h text:style-name="P10" text:outline-level="1">
<text:span text:style-name="T4">
In Ukraine, veterans will start cooking - the project starts on July 1</text:span>
</text:h>
      <text:p text:style-name="P4">
Authors: Ukrinform (Person)</text:p>
      <text:p text:style-name="P4">
Publisher: Укринформ (Organization)</text:p>
      <text:p text:style-name="P4">
Published Time: 2023-06-19T-3:52:00+03:00</text:p>
      <text:p text:style-name="P4">
Modified Time: 2023-06-19T21:52:00+03:00</text:p>
      <text:p text:style-name="P4">
Description: The Cabinet of Ministers adopted a resolution "On the implementation of the experimental project on the introduction of a veteran assistant institute in the system of transition from military service to civil life". - Ukrinform.</text:p>
      <text:p text:style-name="P4">
Images: ['<text:a xlink:type="simple" xlink:href="https://static.ukrinform.com/photos/2022_01/thumb_files/630_360_1643092726-230.jpg" text:style-name="Internet_20_link" text:visited-style-name="Visited_20_Internet_20_Link">
630_360_16430...</text:a>
']</text:p>
      <text:p text:style-name="P4">
Tags: ['Кабмін', 'Ветерани війни', 'Міністерство у справах ветеранів', 'Війна з Росією']</text:p>
      <text:p text:style-name="P4">
Type: Article</text:p>
      <!--METADATA-->
      <text:p text:style-name="P4">
<draw:frame draw:style-name="fr1" draw:name="Image39" text:anchor-type="as-char" svg:width="6.9236in" svg:height="3.956343in" draw:z-index="0">
<draw:image xlink:href="../Images/yкринформ/2023-06-19T-3-52-00-03-00/630_360_1643092726-230.jpg" xlink:type="simple" xlink:show="embed" xlink:actuate="onLoad" draw:mime-type="image/jpeg"/>
</draw:frame>
The Cabinet of Ministers adopted a resolution "On the implementation of the experimental project on the implementation of the veteran assistant institute in the system of transition from military service to civil life".</text:p>
      <text:p text:style-name="P4">
According to Ukrinform, it reports <text:a xlink:type="simple" xlink:href="http://www.kmu.gov.ua/news/uriad-dav-start-zaprovadzhenniu-v-ukraini-instytutu-pomichnyka-veterana" text:style-name="Internet_20_link" text:visited-style-name="Visited_20_Internet_20_Link">
Government portal.</text:a>
It is noted that the experimental project will start from July 1 in Lviv, Vinnytsia, Dnipropetrovsk and Mykolaiv regions.</text:p>
      <text:p text:style-name="P4">
The project for the introduction of the veteran assistant institute was developed by experts of minimerranes. It will function on the principle of "equal - equal", the assistant's duties will include individual professional support of the veterans of their families within the transition from military service to civilian life.</text:p>
      <text:p text:style-name="P4">
Veterans will be prepared at veterans development at basivated higher education institutions. In partnership with the Ministry of Education(https://www.ukrinform.ua/tag-veterani-vijni)wars and members of their families.</text:p>
      <text:p text:style-name="P4">
<text:span text:style-name="T4">
 Read also: </text:span>
 <text:a xlink:type="simple" xlink:href="https://www.ukrinform.ua/rubric-society/3714483-pisla-vijni-v-ukraini-moze-buti-do-troh-miljoniv-veteraniv-kondratuk.html" text:style-name="Internet_20_link" text:visited-style-name="Visited_20_Internet_20_Link">
after the war in Ukraine can be up to three million <text:span text:style-name="T4">
 veterans </text:span>
 - Kondratyuk</text:a>
"It is a coordination support or direction, assistance to our defenders and defenders in receiving certificates, assistance in where and how to undergo advanced training programs or, for example, get a confirmation of the certificate of available skills, where to work and many other services. Veterans will occur - should be supported and supported by such an assistant. It will meet the assuming number of veterans in the community, ”said the Minister of Veterans Laputin.</text:p>
      <text:p text:style-name="P4">
According to her, a candidate for veteran assistants should be a citizen of Ukraine who speaks Ukrainian, has an education not lower than the junior bachelor. Uriority - veterans and veterans who will show such a desire, as well as members of the other families and families of fallen soldiers.</text:p>
      <text:p text:style-name="P4">
<text:span text:style-name="T4">
 Read also: </text:span>
 [Ministry of Veterans and USAID project signed a memorandum(https://www.ukrinform.ua/rubric-society/3724993-minveteraniv-ta-proekt-usaid-pidpisali-memorandum-pro-spivpracu.html)The financing of the veteran assistant institute is provided at the expense of state and local budgets and at the expense of development partners.</text:p>
      <text:p text:style-name="P4">
News Source: <text:a xlink:type="simple" xlink:href="https://www.ukrinform.ua/rubric-society/3725035-v-ukraini-pocnut-gotuvati-pomicnikiv-veteraniv-proekt-startue-1-lipna.html" text:style-name="Internet_20_link" text:visited-style-name="Visited_20_Internet_20_Link">
https://www.ukrinform.ua/rubric-society/3725035-v-ukraini-pocnut-gotuvati-pomicnikiv-veteraniv-proekt-startue-1-lipna.html</text:a>
</text:p>
      <!--NEWS-->
      <text:h text:style-name="P10" text:outline-level="1">
<text:span text:style-name="T4">
JSC Kupiansk Directio Rusian Army Shelled Krasne First, Figolivka, Novomlinsk, two -year, with ...</text:span>
</text:h>
      <text:p text:style-name="P4">
Authors: liveuamap (Language: en)</text:p>
      <text:p text:style-name="P4">
Time: 2023-06-19T-4:28:00</text:p>
      <text:p text:style-name="P4">
Location: Kupiansk (Latitude:49.63984 Longtitude:37.90386)</text:p>
      <text:p text:style-name="P4">
Videos: []</text:p>
      <text:p text:style-name="P4">
Images: []</text:p>
      <text:p text:style-name="P4">
Tags: ["Russia"]</text:p>
      <text:p text:style-name="P4">
Id: 22570365</text:p>
      <!--METADATA-->
      <text:p text:style-name="P4">
At Kupiansk direction Russian army shelled Krasne Pershe, Fyholivka,Novomlynsk, Dvorichna, Zapadne, Kupyansk, Kyslivka, Berestove of Kharkivregion. Russian aviation conducted airstrike at Kyslivtka of Kharkiv region, -General Staff of Armed Forces of Ukraine says in the morning report</text:p>
      <text:p text:style-name="P4">
News Collection Link: <text:a xlink:type="simple" xlink:href="https:\/\/liveuamap.com\/en\/2023\/19-june-at-kupiansk-direction-russian-army-shelled-krasne" text:style-name="Internet_20_link" text:visited-style-name="Visited_20_Internet_20_Link">
https:\/\/liveuamap.com\/en\/2023\/19-june-at-kupiansk-direction-russian-army-shelled-krasne</text:a>
</text:p>
      <text:p text:style-name="P4">
News Source: <text:a xlink:type="simple" xlink:href="https://t.me/lumsrc/5127" text:style-name="Internet_20_link" text:visited-style-name="Visited_20_Internet_20_Link">
https://t.me/lumsrc/5127</text:a>
</text:p>
      <!--NEWS-->
      <text:h text:style-name="P10" text:outline-level="1">
<text:span text:style-name="T4">
Neonatal Screening: The Government has redirected more than 45 million to Okhmatdita</text:span>
</text:h>
      <text:p text:style-name="P4">
Authors: Ukrinform (Person)</text:p>
      <text:p text:style-name="P4">
Publisher: Укринформ (Organization)</text:p>
      <text:p text:style-name="P4">
Published Time: 2023-06-19T-4:49:00+03:00</text:p>
      <text:p text:style-name="P4">
Modified Time: 2023-06-19T21:49:00+03:00</text:p>
      <text:p text:style-name="P4">
Description: The Cabinet of Ministers directed UAH 45 million to provide the National Children's Specialized Hospital "Okhmatdit" with the reagents and supplies necessary for the implementation of the state project of the system of expanded neonatal screening. - Ukrinform.</text:p>
      <text:p text:style-name="P4">
Images: ['<text:a xlink:type="simple" xlink:href="https://static.ukrinform.com/photos/2023_06/thumb_files/630_360_1687200333-583.jpg" text:style-name="Internet_20_link" text:visited-style-name="Visited_20_Internet_20_Link">
630_360_16872...</text:a>
']</text:p>
      <text:p text:style-name="P4">
Tags: ['Кабмін', 'Охматдит', 'Гроші', 'Центр неонатального скринінгу']</text:p>
      <text:p text:style-name="P4">
Type: Article</text:p>
      <!--METADATA-->
      <text:p text:style-name="P4">
<draw:frame draw:style-name="fr1" draw:name="Image40" text:anchor-type="as-char" svg:width="6.9236in" svg:height="3.956343in" draw:z-index="0">
<draw:image xlink:href="../Images/yкринформ/2023-06-19T-4-49-00-03-00/630_360_1687200333-583.jpg" xlink:type="simple" xlink:show="embed" xlink:actuate="onLoad" draw:mime-type="image/jpeg"/>
</draw:frame>
The Cabinet of Ministers directed UAH 45 million to ensure the National Specialized Hospitalized Hospital "Okhmatdit" by the reagents and supplies necessary for the introduction of the state project of the system of extended -on -on -onate screening.</text:p>
      <text:p text:style-name="P4">
About it reports <text:a xlink:type="simple" xlink:href="https://moz.gov.ua/article/news/ponad-45-mln-grn-perenapraviv-urjad-do-ohmatditu-dlja-zabezpechennja-provedennja-neonatalnogo-skriningu-u-2023-roci" text:style-name="Internet_20_link" text:visited-style-name="Visited_20_Internet_20_Link">
Ministry of Health</text:a>
, reports Ukrinform.</text:p>
      <text:p text:style-name="P4">
It is noted that in accordance with the resolution "On the Redistribution of Some Exodes of the State Budget provided for the Ministry of Health for 2023", a redistribution of funds in the amount of more than UAH 45.5 million will be ensured. Such needed in connection with the beginning of work in April of two regional central -onhnatal screening - in Kharkiv and Kryvyi Rih.</text:p>
      <text:p text:style-name="P4">
“The redistribution of funds is planned by reducing the amount of consumption expenditures of UAH 45.5 million under the budget program of the CPCVC 2301040“ Public health measures to combat epidemics ”and an increase in consumption expenditures by UAH 45.5 million under the Program 2301110“ Specialized Medical Assistance. Health, ”the testimony reads.</text:p>
      <text:p text:style-name="P4">
<text:a xlink:type="simple" xlink:href="https://www.ukrinform.ua/tag-ohmatdit" text:style-name="Internet_20_link" text:visited-style-name="Visited_20_Internet_20_Link">
Ohmatdit NSSL</text:a>
”, As the most specialized children's clinic, performs the function of regional centrifugal screening for the northern regions of Ukraine(Kyiv, Kyiv, Vinnytsia, Zhytomyr and Rivne regions)and expert central -on -onatal screening for newborns from all regions of Ukraine, which showed positive results of primary screening.</text:p>
      <text:p text:style-name="P4">
<text:span text:style-name="T4">
 Read also: </text:span>
 [Medical rehabilitation(https://www.ukrinform.ua/rubric-society/3691148-medicnu-reabilitaciu-peredcasno-narodzenih-ditej-provodat-u-128-likarnah-moz.html)It was reported that the large -scale state project of extended neonatal screening was launched in October 2022. It involves the detection of a 21 rare disease in newborn children. Neonatal screening is carried out by all without exception newborns in the neonatal period of life, most often in the maternity hospital.</text:p>
      <text:p text:style-name="P4">
Earlier in Ukraine, all newborns were tested free of charge for 4 hereditary women: hypothyroidism, phenylketonuria, adrenogenital syndrome of tamukovoscidosis.</text:p>
      <text:p text:style-name="P4">
News Source: <text:a xlink:type="simple" xlink:href="https://www.ukrinform.ua/rubric-society/3725034-neonatalnij-skrining-urad-perenapraviv-ponad-45-miljoniv-do-ohmatditu.html" text:style-name="Internet_20_link" text:visited-style-name="Visited_20_Internet_20_Link">
https://www.ukrinform.ua/rubric-society/3725034-neonatalnij-skrining-urad-perenapraviv-ponad-45-miljoniv-do-ohmatditu.html</text:a>
</text:p>
      <!--NEWS-->
      <text:h text:style-name="P10" text:outline-level="1">
<text:span text:style-name="T4">
Rescuers received assistance from international organizations in Kherson region</text:span>
</text:h>
      <text:p text:style-name="P4">
Authors: Ukrinform (Person)</text:p>
      <text:p text:style-name="P4">
Publisher: Укринформ (Organization)</text:p>
      <text:p text:style-name="P4">
Published Time: 2023-06-19T-5:45:00+03:00</text:p>
      <text:p text:style-name="P4">
Modified Time: 2023-06-19T21:45:00+03:00</text:p>
      <text:p text:style-name="P4">
Description: In the Kherson region, rescuers were assisted by the International Migration Organization with the support of the governments of Germany and the United Kingdom. - Ukrinform.</text:p>
      <text:p text:style-name="P4">
Images: ['<text:a xlink:type="simple" xlink:href="https://static.ukrinform.com/photos/2023_06/thumb_files/630_360_1687200296-105.jpg" text:style-name="Internet_20_link" text:visited-style-name="Visited_20_Internet_20_Link">
630_360_16872...</text:a>
']</text:p>
      <text:p text:style-name="P4">
Tags: ['ДСНС', 'Херсонщина', 'допомога', 'Рятувальники']</text:p>
      <text:p text:style-name="P4">
Type: Article</text:p>
      <!--METADATA-->
      <text:p text:style-name="P4">
<draw:frame draw:style-name="fr1" draw:name="Image41" text:anchor-type="as-char" svg:width="6.9236in" svg:height="3.956343in" draw:z-index="0">
<draw:image xlink:href="../Images/yкринформ/2023-06-19T-5-45-00-03-00/630_360_1687200296-105.jpg" xlink:type="simple" xlink:show="embed" xlink:actuate="onLoad" draw:mime-type="image/jpeg"/>
</draw:frame>
Nakherson region was assisted by the International Organization for Migration of Supporting Governments of Germany and the United Kingdom.</text:p>
      <text:p text:style-name="P4">
About it in <text:a xlink:type="simple" xlink:href="https://t.me/khersonskaODA/7155" text:style-name="Internet_20_link" text:visited-style-name="Visited_20_Internet_20_Link">
telegram</text:a>
Kherson reported, Ukrinform reports.</text:p>
      <text:p text:style-name="P4">
“Aid has been assisted from international partners. With the support of Germany's governments, the International Migration Organization has handed over 43 taps and engines, 11 pumps, 2000 fire hoses and other equipment to comply with the consequences of flooding in <text:a xlink:type="simple" xlink:href="https://www.ukrinform.ua/tag-hersonsina" text:style-name="Internet_20_link" text:visited-style-name="Visited_20_Internet_20_Link">
Kherson region</text:a>
”, - the message said.</text:p>
      <text:p text:style-name="P4">
*!(https://www.ukrinform.ua/rubric-regions/3724061-hersonskim-ratuvalnikam-peredali-cotiri-vsudihodi-bogun2.html)</text:p>
      <text:p text:style-name="P4">
Як <text:a xlink:type="simple" xlink:href="https://www.ukrinform.ua/rubric-other_news/3723441-pidriv-rosianami-kahovskoi-ges-usi-novini.html" text:style-name="Internet_20_link" text:visited-style-name="Visited_20_Internet_20_Link">
 повідомлялося </text:a>
, Ruskivska, on June 6, carried out Kakhovskaya hydroelectric power station. The station is completely destroyed.</text:p>
      <text:p text:style-name="P4">
<text:span text:style-name="T5">
Foto: Chercona Ode</text:span>
</text:p>
      <text:p text:style-name="P4">
News Source: <text:a xlink:type="simple" xlink:href="https://www.ukrinform.ua/rubric-regions/3725033-na-hersonsini-ratuvalniki-otrimali-dopomogu-vid-miznarodnih-organizacij.html" text:style-name="Internet_20_link" text:visited-style-name="Visited_20_Internet_20_Link">
https://www.ukrinform.ua/rubric-regions/3725033-na-hersonsini-ratuvalniki-otrimali-dopomogu-vid-miznarodnih-organizacij.html</text:a>
</text:p>
      <!--NEWS-->
      <text:h text:style-name="P10" text:outline-level="1">
<text:span text:style-name="T4">
At Lyman direction Russian army shelled Stelmakhivka, Nevske, Bilohorivka of Luhansk region a...</text:span>
</text:h>
      <text:p text:style-name="P4">
Authors: liveuamap (Language: en)</text:p>
      <text:p text:style-name="P4">
Time: 2023-06-19T-6:28:00</text:p>
      <text:p text:style-name="P4">
Location: Lyman (Latitude:48.89553 Longtitude:37.91142)</text:p>
      <text:p text:style-name="P4">
Videos: []</text:p>
      <text:p text:style-name="P4">
Images: []</text:p>
      <text:p text:style-name="P4">
Tags: ["Russia"]</text:p>
      <text:p text:style-name="P4">
Id: 22570364</text:p>
      <!--METADATA-->
      <text:p text:style-name="P4">
At Lyman direction Russian army shelled Stelmakhivka, Nevske, Bilohorivka ofLuhansk region and Torske, Verkhnokamyanske, Rozdolivka and Spirne of Donetskregion. Russian aviation conducted airstrikes at Bilohorivka of Luhansk regionand Ozerne of Donetsk region, - General Staff of Armed Forces of Ukraine saysin the morning report</text:p>
      <text:p text:style-name="P4">
News Collection Link: <text:a xlink:type="simple" xlink:href="https:\/\/liveuamap.com\/en\/2023\/19-june-at-lyman-direction-russian-army-shelled-stelmakhivka" text:style-name="Internet_20_link" text:visited-style-name="Visited_20_Internet_20_Link">
https:\/\/liveuamap.com\/en\/2023\/19-june-at-lyman-direction-russian-army-shelled-stelmakhivka</text:a>
</text:p>
      <text:p text:style-name="P4">
News Source: <text:a xlink:type="simple" xlink:href="https://t.me/lumsrc/5128" text:style-name="Internet_20_link" text:visited-style-name="Visited_20_Internet_20_Link">
https://t.me/lumsrc/5128</text:a>
</text:p>
      <!--NEWS-->
      <text:h text:style-name="P10" text:outline-level="1">
<text:span text:style-name="T4">
Psychological assistance has been trained in Israel with 5,000 Ukrainians - Zelensk</text:span>
</text:h>
      <text:p text:style-name="P4">
Authors: Ukrinform (Person)</text:p>
      <text:p text:style-name="P4">
Publisher: Укринформ (Organization)</text:p>
      <text:p text:style-name="P4">
Published Time: 2023-06-19T-6:42:44+03:00</text:p>
      <text:p text:style-name="P4">
Modified Time: 2023-06-19T21:42:44+03:00</text:p>
      <text:p text:style-name="P4">
Description: At this time, five thousand Ukrainian specialists have been trained in psychological assistance in Israel. - Ukrinform.</text:p>
      <text:p text:style-name="P4">
Images: ['<text:a xlink:type="simple" xlink:href="https://static.ukrinform.com/photos/2022_09/thumb_files/630_360_1663940720-394.jpeg" text:style-name="Internet_20_link" text:visited-style-name="Visited_20_Internet_20_Link">
630_360_16639...</text:a>
']</text:p>
      <text:p text:style-name="P4">
Tags: ['Ізраїль', 'Олена Зеленська', 'Психологічна допомога']</text:p>
      <text:p text:style-name="P4">
Type: Article</text:p>
      <!--METADATA-->
      <text:p text:style-name="P4">
<draw:frame draw:style-name="fr1" draw:name="Image42" text:anchor-type="as-char" svg:width="6.9236in" svg:height="3.956343in" draw:z-index="0">
<draw:image xlink:href="../Images/yкринформ/2023-06-19T-6-42-44-03-00/630_360_1663940720-394.jpeg" xlink:type="simple" xlink:show="embed" xlink:actuate="onLoad" draw:mime-type="image/jpeg"/>
</draw:frame>
At that time, five thousand Ukrainian specialists were trained in psychological assistance in Israel.</text:p>
      <text:p text:style-name="P4">
The wife of the President of Ukraine Olena Zelenska reported this in <text:a xlink:type="simple" xlink:href="https://t.me/FirstLadyOfUkraine/3446" text:style-name="Internet_20_link" text:visited-style-name="Visited_20_Internet_20_Link">
telegram</text:a>
, reports Ukrinform.</text:p>
      <text:p text:style-name="P4">
“When I initiated the All -Ukrainian Mental Health Program a year ago, my colleague, the first lady [Israel], supported it.(https://www.ukrinform.ua/tag-izrail)Duke's Michal. Under her patronage, two thousand of our specialists have been traveling at the Israeli Center for Trauma and Natal's Resistance, ” - said.</text:p>
      <text:p text:style-name="P4">
According to her, Ukrainian experts have mastered the assistance of post -traumatic events, in emergency situations, work with PTSD, with victims of prominent violence, patients with amputated extremities.</text:p>
      <text:p text:style-name="P4">
<text:span text:style-name="T4">
 Read also: </text:span>
 <text:a xlink:type="simple" xlink:href="https://www.ukrinform.ua/rubric-society/3720065-persi-60-ukrainskih-psihologiv-projsli-navcanna-u-varsavi-z-podolanna-rozladiv-viklikanih-vijnou.html" text:style-name="Internet_20_link" text:visited-style-name="Visited_20_Internet_20_Link">
the first 60 Ukrainian psychologists have been trained in Obrashavi to overcome the disorders caused by war</text:a>
In addition, about three thousand Ministry of Internal Affairs, Ukrzaliznytsia, Ukrposhta, Oschadbank, large commercial companies, centrals, and educators have acquired the skills of self -help and primary support in the crisis situations of Visrael Trauma Coalition.</text:p>
      <text:p text:style-name="P4">
The first lady also reported that Ukrainian students of the international non -governmental organization ISRAAID have already started working in 14 hospitals of the Dnieper, Vinnitsa and the Kiev region within the framework of the project for the spread of psychological assistance in medical institutions.</text:p>
      <text:p text:style-name="P4">
*!(https://www.ukrinform.ua/rubric-ato/3720016-psihologicnoi-dopomogi-pisla-vijni-potrebuvatime-miljonna-armia-malar.html)"Today in Israel, together with the Ministry of Social Policy of Ukraine Oksanojuzhlovich, they had a meeting with representatives of all these organizations and thanked them for helping us to save Ukrainians," she said.</text:p>
      <text:p text:style-name="P4">
According to her, Zholnovich presented the concept of central resistance to Israeli colleagues, which during the year plan to create about 20 in Ukraine in the Israeli example. In such centers, psychological support will be given with social services.</text:p>
      <text:p text:style-name="P4">
"Today, she was able to personally thank the representatives of these organizations to my colleague Michal Duke, with whose support there are training," the first lady was undergoing.As reported by Ukrinform, the wife of President of Ukraine Elena Zelenska on June 19 <text:a xlink:type="simple" xlink:href="https://www.ukrinform.ua/rubric-society/3724866-zelenska-v-izraili-vidvidala-ditacu-likarnu.html" text:style-name="Internet_20_link" text:visited-style-name="Visited_20_Internet_20_Link">
got acquainted with the Israeli approach to the help of children with psychological traumas in the children's hospital</text:a>
Safra Children's Hospital at Sheba Israeli Clinic.  Photo: op</text:p>
      <text:p text:style-name="P4">
News Source: <text:a xlink:type="simple" xlink:href="https://www.ukrinform.ua/rubric-society/3725031-navcanna-v-izraili-z-nadanna-psihologicnoi-dopomogi-projsli-5000-ukrainciv-zelenska.html" text:style-name="Internet_20_link" text:visited-style-name="Visited_20_Internet_20_Link">
https://www.ukrinform.ua/rubric-society/3725031-navcanna-v-izraili-z-nadanna-psihologicnoi-dopomogi-projsli-5000-ukrainciv-zelenska.html</text:a>
</text:p>
      <!--NEWS-->
      <text:h text:style-name="P10" text:outline-level="1">
<text:span text:style-name="T4">
Ukraine's progress on the EU's way: Zelensky is expecting an intermediate rating this week</text:span>
</text:h>
      <text:p text:style-name="P4">
Authors: Ukrinform (Person)</text:p>
      <text:p text:style-name="P4">
Publisher: Укринформ (Organization)</text:p>
      <text:p text:style-name="P4">
Published Time: 2023-06-19T-7:33:00+03:00</text:p>
      <text:p text:style-name="P4">
Modified Time: 2023-06-19T21:33:00+03:00</text:p>
      <text:p text:style-name="P4">
Description: Volodymyr Zelensky expects to publish this week of intermediate oral assessment of Ukraine's progress in implementing the recommendations of the European Commission on European Integration. - Ukrinform.</text:p>
      <text:p text:style-name="P4">
Images: ['<text:a xlink:type="simple" xlink:href="https://static.ukrinform.com/photos/2023_06/thumb_files/630_360_1686938443-722.jpg" text:style-name="Internet_20_link" text:visited-style-name="Visited_20_Internet_20_Link">
630_360_16869...</text:a>
']</text:p>
      <text:p text:style-name="P4">
Tags: ['Євроінтеграція', 'Єврокомісія', 'Зеленський', 'Фон дер Ляєн']</text:p>
      <text:p text:style-name="P4">
Type: Article</text:p>
      <!--METADATA-->
      <text:p text:style-name="P4">
<draw:frame draw:style-name="fr1" draw:name="Image43" text:anchor-type="as-char" svg:width="6.9236in" svg:height="3.956343in" draw:z-index="0">
<draw:image xlink:href="../Images/yкринформ/2023-06-19T-7-33-00-03-00/630_360_1686938443-722.jpg" xlink:type="simple" xlink:show="embed" xlink:actuate="onLoad" draw:mime-type="image/jpeg"/>
</draw:frame>
Volodymyrzelensky expects this week to publish an intermediate oral assessment of the progress of Ukraine in accordance with the recommendations of the European Commission on European Integration.</text:p>
      <text:p text:style-name="P4">
The President of Ukraine reported this in <text:a xlink:type="simple" xlink:href="http://twitter.com/zelenskyyua/status/1670853448005296128" text:style-name="Internet_20_link" text:visited-style-name="Visited_20_Internet_20_Link">
Twitter</text:a>
According to the results of the conversation with the head of the European Commission Ursula von Der Lyen, Ukrinform reports.</text:p>
      <text:p text:style-name="P4">
"On the eve of the Conference on the Restoration of Ukraine in London, on June 21-22, Ursula Fon der Lien was offered a further financial support for Ukraine and the prospects for approval of the 11th EU sanctions against Russia," Zelensky said.</text:p>
      <text:p text:style-name="Quotations">

<text:p text:style-name="P4">
On the eve of the Conference on the Restoration of Ukraine in London on June 21-22&gt;
 discussed with the President <text:a xlink:type="simple" xlink:href="https://twitter.com/vonderleyen" text:style-name="Internet_20_link" text:visited-style-name="Visited_20_Internet_20_Link">
@Venderleyen&gt;
</text:a>
Further financial&gt;
 support 🇺🇦 and prospects for approval of the 11th EU sanctions package(@ZelenskyyUa)<text:a xlink:type="simple" xlink:href="https://twitter.com/ZelenskyyUa/status/1670853448005296128" text:style-name="Internet_20_link" text:visited-style-name="Visited_20_Internet_20_Link">
 June 19, 2023&gt;
 </text:a>
In addition, the President expressed expectations to publish this weekly oral evaluation of Ukraine's progress in the implementation of recommendations <text:a xlink:type="simple" xlink:href="https://www.ukrinform.ua/tag-evrokomisia" text:style-name="Internet_20_link" text:visited-style-name="Visited_20_Internet_20_Link">
European Commission</text:a>
.</text:p>

</text:p>
      <text:p text:style-name="P4">
<text:span text:style-name="T4">
 Read also: </text:span>
 <text:a xlink:type="simple" xlink:href="https://www.ukrinform.ua/rubric-polytics/3720592-promizna-ocinka-vikonanna-semi-rekomendacij-evrokomisii-moze-buti-vprodovz-dvoh-tizniv-zovkva.html" text:style-name="Internet_20_link" text:visited-style-name="Visited_20_Internet_20_Link">
intermediate assessment of the implementation of seven recommendations <text:span text:style-name="T4">
 European Commission </text:span>
 It can be for two weeks - Zhovkva</text:a>
As reported by Ukrinform, the Conference on the Restoration of Ukraine, which will take place on June 21, will consider the continuation of financial assistance for Ukraine after 2012023.</text:p>
      <text:p text:style-name="P4">
We will remind, Volodymyr Zelenskyy on February 28, 2022 <text:a xlink:type="simple" xlink:href="http://www.ukrinform.ua/rubric-ato/3416117-prezident-pidpisav-zaavku-na-clenstvo-ukraini-v-es.html" text:style-name="Internet_20_link" text:visited-style-name="Visited_20_Internet_20_Link">
signed the application of the head of Ukraine in the European Union. </text:a>
On June 23, the European Union of State and Governments made a decision to grant Ukraine the status of a candidate country for entry into the EU.</text:p>
      <text:p text:style-name="P4">
On February 28, 2023, Zelensky stated that this year it is time to make a decision on the beginning of negotiations on Ukraine's membership in the EU.</text:p>
      <text:p text:style-name="P4">
News Source: <text:a xlink:type="simple" xlink:href="https://www.ukrinform.ua/rubric-polytics/3725030-progres-ukraini-na-slahu-do-es-zelenskij-ocikue-na-promiznu-ocinku-cogo-tizna.html" text:style-name="Internet_20_link" text:visited-style-name="Visited_20_Internet_20_Link">
https://www.ukrinform.ua/rubric-polytics/3725030-progres-ukraini-na-slahu-do-es-zelenskij-ocikue-na-promiznu-ocinku-cogo-tizna.html</text:a>
</text:p>
      <!--NEWS-->
      <text:h text:style-name="P10" text:outline-level="1">
<text:span text:style-name="T4">
Bakhmut Directio Rusian Army Shelled Vasukivka, Orikhovo-Vasylivka, Novomarka, Bogdan ...</text:span>
</text:h>
      <text:p text:style-name="P4">
Authors: liveuamap (Language: en)</text:p>
      <text:p text:style-name="P4">
Time: 2023-06-19T-8:28:00</text:p>
      <text:p text:style-name="P4">
Location: Toretsk, Donetsk Oblast (Latitude:48.39547 Longtitude:37.85648)</text:p>
      <text:p text:style-name="P4">
Videos: []</text:p>
      <text:p text:style-name="P4">
Images: []</text:p>
      <text:p text:style-name="P4">
Tags: ["Russia"]</text:p>
      <text:p text:style-name="P4">
Id: 22570363</text:p>
      <!--METADATA-->
      <text:p text:style-name="P4">
At Bakhmut Direction Russian Army Shelled Vasukivka, Orikhovo-Vasylivka, Novomarkove, Bohdanivka, Kalynivka, Chasiv Yar, Ivanivske, Ozarya, Ozary, OZAKA, CALYNIVKA. D Pivnichne of Donetsk Region. Russian AviationConducrated Aircrakes at Ivanivske, Pivnichne, Bila Hora and Toresk, - Generalstaff of Armed Forces of Ukraine Says in the Morning Report</text:p>
      <text:p text:style-name="P4">
News Collection Link:(https:\/\/liveuamap.com\/en\/2023\/19-june-at-bakhmut-direction-russian-army-shelled-vasukivka)</text:p>
      <text:p text:style-name="P4">
News Source: <text:a xlink:type="simple" xlink:href="https://t.me/lumsrc/5129" text:style-name="Internet_20_link" text:visited-style-name="Visited_20_Internet_20_Link">
https://t.me/lumsrc/5129</text:a>
</text:p>
      <!--NEWS-->
      <text:h text:style-name="P10" text:outline-level="1">
<text:span text:style-name="T4">
The court left the commander of one of the Chervinsky SCOs for a month</text:span>
</text:h>
      <text:p text:style-name="P4">
Authors: Ukrinform (Person)</text:p>
      <text:p text:style-name="P4">
Publisher: Укринформ (Organization)</text:p>
      <text:p text:style-name="P4">
Published Time: 2023-06-19T-8:30:00+03:00</text:p>
      <text:p text:style-name="P4">
Modified Time: 2023-06-19T21:30:00+03:00</text:p>
      <text:p text:style-name="P4">
Description: The Judge of the Shevchenkivsky District Court of Kyiv decided to continue the measure of restraint for the former acting commander of one of the parts of the Special Operations forces of Roman Chervinsky for another month. - Ukrinform.</text:p>
      <text:p text:style-name="P4">
Images: ['<text:a xlink:type="simple" xlink:href="https://static.ukrinform.com/photos/2023_06/thumb_files/630_360_1687199506-242.jpg" text:style-name="Internet_20_link" text:visited-style-name="Visited_20_Internet_20_Link">
630_360_16871...</text:a>
']</text:p>
      <text:p text:style-name="P4">
Tags: ['Арешт', 'Суд', 'ССО']</text:p>
      <text:p text:style-name="P4">
Type: Article</text:p>
      <!--METADATA-->
      <text:p text:style-name="P4">
<draw:frame draw:style-name="fr1" draw:name="Image44" text:anchor-type="as-char" svg:width="6.9236in" svg:height="3.956343in" draw:z-index="0">
<draw:image xlink:href="../Images/yкринформ/2023-06-19T-8-30-00-03-00/630_360_1687199506-242.jpg" xlink:type="simple" xlink:show="embed" xlink:actuate="onLoad" draw:mime-type="image/jpeg"/>
</draw:frame>
The Prasyashevchenkivskyi District Court of Kyiv decided to continue the squeezing measure for the former acting commander of one of the parties of special operations of Roman Chervinsky for another month.</text:p>
      <text:p text:style-name="P4">
About it reports “<text:a xlink:type="simple" xlink:href="https://www.radiosvoboda.org/amp/news-sud-chervinsky-pid-vartoi/32466249.html" text:style-name="Internet_20_link" text:visited-style-name="Visited_20_Internet_20_Link">
Radio Liberty</text:a>
», Reports Ukrinform.</text:p>
      <text:p text:style-name="P4">
As it is noted, the prosecutor was asked for the relevant decision.</text:p>
      <text:p text:style-name="P4">
Instead, lawyers were asked to <text:a xlink:type="simple" xlink:href="https://www.ukrinform.ua/tag-sud" text:style-name="Internet_20_link" text:visited-style-name="Visited_20_Internet_20_Link">
court</text:a>
Allowed Chervinsky to be guarantee of public figures who came in precision and declared such intention. In particular, to take Chervinsky to the bail of the hero of Ukraine Stepan Khmara, People's Deputy Geo Leros and others.</text:p>
      <text:p text:style-name="P4">
Lawyers have stated that they would challenge the court's decision.</text:p>
      <text:p text:style-name="P4">
“The prosecution did not provide any new evidence, on the basis of which it was necessary to detain and keep Roman in custody. The court was not taken into account that his mother lost his sight and his wife received a disability. He has three children, ”said lawyer Sergey Lysenko.</text:p>
      <text:p text:style-name="P4">
<text:span text:style-name="T4">
 Read also: </text:span>
 [Kanatov's Firestration by the Russians: SBU reported suspicion(https://www.ukrinform.ua/rubric-society/3698964-obstril-rosianami-aerodromu-kanatove-sbu-povidomila-pro-pidozru-eksbijcu-sso.html)Thus, Chervinsky will be in custody until July 21.</text:p>
      <text:p text:style-name="P4">
As reported <text:a xlink:type="simple" xlink:href="https://www.ukrinform.ua/rubric-society/3700000-sbu-zatrimala-oficera-cervinskogo-akogo-sukali-v-spravi-pro-obstril-aerodromu-kanatove-dzerelo.html" text:style-name="Internet_20_link" text:visited-style-name="Visited_20_Internet_20_Link">
Ukrinform</text:a>
, The Security Service of Ukraine on April 24, an officer Roman Chervinsky in the case of shelling of the Kanatovo aerodrome in July 2022.</text:p>
      <text:p text:style-name="P4">
On April 25, the Shevchenkivsky District Court of Kyiv O <text:a xlink:type="simple" xlink:href="https://www.ukrinform.ua/rubric-society/3700688-obstril-aerodromu-kanatove-sud-uzav-pid-vartu-oficera-cervinskogo-zmi.html" text:style-name="Internet_20_link" text:visited-style-name="Visited_20_Internet_20_Link">
took the officer of a preventive measure</text:a>
In the form of a guard, two months without bail.</text:p>
      <text:p text:style-name="P4">
<text:a xlink:type="simple" xlink:href="https://www.ukrinform.ua/rubric-society/3709573-obstril-aerodromu-kanatove-apelacijnij-sud-zalisiv-pid-vartou-oficera-cervinskogo.html" text:style-name="Internet_20_link" text:visited-style-name="Visited_20_Internet_20_Link">
Appeal Court of Appeal on May 15 left it in force</text:a>
.  Photo: www.radio svoboda.org</text:p>
      <text:p text:style-name="P4">
News Source: <text:a xlink:type="simple" xlink:href="https://www.ukrinform.ua/rubric-society/3725028-sud-ise-na-misac-zalisiv-pid-vartou-komandira-odniei-iz-castin-sso-cervinskogo.html" text:style-name="Internet_20_link" text:visited-style-name="Visited_20_Internet_20_Link">
https://www.ukrinform.ua/rubric-society/3725028-sud-ise-na-misac-zalisiv-pid-vartou-komandira-odniei-iz-castin-sso-cervinskogo.html</text:a>
</text:p>
      <!--NEWS-->
      <text:h text:style-name="P10" text:outline-level="1">
<text:span text:style-name="T4">
The Russians charge reserves in the south and in the east of Ukraine - the Ministry of Defense</text:span>
</text:h>
      <text:p text:style-name="P4">
Authors: Ukrinform (Person)</text:p>
      <text:p text:style-name="P4">
Publisher: Укринформ (Organization)</text:p>
      <text:p text:style-name="P4">
Published Time: 2023-06-19T-9:24:00+03:00</text:p>
      <text:p text:style-name="P4">
Modified Time: 2023-06-19T21:24:00+03:00</text:p>
      <text:p text:style-name="P4">
Description: Russian invaders do not leave their main purpose - to reach the borders of Donetsk and Luhansk region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Схід України', 'Війна з Росією', 'Ганна Маляр', 'Єдині новини']</text:p>
      <text:p text:style-name="P4">
Type: Article</text:p>
      <!--METADATA-->
      <text:p text:style-name="P4">
<draw:frame draw:style-name="fr1" draw:name="Image45" text:anchor-type="as-char" svg:width="6.9236in" svg:height="3.956343in" draw:z-index="0">
<draw:image xlink:href="../Images/yкринформ/2023-06-19T-9-24-00-03-00/630_360_1668461240-442.jpg" xlink:type="simple" xlink:show="embed" xlink:actuate="onLoad" draw:mime-type="image/jpeg"/>
</draw:frame>
The Russian -enchantments do not leave their main purpose - to reach the borders of Donetsk Talugansk regions.</text:p>
      <text:p text:style-name="P4">
The Deputy Minister of Defense Anna Malyar said this on the air of the only news on the TV.</text:p>
      <text:p text:style-name="P4">
“They simply do not leave their key goal they set, it is the Rubezhidnetsky and Luhansk regions. At a time when they could not bury Kiev, they simply began to set goals gradually. And despite the fact that in several directions in the south the offensive of our armed forces continues, the Urosians also have their own directions of the offensive, and they also come. For example, the stairs have been on four directions since January this year. These are the Marchinsky, Avdiivsky, Liman and Bakhmut direction. And Kupyansky was added. And now, in fact, they are on Liman and Kupyansky. And the East is the direction of their main offensive, they do not break their goal - to reach the borders of Donetsk and Luhansk regions. They collect reserves there, ”the painter said.</text:p>
      <text:p text:style-name="P4">
She noted that <text:a xlink:type="simple" xlink:href="https://www.ukrinform.ua/tag-rosijski-vijskovi" text:style-name="Internet_20_link" text:visited-style-name="Visited_20_Internet_20_Link">
Russians</text:a>
Reserves in the south, "but they strengthen them in the east."</text:p>
      <text:p text:style-name="P4">
In addition, she said, Russian invaders increase the number of shelling of the East.</text:p>
      <text:p text:style-name="P4">
"For example, speaking in the past week to understand the numbers that" increase the number of shelling ", then there were about 6 thousand enemy shelling in the east, they used more than 277 thousand ammunition," the Deputy Minister of Defense added.</text:p>
      <text:p text:style-name="P4">
*!(https://www.ukrinform.ua/rubric-ato/3725024-vijskova-operacia-na-pivdni-mae-dekilka-zavdan-i-zsu-ih-vikonuut-malar.html)She noted that the fighting continues in the east and in the south. And we are on some towers in the offensive, on some - in defense. "And the enemy in us is very serious.</text:p>
      <text:p text:style-name="P4">
Earlier, the painter reported that in the Bakhmut direction, Ukrainian troops moved deep into several sections.</text:p>
      <text:p text:style-name="P4">
News Source: <text:a xlink:type="simple" xlink:href="https://www.ukrinform.ua/rubric-ato/3725026-rosiani-staguut-rezervi-i-na-pivdni-i-na-shodi-ukraini-minoboroni.html" text:style-name="Internet_20_link" text:visited-style-name="Visited_20_Internet_20_Link">
https://www.ukrinform.ua/rubric-ato/3725026-rosiani-staguut-rezervi-i-na-pivdni-i-na-shodi-ukraini-minoboroni.html</text:a>
</text:p>
      <!--NEWS-->
      <text:h text:style-name="P10" text:outline-level="1">
<text:span text:style-name="T4">
4 Shahed drones and 4 Kaliber cruise missiles were shot down overnight</text:span>
</text:h>
      <text:p text:style-name="P4">
Authors: liveuamap (Language: en)</text:p>
      <text:p text:style-name="P4">
Time: 2023-06-19T01:48:19</text:p>
      <text:p text:style-name="P4">
Location: Dnipro (Latitude:48.33232 Longtitude:35.13702)</text:p>
      <text:p text:style-name="P4">
Videos: []</text:p>
      <text:p text:style-name="P4">
Images: ["<text:a xlink:type="simple" xlink:href="https://liveuamap.com/pics/2023/06/19/22570262_0.jpg" text:style-name="Internet_20_link" text:visited-style-name="Visited_20_Internet_20_Link">
22570262_0.jpg</text:a>
"]</text:p>
      <text:p text:style-name="P4">
Tags: ["Europe", "Central and Eastern Europe"]</text:p>
      <text:p text:style-name="P4">
Id: 22570262</text:p>
      <!--METADATA-->
      <text:p text:style-name="P4">
4 Shahed drones and 4 Kaliber cruise missiles were shot down overnight</text:p>
      <text:p text:style-name="P4">
<draw:frame draw:style-name="fr1" draw:name="Image46" text:anchor-type="as-char" svg:width="6.9236in" svg:height="6.9236in" draw:z-index="0">
<draw:image xlink:href="../Images/liveuamap/2023-06-19T01-48-19/22570262_0.jpg" xlink:type="simple" xlink:show="embed" xlink:actuate="onLoad" draw:mime-type="image/jpeg"/>
</draw:frame>
News Collection Link: <text:a xlink:type="simple" xlink:href="https:\/\/liveuamap.com\/en\/2023\/19-june-4-shahed-drones-and-4-kaliber-cruise-missiles-were" text:style-name="Internet_20_link" text:visited-style-name="Visited_20_Internet_20_Link">
https:\/\/liveuamap.com\/en\/2023\/19-june-4-shahed-drones-and-4-kaliber-cruise-missiles-were</text:a>
</text:p>
      <text:p text:style-name="P4">
News Source: <text:a xlink:type="simple" xlink:href="https://t.me/kpszsu/2631" text:style-name="Internet_20_link" text:visited-style-name="Visited_20_Internet_20_Link">
https://t.me/kpszsu/2631</text:a>
</text:p>
      <!--NEWS-->
      <text:h text:style-name="P10" text:outline-level="1">
<text:span text:style-name="T4">
Ukrainian military liberated Pyatykhatky village in Zaporizhzhia region</text:span>
</text:h>
      <text:p text:style-name="P4">
Authors: liveuamap (Language: en)</text:p>
      <text:p text:style-name="P4">
Time: 2023-06-19T01:52:10</text:p>
      <text:p text:style-name="P4">
Location: Zaporizhzhia (Latitude:47.50746 Longtitude:35.46241)</text:p>
      <text:p text:style-name="P4">
Videos: []</text:p>
      <text:p text:style-name="P4">
Images: []</text:p>
      <text:p text:style-name="P4">
Tags: []</text:p>
      <text:p text:style-name="P4">
Id: 22570263</text:p>
      <!--METADATA-->
      <text:p text:style-name="P4">
Ukrainian military liberated Pyatykhatky village in Zaporizhzhia region</text:p>
      <text:p text:style-name="P4">
News Collection Link: <text:a xlink:type="simple" xlink:href="https:\/\/liveuamap.com\/en\/2023\/19-june-ukrainian-military-liberated-pyatykhatky-village" text:style-name="Internet_20_link" text:visited-style-name="Visited_20_Internet_20_Link">
https:\/\/liveuamap.com\/en\/2023\/19-june-ukrainian-military-liberated-pyatykhatky-village</text:a>
</text:p>
      <text:p text:style-name="P4">
News Source: <text:a xlink:type="simple" xlink:href="https://t.me/annamaliar/858" text:style-name="Internet_20_link" text:visited-style-name="Visited_20_Internet_20_Link">
https://t.me/annamaliar/858</text:a>
</text:p>
      <!--NEWS-->
      <text:h text:style-name="P10" text:outline-level="1">
<text:span text:style-name="T4">
7 person wounded as result of shelling in Valuyki district of Belgorod region</text:span>
</text:h>
      <text:p text:style-name="P4">
Authors: liveuamap (Language: en)</text:p>
      <text:p text:style-name="P4">
Time: 2023-06-19T01:57:35</text:p>
      <text:p text:style-name="P4">
Location: Belgorodskaya oblast' (Latitude:50.2024 Longtitude:38.10608)</text:p>
      <text:p text:style-name="P4">
Videos: []</text:p>
      <text:p text:style-name="P4">
Images: ["<text:a xlink:type="simple" xlink:href="https://liveuamap.com/pics/2023/06/19/22570265_0.jpg" text:style-name="Internet_20_link" text:visited-style-name="Visited_20_Internet_20_Link">
22570265_0.jpg</text:a>
", "<text:a xlink:type="simple" xlink:href="https://liveuamap.com/pics/2023/06/19/22570265_1.jpg" text:style-name="Internet_20_link" text:visited-style-name="Visited_20_Internet_20_Link">
22570265_1.jpg</text:a>
", "<text:a xlink:type="simple" xlink:href="https://liveuamap.com/pics/2023/06/19/22570265_2.jpg" text:style-name="Internet_20_link" text:visited-style-name="Visited_20_Internet_20_Link">
22570265_2.jpg</text:a>
", "<text:a xlink:type="simple" xlink:href="https://liveuamap.com/pics/2023/06/19/22570265_3.jpg" text:style-name="Internet_20_link" text:visited-style-name="Visited_20_Internet_20_Link">
22570265_3.jpg</text:a>
"]</text:p>
      <text:p text:style-name="P4">
Tags: ["Russia"]</text:p>
      <text:p text:style-name="P4">
Id: 22570265</text:p>
      <!--METADATA-->
      <text:p text:style-name="P4">
7 person wounded as result of shelling in Valuyki district of Belgorod region</text:p>
      <text:p text:style-name="P4">
<draw:frame draw:style-name="fr1" draw:name="Image47" text:anchor-type="as-char" svg:width="5.625in" svg:height="10.0in" draw:z-index="0">
<draw:image xlink:href="../Images/liveuamap/2023-06-19T01-57-35/22570265_0.jpg" xlink:type="simple" xlink:show="embed" xlink:actuate="onLoad" draw:mime-type="image/jpeg"/>
</draw:frame>
<draw:frame draw:style-name="fr1" draw:name="Image48" text:anchor-type="as-char" svg:width="5.625in" svg:height="10.0in" draw:z-index="0">
<draw:image xlink:href="../Images/liveuamap/2023-06-19T01-57-35/22570265_1.jpg" xlink:type="simple" xlink:show="embed" xlink:actuate="onLoad" draw:mime-type="image/jpeg"/>
</draw:frame>
<draw:frame draw:style-name="fr1" draw:name="Image49" text:anchor-type="as-char" svg:width="6.9236in" svg:height="9.200797in" draw:z-index="0">
<draw:image xlink:href="../Images/liveuamap/2023-06-19T01-57-35/22570265_2.jpg" xlink:type="simple" xlink:show="embed" xlink:actuate="onLoad" draw:mime-type="image/jpeg"/>
</draw:frame>
<draw:frame draw:style-name="fr1" draw:name="Image50" text:anchor-type="as-char" svg:width="5.625in" svg:height="10.0in" draw:z-index="0">
<draw:image xlink:href="../Images/liveuamap/2023-06-19T01-57-35/22570265_3.jpg" xlink:type="simple" xlink:show="embed" xlink:actuate="onLoad" draw:mime-type="image/jpeg"/>
</draw:frame>
News Collection Link: <text:a xlink:type="simple" xlink:href="https:\/\/liveuamap.com\/en\/2023\/19-june-7-person-wounded-as-result-of-shelling-in-valuyki" text:style-name="Internet_20_link" text:visited-style-name="Visited_20_Internet_20_Link">
https:\/\/liveuamap.com\/en\/2023\/19-june-7-person-wounded-as-result-of-shelling-in-valuyki</text:a>
</text:p>
      <text:p text:style-name="P4">
News Source: <text:a xlink:type="simple" xlink:href="https://t.me/bbbelgorod/7243" text:style-name="Internet_20_link" text:visited-style-name="Visited_20_Internet_20_Link">
https://t.me/bbbelgorod/7243</text:a>
</text:p>
      <!--NEWS-->
      <text:h text:style-name="P10" text:outline-level="1">
<text:span text:style-name="T4">
Ukrainian military in liberated Pyatykhatky of Zaporizhzhia region</text:span>
</text:h>
      <text:p text:style-name="P4">
Authors: liveuamap (Language: en)</text:p>
      <text:p text:style-name="P4">
Time: 2023-06-19T02:49:39</text:p>
      <text:p text:style-name="P4">
Location: Zaporizhzhia (Latitude:47.50845 Longtitude:35.46112)</text:p>
      <text:p text:style-name="P4">
Videos: []</text:p>
      <text:p text:style-name="P4">
Images: ["<text:a xlink:type="simple" xlink:href="https://liveuamap.com/pics/2023/06/19/22570331_0.jpg" text:style-name="Internet_20_link" text:visited-style-name="Visited_20_Internet_20_Link">
22570331_0.jpg</text:a>
"]</text:p>
      <text:p text:style-name="P4">
Tags: []</text:p>
      <text:p text:style-name="P4">
Id: 22570331</text:p>
      <!--METADATA-->
      <text:p text:style-name="P4">
Ukrainian military in liberated Pyatykhatky of Zaporizhzhia region</text:p>
      <text:p text:style-name="P4">
<draw:frame draw:style-name="fr1" draw:name="Image51" text:anchor-type="as-char" svg:width="6.9236in" svg:height="3.786344in" draw:z-index="0">
<draw:image xlink:href="../Images/liveuamap/2023-06-19T02-49-39/22570331_0.jpg" xlink:type="simple" xlink:show="embed" xlink:actuate="onLoad" draw:mime-type="image/jpeg"/>
</draw:frame>
News Collection Link: <text:a xlink:type="simple" xlink:href="https:\/\/liveuamap.com\/en\/2023\/19-june-ukrainian-military-in-liberated-pyatykhatky-of-zaporizhzhia" text:style-name="Internet_20_link" text:visited-style-name="Visited_20_Internet_20_Link">
https:\/\/liveuamap.com\/en\/2023\/19-june-ukrainian-military-in-liberated-pyatykhatky-of-zaporizhzhia</text:a>
</text:p>
      <text:p text:style-name="P4">
News Source: <text:a xlink:type="simple" xlink:href="https://t.me/dneproperatyv/65864" text:style-name="Internet_20_link" text:visited-style-name="Visited_20_Internet_20_Link">
https://t.me/dneproperatyv/65864</text:a>
</text:p>
      <!--NEWS-->
      <text:h text:style-name="P10" text:outline-level="1">
<text:span text:style-name="T4">
2 person wounded in Preobrazhenka village of Zaporizhzhia region as result of shelling, anoth...</text:span>
</text:h>
      <text:p text:style-name="P4">
Authors: liveuamap (Language: en)</text:p>
      <text:p text:style-name="P4">
Time: 2023-06-19T03:11:14</text:p>
      <text:p text:style-name="P4">
Location: Ukraine (Latitude:47.58174 Longtitude:35.79123)</text:p>
      <text:p text:style-name="P4">
Videos: []</text:p>
      <text:p text:style-name="P4">
Images: ["<text:a xlink:type="simple" xlink:href="https://liveuamap.com/pics/2023/06/19/22570351_0.jpg" text:style-name="Internet_20_link" text:visited-style-name="Visited_20_Internet_20_Link">
22570351_0.jpg</text:a>
", "<text:a xlink:type="simple" xlink:href="https://liveuamap.com/pics/2023/06/19/22570351_1.jpg" text:style-name="Internet_20_link" text:visited-style-name="Visited_20_Internet_20_Link">
22570351_1.jpg</text:a>
", "<text:a xlink:type="simple" xlink:href="https://liveuamap.com/pics/2023/06/19/22570351_2.jpg" text:style-name="Internet_20_link" text:visited-style-name="Visited_20_Internet_20_Link">
22570351_2.jpg</text:a>
"]</text:p>
      <text:p text:style-name="P4">
Tags: ["Europe", "Central and Eastern Europe"]</text:p>
      <text:p text:style-name="P4">
Id: 22570351</text:p>
      <!--METADATA-->
      <text:p text:style-name="P4">
2 person wounded in Preobrazhenka village of Zaporizhzhia region as result ofshelling, another one in Orikhiv</text:p>
      <text:p text:style-name="P4">
<draw:frame draw:style-name="fr1" draw:name="Image52" text:anchor-type="as-char" svg:width="6.9236in" svg:height="4.612849in" draw:z-index="0">
<draw:image xlink:href="../Images/liveuamap/2023-06-19T03-11-14/22570351_0.jpg" xlink:type="simple" xlink:show="embed" xlink:actuate="onLoad" draw:mime-type="image/jpeg"/>
</draw:frame>
<draw:frame draw:style-name="fr1" draw:name="Image53" text:anchor-type="as-char" svg:width="6.9236in" svg:height="6.9236in" draw:z-index="0">
<draw:image xlink:href="../Images/liveuamap/2023-06-19T03-11-14/22570351_1.jpg" xlink:type="simple" xlink:show="embed" xlink:actuate="onLoad" draw:mime-type="image/jpeg"/>
</draw:frame>
<draw:frame draw:style-name="fr1" draw:name="Image54" text:anchor-type="as-char" svg:width="6.9236in" svg:height="4.612849in" draw:z-index="0">
<draw:image xlink:href="../Images/liveuamap/2023-06-19T03-11-14/22570351_2.jpg" xlink:type="simple" xlink:show="embed" xlink:actuate="onLoad" draw:mime-type="image/jpeg"/>
</draw:frame>
News Collection Link: <text:a xlink:type="simple" xlink:href="https:\/\/liveuamap.com\/en\/2023\/19-june-2-person-wounded-in-preobrazhenka-village-of-zaporizhzhia" text:style-name="Internet_20_link" text:visited-style-name="Visited_20_Internet_20_Link">
https:\/\/liveuamap.com\/en\/2023\/19-june-2-person-wounded-in-preobrazhenka-village-of-zaporizhzhia</text:a>
</text:p>
      <text:p text:style-name="P4">
News Source: <text:a xlink:type="simple" xlink:href="https://t.me/suspilnezaporizhzhya/13879" text:style-name="Internet_20_link" text:visited-style-name="Visited_20_Internet_20_Link">
https://t.me/suspilnezaporizhzhya/13879</text:a>
</text:p>
      <!--NEWS-->
      <text:h text:style-name="P10" text:outline-level="1">
<text:span text:style-name="T4">
Official of occupation authorities in Zaporizhzhia region Vladimir Epifanov, his bodyguard an...</text:span>
</text:h>
      <text:p text:style-name="P4">
Authors: liveuamap (Language: en)</text:p>
      <text:p text:style-name="P4">
Time: 2023-06-19T03:46:42</text:p>
      <text:p text:style-name="P4">
Location: Simferopol, Crimea (Latitude:44.94415 Longtitude:34.09967)</text:p>
      <text:p text:style-name="P4">
Videos: []</text:p>
      <text:p text:style-name="P4">
Images: ["<text:a xlink:type="simple" xlink:href="https://liveuamap.com/pics/2023/06/19/22570352_0.jpg" text:style-name="Internet_20_link" text:visited-style-name="Visited_20_Internet_20_Link">
22570352_0.jpg</text:a>
", "<text:a xlink:type="simple" xlink:href="https://liveuamap.com/pics/2023/06/19/22570352_1.jpg" text:style-name="Internet_20_link" text:visited-style-name="Visited_20_Internet_20_Link">
22570352_1.jpg</text:a>
"]</text:p>
      <text:p text:style-name="P4">
Tags: ["Europe", "Central and Eastern Europe"]</text:p>
      <text:p text:style-name="P4">
Id: 22570352</text:p>
      <!--METADATA-->
      <text:p text:style-name="P4">
Official of occupation authorities in Zaporizhzhia region Vladimir Epifanov,his bodyguard and secretary were wounded as result of vehicle explosion inSimferopol</text:p>
      <text:p text:style-name="P4">
<draw:frame draw:style-name="fr1" draw:name="Image55" text:anchor-type="as-char" svg:width="6.9236in" svg:height="9.231467in" draw:z-index="0">
<draw:image xlink:href="../Images/liveuamap/2023-06-19T03-46-42/22570352_0.jpg" xlink:type="simple" xlink:show="embed" xlink:actuate="onLoad" draw:mime-type="image/jpeg"/>
</draw:frame>
<draw:frame draw:style-name="fr1" draw:name="Image56" text:anchor-type="as-char" svg:width="6.9236in" svg:height="6.9236in" draw:z-index="0">
<draw:image xlink:href="../Images/liveuamap/2023-06-19T03-46-42/22570352_1.jpg" xlink:type="simple" xlink:show="embed" xlink:actuate="onLoad" draw:mime-type="image/jpeg"/>
</draw:frame>
News Collection Link: <text:a xlink:type="simple" xlink:href="https:\/\/liveuamap.com\/en\/2023\/19-june-official-of-occupation-authorities-in-zaporizhzhia" text:style-name="Internet_20_link" text:visited-style-name="Visited_20_Internet_20_Link">
https:\/\/liveuamap.com\/en\/2023\/19-june-official-of-occupation-authorities-in-zaporizhzhia</text:a>
</text:p>
      <text:p text:style-name="P4">
News Source: <text:a xlink:type="simple" xlink:href="https://t.me/bazabazon/18651" text:style-name="Internet_20_link" text:visited-style-name="Visited_20_Internet_20_Link">
https://t.me/bazabazon/18651</text:a>
</text:p>
      <!--NEWS-->
      <text:h text:style-name="P10" text:outline-level="1">
<text:span text:style-name="T4">
At Sivershchyna and Slobozhanschyna directions Russian army shelled Karpovychi of Chernihiv r...</text:span>
</text:h>
      <text:p text:style-name="P4">
Authors: liveuamap (Language: en)</text:p>
      <text:p text:style-name="P4">
Time: 2023-06-19T04:28:00</text:p>
      <text:p text:style-name="P4">
Location: Kharkiv (Latitude:50.16348 Longtitude:36.534)</text:p>
      <text:p text:style-name="P4">
Videos: []</text:p>
      <text:p text:style-name="P4">
Images: []</text:p>
      <text:p text:style-name="P4">
Tags: ["Russia"]</text:p>
      <text:p text:style-name="P4">
Id: 22570366</text:p>
      <!--METADATA-->
      <text:p text:style-name="P4">
At sivershchyna and slBozhanschyna directions Russian army Shelled Karpovychiof Chernihiv Region; Seredyna-Buda, Sytne, Porokhon, Rozhkovychi, Tovstodubove, Bachivsk, Pryvillya, Budivelne, Bilokopytove, Novi Vyrky, VOZHOZHBA, BILOZHBA, VOLOKOPYTOV Vka, Zapsillya, Stepne, Iskryskivschyna, Hyrine, Popivka, Kindratyvka, Stepne, Pysarivka, Basivka , Loknya, myropillya, stepok of sumy region, also velyka pysarivka, Huryivkozachakhok, veterynarne, vovchansk, Budarky, Zemlyanky, Bolokhayka, Budarchy, Budarchy Anttsi, Vovchanski Khutory of Kharkiv Region. Russianivation Conducted Aircrakes at OhirtsEve, Budarky and Vesele of Kharkivregion, - General Staff of Armed Forces of Ukraine Says in the Morning Report</text:p>
      <text:p text:style-name="P4">
News Collection Link:(https:\/\/liveuamap.com\/en\/2023\/19-june-at-sivershchyna-and-slobozhanschyna-directions-russian)</text:p>
      <text:p text:style-name="P4">
News Source: <text:a xlink:type="simple" xlink:href="https://t.me/lumsrc/5126" text:style-name="Internet_20_link" text:visited-style-name="Visited_20_Internet_20_Link">
https://t.me/lumsrc/5126</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19T04:31:03</text:p>
      <text:p text:style-name="P4">
Location: Vuhledar, Donetsk Oblast (Latitude:47.7796 Longtitude:37.25086)</text:p>
      <text:p text:style-name="P4">
Videos: []</text:p>
      <text:p text:style-name="P4">
Images: []</text:p>
      <text:p text:style-name="P4">
Tags: ["Russia"]</text:p>
      <text:p text:style-name="P4">
Id: 22570353</text:p>
      <!--METADATA-->
      <text:p text:style-name="P4">
Russian forces conducting offensive actions in Donetsk and Luhansk regions.Ukrainian military had 24 combat engagements with Russian forces nearNovoselivske of Luhansk region, Spirne, Orikhovo-Vasylivka, Maryinka,Novomykhaylivka and Vuhledar of Donetsk region, - General Staff of ArmedForces of Ukraine says in the morning report</text:p>
      <text:p text:style-name="P4">
News Collection Link: <text:a xlink:type="simple" xlink:href="https:\/\/liveuamap.com\/en\/2023\/19-june-russian-forces-conducting-offensive-actions-in-donetsk" text:style-name="Internet_20_link" text:visited-style-name="Visited_20_Internet_20_Link">
https:\/\/liveuamap.com\/en\/2023\/19-june-russian-forces-conducting-offensive-actions-in-donetsk</text:a>
</text:p>
      <text:p text:style-name="P4">
News Source: <text:a xlink:type="simple" xlink:href="https://t.me/lumsrc/5134" text:style-name="Internet_20_link" text:visited-style-name="Visited_20_Internet_20_Link">
https://t.me/lumsrc/5134</text:a>
</text:p>
      <!--NEWS-->
      <text:h text:style-name="P10" text:outline-level="1">
<text:span text:style-name="T4">
Activity of Russian aviation reported, at least 4 Kh-22M3 bombers airborne over Azov Sea</text:span>
</text:h>
      <text:p text:style-name="P4">
Authors: liveuamap (Language: en)</text:p>
      <text:p text:style-name="P4">
Time: 2023-06-19T07:00:43</text:p>
      <text:p text:style-name="P4">
Location: Azov Sea (Latitude:46.28622 Longtitude:36.34277)</text:p>
      <text:p text:style-name="P4">
Videos: []</text:p>
      <text:p text:style-name="P4">
Images: []</text:p>
      <text:p text:style-name="P4">
Tags: []</text:p>
      <text:p text:style-name="P4">
Id: 22570378</text:p>
      <!--METADATA-->
      <text:p text:style-name="P4">
Activity of Russian aviation reported, at least 4 Kh-22M3 bombers airborneover Azov Sea</text:p>
      <text:p text:style-name="P4">
News Collection Link: <text:a xlink:type="simple" xlink:href="https:\/\/liveuamap.com\/en\/2023\/19-june-activity-of-russian-aviation-reported-at-least-4" text:style-name="Internet_20_link" text:visited-style-name="Visited_20_Internet_20_Link">
https:\/\/liveuamap.com\/en\/2023\/19-june-activity-of-russian-aviation-reported-at-least-4</text:a>
</text:p>
      <text:p text:style-name="P4">
News Source: <text:a xlink:type="simple" xlink:href="https://t.me/kpszsu/2633" text:style-name="Internet_20_link" text:visited-style-name="Visited_20_Internet_20_Link">
https://t.me/kpszsu/2633</text:a>
</text:p>
      <!--NEWS-->
      <text:h text:style-name="P10" text:outline-level="1">
<text:span text:style-name="T4">
NATO SG @jensstoltenberg in Berlin: “The more land the Ukrainians are able to liberate, the s...</text:span>
</text:h>
      <text:p text:style-name="P4">
Authors: liveuamap (Language: en)</text:p>
      <text:p text:style-name="P4">
Time: 2023-06-19T08:07:00</text:p>
      <text:p text:style-name="P4">
Location: Berlin, Berlin (Latitude:52.52016 Longtitude:13.36824)</text:p>
      <text:p text:style-name="P4">
Videos: []</text:p>
      <text:p text:style-name="P4">
Images: ["<text:a xlink:type="simple" xlink:href="https://liveuamap.com/pics/2023/06/19/22570385_0.jpg" text:style-name="Internet_20_link" text:visited-style-name="Visited_20_Internet_20_Link">
22570385_0.jpg</text:a>
"]</text:p>
      <text:p text:style-name="P4">
Tags: ["Germany", "Russia"]</text:p>
      <text:p text:style-name="P4">
Id: 22570385</text:p>
      <!--METADATA-->
      <text:p text:style-name="P4">
NATO SG @jensstoltenberg in Berlin: “The more land the Ukrainians are able toliberate, the stronger their hand will eventually be at the negotiating table.We all want this war to end. But a just peace cannot mean freezing theconflict and accepting a deal dictated by Russia.”</text:p>
      <text:p text:style-name="P4">
<draw:frame draw:style-name="fr1" draw:name="Image57" text:anchor-type="as-char" svg:width="6.9236in" svg:height="4.617987in" draw:z-index="0">
<draw:image xlink:href="../Images/liveuamap/2023-06-19T08-07-00/22570385_0.jpg" xlink:type="simple" xlink:show="embed" xlink:actuate="onLoad" draw:mime-type="image/jpeg"/>
</draw:frame>
News Collection Link: <text:a xlink:type="simple" xlink:href="https:\/\/liveuamap.com\/en\/2023\/19-june-nato-sg-jensstoltenberg-in-berlin-the-more-land" text:style-name="Internet_20_link" text:visited-style-name="Visited_20_Internet_20_Link">
https:\/\/liveuamap.com\/en\/2023\/19-june-nato-sg-jensstoltenberg-in-berlin-the-more-land</text:a>
</text:p>
      <text:p text:style-name="P4">
News Source: <text:a xlink:type="simple" xlink:href="https://twitter.com/NATODepSpox/status/1670750053881765890" text:style-name="Internet_20_link" text:visited-style-name="Visited_20_Internet_20_Link">
https://twitter.com/NATODepSpox/status/1670750053881765890</text:a>
</text:p>
      <!--NEWS-->
      <text:h text:style-name="P10" text:outline-level="1">
<text:span text:style-name="T4">
Flash flooding after rains in Sevastopol district</text:span>
</text:h>
      <text:p text:style-name="P4">
Authors: liveuamap (Language: en)</text:p>
      <text:p text:style-name="P4">
Time: 2023-06-19T08:25:19</text:p>
      <text:p text:style-name="P4">
Location: Sevastopol (Latitude:44.51354 Longtitude:33.60492)</text:p>
      <text:p text:style-name="P4">
Videos: []</text:p>
      <text:p text:style-name="P4">
Images: ["<text:a xlink:type="simple" xlink:href="https://liveuamap.com/pics/2023/06/19/22570380_1.jpg" text:style-name="Internet_20_link" text:visited-style-name="Visited_20_Internet_20_Link">
22570380_1.jpg</text:a>
", "<text:a xlink:type="simple" xlink:href="https://liveuamap.com/pics/2023/06/19/22570380_2.jpg" text:style-name="Internet_20_link" text:visited-style-name="Visited_20_Internet_20_Link">
22570380_2.jpg</text:a>
"]</text:p>
      <text:p text:style-name="P4">
Tags: ["Europe", "Central and Eastern Europe"]</text:p>
      <text:p text:style-name="P4">
Id: 22570380</text:p>
      <!--METADATA-->
      <text:p text:style-name="P4">
Flash flooding after rains in Sevastopol district</text:p>
      <text:p text:style-name="P4">
<draw:frame draw:style-name="fr1" draw:name="Image58" text:anchor-type="as-char" svg:width="6.9236in" svg:height="9.231467in" draw:z-index="0">
<draw:image xlink:href="../Images/liveuamap/2023-06-19T08-25-19/22570380_1.jpg" xlink:type="simple" xlink:show="embed" xlink:actuate="onLoad" draw:mime-type="image/jpeg"/>
</draw:frame>
<draw:frame draw:style-name="fr1" draw:name="Image59" text:anchor-type="as-char" svg:width="6.9236in" svg:height="9.231467in" draw:z-index="0">
<draw:image xlink:href="../Images/liveuamap/2023-06-19T08-25-19/22570380_2.jpg" xlink:type="simple" xlink:show="embed" xlink:actuate="onLoad" draw:mime-type="image/jpeg"/>
</draw:frame>
News Collection Link: <text:a xlink:type="simple" xlink:href="https:\/\/liveuamap.com\/en\/2023\/19-june-flash-flooding-after-rains-in-sevastopol-district" text:style-name="Internet_20_link" text:visited-style-name="Visited_20_Internet_20_Link">
https:\/\/liveuamap.com\/en\/2023\/19-june-flash-flooding-after-rains-in-sevastopol-district</text:a>
</text:p>
      <text:p text:style-name="P4">
News Source: <text:a xlink:type="simple" xlink:href="https://t.me/zvezdanews/121930" text:style-name="Internet_20_link" text:visited-style-name="Visited_20_Internet_20_Link">
https://t.me/zvezdanews/121930</text:a>
</text:p>
      <!--NEWS-->
      <text:h text:style-name="P10" text:outline-level="1">
<text:span text:style-name="T4">
Brigade Aerospace found enemy targets that later destroyed artillery</text:span>
</text:h>
      <text:p text:style-name="P4">
Author: ['АРМІЯINFORM']</text:p>
      <text:p text:style-name="P4">
Time: 2023-06-19T0: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Source: <text:a xlink:type="simple" xlink:href="https://www.facebook.com/GeneralStaff.ua/videos/932486448058304/" text:style-name="Internet_20_link" text:visited-style-name="Visited_20_Internet_20_Link">
General Staff of the UKRAINE</text:a>
</text:p>
      <text:p text:style-name="P4">
News Source: <text:a xlink:type="simple" xlink:href="https://armyinform.com.ua/2023/06/19/brygadna-aerorozvidka-vyyavyla-vorozhi-czili-vognevi-artylerijski-grupy-brygady-uspishno-yih-znyshhyly/" text:style-name="Internet_20_link" text:visited-style-name="Visited_20_Internet_20_Link">
https://armyinform.com.ua/2023/06/19/brygadna-aerorozvidka-vyyavyla-vorozhi-czili-vognevi-artylerijski-grupy-brygady-uspishno-yih-znyshhyly/</text:a>
</text:p>
      <!--NEWS-->
      <text:h text:style-name="P10" text:outline-level="1">
<text:span text:style-name="T4">
In Rivne, a hub will work for integration of internally displaced persons</text:span>
</text:h>
      <text:p text:style-name="P4">
Author: ['АРМІЯINFORM']</text:p>
      <text:p text:style-name="P4">
Time: 2023-06-19T10:00:00-04:00</text:p>
      <text:p text:style-name="P4">
Description: At the RIMIT, a simple -minded person is for the inside of the resettlement of the same huge people, ... the war with Ukraine 2022, the war with Ukraine is the latest news today, the News War with Ukraine 2022 is the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318c551-652c-434b-9391-45b53d7fc057.jpg" text:style-name="Internet_20_link" text:visited-style-name="Visited_20_Internet_20_Link">
1318c551-652c-434b-9391-45b53d7fc057.jpg</text:a>
']</text:p>
      <text:p text:style-name="P4">
Tags: ['STOPRUSSIA', 'АГРЕСІЯ РФ', 'ВІЙНА', 'ВТОРГНЕННЯ РФ', 'ДОПОМОГА ВПО', 'МІНРЕІНТЕГРАЦІЇ', 'РІВЕНЩИНА']</text:p>
      <text:p text:style-name="P4">
Category: News</text:p>
      <!--METADATA-->
      <text:p text:style-name="P4">
<draw:frame draw:style-name="fr1" draw:name="Image60" text:anchor-type="as-char" svg:width="6.9236in" svg:height="4.275323in" draw:z-index="0">
<draw:image xlink:href="../Images/AРМІЯINFORM/2023-06-19T10-00-00-04-00/1318c551-652c-434b-9391-45b53d7fc057.jpg" xlink:type="simple" xlink:show="embed" xlink:actuate="onLoad" draw:mime-type="image/jpeg"/>
</draw:frame>
Rivne creates a space of integration for internal migrants and other citizens affected by war. This will help them quickly and conveniently, report to Rivne Ova.</text:p>
      <text:p text:style-name="P4">
It is noted that it will be a hub with multifunctional services. Tamvniastically displaced persons will be able to obtain legal and psychological advisers, as well as social or humanitarian assistance.</text:p>
      <text:p text:style-name="P4">
The algorithm for providing employment, business relaxation or opening your own business will also be processed separately.</text:p>
      <text:p text:style-name="P4">
Repairs are currently underway in the premises that are funded by international specialists. The opening of the hub is scheduled for autumn.</text:p>
      <text:p text:style-name="P4">
<text:span text:style-name="T4">
 Source: </text:span>
 <text:a xlink:type="simple" xlink:href="https://t.me/minre_ua/3587" text:style-name="Internet_20_link" text:visited-style-name="Visited_20_Internet_20_Link">
<text:span text:style-name="T5">
Menrointegration</text:span>
</text:a>
.</text:p>
      <text:p text:style-name="P4">
News Source: <text:a xlink:type="simple" xlink:href="https://armyinform.com.ua/2023/06/19/u-rivnomu-zapraczyuye-hab-dlya-integracziyi-vnutrishno-peremishhenyh-osib/" text:style-name="Internet_20_link" text:visited-style-name="Visited_20_Internet_20_Link">
https://armyinform.com.ua/2023/06/19/u-rivnomu-zapraczyuye-hab-dlya-integracziyi-vnutrishno-peremishhenyh-osib/</text:a>
</text:p>
      <!--NEWS-->
      <text:h text:style-name="P10" text:outline-level="1">
<text:span text:style-name="T4">
Zelensky announced a significant continuation of defensive cooperation with Britain</text:span>
</text:h>
      <text:p text:style-name="P4">
Authors: Ukrinform (Person)</text:p>
      <text:p text:style-name="P4">
Publisher: Укринформ (Organization)</text:p>
      <text:p text:style-name="P4">
Published Time: 2023-06-19T10:56:00+03:00</text:p>
      <text:p text:style-name="P4">
Modified Time: 2023-06-19T22:56:00+03:00</text:p>
      <text:p text:style-name="P4">
Description: Defense cooperation of Ukraine and the United Kingdom will have a significant continuation. - Ukrinform.</text:p>
      <text:p text:style-name="P4">
Images: ['<text:a xlink:type="simple" xlink:href="https://static.ukrinform.com/photos/2017_05/thumb_files/630_360_1493638381-2689.jpg" text:style-name="Internet_20_link" text:visited-style-name="Visited_20_Internet_20_Link">
630_360_14936...</text:a>
']</text:p>
      <text:p text:style-name="P4">
Tags: ['Британія', 'Зброя', 'Зеленський', 'Війна з Росією', 'Ріші Сунак']</text:p>
      <text:p text:style-name="P4">
Type: Article</text:p>
      <!--METADATA-->
      <text:p text:style-name="P4">
<draw:frame draw:style-name="fr1" draw:name="Image61" text:anchor-type="as-char" svg:width="6.9236in" svg:height="3.956343in" draw:z-index="0">
<draw:image xlink:href="../Images/yкринформ/2023-06-19T10-56-00-03-00/630_360_1493638381-2689.jpg" xlink:type="simple" xlink:show="embed" xlink:actuate="onLoad" draw:mime-type="image/jpeg"/>
</draw:frame>
Defenses of Ukraine and the United Kingdom will have a significant continuation.</text:p>
      <text:p text:style-name="P4">
Volodymyr Zelenskyy said this in [evening video)(https://www.youtube.com/watch?v=cdFnw75DOHU), reports Ukrinform.</text:p>
      <text:p text:style-name="P4">
"Today in conversation with Prime Minister Richa Sunak, defensive needs as a result of this time and thanked for the defense support. For example, British" Storm Sedou ", long-range missiles, make a very useful and accurate business on the front. The other weapons of weapons.</text:p>
      <text:p text:style-name="P4">
<text:span text:style-name="T5">
Video: <text:a xlink:type="simple" xlink:href="https://t.me/OP_UA/9752" text:style-name="Internet_20_link" text:visited-style-name="Visited_20_Internet_20_Link">
Presidential Office</text:a>
</text:span>
</text:p>
      <text:p text:style-name="P4">
The head of state added that the preparation of NATO summit was also discussed in Vilnius.</text:p>
      <text:p text:style-name="P4">
"There is also a significant political decision today <text:a xlink:type="simple" xlink:href="https://www.ukrinform.ua/tag-britania" text:style-name="Internet_20_link" text:visited-style-name="Visited_20_Internet_20_Link">
Britain</text:a>
Regarding sanctions - to maintain the sanctions in contractions of Russia, until the aggressor compensates for all the damage caused to our people, our country, "Zelensky informed.</text:p>
      <text:p text:style-name="P4">
*!(https://www.ukrinform.ua/rubric-polytics/3724851-britania-zberigatime-sankcii-proti-rosii-do-viplati-moskvou-kompensacij-ukraini-mzs.html)He stressed that it is very important that the assets of the aggressor state and all persons that are related to it with the system of domination built by the Kremlin in the Russian territory-were used to compensate for the damage caused by the Russian war and terror.</text:p>
      <text:p text:style-name="P4">
"It will be fair, and I am grateful to all the British who support us on the path of fairness," the head of state added.</text:p>
      <text:p text:style-name="P4">
In addition, he noted that the conversation with Sunak discussed the preparation of a conference in London for the reconstruction of Ukraine, which should take place in the near future.</text:p>
      <text:p text:style-name="P4">
<text:span text:style-name="T4">
 Read also: </text:span>
 <text:a xlink:type="simple" xlink:href="https://www.ukrinform.ua/rubric-economy/3724913-londonska-konferencia-rozglane-finansovu-dopomogu-dla-ukraini-pisla-2023-roku-fon-der-laen.html" text:style-name="Internet_20_link" text:visited-style-name="Visited_20_Internet_20_Link">
<text:span text:style-name="T4">
 London </text:span>
 The Conference will consider the financial assistance of Ukraine after 2023 - Ursula von der Lyen</text:a>
"We are awaiting the consolidation of various international efforts, including the Jely Business, in support of our restoration. Recovery that has to be renovated to the world that freedom is insurmountable," - summarized Zemlyn.</text:p>
      <text:p text:style-name="P4">
News Source: <text:a xlink:type="simple" xlink:href="https://www.ukrinform.ua/rubric-ato/3725051-zelenskij-anonsuvav-vagome-prodovzenna-oboronnoi-spivpraci-z-britanieu.html" text:style-name="Internet_20_link" text:visited-style-name="Visited_20_Internet_20_Link">
https://www.ukrinform.ua/rubric-ato/3725051-zelenskij-anonsuvav-vagome-prodovzenna-oboronnoi-spivpraci-z-britanieu.html</text:a>
</text:p>
      <!--NEWS-->
      <text:h text:style-name="P10" text:outline-level="1">
<text:span text:style-name="T4">
The Kharkiv resident was injured as a result of a mortar shelling</text:span>
</text:h>
      <text:p text:style-name="P4">
Author: ['АРМІЯINFORM']</text:p>
      <text:p text:style-name="P4">
Time: 2023-06-19T12:00:00-04:00</text:p>
      <text:p text:style-name="P4">
Description: For the proprietary Kerivnitva Dergachyvo, the Kommersant Prosecutor's Prosecutor's Office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49928503_656196826543154_8786483647969386339_n.jpg" text:style-name="Internet_20_link" text:visited-style-name="Visited_20_Internet_20_Link">
349928503_656196826543154_8786483647969386339_n.jpg</text:a>
', '<text:a xlink:type="simple" xlink:href="https://armyinform.com.ua/wp-content/uploads/2023/06/347149233_656196229876547_3204085940457998704_n-150x150.jpg" text:style-name="Internet_20_link" text:visited-style-name="Visited_20_Internet_20_Link">
347149233_656196229876547_3204085940457998704_n-150x150.jpg</text:a>
', '<text:a xlink:type="simple" xlink:href="https://armyinform.com.ua/wp-content/uploads/2023/06/347440184_656196189876551_7126766757715667808_n-150x150.jpg" text:style-name="Internet_20_link" text:visited-style-name="Visited_20_Internet_20_Link">
347440184_656196189876551_7126766757715667808_n-150x150.jpg</text:a>
', '<text:a xlink:type="simple" xlink:href="https://armyinform.com.ua/wp-content/uploads/2023/06/348321151_656196203209883_5690742012374313022_n-150x150.jpg" text:style-name="Internet_20_link" text:visited-style-name="Visited_20_Internet_20_Link">
348321151_656196203209883_5690742012374313022_n-150x150.jpg</text:a>
', '<text:a xlink:type="simple" xlink:href="https://armyinform.com.ua/wp-content/uploads/2023/06/349935922_656196803209823_4562372834322544374_n-150x150.jpg" text:style-name="Internet_20_link" text:visited-style-name="Visited_20_Internet_20_Link">
349935922_656196803209823_4562372834322544374_n-150x150.jpg</text:a>
', '<text:a xlink:type="simple" xlink:href="https://armyinform.com.ua/wp-content/uploads/2023/06/350328496_656196793209824_7890364370852605486_n-150x150.jpg" text:style-name="Internet_20_link" text:visited-style-name="Visited_20_Internet_20_Link">
350328496_656196793209824_7890364370852605486_n-150x150.jpg</text:a>
']</text:p>
      <text:p text:style-name="P4">
Tags: ['STOPRUSSIA', 'ВОЄННІ ЗЛОЧИНИ ЗС РФ', 'ВТОРГНЕННЯ РФ', 'ОФІС ГЕНЕРАЛЬНОГО ПРОКУРОРА']</text:p>
      <text:p text:style-name="P4">
Category: News</text:p>
      <!--METADATA-->
      <text:p text:style-name="P4">
<draw:frame draw:style-name="fr1" draw:name="Image62" text:anchor-type="as-char" svg:width="6.9236in" svg:height="6.813976in" draw:z-index="0">
<draw:image xlink:href="../Images/AРМІЯINFORM/2023-06-19T12-00-00-04-00/349928503_656196826543154_8786483647969386339_n.jpg" xlink:type="simple" xlink:show="embed" xlink:actuate="onLoad" draw:mime-type="image/jpeg"/>
</draw:frame>
Under the procedural leadership of the Dergachiv and Kupyansk district prosecutors, pre -trial investigations on the facts of violations of laws and customs of war were launched(Part 1 of Art. 438 of the Criminal Code of Ukraine), <text:a xlink:type="simple" xlink:href="https://www.facebook.com/pgo.gov.ua/posts/pfbid0xGVE3Qvt1JohZwf83PJ7MCuwgU7FJA4kDyTAFJjaeapmc9treSExV85FBqvtr2yhl" text:style-name="Internet_20_link" text:visited-style-name="Visited_20_Internet_20_Link">
informs</text:a>
Office of the Prosecutor General.</text:p>
      <text:p text:style-name="P4">
“According to the investigation, on June 18 at about 3:00 pm, the invaders fired the village of Liptsi. For previous information, with mortar. The local resident was injured. Residential buildings and cars were injured, ”the message reads.</text:p>
      <text:p text:style-name="P4">
<text:a xlink:type="simple" xlink:href="https://armyinform.com.ua/wp-content/uploads/2023/06/347149233_656196229876547_3204085940457998704_n.jpg" text:style-name="Internet_20_link" text:visited-style-name="Visited_20_Internet_20_Link">
!(Images/AРМІЯINFORM/2023-06-19T12-00-00-04-00/347149233_656196229876547_3204085940457998704_n-150x150.jpg)</text:a>
</text:p>
      <text:p text:style-name="P4">
<text:a xlink:type="simple" xlink:href="https://armyinform.com.ua/wp-content/uploads/2023/06/347440184_656196189876551_7126766757715667808_n.jpg" text:style-name="Internet_20_link" text:visited-style-name="Visited_20_Internet_20_Link">
<draw:frame draw:style-name="fr1" draw:name="Image63" text:anchor-type="as-char" svg:width="6.9236in" svg:height="6.9236in" draw:z-index="0">
<draw:image xlink:href="../Images/AРМІЯINFORM/2023-06-19T12-00-00-04-00/347440184_656196189876551_7126766757715667808_n-150x150.jpg" xlink:type="simple" xlink:show="embed" xlink:actuate="onLoad" draw:mime-type="image/jpeg"/>
</draw:frame>
</text:a>
</text:p>
      <text:p text:style-name="P4">
<text:a xlink:type="simple" xlink:href="https://armyinform.com.ua/wp-content/uploads/2023/06/348321151_656196203209883_5690742012374313022_n.jpg" text:style-name="Internet_20_link" text:visited-style-name="Visited_20_Internet_20_Link">
<draw:frame draw:style-name="fr1" draw:name="Image64" text:anchor-type="as-char" svg:width="6.9236in" svg:height="6.9236in" draw:z-index="0">
<draw:image xlink:href="../Images/AРМІЯINFORM/2023-06-19T12-00-00-04-00/348321151_656196203209883_5690742012374313022_n-150x150.jpg" xlink:type="simple" xlink:show="embed" xlink:actuate="onLoad" draw:mime-type="image/jpeg"/>
</draw:frame>
</text:a>
</text:p>
      <text:p text:style-name="P4">
<text:a xlink:type="simple" xlink:href="https://armyinform.com.ua/wp-content/uploads/2023/06/349935922_656196803209823_4562372834322544374_n.jpg" text:style-name="Internet_20_link" text:visited-style-name="Visited_20_Internet_20_Link">
<draw:frame draw:style-name="fr1" draw:name="Image65" text:anchor-type="as-char" svg:width="6.9236in" svg:height="6.9236in" draw:z-index="0">
<draw:image xlink:href="../Images/AРМІЯINFORM/2023-06-19T12-00-00-04-00/349935922_656196803209823_4562372834322544374_n-150x150.jpg" xlink:type="simple" xlink:show="embed" xlink:actuate="onLoad" draw:mime-type="image/jpeg"/>
</draw:frame>
</text:a>
</text:p>
      <text:p text:style-name="P4">
<text:a xlink:type="simple" xlink:href="https://armyinform.com.ua/wp-content/uploads/2023/06/350328496_656196793209824_7890364370852605486_n.jpg" text:style-name="Internet_20_link" text:visited-style-name="Visited_20_Internet_20_Link">
<draw:frame draw:style-name="fr1" draw:name="Image66" text:anchor-type="as-char" svg:width="6.9236in" svg:height="6.9236in" draw:z-index="0">
<draw:image xlink:href="../Images/AРМІЯINFORM/2023-06-19T12-00-00-04-00/350328496_656196793209824_7890364370852605486_n-150x150.jpg" xlink:type="simple" xlink:show="embed" xlink:actuate="onLoad" draw:mime-type="image/jpeg"/>
</draw:frame>
</text:a>
In addition, during the day, the Russian military fired Kupyansk. Damage to private households, farm buildings of the Tavtomobils of the locals was recorded. The prosecutorial groups documented the effects of armored aggression of the Russian Federation.</text:p>
      <text:p text:style-name="P4">
News Source: <text:a xlink:type="simple" xlink:href="https://armyinform.com.ua/2023/06/19/meshkanecz-harkivshhyny-otrymav-poranennya-vnaslidok-minometnogo-obstrilu-rashystiv/" text:style-name="Internet_20_link" text:visited-style-name="Visited_20_Internet_20_Link">
https://armyinform.com.ua/2023/06/19/meshkanecz-harkivshhyny-otrymav-poranennya-vnaslidok-minometnogo-obstrilu-rashystiv/</text:a>
</text:p>
      <!--NEWS-->
      <text:h text:style-name="P10" text:outline-level="1">
<text:span text:style-name="T4">
Ribrov: We only work together for 10 days ...</text:span>
</text:h>
      <text:p text:style-name="P4">
Authors: Ukrinform (Person)</text:p>
      <text:p text:style-name="P4">
Publisher: Укринформ (Organization)</text:p>
      <text:p text:style-name="P4">
Published Time: 2023-06-19T12:12:04+03:00</text:p>
      <text:p text:style-name="P4">
Modified Time: 2023-06-19T23:12:04+03:00</text:p>
      <text:p text:style-name="P4">
Description: The head coach of the National Football National Team Sergey Rebrov spoke with journalists after the match of the European Championship-2024 with the Malta team (1: 0). - Ukrinform.</text:p>
      <text:p text:style-name="P4">
Images: ['<text:a xlink:type="simple" xlink:href="https://static.ukrinform.com/photos/2023_06/thumb_files/630_360_1687205279-419.jpg" text:style-name="Internet_20_link" text:visited-style-name="Visited_20_Internet_20_Link">
630_360_16872...</text:a>
']</text:p>
      <text:p text:style-name="P4">
Tags: ['Футбол', 'Ребров']</text:p>
      <text:p text:style-name="P4">
Type: Article</text:p>
      <!--METADATA-->
      <text:p text:style-name="P4">
<draw:frame draw:style-name="fr1" draw:name="Image67" text:anchor-type="as-char" svg:width="6.9236in" svg:height="3.956343in" draw:z-index="0">
<draw:image xlink:href="../Images/yкринформ/2023-06-19T12-12-04-03-00/630_360_1687205279-419.jpg" xlink:type="simple" xlink:show="embed" xlink:actuate="onLoad" draw:mime-type="image/jpeg"/>
</draw:frame>
The chief conductor of the national team of Ukraine in football Sergey Rebrov spoke zeurnalists after the match of the European Championships-2024 with the Monalt team(1:0).</text:p>
      <text:p text:style-name="P4">
Про це повідомляє офіційний <text:a xlink:type="simple" xlink:href="https://uaf.ua/article/48572" text:style-name="Internet_20_link" text:visited-style-name="Visited_20_Internet_20_Link">
 сайт </text:a>
Ukrainian Football Association(Waf), reports Ukrinform.</text:p>
      <text:p text:style-name="P4">
- It is difficult to spend three games in 10 days. We knew that this meeting would be very weighted. As in the last match, they spent the second half more confidently. The main thing was to get three points and move on.</text:p>
      <text:p text:style-name="P4">
<text:span text:style-name="T4">
 - everyone expected a more confident victory. This Ukraine has played worse, templag, did Malta deserve praise? </text:span>
</text:p>
      <text:p text:style-name="P4">
- It is very difficult for us to play with such teams, because they have a very compact defense. I realized that it would be so that in the second half we will play better than the stubborn. They spent a lot of strength, pressed a lot, so there was a much better game in the second half of the meeting. I expected it. We always play hard against such saturated defense. Many moments were crucified in the second half. Yes, they had to score more. I know that in Ukraine everyone is waiting for 5-0, 6-0, but now all teams can defend themselves.</text:p>
      <text:p text:style-name="P4">
<text:span text:style-name="T4">
 - Why did you decide not to include in the application for the Kochergin and Rusyn match? </text:span>
</text:p>
      <text:p text:style-name="P4">
- because we have to have 23 players, someone has to stay out of application.</text:p>
      <text:p text:style-name="P4">
<text:span text:style-name="T4">
 - Do you consider Matvienko's output in the starting liner? </text:span>
</text:p>
      <text:p text:style-name="P4">
- I don't know what mistakes are. I look at how ready the players are home to, how they play for their clubs, I analyze. As you can see, Mykolenko is not a grave time. This is his first two matches after the injury. I planned to release it in the second half. I think he has increased the level of our game in the attack.</text:p>
      <text:p text:style-name="P4">
<text:span text:style-name="T4">
 - Maybe it was worth trying sable on the position of the left defender instead of mattresses? </text:span>
</text:p>
      <text:p text:style-name="P4">
- I love all the players, but I get away from statistics, I look who is better. We have competition at every position, so I choose who will play. This is normal.</text:p>
      <text:p text:style-name="P4">
<text:span text:style-name="T4">
 - Of course, it is too early to demand something from the national team of Ukraine. How do you think why are so difficult to win over rivals like Malta? </text:span>
<text:span text:style-name="T4">
 Read also: </text:span>
 <text:a xlink:type="simple" xlink:href="https://www.ukrinform.ua/rubric-sports/3725020-zbirna-ukraini-obigrala-maltu-u-vidbori-na-evro2024.html" text:style-name="Internet_20_link" text:visited-style-name="Visited_20_Internet_20_Link">
The national team of Ukraine beat Malta in selection for Euro-2024</text:a>
<text:span text:style-name="T4">
 - Do you plan to attend youth Euro-2023 matches? </text:span>
</text:p>
      <text:p text:style-name="P4">
- Yes, I plan to come to Bucharest. Tomorrow, my assistants are Gomez and Gleb Platov. I will come for a second or third game. This is a very important tournament. I wish our team success so that we get to the Olympics. From the giving of the players, I talked to them, they want to play for the youth. No one said he wanted to relax on the eve of the euro. They have made the all. I am sure that these players will help our "youth".</text:p>
      <text:p text:style-name="P4">
<text:span text:style-name="T4">
 - What should we expect from the September matches of the national team of Ukraine? </text:span>
</text:p>
      <text:p text:style-name="P4">
- We now met with Germany, showed a decent game. The next gaming will be official, we need to prepare seriously for any duels. We have always set a goal before - getting out of the group.</text:p>
      <text:p text:style-name="P4">
<text:span text:style-name="T4">
 - How do you appreciate the Tsygankov game, which have already been appointed team leader? How did you determine who would beat the second penalty? </text:span>
</text:p>
      <text:p text:style-name="P4">
- Victor himself set himself as the leader of the team. No one appointed him. What he does in the last three matches is his merit. Before the game, we determined that Yarmolenko would beat the penalty. But after the unsuccessful performance of the former, I saw that he himself suggested that Tsygankov punch. I understood that Andrew was not psychologically ready for the second penalty. Therefore, I am grateful to Tsygankov for showing that he was ready for it.</text:p>
      <text:p text:style-name="P4">
Photo: Getty Images.</text:p>
      <text:p text:style-name="P4">
News Source: <text:a xlink:type="simple" xlink:href="https://www.ukrinform.ua/rubric-sports/3725052-rebrov-mi-lise-10-dniv-razom-pracuemo.html" text:style-name="Internet_20_link" text:visited-style-name="Visited_20_Internet_20_Link">
https://www.ukrinform.ua/rubric-sports/3725052-rebrov-mi-lise-10-dniv-razom-pracuemo.html</text:a>
</text:p>
      <!--NEWS-->
      <text:h text:style-name="P10" text:outline-level="1">
<text:span text:style-name="T4">
1 person wounded as result of shelling in Nikopol</text:span>
</text:h>
      <text:p text:style-name="P4">
Authors: liveuamap (Language: en)</text:p>
      <text:p text:style-name="P4">
Time: 2023-06-19T12:49:00</text:p>
      <text:p text:style-name="P4">
Location: Zaporizhia (Latitude:47.55614 Longtitude:34.40145)</text:p>
      <text:p text:style-name="P4">
Videos: []</text:p>
      <text:p text:style-name="P4">
Images: ["<text:a xlink:type="simple" xlink:href="https://liveuamap.com/pics/2023/06/19/22570427_0.jpg" text:style-name="Internet_20_link" text:visited-style-name="Visited_20_Internet_20_Link">
22570427_0.jpg</text:a>
", "<text:a xlink:type="simple" xlink:href="https://liveuamap.com/pics/2023/06/19/22570427_1.jpg" text:style-name="Internet_20_link" text:visited-style-name="Visited_20_Internet_20_Link">
22570427_1.jpg</text:a>
", "<text:a xlink:type="simple" xlink:href="https://liveuamap.com/pics/2023/06/19/22570427_2.jpg" text:style-name="Internet_20_link" text:visited-style-name="Visited_20_Internet_20_Link">
22570427_2.jpg</text:a>
", "<text:a xlink:type="simple" xlink:href="https://liveuamap.com/pics/2023/06/19/22570427_3.jpg" text:style-name="Internet_20_link" text:visited-style-name="Visited_20_Internet_20_Link">
22570427_3.jpg</text:a>
", "<text:a xlink:type="simple" xlink:href="https://liveuamap.com/pics/2023/06/19/22570427_4.jpg" text:style-name="Internet_20_link" text:visited-style-name="Visited_20_Internet_20_Link">
22570427_4.jpg</text:a>
", "<text:a xlink:type="simple" xlink:href="https://liveuamap.com/pics/2023/06/19/22570427_5.jpg" text:style-name="Internet_20_link" text:visited-style-name="Visited_20_Internet_20_Link">
22570427_5.jpg</text:a>
", "<text:a xlink:type="simple" xlink:href="https://liveuamap.com/pics/2023/06/19/22570427_6.jpg" text:style-name="Internet_20_link" text:visited-style-name="Visited_20_Internet_20_Link">
22570427_6.jpg</text:a>
"]</text:p>
      <text:p text:style-name="P4">
Tags: ["Europe", "Central and Eastern Europe"]</text:p>
      <text:p text:style-name="P4">
Id: 22570427</text:p>
      <!--METADATA-->
      <text:p text:style-name="P4">
1 person wounded as result of shelling in Nikopol</text:p>
      <text:p text:style-name="P4">
<draw:frame draw:style-name="fr1" draw:name="Image68" text:anchor-type="as-char" svg:width="6.9236in" svg:height="5.1927in" draw:z-index="0">
<draw:image xlink:href="../Images/liveuamap/2023-06-19T12-49-00/22570427_0.jpg" xlink:type="simple" xlink:show="embed" xlink:actuate="onLoad" draw:mime-type="image/jpeg"/>
</draw:frame>
<draw:frame draw:style-name="fr1" draw:name="Image69" text:anchor-type="as-char" svg:width="6.9236in" svg:height="5.1927in" draw:z-index="0">
<draw:image xlink:href="../Images/liveuamap/2023-06-19T12-49-00/22570427_1.jpg" xlink:type="simple" xlink:show="embed" xlink:actuate="onLoad" draw:mime-type="image/jpeg"/>
</draw:frame>
<draw:frame draw:style-name="fr1" draw:name="Image70" text:anchor-type="as-char" svg:width="6.9236in" svg:height="5.1927in" draw:z-index="0">
<draw:image xlink:href="../Images/liveuamap/2023-06-19T12-49-00/22570427_2.jpg" xlink:type="simple" xlink:show="embed" xlink:actuate="onLoad" draw:mime-type="image/jpeg"/>
</draw:frame>
<draw:frame draw:style-name="fr1" draw:name="Image71" text:anchor-type="as-char" svg:width="6.9236in" svg:height="5.062882in" draw:z-index="0">
<draw:image xlink:href="../Images/liveuamap/2023-06-19T12-49-00/22570427_3.jpg" xlink:type="simple" xlink:show="embed" xlink:actuate="onLoad" draw:mime-type="image/jpeg"/>
</draw:frame>
<draw:frame draw:style-name="fr1" draw:name="Image72" text:anchor-type="as-char" svg:width="6.9236in" svg:height="5.1927in" draw:z-index="0">
<draw:image xlink:href="../Images/liveuamap/2023-06-19T12-49-00/22570427_4.jpg" xlink:type="simple" xlink:show="embed" xlink:actuate="onLoad" draw:mime-type="image/jpeg"/>
</draw:frame>
<draw:frame draw:style-name="fr1" draw:name="Image73" text:anchor-type="as-char" svg:width="6.9236in" svg:height="5.1927in" draw:z-index="0">
<draw:image xlink:href="../Images/liveuamap/2023-06-19T12-49-00/22570427_5.jpg" xlink:type="simple" xlink:show="embed" xlink:actuate="onLoad" draw:mime-type="image/jpeg"/>
</draw:frame>
<draw:frame draw:style-name="fr1" draw:name="Image74" text:anchor-type="as-char" svg:width="6.9236in" svg:height="5.1927in" draw:z-index="0">
<draw:image xlink:href="../Images/liveuamap/2023-06-19T12-49-00/22570427_6.jpg" xlink:type="simple" xlink:show="embed" xlink:actuate="onLoad" draw:mime-type="image/jpeg"/>
</draw:frame>
News Collection Link: <text:a xlink:type="simple" xlink:href="https:\/\/liveuamap.com\/en\/2023\/19-june-1-person-wounded-as-result-of-shelling-in-nikopol" text:style-name="Internet_20_link" text:visited-style-name="Visited_20_Internet_20_Link">
https:\/\/liveuamap.com\/en\/2023\/19-june-1-person-wounded-as-result-of-shelling-in-nikopol</text:a>
</text:p>
      <text:p text:style-name="P4">
News Source: <text:a xlink:type="simple" xlink:href="https://t.me/dnepr_operativ/44566" text:style-name="Internet_20_link" text:visited-style-name="Visited_20_Internet_20_Link">
https://t.me/dnepr_operativ/44566</text:a>
</text:p>
      <!--NEWS-->
      <text:h text:style-name="P10" text:outline-level="1">
<text:span text:style-name="T4">
Stay live and work in Lithuania plans one third of Ukrainian refugees</text:span>
</text:h>
      <text:p text:style-name="P4">
Authors: Ukrinform (Person)</text:p>
      <text:p text:style-name="P4">
Publisher: Укринформ (Organization)</text:p>
      <text:p text:style-name="P4">
Published Time: 2023-06-19T13:14:00+03:00</text:p>
      <text:p text:style-name="P4">
Modified Time: 2023-06-19T23:14:00+03:00</text:p>
      <text:p text:style-name="P4">
Description: In the future, 34% of Ukrainian refugees in Lithuania plan to stay and work in this country. - Ukrinform.</text:p>
      <text:p text:style-name="P4">
Images: ['<text:a xlink:type="simple" xlink:href="https://static.ukrinform.com/photos/2023_06/thumb_files/630_360_1687194590-313.jpg" text:style-name="Internet_20_link" text:visited-style-name="Visited_20_Internet_20_Link">
630_360_16871...</text:a>
']</text:p>
      <text:p text:style-name="P4">
Tags: ['Литва', 'Опитування', 'Україна', 'Робота']</text:p>
      <text:p text:style-name="P4">
Type: Article</text:p>
      <!--METADATA-->
      <text:p text:style-name="P4">
<draw:frame draw:style-name="fr1" draw:name="Image75" text:anchor-type="as-char" svg:width="6.9236in" svg:height="3.956343in" draw:z-index="0">
<draw:image xlink:href="../Images/yкринформ/2023-06-19T13-14-00-03-00/630_360_1687194590-313.jpg" xlink:type="simple" xlink:show="embed" xlink:actuate="onLoad" draw:mime-type="image/jpeg"/>
</draw:frame>
34% of Ukrainian refugees in Lithuania plan to live and work in this country.</text:p>
      <text:p text:style-name="P4">
This is evidenced by an anonymous survey of Ukrainians who have used the services of employment services for the second year, Ukrinform reports with reference <text:a xlink:type="simple" xlink:href="https://www.delfi.lt/be/news/live/sluzhba-zanyatosti-34-ukrainskih-voennyh-bezhencev-v-buduschem-planiruyut-zhit-i-rabotat-v-litve.d" text:style-name="Internet_20_link" text:visited-style-name="Visited_20_Internet_20_Link">
Delfi</text:a>
.</text:p>
      <text:p text:style-name="P4">
The survey conducted in May showed that most of the refugees will be set by women aged 30-40 years(83,2%)of which more than half(52,5%)- with higher education. Most Ukrainians noted that the Lithuanians have taken them pure very well(97%). Цього року збільшилася кількість тих, хто не визначився зпланами на майбутнє, пов'язаними з життям у <text:a xlink:type="simple" xlink:href="https://www.ukrinform.ua/tag-litva" text:style-name="Internet_20_link" text:visited-style-name="Visited_20_Internet_20_Link">
 Литві</text:a>
 (40%), минулого року таких було 32%.</text:p>
      <text:p text:style-name="P4">
Литовська Служба зайнятості сприяє інтеграції українців у ринок праці,компенсуючи частину заробітної плати працедавцям, які їх працевлаштували. Зпочатку цього року 1400 біженців з України почали брати участь у програмісубсидованого працевлаштування. За даними опитування, 89,1% опитаних українцівзадоволені наданими Службою зайнятості послугами (Compared to the last year data, this score improved by 3.4%).</text:p>
      <text:p text:style-name="P4">
53,5% респондентам, які брали участь в опитуванні, вдалося працевлаштуватися.Більшість стверджує, що умови праці їх задовольняють, хоча половина опитанихукраїнців хотіли б вищої зарплати. 89% респондентів зазначили, що спілкуванняу робочому середовищі відбувається добре чи дуже добре.</text:p>
      <text:p text:style-name="P4">
<text:span text:style-name="T4">
Читайте також:</text:span>
 <text:a xlink:type="simple" xlink:href="https://www.ukrinform.ua/rubric-society/3722545-u-litvi-pracevlastuvalisa-ponad-25-000-ukrainciv.html" text:style-name="Internet_20_link" text:visited-style-name="Visited_20_Internet_20_Link">
 У <text:span text:style-name="T4">
Литві</text:span>
 працевлаштувалися понад 25 000 українців</text:a>
Nevertheless, the employment service actively calls on Ukrainians working in Lithuano, they are going to work here, learn Lithuanian. “The biggest problem that prevents the easier employment, training or work of highly skilled positions was ignorance of Lithuanian language. Now we can prohibit courses to all foreigners who want to build their future Ulith, ”said the Deputy Director of the Employment Service Gedre Sinnyvichevic</text:p>
      <text:p text:style-name="P4">
<text:span text:style-name="T5">
Фото: Zuma Press / Scanpix</text:span>
</text:p>
      <text:p text:style-name="P4">
News Source: <text:a xlink:type="simple" xlink:href="https://www.ukrinform.ua/rubric-society/3724998-zalisitisa-ziti-ta-pracuvati-u-litvi-planue-tretina-ukrainskih-bizenciv.html" text:style-name="Internet_20_link" text:visited-style-name="Visited_20_Internet_20_Link">
https://www.ukrinform.ua/rubric-society/3724998-zalisitisa-ziti-ta-pracuvati-u-litvi-planue-tretina-ukrainskih-bizenciv.html</text:a>
</text:p>
      <!--NEWS-->
      <text:h text:style-name="P10" text:outline-level="1">
<text:span text:style-name="T4">
2 points of management, 4 SPRs and 2 enemy ammunition</text:span>
</text:h>
      <text:p text:style-name="P4">
Author: ['АРМІЯINFORM']</text:p>
      <text:p text:style-name="P4">
Time: 2023-06-19T14:00:00-04:00</text:p>
      <text:p text:style-name="P4">
Description: About CED DOIMLAY GS ZS Ukrainian. “The rocket launches of the rocket and the artist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9/3-zvedennya-genshtab.jpg" text:style-name="Internet_20_link" text:visited-style-name="Visited_20_Internet_20_Link">
3-zvedennya-genshtab.jpg</text:a>
']</text:p>
      <text:p text:style-name="P4">
Tags: ['3 БПЛА', 'SHAHED', 'STOPRUSSIA', 'ВТОРГНЕННЯ РФ', 'ГШ ЗС УКРАЇНИ', 'КА-52', 'ХРОНІКА ОБОРОНИ']</text:p>
      <text:p text:style-name="P4">
Category: News</text:p>
      <!--METADATA-->
      <text:p text:style-name="P4">
<draw:frame draw:style-name="fr1" draw:name="Image76" text:anchor-type="as-char" svg:width="6.9236in" svg:height="4.615733in" draw:z-index="0">
<draw:image xlink:href="../Images/AРМІЯINFORM/2023-06-19T14-00-00-04-00/3-zvedennya-genshtab.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S2FA1yMz1eq1Znt5f8FM2GGqECLSLoh11AyaPzygK5RTVt7HqgsZ1ZKw1ccfviWcl" text:style-name="Internet_20_link" text:visited-style-name="Visited_20_Internet_20_Link">
reports</text:a>
General of the Armed Forces of Ukraine.</text:p>
      <text:p text:style-name="P4">
"Missile troops and artillery units have affected the last day 2 points of management, 4 anti-aircraft missile complexes, 2 areas of concentration of personnel and enemy military equipment and 2 ammunition depots." - This is a testament.</text:p>
      <text:p text:style-name="P4">
In addition, the aviation of defense forces over the past 24 hours has struck 10 strokes in the areas of the enemy's personnel and the enemy anti-aircraft missile complex was affected. Our defenders also destroyed the enemy helicopter-52, 3 Iranian shock UAVs type "Shahd" and 7 reconnaissance UAVs.</text:p>
      <text:p text:style-name="P4">
News Source: <text:a xlink:type="simple" xlink:href="https://armyinform.com.ua/2023/06/19/urazheno-2-punkty-upravlinnya-4-zrk-ta-2-sklady-boyeprypasiv-protyvnyka/" text:style-name="Internet_20_link" text:visited-style-name="Visited_20_Internet_20_Link">
https://armyinform.com.ua/2023/06/19/urazheno-2-punkty-upravlinnya-4-zrk-ta-2-sklady-boyeprypasiv-protyvnyka/</text:a>
</text:p>
      <!--NEWS-->
      <text:h text:style-name="P10" text:outline-level="1">
<text:span text:style-name="T4">
Kuleba: Ukrainian prisoners were taken to Hungary in the political interests of Orban</text:span>
</text:h>
      <text:p text:style-name="P4">
Authors: Ukrinform (Person)</text:p>
      <text:p text:style-name="P4">
Publisher: Укринформ (Organization)</text:p>
      <text:p text:style-name="P4">
Published Time: 2023-06-19T14:32:00+03:00</text:p>
      <text:p text:style-name="P4">
Modified Time: 2023-06-19T23:32:00+03:00</text:p>
      <text:p text:style-name="P4">
Description: The operation of export to Hungary 11 Ukrainian prisoners was carried out in the political interests of one person - the Prime Minister of this country Victor Orban.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Орбан', 'Угорщина', 'Полонені', 'Війна з Росією', 'Єдині новини']</text:p>
      <text:p text:style-name="P4">
Type: Article</text:p>
      <!--METADATA-->
      <text:p text:style-name="P4">
<draw:frame draw:style-name="fr1" draw:name="Image77" text:anchor-type="as-char" svg:width="6.9236in" svg:height="3.956343in" draw:z-index="0">
<draw:image xlink:href="../Images/yкринформ/2023-06-19T14-32-00-03-00/630_360_1685367365-251.jpg" xlink:type="simple" xlink:show="embed" xlink:actuate="onLoad" draw:mime-type="image/jpeg"/>
</draw:frame>
The operation of the twist to Hungary 11 Ukrainian prisoners was implemented in the political interests of one person - the Prime Minister of this country Victor Orban.</text:p>
      <text:p text:style-name="P4">
According to Ukrinform with reference to <text:a xlink:type="simple" xlink:href="https://t.me/svoboda_radio/18585" text:style-name="Internet_20_link" text:visited-style-name="Visited_20_Internet_20_Link">
Radio Liberty</text:a>
The Foreign Minister Dmytro Kuleba said this Teluorphone.</text:p>
      <text:p text:style-name="P4">
“There was one simple goal: Viktor Orban had to show the Hungarians in Hungary, the Iposta borders of Hungary, that he was their only defender. All this operation was bullars in the political interests of one person, ”the minister said.</text:p>
      <text:p text:style-name="P4">
Kuleba added that, according to unofficial information, "other players were involved, and not only from Hungary."</text:p>
      <text:p text:style-name="P4">
<text:span text:style-name="T4">
 Read also: </text:span>
 <text:a xlink:type="simple" xlink:href="https://www.ukrinform.ua/rubric-polytics/3724897-ugorsina-mae-poasniti-svou-ucast-u-zvilnenni-ukrainskih-vijskovopolonenih-evrokomisia.html" text:style-name="Internet_20_link" text:visited-style-name="Visited_20_Internet_20_Link">
<text:span text:style-name="T4">
 Hungary </text:span>
 should explain its participation in the release of Ukrainian prisoners of war - the European Commission</text:a>
As it was reported, on June 9, the Ministry of Foreign Affairs of Ukraine was invited by the Hungarian Attorney and submitted to him an appeal to demand detailed information about the Ukrainian [prisoners of war].(https://www.ukrinform.ua/tag-poloneni)And the consul access them immediately.</text:p>
      <text:p text:style-name="P4">
The Ukrainian government was not informed of the relevant negotiations between the Hungarian and Russian parties. The Ukrainian side learned from Hungarian Schemyn's public claim from the public statement of Hungary Schemy.</text:p>
      <text:p text:style-name="P4">
<text:span text:style-name="T4">
 Read also: </text:span>
 <text:a xlink:type="simple" xlink:href="https://www.ukrinform.ua/rubric-world/3723540-u-orbana-kazut-so-ne-znali-pro-peredacu-ukrainskih-polonenih-z-rosii.html" text:style-name="Internet_20_link" text:visited-style-name="Visited_20_Internet_20_Link">
Orbana is said to be unaware of the transfer of Ukrainian ones from Russia</text:a>
Foreign Ministry(http://www.ukrinform.ua/rubric-polytics/3724799-mzs-vimagae-dopustiti-konsula-do-ukrainskih-polonenih-akih-ugorsina-utrimue-v-izolacii.html), transferred by Russia to Budapest, which Hungary holds in isolation.<text:span text:style-name="T5">
Foto: Dmytro Kuleba, Facebook</text:span>
</text:p>
      <text:p text:style-name="P4">
News Source: <text:a xlink:type="simple" xlink:href="https://www.ukrinform.ua/rubric-polytics/3725056-kuleba-ukrainskih-polonenih-vivezli-do-ugorsini-v-politicnih-interesah-orbana.html" text:style-name="Internet_20_link" text:visited-style-name="Visited_20_Internet_20_Link">
https://www.ukrinform.ua/rubric-polytics/3725056-kuleba-ukrainskih-polonenih-vivezli-do-ugorsini-v-politicnih-interesah-orbana.html</text:a>
</text:p>
      <!--NEWS-->
      <text:h text:style-name="P10" text:outline-level="1">
<text:span text:style-name="T4">
Explosion was audible in Kharkiv region</text:span>
</text:h>
      <text:p text:style-name="P4">
Authors: liveuamap (Language: en)</text:p>
      <text:p text:style-name="P4">
Time: 2023-06-19T15:06:32</text:p>
      <text:p text:style-name="P4">
Location: Kharkiv (Latitude:49.7919 Longtitude:37.30957)</text:p>
      <text:p text:style-name="P4">
Videos: []</text:p>
      <text:p text:style-name="P4">
Images: []</text:p>
      <text:p text:style-name="P4">
Tags: []</text:p>
      <text:p text:style-name="P4">
Id: 22570424</text:p>
      <!--METADATA-->
      <text:p text:style-name="P4">
Explosion was audible in Kharkiv region</text:p>
      <text:p text:style-name="P4">
News Collection Link: <text:a xlink:type="simple" xlink:href="https:\/\/liveuamap.com\/en\/2023\/19-june-explosion-was-audible-in-kharkiv-region" text:style-name="Internet_20_link" text:visited-style-name="Visited_20_Internet_20_Link">
https:\/\/liveuamap.com\/en\/2023\/19-june-explosion-was-audible-in-kharkiv-region</text:a>
</text:p>
      <text:p text:style-name="P4">
News Source: <text:a xlink:type="simple" xlink:href="https://t.me/kharkivlife/62754" text:style-name="Internet_20_link" text:visited-style-name="Visited_20_Internet_20_Link">
https://t.me/kharkivlife/62754</text:a>
</text:p>
      <!--NEWS-->
      <text:h text:style-name="P10" text:outline-level="1">
<text:span text:style-name="T4">
Macron has announced that Ukraine has already received the SAMP/T Anti -Receive Complex</text:span>
</text:h>
      <text:p text:style-name="P4">
Authors: Ukrinform (Person)</text:p>
      <text:p text:style-name="P4">
Publisher: Укринформ (Organization)</text:p>
      <text:p text:style-name="P4">
Published Time: 2023-06-19T15:51:00+03:00</text:p>
      <text:p text:style-name="P4">
Modified Time: 2023-06-19T23:51:00+03:00</text:p>
      <text:p text:style-name="P4">
Description: Emmanuel Macron announced that Ukraine received the French-Italian complex of medium-range air defense SAMP/T. - Ukrinform.</text:p>
      <text:p text:style-name="P4">
Images: ['<text:a xlink:type="simple" xlink:href="https://static.ukrinform.com/photos/2022_11/thumb_files/630_360_1667928809-564.jpg" text:style-name="Internet_20_link" text:visited-style-name="Visited_20_Internet_20_Link">
630_360_16679...</text:a>
']</text:p>
      <text:p text:style-name="P4">
Tags: ['Ле Бурже', 'Макрон', 'Україна', 'Війна з Росією', 'ППО']</text:p>
      <text:p text:style-name="P4">
Type: Article</text:p>
      <!--METADATA-->
      <text:p text:style-name="P4">
<draw:frame draw:style-name="fr1" draw:name="Image78" text:anchor-type="as-char" svg:width="6.9236in" svg:height="3.956343in" draw:z-index="0">
<draw:image xlink:href="../Images/yкринформ/2023-06-19T15-51-00-03-00/630_360_1667928809-564.jpg" xlink:type="simple" xlink:show="embed" xlink:actuate="onLoad" draw:mime-type="image/jpeg"/>
</draw:frame>
Emmanuelmakron announced that Ukraine has received the French-Italian complex defense of medium-range SAMP/T.</text:p>
      <text:p text:style-name="P4">
As Ukrinform reports with reference to <text:a xlink:type="simple" xlink:href="http://www.lemonde.fr/international/live/2023/06/19/guerre-en-ukraine-en-direct-un-systeme-de-defense-sol-air-samp-t-a-ete-livre-en-ukraine-annonce-emmanuel-macron_6178235_3210.html" text:style-name="Internet_20_link" text:visited-style-name="Visited_20_Internet_20_Link">
Le Monde</text:a>
French President stated this, speaking as part of measures at the Air Force in Le Bohge.</text:p>
      <text:p text:style-name="P4">
According to Macron, the complex has already been delivered to Ukraine, it functions and "protects key objects and life".</text:p>
      <text:p text:style-name="P4">
France has announced the supply of this anti-aircraft missile complex to Ukraine, which is analogous to the American Patriot in early February.</text:p>
      <text:p text:style-name="P4">
<text:span text:style-name="T4">
 Read also: </text:span>
 <text:a xlink:type="simple" xlink:href="https://www.ukrinform.ua/rubric-ato/3718348-ignat-pro-sampt-spodivaemos-so-na-praktici-vin-bude-ne-girsij-za-patriot.html" text:style-name="Internet_20_link" text:visited-style-name="Visited_20_Internet_20_Link">
Ignati -about <text:span text:style-name="T4">
 samp </text:span>
 -t: we hope that in practice he will be no worse than Patriot</text:a>
It is noted that SAMP/T MAMBA is the first anti -missile system of action in Europe. It has already been deployed in Romania to protect the strategic Black Sea port of Constantz.</text:p>
      <text:p text:style-name="P4">
Samp/t can destroy aircraft at a distance of 3 km to 100 km and ballistic <text:a xlink:type="simple" xlink:href="https://www.ukrinform.ua/tag-raketa" text:style-name="Internet_20_link" text:visited-style-name="Visited_20_Internet_20_Link">
missiles</text:a>
at a range from 3 km to 25 km, the height of the lesion - up to 25 km.</text:p>
      <text:p text:style-name="P4">
News Source: <text:a xlink:type="simple" xlink:href="https://www.ukrinform.ua/rubric-ato/3725060-makron-ogolosiv-so-ukraina-vze-otrimala-protiraketnij-kompleks-sampt.html" text:style-name="Internet_20_link" text:visited-style-name="Visited_20_Internet_20_Link">
https://www.ukrinform.ua/rubric-ato/3725060-makron-ogolosiv-so-ukraina-vze-otrimala-protiraketnij-kompleks-sampt.html</text:a>
</text:p>
      <!--NEWS-->
      <text:h text:style-name="P10" text:outline-level="1">
<text:span text:style-name="T4">
Rashists have inflicted 59 aircraft, among the victims are children</text:span>
</text:h>
      <text:p text:style-name="P4">
Author: ['АРМІЯINFORM']</text:p>
      <text:p text:style-name="P4">
Time: 2023-06-19T16:00:00-04:00</text:p>
      <text:p text:style-name="P4">
Description: About CED DOIMLAY GS ZS Ukrainian. “The adversary of the Office has been gone ... The war with Ukraine 2022, the war with Ukraine is the latest news today, the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harkiv-obstrid-2022.jpg" text:style-name="Internet_20_link" text:visited-style-name="Visited_20_Internet_20_Link">
harkiv-obstrid-2022.jpg</text:a>
']</text:p>
      <text:p text:style-name="P4">
Tags: ['STOPRUSSIA', 'ВТОРГНЕННЯ РФ', 'ГШ ЗС УКРАЇНИ']</text:p>
      <text:p text:style-name="P4">
Category: News</text:p>
      <!--METADATA-->
      <text:p text:style-name="P4">
<draw:frame draw:style-name="fr1" draw:name="Image79" text:anchor-type="as-char" svg:width="6.9236in" svg:height="5.160921in" draw:z-index="0">
<draw:image xlink:href="../Images/AРМІЯINFORM/2023-06-19T16-00-00-04-00/harkiv-obstrid-2022.jpg" xlink:type="simple" xlink:show="embed" xlink:actuate="onLoad" draw:mime-type="image/jpeg"/>
</draw:frame>
<text:span text:style-name="T4">
 🔥 Situation on the Russian invasion </text:span>
 about it <text:a xlink:type="simple" xlink:href="https://www.facebook.com/GeneralStaff.ua/posts/pfbid02S2FA1yMz1eq1Znt5f8FM2GGqECLSLoh11AyaPzygK5RTVt7HqgsZ1ZKw1ccfviWcl" text:style-name="Internet_20_link" text:visited-style-name="Visited_20_Internet_20_Link">
reports</text:a>
General of the Armed Forces of Ukraine.</text:p>
      <text:p text:style-name="P4">
“Over the past day, the enemy has struck 59 aviation strikes and made more than 100 shelling of rocket launchers on the positions of our tansselica troops. There are killed and injured among civilians, including children, damaged critical infrastructure, destroyed and damaged as 20 houses and schools, ”the message reads.</text:p>
      <text:p text:style-name="P4">
The Ministry of Internal Affairs of Ukraine also reminded that the likelihood of missile and aircraft strikes throughout Ukraine remains high.</text:p>
      <text:p text:style-name="P4">
News Source: <text:a xlink:type="simple" xlink:href="https://armyinform.com.ua/2023/06/19/protyvnyk-zavdav-59-aviaudariv-sered-postrazhdalyh-ye-dity/" text:style-name="Internet_20_link" text:visited-style-name="Visited_20_Internet_20_Link">
https://armyinform.com.ua/2023/06/19/protyvnyk-zavdav-59-aviaudariv-sered-postrazhdalyh-ye-dity/</text:a>
</text:p>
      <!--NEWS-->
      <text:h text:style-name="P10" text:outline-level="1">
<text:span text:style-name="T4">
In Kazakhstan, a Leps concert was canceled</text:span>
</text:h>
      <text:p text:style-name="P4">
Authors: Ukrinform (Person)</text:p>
      <text:p text:style-name="P4">
Publisher: Укринформ (Organization)</text:p>
      <text:p text:style-name="P4">
Published Time: 2023-06-19T16:04:38+03:00</text:p>
      <text:p text:style-name="P4">
Modified Time: 2023-06-19T16:04:38+03:00</text:p>
      <text:p text:style-name="P4">
Description: Makao Luxury Village Resort has canceled a concert in Kazakhstan of Russian singer Grigory Leps, who promised a reward for Ukrainian tanks. - Ukrinform.</text:p>
      <text:p text:style-name="P4">
Images: ['<text:a xlink:type="simple" xlink:href="https://static.ukrinform.com/photos/2019_05/thumb_files/630_360_1556887699-284.jpg" text:style-name="Internet_20_link" text:visited-style-name="Visited_20_Internet_20_Link">
630_360_15568...</text:a>
']</text:p>
      <text:p text:style-name="P4">
Tags: ['Казахстан', 'Концерт', 'Росія', 'співак']</text:p>
      <text:p text:style-name="P4">
Type: Article</text:p>
      <!--METADATA-->
      <text:p text:style-name="P4">
<draw:frame draw:style-name="fr1" draw:name="Image80" text:anchor-type="as-char" svg:width="6.9236in" svg:height="3.956343in" draw:z-index="0">
<draw:image xlink:href="../Images/yкринформ/2023-06-19T16-04-38-03-00/630_360_1556887699-284.jpg" xlink:type="simple" xlink:show="embed" xlink:actuate="onLoad" draw:mime-type="image/jpeg"/>
</draw:frame>
Mako Luxury Village Resort canceled a concert in Kazakhstan of Russian singer Grigory Leps, who promised a reward for Ukrainian tanks.</text:p>
      <text:p text:style-name="P4">
According to Ukrinform, it reports <text:a xlink:type="simple" xlink:href="http://newtimes.kz/obshchestvo/171067-koncert-lepsa-otmenili-posle-rezonansa-v-kaznete" text:style-name="Internet_20_link" text:visited-style-name="Visited_20_Internet_20_Link">
Newtimes.kz</text:a>
.</text:p>
      <text:p text:style-name="P4">
"Makao Luxury Village Resort, which provided its concert platform for the organization of the speech of Grigory Leps, decided to terminate the contract by the organizers <text:a xlink:type="simple" xlink:href="https://www.ukrinform.ua/tag-koncert" text:style-name="Internet_20_link" text:visited-style-name="Visited_20_Internet_20_Link">
concert</text:a>
Water, ”the company said.</text:p>
      <text:p text:style-name="P4">
It is noted that tickets are returned at their place of purchase.</text:p>
      <text:p text:style-name="P4">
Earlier, the Kazakhstans demanded that the concert of Gregory Leps in social networks. It happened on the background of the fact that on June 15, Russian artists Mykola Baskovta Gregory Leps solemnly announced that they would pay the Russian military to the Russian military for each destroyed LEOPARD Tank of the Armed Forces.</text:p>
      <text:p text:style-name="P4">
Later, singer Yuri Antonov joined their initiative.</text:p>
      <text:p text:style-name="P4">
<text:span text:style-name="T4">
 Read also: </text:span>
 <text:a xlink:type="simple" xlink:href="https://www.ukrinform.ua/rubric-ato/3636194-u-novomu-paketi-es-sankcii-proti-mihalkova-lepsa-ta-nizki-propagandistiv.html" text:style-name="Internet_20_link" text:visited-style-name="Visited_20_Internet_20_Link">
in the new EU package - sanctions against Michalkov, <text:span text:style-name="T4">
 Leps </text:span>
 and a number of propagandists</text:a>
According to Ukrinform, the concert of the Russian pianist Denis Matsuyev was abolished by the Wedding Concertgaus, since the concert house does not provide a scene to artists who demonstrate solidarity with Putin's war.</text:p>
      <text:p text:style-name="P4">
News Source: <text:a xlink:type="simple" xlink:href="https://www.ukrinform.ua/rubric-culture/3724875-u-kazahstani-skasuvali-koncert-lepsa.html" text:style-name="Internet_20_link" text:visited-style-name="Visited_20_Internet_20_Link">
https://www.ukrinform.ua/rubric-culture/3724875-u-kazahstani-skasuvali-koncert-lepsa.html</text:a>
</text:p>
      <!--NEWS-->
      <text:h text:style-name="P10" text:outline-level="1">
<text:span text:style-name="T4">
China assured that no intention to supply weapons to Russia - Blinken</text:span>
</text:h>
      <text:p text:style-name="P4">
Authors: Ukrinform (Person)</text:p>
      <text:p text:style-name="P4">
Publisher: Укринформ (Organization)</text:p>
      <text:p text:style-name="P4">
Published Time: 2023-06-19T16:09:00+03:00</text:p>
      <text:p text:style-name="P4">
Modified Time: 2023-06-19T16:09:00+03:00</text:p>
      <text:p text:style-name="P4">
Description: US Secretary of State Anthony Blinken stated that the topic of the RFPRO of Ukraine was one of the main negotiations in Beijing, and the Chinese side assured that it did not provide Russia's death and did not intend to do so. - Ukrinform.</text:p>
      <text:p text:style-name="P4">
Images: ['<text:a xlink:type="simple" xlink:href="https://static.ukrinform.com/photos/2021_03/thumb_files/630_360_1616995532-743.jpg" text:style-name="Internet_20_link" text:visited-style-name="Visited_20_Internet_20_Link">
630_360_16169...</text:a>
']</text:p>
      <text:p text:style-name="P4">
Tags: ['Експорт', 'Китай', 'США', 'Зброя', 'Росія', 'Блінкен']</text:p>
      <text:p text:style-name="P4">
Type: Article</text:p>
      <!--METADATA-->
      <text:p text:style-name="P4">
<draw:frame draw:style-name="fr1" draw:name="Image81" text:anchor-type="as-char" svg:width="6.9236in" svg:height="3.956343in" draw:z-index="0">
<draw:image xlink:href="../Images/yкринформ/2023-06-19T16-09-00-03-00/630_360_1616995532-743.jpg" xlink:type="simple" xlink:show="embed" xlink:actuate="onLoad" draw:mime-type="image/jpeg"/>
</draw:frame>
US Secretary of State, Anthony Blinken, stated that the topic of the RFPRO of Ukraine was one of the main ones during his negotiations in Beijing, and Chinese Stone Industrialized that it did not provide Russian death and did not intend to do so.</text:p>
      <text:p text:style-name="P4">
The head of the State Department said this at a press conference as a result of reverses with the Chinese leadership, Ukrinform correspondent reports.</text:p>
      <text:p text:style-name="P4">
“During the meetings, we actively discussed regional and global challenges, including the aggressive war of the Russian Federation against Ukraine. I emphasized that we are Vitaliba plan and the constructive role of China, along with other countries in the efforts of overcoming a fair peace, based on the principles of the charter(https://www.ukrinform.ua/tag-blinken).</text:p>
      <text:p text:style-name="P4">
<text:span text:style-name="T4">
 Read also: </text:span>
 [<text:span text:style-name="T4">
 Blinken </text:span>
 met with Xi Jinping during the trip.(https://www.ukrinform.ua/rubric-world/3724822-blinken-zustrivsa-z-si-czinpinom-pid-cas-poizdki-do-kitau.html)According to him, the Chinese side assured that "does not provide and do not provide meletal assistance to Russia for its use(In the war - ed.)In Ukraine. "</text:p>
      <text:p text:style-name="P4">
However, Blinken emphasized, in the United States are concerned about the probable interaction of rinsing by individual Chinese companies.</text:p>
      <text:p text:style-name="P4">
“We are still concerned that Chinese firms, companies can provide technologies that Russia will use to expand its aggression in Ukraine. And we asked the Chinese government to be very vigilant in this connection, ”the US Secretary of State.</text:p>
      <text:p text:style-name="P4">
*!(https://www.ukrinform.ua/rubric-world/3724116-ministri-zakordonnih-sprav-g7-mozut-zustritisa-pisla-vizitu-blinkena-do-kitau-zmi.html)As reported by Ukrinform, US Secretary of State Anthony Blinken attended Beijing with a zification visit, where he met with the highest state leadership of the PRC. Swore negotiations in Beijing <text:a xlink:type="simple" xlink:href="https://www.ukrinform.ua/rubric-world/3724610-mzs-kitau-nazvalo-peregovori-z-blinkenom-vidvertimi-j-konstruktivnimi.html" text:style-name="Internet_20_link" text:visited-style-name="Visited_20_Internet_20_Link">
candid and constructive</text:a>
But they agreed to effectively resolve differences and develop cooperation.</text:p>
      <text:p text:style-name="P4">
News Source: <text:a xlink:type="simple" xlink:href="https://www.ukrinform.ua/rubric-world/3724879-kitaj-zapevniv-so-ne-mae-namiriv-postacati-zbrou-v-rosiu-blinken.html" text:style-name="Internet_20_link" text:visited-style-name="Visited_20_Internet_20_Link">
https://www.ukrinform.ua/rubric-world/3724879-kitaj-zapevniv-so-ne-mae-namiriv-postacati-zbrou-v-rosiu-blinken.html</text:a>
</text:p>
      <!--NEWS-->
      <text:h text:style-name="P10" text:outline-level="1">
<text:span text:style-name="T4">
The Paris Air Force began at Le-Bourgea</text:span>
</text:h>
      <text:p text:style-name="P4">
Authors: Ukrinform (Person)</text:p>
      <text:p text:style-name="P4">
Publisher: Укринформ (Organization)</text:p>
      <text:p text:style-name="P4">
Published Time: 2023-06-19T16:14:23+03:00</text:p>
      <text:p text:style-name="P4">
Modified Time: 2023-06-19T16:14:23+03:00</text:p>
      <text:p text:style-name="P4">
Description: Le-Bourge is the world's largest airplane in the world, which will last until the end of the week. This year there are no representatives from Russia. - Ukrinform.</text:p>
      <text:p text:style-name="P4">
Images: ['<text:a xlink:type="simple" xlink:href="https://static.ukrinform.com/photos/2023_06/thumb_files/630_360_1687177354-761.jpg" text:style-name="Internet_20_link" text:visited-style-name="Visited_20_Internet_20_Link">
630_360_16871...</text:a>
']</text:p>
      <text:p text:style-name="P4">
Tags: ['Франція', 'Ле Бурже', 'Авіасалон']</text:p>
      <text:p text:style-name="P4">
Type: Article</text:p>
      <!--METADATA-->
      <text:p text:style-name="P4">
<draw:frame draw:style-name="fr1" draw:name="Image82" text:anchor-type="as-char" svg:width="6.9236in" svg:height="3.956343in" draw:z-index="0">
<draw:image xlink:href="../Images/yкринформ/2023-06-19T16-14-23-03-00/630_360_1687177354-761.jpg" xlink:type="simple" xlink:show="embed" xlink:actuate="onLoad" draw:mime-type="image/jpeg"/>
</draw:frame>
The LE-BURGGGE is the world's largest airplane that will last until the end of the week. This year there are no representatives from Russia.</text:p>
      <text:p text:style-name="P4">
As Ukrinform reports, it reports <text:a xlink:type="simple" xlink:href="https://www.reuters.com/business/aerospace-defense/paris-air-show-returns-with-jets-missiles-demand-2023-06-19/" text:style-name="Internet_20_link" text:visited-style-name="Visited_20_Internet_20_Link">
Reuters</text:a>
.</text:p>
      <text:p text:style-name="P4">
The previous air pilandon was to take place in 2021, but was canceled by the Pandemia of Crownavirus.</text:p>
      <text:p text:style-name="P4">
French President <text:a xlink:type="simple" xlink:href="https://www.ukrinform.ua/tag-makron" text:style-name="Internet_20_link" text:visited-style-name="Visited_20_Internet_20_Link">
Emmanuel Macron</text:a>
He personally arrived at the helicopter flight and watched the flight demonstration. He also examined the latest Airbus development, A321XLR, French Rafale fighter.</text:p>
      <text:p text:style-name="P4">
This year, the aviation pile passes without Russian manufacturers - because of the war in Ukraine.</text:p>
      <text:p text:style-name="P4">
Some Ukrainian officials and aerospace firms are expected to be tied.</text:p>
      <text:p text:style-name="P4">
<text:span text:style-name="T4">
 Read also: </text:span>
 <text:a xlink:type="simple" xlink:href="https://www.ukrinform.ua/rubric-world/3724730-u-parizi-ministri-oboroni-evropejskih-krain-obgovorat-ppo.html" text:style-name="Internet_20_link" text:visited-style-name="Visited_20_Internet_20_Link">
In Paris, the Defense Ministers of European countries discuss PPO</text:a>
At the moment it is known that the French company Thales(TCFP.PA)She announced a signature with Indonesia for the supply of 13 high -air radars.</text:p>
      <text:p text:style-name="P4">
Later on Monday, the F-35 American fighter is expected.</text:p>
      <text:p text:style-name="P4">
As reported by Ukrinform, [Israeli Sky Sonic interceptor)(https://www.ukrinform.ua/rubric-technology/3722998-v-izraili-predstavili-persu-u-svoemu-rodi-sistemu-giperzvukovogo-perehoplenna.html), which has been developed for about three years, will be shown at the Paris Air Force.</text:p>
      <text:p text:style-name="P4">
_ First photo illustrative_</text:p>
      <text:p text:style-name="P4">
News Source: <text:a xlink:type="simple" xlink:href="https://www.ukrinform.ua/rubric-technology/3724881-u-leburze-rozpocavsa-parizkij-aviasalon.html" text:style-name="Internet_20_link" text:visited-style-name="Visited_20_Internet_20_Link">
https://www.ukrinform.ua/rubric-technology/3724881-u-leburze-rozpocavsa-parizkij-aviasalon.html</text:a>
</text:p>
      <!--NEWS-->
      <text:h text:style-name="P10" text:outline-level="1">
<text:span text:style-name="T4">
Russian companies buy hundreds of thousands of ammunition produced in the USA - Politico</text:span>
</text:h>
      <text:p text:style-name="P4">
Authors: Ukrinform (Person)</text:p>
      <text:p text:style-name="P4">
Publisher: Укринформ (Organization)</text:p>
      <text:p text:style-name="P4">
Published Time: 2023-06-19T16:16:03+03:00</text:p>
      <text:p text:style-name="P4">
Modified Time: 2023-06-19T16:16:03+03:00</text:p>
      <text:p text:style-name="P4">
Description: The Russian companies "Promtechnology" and "Tetis" have purchased large parties of ammunition produced by the US company Hornady. - Ukrinform.</text:p>
      <text:p text:style-name="P4">
Images: ['<text:a xlink:type="simple" xlink:href="https://static.ukrinform.com/photos/2021_06/thumb_files/630_360_1623793602-244.jpg" text:style-name="Internet_20_link" text:visited-style-name="Visited_20_Internet_20_Link">
630_360_16237...</text:a>
']</text:p>
      <text:p text:style-name="P4">
Tags: ['Санкції', 'США', 'Росія']</text:p>
      <text:p text:style-name="P4">
Type: Article</text:p>
      <!--METADATA-->
      <text:p text:style-name="P4">
<draw:frame draw:style-name="fr1" draw:name="Image86" text:anchor-type="as-char" svg:width="6.9236in" svg:height="3.956343in" draw:z-index="0">
<draw:image xlink:href="../Images/yкринформ/2023-06-19T16-16-03-03-00/630_360_1623793602-244.jpg" xlink:type="simple" xlink:show="embed" xlink:actuate="onLoad" draw:mime-type="image/jpeg"/>
</draw:frame>
Russian Firms "Promtechnology" and "Tetis" have purchased significant parties of ammunition produced by Hornady.</text:p>
      <text:p text:style-name="P4">
About it reports <text:a xlink:type="simple" xlink:href="http://www.politico.eu/article/how-us-made-sniper-ammunition-russia-rifles-weapon-ukraine-war/" text:style-name="Internet_20_link" text:visited-style-name="Visited_20_Internet_20_Link">
Politico</text:a>
, reports Ukrinform.</text:p>
      <text:p text:style-name="P4">
"These data are replenishing more and more evidence that lethal danletal military equipment is still coming to <text:a xlink:type="simple" xlink:href="https://www.ukrinform.ua/tag-rosia" text:style-name="Internet_20_link" text:visited-style-name="Visited_20_Internet_20_Link">
Russia</text:a>
Despite the introduction of the event of immovable sanctions in response to the invasion of President Vladimir Putin Ukraine last year, "the publication reads.</text:p>
      <text:p text:style-name="P4">
According to experts in the defense industry, the war revealed the absence of RFPs for the production of high quality sniper rounds, and this contributes to the "prosperity" of the black market of the Western ammunition.</text:p>
      <text:p text:style-name="P4">
The journalists managed to document the information on the supply of this equipment. In the "Declaration of Conformity", submitted to the Russian State Register and dated August 12, 2022, Promtechnology stated that she plans to put a party of 102,200 lead balls of Hornady for the preparation of "hunting ammunition" used in "Civilian weapons".</text:p>
      <text:p text:style-name="P4">
The second declaration with the same date applies to the bills without capsules for the assembly of civilian firearms "made by Hornady with the same .338 Lapua Magnum. However, the .338 Lapua magnum is not a "hunting", but a powerful long-acting projectile, developed in the 1980s, was used by Western snipers in Iraq and Afghanistan.</text:p>
      <text:p text:style-name="P4">
Another Russian buyer of Hornady ammunition - Tetis - published on two deliveries from the moment of the full -scale invasion of the Russian Federation in Ukraine on February 24, 2022. The latter was in April over 300,000 "units", which include a wide range of products from the Hornady catalog.</text:p>
      <text:p text:style-name="P4">
<text:span text:style-name="T4">
 Read also: </text:span>
 <text:a xlink:type="simple" xlink:href="https://www.ukrinform.ua/rubric-world/3713436-kazahstan-perevirit-informaciu-pro-postacanna-bezpilotnikiv-ta-cipiv-do-rf.html" text:style-name="Internet_20_link" text:visited-style-name="Visited_20_Internet_20_Link">
Kazakhstan will check information about the supply of units and chips to the Russian Federation</text:a>
Hornady Director General Steve Gornadi denied the sale of ammunition to the RF during the war.</text:p>
      <text:p text:style-name="P4">
"As soon as Russia invaded Ukraine, we have finished sales," Gornadadi said a rooted telephone conversation with journalists.After receiving the documents, Gornadi repeated his objections. "We are categorically exported to the Russian Federation and we have no export permission to Russia since 2014," he said.</text:p>
      <text:p text:style-name="P4">
According to Gornadi, according to the current US law, clients should have a leisure from the Ministry of Commerce for re -export of goods manufactured in the country. "As far as we know, none of our clients violates this law," - said.</text:p>
      <text:p text:style-name="P4">
Criminal or deliberate violations of US sanctions may be punishable by a fine in the size of $ 1 million, as well as up to 20 years in prison.</text:p>
      <text:p text:style-name="P4">
<text:span text:style-name="T4">
 Read also: </text:span>
 <text:a xlink:type="simple" xlink:href="https://www.ukrinform.ua/rubric-ato/3717510-zelenskij-moze-pocati-publicno-borotisa-z-timi-hto-dae-mozlivist-obhoditi-rosii-sankcii.html" text:style-name="Internet_20_link" text:visited-style-name="Visited_20_Internet_20_Link">
Zelensky can start to publicly fight those who give us to bypass Russia's sanctions</text:a>
As <text:a xlink:type="simple" xlink:href="https://www.ukrinform.ua/rubric-world/3709658-sankcii-vplivaut-na-zdatnist-putina-vesti-vijnu-bilij-dim.html" text:style-name="Internet_20_link" text:visited-style-name="Visited_20_Internet_20_Link">
reported</text:a>
, in May, the Coordinator of the White House National Security, John Kirby, stated that international sanctions are directed on the ability of the Russian Federation to wage the war against Ukraine, since they substantially compare the activities of Russia's MFC and gradually destroy its economy.</text:p>
      <text:p text:style-name="P4">
_ Photo illustrative_</text:p>
      <text:p text:style-name="P4">
News Source: <text:a xlink:type="simple" xlink:href="https://www.ukrinform.ua/rubric-world/3724882-rosijski-kompanii-kupuut-sotni-tisac-naboiv-viroblenih-u-ssa-politico.html" text:style-name="Internet_20_link" text:visited-style-name="Visited_20_Internet_20_Link">
https://www.ukrinform.ua/rubric-world/3724882-rosijski-kompanii-kupuut-sotni-tisac-naboiv-viroblenih-u-ssa-politico.html</text:a>
</text:p>
      <!--NEWS-->
      <text:h text:style-name="P10" text:outline-level="1">
<text:span text:style-name="T4">
The Court of Appeal left in custody Judge Tandir</text:span>
</text:h>
      <text:p text:style-name="P4">
Authors: Ukrinform (Person)</text:p>
      <text:p text:style-name="P4">
Publisher: Укринформ (Organization)</text:p>
      <text:p text:style-name="P4">
Published Time: 2023-06-19T16:19:00+03:00</text:p>
      <text:p text:style-name="P4">
Modified Time: 2023-06-19T16:19:00+03:00</text:p>
      <text:p text:style-name="P4">
Description: The Kyiv Court of Appeal left in custody the chairman of the Makariv district court Alexei Tandir, who knocked to the death of a 23-year-old National Guard at a checkpoint in the capital. - Ukrinform.</text:p>
      <text:p text:style-name="P4">
Images: ['<text:a xlink:type="simple" xlink:href="https://static.ukrinform.com/photos/2023_06/thumb_files/630_360_1687180826-265.jpg" text:style-name="Internet_20_link" text:visited-style-name="Visited_20_Internet_20_Link">
630_360_16871...</text:a>
']</text:p>
      <text:p text:style-name="P4">
Tags: ['ДТП', 'Суд', 'Апеляція', 'Тандир']</text:p>
      <text:p text:style-name="P4">
Type: Article</text:p>
      <!--METADATA-->
      <text:p text:style-name="P4">
<draw:frame draw:style-name="fr1" draw:name="Image87" text:anchor-type="as-char" svg:width="6.9236in" svg:height="3.956343in" draw:z-index="0">
<draw:image xlink:href="../Images/yкринформ/2023-06-19T16-19-00-03-00/630_360_1687180826-265.jpg" xlink:type="simple" xlink:show="embed" xlink:actuate="onLoad" draw:mime-type="image/jpeg"/>
</draw:frame>
The Kyiv Appeal Court left the head of the Makariv district court Alexeyatodir, who knocked to the death of a 23-year-old National Guard at a checkpoint in the capital.</text:p>
      <text:p text:style-name="P4">
About it informs <text:a xlink:type="simple" xlink:href="https://t.me/kyiv_pro_office/2050" text:style-name="Internet_20_link" text:visited-style-name="Visited_20_Internet_20_Link">
press service of the Kyiv City Prosecutor's Office</text:a>
, reports Ukrinform.</text:p>
      <text:p text:style-name="P4">
"The Kyiv Court of Appeal has supported the position of the Kyiv City Prosecutor's Office tricked a preventive measure in the form of detention for a judge, which is subordinated to the deadly <text:a xlink:type="simple" xlink:href="https://www.ukrinform.ua/tag-dtp" text:style-name="Internet_20_link" text:visited-style-name="Visited_20_Internet_20_Link">
road accident</text:a>
In a state of alcohol intoxication, which resulted in the death of the National Guard. The decision was approved on Monday, June 19, " - the message reads.</text:p>
      <text:p text:style-name="P4">
As it is noted, the court of appeal in full refused the party to satisfy the appeal against the suspected suspected non -existent preventive measure in the form of detention.</text:p>
      <text:p text:style-name="P4">
As reported by Ukrinform, on the night of May 26, the head of the Makariv district court(Kyiv region)Alexei Tandir knocked to death a 23-year-old National Guard checkpoint in the capital. Law enforcement officers were detained.</text:p>
      <text:p text:style-name="P4">
The judge refused to examine the content of alcohol and drugs, but the malovisual clinical signs of intoxication. The court granted permission for compulsory selection of biological samples.</text:p>
      <text:p text:style-name="P4">
<text:span text:style-name="T4">
 Read also: </text:span>
 <text:a xlink:type="simple" xlink:href="https://www.ukrinform.ua/rubric-ato/3717438-bez-pocesnih-derzviplat-pidozruvanim-u-zlocinah-suddam-gotuut-surpriz.html" text:style-name="Internet_20_link" text:visited-style-name="Visited_20_Internet_20_Link">
without honorary state payments: suspected crimes judges will prepare a "surprise"</text:a>
In the fact of an accident, law enforcement officers began criminal proceedings under Part 3 of Article 286-1(Violation of traffic safety or operation by transportation persons who drive vehicles in a state of intoxication)Criminal code.</text:p>
      <text:p text:style-name="P4">
The staff of the Makariv District Court stated that it did not justify the actions of the President and advocates for a complete and impartial investigation of a tragic event.</text:p>
      <text:p text:style-name="P4">
On May 27, 2023, the High Council of Justice agreed to the arrest of Tandir. On the same time, the Pechersk District Court at a meeting chose him a measure of restraint - keeping in custody until July 21 without the possibility of bail.</text:p>
      <text:p text:style-name="P4">
<text:span text:style-name="T4">
 Read also: </text:span>
 <text:a xlink:type="simple" xlink:href="https://www.ukrinform.ua/rubric-kyiv/3714487-u-makarivskomu-rajsudi-prokomentuvali-smertelnu-dtp-za-ucasti-golovi-sudu-tandira.html" text:style-name="Internet_20_link" text:visited-style-name="Visited_20_Internet_20_Link">
in the Makariv district court commented on a deadly road accident in the Court of Court <text:span text:style-name="T4">
 Tandir </text:span>
</text:a>
On May 29, at a meeting of judges of the Makariv district court, the judge was dismissed from the post of chairman of the court.</text:p>
      <text:p text:style-name="P4">
News Source: <text:a xlink:type="simple" xlink:href="https://www.ukrinform.ua/rubric-society/3724886-apelacijnij-sud-zalisiv-pid-vartou-suddu-tandira.html" text:style-name="Internet_20_link" text:visited-style-name="Visited_20_Internet_20_Link">
https://www.ukrinform.ua/rubric-society/3724886-apelacijnij-sud-zalisiv-pid-vartou-suddu-tandira.html</text:a>
</text:p>
      <!--NEWS-->
      <text:h text:style-name="P10" text:outline-level="1">
<text:span text:style-name="T4">
Potentially dangerous asteroid is approaching the ground</text:span>
</text:h>
      <text:p text:style-name="P4">
Authors: Ukrinform (Person)</text:p>
      <text:p text:style-name="P4">
Publisher: Укринформ (Organization)</text:p>
      <text:p text:style-name="P4">
Published Time: 2023-06-19T16:20:48+03:00</text:p>
      <text:p text:style-name="P4">
Modified Time: 2023-06-19T16:20:48+03:00</text:p>
      <text:p text:style-name="P4">
Description: The US National Aeronautics and Space Research (NASA) reported that asteroid 467336 (2002 LT38) will fly near Earth on Saturday, June 24. - Ukrinform.</text:p>
      <text:p text:style-name="P4">
Images: ['<text:a xlink:type="simple" xlink:href="https://static.ukrinform.com/photos/2021_08/thumb_files/630_360_1629964859-160.jpg" text:style-name="Internet_20_link" text:visited-style-name="Visited_20_Internet_20_Link">
630_360_16299...</text:a>
']</text:p>
      <text:p text:style-name="P4">
Tags: ['Астероїд', 'Космос', 'Земля']</text:p>
      <text:p text:style-name="P4">
Type: Article</text:p>
      <!--METADATA-->
      <text:p text:style-name="P4">
<draw:frame draw:style-name="fr1" draw:name="Image88" text:anchor-type="as-char" svg:width="6.9236in" svg:height="3.956343in" draw:z-index="0">
<draw:image xlink:href="../Images/yкринформ/2023-06-19T16-20-48-03-00/630_360_1629964859-160.jpg" xlink:type="simple" xlink:show="embed" xlink:actuate="onLoad" draw:mime-type="image/jpeg"/>
</draw:frame>
US National Aeronautics and Space Research Office(NASA)reported that near Saturday, June 24, asteroid 467336 will fly(2002 for a hinder).</text:p>
      <text:p text:style-name="P4">
Про це повідомляє <text:a xlink:type="simple" xlink:href="https://ssd.jpl.nasa.gov/tools/sbdb_lookup.html#/" text:style-name="Internet_20_link" text:visited-style-name="Visited_20_Internet_20_Link">
 Лабораторія реактивного руху NASA</text:a>
(JPL), reports Ukrinform.</text:p>
      <text:p text:style-name="P4">
According to NASA, the length of the celestial object is about 256 m.</text:p>
      <text:p text:style-name="P4">
The distance from it to the ground will be about 6.7 million kilometers. The speed of the asteroid movement is 25 740 km/h.</text:p>
      <text:p text:style-name="P4">
If <text:a xlink:type="simple" xlink:href="https://www.ukrinform.ua/tag-asteroid" text:style-name="Internet_20_link" text:visited-style-name="Visited_20_Internet_20_Link">
asteroid</text:a>
 наближається до Земліна відстань ближче ніж за 7,4 млн км, а його розмір перевищує 150 м, у NASAвважають його «потенційно небезпечним об’єктом».</text:p>
      <text:p text:style-name="P4">
<text:span text:style-name="T4">
Читайте також:</text:span>
 <text:a xlink:type="simple" xlink:href="https://www.ukrinform.ua/rubric-technology/3723356-nasa-vidpravit-misiu-na-asteroid-psihea-akij-kostue-10-kvadriljoniv.html" text:style-name="Internet_20_link" text:visited-style-name="Visited_20_Internet_20_Link">
 NASA відправить місію на <text:span text:style-name="T4">
астероїд</text:span>
 Психея, який коштує$10 квадрильйонів </text:a>
As reported by Ukrinform, the US National Administration for Aeronautics of Tadeste Language of Space(NASA)reported that on Thursday, June 15, an asteroid 2020 DB5 flew. The length of the celestial object was about 488 m.</text:p>
      <text:p text:style-name="P4">
News Source: <text:a xlink:type="simple" xlink:href="https://www.ukrinform.ua/rubric-technology/3724885-do-zemli-nablizaetsa-potencijno-nebezpecnij-asteroid.html" text:style-name="Internet_20_link" text:visited-style-name="Visited_20_Internet_20_Link">
https://www.ukrinform.ua/rubric-technology/3724885-do-zemli-nablizaetsa-potencijno-nebezpecnij-asteroid.html</text:a>
</text:p>
      <!--NEWS-->
      <text:h text:style-name="P10" text:outline-level="1">
<text:span text:style-name="T4">
The behavior of Russia's leadership testifies to the fear of the offensive actions of Ukraine - GUR</text:span>
</text:h>
      <text:p text:style-name="P4">
Authors: Ukrinform (Person)</text:p>
      <text:p text:style-name="P4">
Publisher: Укринформ (Organization)</text:p>
      <text:p text:style-name="P4">
Published Time: 2023-06-19T16:24:00+03:00</text:p>
      <text:p text:style-name="P4">
Modified Time: 2023-06-19T16:24:00+03:00</text:p>
      <text:p text:style-name="P4">
Description: The behavior of the highest military-political leadership of the Russian Federation and all Russian propaganda testifies to concern and fear of the offensive actions of the security and defense forces of Ukraine. - Ukrinform.</text:p>
      <text:p text:style-name="P4">
Images: ['<text:a xlink:type="simple" xlink:href="https://static.ukrinform.com/photos/2023_02/thumb_files/630_360_1676285387-262.jpg" text:style-name="Internet_20_link" text:visited-style-name="Visited_20_Internet_20_Link">
630_360_16762...</text:a>
']</text:p>
      <text:p text:style-name="P4">
Tags: ['Пропаганда', 'Путін', 'Розвідка', 'Війна з Росією']</text:p>
      <text:p text:style-name="P4">
Type: Article</text:p>
      <!--METADATA-->
      <text:p text:style-name="P4">
<draw:frame draw:style-name="fr1" draw:name="Image89" text:anchor-type="as-char" svg:width="6.9236in" svg:height="3.956343in" draw:z-index="0">
<draw:image xlink:href="../Images/yкринформ/2023-06-19T16-24-00-03-00/630_360_1676285387-262.jpg" xlink:type="simple" xlink:show="embed" xlink:actuate="onLoad" draw:mime-type="image/jpeg"/>
</draw:frame>
Behavior of the military-political leadership of the Russian Federation and all Russian propaganda will response about concern and fear of the offensive actions of the security forces of Ukraine.</text:p>
      <text:p text:style-name="P4">
This was stated by a representative of the Main Directorate of Intelligence of the Ministry of Defense of Ukraine Andriy Yusov, reports Ukrinform with reference to <text:a xlink:type="simple" xlink:href="http://gur.gov.ua/content/obraz-putina-iakyi-osobysto-rozpovidaie-pro-podii-v-ukrainy-naivazhchyi-narkotyk-dlia-rosiiskoi-propahandy.html" text:style-name="Internet_20_link" text:visited-style-name="Visited_20_Internet_20_Link">
GUR.</text:a>
He noted that “most Russian applications are focused on the internal audience. In particular, the statement about "5 destroyed Patriot complexes".</text:p>
      <text:p text:style-name="P4">
“For Ukraine and our partners, it is an obvious lie because we are in comprehensive communication with allies. But for the average, there is no value, the Russian dictator "five" or "fifty" would say, - explained.</text:p>
      <text:p text:style-name="P4">
<text:span text:style-name="T4">
 Read also: </text:span>
 <text:a xlink:type="simple" xlink:href="https://www.ukrinform.ua/rubric-ato/3724643-ignat-usi-patriot-na-ozbroenni-zsu-u-robocomu-stani.html" text:style-name="Internet_20_link" text:visited-style-name="Visited_20_Internet_20_Link">
Ignati: All <text:span text:style-name="T4">
 Patriot </text:span>
 in Armed Forces - in the Deskstone</text:a>
According to him, the Ukrainian counter -offensive is increasingly commented on a person, similar to the President of Russian Vladimir <text:a xlink:type="simple" xlink:href="https://www.ukrinform.ua/tag-putin" text:style-name="Internet_20_link" text:visited-style-name="Visited_20_Internet_20_Link">
Putin</text:a>
, or Russian Defense Minister Sergei Shoigu.</text:p>
      <text:p text:style-name="P4">
“This means that even the internal audience no longer perceives as the truth of the last instance of endless horses, nightingale and scabbies. That is, there is already a drug of the drug, ”Yusov said.</text:p>
      <text:p text:style-name="P4">
In his opinion, "Putin's image, who personally" runs "about events in Ukraine is the most important drug for Russian propaganda."</text:p>
      <text:p text:style-name="P4">
"And then there will be a break and a void," Yusov said.</text:p>
      <text:p text:style-name="P4">
He also hinted at what the chief of GUR Kirill Budanov was silent.</text:p>
      <text:p text:style-name="P4">
According to Yusov, “it is a matter of operations that are planned, implemented and devoured and brought to life. Some of them are happening now - literally this time. ”</text:p>
      <text:p text:style-name="P4">
"The results of these operations - they will see," the intelligence representative emphasized, adding that Budanov is in a "wonderful working mood and reacts with Naproian fakes about him with a characteristic branded laughter."</text:p>
      <text:p text:style-name="P4">
<text:span text:style-name="T4">
 Read also: </text:span>
 [in OPOs commented words <text:span text:style-name="T4">
 Putin </text:span>
 And during a visit)(https://www.ukrinform.ua/rubric-polytics/3724439-v-ofisi-prezidenta-prokomentuvali-slova-putina-pid-cas-vizitu-afrikanskoi-delegacii-v-rosiu.html)</text:p>
      <text:p text:style-name="P4">
News Source: <text:a xlink:type="simple" xlink:href="https://www.ukrinform.ua/rubric-ato/3724887-povedinka-kerivnictva-rosii-svidcit-pro-strah-pered-nastupalnimi-diami-ukraini-gur.html" text:style-name="Internet_20_link" text:visited-style-name="Visited_20_Internet_20_Link">
https://www.ukrinform.ua/rubric-ato/3724887-povedinka-kerivnictva-rosii-svidcit-pro-strah-pered-nastupalnimi-diami-ukraini-gur.html</text:a>
</text:p>
      <!--NEWS-->
      <text:h text:style-name="P10" text:outline-level="1">
<text:span text:style-name="T4">
Million theft on the construction of the Podilsky Bridge: three more officials have been suspected</text:span>
</text:h>
      <text:p text:style-name="P4">
Authors: Ukrinform (Person)</text:p>
      <text:p text:style-name="P4">
Publisher: Укринформ (Organization)</text:p>
      <text:p text:style-name="P4">
Published Time: 2023-06-19T16:26:00+03:00</text:p>
      <text:p text:style-name="P4">
Modified Time: 2023-06-19T16:26:00+03:00</text:p>
      <text:p text:style-name="P4">
Description: Law enforcement officers reported suspicion to three more officials on theft of UAH 104 million in the construction of the Podilsky Bridge in the capital. - Ukrinform.</text:p>
      <text:p text:style-name="P4">
Images: ['<text:a xlink:type="simple" xlink:href="https://static.ukrinform.com/photos/2023_06/thumb_files/630_360_1686910612-982.jpeg" text:style-name="Internet_20_link" text:visited-style-name="Visited_20_Internet_20_Link">
630_360_16869...</text:a>
']</text:p>
      <text:p text:style-name="P4">
Tags: ['Підозра', 'Прокуратура', 'Корупція', 'Київ', 'Подільський міст']</text:p>
      <text:p text:style-name="P4">
Type: Article</text:p>
      <!--METADATA-->
      <text:p text:style-name="P4">
<draw:frame draw:style-name="fr1" draw:name="Image90" text:anchor-type="as-char" svg:width="6.9236in" svg:height="3.956343in" draw:z-index="0">
<draw:image xlink:href="../Images/yкринформ/2023-06-19T16-26-00-03-00/630_360_1686910612-982.jpeg" xlink:type="simple" xlink:show="embed" xlink:actuate="onLoad" draw:mime-type="image/jpeg"/>
</draw:frame>
Law enforcement officers reported suspicion to three more officials on the fact of 1 UAH 104 million in the construction of the Podilsky Bridge in the capital.</text:p>
      <text:p text:style-name="P4">
According to Ukrinform, the Office of the Prosecutor General reports in <text:a xlink:type="simple" xlink:href="https://t.me/pgo_gov_ua/13575" text:style-name="Internet_20_link" text:visited-style-name="Visited_20_Internet_20_Link">
telegram</text:a>
.</text:p>
      <text:p text:style-name="P4">
За процесуального керівництва Подільської окружної прокуратури Києва у межахрозслідування заволодіння бюджетними коштами у сумі 104 млн грн, виділеними набудівництво <text:a xlink:type="simple" xlink:href="https://www.ukrinform.ua/tag-podilskij-mist" text:style-name="Internet_20_link" text:visited-style-name="Visited_20_Internet_20_Link">
 Подільського мосту </text:a>
, reported the suspicion of the director and chairman(Part 5 of Article 191 of the Criminal Code of Ukraine).</text:p>
      <text:p text:style-name="P4">
According to the investigation, in March 2023 between the municipal enterprise of the KP "Directorate for the construction of road and transport structures of Kyiv", the general contractor subcontrate the next acts of acceptance of performed construction works were signed. This concerned the cost of renting and operating special factories and mechanisms in the construction of the Podilsky Bridge Transition through the Dnieper.</text:p>
      <text:p text:style-name="P4">
On the basis of these documents, funds in the amount of UAH 181 million were transferred to one of the subcontractors.</text:p>
      <text:p text:style-name="P4">
At the same time, the conclusion of the construction and technical examination establishes an overestimation of the lease of the said equipment for the total amount of UAH 104 million.</text:p>
      <text:p text:style-name="P4">
"Further funds were withdrawn through the accounts of several companies with traits under the guise of purchase of shoes, household goods and spare parts by the purpose of discussing," the statement said.</text:p>
      <text:p text:style-name="P4">
<text:span text:style-name="T4">
 Read also: </text:span>
 <text:a xlink:type="simple" xlink:href="https://www.ukrinform.ua/rubric-economy/3716603-zlovzivanna-na-30-miljoniv-ekszastupniku-ministra-infrastrukturi-prodovzili-zapobiznij-zahid.html" text:style-name="Internet_20_link" text:visited-style-name="Visited_20_Internet_20_Link">
<text:span text:style-name="T4">
 abuse </text:span>
 $ 30 <text:span text:style-name="T4">
 millions </text:span>
: <text:span text:style-name="T4">
 Expirer </text:span>
<text:span text:style-name="T4">
 Minister </text:span>
 <text:span text:style-name="T4">
 Infrastructure </text:span>
 <text:span text:style-name="T4">
 </text:span>
 continued <text:span text:style-name="T4">
 </text:span>
 Precaution ** *</text:a>
As part of the investigation, searches were searched at the places of residence of the persons involved.</text:p>
      <text:p text:style-name="P4">
The director of the subcontractor was detained in the order of Art. 208 of the CPC of Ukraine. A request was made to elect him a precaution in the form of a guard with a guard with an alternative to 104 million UAH.The accounts of all enterprises involved in the illegal mechanism are imposed.</text:p>
      <text:p text:style-name="P4">
As reported by Ukrinform, in Kyiv the director of the utility <text:a xlink:type="simple" xlink:href="https://www.ukrinform.ua/rubric-kyiv/3723726-rozkradanna-na-budivnictvi-podilskogo-mostu-direktor-pidpriemstva-otrimav-novu-pidozru.html" text:style-name="Internet_20_link" text:visited-style-name="Visited_20_Internet_20_Link">
reported a new suspicion</text:a>
Upon overestimation of the cost of renting equipment in the amount of UAH 104 million during the construction of the Podilskyi Chat.</text:p>
      <text:p text:style-name="P4">
_ First photo illustrative: Kyiv City Prosecutor's Office_</text:p>
      <text:p text:style-name="P4">
News Source: <text:a xlink:type="simple" xlink:href="https://www.ukrinform.ua/rubric-kyiv/3724883-miljonni-rozkradanna-na-budivnictvi-podilskogo-mostu-se-trom-posadovcam-ogolosili-pidozru.html" text:style-name="Internet_20_link" text:visited-style-name="Visited_20_Internet_20_Link">
https://www.ukrinform.ua/rubric-kyiv/3724883-miljonni-rozkradanna-na-budivnictvi-podilskogo-mostu-se-trom-posadovcam-ogolosili-pidozru.html</text:a>
</text:p>
      <!--NEWS-->
      <text:h text:style-name="P10" text:outline-level="1">
<text:span text:style-name="T4">
In Izium, a man was blown up - the victim was hospitalized</text:span>
</text:h>
      <text:p text:style-name="P4">
Authors: Ukrinform (Person)</text:p>
      <text:p text:style-name="P4">
Publisher: Укринформ (Organization)</text:p>
      <text:p text:style-name="P4">
Published Time: 2023-06-19T16:33:19+03:00</text:p>
      <text:p text:style-name="P4">
Modified Time: 2023-06-19T16:33:19+03:00</text:p>
      <text:p text:style-name="P4">
Description: In Iziuma, Kharkiv region exploded on an explosive object, with numerous wounds he was hospitalized. - Ukrinform.</text:p>
      <text:p text:style-name="P4">
Images: ['<text:a xlink:type="simple" xlink:href="https://static.ukrinform.com/photos/2018_08/thumb_files/630_360_1534830150-4611.jpg" text:style-name="Internet_20_link" text:visited-style-name="Visited_20_Internet_20_Link">
630_360_15348...</text:a>
']</text:p>
      <text:p text:style-name="P4">
Tags: ['Поранені', 'Вибухівка', 'Харківщина', 'Ізюм']</text:p>
      <text:p text:style-name="P4">
Type: Article</text:p>
      <!--METADATA-->
      <text:p text:style-name="P4">
<draw:frame draw:style-name="fr1" draw:name="Image94" text:anchor-type="as-char" svg:width="6.9236in" svg:height="3.956343in" draw:z-index="0">
<draw:image xlink:href="../Images/yкринформ/2023-06-19T16-33-19-03-00/630_360_1534830150-4611.jpg" xlink:type="simple" xlink:show="embed" xlink:actuate="onLoad" draw:mime-type="image/jpeg"/>
</draw:frame>
In the Izymikharkiv region, a man was blown up on an explosive object, and he was hospitalized with number wounds.</text:p>
      <text:p text:style-name="P4">
This was reported in <text:a xlink:type="simple" xlink:href="http://t.me/kharkivoda/10538" text:style-name="Internet_20_link" text:visited-style-name="Visited_20_Internet_20_Link">
telegram</text:a>
Press Service Ava Ova, reports Ukrinform.</text:p>
      <text:p text:style-name="P4">
“Today, a 52-year-old man was injured in a detonation of an unknown hazardous object in detonation of an unknown-hazardous subject. The victim was neglected with numerous fragments, ”the administrations informed.</text:p>
      <text:p text:style-name="P4">
<text:span text:style-name="T4">
 Read also: </text:span>
 <text:a xlink:type="simple" xlink:href="https://www.ukrinform.ua/rubric-regions/3724242-na-hersonsini-u-poli-traktorist-naihav-na-rosijsku-minu.html" text:style-name="Internet_20_link" text:visited-style-name="Visited_20_Internet_20_Link">
in Kherson region in the tractor driver ran into a Russian mine</text:a>
As it was reported, on June 14 in the village of Kamianka, Izyum district in <text:a xlink:type="simple" xlink:href="https://www.ukrinform.ua/tag-harkivsina" text:style-name="Internet_20_link" text:visited-style-name="Visited_20_Internet_20_Link">
Kharkiv region</text:a>
The man <text:a xlink:type="simple" xlink:href="https://www.ukrinform.ua/rubric-regions/3722938-u-seli-na-harkivsini-colovik-pidirvavsa-na-pelustci.html" text:style-name="Internet_20_link" text:visited-style-name="Visited_20_Internet_20_Link">
Excluded</text:a>
On a mini-"petal", victims were buried.</text:p>
      <text:p text:style-name="P4">
The settlements of Iziumschyna were captured by Russian troops in March-April2022. The Armed Forces liberated these territories last fall.</text:p>
      <text:p text:style-name="P4">
News Source: <text:a xlink:type="simple" xlink:href="https://www.ukrinform.ua/rubric-regions/3724893-v-izumi-pidirvavsa-colovik-poterpilogo-gospitalizuvali.html" text:style-name="Internet_20_link" text:visited-style-name="Visited_20_Internet_20_Link">
https://www.ukrinform.ua/rubric-regions/3724893-v-izumi-pidirvavsa-colovik-poterpilogo-gospitalizuvali.html</text:a>
</text:p>
      <!--NEWS-->
      <text:h text:style-name="P10" text:outline-level="1">
<text:span text:style-name="T4">
Hungary should explain its participation in the liberation of Ukrainian prisoners of war - the European Commission</text:span>
</text:h>
      <text:p text:style-name="P4">
Authors: Ukrinform (Person)</text:p>
      <text:p text:style-name="P4">
Publisher: Укринформ (Organization)</text:p>
      <text:p text:style-name="P4">
Published Time: 2023-06-19T16:42:51+03:00</text:p>
      <text:p text:style-name="P4">
Modified Time: 2023-06-19T16:42:51+03:00</text:p>
      <text:p text:style-name="P4">
Description: Hungary should explain its participation in the liberation of Ukrainian prisoners of war in the Russian Federation and communication with the Government of Ukraine on this issue. - Ukrinform.</text:p>
      <text:p text:style-name="P4">
Images: ['<text:a xlink:type="simple" xlink:href="https://static.ukrinform.com/photos/2020_05/thumb_files/630_360_1589214027-326.jpg" text:style-name="Internet_20_link" text:visited-style-name="Visited_20_Internet_20_Link">
630_360_15892...</text:a>
']</text:p>
      <text:p text:style-name="P4">
Tags: ['Єврокомісія', 'Угорщина', 'ЗСУ', 'Полонені', 'Війна з Росією']</text:p>
      <text:p text:style-name="P4">
Type: Article</text:p>
      <!--METADATA-->
      <text:p text:style-name="P4">
<draw:frame draw:style-name="fr1" draw:name="Image95" text:anchor-type="as-char" svg:width="6.9236in" svg:height="3.956343in" draw:z-index="0">
<draw:image xlink:href="../Images/yкринформ/2023-06-19T16-42-51-03-00/630_360_1589214027-326.jpg" xlink:type="simple" xlink:show="embed" xlink:actuate="onLoad" draw:mime-type="image/jpeg"/>
</draw:frame>
Hungary is to explain its participation in the liberation of Ukrainian prisoners of war in the Russian Federation with the government with the Government of Ukraine on this issue.</text:p>
      <text:p text:style-name="P4">
About it in the comment <text:a xlink:type="simple" xlink:href="https://www.delfi.lt/ru/abroad/global/evrokomissiya-vengriya-dolzhna-obyasnit-svoe-uchastie-v-osvobozhdenii-ukrainskih-voennoplennyh-v-rossii.d" text:style-name="Internet_20_link" text:visited-style-name="Visited_20_Internet_20_Link">
Delfi</text:a>
The Preskretic of the European Commission on Foreign Affairs of Tabardian Policy said, in response to the statement of the Ministry of Foreign Affairs of Ukraine, which maintains 11 Ukrainian prisoners of war, which has exported from the Russian Federation, and does not allow the Ukrainian diplomats to do with Ukrainian diplomats, Ukrinform reports.</text:p>
      <text:p text:style-name="P4">
“Russia must comply with its obligations from the international humanitarian rule and ensure humane treatment of prisoners of war for any kind of Hihabvin in accordance with the Geneva Conventions and not to expose their lives to nanabest. As for <text:a xlink:type="simple" xlink:href="https://www.ukrinform.ua/tag-ugorsina" text:style-name="Internet_20_link" text:visited-style-name="Visited_20_Internet_20_Link">
Hungary</text:a>
, then its power should explain the details and participation in the liberation of Ukrainian citizens who are held by Russia as prisoners of war, as well as the communication of the Hungarian on this issue with the Ukrainian authorities, ”said it.</text:p>
      <text:p text:style-name="P4">
<text:span text:style-name="T4">
 Read also: </text:span>
 <text:a xlink:type="simple" xlink:href="https://www.ukrinform.ua/rubric-society/3723588-ukraina-vstanovila-misceperebuvanna-11-polonenih-zahisnikiv-akih-utrimuut-v-ugorsini-kotenko.html" text:style-name="Internet_20_link" text:visited-style-name="Visited_20_Internet_20_Link">
Ukraine has set a residence in Hungary 11th defenders</text:a>
As it was reported, on June 9, the Ministry of Foreign Affairs of Ukraine was invited to the Hungarian Attorney and submitted to him an appeal to demand detailed information about the Ukrainian -wave -watched Budapest transmitted by Russia and to provide consul access immediately.</text:p>
      <text:p text:style-name="P4">
The Ukrainian government was not informed of the relevant negotiations between the Hungarian and Russian parties. The Ukrainian side learned from Hungarian Schemy Shemiyn's public statement that Russia has transferred to Budapest of eleven-Ukrainian Hungarian descent.</text:p>
      <text:p text:style-name="P4">
<text:span text:style-name="T4">
 Read also: </text:span>
 <text:a xlink:type="simple" xlink:href="https://www.ukrinform.ua/rubric-world/3723540-u-orbana-kazut-so-ne-znali-pro-peredacu-ukrainskih-polonenih-z-rosii.html" text:style-name="Internet_20_link" text:visited-style-name="Visited_20_Internet_20_Link">
Orbana is said to be unaware of the transfer of Ukrainian ones from Russia</text:a>
<text:a xlink:type="simple" xlink:href="https://www.ukrinform.ua/rubric-polytics/3724799-mzs-vimagae-dopustiti-konsula-do-ukrainskih-polonenih-akih-ugorsina-utrimue-v-izolacii.html" text:style-name="Internet_20_link" text:visited-style-name="Visited_20_Internet_20_Link">
The Ministry of Foreign Affairs of Ukraine demands that the Ukrainian consul be admitted to 11 Ukrainian -begged</text:a>
, transferred by Russia to Budapest, which Hungary holds in isolation.</text:p>
      <text:p text:style-name="P4">
News Source: <text:a xlink:type="simple" xlink:href="https://www.ukrinform.ua/rubric-polytics/3724897-ugorsina-mae-poasniti-svou-ucast-u-zvilnenni-ukrainskih-vijskovopolonenih-evrokomisia.html" text:style-name="Internet_20_link" text:visited-style-name="Visited_20_Internet_20_Link">
https://www.ukrinform.ua/rubric-polytics/3724897-ugorsina-mae-poasniti-svou-ucast-u-zvilnenni-ukrainskih-vijskovopolonenih-evrokomisia.html</text:a>
</text:p>
      <!--NEWS-->
      <text:h text:style-name="P10" text:outline-level="1">
<text:span text:style-name="T4">
Children from Transcarpathia have raised one and a half million hryvnias for the Drone Army</text:span>
</text:h>
      <text:p text:style-name="P4">
Authors: Ukrinform (Person)</text:p>
      <text:p text:style-name="P4">
Publisher: Укринформ (Organization)</text:p>
      <text:p text:style-name="P4">
Published Time: 2023-06-19T16:45:49+03:00</text:p>
      <text:p text:style-name="P4">
Modified Time: 2023-06-19T16:45:49+03:00</text:p>
      <text:p text:style-name="P4">
Description: Children from Transcarpathia transferred almost UAH 1.5 million to the Drone Army. - Ukrinform.</text:p>
      <text:p text:style-name="P4">
Images: ['<text:a xlink:type="simple" xlink:href="https://static.ukrinform.com/photos/2023_06/thumb_files/630_360_1687181991-811.jpg" text:style-name="Internet_20_link" text:visited-style-name="Visited_20_Internet_20_Link">
630_360_16871...</text:a>
']</text:p>
      <text:p text:style-name="P4">
Tags: ['Діти', 'Закарпаття', 'Війна з Росією', 'Армія дронів']</text:p>
      <text:p text:style-name="P4">
Type: Article</text:p>
      <!--METADATA-->
      <text:p text:style-name="P4">
<draw:frame draw:style-name="fr1" draw:name="Image96" text:anchor-type="as-char" svg:width="6.9236in" svg:height="3.956343in" draw:z-index="0">
<draw:image xlink:href="../Images/yкринформ/2023-06-19T16-45-49-03-00/630_360_1687181991-811.jpg" xlink:type="simple" xlink:show="embed" xlink:actuate="onLoad" draw:mime-type="image/jpeg"/>
</draw:frame>
Children from Zakarpattya transferred almost UAH 1.5 million to the Drone Army.</text:p>
      <text:p text:style-name="P4">
About it in <text:a xlink:type="simple" xlink:href="http://www.facebook.com/mykhailofedorov.com.ua/posts/pfbid05xPpNbh3eZpHWSpTKS3x2iP3nQVHLvtQGkyxBhfSEbLZFZKrgqZifi4aVkXmrxfzl" text:style-name="Internet_20_link" text:visited-style-name="Visited_20_Internet_20_Link">
Facebook</text:a>
The Minister of Digital Transformation Mikhail Fedorov reported, Ukrinform reports.</text:p>
      <text:p text:style-name="P4">
"In May, the high school students of the Mukachevo Territorial Community came up with how to help the forces of defense. They rallied and started to hold school, charitable events, sports competitions and other activities. As a result, they collected UAH 1,482,000 and transferred through United24," Fedorov said.</text:p>
      <text:p text:style-name="P4">
<text:span text:style-name="T4">
 Read also: </text:span>
 <text:a xlink:type="simple" xlink:href="https://www.ukrinform.ua/rubric-ato/3711181-mincifri-ta-sap-spilno-posiluvatimut-armiu-droniv.html" text:style-name="Internet_20_link" text:visited-style-name="Visited_20_Internet_20_Link">
Ministry and SAP SAP will enhance "<text:span text:style-name="T4">
 Army </text:span>
<text:span text:style-name="T4">
 drones </text:span>
"</text:a>
The minister called it a "classroom case of school self -government" and thanked the children's initiative and perseverance.</text:p>
      <text:p text:style-name="P4">
"Thanks to you, the fighters on the front will receive more drones that will store life," Fedorov added.</text:p>
      <text:p text:style-name="P4">
<text:span text:style-name="T4">
 Read also: </text:span>
 <text:a xlink:type="simple" xlink:href="https://www.ukrinform.ua/rubric-ato/3721904-armia-droniv-zalisila-rosian-bez-zvazku-na-svativskokupanskomu-napramku.html" text:style-name="Internet_20_link" text:visited-style-name="Visited_20_Internet_20_Link">
<text:span text:style-name="T4">
 Army </text:span>
 <text:span text:style-name="T4">
 Drones </text:span>
 left the Russians without connection of the Navativ-Kupyan direction</text:a>
As previously reported by Ukrinform, 3,864 UAV complexes were purchased at the existence of the Army Army Project at the expense of United24. The amount of contracts is over UAH 4.3 billion.</text:p>
      <text:p text:style-name="P4">
"Drone Army" is a project, started by the General Staff of the Armed Forces and the Ministry of Defense. This complex program, within which systematic purchase of drones, their repair, as well as training courses of relevant specialists.</text:p>
      <text:p text:style-name="P4">
News Source: <text:a xlink:type="simple" xlink:href="https://www.ukrinform.ua/rubric-regions/3724900-diti-iz-zakarpatta-zibrali-pivtora-miljona-griven-na-armiu-droniv.html" text:style-name="Internet_20_link" text:visited-style-name="Visited_20_Internet_20_Link">
https://www.ukrinform.ua/rubric-regions/3724900-diti-iz-zakarpatta-zibrali-pivtora-miljona-griven-na-armiu-droniv.html</text:a>
</text:p>
      <!--NEWS-->
      <text:h text:style-name="P10" text:outline-level="1">
<text:span text:style-name="T4">
Myron Markevich appointed his son as his assistant in the Carpathians</text:span>
</text:h>
      <text:p text:style-name="P4">
Authors: Ukrinform (Person)</text:p>
      <text:p text:style-name="P4">
Publisher: Укринформ (Organization)</text:p>
      <text:p text:style-name="P4">
Published Time: 2023-06-19T16:50:16+03:00</text:p>
      <text:p text:style-name="P4">
Modified Time: 2023-06-19T16:50:16+03:00</text:p>
      <text:p text:style-name="P4">
Description: Ostap Markevich, the son of the head coach of the Carpathians Miron Markevich, entered his father's coaching staff. - Ukrinform.</text:p>
      <text:p text:style-name="P4">
Images: ['<text:a xlink:type="simple" xlink:href="https://static.ukrinform.com/photos/2023_06/thumb_files/630_360_1687182506-642.jpeg" text:style-name="Internet_20_link" text:visited-style-name="Visited_20_Internet_20_Link">
630_360_16871...</text:a>
']</text:p>
      <text:p text:style-name="P4">
Tags: ['Футбол', 'Карпати', 'Маркевич']</text:p>
      <text:p text:style-name="P4">
Type: Article</text:p>
      <!--METADATA-->
      <text:p text:style-name="P4">
<draw:frame draw:style-name="fr1" draw:name="Image97" text:anchor-type="as-char" svg:width="6.9236in" svg:height="3.956343in" draw:z-index="0">
<draw:image xlink:href="../Images/yкринформ/2023-06-19T16-50-16-03-00/630_360_1687182506-642.jpeg" xlink:type="simple" xlink:show="embed" xlink:actuate="onLoad" draw:mime-type="image/jpeg"/>
</draw:frame>
Ostapmarkevich, the son of the head coach of the Carpathians Miron Markevich, included the father's headquarters.</text:p>
      <text:p text:style-name="P4">
This was reported <text:a xlink:type="simple" xlink:href="https://sport.ua/uk/news/630755-ostap-markevich-viznachivsya-z-novim-mistsem-roboti" text:style-name="Internet_20_link" text:visited-style-name="Visited_20_Internet_20_Link">
Sport.ua</text:a>
, reports Ukrinform.</text:p>
      <text:p text:style-name="P4">
He joined other assistants, including Sergiy Atlasuk, Andriy Sapuga Tabgdan Strontzitsky.</text:p>
      <text:p text:style-name="P4">
As it was reported, Markevich Jr. can become a sports director of the club, if you do not agree to work as the head coach in Veres.</text:p>
      <text:p text:style-name="P4">
<text:span text:style-name="T4">
 Read also: </text:span>
 <text:a xlink:type="simple" xlink:href="https://www.ukrinform.ua/rubric-sports/3717223-miron-markevic-stav-novim-golovnim-trenerom-karpat.html" text:style-name="Internet_20_link" text:visited-style-name="Visited_20_Internet_20_Link">
Myron <text:span text:style-name="T4">
 Markevich </text:span>
 became the new head coach "Carpathians"</text:a>
As it was reported, the previous club of the 45-year-old Ukrainian was the "Raduna" of the latest Polish division, which he left for three rounds before the end of the season for survival.</text:p>
      <text:p text:style-name="P4">
Photo: Mariupol FC</text:p>
      <text:p text:style-name="P4">
News Source: <text:a xlink:type="simple" xlink:href="https://www.ukrinform.ua/rubric-sports/3724902-miron-markevic-priznaciv-sina-svoim-pomicnikom-u-karpatah.html" text:style-name="Internet_20_link" text:visited-style-name="Visited_20_Internet_20_Link">
https://www.ukrinform.ua/rubric-sports/3724902-miron-markevic-priznaciv-sina-svoim-pomicnikom-u-karpatah.html</text:a>
</text:p>
      <!--NEWS-->
      <text:h text:style-name="P10" text:outline-level="1">
<text:span text:style-name="T4">
All Ukrainian NPPs took place</text:span>
</text:h>
      <text:p text:style-name="P4">
Authors: Ukrinform (Person)</text:p>
      <text:p text:style-name="P4">
Publisher: Укринформ (Organization)</text:p>
      <text:p text:style-name="P4">
Published Time: 2023-06-19T16:52:01+03:00</text:p>
      <text:p text:style-name="P4">
Modified Time: 2023-06-19T16:52:01+03:00</text:p>
      <text:p text:style-name="P4">
Description: Rotation of experts of permanent monitoring missions of the International Atomic Energy Agency (IAEA) last week was successfully conducted at all NPPs of Ukraine. - Ukrinform.</text:p>
      <text:p text:style-name="P4">
Images: ['<text:a xlink:type="simple" xlink:href="https://static.ukrinform.com/photos/2022_06/thumb_files/630_360_1654407899-646.jpg" text:style-name="Internet_20_link" text:visited-style-name="Visited_20_Internet_20_Link">
630_360_16544...</text:a>
']</text:p>
      <text:p text:style-name="P4">
Tags: ['АЕС', 'МАГАТЕ', 'Ротація']</text:p>
      <text:p text:style-name="P4">
Type: Article</text:p>
      <!--METADATA-->
      <text:p text:style-name="P4">
<draw:frame draw:style-name="fr1" draw:name="Image98" text:anchor-type="as-char" svg:width="6.9236in" svg:height="3.956343in" draw:z-index="0">
<draw:image xlink:href="../Images/yкринформ/2023-06-19T16-52-01-03-00/630_360_1654407899-646.jpg" xlink:type="simple" xlink:show="embed" xlink:actuate="onLoad" draw:mime-type="image/jpeg"/>
</draw:frame>
Rotation Experts of Permanent Monitoring Missions of the International Atom Energy Agency(IDA)Last week, all Ukrainian NPPs were successfully conducted.</text:p>
      <text:p text:style-name="P4">
According to Ukrinform, the State Inspectorate of Nuclear Regulation of Ukraine reports on <text:a xlink:type="simple" xlink:href="https://www.facebook.com/permalink.php" text:style-name="Internet_20_link" text:visited-style-name="Visited_20_Internet_20_Link">
Facebook</text:a>
.</text:p>
      <text:p text:style-name="P4">
У відомстві нагадали, що постійні місії <text:a xlink:type="simple" xlink:href="https://www.ukrinform.ua/tag-magate" text:style-name="Internet_20_link" text:visited-style-name="Visited_20_Internet_20_Link">
 МАГАТЕ</text:a>
At Ukrainian nuclear power plants, Ukraine was introduced to the official invitation of Ukraine for the purpose of monitoring with the state security at NPP in the conditions of military aggression of Russia.</text:p>
      <text:p text:style-name="P4">
<text:span text:style-name="T4">
 Read also: </text:span>
 [<text:span text:style-name="T4">
 IAEA </text:span>
 Developed the Assistance Program to Ukraine Infantry of the Consequences(https://www.ukrinform.ua/rubric-economy/3722541-magate-rozrobilo-programu-dopomogi-ukraini-u-podolanni-naslidkiv-pidrivu-kahovskoi-dambi.html)At the captured Russian invaders of Zaporizhzhya NPP, a permanent monitoring group has been operating since September 2022. During this time, there have been twice a change in the change in the MAEC mission's composition to ZPP.</text:p>
      <text:p text:style-name="P4">
At the Chernobyl, Rivne, South Ukrainian and Khmelnitsky atomic stations, permanent monitoring missions of the IAEA began their activities in January2023. Rotations at these NPPs are conducted without interruption and in installation.</text:p>
      <text:p text:style-name="P4">
<text:span text:style-name="T4">
 Read also: </text:span>
 <text:a xlink:type="simple" xlink:href="https://www.ukrinform.ua/rubric-polytics/3723641-rosia-hoce-pidirvati-zaes-sob-svit-tisnuv-na-ukrainu-z-vimogou-zupiniti-konflikt-zelenskij.html" text:style-name="Internet_20_link" text:visited-style-name="Visited_20_Internet_20_Link">
Russia wants to undermine the world so that the world presses on Ukraine to stop the conflict - Zelensky</text:a>
As reported by Ukrinform, in June at Rivne NPP VP <text:a xlink:type="simple" xlink:href="https://www.ukrinform.ua/rubric-economy/3723899-na-rivnenskij-aes-uspisno-proveli-inspekciu-magate.html" text:style-name="Internet_20_link" text:visited-style-name="Visited_20_Internet_20_Link">
inspection</text:a>
The International Atomic Energy Agency(IDA)in the absence of unable nuclear material.</text:p>
      <text:p text:style-name="P4">
News Source: <text:a xlink:type="simple" xlink:href="https://www.ukrinform.ua/rubric-economy/3724904-na-vsih-ukrainskih-aes-vidbulisa-rotacii-misij-magate.html" text:style-name="Internet_20_link" text:visited-style-name="Visited_20_Internet_20_Link">
https://www.ukrinform.ua/rubric-economy/3724904-na-vsih-ukrainskih-aes-vidbulisa-rotacii-misij-magate.html</text:a>
</text:p>
      <!--NEWS-->
      <text:h text:style-name="P10" text:outline-level="1">
<text:span text:style-name="T4">
MKIP is ready to bring a house on Vladimir in Kiev to the Register of Monuments</text:span>
</text:h>
      <text:p text:style-name="P4">
Authors: Ukrinform (Person)</text:p>
      <text:p text:style-name="P4">
Publisher: Укринформ (Organization)</text:p>
      <text:p text:style-name="P4">
Published Time: 2023-06-19T16:52:14+03:00</text:p>
      <text:p text:style-name="P4">
Modified Time: 2023-06-19T16:52:14+03:00</text:p>
      <text:p text:style-name="P4">
Description: The Ministry of Culture and Information Policy will promptly consider entering a house on Vladimirskaya Street in Kiev in the Register of Monuments, as soon as the Kyiv City Military Administration will provide the necessary documents. - Ukrinform.</text:p>
      <text:p text:style-name="P4">
Images: ['<text:a xlink:type="simple" xlink:href="https://static.ukrinform.com/photos/2023_06/thumb_files/630_360_1687182551-670.jpg" text:style-name="Internet_20_link" text:visited-style-name="Visited_20_Internet_20_Link">
630_360_16871...</text:a>
']</text:p>
      <text:p text:style-name="P4">
Tags: ['Будинок', 'Грушевський', "Пам'ятка", 'Київ', 'МКІП ']</text:p>
      <text:p text:style-name="P4">
Type: Article</text:p>
      <!--METADATA-->
      <text:p text:style-name="P4">
<draw:frame draw:style-name="fr1" draw:name="Image99" text:anchor-type="as-char" svg:width="6.9236in" svg:height="3.954742in" draw:z-index="0">
<draw:image xlink:href="../Images/yкринформ/2023-06-19T16-52-14-03-00/630_360_1687182551-670.jpg" xlink:type="simple" xlink:show="embed" xlink:actuate="onLoad" draw:mime-type="image/jpeg"/>
</draw:frame>
The Ministry of Culture and Information Policy will promptly consider the introduction of a building on Vladimirskaya Street in Kiev in the Register of Monuments, as soon as the Kyiv Military Administration provides the necessary documents.</text:p>
      <text:p text:style-name="P4">
The press service informs this <text:a xlink:type="simple" xlink:href="https://mkip.gov.ua/news/9341.html" text:style-name="Internet_20_link" text:visited-style-name="Visited_20_Internet_20_Link">
MKIP</text:a>
, reports Ukrinform.</text:p>
      <text:p text:style-name="P4">
"This house was not on the state registration and was not entered the State Register of Real Estate of Ukraine. Today, the submission of the issue of entry into the register was not received by the MKIP, but the Ministry is prepared promptly to consider this issue in case of receipt ", - the testimony reads.</text:p>
      <text:p text:style-name="P4">
It is noted that according to the procedure, the KMVA should bring this house to the list of cultural heritage of Kyiv, then prepare and send a package of documents, including the accounting documentation. The expert commission on accounting of cultural sites of the MKIP will be considered. With a positive decision of the commission, the ICIP will bring the object of cultural land in the register by category of local importance.</text:p>
      <text:p text:style-name="P4">
<text:span text:style-name="T4">
 Read also: </text:span>
 <text:a xlink:type="simple" xlink:href="https://www.ukrinform.ua/rubric-kyiv/3722795-literaturnij-skver-ce-vam-ne-ckalivskij.html" text:style-name="Internet_20_link" text:visited-style-name="Visited_20_Internet_20_Link">
Kiev: Chkaliv Square will become literary</text:a>
The department reminds that the order of the Ministry of Culture in 2011 was expertly exported by the housing house that is not entered in the register due to the inconsistency with the criteria determined State Register of Real Estate Monument of Ukraine ».</text:p>
      <text:p text:style-name="P4">
At the same time, according to the current General Plan of Kyiv, for the period up to 2020 and in accordance with the scientific and design documentation, approved by the MKIP, the land plot at this address is located in the central historical area Yaroslav ”XI-XIII centuries.”, In the buffer zonnitobst of the UNESCO World Heritage Site “Kyiv: St. Sophia Cathedral with adjacent-mooning structures, Kiev-Pechersk Lavra”, within the framework of architectural, archeological security areas, as well as in the territory(https://www.ukrinform.ua/tag-pamatka)Urban planning of local importance "Vladimirskaya Street and Tereshchenko Street".The Ministry informs that at the beginning of any earthworks, mandatory archeological studies, which are defined by the Law of Ukraine “On Protection of Cultural Heritage”, are foreseen. In addition, the work in the buffer zone of the UNESCO object heritage is preceded by informing the World Heritage Committee, whose recommendations are mandatory.</text:p>
      <text:p text:style-name="P4">
As it was reported, in his <text:a xlink:type="simple" xlink:href="https://t.me/vitaliy_klitschko/2107" text:style-name="Internet_20_link" text:visited-style-name="Visited_20_Internet_20_Link">
telegram</text:a>
<text:a xlink:type="simple" xlink:href="https://t.me/vitaliy_klitschko/2107" text:style-name="Internet_20_link" text:visited-style-name="Visited_20_Internet_20_Link">
 </text:a>
Kyiv Mayor Vitaliy Klitschko Settled that the experts of the Department of Cultural Heritage Protect Materials to take this object on registration, assigning the status of arbitrary monument. The PCC oversees this object.</text:p>
      <text:p text:style-name="P4">
<text:span text:style-name="T5">
Foto: Dmitry Perov, Facebook</text:span>
</text:p>
      <text:p text:style-name="P4">
News Source: <text:a xlink:type="simple" xlink:href="https://www.ukrinform.ua/rubric-culture/3724905-mkip-gotove-vnesti-budinok-na-volodimirskij-u-kievi-do-reestru-pamatok.html" text:style-name="Internet_20_link" text:visited-style-name="Visited_20_Internet_20_Link">
https://www.ukrinform.ua/rubric-culture/3724905-mkip-gotove-vnesti-budinok-na-volodimirskij-u-kievi-do-reestru-pamatok.html</text:a>
</text:p>
      <!--NEWS-->
      <text:h text:style-name="P10" text:outline-level="1">
<text:span text:style-name="T4">
EU and Kenya have entered into a trade agreement to protect exports</text:span>
</text:h>
      <text:p text:style-name="P4">
Authors: Ukrinform (Person)</text:p>
      <text:p text:style-name="P4">
Publisher: Укринформ (Organization)</text:p>
      <text:p text:style-name="P4">
Published Time: 2023-06-19T16:53:00+03:00</text:p>
      <text:p text:style-name="P4">
Modified Time: 2023-06-19T16:53:00+03:00</text:p>
      <text:p text:style-name="P4">
Description: On Monday, the European Union signed an Economic Partnership Agreement with Kenya, which will guarantee the duty -free access of Kenyan agricultural products to the largest export market. - Ukrinform.</text:p>
      <text:p text:style-name="P4">
Images: ['<text:a xlink:type="simple" xlink:href="https://static.ukrinform.com/photos/2020_11/thumb_files/630_360_1605016071-606.png" text:style-name="Internet_20_link" text:visited-style-name="Visited_20_Internet_20_Link">
630_360_16050...</text:a>
']</text:p>
      <text:p text:style-name="P4">
Tags: ['Експорт', 'Євросоюз', 'Імпорт', 'Кенія', 'Торгівля', 'Угода']</text:p>
      <text:p text:style-name="P4">
Type: Article</text:p>
      <!--METADATA-->
      <text:p text:style-name="P4">
<draw:frame draw:style-name="fr1" draw:name="Image100" text:anchor-type="as-char" svg:width="6.9236in" svg:height="3.956343in" draw:z-index="0">
<draw:image xlink:href="../Images/yкринформ/2023-06-19T16-53-00-03-00/630_360_1605016071-606.png" xlink:type="simple" xlink:show="embed" xlink:actuate="onLoad" draw:mime-type="image/png"/>
</draw:frame>
On Monday, the European Union signed an Economic Partnership Agreement with a Cenia that will guarantee the duty -free access of Kenyan agricultural products to the largest export market.</text:p>
      <text:p text:style-name="P4">
As Ukrinform reports, it reports <text:a xlink:type="simple" xlink:href="https://www.reuters.com/world/africa/kenya-signs-trade-deal-with-european-union-safeguard-exports-2023-06-19/" text:style-name="Internet_20_link" text:visited-style-name="Visited_20_Internet_20_Link">
Reuters</text:a>
.</text:p>
      <text:p text:style-name="P4">
"For 25 years tariffs for European goods imported to <text:a xlink:type="simple" xlink:href="https://www.ukrinform.ua/tag-kenia" text:style-name="Internet_20_link" text:visited-style-name="Visited_20_Internet_20_Link">
Kenya</text:a>
, will be reduced, " - said official persons at the ceremony of signing an agreement in the capital of Kenya Nairobi.</text:p>
      <text:p text:style-name="P4">
According to representatives of both parties, negotiations on the agreement lasted seven months, making it one of the fastest agreements that the EU has ever concluded.</text:p>
      <text:p text:style-name="P4">
Having the seventh economy in Africa, Kenya is a large exporter of tea, coffee, flowers, fruits and vegetables. The EU accounts for 21% of its total exports.</text:p>
      <text:p text:style-name="P4">
"In addition to trade, the agreement is intended to stimulate investments and production," Kenym Ruto President said in his speech.</text:p>
      <text:p text:style-name="P4">
<text:span text:style-name="T4">
 Read also: </text:span>
 <text:a xlink:type="simple" xlink:href="https://www.ukrinform.ua/rubric-economy/3723661-ukraina-vze-eksportuvala-475-miljona-tonn-zernovih.html" text:style-name="Internet_20_link" text:visited-style-name="Visited_20_Internet_20_Link">
<text:span text:style-name="T4">
 Ukraine </text:span>
 <text:span text:style-name="T4">
 already </text:span>
 <text:span text:style-name="T4">
 </text:span>
 exported <text:span text:style-name="T4">
 47,5 </text:span>
 million <text:span text:style-name="T4">
<text:span text:style-name="T5">
* tons </text:span>
* </text:span>
 <text:span text:style-name="T4">
 grain </text:span>
</text:a>
The agreement is now transferred for ratification to the parliaments of both parties.</text:p>
      <text:p text:style-name="P4">
It is noted that Kenya also negotiates trade and investment with the United States, which, according to its Minister of Commerce, is planned to be signed next year.</text:p>
      <text:p text:style-name="P4">
As reported by Ukrinform, the United Nations said that <text:a xlink:type="simple" xlink:href="https://www.ukrinform.ua/rubric-economy/3722383-v-oon-poperedzaut-pro-zrostanna-cin-na-prodovolstvo-pisla-pidrivu-kahovskoi-ges.html" text:style-name="Internet_20_link" text:visited-style-name="Visited_20_Internet_20_Link">
blasting on the Dnieper River in Ukraine will have a huge impact on global food safety</text:a>
, will lead to an increase in food prices.</text:p>
      <text:p text:style-name="P4">
News Source: <text:a xlink:type="simple" xlink:href="https://www.ukrinform.ua/rubric-economy/3724896-es-i-kenia-uklali-torgovelnu-ugodu-dla-zahistu-eksportu.html" text:style-name="Internet_20_link" text:visited-style-name="Visited_20_Internet_20_Link">
https://www.ukrinform.ua/rubric-economy/3724896-es-i-kenia-uklali-torgovelnu-ugodu-dla-zahistu-eksportu.html</text:a>
</text:p>
      <!--NEWS-->
      <text:h text:style-name="P10" text:outline-level="1">
<text:span text:style-name="T4">
England's football players defeated the Northern Macedonians in Euro-2024 qualification</text:span>
</text:h>
      <text:p text:style-name="P4">
Authors: Ukrinform (Person)</text:p>
      <text:p text:style-name="P4">
Publisher: Укринформ (Organization)</text:p>
      <text:p text:style-name="P4">
Published Time: 2023-06-19T16:54:00+03:00</text:p>
      <text:p text:style-name="P4">
Modified Time: 2023-06-19T23:54:00+03:00</text:p>
      <text:p text:style-name="P4">
Description: The national football national team won the fourth victory in a row in the qualifying tournament of the European Championship 20124. - Ukrinform.</text:p>
      <text:p text:style-name="P4">
Images: ['<text:a xlink:type="simple" xlink:href="https://static.ukrinform.com/photos/2023_06/thumb_files/630_360_1687207409-915.jpg" text:style-name="Internet_20_link" text:visited-style-name="Visited_20_Internet_20_Link">
630_360_16872...</text:a>
']</text:p>
      <text:p text:style-name="P4">
Tags: None</text:p>
      <text:p text:style-name="P4">
Type: Article</text:p>
      <!--METADATA-->
      <text:p text:style-name="P4">
<draw:frame draw:style-name="fr1" draw:name="Image101" text:anchor-type="as-char" svg:width="6.9236in" svg:height="3.956343in" draw:z-index="0">
<draw:image xlink:href="../Images/yкринформ/2023-06-19T16-54-00-03-00/630_360_1687207409-915.jpg" xlink:type="simple" xlink:show="embed" xlink:actuate="onLoad" draw:mime-type="image/jpeg"/>
</draw:frame>
The national football national team won the fourth victory in a row with the 2012024 European Championship tournament.</text:p>
      <text:p text:style-name="P4">
In Manchester, the British defeated the command of Northern Macedonia -7: 0, reports Ukrinform.</text:p>
      <text:p text:style-name="P4">
Goals: Kane, 29, 73(From a penalty), Saka, 39, 47, 51, pre -Dorford, 45, Phillips, 64.</text:p>
      <text:p text:style-name="P4">
As it was reported, the national team of Ukraine today has played Malta players - 1: 0.</text:p>
      <text:p text:style-name="P4">
<text:span text:style-name="T4">
 Read also: </text:span>
 <text:a xlink:type="simple" xlink:href="https://www.ukrinform.ua/rubric-sports/3725020-zbirna-ukraini-obigrala-maltu-u-vidbori-na-evro2024.html" text:style-name="Internet_20_link" text:visited-style-name="Visited_20_Internet_20_Link">
The national team of Ukraine beat Malta in selection for Euro-2024</text:a>
Tournament position in the EURO -2024 qualifying group: England - 12 points(After4th games), Ukraine - 6(3), Italy - 3(2), Northern Macedonia - 3(3), Malta- 0(4).</text:p>
      <text:p text:style-name="P4">
Фото: AFP.</text:p>
      <text:p text:style-name="P4">
News Source: <text:a xlink:type="simple" xlink:href="https://www.ukrinform.ua/rubric-sports/3725058-futbolisti-anglii-rozgromili-pivnicnih-makedonciv-u-kvalifikacii-evro2024.html" text:style-name="Internet_20_link" text:visited-style-name="Visited_20_Internet_20_Link">
https://www.ukrinform.ua/rubric-sports/3725058-futbolisti-anglii-rozgromili-pivnicnih-makedonciv-u-kvalifikacii-evro2024.html</text:a>
</text:p>
      <!--NEWS-->
      <text:h text:style-name="P10" text:outline-level="1">
<text:span text:style-name="T4">
In some communities of Nikopol district, the length of the curfew will change</text:span>
</text:h>
      <text:p text:style-name="P4">
Authors: Ukrinform (Person)</text:p>
      <text:p text:style-name="P4">
Publisher: Укринформ (Organization)</text:p>
      <text:p text:style-name="P4">
Published Time: 2023-06-19T16:58:47+03:00</text:p>
      <text:p text:style-name="P4">
Modified Time: 2023-06-19T16:58:47+03:00</text:p>
      <text:p text:style-name="P4">
Description: In some communities of the Nikopol district of Dnipropetrovsk region, from June 20, 2023, the duration of the curfew will change - from 22.00 to 4 am the next day. - Ukrinform.</text:p>
      <text:p text:style-name="P4">
Images: ['<text:a xlink:type="simple" xlink:href="https://static.ukrinform.com/photos/2023_06/thumb_files/630_360_1687183055-565.png" text:style-name="Internet_20_link" text:visited-style-name="Visited_20_Internet_20_Link">
630_360_16871...</text:a>
']</text:p>
      <text:p text:style-name="P4">
Tags: ['Дніпропетровщина', 'Безпека', 'Комендантська година']</text:p>
      <text:p text:style-name="P4">
Type: Article</text:p>
      <!--METADATA-->
      <text:p text:style-name="P4">
<draw:frame draw:style-name="fr1" draw:name="Image102" text:anchor-type="as-char" svg:width="6.9236in" svg:height="3.956343in" draw:z-index="0">
<draw:image xlink:href="../Images/yкринформ/2023-06-19T16-58-47-03-00/630_360_1687183055-565.png" xlink:type="simple" xlink:show="embed" xlink:actuate="onLoad" draw:mime-type="image/png"/>
</draw:frame>
In some communities of the Nikopol district of Dnipropetrovsk region, from June 20, 2023, the duration of the curfew will change - from 22.00 to 4 o'clock in the morning.</text:p>
      <text:p text:style-name="P4">
This was reported in <text:a xlink:type="simple" xlink:href="http://t.me/Yevtushenko_E/4220" text:style-name="Internet_20_link" text:visited-style-name="Visited_20_Internet_20_Link">
telegram</text:a>
Yevgeny Yevtushenko, the head of the Nonikopol region, Ukrinform reports.</text:p>
      <text:p text:style-name="P4">
"Due to the need to strengthen the safety measures related to the fall of the water level of the Kakhovka reservoir, the duration of the curfew is changing in part of the community - from 22.00 to 04.00 of the" hem -of -time day, "Yevtushenko informed.</text:p>
      <text:p text:style-name="P4">
According to him, the changes concern the Nikopol, Manganese, Chervonohrigorivska(With the exception of the Dmitry District), Pokrovskaya(The deposits of the Novosofiiv district)and the Higher Mirovsky District.</text:p>
      <text:p text:style-name="P4">
Yevtushenko noted that in the rest of the communities, the commandant hour remains immune - from 23.00 to 04.00 the next day.</text:p>
      <text:p text:style-name="P4">
Separately, the RVA chief drew attention to the fact that the work of food establishments should be caught one hour before the beginning of the curfew.</text:p>
      <text:p text:style-name="P4">
*!(https://www.ukrinform.ua/rubric-regions/3724811-u-hersoni-pisla-trivaloi-komendantskoi-godini-vidkrili-proizd-u-mikrorajon-ostriv.html)As <text:a xlink:type="simple" xlink:href="https://www.ukrinform.ua/rubric-regions/3716123-na-nikopolsini-z-1-cervna-zminuetsa-trivalist-komendantskoi-godini.html" text:style-name="Internet_20_link" text:visited-style-name="Visited_20_Internet_20_Link">
reported</text:a>
Ukrinform, in the communities of Nikopol district <text:a xlink:type="simple" xlink:href="https://www.ukrinform.ua/tag-dnipropetrovsina" text:style-name="Internet_20_link" text:visited-style-name="Visited_20_Internet_20_Link">
Dnipropetrovsk region</text:a>
Since June 1, the duration of the advisory hour has become the only one for all communities of the district: from 23:00 to 04:00.</text:p>
      <text:p text:style-name="P4">
News Source: <text:a xlink:type="simple" xlink:href="https://www.ukrinform.ua/rubric-regions/3724907-u-deakih-gromadah-nikopolskogo-rajonu-zminitsa-trivalist-komendantskoi-godini.html" text:style-name="Internet_20_link" text:visited-style-name="Visited_20_Internet_20_Link">
https://www.ukrinform.ua/rubric-regions/3724907-u-deakih-gromadah-nikopolskogo-rajonu-zminitsa-trivalist-komendantskoi-godini.html</text:a>
</text:p>
      <!--NEWS-->
      <text:h text:style-name="P10" text:outline-level="1">
<text:span text:style-name="T4">
Border guards destroyed under Bakhmut Russian Field Warehouse</text:span>
</text:h>
      <text:p text:style-name="P4">
Authors: Ukrinform (Person)</text:p>
      <text:p text:style-name="P4">
Publisher: Укринформ (Organization)</text:p>
      <text:p text:style-name="P4">
Published Time: 2023-06-19T16:59:30+03:00</text:p>
      <text:p text:style-name="P4">
Modified Time: 2023-06-19T16:59:30+03:00</text:p>
      <text:p text:style-name="P4">
Description: Ukrainian border guards destroyed under Bakhmut of the Donetsk region a Russian field warehouse with ammunition. - Ukrinform.</text:p>
      <text:p text:style-name="P4">
Images: ['<text:a xlink:type="simple" xlink:href="https://static.ukrinform.com/photos/2023_06/thumb_files/630_360_1687183016-132.jpg" text:style-name="Internet_20_link" text:visited-style-name="Visited_20_Internet_20_Link">
630_360_16871...</text:a>
']</text:p>
      <text:p text:style-name="P4">
Tags: ['Бахмут', 'Прикордонники', 'Війна з Росією', '#stoprussia']</text:p>
      <text:p text:style-name="P4">
Type: Article</text:p>
      <!--METADATA-->
      <text:p text:style-name="P4">
<draw:frame draw:style-name="fr1" draw:name="Image103" text:anchor-type="as-char" svg:width="6.9236in" svg:height="3.956343in" draw:z-index="0">
<draw:image xlink:href="../Images/yкринформ/2023-06-19T16-59-30-03-00/630_360_1687183016-132.jpg" xlink:type="simple" xlink:show="embed" xlink:actuate="onLoad" draw:mime-type="image/jpeg"/>
</draw:frame>
Ukrainian border guards destroyed under Bakhmut of the Donetsk region the Russian field warehouse with a ammunition.</text:p>
      <text:p text:style-name="P4">
According to Ukrinform, the State Border Service of Ukraine in [Facebook] reports it(https://www.facebook.com/watch/?v=284621097561018).</text:p>
      <text:p text:style-name="P4">
“Fire and explosions <text:a xlink:type="simple" xlink:href="https://www.ukrinform.ua/tag-prikordonniki" text:style-name="Internet_20_link" text:visited-style-name="Visited_20_Internet_20_Link">
border guards</text:a>
Destroy the logistics of the invaders under Bakhmut. Aeroe intelligence, and mortar made a fire racking on a field warehouse, where they occupied the ammunition, ”the message reads.</text:p>
      <text:p text:style-name="P4">
One of the mines hit the shelter-warehouse, causing the explosion. As a result, the composition, fortification and two military personnel of the Russian Federation were destroyed.</text:p>
      <text:p text:style-name="P4">
<text:span text:style-name="T4">
 Read also: </text:span>
 [Ukrainian fighters showed how enemy tanks are destroyed(https://www.ukrinform.ua/rubric-ato/3724830-ukrainski-bijci-pokazali-ak-nisat-vorozi-tanki-udarnimi-dronami.html)According to Ukrinform, according to British intelligence, <text:a xlink:type="simple" xlink:href="https://www.ukrinform.ua/rubric-ato/3724720-rosiani-posiluut-zaporizkij-ta-bahmutskij-napramki-britanska-rozvidka.html" text:style-name="Internet_20_link" text:visited-style-name="Visited_20_Internet_20_Link">
Russians strengthen the Zaporozhye and Bakhmut directions</text:a>
 .</text:p>
      <text:p text:style-name="P4">
News Source: <text:a xlink:type="simple" xlink:href="https://www.ukrinform.ua/rubric-ato/3724908-prikordonniki-znisili-pid-bahmutom-rosijskij-polovij-sklad.html" text:style-name="Internet_20_link" text:visited-style-name="Visited_20_Internet_20_Link">
https://www.ukrinform.ua/rubric-ato/3724908-prikordonniki-znisili-pid-bahmutom-rosijskij-polovij-sklad.html</text:a>
</text:p>
      <!--NEWS-->
      <text:h text:style-name="P10" text:outline-level="1">
<text:span text:style-name="T4">
The London Conference will consider financial assistance for Ukraine after 2023 - Ursula von der Lyen</text:span>
</text:h>
      <text:p text:style-name="P4">
Authors: Ukrinform (Person)</text:p>
      <text:p text:style-name="P4">
Publisher: Укринформ (Organization)</text:p>
      <text:p text:style-name="P4">
Published Time: 2023-06-19T17:03:00+03:00</text:p>
      <text:p text:style-name="P4">
Modified Time: 2023-06-19T17:03:00+03:00</text:p>
      <text:p text:style-name="P4">
Description: The Conference on Recovery of Ukraine, which will be held in London next Wednesday, June 21, will consider the continuation of financial assistance for Ukraine after 2023. - Ukrinform.</text:p>
      <text:p text:style-name="P4">
Images: ['<text:a xlink:type="simple" xlink:href="https://static.ukrinform.com/photos/2023_02/thumb_files/630_360_1675351962-309.jpeg" text:style-name="Internet_20_link" text:visited-style-name="Visited_20_Internet_20_Link">
630_360_16753...</text:a>
']</text:p>
      <text:p text:style-name="P4">
Tags: ['Єврокомісія', 'Лондон', 'Україна', 'Фон дер Ляєн', 'Конференція', 'Відбудова']</text:p>
      <text:p text:style-name="P4">
Type: Article</text:p>
      <!--METADATA-->
      <text:p text:style-name="P4">
<draw:frame draw:style-name="fr1" draw:name="Image104" text:anchor-type="as-char" svg:width="6.9236in" svg:height="3.956343in" draw:z-index="0">
<draw:image xlink:href="../Images/yкринформ/2023-06-19T17-03-00-03-00/630_360_1675351962-309.jpeg" xlink:type="simple" xlink:show="embed" xlink:actuate="onLoad" draw:mime-type="image/jpeg"/>
</draw:frame>
The Conference on Recovery of Ukraine, which will be held in London next Wednesday, June 21, will consider the continuation of financial assistance for Ukraine after 2023.</text:p>
      <text:p text:style-name="P4">
As Ukrinform reports, about it in <text:a xlink:type="simple" xlink:href="https://twitter.com/vonderleyen/status/1670786476144046081" text:style-name="Internet_20_link" text:visited-style-name="Visited_20_Internet_20_Link">
tweet</text:a>
The president of the European Commission Ursula von der Lien wrote on the results of telephone conversation with Prime Minister of Great Britain, Rice Sunak.</text:p>
      <text:p text:style-name="P4">
“A good conversation with Risha Sunak before the London Conference in Ukraine. Magnified about financial support for Ukraine after 2023, the capabilities(artificial intelligence - ed.), fight against smuggling migrants, ”von Der Lyen wrote.</text:p>
      <text:p text:style-name="P4">
*!(https://www.ukrinform.ua/rubric-world/3722036-fon-der-laen-i-prezident-brazilii-obminalisa-pogladami-sodo-zaversenna-vijni-v-ukraini.html)As reported, an international conference with [restoration] will be held in London on June 21(https://www.ukrinform.ua/tag-vidbudova)Ukraine, which will determine the first -term, medium -term and promising tasks for post -war reconstruction of Ukraine.</text:p>
      <text:p text:style-name="P4">
News Source: <text:a xlink:type="simple" xlink:href="https://www.ukrinform.ua/rubric-economy/3724913-londonska-konferencia-rozglane-finansovu-dopomogu-dla-ukraini-pisla-2023-roku-fon-der-laen.html" text:style-name="Internet_20_link" text:visited-style-name="Visited_20_Internet_20_Link">
https://www.ukrinform.ua/rubric-economy/3724913-londonska-konferencia-rozglane-finansovu-dopomogu-dla-ukraini-pisla-2023-roku-fon-der-laen.html</text:a>
</text:p>
      <!--NEWS-->
      <text:h text:style-name="P10" text:outline-level="1">
<text:span text:style-name="T4">
Almost 78,000 children have been born in Ukraine since the beginning of the year</text:span>
</text:h>
      <text:p text:style-name="P4">
Authors: Ukrinform (Person)</text:p>
      <text:p text:style-name="P4">
Publisher: Укринформ (Organization)</text:p>
      <text:p text:style-name="P4">
Published Time: 2023-06-19T17:07:21+03:00</text:p>
      <text:p text:style-name="P4">
Modified Time: 2023-06-19T17:07:21+03:00</text:p>
      <text:p text:style-name="P4">
Description: Almost 78,000 babies were born in Ukraine for five months of this year. - Ukrinform.</text:p>
      <text:p text:style-name="P4">
Images: ['<text:a xlink:type="simple" xlink:href="https://static.ukrinform.com/photos/2018_05/thumb_files/630_360_1526375950-4184.jpg" text:style-name="Internet_20_link" text:visited-style-name="Visited_20_Internet_20_Link">
630_360_15263...</text:a>
']</text:p>
      <text:p text:style-name="P4">
Tags: ['Діти', 'Новонароджені']</text:p>
      <text:p text:style-name="P4">
Type: Article</text:p>
      <!--METADATA-->
      <text:p text:style-name="P4">
<draw:frame draw:style-name="fr1" draw:name="Image105" text:anchor-type="as-char" svg:width="6.9236in" svg:height="3.956343in" draw:z-index="0">
<draw:image xlink:href="../Images/yкринформ/2023-06-19T17-07-21-03-00/630_360_1526375950-4184.jpg" xlink:type="simple" xlink:show="embed" xlink:actuate="onLoad" draw:mime-type="image/jpeg"/>
</draw:frame>
Almost 78,000 babies were born in Ukraine for the year of this year.</text:p>
      <text:p text:style-name="P4">
According to Ukrinform, the press service of the Ministry of Justice of Ukraine informs <text:a xlink:type="simple" xlink:href="http://www.facebook.com/minjust.official/posts/pfbid0QqSgKWn8ZymvcPcUaHJHUw8vfFDq2NMMcd78fXMj6TK2gptYn9nVv1CEx6L6xzfjl" text:style-name="Internet_20_link" text:visited-style-name="Visited_20_Internet_20_Link">
Facebook.</text:a>
"77 982 Ukrainians realized their right to become mothers in the 5 months of this war year," - the message reads.</text:p>
      <text:p text:style-name="P4">
The Ministry of Justice specifies that the relevant data is recorded as of June 1, 2023.</text:p>
      <text:p text:style-name="P4">
It is reported that according to the State Registration of Activivivial Status and the Apostille of the Ministry of Justice of Ukraine, the greatest births were registered in the city <text:a xlink:type="simple" xlink:href="https://www.ukrinform.ua/tag-kiiv" text:style-name="Internet_20_link" text:visited-style-name="Visited_20_Internet_20_Link">
Kyiv</text:a>
- 8 008, Lviv region - 6 899, Dnipropetrovsk - 5938, Odessa - 5 643 and Kyiv - 4 628.</text:p>
      <text:p text:style-name="P4">
It is also noted that in the most "hot" areas, literally subtractors, 154 babies in Kherson region and 546 were born in Donetsk region.</text:p>
      <text:p text:style-name="P4">
<text:span text:style-name="T4">
 Read also: </text:span>
 <text:a xlink:type="simple" xlink:href="https://www.ukrinform.ua/rubric-society/3593631-u-den-zahisnikiv-i-zahisnic-v-ukraini-odruzilisa-ponad-13-tisaci-par.html" text:style-name="Internet_20_link" text:visited-style-name="Visited_20_Internet_20_Link">
on the Day of Defenders and Defenders in Ukraine <text:span text:style-name="T4">
 married </text:span>
 over 1.3 thousand pairs</text:a>
The portal is reportedly available to the Emalyatko service, with which you can register your baby's birth online and get other services.</text:p>
      <text:p text:style-name="P4">
News Source: <text:a xlink:type="simple" xlink:href="https://www.ukrinform.ua/rubric-society/3724912-v-ukraini-vid-pocatku-roku-narodilisa-majze-78-tisac-ditej.html" text:style-name="Internet_20_link" text:visited-style-name="Visited_20_Internet_20_Link">
https://www.ukrinform.ua/rubric-society/3724912-v-ukraini-vid-pocatku-roku-narodilisa-majze-78-tisac-ditej.html</text:a>
</text:p>
      <!--NEWS-->
      <text:h text:style-name="P10" text:outline-level="1">
<text:span text:style-name="T4">
The government has allocated more than ₴ 300 million to restore two educational institutions</text:span>
</text:h>
      <text:p text:style-name="P4">
Authors: Ukrinform (Person)</text:p>
      <text:p text:style-name="P4">
Publisher: Укринформ (Organization)</text:p>
      <text:p text:style-name="P4">
Published Time: 2023-06-19T17:09:00+03:00</text:p>
      <text:p text:style-name="P4">
Modified Time: 2023-06-19T17:09:00+03:00</text:p>
      <text:p text:style-name="P4">
Description: The state budget has allocated more than UAH 304 million to the restoration of two educational institutions. - Ukrinform.</text:p>
      <text:p text:style-name="P4">
Images: ['<text:a xlink:type="simple" xlink:href="https://static.ukrinform.com/photos/2023_06/thumb_files/630_360_1687183132-875.jpg" text:style-name="Internet_20_link" text:visited-style-name="Visited_20_Internet_20_Link">
630_360_16871...</text:a>
']</text:p>
      <text:p text:style-name="P4">
Tags: ['Бюджет', 'Миколаїв', 'Обстріл', 'Освіта', 'Війна з Росією', 'Відбудова']</text:p>
      <text:p text:style-name="P4">
Type: Article</text:p>
      <!--METADATA-->
      <text:p text:style-name="P4">
<draw:frame draw:style-name="fr1" draw:name="Image106" text:anchor-type="as-char" svg:width="6.9236in" svg:height="3.956343in" draw:z-index="0">
<draw:image xlink:href="../Images/yкринформ/2023-06-19T17-09-00-03-00/630_360_1687183132-875.jpg" xlink:type="simple" xlink:show="embed" xlink:actuate="onLoad" draw:mime-type="image/jpeg"/>
</draw:frame>
The state budget allocated more than UAH 304 million to the restoration of two establishments.</text:p>
      <text:p text:style-name="P4">
About it reports <text:a xlink:type="simple" xlink:href="https://mkrada.gov.ua/news/18778.html" text:style-name="Internet_20_link" text:visited-style-name="Visited_20_Internet_20_Link">
Mykolaiv city council</text:a>
, reports Ukrinform.</text:p>
      <text:p text:style-name="P4">
“The Cabinet of Ministers of Ukraine has allocated funds from the Fund for the Elimination of the Consequences of Armed Forces for the Restoration of Two Education Institutions of Nikolaev, damaged through <text:a xlink:type="simple" xlink:href="https://www.ukrinform.ua/tag-obstril" text:style-name="Internet_20_link" text:visited-style-name="Visited_20_Internet_20_Link">
shelling</text:a>
Russian invaders. It is a gymnasium # 2, whose building is a monument of local architecture "City Girl's School"(The second women's gymnasium)II half of the nineteenth century, as well as the Lice No. 60, - the message states.</text:p>
      <text:p text:style-name="P4">
<text:span text:style-name="T4">
 Read also: </text:span>
 <text:a xlink:type="simple" xlink:href="https://www.ukrinform.ua/rubric-vidbudova/3724764-ulead-zapuskae-iniciativu-vidnovlenna-miscevih-skil-zadla-stijkosti.html" text:style-name="Internet_20_link" text:visited-style-name="Visited_20_Internet_20_Link">
U- <text:span text:style-name="T4">
 Lead </text:span>
 <text:span text:style-name="T4">
 Running </text:span>
 <text:span text:style-name="T4">
 Initiative </text:span>
 "<text:span text:style-name="T4">
 Recovery </text:span>
<text:span text:style-name="T4">
 Local </text:span>
 <text:span text:style-name="T4">
 Schools </text:span>
 <text:span text:style-name="T4">
 </text:span>
 <text:span text:style-name="T4">
 For </text:span>
 <text:span text:style-name="T4">
 sustainability </text:span>
 * »</text:a>
In particular, it is emphasized that more than UAH 217.1 million is provided for the restoration of gymnasium No. 2. More than 77.2 million in the new construction of the Lyceum No. 60.</text:p>
      <text:p text:style-name="P4">
It is planned that these projects will be implemented during 2023-2024.</text:p>
      <text:p text:style-name="P4">
It was reported that more than 60% of education institutions were damaged by Russian aggression.</text:p>
      <text:p text:style-name="P4">
<text:span text:style-name="T5">
Foto: Mykolaiv City Council</text:span>
</text:p>
      <text:p text:style-name="P4">
News Source: <text:a xlink:type="simple" xlink:href="https://www.ukrinform.ua/rubric-vidbudova/3724909-urad-vidiliv-mikolaevu-ponad-300-miljoniv-na-vidnovlenna-dvoh-zakladiv-osviti.html" text:style-name="Internet_20_link" text:visited-style-name="Visited_20_Internet_20_Link">
https://www.ukrinform.ua/rubric-vidbudova/3724909-urad-vidiliv-mikolaevu-ponad-300-miljoniv-na-vidnovlenna-dvoh-zakladiv-osviti.html</text:a>
</text:p>
      <!--NEWS-->
      <text:h text:style-name="P10" text:outline-level="1">
<text:span text:style-name="T4">
The special tribunal for the military -political leadership of the Russian Federation can work in 2024 - Venislavsky</text:span>
</text:h>
      <text:p text:style-name="P4">
Authors: Ukrinform (Person)</text:p>
      <text:p text:style-name="P4">
Publisher: Укринформ (Organization)</text:p>
      <text:p text:style-name="P4">
Published Time: 2023-06-19T17:11:00+03:00</text:p>
      <text:p text:style-name="P4">
Modified Time: 2023-06-19T17:11:00+03:00</text:p>
      <text:p text:style-name="P4">
Description: The International Special Tribune to hold the military-political leadership of the Russian Federation for committing a crime of aggression against Ukraine in 2024. - Ukrinform.</text:p>
      <text:p text:style-name="P4">
Images: ['<text:a xlink:type="simple" xlink:href="https://static.ukrinform.com/photos/2023_06/thumb_files/630_360_1687183182-350.jpg" text:style-name="Internet_20_link" text:visited-style-name="Visited_20_Internet_20_Link">
630_360_16871...</text:a>
']</text:p>
      <text:p text:style-name="P4">
Tags: ['Трибунал', 'Україна', 'Агресія РФ', 'Веніславський']</text:p>
      <text:p text:style-name="P4">
Type: Article</text:p>
      <!--METADATA-->
      <text:p text:style-name="P4">
<draw:frame draw:style-name="fr1" draw:name="Image107" text:anchor-type="as-char" svg:width="6.9236in" svg:height="3.956343in" draw:z-index="0">
<draw:image xlink:href="../Images/yкринформ/2023-06-19T17-11-00-03-00/630_360_1687183182-350.jpg" xlink:type="simple" xlink:show="embed" xlink:actuate="onLoad" draw:mime-type="image/jpeg"/>
</draw:frame>
The International Special Tribune for bringing the military-political leadership of the Russian Federation for committing a crime of aggression against Ukraine can be possible in 2024.</text:p>
      <text:p text:style-name="P4">
This opinion is a member of the Verkhovna Rada Committee on National Security, Defense of Intelligence, Presidential Representative in the Verkhovna Rada Fedir Venislavsky expressed his accessories at the Media Center "Ukraine - Ukrinform".</text:p>
      <text:p text:style-name="P4">
According to him, virtually all civilized countries of the world supported the creation of an international special about a tribunal to bring Russian President Vladimir Putin Tai Tai's immediate environment for the aggressive war, which they had dismissed against Ukraine. However <text:a xlink:type="simple" xlink:href="https://www.ukrinform.ua/tag-venislavskij" text:style-name="Internet_20_link" text:visited-style-name="Visited_20_Internet_20_Link">
Venislavsky</text:a>
He noted that the issue of the formattale still remains debatable.</text:p>
      <text:p text:style-name="P4">
He specified that some partners insist that the legal system of law of Ukraine with the involvement of international judges should be considering the reference of the Russian military-political leadership. At the same time, a member of the Defense Parliamentary Committee emphasized that the most acceptable option for Ukraine is the creation of a separate specialized international tribunal such as the Nuremberg process. Venislavsky stated that an active discussion about the final format -specific tribunal is currently underway.</text:p>
      <text:p text:style-name="P4">
<text:span text:style-name="T4">
 Read also: </text:span>
 <text:a xlink:type="simple" xlink:href="https://www.ukrinform.ua/rubric-polytics/3700494-venislavskij-marno-spodivatisa-na-stvorenna-spectribunalu-dla-rf-poki-vona-v-radbezi-oon.html" text:style-name="Internet_20_link" text:visited-style-name="Visited_20_Internet_20_Link">
<text:span text:style-name="T4">
 Venislavsky </text:span>
: It is useless to hope for the creation of a sapecific tribunal for the Russian Federation while it is in the UN Council</text:a>
With regard to the timing of creation and commencement of work of the relevant judicial mechanism, said: “As soon as we will agree on all positions with partners and the finished finish - the process of creating a court will not take a long time, because all overcome will be ready. If optimistic, I think that this court will work on the end of this year, and if realistically, I think it will happen in 2024. ”</text:p>
      <text:p text:style-name="P4">
At the same time, he emphasized that the International Criminal Court, the Ukrainian Courts, and a special international tribunal created in the future may be used to hold all military prisoners.</text:p>
      <text:p text:style-name="P4">
As it was reported, Ukraine, together with partners, promotes the creation of a special tribunal to criminalize the leadership of the Russian Federation for committing a crime of aggression against Ukraine.</text:p>
      <text:p text:style-name="P4">
News Source: <text:a xlink:type="simple" xlink:href="https://www.ukrinform.ua/rubric-polytics/3724918-spectribunal-dla-vijskovopoliticnogo-kerivnictva-rf-moze-zapracuvati-2024-roku-venislavskij.html" text:style-name="Internet_20_link" text:visited-style-name="Visited_20_Internet_20_Link">
https://www.ukrinform.ua/rubric-polytics/3724918-spectribunal-dla-vijskovopoliticnogo-kerivnictva-rf-moze-zapracuvati-2024-roku-venislavskij.html</text:a>
</text:p>
      <!--NEWS-->
      <text:h text:style-name="P10" text:outline-level="1">
<text:span text:style-name="T4">
Sinegubov told how many people are currently living in Kharkiv</text:span>
</text:h>
      <text:p text:style-name="P4">
Authors: Ukrinform (Person)</text:p>
      <text:p text:style-name="P4">
Publisher: Укринформ (Organization)</text:p>
      <text:p text:style-name="P4">
Published Time: 2023-06-19T17:12:16+03:00</text:p>
      <text:p text:style-name="P4">
Modified Time: 2023-06-19T17:12:16+03:00</text:p>
      <text:p text:style-name="P4">
Description: In Kharkiv, 1.2-1.3 million people are currently residing, the population is increasing as a result of the return of the locals and the evacuation of Kharkiv residents. - Ukrinform.</text:p>
      <text:p text:style-name="P4">
Images: ['<text:a xlink:type="simple" xlink:href="https://static.ukrinform.com/photos/2023_06/thumb_files/630_360_1687183798-193.jpg" text:style-name="Internet_20_link" text:visited-style-name="Visited_20_Internet_20_Link">
630_360_16871...</text:a>
']</text:p>
      <text:p text:style-name="P4">
Tags: ['Харків', 'Синєгубов']</text:p>
      <text:p text:style-name="P4">
Type: Article</text:p>
      <!--METADATA-->
      <text:p text:style-name="P4">
<draw:frame draw:style-name="fr1" draw:name="Image108" text:anchor-type="as-char" svg:width="6.9236in" svg:height="3.956343in" draw:z-index="0">
<draw:image xlink:href="../Images/yкринформ/2023-06-19T17-12-16-03-00/630_360_1687183798-193.jpg" xlink:type="simple" xlink:show="embed" xlink:actuate="onLoad" draw:mime-type="image/jpeg"/>
</draw:frame>
1.2-1.3 million people are already residing in Kharkovinaras, the population is increasing as a result of the return of the locals, as well as the evacuation of residents of Kharkiv region.</text:p>
      <text:p text:style-name="P4">
This was reported at a briefing at the Media Center Ukraine - Ukrinform by the head of the Kharkiv Regional Military Administration Oleg Synigubov, reports Ukrinform.</text:p>
      <text:p text:style-name="P4">
“If you take the city <text:a xlink:type="simple" xlink:href="https://www.ukrinform.ua/tag-harkiv" text:style-name="Internet_20_link" text:visited-style-name="Visited_20_Internet_20_Link">
Kharkiv</text:a>
, then we will already see 1.2-1.3 million permanent population(Earlier, 1.1 million edited.). Внутрішньо переміщених осіб по області ми маємо близько 490 тисяч. Цедосить велика цифра. Це люди, які евакуюються в тому числі до Харкова зВовчанська, Куп’янського та Ізюмського районів. Це люди, які виїздять ізнаселених пунктів, де дуже небезпечно, та намагаються у місті знайти якусьроботу”, - сказав Синєгубов.</text:p>
      <text:p text:style-name="P4">
<text:span text:style-name="T4">
Читайте також:</text:span>
 <text:a xlink:type="simple" xlink:href="https://www.ukrinform.ua/rubric-regions/3718491-u-harkivskij-ova-ne-viklucaut-evakuacii-ludej-iz-prikordonna-oblasti.html" text:style-name="Internet_20_link" text:visited-style-name="Visited_20_Internet_20_Link">
 У Харківській ОВА не виключають евакуації людей ізприкордоння області </text:a>
He noted that Russian troops fired on the border daily.</text:p>
      <text:p text:style-name="P4">
“The enemy beats from tanks, artillery, mortars. This is exclusively terror of local population. All settlements under fire are a 5-10 kilometer border reference zone. In some, we cannot simply mine, and therefore -to separate power supply. People live there only in some homes, do not want to be eaten, ”said Ova Chief.</text:p>
      <text:p text:style-name="P4">
<text:span text:style-name="T4">
 Read also: </text:span>
 <text:a xlink:type="simple" xlink:href="https://www.ukrinform.ua/rubric-regions/3722909-rosiani-dva-tizni-pricilno-obstriluut-amiakoprovid-na-harkivsini.html" text:style-name="Internet_20_link" text:visited-style-name="Visited_20_Internet_20_Link">
Russians for two weeks sight firing the ammonia pipeline of the Nakarkiv region</text:a>
As reported by Ukrinform, two people in the Kharkiv region in the Kharkiv region <text:a xlink:type="simple" xlink:href="https://www.ukrinform.ua/rubric-regions/3724641-na-harkivsini-dvoe-ludej-poraneni-za-dobu-vnaslidok-obstriliv.html" text:style-name="Internet_20_link" text:visited-style-name="Visited_20_Internet_20_Link">
got</text:a>
wounds due to enemy shelling.</text:p>
      <text:p text:style-name="P4">
News Source: <text:a xlink:type="simple" xlink:href="https://www.ukrinform.ua/rubric-regions/3724919-sinegubov-rozpoviv-skilki-ludej-narazi-prozivaut-u-harkovi.html" text:style-name="Internet_20_link" text:visited-style-name="Visited_20_Internet_20_Link">
https://www.ukrinform.ua/rubric-regions/3724919-sinegubov-rozpoviv-skilki-ludej-narazi-prozivaut-u-harkovi.html</text:a>
</text:p>
      <!--NEWS-->
      <text:h text:style-name="P10" text:outline-level="1">
<text:span text:style-name="T4">
In May, the Armed Forces destroyed more than 550 artillery units of Russians - a military expert</text:span>
</text:h>
      <text:p text:style-name="P4">
Authors: Ukrinform (Person)</text:p>
      <text:p text:style-name="P4">
Publisher: Укринформ (Organization)</text:p>
      <text:p text:style-name="P4">
Published Time: 2023-06-19T17:15:00+03:00</text:p>
      <text:p text:style-name="P4">
Modified Time: 2023-06-19T17:15:00+03:00</text:p>
      <text:p text:style-name="P4">
Description: In May 2023, the Armed Forces of Ukraine destroyed more than 550 artillery units of Russian invaders, and in June this figure should increase. - Ukrinform.</text:p>
      <text:p text:style-name="P4">
Images: ['<text:a xlink:type="simple" xlink:href="https://static.ukrinform.com/photos/2023_06/thumb_files/630_360_1687183987-897.png" text:style-name="Internet_20_link" text:visited-style-name="Visited_20_Internet_20_Link">
630_360_16871...</text:a>
']</text:p>
      <text:p text:style-name="P4">
Tags: ['Військова техніка', 'Війна з Росією', '#stoprussia']</text:p>
      <text:p text:style-name="P4">
Type: Article</text:p>
      <!--METADATA-->
      <text:p text:style-name="P4">
<draw:frame draw:style-name="fr1" draw:name="Image109" text:anchor-type="as-char" svg:width="6.9236in" svg:height="3.956343in" draw:z-index="0">
<draw:image xlink:href="../Images/yкринформ/2023-06-19T17-15-00-03-00/630_360_1687183987-897.png" xlink:type="simple" xlink:show="embed" xlink:actuate="onLoad" draw:mime-type="image/png"/>
</draw:frame>
In May 20123, the Armed Forces of Ukraine destroyed more than 550 artillery installer invaders, and in June this figure should increase.</text:p>
      <text:p text:style-name="P4">
According to Ukrinform, this was stated(https://ukr.radio/news.html?newsID=101681&amp;fbclid=IwAR3RXZTnEX_J1UXxCHUBK2a6UFpm0fMlPJ-_iKiLlyq4zgKoVlw8ic_ZfKo).</text:p>
      <text:p text:style-name="P4">
Commenting on the course of events on the battlefield, the expert noted that the war remains 95% of the war of artillery. “Accordingly, successes in the elimination of guns, system -gun fire, self -propelled installations, <text:a xlink:type="simple" xlink:href="https://www.ukrinform.ua/tag-ppo" text:style-name="Internet_20_link" text:visited-style-name="Visited_20_Internet_20_Link">
air defense</text:a>
The enemy is very important, ”he emphasized.</text:p>
      <text:p text:style-name="P4">
At the same time, Chernyk noted that last summer the aggressors were made from 45 thousand gates a day, and now-up to 15-17 thousand.</text:p>
      <text:p text:style-name="P4">
"About artillery, at the beginning of the war the Russians had about 5,500 trunks. Cenaoned many, because the entire US Army at that time only had up to thousandsartilel installations. For all the time the Russians, this ammunition, which they were in charge, practically used, or we destroyed their kits because they made it up, "Chernyk explains.</text:p>
      <text:p text:style-name="P4">
<text:span text:style-name="T4">
 Read also: </text:span>
 <text:a xlink:type="simple" xlink:href="https://www.ukrinform.ua/rubric-ato/3724638-na-bahmutskomu-napramku-ukrainski-vijska-prosunulisa-na-dekilkoh-dilankah-minoboroni.html" text:style-name="Internet_20_link" text:visited-style-name="Visited_20_Internet_20_Link">
In the Bakhmut direction, Ukrainian troops have advanced several sections - the Ministry of Defense</text:a>
However, according to him, Russians can produce up to 125 thousand shells. And the Americans will enter the figure of 50 thousand sometime at the end of August. However, as Chernyk emphasized, a huge Euro -Atlantic military conveyor started for Ukraine - and every week, every month all this is to build and grow.</text:p>
      <text:p text:style-name="P4">
According to him, in September, the forces of Ukraine's defense will be able to enter the parity.</text:p>
      <text:p text:style-name="P4">
"The Russians will not be able to produce high-quality artillery. But there are very many old junk in warehouses, including D-44 in 1943, and we have been used to be used. , as long as we go to the parity. I think we will reach this in September. But it is not here philosophy.At the same time, Chernik expressed the opinion that there will be no repeated Kharkiv operation. “We very much want a quick offensive, but the enemy also studies, wrapped, and we will have to grind it methodically. However, in strategic concentration, the wheel of military history unambiguously rotates on the side of Ukraine, " -summed up the expert.</text:p>
      <text:p text:style-name="P4">
<text:span text:style-name="T4">
 Read also: </text:span>
 [Ukrainian fighters showed how enemy tanks are destroyed(https://www.ukrinform.ua/rubric-ato/3724830-ukrainski-bijci-pokazali-ak-nisat-vorozi-tanki-udarnimi-dronami.html)According to Ukrinform, according to the General Staff of the Armed Forces, Ukrainian Silabones from February 24, 2022 to June 19, 2023 <text:a xlink:type="simple" xlink:href="https://www.ukrinform.ua/rubric-ato/3724627-sili-oboroni-znisili-vze-220-tisac-450-rosijskih-zagarbnikiv.html" text:style-name="Internet_20_link" text:visited-style-name="Visited_20_Internet_20_Link">
eliminated about 220 thousand 450 Russian invaders</text:a>
. Також знищені: 3989 ворожих танків, бойових броньованих машин ‒ 7735,артилерійських систем – 3865, РСЗВ – 610, засобів ППО ‒ 370, літаків – 314,гелікоптерів – 305, БПЛА оперативно-тактичного рівня – 3383, крилатих ракет ‒1211, кораблів / катерів ‒ 18, автомобільної техніки та автоцистерн – 6613,спеціальної техніки ‒ 526.</text:p>
      <text:p text:style-name="P4">
<text:span text:style-name="T5">
Фото: "Оперативний ЗСУ"</text:span>
</text:p>
      <text:p text:style-name="P4">
News Source: <text:a xlink:type="simple" xlink:href="https://www.ukrinform.ua/rubric-ato/3724920-u-travni-zsu-znisili-ponad-550-artilerijskih-ustanovok-rosian-vijskovij-ekspert.html" text:style-name="Internet_20_link" text:visited-style-name="Visited_20_Internet_20_Link">
https://www.ukrinform.ua/rubric-ato/3724920-u-travni-zsu-znisili-ponad-550-artilerijskih-ustanovok-rosian-vijskovij-ekspert.html</text:a>
</text:p>
      <!--NEWS-->
      <text:h text:style-name="P10" text:outline-level="1">
<text:span text:style-name="T4">
In the Branch of the Forests of Ukraine exposed an underground cryptofold - the company promises check</text:span>
</text:h>
      <text:p text:style-name="P4">
Authors: Ukrinform (Person)</text:p>
      <text:p text:style-name="P4">
Publisher: Укринформ (Organization)</text:p>
      <text:p text:style-name="P4">
Published Time: 2023-06-19T17:20:00+03:00</text:p>
      <text:p text:style-name="P4">
Modified Time: 2023-06-19T17:20:00+03:00</text:p>
      <text:p text:style-name="P4">
Description: Employees of the State Bureau of Investigation exposed the activities of the underground date center for cryptocurrency mining, which was equipped in the office premises of the branch "Rava-Rus Forestry" State Enterprise "Forests of Ukraine". - Ukrinform.</text:p>
      <text:p text:style-name="P4">
Images: ['<text:a xlink:type="simple" xlink:href="https://static.ukrinform.com/photos/2023_06/thumb_files/630_360_1687183838-217.jpeg" text:style-name="Internet_20_link" text:visited-style-name="Visited_20_Internet_20_Link">
630_360_16871...</text:a>
']</text:p>
      <text:p text:style-name="P4">
Tags: ['Ліс', 'Держбюро розслідувань', 'Криптовалюта', 'перевірки']</text:p>
      <text:p text:style-name="P4">
Type: Article</text:p>
      <!--METADATA-->
      <text:p text:style-name="P4">
<draw:frame draw:style-name="fr1" draw:name="Image110" text:anchor-type="as-char" svg:width="6.9236in" svg:height="3.956343in" draw:z-index="0">
<draw:image xlink:href="../Images/yкринформ/2023-06-19T17-20-00-03-00/630_360_1687183838-217.jpeg" xlink:type="simple" xlink:show="embed" xlink:actuate="onLoad" draw:mime-type="image/jpeg"/>
</draw:frame>
Employees of the State Bureau of Investigation exposed the activities of the underground date center for cryptocurrency mining, which was equipped in the office premises of the branch "Rava-Rus Forestry" of the State Enterprise "Forests of Ukraine".</text:p>
      <text:p text:style-name="P4">
As Ukrinform reports, it reports <text:a xlink:type="simple" xlink:href="https://dbr.gov.ua/news/dbr-vikrilo-na-lvivshhini-pidpilnu-kriptofermu-yaku-organizuvalo-kerivnictvo-filii-derzhpidpriemstva-lisi-ukraini" text:style-name="Internet_20_link" text:visited-style-name="Visited_20_Internet_20_Link">
DBR</text:a>
.</text:p>
      <text:p text:style-name="P4">
Організували криптоферму колишній директор, який зараз очолює іншу філію, йогозаступник, який обіймає посаду директора, головний бухгалтер та іншівідповідальні особи.</text:p>
      <text:p text:style-name="P4">
Встановлено, що понад рік тому в державній установі встановили технологічнеобладнання, що забезпечило роботу нелегального майнінг-центру.</text:p>
      <text:p text:style-name="P4">
Zgeneta <text:a xlink:type="simple" xlink:href="https://www.ukrinform.ua/tag-grosi" text:style-name="Internet_20_link" text:visited-style-name="Visited_20_Internet_20_Link">
cryptocurrency</text:a>
It was preserved comprehensively created by cryptoamants of officials.</text:p>
      <text:p text:style-name="P4">
The funds for electricity were paid by a state -owned enterprise, Azlovis nouns received net profit.</text:p>
      <text:p text:style-name="P4">
According to preliminary estimates, the losses amounted to more than 1.5 million UAH, and they have been involved in at least UAH 4 million.</text:p>
      <text:p text:style-name="P4">
Also, due to systematic overload of utility networks, there was a release and large -scale interruptions with energy supply of housing facilities of icritical infrastructure.</text:p>
      <text:p text:style-name="P4">
<text:span text:style-name="T4">
 Read also: </text:span>
 <text:a xlink:type="simple" xlink:href="https://www.ukrinform.ua/rubric-economy/3703589-ukrainski-pravoohoronci-ta-fbr-likviduvali-devat-servisiv-obminu-kriptovaluti.html" text:style-name="Internet_20_link" text:visited-style-name="Visited_20_Internet_20_Link">
Ukrainian law enforcement officers and FBI eliminated nine exchange of exchange <text:span text:style-name="T4">
 cryptocurrencies </text:span>
</text:a>
During investigative actions in the office premises of the Branch "Rava-Russian Forestry" found and seized technological equipment that ensure the Mine-Center: flash drives, computers, laptops, mobile phone, video cards, power blocks, motherboards, processors, processors. For processors, adapters, servers and disks that keep uninterrupted video surveillance, as well as documents that confirm criminal activity.</text:p>
      <text:p text:style-name="P4">
The State Enterprise "Forests of Ukraine" initiated a service inspection of the branch of Nalivschyna.“According to the DBR, in the branch of Rava-Rus Forestry revealed. SE "Forests of Ukraine" cooperates with law enforcement agencies and has already developed a service inspection about this, " - the message reads.</text:p>
      <text:p text:style-name="P4">
The state -owned enterprise emphasizes that in case of confirmation of the facts, all involved will be held accountable. In addition, the company will strengthen the complex system of monitoring on the work of branches.</text:p>
      <text:p text:style-name="P4">
As reported by Ukrinform, in June, law enforcement officers blocked the activities of Shakhrai, who with the help of fake Chatbots of DTEK assigned funds about 3,000 people.</text:p>
      <text:p text:style-name="P4">
<text:span text:style-name="T5">
Foto: dbr.gov.ua</text:span>
</text:p>
      <text:p text:style-name="P4">
News Source: <text:a xlink:type="simple" xlink:href="https://www.ukrinform.ua/rubric-regions/3724922-u-filii-lisiv-ukraini-na-lvivsini-vikrili-pidpilnu-kriptofermu-pidpriemstvo-obicae-perevirku.html" text:style-name="Internet_20_link" text:visited-style-name="Visited_20_Internet_20_Link">
https://www.ukrinform.ua/rubric-regions/3724922-u-filii-lisiv-ukraini-na-lvivsini-vikrili-pidpilnu-kriptofermu-pidpriemstvo-obicae-perevirku.html</text:a>
</text:p>
      <!--NEWS-->
      <text:h text:style-name="P10" text:outline-level="1">
<text:span text:style-name="T4">
Ukrainian and Polish milk producers oppose trade restrictions</text:span>
</text:h>
      <text:p text:style-name="P4">
Authors: Ukrinform (Person)</text:p>
      <text:p text:style-name="P4">
Publisher: Укринформ (Organization)</text:p>
      <text:p text:style-name="P4">
Published Time: 2023-06-19T17:22:00+03:00</text:p>
      <text:p text:style-name="P4">
Modified Time: 2023-06-19T17:22:00+03:00</text:p>
      <text:p text:style-name="P4">
Description: Representatives of Polish and Ukrainian dairy business and professional dairy associations oppose any trade restrictions from Ukraine and Poland. - Ukrinform.</text:p>
      <text:p text:style-name="P4">
Images: ['<text:a xlink:type="simple" xlink:href="https://static.ukrinform.com/photos/2018_01/thumb_files/630_360_1515838759-3616.jpg" text:style-name="Internet_20_link" text:visited-style-name="Visited_20_Internet_20_Link">
630_360_15158...</text:a>
']</text:p>
      <text:p text:style-name="P4">
Tags: ['Експорт', 'Імпорт', 'Польща', 'Торгівля', 'Молоко', 'Ринок']</text:p>
      <text:p text:style-name="P4">
Type: Article</text:p>
      <!--METADATA-->
      <text:p text:style-name="P4">
<draw:frame draw:style-name="fr1" draw:name="Image114" text:anchor-type="as-char" svg:width="6.9236in" svg:height="3.956343in" draw:z-index="0">
<draw:image xlink:href="../Images/yкринформ/2023-06-19T17-22-00-03-00/630_360_1515838759-3616.jpg" xlink:type="simple" xlink:show="embed" xlink:actuate="onLoad" draw:mime-type="image/jpeg"/>
</draw:frame>
Representatives of Polish and Ukrainian dairy businesses and vocational downs of dairy industry oppose any trade restrictions on the side of Ukraine and Poland.</text:p>
      <text:p text:style-name="P4">
This was discussed during the first Polish-Ukrainian dairy dialogue, reports Ukrinform with reference to <text:a xlink:type="simple" xlink:href="https://uadairy.com/molochni-obyednannya-ukrayiny-ta-polshhi-zvertayutsya-do-uryadiv-svoyih-krayin/" text:style-name="Internet_20_link" text:visited-style-name="Visited_20_Internet_20_Link">
press service(SMPU) </text:a>
.</text:p>
      <text:p text:style-name="P4">
It is noted that as a result of the meeting, a joint appeal of professional associations of the threshers of the two countries to the governments of the Republic of Poland was adopted.</text:p>
      <text:p text:style-name="P4">
"Poland and Ukraine's dairy enterprises support free trade without any political restrictions, duties, quotas and other restrictions, with transparent Tastable Rules, which are predictable and the same for both parties," -will be in the text.</text:p>
      <text:p text:style-name="P4">
The Executive Director of SMPU Arsen Didur stressed that it is unacceptable to make the import of Ukrainian <text:a xlink:type="simple" xlink:href="https://www.ukrinform.ua/tag-moloko" text:style-name="Internet_20_link" text:visited-style-name="Visited_20_Internet_20_Link">
dairy products</text:a>
, and the creation of additional obstacles to the examination of the restoration of veterinary control on milk and dairy products of Poland.</text:p>
      <text:p text:style-name="P4">
"We consider it unacceptable that our dairy exports are at the border of the twice or even more. It does not contribute to understanding and does not increase our mutual transfer," he said.</text:p>
      <text:p text:style-name="P4">
The Director of the Association added that all actions of the governments of Poland and Ukraine should be paid for democracy of free trade and legality.</text:p>
      <text:p text:style-name="P4">
The expert of the National Scientific Center "Institute of Agrarian Economics" Leonidtulush noted that Ukrainian dairy products do not pose problems for the dairy market of Poland.</text:p>
      <text:p text:style-name="P4">
“If you talk about the importance of Poland for the Ukrainian dairy sector, Poland's then in total imports of dairy products to Ukraine exceeds 45%. Instead, the share of exports to Poland in the total export of exporting products from Ukraine is only 8%. We can talk about the wickedness of mutual trade between countries, ”the expert explained.</text:p>
      <text:p text:style-name="P4">
<text:span text:style-name="T4">
 Read also: </text:span>
 <text:a xlink:type="simple" xlink:href="https://www.ukrinform.ua/rubric-economy/3722773-kanada-vidkrila-rinok-dla-molocnoi-produkcii-z-ukraini.html" text:style-name="Internet_20_link" text:visited-style-name="Visited_20_Internet_20_Link">
<text:span text:style-name="T4">
 Canada </text:span>
 <text:span text:style-name="T4">
 Opened </text:span>
 <text:span text:style-name="T4">
 Market </text:span>
 <text:span text:style-name="T4">
 </text:span>
 <text:span text:style-name="T4">
 </text:span>
 Dairy <text:span text:style-name="T4">
<text:span text:style-name="T5">
* products </text:span>
* From </text:span>
 Ukraine **</text:a>
The Director of the Polish Dairy Chamber(Polish Chamber of Milk)Agnieszko Malishevskavsky was supported by Ukrainian colleagues.As reported, Poland in April 2023 introduced a temporary ban on imports of Ukrainian agricultural products, including milk and dairy products. It was lifted after the EU had prohibited the import of pest, corn, rapeseed and sunflower seeds from Ukraine to five EU countries.</text:p>
      <text:p text:style-name="P4">
On June 2, the Ministry of Agrarian Policy and Food of Ukraine stated that the Government of Ukraine has reinstated veterinary control to Tamolok products from the Republic of Poland.</text:p>
      <text:p text:style-name="P4">
In the Union of dairy enterprises, they opposed such a decision and stated that it would lead to the mirror response of the Polish side.</text:p>
      <text:p text:style-name="P4">
News Source: <text:a xlink:type="simple" xlink:href="https://www.ukrinform.ua/rubric-economy/3724921-ukrainski-j-polski-virobniki-moloka-vistupaut-proti-torgovelnih-obmezen.html" text:style-name="Internet_20_link" text:visited-style-name="Visited_20_Internet_20_Link">
https://www.ukrinform.ua/rubric-economy/3724921-ukrainski-j-polski-virobniki-moloka-vistupaut-proti-torgovelnih-obmezen.html</text:a>
</text:p>
      <!--NEWS-->
      <text:h text:style-name="P10" text:outline-level="1">
<text:span text:style-name="T4">
Stefanchuk hopes that the French Parliament will support Ukraine's membership in NATO</text:span>
</text:h>
      <text:p text:style-name="P4">
Authors: Ukrinform (Person)</text:p>
      <text:p text:style-name="P4">
Publisher: Укринформ (Organization)</text:p>
      <text:p text:style-name="P4">
Published Time: 2023-06-19T17:22:25+03:00</text:p>
      <text:p text:style-name="P4">
Modified Time: 2023-06-19T17:22:25+03:00</text:p>
      <text:p text:style-name="P4">
Description: The Chairman of the Verkhovna Rada Ruslan Stefanchuk hopes that the French National Assembly will support Ukraine's membership in NATO. - Ukrinform.</text:p>
      <text:p text:style-name="P4">
Images: ['<text:a xlink:type="simple" xlink:href="https://static.ukrinform.com/photos/2023_06/thumb_files/630_360_1687184173-867.jpg" text:style-name="Internet_20_link" text:visited-style-name="Visited_20_Internet_20_Link">
630_360_16871...</text:a>
']</text:p>
      <text:p text:style-name="P4">
Tags: ['Франція', 'НАТО', 'Парламент', 'Верховна Рада', 'Стефанчук']</text:p>
      <text:p text:style-name="P4">
Type: Article</text:p>
      <!--METADATA-->
      <text:p text:style-name="P4">
<draw:frame draw:style-name="fr1" draw:name="Image115" text:anchor-type="as-char" svg:width="6.9236in" svg:height="3.956343in" draw:z-index="0">
<draw:image xlink:href="../Images/yкринформ/2023-06-19T17-22-25-03-00/630_360_1687184173-867.jpg" xlink:type="simple" xlink:show="embed" xlink:actuate="onLoad" draw:mime-type="image/jpeg"/>
</draw:frame>
Ruslan Stefanchuk Ruslan, the National Assembly of France, the National Assembly of France will express support in NATO's membership.</text:p>
      <text:p text:style-name="P4">
He reported this in <text:a xlink:type="simple" xlink:href="https://www.facebook.com/story.php" text:style-name="Internet_20_link" text:visited-style-name="Visited_20_Internet_20_Link">
Facebook</text:a>
According to the results of the meeting with the Chairman of the Committee on European Affairs of France, France Pierre-Alexander Anglad, Ukrinform reports.</text:p>
      <text:p text:style-name="P4">
"Today we have received political signals in support of Ukraine's membership of Ukraine from a number of parliaments. I hope that the relevant resolution or statement was built by the National Assembly of France," - said <text:a xlink:type="simple" xlink:href="https://www.ukrinform.ua/tag-stefancuk" text:style-name="Internet_20_link" text:visited-style-name="Visited_20_Internet_20_Link">
Stefanchuk</text:a>
.</text:p>
      <text:p text:style-name="P4">
He stressed that at the NATO summit in Vilnius, Ukraine seeks to "clear the modalities and the time frames of further movement of Ukraine to UNATO membership."</text:p>
      <text:p text:style-name="P4">
<text:span text:style-name="T4">
 Read also: </text:span>
 <text:a xlink:type="simple" xlink:href="https://www.ukrinform.ua/rubric-polytics/3724788-ukraina-stane-clenom-nato-ale-zaprosenna-u-vilnusi-ne-bude-stoltenberg.html" text:style-name="Internet_20_link" text:visited-style-name="Visited_20_Internet_20_Link">
Ukraine will become a member <text:span text:style-name="T4">
 NATO </text:span>
, but the invitation to Vilnusine will be - Stoltenberg</text:a>
During a meeting with the Chairman of the Committee on European Affairs of National Council, Stefanchuk stressed that Ukraine already meets NATO standards, using military doctrine, principles and tactics of the Alliance in the respective aggression of the Russian Federation.</text:p>
      <text:p text:style-name="P4">
According to him, the defense support of Ukraine was discussed during the meeting.</text:p>
      <text:p text:style-name="P4">
“It is primarily ammunition and long -range missiles. This is necessary for successful design of the Ukrainian territory, ”the Verkhovna Rada chairman said.</text:p>
      <text:p text:style-name="P4">
<text:span text:style-name="T4">
 Read also: </text:span>
 <text:a xlink:type="simple" xlink:href="https://www.ukrinform.ua/rubric-polytics/3724328-melnik-pro-ocikuvanna-vid-samitu-nato-dumau-bude-akijs-variant-pro-akij-mi-se-ne-znaemo.html" text:style-name="Internet_20_link" text:visited-style-name="Visited_20_Internet_20_Link">
Melnyk about waiting from the summit <text:span text:style-name="T4">
 NATO </text:span>
: I think the option we will not know about</text:a>
He stressed that another critical need of the Ukrainian army is the aircraft. In this context, he thanked France for the support of the Aviation Coalition and noted that Ukraine's training is extremely important for Ukraine.</text:p>
      <text:p text:style-name="P4">
"I am grateful to France for all the support that Ukraine feels daily," the BP summed up.<text:span text:style-name="T5">
Оото: Ruslan Stefanchuk, Facebook</text:span>
</text:p>
      <text:p text:style-name="P4">
News Source: <text:a xlink:type="simple" xlink:href="https://www.ukrinform.ua/rubric-polytics/3724923-stefancuk-spodivaetsa-so-parlament-francii-pidtrimae-clenstvo-ukraini-v-nato.html" text:style-name="Internet_20_link" text:visited-style-name="Visited_20_Internet_20_Link">
https://www.ukrinform.ua/rubric-polytics/3724923-stefancuk-spodivaetsa-so-parlament-francii-pidtrimae-clenstvo-ukraini-v-nato.html</text:a>
</text:p>
      <!--NEWS-->
      <text:h text:style-name="P10" text:outline-level="1">
<text:span text:style-name="T4">
Banks have already issued "available loans" for more than ₴ 207 billion</text:span>
</text:h>
      <text:p text:style-name="P4">
Authors: Ukrinform (Person)</text:p>
      <text:p text:style-name="P4">
Publisher: Укринформ (Organization)</text:p>
      <text:p text:style-name="P4">
Published Time: 2023-06-19T17:40:00+03:00</text:p>
      <text:p text:style-name="P4">
Modified Time: 2023-06-19T17:40:00+03:00</text:p>
      <text:p text:style-name="P4">
Description: From the start of the program "Available loans 5-7-9%" businesses received loans from authorized banks for UAH 207.01 billion, of which in the last week-by UAH 1.9 billion. - Ukrinform.</text:p>
      <text:p text:style-name="P4">
Images: ['<text:a xlink:type="simple" xlink:href="https://static.ukrinform.com/photos/2021_02/thumb_files/630_360_1613724187-883.jpg" text:style-name="Internet_20_link" text:visited-style-name="Visited_20_Internet_20_Link">
630_360_16137...</text:a>
']</text:p>
      <text:p text:style-name="P4">
Tags: ['Банк', 'Мінфін', 'Доступні кредити']</text:p>
      <text:p text:style-name="P4">
Type: Article</text:p>
      <!--METADATA-->
      <text:p text:style-name="P4">
<draw:frame draw:style-name="fr1" draw:name="Image116" text:anchor-type="as-char" svg:width="6.9236in" svg:height="3.954646in" draw:z-index="0">
<draw:image xlink:href="../Images/yкринформ/2023-06-19T17-40-00-03-00/630_360_1613724187-883.jpg" xlink:type="simple" xlink:show="embed" xlink:actuate="onLoad" draw:mime-type="image/jpeg"/>
</draw:frame>
From the moment of the program "Affordable loans 5-7-9%" businesses have received crediting banks for UAH 207.01 billion, of which in the last week-for UAH 1.9 billion.</text:p>
      <text:p text:style-name="P4">
According to Ukrinform, it reports <text:a xlink:type="simple" xlink:href="https://www.mof.gov.ua/uk/news/minfin_za_chas_dii_voiennogo_stanu_v_mezhakh_derzhavnoi_programi_dostupni_krediti_5-7-9_vidano_29_302_pilgovikh_kreditiv_na_1174_mlrd_grn-4061" text:style-name="Internet_20_link" text:visited-style-name="Visited_20_Internet_20_Link">
press service of the Ministry of Finance of Ukraine</text:a>
.</text:p>
      <text:p text:style-name="P4">
"За минулий тиждень у межах Програми видано 721 пільговий кредит на загальнусуму 1,9 млрд грн, у тому числі, банками державного сектору економіки укладено618 кредитних договорів на суму 1,1 млрд гривень", - йдеться в повідомленні.</text:p>
      <text:p text:style-name="P4">
Зазначається, що з моменту старту Державної програми <text:a xlink:type="simple" xlink:href="https://www.ukrinform.ua/tag-dostupni-krediti" text:style-name="Internet_20_link" text:visited-style-name="Visited_20_Internet_20_Link">
 «Доступні кредити5-7-9%» </text:a>
Subject entrepreneurship received 64 124 loans from authorized banks for a total amount(As of 19.06.2023).</text:p>
      <text:p text:style-name="P4">
During the martial law in Ukraine under the state program "Available loans5-7-9%", 29 302 credit contracts for the total amount of UAH 117.4 billion were concluded(утому числі банками державного сектору – 22 243 кредитних договори на суму 64млрд грн)of which: UAH 3.89 billion - for investment purposes, UAH 7.63 billion - Yantic crisis loans, UAH 4.24 billion - as a refinancing of previously received loans, UAH 32.19 billion - loans for agricultural producers and UAH 56.85 billion - UAH - on anti -war goals.</text:p>
      <text:p text:style-name="P4">
As it was reported, the government program "Available loans 5-7-9%" started on 1 subject to 1 2020. There are three percent rates within it(Depending on the date of business and its size(annual turnover): 5% per annum - if the outflow of 25 million hryvnias and a minimum of 2 workplaces are created during the first quarter; 7% per annum - for business with revenue up to UAH 25 million; 9% per annum - for business with up to UAH 50 million.</text:p>
      <text:p text:style-name="P4">
<text:span text:style-name="T4">
 Read also: </text:span>
 <text:a xlink:type="simple" xlink:href="https://www.ukrinform.ua/rubric-economy/3722825-ukrainski-agrarii-z-pocatku-roku-zalucili-majze-37-milardiv-kreditiv.html" text:style-name="Internet_20_link" text:visited-style-name="Visited_20_Internet_20_Link">
<text:span text:style-name="T4">
 Ukrainian </text:span>
 <text:span text:style-name="T4">
 </text:span>
 agrarians <text:span text:style-name="T4">
 From </text:span>
 start <text:span text:style-name="T4">
 </text:span>
 <text:span text:style-name="T4">
 year </text:span>
<text:span text:style-name="T4">
 attracted </text:span>
 <text:span text:style-name="T4">
 </text:span>
 almost <text:span text:style-name="T4">
 ₴ 37 </text:span>
 billions <text:span text:style-name="T4">
 </text:span>
 *<text:span text:style-name="T5">
 loans</text:span>
 *</text:a>
</text:p>
      <text:p text:style-name="P4">
The Affordable Credits of 5-7-9%implements the Entrepreneurship Development Fund(FRP). Єдиним учасником ФРП є уряд України в особі Міністерства фінансівУкраїни, що координує усі аспекти діяльності фонду.</text:p>
      <text:p text:style-name="P4">
За програмою «Доступні кредити 5-7-9%» ФРП уклав угоди про співробітництво з45 банками.</text:p>
      <text:p text:style-name="P4">
News Source: <text:a xlink:type="simple" xlink:href="https://www.ukrinform.ua/rubric-economy/3724927-banki-vze-vidali-dostupnih-kreditiv-na-ponad-207-milardiv.html" text:style-name="Internet_20_link" text:visited-style-name="Visited_20_Internet_20_Link">
https://www.ukrinform.ua/rubric-economy/3724927-banki-vze-vidali-dostupnih-kreditiv-na-ponad-207-milardiv.html</text:a>
</text:p>
      <!--NEWS-->
      <text:h text:style-name="P10" text:outline-level="1">
<text:span text:style-name="T4">
The Defense Ministry was told about Orbital - British Operation on Ukrainian Warriors Training</text:span>
</text:h>
      <text:p text:style-name="P4">
Authors: Ukrinform (Person)</text:p>
      <text:p text:style-name="P4">
Publisher: Укринформ (Organization)</text:p>
      <text:p text:style-name="P4">
Published Time: 2023-06-19T17:41:00+03:00</text:p>
      <text:p text:style-name="P4">
Modified Time: 2023-06-19T17:41:00+03:00</text:p>
      <text:p text:style-name="P4">
Description: The British ORBITAL Operation is an incentive example for other partners to involve Ukrainian soldiers in the exercises to approach a joint victory. - Ukrinform.</text:p>
      <text:p text:style-name="P4">
Images: ['<text:a xlink:type="simple" xlink:href="https://static.ukrinform.com/photos/2022_11/thumb_files/630_360_1669729873-277.jpg" text:style-name="Internet_20_link" text:visited-style-name="Visited_20_Internet_20_Link">
630_360_16697...</text:a>
']</text:p>
      <text:p text:style-name="P4">
Tags: ['Британія', 'Міноборони', 'Військові навчання', 'Військові']</text:p>
      <text:p text:style-name="P4">
Type: Article</text:p>
      <!--METADATA-->
      <text:p text:style-name="P4">
<draw:frame draw:style-name="fr1" draw:name="Image119" text:anchor-type="as-char" svg:width="6.9236in" svg:height="3.956343in" draw:z-index="0">
<draw:image xlink:href="../Images/yкринформ/2023-06-19T17-41-00-03-00/630_360_1669729873-277.jpg" xlink:type="simple" xlink:show="embed" xlink:actuate="onLoad" draw:mime-type="image/jpeg"/>
</draw:frame>
The British Operation Orbital is an incentive example for other partners to attract the pre -studies of Ukrainian soldiers to approach the joint victory.</text:p>
      <text:p text:style-name="P4">
As Ukrinform reports, it reports in <text:a xlink:type="simple" xlink:href="https://t.me/ministry_of_defense_ua/7699" text:style-name="Internet_20_link" text:visited-style-name="Visited_20_Internet_20_Link">
telegram</text:a>
The Ministry of Defense of Ukraine with a reference to the commentary of the deputy head of the department Alexander Polishchuk.</text:p>
      <text:p text:style-name="P4">
Deputy Minister emphasized tangible systematic and unchanged support of partners <text:a xlink:type="simple" xlink:href="https://www.ukrinform.ua/tag-britania" text:style-name="Internet_20_link" text:visited-style-name="Visited_20_Internet_20_Link">
UK</text:a>
. According to his words, "in particular, it is important to help weapons and military equipment, Denashi British friends play one of the leading roles."</text:p>
      <text:p text:style-name="P4">
Equally effective is the preparation of personnel, which now releases Ukrainian land from the Russian invaders on the battlefield.</text:p>
      <text:p text:style-name="P4">
According to Polishchuk, in the framework of the multinational educational operation ,interflex, started last year with the leading role of Orbital instructors, thousands of defenders and defenders of Ukraine were trained.</text:p>
      <text:p text:style-name="P4">
According to him, the preparation took place under the guidance of British instructors directly in the UK on various samples of weapons of Tavian equipment.</text:p>
      <text:p text:style-name="P4">
"British colleagues have prepared whole Ukrainian units on Western combat equipment - armored vehicles of various types, Tarathillery RSSV, Air Defense, UAV," the Deputy Minister of Defense emphasized.</text:p>
      <text:p text:style-name="P4">
<text:span text:style-name="T4">
 Read also: </text:span>
 [British Ministry of Defense showed how Ukrainians master the new -shaped(https://www.ukrinform.ua/rubric-ato/3527631-minoboroni-britanii-pokazalo-ak-ukrainci-opanovuut-novu-bronetehniku.html)It was reported that the Interflex operation is a curriculum that is intended for the recruitment of the Armed Forces of Ukraine with a small or without a military experience.</text:p>
      <text:p text:style-name="P4">
In the implementation of the multinational Interflex educational operation in 2023, it is planned to prepare about 20,000 Ukrainian servicemen of the Tavia serviceman of the Armed Forces.</text:p>
      <text:p text:style-name="P4">
The training is conducted on the objects of the UK Ministry of Defense. Each training course lasts for five weeks and is held under the general leadership of the 11th Brigade of Promotion of Security forces of Supreme Troops of the Armed Forces of the Armed Forces.</text:p>
      <text:p text:style-name="P4">
News Source: <text:a xlink:type="simple" xlink:href="https://www.ukrinform.ua/rubric-ato/3724931-u-minoboroni-rozpovili-pro-orbital-britansku-operaciu-z-navcanna-ukrainskih-voiniv.html" text:style-name="Internet_20_link" text:visited-style-name="Visited_20_Internet_20_Link">
https://www.ukrinform.ua/rubric-ato/3724931-u-minoboroni-rozpovili-pro-orbital-britansku-operaciu-z-navcanna-ukrainskih-voiniv.html</text:a>
</text:p>
      <!--NEWS-->
      <text:h text:style-name="P10" text:outline-level="1">
<text:span text:style-name="T4">
Underwater vehicles with tourists disappeared on the road to a sunken Titanic</text:span>
</text:h>
      <text:p text:style-name="P4">
Authors: Ukrinform (Person)</text:p>
      <text:p text:style-name="P4">
Publisher: Укринформ (Organization)</text:p>
      <text:p text:style-name="P4">
Published Time: 2023-06-19T17:41:41+03:00</text:p>
      <text:p text:style-name="P4">
Modified Time: 2023-06-19T17:41:41+03:00</text:p>
      <text:p text:style-name="P4">
Description: The underwater vehicle, which was used to transport tourists to inspect the fragments of the sunken "Titanic", disappeared in the Atlantic Ocean. - Ukrinform.</text:p>
      <text:p text:style-name="P4">
Images: ['<text:a xlink:type="simple" xlink:href="https://static.ukrinform.com/photos/2020_01/thumb_files/630_360_1579615349-303.jpg" text:style-name="Internet_20_link" text:visited-style-name="Visited_20_Internet_20_Link">
630_360_15796...</text:a>
']</text:p>
      <text:p text:style-name="P4">
Tags: ['Зниклі безвісти', 'Атлантичний океан', 'Титанік']</text:p>
      <text:p text:style-name="P4">
Type: Article</text:p>
      <!--METADATA-->
      <text:p text:style-name="P4">
<draw:frame draw:style-name="fr1" draw:name="Image120" text:anchor-type="as-char" svg:width="6.9236in" svg:height="3.956343in" draw:z-index="0">
<draw:image xlink:href="../Images/yкринформ/2023-06-19T17-41-41-03-00/630_360_1579615349-303.jpg" xlink:type="simple" xlink:show="embed" xlink:actuate="onLoad" draw:mime-type="image/jpeg"/>
</draw:frame>
The submarine transport, which was used to transport tourists for inspection of the latent "Titanic", disappeared in the Atlantic Ocean.</text:p>
      <text:p text:style-name="P4">
As Ukrinform reports, it reports <text:a xlink:type="simple" xlink:href="http://www.bbc.com/news/world-us-canada-65953872" text:style-name="Internet_20_link" text:visited-style-name="Visited_20_Internet_20_Link">
BBC</text:a>
.</text:p>
      <text:p text:style-name="P4">
Берегова охорона Бостона (<text:a xlink:type="simple" xlink:href="https://www.ukrinform.ua/tag-ssa" text:style-name="Internet_20_link" text:visited-style-name="Visited_20_Internet_20_Link">
USA</text:a>
 )She reported that the surgery to search the submarine began on Monday.</text:p>
      <text:p text:style-name="P4">
Nowadays it is unknown how many people were aboard the tourist submarine.</text:p>
      <text:p text:style-name="P4">
It is noted that small underwater devices from time to time carry tourists to look at the wreckage of "Titanic".</text:p>
      <text:p text:style-name="P4">
The famous sunken ship is located at a depth of 3800 meters in the Datelanteic Ocean. It is about 600 km from the Newfoundland coast, Canada.</text:p>
      <text:p text:style-name="P4">
The passenger liner, which was the largest ship of his time, collided with Zaissberg during the first flight from Southampton to New York in 1912.</text:p>
      <text:p text:style-name="P4">
Of the 2,200 passengers and crew members, more than 1,500 were killed. Titanic was carefully monitored since its debris was found in 1985.</text:p>
      <text:p text:style-name="P4">
<text:span text:style-name="T4">
 Read also: </text:span>
 <text:a xlink:type="simple" xlink:href="https://www.ukrinform.ua/rubric-world/3699342-u-vodah-filippin-znajsli-korabel-casiv-drugoi-svitovoi-akij-zatonuv-z-tisaceu-ludej-na-bortu.html" text:style-name="Internet_20_link" text:visited-style-name="Visited_20_Internet_20_Link">
in the waters of the Philippines found a ship of World War II, which sank with a thousand people on board</text:a>
As reported by Ukrinform, the video of the wreckage of the sunken "Titanic" liner on the Datlastant Ocean was posted on the Oceanographic Institute of the Oceanographic Institute of the Oceanographic Institute of the Oceanographic Institute.</text:p>
      <text:p text:style-name="P4">
News Source: <text:a xlink:type="simple" xlink:href="https://www.ukrinform.ua/rubric-world/3724932-pidvodnij-aparat-z-turistami-znik-dorogou-do-zatonulogo-titanika.html" text:style-name="Internet_20_link" text:visited-style-name="Visited_20_Internet_20_Link">
https://www.ukrinform.ua/rubric-world/3724932-pidvodnij-aparat-z-turistami-znik-dorogou-do-zatonulogo-titanika.html</text:a>
</text:p>
      <!--NEWS-->
      <text:h text:style-name="P10" text:outline-level="1">
<text:span text:style-name="T4">
In the Kherson neighborhood, the ship changed the time of the curfew</text:span>
</text:h>
      <text:p text:style-name="P4">
Authors: Ukrinform (Person)</text:p>
      <text:p text:style-name="P4">
Publisher: Укринформ (Organization)</text:p>
      <text:p text:style-name="P4">
Published Time: 2023-06-19T17:45:33+03:00</text:p>
      <text:p text:style-name="P4">
Modified Time: 2023-06-19T17:45:33+03:00</text:p>
      <text:p text:style-name="P4">
Description: In Kherson, in the territory of the Kakhovka Hydroelectric Power Plant (Ship), with the exception of the territories of oil and hydraulic park, from June 19, they introduced a curfew from 22:00 to 05:00. - Ukrinform.</text:p>
      <text:p text:style-name="P4">
Images: ['<text:a xlink:type="simple" xlink:href="https://static.ukrinform.com/photos/2023_06/thumb_files/630_360_1687185775-979.jpg" text:style-name="Internet_20_link" text:visited-style-name="Visited_20_Internet_20_Link">
630_360_16871...</text:a>
']</text:p>
      <text:p text:style-name="P4">
Tags: ['Херсон', 'Комендантська година', 'Підтоплення']</text:p>
      <text:p text:style-name="P4">
Type: Article</text:p>
      <!--METADATA-->
      <text:p text:style-name="P4">
<draw:frame draw:style-name="fr1" draw:name="Image121" text:anchor-type="as-char" svg:width="6.9236in" svg:height="3.956343in" draw:z-index="0">
<draw:image xlink:href="../Images/yкринформ/2023-06-19T17-45-33-03-00/630_360_1687185775-979.jpg" xlink:type="simple" xlink:show="embed" xlink:actuate="onLoad" draw:mime-type="image/jpeg"/>
</draw:frame>
Khersonin is flooded as a result of Kakhovskaya hydroelectric power station "Ostrov"(Ship), with the exception of the territories of the oil and hydropark, from June 19, they reported a curfew from 22:00 to 05:00.</text:p>
      <text:p text:style-name="P4">
According to Ukrinform, it reports <text:a xlink:type="simple" xlink:href="https://t.me/kherson_miskrada/15938" text:style-name="Internet_20_link" text:visited-style-name="Visited_20_Internet_20_Link">
Kherson MBA</text:a>
.</text:p>
      <text:p text:style-name="P4">
"In the territory of the district of the ship, with the exception of the territories of the oil -played Tiadropark, since June 19, a curfew has been introduced from 22:00 to 05: 00," - the message reads.</text:p>
      <text:p text:style-name="P4">
As it is noted, in the territory of oil and hydro -park since June 19 prohibited from citizens, in connection with the implementation of measures to mine the safety situation. Also, a commandant hour was introduced here 15:00 to 12:00 the next day. And at the permitted time from 12 to 15 daily, exclusively exclusively representatives of the relevant structures, which provide for products, water, etc. and implementation, if necessary, evacuation measures by representatives who carry out the appropriate measures.</text:p>
      <text:p text:style-name="P4">
*!(https://www.ukrinform.ua/rubric-regions/3724907-u-deakih-gromadah-nikopolskogo-rajonu-zminitsa-trivalist-komendantskoi-godini.html)In other settlements of the Kherson City Territorial Community, a consistent hour was issued according to the order issued by the head of the Kherson City -Mivic - from 21:00 to 05:00.</text:p>
      <text:p text:style-name="P4">
As reported by Ukrinform, in Kherson the Ostrov neighborhood "(Ship), which was closed due to flooding and where the elongated curfew was operating, <text:a xlink:type="simple" xlink:href="https://www.ukrinform.ua/rubric-regions/3724811-u-hersoni-pisla-trivaloi-komendantskoi-godini-vidkrili-proizd-u-mikrorajon-ostriv.html" text:style-name="Internet_20_link" text:visited-style-name="Visited_20_Internet_20_Link">
Open, curfew in the neighborhood will last from 22:00 to 05:00</text:a>
. Proteneftogavan and Hydropark on the island are closed for entry.</text:p>
      <text:p text:style-name="P4">
Commandant Hour in the Ostrov residential district(Ship)In <text:a xlink:type="simple" xlink:href="https://www.ukrinform.ua/tag-herson" text:style-name="Internet_20_link" text:visited-style-name="Visited_20_Internet_20_Link">
Kherson</text:a>
It operated from 15 hours. 00 min. June 13, 2023 to 12 hours. 00 min. the next day. The curfew in this regime was announced by June 19, 2023 inclusive.</text:p>
      <text:p text:style-name="P4">
In Kherson, since June 13, a ban on the entry to the neighborhood of a ship, which was injured by the Russians of the Kakhovka hydroelectric power station, was introduced.</text:p>
      <text:p text:style-name="P4">
<text:span text:style-name="T5">
Foto: Public Kherson</text:span>
</text:p>
      <text:p text:style-name="P4">
News Source: <text:a xlink:type="simple" xlink:href="https://www.ukrinform.ua/rubric-regions/3724934-u-hersonskomu-mikrorajoni-korabel-zminili-cas-komendantskoi-godini.html" text:style-name="Internet_20_link" text:visited-style-name="Visited_20_Internet_20_Link">
https://www.ukrinform.ua/rubric-regions/3724934-u-hersonskomu-mikrorajoni-korabel-zminili-cas-komendantskoi-godini.html</text:a>
</text:p>
      <!--NEWS-->
      <text:h text:style-name="P10" text:outline-level="1">
<text:span text:style-name="T4">
Recovering damaged housing in Kherson needs about $ 70 billion - an expert</text:span>
</text:h>
      <text:p text:style-name="P4">
Authors: Ukrinform (Person)</text:p>
      <text:p text:style-name="P4">
Publisher: Укринформ (Organization)</text:p>
      <text:p text:style-name="P4">
Published Time: 2023-06-19T17:47:00+03:00</text:p>
      <text:p text:style-name="P4">
Modified Time: 2023-06-19T17:47:00+03:00</text:p>
      <text:p text:style-name="P4">
Description: It will take about $ 60-70 billion to restore housing in the Kherson region, damaged by shelling and flooding. - Ukrinform.</text:p>
      <text:p text:style-name="P4">
Images: ['<text:a xlink:type="simple" xlink:href="https://static.ukrinform.com/photos/2023_06/thumb_files/630_360_1686579448-436.jpg" text:style-name="Internet_20_link" text:visited-style-name="Visited_20_Internet_20_Link">
630_360_16865...</text:a>
']</text:p>
      <text:p text:style-name="P4">
Tags: ['Херсонщина', 'Житло', 'Відбудова', 'Затоплення']</text:p>
      <text:p text:style-name="P4">
Type: Article</text:p>
      <!--METADATA-->
      <text:p text:style-name="P4">
<draw:frame draw:style-name="fr1" draw:name="Image122" text:anchor-type="as-char" svg:width="6.9236in" svg:height="3.956343in" draw:z-index="0">
<draw:image xlink:href="../Images/yкринформ/2023-06-19T17-47-00-03-00/630_360_1686579448-436.jpg" xlink:type="simple" xlink:show="embed" xlink:actuate="onLoad" draw:mime-type="image/jpeg"/>
</draw:frame>
About $ 60-70 billion will be required to restore housing in the Kherson region, damaged as a result of firing of it.</text:p>
      <text:p text:style-name="P4">
Such an opinion <text:a xlink:type="simple" xlink:href="https://ukr.radio/news.html" text:style-name="Internet_20_link" text:visited-style-name="Visited_20_Internet_20_Link">
Ukrainian radio</text:a>
The director of the Scientific and Technical Center of the Academy of Construction Ivan Perehinets expressed, Ukrinform reports.</text:p>
      <text:p text:style-name="P4">
"The restoration of 60 million square meters that we have lost today from the combatants, plus the restoration of houses damaged from flooding, will be $ 60-70 billion in monetary exquisite," Pereginets said.</text:p>
      <text:p text:style-name="P4">
He noted that Ukraine expects to receive almost a trillion dollars from international donors. Therefore, according to the expert, in the country is a lot of money in order to restore and build <text:a xlink:type="simple" xlink:href="https://www.ukrinform.ua/tag-zitlo" text:style-name="Internet_20_link" text:visited-style-name="Visited_20_Internet_20_Link">
housing</text:a>
. However, the problem can be a braklemified and experienced builders, engineering, prose resources.</text:p>
      <text:p text:style-name="P4">
"Ukraine is now on hearing all over the world, and those large funds that will come to us to go, we would advise you to focus on the construction of a new home, which has been answered by standards of comfort, energy saving, environmental friendliness. A different one we beat the alarms about The fact that the recovery requires all-aarmia-a million or a half of builders. And the process will continue for 5-10 years, "-said the expert.</text:p>
      <text:p text:style-name="P4">
According to Pereginets, now to create registers of builders of various specialties, to encourage people to participate in recovery. This, among other things, will contribute to the return of our citizens from abroad. The expert also recommends that you pay more attention to new construction, not the restoration of critical houses.</text:p>
      <text:p text:style-name="P4">
At the same time, he emphasizes that in areas where the water retreated, and the local Tavi leadership gave permission, people should return to their submerged homes, but not to live in them.</text:p>
      <text:p text:style-name="P4">
<text:span text:style-name="T4">
 Read also: </text:span>
 [in Ukraine began to develop a plan <text:span text:style-name="T4">
 reconstruction </text:span>
 communities affected(https://www.ukrinform.ua/rubric-vidbudova/3724431-v-ukraini-pocali-rozroblati-plan-vidbudovi-gromad-postrazdalih-vid-pidrivu-kahovskoi-ges.html)</text:p>
      <text:p text:style-name="P4">
As reported <text:a xlink:type="simple" xlink:href="https://www.ukrinform.ua/rubric-other_news/3723441-pidriv-rosianami-kahovskoi-ges-usi-novini.html" text:style-name="Internet_20_link" text:visited-style-name="Visited_20_Internet_20_Link">
Ukrinform</text:a>
, On June 6, the Russian troops undermined the Dam of the Kakhovka Hydroelectric Power Plant, causing the flooding of 4,000 houses in more than 40 settlements of Kherson region.</text:p>
      <text:p text:style-name="P4">
From the beginning of a full -scale invasion, part of the region has been a sub -Russian occupation, and the liberated territories are constantly being fired.</text:p>
      <text:p text:style-name="P4">
News Source: <text:a xlink:type="simple" xlink:href="https://www.ukrinform.ua/rubric-vidbudova/3724935-na-vidnovlenna-poskodzenogo-zitla-na-hersonsini-potribno-blizko-70-milardiv-ekspert.html" text:style-name="Internet_20_link" text:visited-style-name="Visited_20_Internet_20_Link">
https://www.ukrinform.ua/rubric-vidbudova/3724935-na-vidnovlenna-poskodzenogo-zitla-na-hersonsini-potribno-blizko-70-milardiv-ekspert.html</text:a>
</text:p>
      <!--NEWS-->
      <text:h text:style-name="P10" text:outline-level="1">
<text:span text:style-name="T4">
A lot of Western weapons that came to Ukraine was unusable - NYT</text:span>
</text:h>
      <text:p text:style-name="P4">
Authors: Ukrinform (Person)</text:p>
      <text:p text:style-name="P4">
Publisher: Укринформ (Organization)</text:p>
      <text:p text:style-name="P4">
Published Time: 2023-06-19T17:49:48+03:00</text:p>
      <text:p text:style-name="P4">
Modified Time: 2023-06-19T17:49:48+03:00</text:p>
      <text:p text:style-name="P4">
Description: Within the framework of the Armed Forces, after the start of a full -scale war, many samples of western arrivals were unusable, and some paid deliveries were never made. - Ukrinform.</text:p>
      <text:p text:style-name="P4">
Images: ['<text:a xlink:type="simple" xlink:href="https://static.ukrinform.com/photos/2023_06/thumb_files/630_360_1687186028-858.png" text:style-name="Internet_20_link" text:visited-style-name="Visited_20_Internet_20_Link">
630_360_16871...</text:a>
']</text:p>
      <text:p text:style-name="P4">
Tags: ['Зброя', 'Ремонт', 'допомога', 'Війна з Росією']</text:p>
      <text:p text:style-name="P4">
Type: Article</text:p>
      <!--METADATA-->
      <text:p text:style-name="P4">
<draw:frame draw:style-name="fr1" draw:name="Image123" text:anchor-type="as-char" svg:width="6.9236in" svg:height="3.956343in" draw:z-index="0">
<draw:image xlink:href="../Images/yкринформ/2023-06-19T17-49-48-03-00/630_360_1687186028-858.png" xlink:type="simple" xlink:show="embed" xlink:actuate="onLoad" draw:mime-type="image/png"/>
</draw:frame>
With the limits of the Armed Forces, after the start of a full -scale war, many samples of the western arms were unusable, and some paid deliveries and the nebul was made.</text:p>
      <text:p text:style-name="P4">
About it writes <text:a xlink:type="simple" xlink:href="http://www.nytimes.com/2023/06/19/world/europe/ukraine-weapons-howitzers-contracts.html" text:style-name="Internet_20_link" text:visited-style-name="Visited_20_Internet_20_Link">
The New York Times</text:a>
With reference to Ukrainian and Western officials, reports Ukrinform.</text:p>
      <text:p text:style-name="P4">
“We had occasions when we paid money but did not receive(weapons - ed.)»,- quotes the newspaper of the Deputy Minister of Defense of Ukraine Volodymyr Gavrilov.</text:p>
      <text:p text:style-name="P4">
According to him, the government analyzed the procurement during the past, and excluded problematic contractors from further work. Two people who participated in the execution of armed contracts for Ukraine reported that the shortage was subsequently delivered and in other cases brokers returned.</text:p>
      <text:p text:style-name="P4">
The publication calls the "crazy" volumes of western supplies <text:a xlink:type="simple" xlink:href="https://www.ukrinform.ua/tag-zbroa" text:style-name="Internet_20_link" text:visited-style-name="Visited_20_Internet_20_Link">
weapons</text:a>
In Ukraine, it notes that problems are inevitable.</text:p>
      <text:p text:style-name="P4">
In particular, some of the platforms that went to Ukraine were unsuitable, although the documents indicated that weapons were ready for combat insurance. Some samples only agreed to spare parts for other systems. The editions, now about 30% of the Armed Forces, are renovated, which is a high indicator for a country that leads active contradiction.</text:p>
      <text:p text:style-name="P4">
One examples of problematic deliveries are the transfer of 33 self -propelled Goubitsyitalian government.</text:p>
      <text:p text:style-name="P4">
In Italy, it was confirmed that these machines needed major repairs, which was supported by the US contractor Ultra Defense Corporation. However, when the first batch of restored cars received the when they were "unusable for combat missions", the newspaper quoted the official document of the Ministry of Defense.</text:p>
      <text:p text:style-name="P4">
In Kiev, they complained about poor repair work, and from this drive the Pentagon opened an investigation.</text:p>
      <text:p text:style-name="P4">
The publication notes that Ukrainian officials are mostly refrained from complaints with the executed donated equipment. "There were problems with the quality of some howitzers, but the Mipovin keep in mind that it was a gift," Gaavrilov said in this connection.<text:span text:style-name="T4">
 Read also: </text:span>
 <text:a xlink:type="simple" xlink:href="https://www.ukrinform.ua/rubric-ato/3724222-na-kahovskij-ges-mogli-pidirvati-pidvodnij-prohid-rozsliduvanna-nyt.html" text:style-name="Internet_20_link" text:visited-style-name="Visited_20_Internet_20_Link">
on Kakhovskaya HPP could undermine underwater passage -investigation NYT</text:a>
In a short time, contractors repaired transmission, replaced batteries, eliminated liquid leaks, broken lights, etc. and stated that all 29 machines are ready for references to Ukraine. However, when the cars reached Poland, it was found that 25 of them were rotten. It took almost a month to find sufficient tires for replacement, which "delayed the delivery of other equipment to Ukraine, it took considerable effort and time," the Pentagon's report said.</text:p>
      <text:p text:style-name="P4">
A similar situation happened with the howits of the M777, which should have been sent in Ukraine a few weeks after the start of a full -scale invasion. As it seemed, they "needed serious maintenance", and one was in such a bad condition that "killed someone" while using it.</text:p>
      <text:p text:style-name="P4">
In January, the Minister of Defense of the United Kingdom, Ben Volles announced the planned transmission of self-propelled howitzers AS-90, including those who were in "varying degrees of readiness". Twelve of them needed either recovery or use for spare parts, according to a statement by the British Defense Ministry.</text:p>
      <text:p text:style-name="P4">
<text:span text:style-name="T4">
 Read also: </text:span>
 <text:a xlink:type="simple" xlink:href="https://www.ukrinform.ua/rubric-world/3724882-rosijski-kompanii-kupuut-sotni-tisac-naboiv-viroblenih-u-ssa-politico.html" text:style-name="Internet_20_link" text:visited-style-name="Visited_20_Internet_20_Link">
Russian companies buy hundreds of thousands of ammunition produced in the United States - <text:span text:style-name="T4">
 Politico </text:span>
</text:a>
It was reported that only the United States has allocated a military assistance to about $ 40 million, European allies contributed to tens of billions.</text:p>
      <text:p text:style-name="P4">
Ukraine also spent billions of dollars its own funds for the purchase of weapons and ammunition.</text:p>
      <text:p text:style-name="P4">
<text:span text:style-name="T5">
Foto: The New York Times</text:span>
</text:p>
      <text:p text:style-name="P4">
News Source: <text:a xlink:type="simple" xlink:href="https://www.ukrinform.ua/rubric-ato/3724936-cimalo-zahidnogo-ozbroenna-so-nadhodilo-v-ukrainu-bulo-u-nepridatnomu-stani-nyt.html" text:style-name="Internet_20_link" text:visited-style-name="Visited_20_Internet_20_Link">
https://www.ukrinform.ua/rubric-ato/3724936-cimalo-zahidnogo-ozbroenna-so-nadhodilo-v-ukrainu-bulo-u-nepridatnomu-stani-nyt.html</text:a>
</text:p>
      <!--NEWS-->
      <text:h text:style-name="P10" text:outline-level="1">
<text:span text:style-name="T4">
The Kherson Regional Council showed what the session hall looks like after the fire</text:span>
</text:h>
      <text:p text:style-name="P4">
Authors: Ukrinform (Person)</text:p>
      <text:p text:style-name="P4">
Publisher: Укринформ (Organization)</text:p>
      <text:p text:style-name="P4">
Published Time: 2023-06-19T17:51:29+03:00</text:p>
      <text:p text:style-name="P4">
Modified Time: 2023-06-19T17:51:29+03:00</text:p>
      <text:p text:style-name="P4">
Description: The Kherson Regional Council showed that the session hall that survived enemy shelling was left. - Ukrinform.</text:p>
      <text:p text:style-name="P4">
Images: ['<text:a xlink:type="simple" xlink:href="https://static.ukrinform.com/photos/2023_06/thumb_files/630_360_1687185929-919.jpg" text:style-name="Internet_20_link" text:visited-style-name="Visited_20_Internet_20_Link">
630_360_16871...</text:a>
']</text:p>
      <text:p text:style-name="P4">
Tags: ['Херсонщина', 'Обстріл', 'Облрада', 'Війна з Росією']</text:p>
      <text:p text:style-name="P4">
Type: Article</text:p>
      <!--METADATA-->
      <text:p text:style-name="P4">
<draw:frame draw:style-name="fr1" draw:name="Image124" text:anchor-type="as-char" svg:width="6.9236in" svg:height="3.956343in" draw:z-index="0">
<draw:image xlink:href="../Images/yкринформ/2023-06-19T17-51-29-03-00/630_360_1687185929-919.jpg" xlink:type="simple" xlink:show="embed" xlink:actuate="onLoad" draw:mime-type="image/jpeg"/>
</draw:frame>
The Uherson Regional Council showed that the premises of the session hall that survived the enemy shelling.</text:p>
      <text:p text:style-name="P4">
The corresponding photo was published in <text:a xlink:type="simple" xlink:href="https://t.me/SobolevskyiYurii/1647" text:style-name="Internet_20_link" text:visited-style-name="Visited_20_Internet_20_Link">
telegram</text:a>
First Deputy Chairman of the Kherson Regional Council Yuri Sobolevsky.</text:p>
      <text:p text:style-name="P4">
“This is how the session hall [Kherson] looks like now(https://www.ukrinform.ua/tag-hersonsina)Regional Council ”, - Posolevsky wrote.</text:p>
      <text:p text:style-name="P4">
As reported by Ukrinform, the invaders on December 14, 2022 from the jet system fire fire <text:a xlink:type="simple" xlink:href="https://www.ukrinform.ua/rubric-ato/3634011-rosiani-obstrilali-budivlu-hersonskoi-ova-poskodzeni-dva-poverhi.html" text:style-name="Internet_20_link" text:visited-style-name="Visited_20_Internet_20_Link">
fired at the Kherson Regional State Administration</text:a>
and regional councils <text:a xlink:type="simple" xlink:href="https://www.ukrinform.ua/rubric-ato/3634011-rosiani-obstrilali-budivlu-hersonskoi-ova-poskodzeni-dva-poverhi.html" text:style-name="Internet_20_link" text:visited-style-name="Visited_20_Internet_20_Link">
,</text:a>
two floors were damaged. Also the Russians <text:a xlink:type="simple" xlink:href="https://www.ukrinform.ua/rubric-ato/3636997-rosiani-znovu-atakuvali-centr-hersona.html" text:style-name="Internet_20_link" text:visited-style-name="Visited_20_Internet_20_Link">
hit the ODA building in Kherson on December 19</text:a>
 <text:a xlink:type="simple" xlink:href="https://www.ukrinform.ua/rubric-ato/3636997-rosiani-znovu-atakuvali-centr-hersona.html" text:style-name="Internet_20_link" text:visited-style-name="Visited_20_Internet_20_Link">
 . </text:a>
<text:span text:style-name="T4">
 Read also: </text:span>
 <text:a xlink:type="simple" xlink:href="https://www.ukrinform.ua/rubric-vidbudova/3724935-na-vidnovlenna-poskodzenogo-zitla-na-hersonsini-potribno-blizko-70-milardiv-ekspert.html" text:style-name="Internet_20_link" text:visited-style-name="Visited_20_Internet_20_Link">
to repair damaged housing in Kherson region you need a nearly $ 70 billion - expert</text:a>
On February 12, 2023, the Russian invaders fired at Kherson's center in the morning, struck again on the ODA building.</text:p>
      <text:p text:style-name="P4">
The Kherson Regional State Administration and the Regional Council are located in the building on the Square in the Centurist.</text:p>
      <text:p text:style-name="P4">
<text:span text:style-name="T5">
Foto: Yuri Sobolevsky, Facebook</text:span>
</text:p>
      <text:p text:style-name="P4">
News Source: <text:a xlink:type="simple" xlink:href="https://www.ukrinform.ua/rubric-regions/3724937-u-hersonskij-oblradi-pokazali-ak-vigladae-sesijna-zala-pisla-obstrilu.html" text:style-name="Internet_20_link" text:visited-style-name="Visited_20_Internet_20_Link">
https://www.ukrinform.ua/rubric-regions/3724937-u-hersonskij-oblradi-pokazali-ak-vigladae-sesijna-zala-pisla-obstrilu.html</text:a>
</text:p>
      <!--NEWS-->
      <text:h text:style-name="P10" text:outline-level="1">
<text:span text:style-name="T4">
Stoltenberg named three priorities for the safety of the event: the first - help for Ukraine</text:span>
</text:h>
      <text:p text:style-name="P4">
Authors: Ukrinform (Person)</text:p>
      <text:p text:style-name="P4">
Publisher: Укринформ (Organization)</text:p>
      <text:p text:style-name="P4">
Published Time: 2023-06-19T17:56:00+03:00</text:p>
      <text:p text:style-name="P4">
Modified Time: 2023-06-19T17:56:00+03:00</text:p>
      <text:p text:style-name="P4">
Description: NATO Secretary General Jens Stoltenberg has named three priorities to guarantee the safety of Western democracies for the following decades, among which the first is to continue assistance to Ukraine in its fight against Russian aggression. - Ukrinform.</text:p>
      <text:p text:style-name="P4">
Images: ['<text:a xlink:type="simple" xlink:href="https://static.ukrinform.com/photos/2022_11/thumb_files/630_360_1668589929-696.jpg" text:style-name="Internet_20_link" text:visited-style-name="Visited_20_Internet_20_Link">
630_360_16685...</text:a>
']</text:p>
      <text:p text:style-name="P4">
Tags: ['НАТО', 'Столтенберг', 'Україна', 'Захід', 'допомога', 'Війна з Росією']</text:p>
      <text:p text:style-name="P4">
Type: Article</text:p>
      <!--METADATA-->
      <text:p text:style-name="P4">
<draw:frame draw:style-name="fr1" draw:name="Image125" text:anchor-type="as-char" svg:width="6.9236in" svg:height="3.956343in" draw:z-index="0">
<draw:image xlink:href="../Images/yкринформ/2023-06-19T17-56-00-03-00/630_360_1668589929-696.jpg" xlink:type="simple" xlink:show="embed" xlink:actuate="onLoad" draw:mime-type="image/jpeg"/>
</draw:frame>
NATO Secretary -General Jens Stoltenberg has named three priorities for the guarantee of Western democracies for the following decades, among which the first one is to continue assistance to Ukraine in its fight against Russian aggression.</text:p>
      <text:p text:style-name="P4">
He stated this today during a speech to the German business at a conference on the occasion of the German Industry Day, Ukrinform reports.</text:p>
      <text:p text:style-name="P4">
“We are now experiencing a critical moment for our safety. In the future, the competition between the great world forces is growing. Our values and democracy are undergoing pressure, President Putin has returned the war to Europe again. After the Clothes War, we all hoped for peaceful relations with Russia. Gradually, the cards were dispelled as a result of an aggressive tendency in Presidential's behavior, ”said NATO leader.</text:p>
      <text:p text:style-name="P4">
He recalled that such a trend was manifested during the Russian invasion of a group, in the actions of the Russian army in Syrian Aleppo, in the Russian aggression of Broad and in the Donbass. A full-scale invasion of Ukraine has finally curtailed any illusions that could remain about the possibility of constructive work with Russia, the Secretary General emphasized.</text:p>
      <text:p text:style-name="P4">
<text:span text:style-name="T4">
 Read also: </text:span>
 <text:a xlink:type="simple" xlink:href="https://www.ukrinform.ua/rubric-ato/3724785-zamorozuvanna-konfliktu-v-ukraini-ne-prinese-miru-stoltenberg.html" text:style-name="Internet_20_link" text:visited-style-name="Visited_20_Internet_20_Link">
freezing conflict in Ukraine will not bring peace - <text:span text:style-name="T4">
 Stoltenberg </text:span>
</text:a>
“So now we are in the turning point of our history. What we do or do not do now will determine our safety for the next anniversary, ”Stoltenberg said.</text:p>
      <text:p text:style-name="P4">
He emphasized the three main purposes, which should concentrate the Western Democracies to respond to the challenges coming from the more dangerous world.</text:p>
      <text:p text:style-name="P4">
“The first. We must continue to support Ukraine. NATO has helped Ukraine since 2014 and provided unprecedented assistance during the past year. Germany has a significant contribution to this work, transferring Ukraine's air protection, combat tanks, artillery and ammunition. This assistance increases the ability of Ukraine to fight on the battlefield and return their territories, and they can return more. We must continue to give them everything to help them as a sovereign and independent state. This is our immediate task, ”the NATO Secretary General has announced.“Second, we must continue to strengthen our defense. After the Russian has exposed a full -scale invasion of Ukraine, it was much better understanding why it is necessary - not to provoke a conflict, anavpaki - to preserve peace. It costs money. Therefore, NATO leaders of the next month in Vilnius will determine 2 percent of GDP as a minimum level of defense costs, ”Stoltenberg said.</text:p>
      <text:p text:style-name="P4">
<text:span text:style-name="T4">
 Read also: </text:span>
 <text:a xlink:type="simple" xlink:href="https://www.ukrinform.ua/rubric-polytics/3723626-kuleba-stoltenbergu-vazlivo-zrobiti-u-vilnusi-krok-do-clenstva-ukraini-v-nato-usunuvsi-pdc.html" text:style-name="Internet_20_link" text:visited-style-name="Visited_20_Internet_20_Link">
Cooleba - <text:span text:style-name="T4">
 Stoltenberg </text:span>
 U: It is important to make a free -to -NATO membership in NATO, eliminating VAT</text:a>
He congratulated Germany's intention to reach this defense budget at 2 percent of GDP as early as 2024 and put a separate emphasis on the need to strengthen the potential of the defense industry of the event.</text:p>
      <text:p text:style-name="P4">
“Our stocks(weapons and ammunition - ed.)Evaporated, so they must be filled, not only in Germany, but in many countries around NATO. Production is the key to continue assistance to Ukraine and to ensure our defense, ”said the Alliance head.</text:p>
      <text:p text:style-name="P4">
The third main direction of security, in his opinion, is the cesaosa -running of the excessive dependence of Western democracies on resources that come from totalitarian states.</text:p>
      <text:p text:style-name="P4">
“A few months ago, many believed that gas purchases from Russia were an adversative solution. We all found out, and in a difficult way that it is also amazing. … Germany and other European countries have carried out huge sakes for diversification of energy supply. We do not have to make the same mistake with other totalitarian regimes, ”Stoltenberg said.</text:p>
      <text:p text:style-name="P4">
He noted that this, in particular, concerns the avoidance of excessive dependence of raw materials and semiconductors from China, increasing the control of double -use European technologies, which can be used by the way against Europe and the West itself.</text:p>
      <text:p text:style-name="P4">
<text:span text:style-name="T4">
 Read also: </text:span>
 <text:a xlink:type="simple" xlink:href="https://www.ukrinform.ua/rubric-polytics/3724807-nimeccina-gotuetsa-pidtrimuvati-ukrainu-v-dovgostrokovij-perspektivi-solc.html" text:style-name="Internet_20_link" text:visited-style-name="Visited_20_Internet_20_Link">
Germany is preparing to support Ukraine in the long -term perpetrator - <text:span text:style-name="T4">
 SHOLC </text:span>
</text:a>
</text:p>
      <text:p text:style-name="P4">
News Source: <text:a xlink:type="simple" xlink:href="https://www.ukrinform.ua/rubric-polytics/3724942-stoltenberg-nazvav-tri-prioriteti-dla-bezpeki-zahodu-persij-dopomoga-dla-ukraini.html" text:style-name="Internet_20_link" text:visited-style-name="Visited_20_Internet_20_Link">
https://www.ukrinform.ua/rubric-polytics/3724942-stoltenberg-nazvav-tri-prioriteti-dla-bezpeki-zahodu-persij-dopomoga-dla-ukraini.html</text:a>
</text:p>
      <!--NEWS-->
      <text:h text:style-name="P10" text:outline-level="1">
<text:span text:style-name="T4">
SBU destroyed the enemy station "Mur-M" and six units of armored vehicles</text:span>
</text:h>
      <text:p text:style-name="P4">
Authors: Ukrinform (Person)</text:p>
      <text:p text:style-name="P4">
Publisher: Укринформ (Organization)</text:p>
      <text:p text:style-name="P4">
Published Time: 2023-06-19T17:59:00+03:00</text:p>
      <text:p text:style-name="P4">
Modified Time: 2023-06-19T17:59:00+03:00</text:p>
      <text:p text:style-name="P4">
Description: Employees of the Security Service of Ukraine destroyed the Russian station "Mur-M", six units of armored vehicles, mortar calculation and 16 invaders.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СБУ', 'Російські військові', 'Військова техніка', 'Війна з Росією']</text:p>
      <text:p text:style-name="P4">
Type: Article</text:p>
      <!--METADATA-->
      <text:p text:style-name="P4">
<draw:frame draw:style-name="fr1" draw:name="Image126" text:anchor-type="as-char" svg:width="6.9236in" svg:height="3.956343in" draw:z-index="0">
<draw:image xlink:href="../Images/yкринформ/2023-06-19T17-59-00-03-00/630_360_1640330796-210.jpeg" xlink:type="simple" xlink:show="embed" xlink:actuate="onLoad" draw:mime-type="image/jpeg"/>
</draw:frame>
Employees of the Security Service of Ukraine destroyed the Russian station "Mur-M", six units of armored vehicles, mortar calculation and 16 invaders.</text:p>
      <text:p text:style-name="P4">
According to Ukrinform, the SBU reports in <text:a xlink:type="simple" xlink:href="https://t.me/SBUkr/8695" text:style-name="Internet_20_link" text:visited-style-name="Visited_20_Internet_20_Link">
telegram</text:a>
by publishing the appropriate video.</text:p>
      <text:p text:style-name="P4">
The goals were worked out by the operational group of 3 management of the GU <text:a xlink:type="simple" xlink:href="https://www.ukrinform.ua/tag-sbu" text:style-name="Internet_20_link" text:visited-style-name="Visited_20_Internet_20_Link">
SBU</text:a>
in Donetsk and Luhansk regions.</text:p>
      <text:p text:style-name="P4">
<text:span text:style-name="T5">
Video: <text:a xlink:type="simple" xlink:href="https://t.me/SBUkr/8695" text:style-name="Internet_20_link" text:visited-style-name="Visited_20_Internet_20_Link">
SBU telegram channel</text:a>
</text:span>
</text:p>
      <text:p text:style-name="P4">
The radio intelligence complex was placed near the line to track the movement of the Ukrainian soldiers around the clock.</text:p>
      <text:p text:style-name="P4">
<text:span text:style-name="T4">
 Read also: </text:span>
 <text:a xlink:type="simple" xlink:href="https://www.ukrinform.ua/rubric-ato/3724830-ukrainski-bijci-pokazali-ak-nisat-vorozi-tanki-udarnimi-dronami.html" text:style-name="Internet_20_link" text:visited-style-name="Visited_20_Internet_20_Link">
Ukrainian fighters have shown how they destroy the hostile <text:span text:style-name="T4">
 tank </text:span>
 by Judar drones</text:a>
"Also, our warriors" united "four more enemy BMP -2, two MTLBs, along with 16 member of the crew and mortar calculation," - said in the message.</text:p>
      <text:p text:style-name="P4">
As reported <text:a xlink:type="simple" xlink:href="https://www.ukrinform.ua/rubric-ato/3724920-u-travni-zsu-znisili-ponad-550-artilerijskih-ustanovok-rosian-vijskovij-ekspert.html" text:style-name="Internet_20_link" text:visited-style-name="Visited_20_Internet_20_Link">
Ukrinform</text:a>
, in May 2023, the Armed Forces of Ukraine destroyed over 550 artillery units of Russian invaders, and in June it is digestible.</text:p>
      <text:p text:style-name="P4">
News Source: <text:a xlink:type="simple" xlink:href="https://www.ukrinform.ua/rubric-ato/3724941-sbu-znisila-vorozu-stanciu-muromm-i-sist-odinic-bronetehniki.html" text:style-name="Internet_20_link" text:visited-style-name="Visited_20_Internet_20_Link">
https://www.ukrinform.ua/rubric-ato/3724941-sbu-znisila-vorozu-stanciu-muromm-i-sist-odinic-bronetehniki.html</text:a>
</text:p>
      <!--NEWS-->
      <text:h text:style-name="P10" text:outline-level="1">
<text:span text:style-name="T4">
At night the enemy attacked the Odesa with four winged maritime -based missiles</text:span>
</text:h>
      <text:p text:style-name="P4">
Author: ['АРМІЯINFORM']</text:p>
      <text:p text:style-name="P4">
Time: 2023-06-19T18:00:00-04:00</text:p>
      <text:p text:style-name="P4">
Description: About the cereal ok “Piveng” “Vnochi, attacking the clothing of Krilatimi missiles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ВТОРГНЕННЯ РФ', 'РАКЕТИ']</text:p>
      <text:p text:style-name="P4">
Category: News</text:p>
      <!--METADATA-->
      <text:p text:style-name="P4">
<draw:frame draw:style-name="fr1" draw:name="Image127" text:anchor-type="as-char" svg:width="6.9236in" svg:height="4.615733in" draw:z-index="0">
<draw:image xlink:href="../Images/AРМІЯINFORM/2023-06-19T18-00-00-04-00/raketa-kalibr-pusk-chorne-more.jpg" xlink:type="simple" xlink:show="embed" xlink:actuate="onLoad" draw:mime-type="image/jpeg"/>
</draw:frame>
Illustrative photo</text:p>
      <text:p text:style-name="P4">
About it <text:a xlink:type="simple" xlink:href="https://www.facebook.com/OperationalCommandSouth/posts/pfbid0nBZMBAD5VkvRcuDyCrLXKjxDyigNFivji4xCeZFytGhRduBqsAPBdsyt7LSyGNuul" text:style-name="Internet_20_link" text:visited-style-name="Visited_20_Internet_20_Link">
reports</text:a>
OK “south”</text:p>
      <text:p text:style-name="P4">
“At night, the enemy attacked Odesa region with winged maritime base missiles, released from the Black Sea waters, from the underwater rocket carrier. Silpropypical defense worked perfectly. All 4 rockets were destroyed to the coast, ”the message reads.</text:p>
      <text:p text:style-name="P4">
News Source: <text:a xlink:type="simple" xlink:href="https://armyinform.com.ua/2023/06/19/vnochi-vorog-atakuvav-odeshhynu-chotyrma-krylatymy-raketamy-morskogo-bazuvannya/" text:style-name="Internet_20_link" text:visited-style-name="Visited_20_Internet_20_Link">
https://armyinform.com.ua/2023/06/19/vnochi-vorog-atakuvav-odeshhynu-chotyrma-krylatymy-raketamy-morskogo-bazuvannya/</text:a>
</text:p>
      <!--NEWS-->
      <text:h text:style-name="P10" text:outline-level="1">
<text:span text:style-name="T4">
Air defense is active in Southern region against Shahed drones</text:span>
</text:h>
      <text:p text:style-name="P4">
Authors: liveuamap (Language: en)</text:p>
      <text:p text:style-name="P4">
Time: 2023-06-19T18:02:17</text:p>
      <text:p text:style-name="P4">
Location: Mykolaiv (Latitude:47.45409 Longtitude:31.72302)</text:p>
      <text:p text:style-name="P4">
Videos: []</text:p>
      <text:p text:style-name="P4">
Images: []</text:p>
      <text:p text:style-name="P4">
Tags: []</text:p>
      <text:p text:style-name="P4">
Id: 22570465</text:p>
      <!--METADATA-->
      <text:p text:style-name="P4">
Air defense is active in Southern region against Shahed drones</text:p>
      <text:p text:style-name="P4">
News Collection Link: <text:a xlink:type="simple" xlink:href="https:\/\/liveuamap.com\/en\/2023\/19-june-air-defense-is-active-in-southern-region-against" text:style-name="Internet_20_link" text:visited-style-name="Visited_20_Internet_20_Link">
https:\/\/liveuamap.com\/en\/2023\/19-june-air-defense-is-active-in-southern-region-against</text:a>
</text:p>
      <text:p text:style-name="P4">
News Source: <text:a xlink:type="simple" xlink:href="https://t.me/lachentyt/30558" text:style-name="Internet_20_link" text:visited-style-name="Visited_20_Internet_20_Link">
https://t.me/lachentyt/30558</text:a>
</text:p>
      <!--NEWS-->
      <text:h text:style-name="P10" text:outline-level="1">
<text:span text:style-name="T4">
On Kakhovskaya HPP, a week before the blast was photographed a car with explosives - AP</text:span>
</text:h>
      <text:p text:style-name="P4">
Authors: Ukrinform (Person)</text:p>
      <text:p text:style-name="P4">
Publisher: Укринформ (Organization)</text:p>
      <text:p text:style-name="P4">
Published Time: 2023-06-19T18:04:00+03:00</text:p>
      <text:p text:style-name="P4">
Modified Time: 2023-06-19T18:04:00+03:00</text:p>
      <text:p text:style-name="P4">
Description: On the Kakhovka Hydroelectric Stanist (HPP) a little more than a week before its blasting was photographed a car with explosives. - Ukrinform.</text:p>
      <text:p text:style-name="P4">
Images: ['<text:a xlink:type="simple" xlink:href="https://static.ukrinform.com/photos/2023_06/thumb_files/630_360_1686406508-777.jpeg" text:style-name="Internet_20_link" text:visited-style-name="Visited_20_Internet_20_Link">
630_360_16864...</text:a>
']</text:p>
      <text:p text:style-name="P4">
Tags: ['Вибухівка', 'Російські військові', 'Каховська ГЕС', 'Війна з Росією']</text:p>
      <text:p text:style-name="P4">
Type: Article</text:p>
      <!--METADATA-->
      <text:p text:style-name="P4">
<draw:frame draw:style-name="fr1" draw:name="Image128" text:anchor-type="as-char" svg:width="6.9236in" svg:height="3.956343in" draw:z-index="0">
<draw:image xlink:href="../Images/yкринформ/2023-06-19T18-04-00-03-00/630_360_1686406508-777.jpeg" xlink:type="simple" xlink:show="embed" xlink:actuate="onLoad" draw:mime-type="image/jpeg"/>
</draw:frame>
Nakakhovsky Hydroelectric Ttrostanta(Hydroelectric power plants)A little more than a week before her recorder was a car with explosives.</text:p>
      <text:p text:style-name="P4">
About it reports <text:a xlink:type="simple" xlink:href="https://apnews.com/article/ukraine-russia-war-kakhovka-dam-collapse-investigation-f5b76fe1ddbf98aa5ff7e4dfd3199c38" text:style-name="Internet_20_link" text:visited-style-name="Visited_20_Internet_20_Link">
AP</text:a>
Report to sources, Ukrinform reports.</text:p>
      <text:p text:style-name="P4">
According to the final, in the photos made by the Ukrainian drone 28th, you can see a car parked on the dam, which is visible [large barrels] inside <text:a xlink:type="simple" xlink:href="https://www.ukrinform.ua/tag-vibuhivka" text:style-name="Internet_20_link" text:visited-style-name="Visited_20_Internet_20_Link">
large barrels</text:a>
, one of which may be connected to the mine, the cable went to the river bank, which is controlled by the Russian.</text:p>
      <text:p text:style-name="P4">
How long the car stood in that place is unknown.</text:p>
      <text:p text:style-name="P4">
According to the Ukrainian special forces, where the publication is referred, the car should stop any Ukrainian advancement of the dam, as well as to settle the planned explosion in the machine compartment of the hydroelectric power station and destroy the upper part of the dam. It is emphasized that one replaced car would not have enough to cut the whole dam.</text:p>
      <text:p text:style-name="P4">
<text:span text:style-name="T4">
 Read also: </text:span>
 <text:a xlink:type="simple" xlink:href="https://www.ukrinform.ua/rubric-ato/3723572-pidriv-kahovskoi-ges-vijskovi-vratuvali-patoh-zagarbnikiv-aki-tonuli-na-poziciah.html" text:style-name="Internet_20_link" text:visited-style-name="Visited_20_Internet_20_Link">
Kakhovskaya hydroelectric power station: the military rescued five -bursties who were sinking in positions</text:a>
As it was reported, the troops of the Russian Federation at night on June 6 <text:a xlink:type="simple" xlink:href="https://www.ukrinform.ua/rubric-ato/3718751-rosijski-zagarbniki-pidirvali-kahovsku-ges-ok-pivden.html" text:style-name="Internet_20_link" text:visited-style-name="Visited_20_Internet_20_Link">
blown up the dam of Kakhovka hydroelectric power station</text:a>
. The station is not recoverable. As of June 19, 22 settlements remain subordinated through the Kherson region.</text:p>
      <text:p text:style-name="P4">
News Source: <text:a xlink:type="simple" xlink:href="https://www.ukrinform.ua/rubric-ato/3724943-na-kahovskij-ges-za-tizden-do-pidrivu-sfotografuvali-avtomobil-iz-vibuhivkou-ap.html" text:style-name="Internet_20_link" text:visited-style-name="Visited_20_Internet_20_Link">
https://www.ukrinform.ua/rubric-ato/3724943-na-kahovskij-ges-za-tizden-do-pidrivu-sfotografuvali-avtomobil-iz-vibuhivkou-ap.html</text:a>
</text:p>
      <!--NEWS-->
      <text:h text:style-name="P10" text:outline-level="1">
<text:span text:style-name="T4">
Ukrainian Svitolina lost Frugwitova at the start of the WTA tournament 250</text:span>
</text:h>
      <text:p text:style-name="P4">
Authors: Ukrinform (Person)</text:p>
      <text:p text:style-name="P4">
Publisher: Укринформ (Organization)</text:p>
      <text:p text:style-name="P4">
Published Time: 2023-06-19T18:05:00+03:00</text:p>
      <text:p text:style-name="P4">
Modified Time: 2023-06-19T18:05:00+03:00</text:p>
      <text:p text:style-name="P4">
Description: Ukrainian tennis player Elina Svolin (№73 WTA) gave way to US representative Lindy Frugwitov (No. 57 WTA) at the start of WTA 250 in Birmingham. - Ukrinform.</text:p>
      <text:p text:style-name="P4">
Images: ['<text:a xlink:type="simple" xlink:href="https://static.ukrinform.com/photos/2023_06/thumb_files/630_360_1687187067-132.jpg" text:style-name="Internet_20_link" text:visited-style-name="Visited_20_Internet_20_Link">
630_360_16871...</text:a>
']</text:p>
      <text:p text:style-name="P4">
Tags: ['Світоліна', 'Теніс']</text:p>
      <text:p text:style-name="P4">
Type: Article</text:p>
      <!--METADATA-->
      <text:p text:style-name="P4">
<draw:frame draw:style-name="fr1" draw:name="Image129" text:anchor-type="as-char" svg:width="6.9236in" svg:height="3.956343in" draw:z-index="0">
<draw:image xlink:href="../Images/yкринформ/2023-06-19T18-05-00-03-00/630_360_1687187067-132.jpg" xlink:type="simple" xlink:show="embed" xlink:actuate="onLoad" draw:mime-type="image/jpeg"/>
</draw:frame>
Ukrainian Svina Svitolina(№73 WTA)conceded by US Lindaifruit(№ 57 WTA)At the start of WTA 250 in Birmingham.</text:p>
      <text:p text:style-name="P4">
Svitolina lost Frugwitova with a score of 0: 2, reports Ukrinform.</text:p>
      <text:p text:style-name="P4">
During the match, the Ukrainian made 2 double mistakes. The match lasted 53 minutes.</text:p>
      <text:p text:style-name="P4">
<text:span text:style-name="T4">
 Read also: </text:span>
 <text:a xlink:type="simple" xlink:href="https://www.ukrinform.ua/rubric-sports/3724852-kostuk-vijsla-do-cvertfinalu-parnoi-sitki-turniru-wta-250-u-britanii.html" text:style-name="Internet_20_link" text:visited-style-name="Visited_20_Internet_20_Link">
Kostyuk went out to the quarterfinals of the steam grid of the WTA250 tournament in Britain</text:a>
The tennis players first met at the court.</text:p>
      <text:p text:style-name="P4">
Photo: Getty Images</text:p>
      <text:p text:style-name="P4">
News Source: <text:a xlink:type="simple" xlink:href="https://www.ukrinform.ua/rubric-sports/3724944-ukrainka-svitolina-prograla-frugvirtovij-na-starti-turniru-wta-250.html" text:style-name="Internet_20_link" text:visited-style-name="Visited_20_Internet_20_Link">
https://www.ukrinform.ua/rubric-sports/3724944-ukrainka-svitolina-prograla-frugvirtovij-na-starti-turniru-wta-250.html</text:a>
</text:p>
      <!--NEWS-->
      <text:h text:style-name="P10" text:outline-level="1">
<text:span text:style-name="T4">
Half companies in Ukraine have returned to work in the usual mode</text:span>
</text:h>
      <text:p text:style-name="P4">
Authors: Ukrinform (Person)</text:p>
      <text:p text:style-name="P4">
Publisher: Укринформ (Organization)</text:p>
      <text:p text:style-name="P4">
Published Time: 2023-06-19T18:12:29+03:00</text:p>
      <text:p text:style-name="P4">
Modified Time: 2023-06-19T18:12:29+03:00</text:p>
      <text:p text:style-name="P4">
Description: In May 2023, 50% of companies operated in the usual mode, another 38% of businesses were partially resumed. - Ukrinform.</text:p>
      <text:p text:style-name="P4">
Images: ['<text:a xlink:type="simple" xlink:href="https://static.ukrinform.com/photos/2023_06/thumb_files/630_360_1687187327-400.jpg" text:style-name="Internet_20_link" text:visited-style-name="Visited_20_Internet_20_Link">
630_360_16871...</text:a>
']</text:p>
      <text:p text:style-name="P4">
Tags: ['Бізнес', 'Працівники', 'Релокація підприємств']</text:p>
      <text:p text:style-name="P4">
Type: Article</text:p>
      <!--METADATA-->
      <text:p text:style-name="P4">
<draw:frame draw:style-name="fr1" draw:name="Image130" text:anchor-type="as-char" svg:width="6.9236in" svg:height="3.956343in" draw:z-index="0">
<draw:image xlink:href="../Images/yкринформ/2023-06-19T18-12-29-03-00/630_360_1687187327-400.jpg" xlink:type="simple" xlink:show="embed" xlink:actuate="onLoad" draw:mime-type="image/jpeg"/>
</draw:frame>
In May 20123, 50% of companies operated in the usual mode, another 38% of businesses were partially.</text:p>
      <text:p text:style-name="P4">
According to Ukrinform, this is evidenced by the study <text:a xlink:type="simple" xlink:href="http://gradus.app/uk/open-reports/ukrainian-business-during-war/" text:style-name="Internet_20_link" text:visited-style-name="Visited_20_Internet_20_Link">
Gradus Research</text:a>
held in June.</text:p>
      <text:p text:style-name="P4">
So, according to published data, 50% of the respondent businesses work as Iran(In July 2022, such was only 22%). Про повернення до роботичастково повідомило 38% респондентів (a year ago - 51%). Лише 7% призупинилороботу своїх підприємств (In July 2022 - 22%).</text:p>
      <text:p text:style-name="P4">
Про повну або часткову трансформацію <text:a xlink:type="simple" xlink:href="https://www.ukrinform.ua/tag-biznes" text:style-name="Internet_20_link" text:visited-style-name="Visited_20_Internet_20_Link">
 бізнес </text:a>
-Processes after February 24, 2022 reported 29% of the respondents. Else 21% said they were in the process of sectoral transformation.</text:p>
      <text:p text:style-name="P4">
<text:span text:style-name="T4">
 Read also: </text:span>
 <text:a xlink:type="simple" xlink:href="https://www.ukrinform.ua/rubric-economy/3696198-nacbank-ocikue-cogoric-pozvavlenna-ekonomiki-j-uniknenna-padinna-realnogo-vvp.html" text:style-name="Internet_20_link" text:visited-style-name="Visited_20_Internet_20_Link">
National Bank awaits the revival of the economy and avoiding the fall of real GDP</text:a>
As of June 2023, 7% of respondents were fully or partial relaxation. Another 15% are in the process of relaxation. 8%of respondents emphasized the need for moving, but have not yet started active action in this direction(In July 2022, such respondents were, respectively, 12%, 20% and 18%).</text:p>
      <text:p text:style-name="P4">
4% опитаних у травні цього року підприємств повідомили про відкриття новихбізнесів за кордоном (a year ago such was 1%).</text:p>
      <text:p text:style-name="P4">
<text:span text:style-name="T4">
Читайте також:</text:span>
 <text:a xlink:type="simple" xlink:href="https://www.ukrinform.ua/rubric-regions/3709448-relokovanij-biznes-vid-gadzetiv-i-bronikiv-do-kavuniv-i-sirnih-snekiv.html" text:style-name="Internet_20_link" text:visited-style-name="Visited_20_Internet_20_Link">
 Релокований бізнес: від гаджетів і броників – до кавуніві сирних снеків </text:a>
As reported, entrepreneurs have positively evaluated the results of the current activity for two months, despite the full -scale war. In May 2023, an index of business activity expectations(IODA), which NBU calculates monthly, remained above neutral level(50 points)and was 50.5 against 51.5 flowers.</text:p>
      <text:p text:style-name="P4">
News Source: <text:a xlink:type="simple" xlink:href="https://www.ukrinform.ua/rubric-economy/3724948-polovina-kompanij-v-ukraini-povernulisa-do-roboti-u-zvicnomu-rezimi.html" text:style-name="Internet_20_link" text:visited-style-name="Visited_20_Internet_20_Link">
https://www.ukrinform.ua/rubric-economy/3724948-polovina-kompanij-v-ukraini-povernulisa-do-roboti-u-zvicnomu-rezimi.html</text:a>
</text:p>
      <!--NEWS-->
      <text:h text:style-name="P10" text:outline-level="1">
<text:span text:style-name="T4">
The Kremlin has not reached any strategic goal - the Polish Foreign Ministry</text:span>
</text:h>
      <text:p text:style-name="P4">
Authors: Ukrinform (Person)</text:p>
      <text:p text:style-name="P4">
Publisher: Укринформ (Organization)</text:p>
      <text:p text:style-name="P4">
Published Time: 2023-06-19T18:13:00+03:00</text:p>
      <text:p text:style-name="P4">
Modified Time: 2023-06-19T18:13:00+03:00</text:p>
      <text:p text:style-name="P4">
Description: No strategic purpose of the Kremlin has been achieved in the war against Ukraine. - Ukrinform.</text:p>
      <text:p text:style-name="P4">
Images: ['<text:a xlink:type="simple" xlink:href="https://static.ukrinform.com/photos/2022_01/thumb_files/630_360_1642080605-585.jpg" text:style-name="Internet_20_link" text:visited-style-name="Visited_20_Internet_20_Link">
630_360_16420...</text:a>
']</text:p>
      <text:p text:style-name="P4">
Tags: ['Кремль', 'Польща', 'Путін', 'Україна', 'Агресія РФ', 'Рау']</text:p>
      <text:p text:style-name="P4">
Type: Article</text:p>
      <!--METADATA-->
      <text:p text:style-name="P4">
<draw:frame draw:style-name="fr1" draw:name="Image131" text:anchor-type="as-char" svg:width="6.9236in" svg:height="3.956343in" draw:z-index="0">
<draw:image xlink:href="../Images/yкринформ/2023-06-19T18-13-00-03-00/630_360_1642080605-585.jpg" xlink:type="simple" xlink:show="embed" xlink:actuate="onLoad" draw:mime-type="image/jpeg"/>
</draw:frame>
No strategic purpose of the Kremlin has been achieved in the war against Ukraine.</text:p>
      <text:p text:style-name="P4">
This was stated by Polish Foreign Minister Zbigniew Rau on Monday while opening the meeting of ambassadors in Warsaw, Ukrinform reports, citing <text:a xlink:type="simple" xlink:href="https://www.polskieradio.pl/398/7856/Artykul/3192131,%D0%B7%D0%B1%D1%96%D2%91%D0%BD%D1%94%D0%B2-%D1%80%D0%B0%D1%83-%D0%B6%D0%BE%D0%B4%D0%BD%D0%B0-%D1%81%D1%82%D1%80%D0%B0%D1%82%D0%B5%D0%B3%D1%96%D1%87%D0%BD%D0%B0-%D0%BC%D0%B5%D1%82%D0%B0-%D0%BA%D1%80%D0%B5" text:style-name="Internet_20_link" text:visited-style-name="Visited_20_Internet_20_Link">
Polish Radio</text:a>
.</text:p>
      <text:p text:style-name="P4">
Зокрема, глава МЗС зазначив, що від початку війни проти України Захід ставитьсобі, зокрема, питання про її кінець, про значення ядерного шантажу з бокупрезидента Росії. За словами Рау, “хоча ці питання залишаються без відповіді,слід підкреслити, що поки жодна стратегічна мета Кремля не досягнута, алевійна вплинула на безпрецедентну співпрацю між Україною та НАТО”.</text:p>
      <text:p text:style-name="P4">
Як наголосив глава МЗС <text:a xlink:type="simple" xlink:href="https://www.ukrinform.ua/tag-polsa" text:style-name="Internet_20_link" text:visited-style-name="Visited_20_Internet_20_Link">
 Польщі </text:a>
, imitation on aggression against Ukraine of the Western country were the only tasollidaries, and NATO - the Alliance is stronger and more important than ever before.</text:p>
      <text:p text:style-name="P4">
He also emphasized the importance of determination that the countries that oppose the Russian aggression and the urgency of support for Ukraine, in particular, political, political and humanitarian.</text:p>
      <text:p text:style-name="P4">
<text:span text:style-name="T4">
 Read also: </text:span>
 [<text:span text:style-name="T4">
 Poland </text:span>
 stands for rigid sanctions against Russia because(https://www.ukrinform.ua/rubric-polytics/3719015-polsa-vistupae-za-zorstki-sankcii-proti-rosii-cerez-pidriv-kahovskoi-ges.html)The Polish Foreign Minister noted that the Russo-Ukrainian War influences the whole form of increased inflation, food problems, transportation of loads, increasing the cost of raw materials and increasing migration.</text:p>
      <text:p text:style-name="P4">
According to Ukrinform, NATO Secretary General Jens Stoltenberg <text:a xlink:type="simple" xlink:href="https://www.ukrinform.ua/rubric-ato/3724785-zamorozuvanna-konfliktu-v-ukraini-ne-prinese-miru-stoltenberg.html" text:style-name="Internet_20_link" text:visited-style-name="Visited_20_Internet_20_Link">
convinced,</text:a>
The freezing of the war in Ukraine, which Russia seeks, will not bring a stable and just peace, so the path for such peace is the stopping of Russian aggression.</text:p>
      <text:p text:style-name="P4">
News Source: <text:a xlink:type="simple" xlink:href="https://www.ukrinform.ua/rubric-polytics/3724949-kreml-ne-dosag-zodnoi-strategicnoi-meti-mzs-polsi.html" text:style-name="Internet_20_link" text:visited-style-name="Visited_20_Internet_20_Link">
https://www.ukrinform.ua/rubric-polytics/3724949-kreml-ne-dosag-zodnoi-strategicnoi-meti-mzs-polsi.html</text:a>
</text:p>
      <!--NEWS-->
      <text:h text:style-name="P10" text:outline-level="1">
<text:span text:style-name="T4">
Stay live and work in Lithuania plans one third of Ukrainian refugees</text:span>
</text:h>
      <text:p text:style-name="P4">
Authors: Ukrinform (Person)</text:p>
      <text:p text:style-name="P4">
Publisher: Укринформ (Organization)</text:p>
      <text:p text:style-name="P4">
Published Time: 2023-06-19T18:14:00+03:00</text:p>
      <text:p text:style-name="P4">
Modified Time: 2023-06-19T23:14:00+03:00</text:p>
      <text:p text:style-name="P4">
Description: In the future, 34% of Ukrainian refugees in Lithuania plan to stay and work in this country. - Ukrinform.</text:p>
      <text:p text:style-name="P4">
Images: ['<text:a xlink:type="simple" xlink:href="https://static.ukrinform.com/photos/2023_06/thumb_files/630_360_1687194590-313.jpg" text:style-name="Internet_20_link" text:visited-style-name="Visited_20_Internet_20_Link">
630_360_16871...</text:a>
']</text:p>
      <text:p text:style-name="P4">
Tags: ['Литва', 'Опитування', 'Україна', 'Робота']</text:p>
      <text:p text:style-name="P4">
Type: Article</text:p>
      <!--METADATA-->
      <text:p text:style-name="P4">
<draw:frame draw:style-name="fr1" draw:name="Image132" text:anchor-type="as-char" svg:width="6.9236in" svg:height="3.956343in" draw:z-index="0">
<draw:image xlink:href="../Images/yкринформ/2023-06-19T18-14-00-03-00/630_360_1687194590-313.jpg" xlink:type="simple" xlink:show="embed" xlink:actuate="onLoad" draw:mime-type="image/jpeg"/>
</draw:frame>
34% of Ukrainian refugees in Lithuania plan to live and work in this country.</text:p>
      <text:p text:style-name="P4">
This is evidenced by an anonymous survey of Ukrainians who have used the services of employment services for the second year, Ukrinform reports with reference <text:a xlink:type="simple" xlink:href="https://www.delfi.lt/be/news/live/sluzhba-zanyatosti-34-ukrainskih-voennyh-bezhencev-v-buduschem-planiruyut-zhit-i-rabotat-v-litve.d" text:style-name="Internet_20_link" text:visited-style-name="Visited_20_Internet_20_Link">
Delfi</text:a>
.</text:p>
      <text:p text:style-name="P4">
The survey conducted in May showed that most of the refugees will be set by women aged 30-40 years(83,2%)of which more than half(52,5%)- with higher education. Most Ukrainians noted that the Lithuanians have taken them pure very well(97%). Цього року збільшилася кількість тих, хто не визначився зпланами на майбутнє, пов'язаними з життям у <text:a xlink:type="simple" xlink:href="https://www.ukrinform.ua/tag-litva" text:style-name="Internet_20_link" text:visited-style-name="Visited_20_Internet_20_Link">
 Литві</text:a>
 (40%)Last year, there were 32%.</text:p>
      <text:p text:style-name="P4">
The Lithuanian Employment Service promotes the integration of Ukrainians into the labor market, compensating for part of the wages to the employers who employed them. In the beginning of this year, 1,400 refugees from Ukraine began to participate in the programism of employment. According to the survey, 89.1% of the surveyed Ukrainians were provided by the service provided by the Services Service(Compared to the last year data, this score improved by 3.4%).</text:p>
      <text:p text:style-name="P4">
53,5% респондентам, які брали участь в опитуванні, вдалося працевлаштуватися.Більшість стверджує, що умови праці їх задовольняють, хоча половина опитанихукраїнців хотіли б вищої зарплати. 89% респондентів зазначили, що спілкуванняу робочому середовищі відбувається добре чи дуже добре.</text:p>
      <text:p text:style-name="P4">
<text:span text:style-name="T4">
Читайте також:</text:span>
 <text:a xlink:type="simple" xlink:href="https://www.ukrinform.ua/rubric-society/3722545-u-litvi-pracevlastuvalisa-ponad-25-000-ukrainciv.html" text:style-name="Internet_20_link" text:visited-style-name="Visited_20_Internet_20_Link">
 У <text:span text:style-name="T4">
Литві</text:span>
 працевлаштувалися понад 25 000 українців</text:a>
Nevertheless, the employment service actively calls on Ukrainians working in Lithuano, they are going to work here, learn Lithuanian. “The biggest problem that prevents the easier employment, training or work of highly skilled positions was ignorance of Lithuanian language. Now we can prohibit courses to all foreigners who want to build their future Ulith, ”said the Deputy Director of the Employment Service Gedre Sinnyvichevic_Foto: Zuma Press / Scanpix_</text:p>
      <text:p text:style-name="P4">
News Source: <text:a xlink:type="simple" xlink:href="https://www.ukrinform.ua/rubric-society/3724998-zalisitisa-ziti-ta-pracuvati-u-litvi-planue-tretina-ukrainskih-bizenciv.html" text:style-name="Internet_20_link" text:visited-style-name="Visited_20_Internet_20_Link">
https://www.ukrinform.ua/rubric-society/3724998-zalisitisa-ziti-ta-pracuvati-u-litvi-planue-tretina-ukrainskih-bizenciv.html</text:a>
</text:p>
      <!--NEWS-->
      <text:h text:style-name="P10" text:outline-level="1">
<text:span text:style-name="T4">
In Kiev presented an exhibition dedicated to displaced persons and refugees</text:span>
</text:h>
      <text:p text:style-name="P4">
Authors: Ukrinform (Person)</text:p>
      <text:p text:style-name="P4">
Publisher: Укринформ (Organization)</text:p>
      <text:p text:style-name="P4">
Published Time: 2023-06-19T18:16:06+03:00</text:p>
      <text:p text:style-name="P4">
Modified Time: 2023-06-19T18:16:06+03:00</text:p>
      <text:p text:style-name="P4">
Description: By World Refugee Day, the exhibition-installation "Nadiya from the house" about migrants and refugees in Ukraine was presented on Sofia Square of Kyiv. - Ukrinform.</text:p>
      <text:p text:style-name="P4">
Images: ['<text:a xlink:type="simple" xlink:href="https://static.ukrinform.com/photos/2023_06/thumb_files/630_360_1687187128-5952.jpeg" text:style-name="Internet_20_link" text:visited-style-name="Visited_20_Internet_20_Link">
630_360_16871...</text:a>
']</text:p>
      <text:p text:style-name="P4">
Tags: ['Переселенці', 'Виставка', 'Київ', 'Біженці']</text:p>
      <text:p text:style-name="P4">
Type: Article</text:p>
      <!--METADATA-->
      <text:p text:style-name="P4">
<draw:frame draw:style-name="fr1" draw:name="Image133" text:anchor-type="as-char" svg:width="6.9236in" svg:height="3.956343in" draw:z-index="0">
<draw:image xlink:href="../Images/yкринформ/2023-06-19T18-16-06-03-00/630_360_1687187128-5952.jpeg" xlink:type="simple" xlink:show="embed" xlink:actuate="onLoad" draw:mime-type="image/jpeg"/>
</draw:frame>
The refugee day on Sofia Square of Kyiv presented an exhibition-installation "Nadiya from the house" about displaced persons and refugees in Ukraine.</text:p>
      <text:p text:style-name="P4">
This was reported by Ukrinform correspondent.</text:p>
      <text:p text:style-name="P4">
"As soon as the war began, our migrant heroes grabbed their suitcases, domestic lovers and the most valuable things and fled the world by their eyes. Sitting down trains, people did not know what was waiting for them. Often they lost everything, and now they need to get support to begin from scratch. Similarly, refugees -crossing the border, they did not have any idea where they will be given a shelter. Therefore, this exhibition about the interaction of our charity fund as a parties to support and <text:a xlink:type="simple" xlink:href="https://www.ukrinform.ua/tag-pereselenci" text:style-name="Internet_20_link" text:visited-style-name="Visited_20_Internet_20_Link">
displaced persons</text:a>
And refugees we pass help, " - said Natalia Gurzhiy, Chairman of the Board of Rokada.</text:p>
      <text:p text:style-name="P4">
Installation is a 25 suitcase that transmits 25 stories of migrants of Ukrainian cities, in particular, Nikopol, Bakhmut, Severodonetsk, Mariupol, Novovakakhovka, Nikolaev, Bucha, as well as people who came to Ukraine from Saudi Arabia, Iran.</text:p>
      <text:p text:style-name="P4">
From the semi -open suitcases, things that have been seized with them are visible, running away and persecution - towels, keys, toys, toothbrush, rice. Animals, even guitar. Also, every suitcase is represented by a historian of Ukrainians and foreigners who started their lives from scratch on a new place.</text:p>
      <text:p text:style-name="P4">
"People, leaving their homes, lose everything. Sometimes they continue to look for them. He was even shot. He dug a pit, covered with snow, made holes for breathing - so did the morning. Then he went to the border with Ukraine, where his meetings of the SBU. And two weeks ago Moshabchon opened his restaurant in Irpen, " - said the social worker and community -Manager of Rokada Dmitrypetrosyuk.</text:p>
      <text:p text:style-name="P4">
<text:span text:style-name="T4">
 Read also: </text:span>
 <text:a xlink:type="simple" xlink:href="https://www.ukrinform.ua/rubric-diaspora/3722705-dla-povernenna-bizenciv-slid-zberegti-ihnu-ukrainsku-identicnist-prezident-sku.html" text:style-name="Internet_20_link" text:visited-style-name="Visited_20_Internet_20_Link">
to return <text:span text:style-name="T4">
 refugees </text:span>
 should keep their Ukrainian identity - UWC President</text:a>
</text:p>
      <text:p text:style-name="P4">
"Now she has to comprehend everything that has happened. We help her in search of a prosthetics, with the restoration of documents. We hope that after that she dreamed of something new," said the chairman of the Board of Rockad.</text:p>
      <text:p text:style-name="P4">
This exhibition lasted in Kiev. It can soon be seen in Ivano-Frankivsk, Khmelnitsky, Ternopil, Chernivtsi, Lutsk, Lviv and Rivne.</text:p>
      <text:p text:style-name="P4">
</text:p>
      <text:p text:style-name="P4">
<text:a xlink:type="simple" xlink:href="https://static.ukrinform.com/photos/2023_06/1687187128-8461.jpeg" text:style-name="Internet_20_link" text:visited-style-name="Visited_20_Internet_20_Link">
 </text:a>
 <text:a xlink:type="simple" xlink:href="https://static.ukrinform.com/photos/2023_06/1687187127-2308.jpeg" text:style-name="Internet_20_link" text:visited-style-name="Visited_20_Internet_20_Link">
</text:a>
 <text:a xlink:type="simple" xlink:href="https://static.ukrinform.com/photos/2023_06/1687187127-8697.jpeg" text:style-name="Internet_20_link" text:visited-style-name="Visited_20_Internet_20_Link">
</text:a>
 <text:a xlink:type="simple" xlink:href="https://static.ukrinform.com/photos/2023_06/1687187127-3607.jpeg" text:style-name="Internet_20_link" text:visited-style-name="Visited_20_Internet_20_Link">
</text:a>
 <text:a xlink:type="simple" xlink:href="https://static.ukrinform.com/photos/2023_06/1687187128-6597.jpeg" text:style-name="Internet_20_link" text:visited-style-name="Visited_20_Internet_20_Link">
</text:a>
 <text:a xlink:type="simple" xlink:href="https://static.ukrinform.com/photos/2023_06/1687187127-9223.jpeg" text:style-name="Internet_20_link" text:visited-style-name="Visited_20_Internet_20_Link">
</text:a>
 <text:a xlink:type="simple" xlink:href="https://static.ukrinform.com/photos/2023_06/1687187127-7323.jpeg" text:style-name="Internet_20_link" text:visited-style-name="Visited_20_Internet_20_Link">
</text:a>
 <text:a xlink:type="simple" xlink:href="https://static.ukrinform.com/photos/2023_06/1687187128-2750.jpeg" text:style-name="Internet_20_link" text:visited-style-name="Visited_20_Internet_20_Link">
</text:a>
 <text:a xlink:type="simple" xlink:href="https://static.ukrinform.com/photos/2023_06/1687187128-5952.jpeg" text:style-name="Internet_20_link" text:visited-style-name="Visited_20_Internet_20_Link">
<draw:frame draw:style-name="fr1" draw:name="Image144" text:anchor-type="as-char" svg:width="6.9236in" svg:height="3.956343in" draw:z-index="0">
<draw:image xlink:href="../Images/yкринформ/2023-06-19T18-16-06-03-00/630_360_1687187128-5952.jpeg" xlink:type="simple" xlink:show="embed" xlink:actuate="onLoad" draw:mime-type="image/jpeg"/>
</draw:frame>
</text:a>
 <text:a xlink:type="simple" xlink:href="https://static.ukrinform.com/photos/2023_06/1687187129-6071.jpeg" text:style-name="Internet_20_link" text:visited-style-name="Visited_20_Internet_20_Link">
</text:a>
World Refugees Day is celebrated annually on June 20. This day is intended to identify the strength and courage of people who were forced to escape from their home country to manage conflicts or persecution.</text:p>
      <text:p text:style-name="P4">
<text:span text:style-name="T4">
 Read also: </text:span>
 <text:a xlink:type="simple" xlink:href="https://www.ukrinform.ua/rubric-world/3722599-kilkist-vimuseno-peremisenih-ludej-u-sviti-dosagla-rekordnih-110-miljoniv-oon.html" text:style-name="Internet_20_link" text:visited-style-name="Visited_20_Internet_20_Link">
Number of displaced people in the world reached the reaches of 110 million - UN</text:a>
</text:p>
      <text:p text:style-name="P4">
News Source: <text:a xlink:type="simple" xlink:href="https://www.ukrinform.ua/rubric-kyiv/3724951-u-kievi-prezentuvali-vistavku-prisvacenu-pereselencam-i-bizencam.html" text:style-name="Internet_20_link" text:visited-style-name="Visited_20_Internet_20_Link">
https://www.ukrinform.ua/rubric-kyiv/3724951-u-kievi-prezentuvali-vistavku-prisvacenu-pereselencam-i-bizencam.html</text:a>
</text:p>
      <!--NEWS-->
      <text:h text:style-name="P10" text:outline-level="1">
<text:span text:style-name="T4">
Kryvyi Rih in three weeks can be left without water - Vilkul</text:span>
</text:h>
      <text:p text:style-name="P4">
Authors: Ukrinform (Person)</text:p>
      <text:p text:style-name="P4">
Publisher: Укринформ (Organization)</text:p>
      <text:p text:style-name="P4">
Published Time: 2023-06-19T18:20:29+03:00</text:p>
      <text:p text:style-name="P4">
Modified Time: 2023-06-19T18:20:29+03:00</text:p>
      <text:p text:style-name="P4">
Description: Without compliance with strict savings, Kryvyi Horn can remain without water in three weeks. - Ukrinform.</text:p>
      <text:p text:style-name="P4">
Images: ['<text:a xlink:type="simple" xlink:href="https://static.ukrinform.com/photos/2020_01/thumb_files/630_360_1580371786-838.jpg" text:style-name="Internet_20_link" text:visited-style-name="Visited_20_Internet_20_Link">
630_360_15803...</text:a>
']</text:p>
      <text:p text:style-name="P4">
Tags: ['Кривий Ріг', 'Вілкул', 'Вода', 'Каховська ГЕС']</text:p>
      <text:p text:style-name="P4">
Type: Article</text:p>
      <!--METADATA-->
      <text:p text:style-name="P4">
<draw:frame draw:style-name="fr1" draw:name="Image146" text:anchor-type="as-char" svg:width="6.9236in" svg:height="3.956343in" draw:z-index="0">
<draw:image xlink:href="../Images/yкринформ/2023-06-19T18-20-29-03-00/630_360_1580371786-838.jpg" xlink:type="simple" xlink:show="embed" xlink:actuate="onLoad" draw:mime-type="image/jpeg"/>
</draw:frame>
Kryvyi Rih's strict savings can remain a strict savings regime for three weeks.</text:p>
      <text:p text:style-name="P4">
The head of Kryvyi Rih City Military Administration Alexandervkul reported in <text:a xlink:type="simple" xlink:href="http://t.me/vilkul/3616" text:style-name="Internet_20_link" text:visited-style-name="Visited_20_Internet_20_Link">
telegram</text:a>
, reports Ukrinform.</text:p>
      <text:p text:style-name="P4">
"Can we not save water? No. Otherwise, it will be guaranteed to end the week. Through strict savings, we have a chance to reach the implementation of waters," Vilkul said.</text:p>
      <text:p text:style-name="P4">
According to his <text:a xlink:type="simple" xlink:href="http://t.me/vilkul/3614" text:style-name="Internet_20_link" text:visited-style-name="Visited_20_Internet_20_Link">
words</text:a>
To compensate for the receipts lost due to Kakhovskaya hydroelectric power supplies, 11 million cubic meters per month is required(up to 380 thousand cubic meters per day - taking into account the consumption of a city, rural district and evaporation from the Southern "reservoir"). Післяруйнування Каховської ГЕС та обміління водосховища без дніпровської водизалишилося 2/3 Криворізької агломерації - приблизно 550 тисяч людей із 800тисяч жителів.</text:p>
      <text:p text:style-name="P4">
У транзитному Південному водосховищі води залишилося трохи більше ніж намісяць. Начальник МВА <text:a xlink:type="simple" xlink:href="http://t.me/vilkul/3615" text:style-name="Internet_20_link" text:visited-style-name="Visited_20_Internet_20_Link">
 наголосив </text:a>
To take water can only from the Karachuny reservoir, and to transfer from other reservoirs of the Dnieper Cascade, which is higher. Currently, four technical solutions for providing the city and nearby villages with water are being implemented. But it takes time, money, materials, so there is a risk that two -thirds of the city will remain water. The most critical period is September-October.</text:p>
      <text:p text:style-name="P4">
<text:span text:style-name="T4">
 Read also: </text:span>
 <text:a xlink:type="simple" xlink:href="https://www.ukrinform.ua/rubric-vidbudova/3724935-na-vidnovlenna-poskodzenogo-zitla-na-hersonsini-potribno-blizko-70-milardiv-ekspert.html" text:style-name="Internet_20_link" text:visited-style-name="Visited_20_Internet_20_Link">
to repair damaged housing in Kherson region you need a nearly $ 70 billion - expert</text:a>
Therefore, Vilkul once again called on the residents of Krivoy Rog to save water. According to its words, this contributes to the maximum reduction of water supply to industrial enterprises, the ban on work of sinks, a ban on irrigation from hoses, a decrease in a living sector, the work of a water utility from 22.00 to 5.00 only in regimening.</text:p>
      <text:p text:style-name="P4">
With regard to the work of the car wash, the chief VS noted that the violators prohibited sanctions.</text:p>
      <text:p text:style-name="P4">
"Many businessmen have heard us and stopped the washing of cars. There are dishonest ones that have not been switched off and even disrupted the valves with the valves.As reported by Ukrinform, on the night of June 6, Russian troops undermined the Kakhovka hydroelectric power station, causing the flooding of part of the Kherson Tamikolaiv regions and at the same time - a critical measuring of the Kakhovsky Dam.</text:p>
      <text:p text:style-name="P4">
On June 8, at 3.20 night, the level fell, and Kakhovka water receded into the Southern reservoir.</text:p>
      <text:p text:style-name="P4">
Residents of Kryvyi Rih were warned that water consumption should be reduced by 40%. In the Nikopol district, water supply has already been stopped in the Pokrov, manganese, part of the Pokrovsk community, Tomakiv, Mirovsk and Chervonohrigorivska TG.</text:p>
      <text:p text:style-name="P4">
News Source: <text:a xlink:type="simple" xlink:href="https://www.ukrinform.ua/rubric-regions/3724952-krivij-rig-za-tri-tizni-moze-zalisitisa-bez-vodi-vilkul.html" text:style-name="Internet_20_link" text:visited-style-name="Visited_20_Internet_20_Link">
https://www.ukrinform.ua/rubric-regions/3724952-krivij-rig-za-tri-tizni-moze-zalisitisa-bez-vodi-vilkul.html</text:a>
</text:p>
      <!--NEWS-->
      <text:h text:style-name="P10" text:outline-level="1">
<text:span text:style-name="T4">
The invaders in Mariupol destroyed the Korolenko library</text:span>
</text:h>
      <text:p text:style-name="P4">
Authors: Ukrinform (Person)</text:p>
      <text:p text:style-name="P4">
Publisher: Укринформ (Organization)</text:p>
      <text:p text:style-name="P4">
Published Time: 2023-06-19T18:24:08+03:00</text:p>
      <text:p text:style-name="P4">
Modified Time: 2023-06-19T18:24:08+03:00</text:p>
      <text:p text:style-name="P4">
Description: The invaders in the center of Mariupol destroyed the V. Korolenko Library, located in a historic building. - Ukrinform.</text:p>
      <text:p text:style-name="P4">
Images: ['<text:a xlink:type="simple" xlink:href="https://static.ukrinform.com/photos/2023_06/thumb_files/630_360_1687188182-336.jpeg" text:style-name="Internet_20_link" text:visited-style-name="Visited_20_Internet_20_Link">
630_360_16871...</text:a>
']</text:p>
      <text:p text:style-name="P4">
Tags: ['Бібліотека', 'Маріуполь', 'Окупація', "Пам'ятка", 'Російські військові']</text:p>
      <text:p text:style-name="P4">
Type: Article</text:p>
      <!--METADATA-->
      <text:p text:style-name="P4">
<draw:frame draw:style-name="fr1" draw:name="Image147" text:anchor-type="as-char" svg:width="6.9236in" svg:height="3.956343in" draw:z-index="0">
<draw:image xlink:href="../Images/yкринформ/2023-06-19T18-24-08-03-00/630_360_1687188182-336.jpeg" xlink:type="simple" xlink:show="embed" xlink:actuate="onLoad" draw:mime-type="image/jpeg"/>
</draw:frame>
The invaders in the center of Mariupol destroyed the V. Korolenko Library, located in a historic building.</text:p>
      <text:p text:style-name="P4">
About it in <text:a xlink:type="simple" xlink:href="https://t.me/mariupolrada/14768" text:style-name="Internet_20_link" text:visited-style-name="Visited_20_Internet_20_Link">
telegram</text:a>
The city council reports, reports Ukrinform.</text:p>
      <text:p text:style-name="P4">
Photo of the destroyed building and the signature: “It now looks like a library. Korolenko in the occupied <text:a xlink:type="simple" xlink:href="https://www.ukrinform.ua/tag-mariupol" text:style-name="Internet_20_link" text:visited-style-name="Visited_20_Internet_20_Link">
Mariupol</text:a>
. The building was destroyed by the Russians. "</text:p>
      <text:p text:style-name="P4">
Central City Library. Korolenko in 2019 moved to historical building in the city center. The first bank of the southeast of Ukraine was opened in this house in 1905. It was through this bank that the construction of the construction of Mariupol Metallurgical Plants "Nikopol" and "Vidans" was undergoing financial supply.</text:p>
      <text:p text:style-name="P4">
The library fund had more than 150,000 books, there was a modern coworking, where meetings with interesting people, cultural and arts were held.</text:p>
      <text:p text:style-name="P4">
<text:span text:style-name="T4">
 Read also: </text:span>
 <text:a xlink:type="simple" xlink:href="https://www.ukrinform.ua/rubric-diaspora/3719072-v-ottavi-pokazali-fotovistavku-pro-zrujnovanij-mariupol.html" text:style-name="Internet_20_link" text:visited-style-name="Visited_20_Internet_20_Link">
in Ottawa showed a photo exhibition about the destroyed <text:span text:style-name="T4">
 Mariupol </text:span>
</text:a>
As it was reported, earlier the invaders destroyed a historical monument in Mariupol- below the mechanical and technical school, demolished the historical monument of the city- the house with an entertainment, where there was a workshop of Victor Arnautov.</text:p>
      <text:p text:style-name="P4">
In addition, the enemy destroyed in Mariupol <text:a xlink:type="simple" xlink:href="https://www.ukrinform.ua/rubric-regions/3569982-u-mariupoli-zagarbniki-zrujnuvali-istoricnij-osobnak-kupca-tregubova-bila-dramteatru.html" text:style-name="Internet_20_link" text:visited-style-name="Visited_20_Internet_20_Link">
the historical mansion of the merchant Tregubov</text:a>
Buddram Theater.</text:p>
      <text:p text:style-name="P4">
News Source: <text:a xlink:type="simple" xlink:href="https://www.ukrinform.ua/rubric-regions/3724954-zagarbniki-u-mariupoli-znisili-biblioteku-korolenka.html" text:style-name="Internet_20_link" text:visited-style-name="Visited_20_Internet_20_Link">
https://www.ukrinform.ua/rubric-regions/3724954-zagarbniki-u-mariupoli-znisili-biblioteku-korolenka.html</text:a>
</text:p>
      <!--NEWS-->
      <text:h text:style-name="P10" text:outline-level="1">
<text:span text:style-name="T4">
A murderer of a Lviv student was sentenced to life imprisonment</text:span>
</text:h>
      <text:p text:style-name="P4">
Authors: Ukrinform (Person)</text:p>
      <text:p text:style-name="P4">
Publisher: Укринформ (Organization)</text:p>
      <text:p text:style-name="P4">
Published Time: 2023-06-19T18:26:22+03:00</text:p>
      <text:p text:style-name="P4">
Modified Time: 2023-06-19T18:26:22+03:00</text:p>
      <text:p text:style-name="P4">
Description: The Lychakiv District Court of Lviv issued a sentence of 22-year-old Litvinchuk for the murder of a 19-year-old Lviv student Daria Kosenok, appointing him a lifelong imprisonment. - Ukrinform.</text:p>
      <text:p text:style-name="P4">
Images: ['<text:a xlink:type="simple" xlink:href="https://static.ukrinform.com/photos/2023_02/thumb_files/630_360_1677176183-588.jpeg" text:style-name="Internet_20_link" text:visited-style-name="Visited_20_Internet_20_Link">
630_360_16771...</text:a>
']</text:p>
      <text:p text:style-name="P4">
Tags: ['Львів', 'Вбивство', "Довічне ув'язнення"]</text:p>
      <text:p text:style-name="P4">
Type: Article</text:p>
      <!--METADATA-->
      <text:p text:style-name="P4">
<draw:frame draw:style-name="fr1" draw:name="Image148" text:anchor-type="as-char" svg:width="6.9236in" svg:height="3.956343in" draw:z-index="0">
<draw:image xlink:href="../Images/yкринформ/2023-06-19T18-26-22-03-00/630_360_1677176183-588.jpeg" xlink:type="simple" xlink:show="embed" xlink:actuate="onLoad" draw:mime-type="image/jpeg"/>
</draw:frame>
The Lychakiv District Court of Lviv issued a verdict of 22-year-old Litvinchuk with a 19-year-old Lviv student Daria Kosenok, appointing his youthful imprisonment.</text:p>
      <text:p text:style-name="P4">
About it in <text:a xlink:type="simple" xlink:href="http://www.facebook.com/Truth8.Law/posts/pfbid02e4yHCeA3inQ2cjXbF4Nqrr7Lcspmku29VhxtNANqZtyeLuryDHsFB4a9vEtGqG89l" text:style-name="Internet_20_link" text:visited-style-name="Visited_20_Internet_20_Link">
Facebook</text:a>
Lawyers Association "Truth &amp; Law" reported, which presented the girl's injured father in court.</text:p>
      <text:p text:style-name="P4">
"Lawyers of Criminal Practice of JSC" Pravda and Law "have achieved the life imposing of will for Nestor Litvinchuk in a resonant murder case," -goes in the message.</text:p>
      <text:p text:style-name="P4">
We are talking about the brutal murder of 19-year-old Daria Kosenok-a student of LNU Franko, a native of Dnipropetrovsk region, which happened in Lviv in March 2021. The girl was found dead in a rented apartment with numerous knife.</text:p>
      <text:p text:style-name="P4">
<text:span text:style-name="T4">
 Read also: </text:span>
 [suspect in the murder of a girl in the Carpathian(https://www.ukrinform.ua/rubric-regions/3724744-pidozruvanij-u-vbivstvi-divcinki-na-prikarpatti-ziznavsa-u-skoenomu.html)It is noted that the guy tried to avoid the highest punishment, simulating a psychic disorder. However, at the request of the girl's parents, re -expertise in Kiev was performed, which denied the previous findings of experts Tavali that Litvinchuk simulates a mental disorder.</text:p>
      <text:p text:style-name="P4">
Also, according to the sentence, Litvinchuk must pay the father of the murdered girl861 thousand UAH of non -pecuniary damage.</text:p>
      <text:p text:style-name="P4">
As reported by Ukrinform, on March 30, 2021 on the operational line 102, it was reported that in the apartment of one of the houses on Lychakivska Ulvo Street, which the owner leased daily, <text:a xlink:type="simple" xlink:href="https://www.ukrinform.ua/rubric-regions/3218428-ubivstvo-studentki-u-lvovi-policia-povidomila-pro-zatrimanogo.html" text:style-name="Internet_20_link" text:visited-style-name="Visited_20_Internet_20_Link">
an unknown body was found with signs of violent death. </text:a>
Law enforcement officers identified the girl - a 19 -year -old resident of the Dnieper region, a student of one of the Lviv universities.</text:p>
      <text:p text:style-name="P4">
<text:span text:style-name="T4">
 Read also: </text:span>
 <text:a xlink:type="simple" xlink:href="https://www.ukrinform.ua/rubric-kyiv/3724708-u-stolicnij-bagatopoverhivci-znajsli-tila-dvoh-nepovnolitnih-divcat.html" text:style-name="Internet_20_link" text:visited-style-name="Visited_20_Internet_20_Link">
in the capital's high -rise building found the bodies of two -year -old girls</text:a>
</text:p>
      <text:p text:style-name="P4">
News Source: <text:a xlink:type="simple" xlink:href="https://www.ukrinform.ua/rubric-regions/3724955-vbivcu-lvivskoi-studentki-zasudili-do-dovicnogo-uvaznenna.html" text:style-name="Internet_20_link" text:visited-style-name="Visited_20_Internet_20_Link">
https://www.ukrinform.ua/rubric-regions/3724955-vbivcu-lvivskoi-studentki-zasudili-do-dovicnogo-uvaznenna.html</text:a>
</text:p>
      <!--NEWS-->
      <text:h text:style-name="P10" text:outline-level="1">
<text:span text:style-name="T4">
Bornmouth appointed Spaniard to Iraol's new head coach</text:span>
</text:h>
      <text:p text:style-name="P4">
Authors: Ukrinform (Person)</text:p>
      <text:p text:style-name="P4">
Publisher: Укринформ (Organization)</text:p>
      <text:p text:style-name="P4">
Published Time: 2023-06-19T18:36:35+03:00</text:p>
      <text:p text:style-name="P4">
Modified Time: 2023-06-19T18:36:35+03:00</text:p>
      <text:p text:style-name="P4">
Description: Bornmouth Zabarny announced that Andoni Iraola became the new head coach of the team. - Ukrinform.</text:p>
      <text:p text:style-name="P4">
Images: ['<text:a xlink:type="simple" xlink:href="https://static.ukrinform.com/photos/2023_06/thumb_files/630_360_1687188895-238.jpg" text:style-name="Internet_20_link" text:visited-style-name="Visited_20_Internet_20_Link">
630_360_16871...</text:a>
']</text:p>
      <text:p text:style-name="P4">
Tags: ['Футбол', 'АПЛ', 'Ілля Забарний']</text:p>
      <text:p text:style-name="P4">
Type: Article</text:p>
      <!--METADATA-->
      <text:p text:style-name="P4">
<draw:frame draw:style-name="fr1" draw:name="Image149" text:anchor-type="as-char" svg:width="6.9236in" svg:height="3.956343in" draw:z-index="0">
<draw:image xlink:href="../Images/yкринформ/2023-06-19T18-36-35-03-00/630_360_1687188895-238.jpg" xlink:type="simple" xlink:show="embed" xlink:actuate="onLoad" draw:mime-type="image/jpeg"/>
</draw:frame>
Bornmouth Zabarny announced that Andoni Iraola became the new head coach of the team.</text:p>
      <text:p text:style-name="P4">
This was reported <text:a xlink:type="simple" xlink:href="https://www.afcb.co.uk/news/first-team/andoni-iraola-appointed-afc-bournemouth-head-coach/" text:style-name="Internet_20_link" text:visited-style-name="Visited_20_Internet_20_Link">
press service</text:a>
teams, reports Ukrinform.</text:p>
      <text:p text:style-name="P4">
The contract with a 40-year-old Spaniard is calculated for 2 years.</text:p>
      <text:p text:style-name="P4">
The previous club of the Spanish specialist was Rayo Vallekano, which finished111 in La League season 2022/23.</text:p>
      <text:p text:style-name="P4">
He also also trained Mirandes from Segunda and Larnaca AEC. Iraola is a icon football player. He played for Atletic, New York City and Spain.</text:p>
      <text:p text:style-name="P4">
<text:span text:style-name="T4">
 Read also: </text:span>
 <text:a xlink:type="simple" xlink:href="https://www.ukrinform.ua/rubric-sports/3724899-maltijske-viprobuvanna-na-akist-potribna-lise-peremoga.html" text:style-name="Internet_20_link" text:visited-style-name="Visited_20_Internet_20_Link">
Malta Quality Test: Required Winner only</text:a>
As it was reported, in the season 2022/23, the team of Elijah Zabarny took the 15th place of WAPP, breaking away from the departure zone for 5 points. Today the team is leaving the chief coach of the team Gary O'Nil.</text:p>
      <text:p text:style-name="P4">
Photo: Getty Images</text:p>
      <text:p text:style-name="P4">
News Source: <text:a xlink:type="simple" xlink:href="https://www.ukrinform.ua/rubric-sports/3724959-bornmut-priznaciv-ispanca-iraolu-novim-golovnim-trenerom-komandi.html" text:style-name="Internet_20_link" text:visited-style-name="Visited_20_Internet_20_Link">
https://www.ukrinform.ua/rubric-sports/3724959-bornmut-priznaciv-ispanca-iraolu-novim-golovnim-trenerom-komandi.html</text:a>
</text:p>
      <!--NEWS-->
      <text:h text:style-name="P10" text:outline-level="1">
<text:span text:style-name="T4">
In the Kyiv region, the car came to the ditch, among the victims - two children</text:span>
</text:h>
      <text:p text:style-name="P4">
Authors: Ukrinform (Person)</text:p>
      <text:p text:style-name="P4">
Publisher: Укринформ (Organization)</text:p>
      <text:p text:style-name="P4">
Published Time: 2023-06-19T18:37:00+03:00</text:p>
      <text:p text:style-name="P4">
Modified Time: 2023-06-19T18:37:00+03:00</text:p>
      <text:p text:style-name="P4">
Description: Two children and three adults were injured in the Kiev region. - Ukrinform.</text:p>
      <text:p text:style-name="P4">
Images: ['<text:a xlink:type="simple" xlink:href="https://static.ukrinform.com/photos/2023_06/thumb_files/630_360_1687188844-435.jpg" text:style-name="Internet_20_link" text:visited-style-name="Visited_20_Internet_20_Link">
630_360_16871...</text:a>
']</text:p>
      <text:p text:style-name="P4">
Tags: ['Аварія', 'Автомобіль', 'ДТП', 'Київщина']</text:p>
      <text:p text:style-name="P4">
Type: Article</text:p>
      <!--METADATA-->
      <text:p text:style-name="P4">
<draw:frame draw:style-name="fr1" draw:name="Image150" text:anchor-type="as-char" svg:width="6.9236in" svg:height="3.956343in" draw:z-index="0">
<draw:image xlink:href="../Images/yкринформ/2023-06-19T18-37-00-03-00/630_360_1687188844-435.jpg" xlink:type="simple" xlink:show="embed" xlink:actuate="onLoad" draw:mime-type="image/jpeg"/>
</draw:frame>
The UKYIV region has affected two children and three adults as a result of an accident.</text:p>
      <text:p text:style-name="P4">
About it in <text:a xlink:type="simple" xlink:href="https://t.me/policekyivregion/5191" text:style-name="Internet_20_link" text:visited-style-name="Visited_20_Internet_20_Link">
telegram</text:a>
The regional police reported, Ukrinform reports.</text:p>
      <text:p text:style-name="P4">
As noted, the 29-year-old car driver towed <text:a xlink:type="simple" xlink:href="https://www.ukrinform.ua/tag-avtomobil" text:style-name="Internet_20_link" text:visited-style-name="Visited_20_Internet_20_Link">
car</text:a>
in the direction of the village of Krasne Brovarsky district. On a rounded section of the road, a towed rope broke out, causing the car to get into a ditch and collided with a tree.</text:p>
      <text:p text:style-name="P4">
A 39-year-old car driver and four passengers were injured, including two-year-olds, 8 and 10 years old.</text:p>
      <text:p text:style-name="P4">
All the victims were hospitalized.</text:p>
      <text:p text:style-name="P4">
<text:span text:style-name="T4">
 Read also: </text:span>
 <text:a xlink:type="simple" xlink:href="https://www.ukrinform.ua/rubric-regions/3724278-na-kiivsini-cherry-vihala-u-derevo-vodijka-zaginula-cetvero-ditej-travmovani.html" text:style-name="Internet_20_link" text:visited-style-name="Visited_20_Internet_20_Link">
in the Kyiv region Cherry entered the tree - the driver died, four children were injured</text:a>
As <text:a xlink:type="simple" xlink:href="https://www.ukrinform.ua/rubric-regions/3724551-na-kiivsini-zitknulisa-pat-avtomobiliv-cetvero-travmovanih.html" text:style-name="Internet_20_link" text:visited-style-name="Visited_20_Internet_20_Link">
reported</text:a>
, on Sunday, 5 cars collided, four people were hit.</text:p>
      <text:p text:style-name="P4">
<text:span text:style-name="T5">
Foto: police of Kyiv region</text:span>
</text:p>
      <text:p text:style-name="P4">
News Source: <text:a xlink:type="simple" xlink:href="https://www.ukrinform.ua/rubric-regions/3724960-na-kiivsini-avto-zihalo-u-kuvet-sered-postrazdalih-dvoe-ditej.html" text:style-name="Internet_20_link" text:visited-style-name="Visited_20_Internet_20_Link">
https://www.ukrinform.ua/rubric-regions/3724960-na-kiivsini-avto-zihalo-u-kuvet-sered-postrazdalih-dvoe-ditej.html</text:a>
</text:p>
      <!--NEWS-->
      <text:h text:style-name="P10" text:outline-level="1">
<text:span text:style-name="T4">
The PACE can approve the resolution on the inclusion of "Wagner" and "Cadyrivs" in terrorist formations</text:span>
</text:h>
      <text:p text:style-name="P4">
Authors: Ukrinform (Person)</text:p>
      <text:p text:style-name="P4">
Publisher: Укринформ (Organization)</text:p>
      <text:p text:style-name="P4">
Published Time: 2023-06-19T18:38:55+03:00</text:p>
      <text:p text:style-name="P4">
Modified Time: 2023-06-19T18:38:55+03:00</text:p>
      <text:p text:style-name="P4">
Description: The Parliamentary Assembly of the Council of Europe will consider a resolution on the consequences of Russian aggression against Ukraine, in which, among other things, it is proposed to be attributed to the terrorist formations of the Wagner and Kadyriv. - Ukrinform.</text:p>
      <text:p text:style-name="P4">
Images: ['<text:a xlink:type="simple" xlink:href="https://static.ukrinform.com/photos/2019_06/thumb_files/630_360_1561910355-909.jpg" text:style-name="Internet_20_link" text:visited-style-name="Visited_20_Internet_20_Link">
630_360_15619...</text:a>
']</text:p>
      <text:p text:style-name="P4">
Tags: ['Кадиров', 'ПАРЄ', 'Резолюція', 'Тероризм', 'ПВК "Вагнера"', 'Єдині новини']</text:p>
      <text:p text:style-name="P4">
Type: Article</text:p>
      <!--METADATA-->
      <text:p text:style-name="P4">
<draw:frame draw:style-name="fr1" draw:name="Image151" text:anchor-type="as-char" svg:width="6.9236in" svg:height="3.956343in" draw:z-index="0">
<draw:image xlink:href="../Images/yкринформ/2023-06-19T18-38-55-03-00/630_360_1561910355-909.jpg" xlink:type="simple" xlink:show="embed" xlink:actuate="onLoad" draw:mime-type="image/jpeg"/>
</draw:frame>
The Parliamentary Assembly of the Council of Europe will consider a resolution on the consequences of Russia against Ukraine, which, among other things, proposes to be awarded the terrorist formations of the Wagner and Cadyrivs.</text:p>
      <text:p text:style-name="P4">
This was reported by the head of the Ukrainian delegation in the PACE, People's Deputy of the Parliamentary faction "Servant of the People" Maria Mezentsev on the broadcast of the Tele scale "Unified News", Ukrinform reports.</text:p>
      <text:p text:style-name="P4">
“The resolution on the consequences of Russian aggression against Ukraine has revolutionary historical points. We will have the inclusion of such armed formations in the quality terrorist - the Wagner group, as well as those people who serve under the flags, ”the People's Deputy said.</text:p>
      <text:p text:style-name="P4">
She noted that the resolution will contain a provision on ecocide "as a global tragedy of the whole subcontinent, a total of the Black Sea basin", the consequences of which have not been evaluated.</text:p>
      <text:p text:style-name="P4">
“We also propose to create a special register of those countries, companies that bypass or help to bypass the sanctions imposed on [European Union] in this resolution.(https://www.ukrinform.ua/tag-evrosouz)», - addupat.</text:p>
      <text:p text:style-name="P4">
In addition, she said, during the session will be emphasized on the functioning of the register of losses, which is started at a summit in the Icelandic Rabyvik.</text:p>
      <text:p text:style-name="P4">
<text:span text:style-name="T4">
 Read also: </text:span>
 [US Congress has again submitted a bill on recognition(https://www.ukrinform.ua/rubric-world/3720981-do-kongresu-ssa-znovu-podali-zakonoproekt-pro-viznanna-rosii-derzavousponsorom-terorizmu.html)Mezentseva noted that the PACE session will discuss the maintenance of Ukrainian prisoners of war. “To do this, we make a special event, the Main Directorate of Intelligence Directorate, they will perform prisoners of war, they were musicians and were held by the Urosian captivity. They will also talk about their brothers, ”the deputy said.</text:p>
      <text:p text:style-name="P4">
In her opinion, such an event will be an effective tool for 45 countries working with Ukraine in the Council of Europe that the UN and the International Cross should "immediately fulfill their mandate, insist on Russia to comply with international humanitarian law, and exercise a tinitative What Ukraine has been promoting since 2014 - the exchange of all prisoners for all. ”</text:p>
      <text:p text:style-name="P4">
News Source: <text:a xlink:type="simple" xlink:href="https://www.ukrinform.ua/rubric-polytics/3724961-pare-moze-uhvaliti-rezoluciu-pro-vklucenna-vagnerivciv-i-kadirivciv-do-teroristicnih-formuvan.html" text:style-name="Internet_20_link" text:visited-style-name="Visited_20_Internet_20_Link">
https://www.ukrinform.ua/rubric-polytics/3724961-pare-moze-uhvaliti-rezoluciu-pro-vklucenna-vagnerivciv-i-kadirivciv-do-teroristicnih-formuvan.html</text:a>
</text:p>
      <!--NEWS-->
      <text:h text:style-name="P10" text:outline-level="1">
<text:span text:style-name="T4">
Rebrov named the starting warehouse for Euro 2024 qualifying match against Malta</text:span>
</text:h>
      <text:p text:style-name="P4">
Authors: Ukrinform (Person)</text:p>
      <text:p text:style-name="P4">
Publisher: Укринформ (Organization)</text:p>
      <text:p text:style-name="P4">
Published Time: 2023-06-19T18:39:59+03:00</text:p>
      <text:p text:style-name="P4">
Modified Time: 2023-06-19T18:39:59+03:00</text:p>
      <text:p text:style-name="P4">
Description: At 19.00 the match of the European Championships-2024 from football between the national teams of Ukraine and Malta will begin. - Ukrinform.</text:p>
      <text:p text:style-name="P4">
Images: ['<text:a xlink:type="simple" xlink:href="https://static.ukrinform.com/photos/2023_06/thumb_files/630_360_1687189031-432.jpg" text:style-name="Internet_20_link" text:visited-style-name="Visited_20_Internet_20_Link">
630_360_16871...</text:a>
']</text:p>
      <text:p text:style-name="P4">
Tags: ['Футбол', 'Збірна України']</text:p>
      <text:p text:style-name="P4">
Type: Article</text:p>
      <!--METADATA-->
      <text:p text:style-name="P4">
<draw:frame draw:style-name="fr1" draw:name="Image152" text:anchor-type="as-char" svg:width="6.9236in" svg:height="3.956343in" draw:z-index="0">
<draw:image xlink:href="../Images/yкринформ/2023-06-19T18-39-59-03-00/630_360_1687189031-432.jpg" xlink:type="simple" xlink:show="embed" xlink:actuate="onLoad" draw:mime-type="image/jpeg"/>
</draw:frame>
At 19.00, the match of the European Championships 20124 from football between national teams and Malta will be developed.</text:p>
      <text:p text:style-name="P4">
As informs <text:a xlink:type="simple" xlink:href="https://uaf.ua/news" text:style-name="Internet_20_link" text:visited-style-name="Visited_20_Internet_20_Link">
press service</text:a>
Ukrainian Football Association(Waf), "Blue-yellow" mentor Sergey Rebrov identified the starting warehouse for the game, making a number of changes compared to the match against the team of Northern Macedonia(3:2), reports Ukrinform.</text:p>
      <text:p text:style-name="P4">
Ukraine after two matches has 3 points, in Malta - 0 points after three zone.</text:p>
      <text:p text:style-name="P4">
<text:span text:style-name="T4">
 Read also: </text:span>
 <text:a xlink:type="simple" xlink:href="https://www.ukrinform.ua/rubric-sports/3724899-maltijske-viprobuvanna-na-akist-potribna-lise-peremoga.html" text:style-name="Internet_20_link" text:visited-style-name="Visited_20_Internet_20_Link">
Malta Quality Test: Required Winner only</text:a>
Composition of the national team of Ukraine: Trubin, Konoplya, Krivtsov, Zabar, Matvienko, Stepanenko, Malinovsky, Sudakov, Yarmolenko, Tsigankov, Vanat.</text:p>
      <text:p text:style-name="P4">
In stock: Buschan, Lunin, Sobol, Swattok, Mykolenko, Timchyk, Ignatenko, Sidorchuk, Buyalsky, Zubkov, Mudryk, Dovbik.</text:p>
      <text:p text:style-name="P4">
News Source: <text:a xlink:type="simple" xlink:href="https://www.ukrinform.ua/rubric-sports/3724963-rebrov-nazvav-startovij-sklad-na-kvalifikacijnij-matc-evro2024-proti-malti.html" text:style-name="Internet_20_link" text:visited-style-name="Visited_20_Internet_20_Link">
https://www.ukrinform.ua/rubric-sports/3724963-rebrov-nazvav-startovij-sklad-na-kvalifikacijnij-matc-evro2024-proti-malti.html</text:a>
</text:p>
      <!--NEWS-->
      <text:h text:style-name="P10" text:outline-level="1">
<text:span text:style-name="T4">
Kubrakov - about the stop of the "grain corridor": Russians openly sabotage ship inspections</text:span>
</text:h>
      <text:p text:style-name="P4">
Authors: Ukrinform (Person)</text:p>
      <text:p text:style-name="P4">
Publisher: Укринформ (Organization)</text:p>
      <text:p text:style-name="P4">
Published Time: 2023-06-19T18:40:00+03:00</text:p>
      <text:p text:style-name="P4">
Modified Time: 2023-06-19T18:40:00+03:00</text:p>
      <text:p text:style-name="P4">
Description: The work of the "grain initiative" is actually stopped - the Russians openly sabotage ship inspections, the capacity of the corridor - less than 20% of the possible. - Ukrinform.</text:p>
      <text:p text:style-name="P4">
Images: ['<text:a xlink:type="simple" xlink:href="https://static.ukrinform.com/photos/2022_08/thumb_files/630_360_1660562691-890.jpg" text:style-name="Internet_20_link" text:visited-style-name="Visited_20_Internet_20_Link">
630_360_16605...</text:a>
']</text:p>
      <text:p text:style-name="P4">
Tags: ['Економіка', 'Кубраков', 'Війна з Росією', 'зерновий коридор']</text:p>
      <text:p text:style-name="P4">
Type: Article</text:p>
      <!--METADATA-->
      <text:p text:style-name="P4">
<draw:frame draw:style-name="fr1" draw:name="Image153" text:anchor-type="as-char" svg:width="6.9236in" svg:height="3.956343in" draw:z-index="0">
<draw:image xlink:href="../Images/yкринформ/2023-06-19T18-40-00-03-00/630_360_1660562691-890.jpg" xlink:type="simple" xlink:show="embed" xlink:actuate="onLoad" draw:mime-type="image/jpeg"/>
</draw:frame>
The work of the "grain initiative" is actually stopped - the Russians openly sabotage inspection, the capacity of the corridor - less than 20% of the possible.</text:p>
      <text:p text:style-name="P4">
This was emphasized by Viceremier-Minister for Recovery-Minister of Development of Communities, Territories and Infrastructure Alexander Kubrakov in a column for <text:a xlink:type="simple" xlink:href="https://biz.nv.ua/ukr/experts/vidnovlennya-ukrajini-chogo-chekati-vid-konferenciji-v-londoni-vice-prem-yer-kubrakov-50332936.html" text:style-name="Internet_20_link" text:visited-style-name="Visited_20_Internet_20_Link">
NV</text:a>
, reports Ukrinform.</text:p>
      <text:p text:style-name="P4">
“Opening of seaports of Ukraine for all types of goods is required for Ukrainian <text:a xlink:type="simple" xlink:href="https://www.ukrinform.ua/tag-ekonomika" text:style-name="Internet_20_link" text:visited-style-name="Visited_20_Internet_20_Link">
economy</text:a>
. This is a rather formula - our economy is export -oriented, working economy - the state of the state to pay salaries to defenders, secured, equipment defended - the way to victory. Russia is well aware of the connectivity of these, so it attacks peaceful cities and enterprises, ”the official said.</text:p>
      <text:p text:style-name="P4">
Kubrakov emphasized that now the work of the "grain initiative" is actually stopped - the Russians openly sabotage inspections of ships, the capacity of the corridor - less</text:p>
      <text:p text:style-name="P4">
*!(https://www.ukrinform.ua/rubric-economy/3720327-pidriv-kahovskoi-ges-ne-vpline-na-robotu-zernovogo-koridoru-minagropolitiki.html)20% of the possible. This leads to significant losses not only from Ukraine: the world has not received at least 20 million tonnes of agricultural products because of a grain agreement.</text:p>
      <text:p text:style-name="P4">
As it was reported, in early June, Russia resumed registration of the incoming navy by violation of the sustainable algorithm of registration and inspection of ships. In particular, on June 4, the Russian side registered 2 incoming vessels, which were declared in the Grain Initiative on the same day. This is contrary to the accepted rules of inspection of ships, which provide that the first time the check is performed, who are waiting for the longest time.</text:p>
      <text:p text:style-name="P4">
News Source: <text:a xlink:type="simple" xlink:href="https://www.ukrinform.ua/rubric-economy/3724964-kubrakov-pro-zupinku-zernovogo-koridoru-rosiani-vidkrito-sabotuut-inspekcii-suden.html" text:style-name="Internet_20_link" text:visited-style-name="Visited_20_Internet_20_Link">
https://www.ukrinform.ua/rubric-economy/3724964-kubrakov-pro-zupinku-zernovogo-koridoru-rosiani-vidkrito-sabotuut-inspekcii-suden.html</text:a>
</text:p>
      <!--NEWS-->
      <text:h text:style-name="P10" text:outline-level="1">
<text:span text:style-name="T4">
The Russians fired at the artillery Berislav district, three wounded</text:span>
</text:h>
      <text:p text:style-name="P4">
Authors: Ukrinform (Person)</text:p>
      <text:p text:style-name="P4">
Publisher: Укринформ (Organization)</text:p>
      <text:p text:style-name="P4">
Published Time: 2023-06-19T18:46:11+03:00</text:p>
      <text:p text:style-name="P4">
Modified Time: 2023-06-19T18:46:11+03:00</text:p>
      <text:p text:style-name="P4">
Description: In the Kherson region, Russian military fired at the artillery Berislav district and damaged at least five residential buildings and administrative buildings. - Ukrinform.</text:p>
      <text:p text:style-name="P4">
Images: ['<text:a xlink:type="simple" xlink:href="https://static.ukrinform.com/photos/2022_10/thumb_files/630_360_1666685096-575.jpg" text:style-name="Internet_20_link" text:visited-style-name="Visited_20_Internet_20_Link">
630_360_16666...</text:a>
']</text:p>
      <text:p text:style-name="P4">
Tags: ['Херсонщина', 'Обстріл', 'Поранені', 'Війна з Росією']</text:p>
      <text:p text:style-name="P4">
Type: Article</text:p>
      <!--METADATA-->
      <text:p text:style-name="P4">
<draw:frame draw:style-name="fr1" draw:name="Image154" text:anchor-type="as-char" svg:width="6.9236in" svg:height="3.956343in" draw:z-index="0">
<draw:image xlink:href="../Images/yкринформ/2023-06-19T18-46-11-03-00/630_360_1666685096-575.jpg" xlink:type="simple" xlink:show="embed" xlink:actuate="onLoad" draw:mime-type="image/jpeg"/>
</draw:frame>
Nakherson region Russian military fired at the artillery Berislav district and harmed at least five residential buildings and administrative buildings.</text:p>
      <text:p text:style-name="P4">
About it in <text:a xlink:type="simple" xlink:href="http://t.me/khersonskaODA/7149" text:style-name="Internet_20_link" text:visited-style-name="Visited_20_Internet_20_Link">
telegram</text:a>
Kherson reports, Ukrinform reports.</text:p>
      <text:p text:style-name="P4">
“Russian artillery struck in the Beryslav district. A dozen “arrivals” were recorded in the village of Burgunatatyagin community. At least five residential buildings and an administrative building have been damaged because of the shelling, ”the message is being reported.</text:p>
      <text:p text:style-name="P4">
According to OVA, a 60-year-old man was injured in moderate severity, a 48-year-old man was lung.</text:p>
      <text:p text:style-name="P4">
"They were hospitalized to the nearest medical institution," the administration added.</text:p>
      <text:p text:style-name="P4">
Also in the village of the Beryslav community Russian <text:a xlink:type="simple" xlink:href="https://www.ukrinform.ua/tag-armia" text:style-name="Internet_20_link" text:visited-style-name="Visited_20_Internet_20_Link">
army</text:a>
She hit two residential buildings. A 64-year-old woman was seriously injured by the pelvis and abdomen. She was sent to the pre -hospital, doctors fight for her life.</text:p>
      <text:p text:style-name="P4">
*!(https://www.ukrinform.ua/rubric-regions/3724937-u-hersonskij-oblradi-pokazali-ak-vigladae-sesijna-zala-pisla-obstrilu.html)As reported, last day the Russians made 35 shellings on settlements in settlements(261 shells were released).</text:p>
      <text:p text:style-name="P4">
<text:span text:style-name="T5">
Фото ілюстративне</text:span>
</text:p>
      <text:p text:style-name="P4">
News Source: <text:a xlink:type="simple" xlink:href="https://www.ukrinform.ua/rubric-ato/3724966-rosiani-obstrilali-z-artilerii-berislavskij-rajon-troe-poranenih.html" text:style-name="Internet_20_link" text:visited-style-name="Visited_20_Internet_20_Link">
https://www.ukrinform.ua/rubric-ato/3724966-rosiani-obstrilali-z-artilerii-berislavskij-rajon-troe-poranenih.html</text:a>
</text:p>
      <!--NEWS-->
      <text:h text:style-name="P10" text:outline-level="1">
<text:span text:style-name="T4">
The leaders of Ukrainian communities met with representatives of the Estonia Integration Foundation</text:span>
</text:h>
      <text:p text:style-name="P4">
Authors: Ukrinform (Person)</text:p>
      <text:p text:style-name="P4">
Publisher: Укринформ (Organization)</text:p>
      <text:p text:style-name="P4">
Published Time: 2023-06-19T18:52:00+03:00</text:p>
      <text:p text:style-name="P4">
Modified Time: 2023-06-19T18:52:00+03:00</text:p>
      <text:p text:style-name="P4">
Description: The Chairman of the Board of the Union of Ukrainian women Estonia Lilia Ivanchenko, together with the heads of Ukrainian communities, met with the Head of the Estonia Integration Foundation Dmitry Moskovtsev and the head of cultural diversity Ava Hersing. - Ukrinform.</text:p>
      <text:p text:style-name="P4">
Images: ['<text:a xlink:type="simple" xlink:href="https://static.ukrinform.com/photos/2023_06/thumb_files/630_360_1687186314-267.jpg" text:style-name="Internet_20_link" text:visited-style-name="Visited_20_Internet_20_Link">
630_360_16871...</text:a>
']</text:p>
      <text:p text:style-name="P4">
Tags: ['Діаспора', 'Естонія']</text:p>
      <text:p text:style-name="P4">
Type: Article</text:p>
      <!--METADATA-->
      <text:p text:style-name="P4">
<draw:frame draw:style-name="fr1" draw:name="Image155" text:anchor-type="as-char" svg:width="6.9236in" svg:height="3.956343in" draw:z-index="0">
<draw:image xlink:href="../Images/yкринформ/2023-06-19T18-52-00-03-00/630_360_1687186314-267.jpg" xlink:type="simple" xlink:show="embed" xlink:actuate="onLoad" draw:mime-type="image/jpeg"/>
</draw:frame>
The chairman of the Union of Ukrainian women Estonia Lilia Ivanchenko, together with the heads of Ukrainian communities, met with the head of the Estonia Integration Fund Dmitrommoskovtsev and the head of cultural diversity by Ava Hersing.</text:p>
      <text:p text:style-name="P4">
As Ukrinform reports, this is stated on [Facebook)(https://www.facebook.com/ukrainanaisteliiteestis/posts/pfbid02FU1i1pKRa3hQqffTYwajSqFhMSYJtaqFdZSeisoknKPLmSXNwEu5nrqV5eLUMVVSl)The Union of Ukrainian Estonia(Ukrainian Women's Association of Estonia).</text:p>
      <text:p text:style-name="P4">
За повідомленням, представники Фонду цікавилися діяльністю українських громад,яким чином вони допомагають українським воєнним біженцям і планами намайбутнє.</text:p>
      <text:p text:style-name="P4">
Lilia Ivanchenko spoke about cooperation with women's organizations of Estonia and assistance to military refugees from Ukraine. She also thanked the suspension of the Foundation for celebrating the 25th anniversary of the organization.</text:p>
      <text:p text:style-name="P4">
Head of the Congress of Ukrainians Estonia(Congress of Ukrainians of Estonia)The Virakonik shared the experience of the organization.</text:p>
      <text:p text:style-name="P4">
The head of the Ukrainian Cultural Center in Tallinn Anatoliy Lyutyuk introduced the center, with his projects and plans for the future.</text:p>
      <text:p text:style-name="P4">
Tatiana Dmitrieva shared information about the activities of the Assistance Center for Ukrainian military refugees and about the daily contribution of volunteers.</text:p>
      <text:p text:style-name="P4">
Recall that in Estonia <text:a xlink:type="simple" xlink:href="https://www.ukrinform.ua/rubric-society/3709711-robotu-v-estonii-znajsli-ponad-40-ukrainskih-bizenciv.html" text:style-name="Internet_20_link" text:visited-style-name="Visited_20_Internet_20_Link">
they were able to get a job</text:a>
44% of Ukrainian refugees aged 20-64, they have proven themselves well in the labor market.</text:p>
      <text:p text:style-name="P4">
<text:span text:style-name="T5">
Foto: Union of Ukrainian Estonia / Facebook</text:span>
</text:p>
      <text:p text:style-name="P4">
News Source: <text:a xlink:type="simple" xlink:href="https://www.ukrinform.ua/rubric-diaspora/3724939-kerivniki-ukrainskih-gromad-zustrilisa-z-predstavnikami-fondu-integracii-estonii.html" text:style-name="Internet_20_link" text:visited-style-name="Visited_20_Internet_20_Link">
https://www.ukrinform.ua/rubric-diaspora/3724939-kerivniki-ukrainskih-gromad-zustrilisa-z-predstavnikami-fondu-integracii-estonii.html</text:a>
</text:p>
      <!--NEWS-->
      <text:h text:style-name="P10" text:outline-level="1">
<text:span text:style-name="T4">
Fight in Kherson: Police say that a civilian rather than a military</text:span>
</text:h>
      <text:p text:style-name="P4">
Authors: Ukrinform (Person)</text:p>
      <text:p text:style-name="P4">
Publisher: Укринформ (Organization)</text:p>
      <text:p text:style-name="P4">
Published Time: 2023-06-19T18:58:36+03:00</text:p>
      <text:p text:style-name="P4">
Modified Time: 2023-06-19T18:58:36+03:00</text:p>
      <text:p text:style-name="P4">
Description: Police deny the beating of the military in Kherson. The man who was beaten is a 56 -year -old resident who made a remark to a group of young people because of a violation of public order.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Бійка', 'Херсон', 'Поліція', 'Військові']</text:p>
      <text:p text:style-name="P4">
Type: Article</text:p>
      <!--METADATA-->
      <text:p text:style-name="P4">
<draw:frame draw:style-name="fr1" draw:name="Image158" text:anchor-type="as-char" svg:width="6.9236in" svg:height="3.956343in" draw:z-index="0">
<draw:image xlink:href="../Images/yкринформ/2023-06-19T18-58-36-03-00/630_360_1507654552-5163.jpeg" xlink:type="simple" xlink:show="embed" xlink:actuate="onLoad" draw:mime-type="image/jpeg"/>
</draw:frame>
The departments deny the beating of the military in Kherson. A man who was beaten is a -56 -year -old resident who made a remark to a group of young people because of public order.</text:p>
      <text:p text:style-name="P4">
According to Ukrinform, it reports <text:a xlink:type="simple" xlink:href="https://www.facebook.com/khersonpolice.official/posts/pfbid0d1NrmZPKYyJtmadqeeCaNsYCyXb4BBUssy2Bb7Vqt6oytjBHYQqEpHJnWwxE39wEl" text:style-name="Internet_20_link" text:visited-style-name="Visited_20_Internet_20_Link">
police of Kherson region</text:a>
.</text:p>
      <text:p text:style-name="P4">
«В мережі набуло поширення відео, на якому гурт молодих людей завдає тілеснихушкоджень нібито українському військовому. За вказаним фактом дізнавачівідділу поліції №1 (Naval)<text:a xlink:type="simple" xlink:href="https://www.ukrinform.ua/tag-herson" text:style-name="Internet_20_link" text:visited-style-name="Visited_20_Internet_20_Link">
Kherson</text:a>
District Police Directorate, starting criminal proceedings, ”the message reads.</text:p>
      <text:p text:style-name="P4">
As it is noted, on June 3, a 56-year-old citizen addressed the police. The husband reported that in the evening of the previous day, June 2, near the house in which he was vigorous, at the intersection of the streets of Oles Honchar and Hetman Sahaidachny gathered a youth who behaved loudly and violated public order. In a fight.</text:p>
      <text:p text:style-name="P4">
The next day, the man appealed to the police and doctors. He was diagnosed with easy bodily harm.</text:p>
      <text:p text:style-name="P4">
<text:span text:style-name="T4">
 Read also: </text:span>
 <text:a xlink:type="simple" xlink:href="https://www.ukrinform.ua/rubric-ato/3724311-veresuk-pro-pobitta-volontera-v-hersoni-derzava-mae-pokazati-so-silnisa-za-merzotnikiv.html" text:style-name="Internet_20_link" text:visited-style-name="Visited_20_Internet_20_Link">
Vereshchuk about beating <text:span text:style-name="T4">
 volunteer </text:span>
 in Kherson: the state should show that more than abomination</text:a>
The investigators identified the persons of four fighting, three of them were universal. On the said fact, criminal proceedings under Part 1 of Article 125 "Deliberate Easy bodily injury" of the Criminal Code were initiated. Appointed a number of examinations, investigative actions are ongoing.</text:p>
      <text:p text:style-name="P4">
According to the police, the victim is not a serviceman, the acriminal proceedings started the next day after his request.</text:p>
      <text:p text:style-name="P4">
News Source: <text:a xlink:type="simple" xlink:href="https://www.ukrinform.ua/rubric-regions/3724969-bijka-u-hersoni-u-policii-zaavlaut-so-postrazdav-civilnij-a-ne-vijskovij.html" text:style-name="Internet_20_link" text:visited-style-name="Visited_20_Internet_20_Link">
https://www.ukrinform.ua/rubric-regions/3724969-bijka-u-hersoni-u-policii-zaavlaut-so-postrazdav-civilnij-a-ne-vijskovij.html</text:a>
</text:p>
      <!--NEWS-->
      <text:h text:style-name="P10" text:outline-level="1">
<text:span text:style-name="T4">
More than 200 drones were sent to the front from Lviv to the front</text:span>
</text:h>
      <text:p text:style-name="P4">
Authors: Ukrinform (Person)</text:p>
      <text:p text:style-name="P4">
Publisher: Укринформ (Organization)</text:p>
      <text:p text:style-name="P4">
Published Time: 2023-06-19T19:00:00+03:00</text:p>
      <text:p text:style-name="P4">
Modified Time: 2023-06-19T19:00:00+03:00</text:p>
      <text:p text:style-name="P4">
Description: Within the initiative of the Victory Birds from Lviv region, a party of quadcopters, Dronov-Kamikadze, antitrone rifles and training unmanned complexes were sent for the Armed Forces. - Ukrinform.</text:p>
      <text:p text:style-name="P4">
Images: ['<text:a xlink:type="simple" xlink:href="https://static.ukrinform.com/photos/2023_06/thumb_files/630_360_1687190176-2017.jpeg" text:style-name="Internet_20_link" text:visited-style-name="Visited_20_Internet_20_Link">
630_360_16871...</text:a>
']</text:p>
      <text:p text:style-name="P4">
Tags: ['Безпілотник', 'Львів', 'Дрон', 'Квадрокоптер']</text:p>
      <text:p text:style-name="P4">
Type: Article</text:p>
      <!--METADATA-->
      <text:p text:style-name="P4">
<draw:frame draw:style-name="fr1" draw:name="Image159" text:anchor-type="as-char" svg:width="6.9236in" svg:height="3.956343in" draw:z-index="0">
<draw:image xlink:href="../Images/yкринформ/2023-06-19T19-00-00-03-00/630_360_1687190176-2017.jpeg" xlink:type="simple" xlink:show="embed" xlink:actuate="onLoad" draw:mime-type="image/jpeg"/>
</draw:frame>
Within the initiative "Birds of Victory" from Lviv region for the Armed Forces sent partycopiters, Dronov-Kamikadze, antitrone rifles and educational complexes.</text:p>
      <text:p text:style-name="P4">
About it reports [press service of Lviv Ova]](https://loda.gov.ua/news/69585), reports Ukrinform.</text:p>
      <text:p text:style-name="P4">
“Lviv Region is once again united for the sake of a common idea - representatives of conscious housing, entrepreneurs, producers of drones are transferred to the front 202 [drone] by joint forces <text:a xlink:type="simple" xlink:href="https://www.ukrinform.ua/tag-bezpilotnik" text:style-name="Internet_20_link" text:visited-style-name="Visited_20_Internet_20_Link">
drone</text:a>
. Both Ukrainian philanthropists and international fertilizers from the Czech Republic were joined in the initiative of "Victory Birds". Everyone understands how important it is for the military to defend Ukraine with modern technology. Drones can save life. Together with the drones to defenders and defenders will go small paper "birds of victory", which were made by children ", - said Maxim Kozytsky, head of the head of the Ova.</text:p>
      <text:p text:style-name="P4">
</text:p>
      <text:p text:style-name="P4">
<text:a xlink:type="simple" xlink:href="https://static.ukrinform.com/photos/2023_06/1687190174-6809.jpeg" text:style-name="Internet_20_link" text:visited-style-name="Visited_20_Internet_20_Link">
 </text:a>
 <text:a xlink:type="simple" xlink:href="https://static.ukrinform.com/photos/2023_06/1687190174-2152.jpeg" text:style-name="Internet_20_link" text:visited-style-name="Visited_20_Internet_20_Link">
</text:a>
 <text:a xlink:type="simple" xlink:href="https://static.ukrinform.com/photos/2023_06/1687190174-6719.jpeg" text:style-name="Internet_20_link" text:visited-style-name="Visited_20_Internet_20_Link">
</text:a>
 <text:a xlink:type="simple" xlink:href="https://static.ukrinform.com/photos/2023_06/1687190174-7622.jpeg" text:style-name="Internet_20_link" text:visited-style-name="Visited_20_Internet_20_Link">
</text:a>
 <text:a xlink:type="simple" xlink:href="https://static.ukrinform.com/photos/2023_06/1687190174-5099.jpeg" text:style-name="Internet_20_link" text:visited-style-name="Visited_20_Internet_20_Link">
</text:a>
 <text:a xlink:type="simple" xlink:href="https://static.ukrinform.com/photos/2023_06/1687190174-9400.jpeg" text:style-name="Internet_20_link" text:visited-style-name="Visited_20_Internet_20_Link">
</text:a>
 <text:a xlink:type="simple" xlink:href="https://static.ukrinform.com/photos/2023_06/1687190176-1878.jpeg" text:style-name="Internet_20_link" text:visited-style-name="Visited_20_Internet_20_Link">
</text:a>
 <text:a xlink:type="simple" xlink:href="https://static.ukrinform.com/photos/2023_06/1687190176-5379.jpeg" text:style-name="Internet_20_link" text:visited-style-name="Visited_20_Internet_20_Link">
</text:a>
 <text:a xlink:type="simple" xlink:href="https://static.ukrinform.com/photos/2023_06/1687190176-2017.jpeg" text:style-name="Internet_20_link" text:visited-style-name="Visited_20_Internet_20_Link">
<draw:frame draw:style-name="fr1" draw:name="Image169" text:anchor-type="as-char" svg:width="6.9236in" svg:height="3.956343in" draw:z-index="0">
<draw:image xlink:href="../Images/yкринформ/2023-06-19T19-00-00-03-00/630_360_1687190176-2017.jpeg" xlink:type="simple" xlink:show="embed" xlink:actuate="onLoad" draw:mime-type="image/jpeg"/>
</draw:frame>
</text:a>
 <text:a xlink:type="simple" xlink:href="https://static.ukrinform.com/photos/2023_06/1687190176-2435.jpeg" text:style-name="Internet_20_link" text:visited-style-name="Visited_20_Internet_20_Link">
</text:a>
</text:p>
      <text:p text:style-name="P4">
Such a batch of assistance was directed by various Lviv brigades-the 80s of the OSSB, the 24th OMB them. King Danylo, 125 and 103th Brigades of the TRI, as well as the Brigades of the Western Operational Command.</text:p>
      <text:p text:style-name="P4">
At the same time, representatives of the 7th border detachment will now be able to use two training complexes consisting of drones, antennas, remotes, special systems. The devices will work on the training bases of tados to the fighters to improve their skills.</text:p>
      <text:p text:style-name="P4">
<text:span text:style-name="T4">
 Read also: </text:span>
 <text:a xlink:type="simple" xlink:href="https://www.ukrinform.ua/rubric-ato/3724776-zsu-otrimue-znacno-bilse-bezpilotnikiv-niz-piv-roku-tomu-minoboroni.html" text:style-name="Internet_20_link" text:visited-style-name="Visited_20_Internet_20_Link">
AFU receives much more <text:span text:style-name="T4">
 unmanned </text:span>
 than six months ago - Ministry of Defense</text:a>
According to Ova, since the beginning of April, volunteers of the initiative "Birds Winners" have been handed over to Ukrainian soldiers already 264 "Birds". The overall goal is to collect 1000 drones for the Armed Forces.</text:p>
      <text:p text:style-name="P4">
As reported <text:a xlink:type="simple" xlink:href="https://www.ukrinform.ua/rubric-economy/3724856-v-ukraini-planuut-vidavati-licencii-na-virobnictvo-boepripasiv-dla-bezpilotnikiv.html" text:style-name="Internet_20_link" text:visited-style-name="Visited_20_Internet_20_Link">
Ukrinform</text:a>
, The Ministry of Digital Transformation, working together with state bodies, is working on the ability to provide Ukrainian companies with licenses for UAV ammunition, as drones in Ukraine grows in geometric progression.</text:p>
      <text:p text:style-name="P4">
News Source: <text:a xlink:type="simple" xlink:href="https://www.ukrinform.ua/rubric-ato/3724970-zi-lvova-na-front-vidpravili-ponad-200-bezpilotnikiv.html" text:style-name="Internet_20_link" text:visited-style-name="Visited_20_Internet_20_Link">
https://www.ukrinform.ua/rubric-ato/3724970-zi-lvova-na-front-vidpravili-ponad-200-bezpilotnikiv.html</text:a>
</text:p>
      <!--NEWS-->
      <text:h text:style-name="P10" text:outline-level="1">
<text:span text:style-name="T4">
The EU has allocated € 30 million for Ukraine to solve mental health problems</text:span>
</text:h>
      <text:p text:style-name="P4">
Authors: Ukrinform (Person)</text:p>
      <text:p text:style-name="P4">
Publisher: Укринформ (Organization)</text:p>
      <text:p text:style-name="P4">
Published Time: 2023-06-19T19:06:29+03:00</text:p>
      <text:p text:style-name="P4">
Modified Time: 2023-06-19T19:06:29+03:00</text:p>
      <text:p text:style-name="P4">
Description: The European Union has allocated 30 million euros to help Ukraine to solve mental health problems. - Ukrinform.</text:p>
      <text:p text:style-name="P4">
Images: ['<text:a xlink:type="simple" xlink:href="https://static.ukrinform.com/photos/2022_09/thumb_files/630_360_1662047629-2877.jpeg" text:style-name="Internet_20_link" text:visited-style-name="Visited_20_Internet_20_Link">
630_360_16620...</text:a>
']</text:p>
      <text:p text:style-name="P4">
Tags: ['Євросоюз', 'Україна', 'Гроші', 'Ментальне здоров’я']</text:p>
      <text:p text:style-name="P4">
Type: Article</text:p>
      <!--METADATA-->
      <text:p text:style-name="P4">
<draw:frame draw:style-name="fr1" draw:name="Image171" text:anchor-type="as-char" svg:width="6.9236in" svg:height="3.956343in" draw:z-index="0">
<draw:image xlink:href="../Images/yкринформ/2023-06-19T19-06-29-03-00/630_360_1662047629-2877.jpeg" xlink:type="simple" xlink:show="embed" xlink:actuate="onLoad" draw:mime-type="image/jpeg"/>
</draw:frame>
The European Union has allocated 30 million euros to help Ukraine to interact mental health problems.</text:p>
      <text:p text:style-name="P4">
About it in an interview <text:a xlink:type="simple" xlink:href="https://suspilne.media/510745-es-vidiliv-30-miljoniv-na-mentalne-ozdorovlenna-ukrainskih-vijskovih-viceprezident-evrokomisii/" text:style-name="Internet_20_link" text:visited-style-name="Visited_20_Internet_20_Link">
public</text:a>
The Vice president of the European Commission on the popularization of European style Margaritis Schinas reported, Ukrinform reports.</text:p>
      <text:p text:style-name="P4">
“Last week, we first presented the EU strategy in the field of mental health. Ukraine was identified as one of the most demonstrative cases, when the assistance was allocated and the country has allocated more than 30 million euros to solve mental health problems, ”said SHINAS.</text:p>
      <text:p text:style-name="P4">
Vice president <text:a xlink:type="simple" xlink:href="https://www.ukrinform.ua/tag-evrokomisia" text:style-name="Internet_20_link" text:visited-style-name="Visited_20_Internet_20_Link">
European Commission</text:a>
He noted that the EU is preparing coaches who will help people in Ukraine with mental health, especially veterans and children who have undergone trauma. In addition, the EU has allocated 10 million euros to work with succles.</text:p>
      <text:p text:style-name="P4">
<text:span text:style-name="T4">
 Read also: </text:span>
 <text:a xlink:type="simple" xlink:href="https://www.ukrinform.ua/rubric-society/3677448-mentalne-zdorova-zelenska-rozpovila-pro-ucast-ukraini-v-konferencii-psihiatriv-u-varsavi.html" text:style-name="Internet_20_link" text:visited-style-name="Visited_20_Internet_20_Link">
Mental Health: Zelenskaya told about the participation of Ukraine in the Conference of Psychiatrists in Warsaw</text:a>
According to Skinas, about 3,000 patients from Ukraine have been dubbed from the beginning of the Russian invasion of treatment in the European Union.</text:p>
      <text:p text:style-name="P4">
As reported by Ukrinform, President's wife Olena Zelensk and Vice presidential Commission Margaritis Schinas <text:a xlink:type="simple" xlink:href="https://www.ukrinform.ua/rubric-society/3723508-zelenska-i-viceprezident-evrokomisii-obgovorili-vseukrainsku-programu-mentalnogo-zdorova.html" text:style-name="Internet_20_link" text:visited-style-name="Visited_20_Internet_20_Link">
discussed the All -Ukrainian Mental Health Program</text:a>
 .</text:p>
      <text:p text:style-name="P4">
News Source: <text:a xlink:type="simple" xlink:href="https://www.ukrinform.ua/rubric-society/3724972-es-vidiliv-30-miljoniv-dla-ukraini-na-rozvazanna-problem-mentalnogo-zdorova-shinas.html" text:style-name="Internet_20_link" text:visited-style-name="Visited_20_Internet_20_Link">
https://www.ukrinform.ua/rubric-society/3724972-es-vidiliv-30-miljoniv-dla-ukraini-na-rozvazanna-problem-mentalnogo-zdorova-shinas.html</text:a>
</text:p>
      <!--NEWS-->
      <text:h text:style-name="P10" text:outline-level="1">
<text:span text:style-name="T4">
On the Right Bank of Kherson region, five settlements - Shmigal remain flooded</text:span>
</text:h>
      <text:p text:style-name="P4">
Authors: Ukrinform (Person)</text:p>
      <text:p text:style-name="P4">
Publisher: Укринформ (Organization)</text:p>
      <text:p text:style-name="P4">
Published Time: 2023-06-19T19:16:00+03:00</text:p>
      <text:p text:style-name="P4">
Modified Time: 2023-06-19T19:16:00+03:00</text:p>
      <text:p text:style-name="P4">
Description: On the right -bank part of the Kherson region, five settlements remain flooded. - Ukrinform.</text:p>
      <text:p text:style-name="P4">
Images: ['<text:a xlink:type="simple" xlink:href="https://static.ukrinform.com/photos/2023_06/thumb_files/630_360_1687194491-443.jpg" text:style-name="Internet_20_link" text:visited-style-name="Visited_20_Internet_20_Link">
630_360_16871...</text:a>
']</text:p>
      <text:p text:style-name="P4">
Tags: ['Херсонщина', 'Каховська ГЕС', 'Шмигаль', 'Затоплення']</text:p>
      <text:p text:style-name="P4">
Type: Article</text:p>
      <!--METADATA-->
      <text:p text:style-name="P4">
<draw:frame draw:style-name="fr1" draw:name="Image172" text:anchor-type="as-char" svg:width="6.9236in" svg:height="3.956343in" draw:z-index="0">
<draw:image xlink:href="../Images/yкринформ/2023-06-19T19-16-00-03-00/630_360_1687194491-443.jpg" xlink:type="simple" xlink:show="embed" xlink:actuate="onLoad" draw:mime-type="image/jpeg"/>
</draw:frame>
The right -wing part of the Kherson region remains flooded by five -populated points.</text:p>
      <text:p text:style-name="P4">
This was reported by Prime Minister Denis Shmigal on <text:a xlink:type="simple" xlink:href="https://t.me/Denys_Smyhal/5427" text:style-name="Internet_20_link" text:visited-style-name="Visited_20_Internet_20_Link">
Government meeting</text:a>
, reports Ukrinform.</text:p>
      <text:p text:style-name="P4">
“As of this morning, the average water level in <text:a xlink:type="simple" xlink:href="https://www.ukrinform.ua/tag-hersonsina" text:style-name="Internet_20_link" text:visited-style-name="Visited_20_Internet_20_Link">
Kherson region</text:a>
was 80 centimeters. 5 settlements of the right -bank part of the region are fired. Active work continues to pump water, disposal of garbage, mine. Soon, where possible, homes will be connected to electricity and gas supply again, ”Smigal said.</text:p>
      <text:p text:style-name="P4">
<text:span text:style-name="T5">
Vido: [Telegram-channel of the Prime Minister of Ukraine]](https://t.me/Denys_Smyhal/5427)</text:span>
</text:p>
      <text:p text:style-name="P4">
He added that more than 3.7 thousand people were evacuated from the disaster zone on the right bank, including 474 children.</text:p>
      <text:p text:style-name="P4">
“Unfortunately, 17 people were killed, more than 30 disappeared. Sincere condolences to the native and close, ”the Prime Minister said.</text:p>
      <text:p text:style-name="P4">
<text:span text:style-name="T4">
 Read also: </text:span>
 <text:a xlink:type="simple" xlink:href="https://www.ukrinform.ua/rubric-vidbudova/3724935-na-vidnovlenna-poskodzenogo-zitla-na-hersonsini-potribno-blizko-70-milardiv-ekspert.html" text:style-name="Internet_20_link" text:visited-style-name="Visited_20_Internet_20_Link">
to repair damaged housing on <text:span text:style-name="T4">
 Kherson region </text:span>
 About $ 70 billion - expert</text:a>
He thanked everyone who helps to overcome the effects of the catastrophe that caused.</text:p>
      <text:p text:style-name="P4">
As <text:a xlink:type="simple" xlink:href="https://www.ukrinform.ua/rubric-other_news/3723441-pidriv-rosianami-kahovskoi-ges-usi-novini.html" text:style-name="Internet_20_link" text:visited-style-name="Visited_20_Internet_20_Link">
reported</text:a>
, at night, on June 6, the Russian army blown up the dam of Kakhovka hydroelectric power station.</text:p>
      <text:p text:style-name="P4">
<text:span text:style-name="T5">
Foto: Denis Shmigal / Telegram</text:span>
</text:p>
      <text:p text:style-name="P4">
News Source: <text:a xlink:type="simple" xlink:href="https://www.ukrinform.ua/rubric-regions/3724975-na-pravoberezzi-hersonsini-pidtoplenimi-zalisautsa-pat-naselenih-punktiv-smigal.html" text:style-name="Internet_20_link" text:visited-style-name="Visited_20_Internet_20_Link">
https://www.ukrinform.ua/rubric-regions/3724975-na-pravoberezzi-hersonsini-pidtoplenimi-zalisautsa-pat-naselenih-punktiv-smigal.html</text:a>
</text:p>
      <!--NEWS-->
      <text:h text:style-name="P10" text:outline-level="1">
<text:span text:style-name="T4">
The existing minister of community development was taken into custody - a bribe of $ 400 thousand is suspected</text:span>
</text:h>
      <text:p text:style-name="P4">
Authors: Ukrinform (Person)</text:p>
      <text:p text:style-name="P4">
Publisher: Укринформ (Organization)</text:p>
      <text:p text:style-name="P4">
Published Time: 2023-06-19T19:24:00+03:00</text:p>
      <text:p text:style-name="P4">
Modified Time: 2023-06-19T19:24:00+03:00</text:p>
      <text:p text:style-name="P4">
Description: The Supreme Anti -Corruption Court was taken into custody by the former Deputy Minister of Community Development, Territories and Infrastructure of Ukraine, suspected of receiving $ 400,000.</text:p>
      <text:p text:style-name="P4">
— Укрінформ.: </text:p>
      <text:p text:style-name="P4">
Images: ['<text:a xlink:type="simple" xlink:href="https://static.ukrinform.com/photos/2020_06/thumb_files/630_360_1592145906-212.jpg" text:style-name="Internet_20_link" text:visited-style-name="Visited_20_Internet_20_Link">
630_360_15921...</text:a>
']</text:p>
      <text:p text:style-name="P4">
Tags: ['Арешт', 'Хабар', 'Мінрегіон', 'Вищий антикорупційний суд']</text:p>
      <text:p text:style-name="P4">
Type: Article</text:p>
      <!--METADATA-->
      <text:p text:style-name="P4">
<draw:frame draw:style-name="fr1" draw:name="Image173" text:anchor-type="as-char" svg:width="6.9236in" svg:height="3.956343in" draw:z-index="0">
<draw:image xlink:href="../Images/yкринформ/2023-06-19T19-24-00-03-00/630_360_1592145906-212.jpg" xlink:type="simple" xlink:show="embed" xlink:actuate="onLoad" draw:mime-type="image/jpeg"/>
</draw:frame>
The High Anti -Corruption Court was taken into custody by the former Deputy Minister of Development of Soviet Communities, Territories and Infrastructure of Ukraine, suspected of receiving 400 thousand. a dollars of bribe.</text:p>
      <text:p text:style-name="P4">
According to Ukrinform, the specialized anti -corruption prosecutor's office reports in <text:a xlink:type="simple" xlink:href="https://t.me/sap_gov_ua/1466" text:style-name="Internet_20_link" text:visited-style-name="Visited_20_Internet_20_Link">
telegram</text:a>
.</text:p>
      <text:p text:style-name="P4">
“On June 19, 2023, the investigating judge of VAKS partially granted the NABU's prosecutives, agreed by the SAP prosecutor, and replaced the Westermie Deputy Minister of Community Development, Territories and Infrastructure of Ukraine, suspected of requesting and receiving $ 400,000(https://www.ukrinform.ua/tag-habar)», - the testimony reads.</text:p>
      <text:p text:style-name="P4">
As it is noted, the court weighed on the arguments given by the SAP prosecutor and to make a suspect of a pre -trial detention measure with an alternative to 5 million UAH of collateral.</text:p>
      <text:p text:style-name="P4">
The term of the measure of restraint is until August 17, 2023.</text:p>
      <text:p text:style-name="P4">
In case of pledge on the suspect, the following responsibilities will be entrusted: arrive at each requirement to the investigator(Detective), prosecutor and court; non -consuming from Lviv without the permission of the investigator(Detective), prosecutor or court; notify the investigator(Detective), prosecutor or court about changing their place of residence and place of work; refrain from communicating with witnesses in the case, deposited with the relevant bodies of the State Migration Service of the Us of the Citizen of Ukraine for traveling abroad, other documents that are entitled to leave Ukraine and entry to Ukraine; Wear electronic control.</text:p>
      <text:p text:style-name="P4">
<text:span text:style-name="T4">
 Read also: </text:span>
 <text:a xlink:type="simple" xlink:href="https://www.ukrinform.ua/rubric-regions/3724930-zastupnika-mera-cernigova-vidpravili-pid-arest-u-spravi-pro-korupciu-u-miskradi-vidreaguvali.html" text:style-name="Internet_20_link" text:visited-style-name="Visited_20_Internet_20_Link">
Chernihiv Deputy Mayor was arrested in cases of corruption - in the City Council reacted</text:a>
As it was reported, on January 21, detectives of the National Anti -Corruption Bureau, the Deputy Minister of Community Development, Territories and Infrastructure of and other members of the organized group at receipt of $ 400,000, for assistance in the conclusion of contracts for the purchase of equipment and equipment.</text:p>
      <text:p text:style-name="P4">
News Source: <text:a xlink:type="simple" xlink:href="https://www.ukrinform.ua/rubric-society/3724978-vaks-vzav-pid-vartu-ekszastupnika-ministra-rozvitku-gromad.html" text:style-name="Internet_20_link" text:visited-style-name="Visited_20_Internet_20_Link">
https://www.ukrinform.ua/rubric-society/3724978-vaks-vzav-pid-vartu-ekszastupnika-ministra-rozvitku-gromad.html</text:a>
</text:p>
      <!--NEWS-->
      <text:h text:style-name="P10" text:outline-level="1">
<text:span text:style-name="T4">
The Armed Forces struck 14 art units, three air defense means and two important enemy objects</text:span>
</text:h>
      <text:p text:style-name="P4">
Authors: Ukrinform (Person)</text:p>
      <text:p text:style-name="P4">
Publisher: Укринформ (Organization)</text:p>
      <text:p text:style-name="P4">
Published Time: 2023-06-19T19:27:14+03:00</text:p>
      <text:p text:style-name="P4">
Modified Time: 2023-06-19T19:27:14+03:00</text:p>
      <text:p text:style-name="P4">
Description: During the day, June 19, the units of rocket troops and artillery of the Armed Forces were struck by 14 art units, 3 air defense and 2 important objects of the enemy. - Ukrinform.</text:p>
      <text:p text:style-name="P4">
Images: ['<text:a xlink:type="simple" xlink:href="https://static.ukrinform.com/photos/2023_05/thumb_files/630_360_1682957743-533.jpg" text:style-name="Internet_20_link" text:visited-style-name="Visited_20_Internet_20_Link">
630_360_16829...</text:a>
']</text:p>
      <text:p text:style-name="P4">
Tags: ['Генштаб', 'ЗСУ', 'Війна з Росією', '#stoprussia']</text:p>
      <text:p text:style-name="P4">
Type: Article</text:p>
      <!--METADATA-->
      <text:p text:style-name="P4">
<draw:frame draw:style-name="fr1" draw:name="Image174" text:anchor-type="as-char" svg:width="6.9236in" svg:height="3.956343in" draw:z-index="0">
<draw:image xlink:href="../Images/yкринформ/2023-06-19T19-27-14-03-00/630_360_1682957743-533.jpg" xlink:type="simple" xlink:show="embed" xlink:actuate="onLoad" draw:mime-type="image/jpeg"/>
</draw:frame>
During June 19, the units of the missile troops and artillery of the Armed Forces were struck by 14 artevisions, 3 air defense and 2 important objects of the enemy.</text:p>
      <text:p text:style-name="P4">
According to Ukrinform, the General Staff of the Armed Forces of Ukraine reported on <text:a xlink:type="simple" xlink:href="https://www.facebook.com/GeneralStaff.ua/posts/pfbid0JLtQQiTDYy1CrQZVCHXVWW5HKmdC1zTUi7kiEjuWrjPpD9tBbC1tbBu4ooK2ivtnl" text:style-name="Internet_20_link" text:visited-style-name="Visited_20_Internet_20_Link">
Facebook</text:a>
.</text:p>
      <text:p text:style-name="P4">
«Підрозділи ракетних військ і артилерії протягом доби уразили три пунктиуправління, шість районів зосередження особового складу та військової технікипротивника, два склади боєприпасів, склад пально-мастильних матеріалів, 14артилерійських підрозділів на вогневих позиціях, три засоби протиповітряноїоборони та ще два важливих об’єкти російських військ», - йдеться уповідомленні.</text:p>
      <text:p text:style-name="P4">
За Даними Генштабу, авіація Сил оборони за добу завдала 15 ударів по районахзосередження особового складу російських військ.</text:p>
      <text:p text:style-name="P4">
Зазначається, що протягом доби російські загарбники завдали чергового ракетно-авіаційного удару по території України, застосувавши чотири крилаті ракети“Калібр” та чотири іранські ударні безпілотні літальні апарати Shahed-136/131.Силами та засобами протиповітряної оборони Повітряних сил Збройних сил Україниусі вісім повітряних цілей було знищено.</text:p>
      <text:p text:style-name="P4">
<text:span text:style-name="T4">
Читайте також:</text:span>
 <text:a xlink:type="simple" xlink:href="https://www.ukrinform.ua/rubric-ato/3724638-na-bahmutskomu-napramku-ukrainski-vijska-prosunulisa-na-dekilkoh-dilankah-minoboroni.html" text:style-name="Internet_20_link" text:visited-style-name="Visited_20_Internet_20_Link">
 На Бахмутському напрямку українські війська просунулисяна декількох ділянках - Міноборони </text:a>
In addition, the enemy caused 32 aviation strikes, making about 40 shelling of the reactive volley fire systems on the positions of Ukrainian troops and inhabited pens. Peaceful people were injured.</text:p>
      <text:p text:style-name="P4">
The likelihood of rocket and aviation strikes throughout Ukraine is high.</text:p>
      <text:p text:style-name="P4">
“The enemy continues to focus on the Bakhmut, Avdeev and Marinsky directions in the Liman, Bakhmut, Avdiiv and Mariin directions. There were 39 fighting collisions during the report, ”the message reads.</text:p>
      <text:p text:style-name="P4">
On <text:span text:style-name="T4">
 Volynskyi </text:span>
 and <text:span text:style-name="T4">
 Polissya directions </text:span>
 Operational situation of non -significant changes. No signs of formation of offensive groups were detected. Napoligon Belarus continues the combat training and coordination of units of the Armed Forces of the Russian Federation before sending them to the area of hostilities in the territory of Ukraine.On <text:span text:style-name="T4">
 Siverskyi </text:span>
 and <text:span text:style-name="T4">
 Slobozhansky directions </text:span>
 The aggressor retains military adventure in border areas with Ukraine. The enemy carried out mortar shelters of settlements of Gramyach of Chernihiv region; Mid-Buddha, Chuikivka, Basivka, Turia of Sumy region, as well as Gur'evkozakhok, Udi, Red Star, Kozaca Lopan, Hlyboka, Oliynyko, Lypka, Teriva , Ogirtseve, Gatyshche, Vovchansk, Zibyne, Okhrimivka, Varvarivka, Nesterne, Budarki, Krasny Yar of Kharkiv region.</text:p>
      <text:p text:style-name="P4">
In the <text:span text:style-name="T4">
 Kupyansk direction </text:span>
 the enemy struck the Kyslivtsi Kharkiv region. Artillery and mortar shelling of the enemy was the first, Novomlinsk, two -year, Western, Kislivka, Brest, Kharkiv region.</text:p>
      <text:p text:style-name="P4">
On the <text:span text:style-name="T4">
 Liman direction </text:span>
 the enemy carried out offensive actions in the directions of Yampolovka, Tornsky, west Dibrovy, Grigorivka and controversial Donetsk region, had no success. In addition, the aggressor struck the pointed point of the disputed Donetsk region. Artillery shelling of Viselakhivka, Nevskoye, Bigorivka of Luhansk region and Torke, Serebryanka, Verkhnyamyanskoye, Rozdolivka of Donetsk region.</text:p>
      <text:p text:style-name="P4">
<text:span text:style-name="T4">
 Read also: </text:span>
 <text:a xlink:type="simple" xlink:href="https://www.ukrinform.ua/rubric-ato/3724633-ukrainski-voini-zvilnili-patihatki-malar.html" text:style-name="Internet_20_link" text:visited-style-name="Visited_20_Internet_20_Link">
Ukrainian warriors released five -haired - <text:span text:style-name="T4">
 painter </text:span>
</text:a>
On the <text:span text:style-name="T4">
 Bakhmut direction </text:span>
 the Russians carried out unsuccessful offensive actions of the Unapryamka Orikhovo-Vasilivka of Donetsk region. In addition, the enemy of the northern and Toretsk strokes. Vasyukivka, Orikhovo-Vasylivka, Bogdanivka, Kalynivka, Yar, Ivanivske, Varyarivka, White Gora, Konstantinovka, Friendship, North Non-Head Oblast were injured from enemy artillery.</text:p>
      <text:p text:style-name="P4">
On <text:span text:style-name="T4">
 Avdiivsky </text:span>
 <text:span text:style-name="T4">
 direction </text:span>
 Russian troops carried out unsuccessful successive actions in the Avdiivka area. The Russians also made artillery units of areas of settlements Orlovka, Avdiivka, Karlovka, Pervomaisk, Nevelskoye Donetsk region.</text:p>
      <text:p text:style-name="P4">
In the <text:span text:style-name="T4">
 Marinsky direction </text:span>
 the forces of Ukraine's defense reflected all the attacks opposed the district of Krasnogorivka, Marinka and Victory. The enemy has struck a bundle in a wiporon <text:a xlink:type="simple" xlink:href="https://www.ukrinform.ua/tag-marinka" text:style-name="Internet_20_link" text:visited-style-name="Visited_20_Internet_20_Link">
Marinka</text:a>
. At the same time, shells made artillery shelling in the areas of settlements Krasnogorovka, St. George, Marinka, Victory of Donetsk region.On <text:span text:style-name="T4">
 Zaporizhzhia </text:span>
 and <text:span text:style-name="T4">
 Kherson directions </text:span>
 The Russian army continues defense. The enemy struck in the areas of Levadny, Green Field and Novodarivka of Zaporizhzhya region. In addition, the aggressor fell firing of settlements Blessed, Makarivka, Storozhevo, Uremivka, Free Field, Green Field, Novopol of Donetsk region; Temirivka, Levadne, Olgivske, Chervone, Gulyaipole, Railway, Magic, Novoandriivka, Shcherbaki, Steppe, Pyotykhatka, Pubkovo, Kamianske Zaporizhzhya Region; Berislav, Tomarina, Cossack, Burguna, Ivanivka, Kherson, Khinson, Dnipro, Dnipro. Sofiyivka of Kherson region.</text:p>
      <text:p text:style-name="P4">
Russian troops continue to suffer great losses on the battlefield. As a result, the enemy continues to convert civilian institutions in the temporarily seized territories of Ukraine into medical institutions.</text:p>
      <text:p text:style-name="P4">
<text:span text:style-name="T4">
 Read also: </text:span>
 [SBU <text:span text:style-name="T4">
 destroyed </text:span>
 enemy Mur-M Station and six units(https://www.ukrinform.ua/rubric-ato/3724941-sbu-znisila-vorozu-stanciu-muromm-i-sist-odinic-bronetehniki.html)Thus, Russian troops were transformed into a military hospital in the Zaporizhzhya region. The dining room housed the operating room, and wards for the wounded were arranged in the training classes. At the same time, this civilian hospital is used as a logistical hub from the redistribution of the enemy and fallen servicemen of the enemy. Severe soldiers of sergeants are transported to medical institutions of Donetsk, Mariupol and Berdyansk by car. Transportation of wounded officers is carried out by the adult Federation.</text:p>
      <text:p text:style-name="P4">
As reported by Ukrinform, the Defense Forces of Ukraine from February 24, 2022 to June 19, 2023 <text:a xlink:type="simple" xlink:href="https://www.ukrinform.ua/rubric-ato/3724627-sili-oboroni-znisili-vze-220-tisac-450-rosijskih-zagarbnikiv.html" text:style-name="Internet_20_link" text:visited-style-name="Visited_20_Internet_20_Link">
eliminated about 220 thousand 450 Russian aggressors</text:a>
, 630 people - in the past day.</text:p>
      <text:p text:style-name="P4">
<text:span text:style-name="T5">
Foto: General Staff of the Armed Forces</text:span>
</text:p>
      <text:p text:style-name="P4">
News Source: <text:a xlink:type="simple" xlink:href="https://www.ukrinform.ua/rubric-ato/3724980-zsu-vrazili-14-artpidrozdiliv-tri-zasobi-ppo-ta-dva-vazlivih-obekti-voroga.html" text:style-name="Internet_20_link" text:visited-style-name="Visited_20_Internet_20_Link">
https://www.ukrinform.ua/rubric-ato/3724980-zsu-vrazili-14-artpidrozdiliv-tri-zasobi-ppo-ta-dva-vazlivih-obekti-voroga.html</text:a>
</text:p>
      <!--NEWS-->
      <text:h text:style-name="P10" text:outline-level="1">
<text:span text:style-name="T4">
The UN evaluated the consequences of the Russian invasion for Ukrainians - as revenue fell</text:span>
</text:h>
      <text:p text:style-name="P4">
Authors: Ukrinform (Person)</text:p>
      <text:p text:style-name="P4">
Publisher: Укринформ (Organization)</text:p>
      <text:p text:style-name="P4">
Published Time: 2023-06-19T19:34:02+03:00</text:p>
      <text:p text:style-name="P4">
Modified Time: 2023-06-19T19:34:02+03:00</text:p>
      <text:p text:style-name="P4">
Description: Since February 2022, when Russia began a full invasion of Ukraine, 65% of Ukrainian households decreased in revenue. - Ukrinform.</text:p>
      <text:p text:style-name="P4">
Images: ['<text:a xlink:type="simple" xlink:href="https://static.ukrinform.com/photos/2020_05/thumb_files/630_360_1588695326-845.jpeg" text:style-name="Internet_20_link" text:visited-style-name="Visited_20_Internet_20_Link">
630_360_15886...</text:a>
']</text:p>
      <text:p text:style-name="P4">
Tags: ['Економіка', 'ООН', 'Україна', 'Зарплата', 'Безробіття', 'Війна з Росією']</text:p>
      <text:p text:style-name="P4">
Type: Article</text:p>
      <!--METADATA-->
      <text:p text:style-name="P4">
<draw:frame draw:style-name="fr1" draw:name="Image175" text:anchor-type="as-char" svg:width="6.9236in" svg:height="3.956343in" draw:z-index="0">
<draw:image xlink:href="../Images/yкринформ/2023-06-19T19-34-02-03-00/630_360_1588695326-845.jpeg" xlink:type="simple" xlink:show="embed" xlink:actuate="onLoad" draw:mime-type="image/jpeg"/>
</draw:frame>
Pour in 2022, when Russia launched a full invasion of Ukraine, in65% of Ukrainian households decreased income.</text:p>
      <text:p text:style-name="P4">
This is evidenced by the United Nations in Ukraine, which has published the impact of war on people, Ukrinform reports with reference to <text:a xlink:type="simple" xlink:href="https://ukraine.un.org/uk/237104-%D0%BE%D1%86%D1%96%D0%BD%D0%BA%D0%B0-%D0%B2%D0%BF%D0%BB%D0%B8%D0%B2%D1%83-%D0%B2%D1%96%D0%B9%D0%BD%D0%B8-%D0%BD%D0%B0-%D0%BB%D1%8E%D0%B4%D0%B5%D0%B9-%D0%B2%D0%B8%D1%8F%D0%B2%D0%B8%D0%BB%D0%B0-%D0%BC%D0%B0%D1%81%D1%88%D1%82%D0%B0%D0%B1%D0%BD%D1%96-%D0%BD%D0%B0%D1%81%D0%BB%D1%96%D0%B4%D0%BA%D0%B8-%D1%80%D0%BE%D1%81%D1%96%D0%B9%D1%81%D1%8C%D0%BA%D0%BE%D0%B3%D0%BE-%D0%B2%D1%82%D0%BE%D1%80%D0%B3%D0%BD%D0%B5%D0%BD%D0%BD%D1%8F-%D0%B4%D0%BB%D1%8F" text:style-name="Internet_20_link" text:visited-style-name="Visited_20_Internet_20_Link">
UN Representation in Ukraine</text:a>
.</text:p>
      <text:p text:style-name="P4">
"65% домогосподарств повідомили про зниження доходів з лютого 2022 року;частка сімей, для яких основним джерелом доходу є <text:a xlink:type="simple" xlink:href="https://www.ukrinform.ua/tag-zarplata" text:style-name="Internet_20_link" text:visited-style-name="Visited_20_Internet_20_Link">
 оплачувана</text:a>
Work decreased from 67 to 53%, "is in the presents.</text:p>
      <text:p text:style-name="P4">
According to the UN, the lowest level of income has IDPs, persons with disabilities of the elderly.</text:p>
      <text:p text:style-name="P4">
<text:span text:style-name="T4">
 Read also: </text:span>
 <text:a xlink:type="simple" xlink:href="https://www.ukrinform.ua/rubric-economy/3720037-tretina-ukrainciv-spodivautsa-na-pokrasenna-dobrobutu-simi-ta-kraini.html" text:style-name="Internet_20_link" text:visited-style-name="Visited_20_Internet_20_Link">
one third of Ukrainians hope for improving the welfare of the family and country</text:a>
At the same time, 45% of the population of Ukraine belongs to at least one vulnerable group.</text:p>
      <text:p text:style-name="P4">
The UN predicts that in 2023 the unemployment rate will be 18.3%.</text:p>
      <text:p text:style-name="P4">
At the same time, 44% of households, according to the organization, can not allow more so far, the share of households with insufficient consumption of products of products has increased to a third. 43% of households reported that it is limited to portions and/or cheaper products.</text:p>
      <text:p text:style-name="P4">
According to the UN assessment, although the standard of living and access to basic services stabilized after the first months of a full -scale war, in the winter of 2022/2023, the living conditions of Ukrainian Ukrainians have deteriorated due to problems in providing utilities throughout Ukraine. Health and education industries have been similar. It is estimated that 22% of households spend more than a quarter of their monthly health care, and 11% of young people noted that they did not have access to daylight education.<text:span text:style-name="T4">
 Read also: </text:span>
 <text:a xlink:type="simple" xlink:href="https://www.ukrinform.ua/rubric-economy/3719622-realni-zarplati-u-privatnomu-sektori-prakticno-pripinili-padinna-oglad-nbu.html" text:style-name="Internet_20_link" text:visited-style-name="Visited_20_Internet_20_Link">
real salaries in the private sector practically stopping - NBU review</text:a>
In addition, the UN noted that IDPs and Roma communities are faced with discrimination when searching for work or housing.</text:p>
      <text:p text:style-name="P4">
"The data that includes this evaluation emphasize the serious consequences of the Russian co -inspection, especially for the most vulnerable sections of the population of Ukraine. Recommendations given in the document will also help to direct the entire system in its cooperation with the government, communities and civil society in Ukrainian providing them with the necessary assistance to them. Path to recovery, ”Deniz Brown said in Ukraine.</text:p>
      <text:p text:style-name="P4">
The document provides basic recommendations for the Government of Ukraine, international uniform organizations, donors and international financial institutions. It is also pronounced on the need to develop a policy aimed at restoring agricultural production, investing in education and vocational training, providing priority to measures to provide means of remedies that reflect economic and demographic changes in Ukraine, as well as the construction of an inclusive society during and after war.</text:p>
      <text:p text:style-name="P4">
Twelve UN agencies have joined the joint initiative for the technical coordination of UNDP, which was implemented by the Office of the President and the Government of Ukraine.</text:p>
      <text:p text:style-name="P4">
<text:span text:style-name="T4">
 Read also: </text:span>
 <text:a xlink:type="simple" xlink:href="https://www.ukrinform.ua/rubric-economy/3715972-nacbank-prognozue-postupove-skorocenna-rivna-bezrobitta.html" text:style-name="Internet_20_link" text:visited-style-name="Visited_20_Internet_20_Link">
National Bank predicts a gradual reduction of unemployment levels</text:a>
As it was reported, in January the International Human Rights Organization <text:a xlink:type="simple" xlink:href="https://www.ukrinform.ua/rubric-society/3650943-katastroficni-naslidki-vijni-dla-civilnih-zvit-hrw-pro-prava-ludini-v-ukraini-u-2022-roci.html" text:style-name="Internet_20_link" text:visited-style-name="Visited_20_Internet_20_Link">
Human Rights Watch</text:a>
reported that the war in Ukraine had catastrophic consequences for the civilian population.</text:p>
      <text:p text:style-name="P4">
News Source: <text:a xlink:type="simple" xlink:href="https://www.ukrinform.ua/rubric-economy/3724982-oon-ocinila-naslidki-rosijskogo-vtorgnenna-dla-ukrainciv-ak-vpali-dohodi.html" text:style-name="Internet_20_link" text:visited-style-name="Visited_20_Internet_20_Link">
https://www.ukrinform.ua/rubric-economy/3724982-oon-ocinila-naslidki-rosijskogo-vtorgnenna-dla-ukrainciv-ak-vpali-dohodi.html</text:a>
</text:p>
      <!--NEWS-->
      <text:h text:style-name="P10" text:outline-level="1">
<text:span text:style-name="T4">
Schmigal: We expect to get the next tranche from the MFV by $ 900 million in the near future</text:span>
</text:h>
      <text:p text:style-name="P4">
Authors: Ukrinform (Person)</text:p>
      <text:p text:style-name="P4">
Publisher: Укринформ (Organization)</text:p>
      <text:p text:style-name="P4">
Published Time: 2023-06-19T19:39:00+03:00</text:p>
      <text:p text:style-name="P4">
Modified Time: 2023-06-19T19:39:00+03:00</text:p>
      <text:p text:style-name="P4">
Description: Ukraine expects to receive the next tranche from the International Monetary Fund for the amount of $ 900 million in the near future. - Ukrinform.</text:p>
      <text:p text:style-name="P4">
Images: ['<text:a xlink:type="simple" xlink:href="https://static.ukrinform.com/photos/2023_02/thumb_files/630_360_1676995305-131.jpg" text:style-name="Internet_20_link" text:visited-style-name="Visited_20_Internet_20_Link">
630_360_16769...</text:a>
']</text:p>
      <text:p text:style-name="P4">
Tags: ['Кабмін', 'МВФ', 'Гроші', 'Шмигаль']</text:p>
      <text:p text:style-name="P4">
Type: Article</text:p>
      <!--METADATA-->
      <text:p text:style-name="P4">
<draw:frame draw:style-name="fr1" draw:name="Image176" text:anchor-type="as-char" svg:width="6.9236in" svg:height="3.956343in" draw:z-index="0">
<draw:image xlink:href="../Images/yкринформ/2023-06-19T19-39-00-03-00/630_360_1676995305-131.jpg" xlink:type="simple" xlink:show="embed" xlink:actuate="onLoad" draw:mime-type="image/jpeg"/>
</draw:frame>
Ukraine is in the near future to receive the next tranche from an international monetary fund worth $ 900 million.</text:p>
      <text:p text:style-name="P4">
Prime Minister Denis Shmigal said this <text:a xlink:type="simple" xlink:href="https://t.me/Denys_Smyhal/5427" text:style-name="Internet_20_link" text:visited-style-name="Visited_20_Internet_20_Link">
Government meeting</text:a>
, reports Ukrinform.</text:p>
      <text:p text:style-name="P4">
"At today's government meeting, we also make a key solution for the state -level stability of the state - we approve the updated letter about the intention of the Memorandum with the International Monetary Fund on Economic and Financial Policy," Shmigal said.</text:p>
      <text:p text:style-name="P4">
According to him, the documents recorded the obligations of Ukraine, which it seizes and will realize in the future.</text:p>
      <text:p text:style-name="P4">
*!(https://www.ukrinform.ua/rubric-economy/3720176-mvf-uhvalit-risenna-pro-nastupnij-trans-dla-ukraini-naprikinci-cervna.html)“This is, in particular, improving climate business, strengthening the rule of law, combating corruption. We expect to get the next tranche of the Fund for the amount of $ 900 million in the near future, ”Shmigal said.</text:p>
      <text:p text:style-name="P4">
It was reported that the continuation of Ukraine's cooperation with <text:a xlink:type="simple" xlink:href="https://www.ukrinform.ua/tag-mvf" text:style-name="Internet_20_link" text:visited-style-name="Visited_20_Internet_20_Link">
IMF</text:a>
It will positively affect the negotiation process by the Posvitic Bank, the European Commission and other international organizations and the involvement of financial resources.</text:p>
      <text:p text:style-name="P4">
<text:span text:style-name="T5">
Foto: CMU</text:span>
</text:p>
      <text:p text:style-name="P4">
News Source: <text:a xlink:type="simple" xlink:href="https://www.ukrinform.ua/rubric-economy/3724984-smigal-ocikuemo-najblizcim-casom-otrimati-nastupnij-trans-vid-mfv-na-900-miljoniv.html" text:style-name="Internet_20_link" text:visited-style-name="Visited_20_Internet_20_Link">
https://www.ukrinform.ua/rubric-economy/3724984-smigal-ocikuemo-najblizcim-casom-otrimati-nastupnij-trans-vid-mfv-na-900-miljoniv.html</text:a>
</text:p>
      <!--NEWS-->
      <text:h text:style-name="P10" text:outline-level="1">
<text:span text:style-name="T4">
The Government approved the procedure for payment of 5 thousand victims due to undermining the Kakhovskaya hydroelectric power station</text:span>
</text:h>
      <text:p text:style-name="P4">
Authors: Ukrinform (Person)</text:p>
      <text:p text:style-name="P4">
Publisher: Укринформ (Organization)</text:p>
      <text:p text:style-name="P4">
Published Time: 2023-06-19T19:43:00+03:00</text:p>
      <text:p text:style-name="P4">
Modified Time: 2023-06-19T19:43:00+03:00</text:p>
      <text:p text:style-name="P4">
Description: The Cabinet of Ministers has determined the procedure for payment of one -time financial assistance in the amount of UAH 5 thousand victims of floods as a result of the exploration of the Kakhovskaya hydroelectric power station. - Ukrinform.</text:p>
      <text:p text:style-name="P4">
Images: ['<text:a xlink:type="simple" xlink:href="https://static.ukrinform.com/photos/2023_03/thumb_files/630_360_1678738628-217.jpg" text:style-name="Internet_20_link" text:visited-style-name="Visited_20_Internet_20_Link">
630_360_16787...</text:a>
']</text:p>
      <text:p text:style-name="P4">
Tags: ['Уряд', 'допомога', 'Каховська ГЕС', 'Затоплення']</text:p>
      <text:p text:style-name="P4">
Type: Article</text:p>
      <!--METADATA-->
      <text:p text:style-name="P4">
<draw:frame draw:style-name="fr1" draw:name="Image177" text:anchor-type="as-char" svg:width="6.9236in" svg:height="3.956343in" draw:z-index="0">
<draw:image xlink:href="../Images/yкринформ/2023-06-19T19-43-00-03-00/630_360_1678738628-217.jpg" xlink:type="simple" xlink:show="embed" xlink:actuate="onLoad" draw:mime-type="image/jpeg"/>
</draw:frame>
The Cabinet of Ministers determined the procedure for payment of one -time financial assistance in the amount of UAH 5 thousand victims of floods as a result of the exploration of the Russians of the Kakhovskaya hydroelectric power station.</text:p>
      <text:p text:style-name="P4">
This was reported by Prime Minister Denis Shmigal on <text:a xlink:type="simple" xlink:href="https://t.me/Denys_Smyhal/5427" text:style-name="Internet_20_link" text:visited-style-name="Visited_20_Internet_20_Link">
Government meeting</text:a>
On Monday, Ukrinform reports.</text:p>
      <text:p text:style-name="P4">
“Today we establish the procedure for payment of one -time financial assistance in a size of UAH 5 thousand for persons living in the flooding zone in <text:a xlink:type="simple" xlink:href="https://www.ukrinform.ua/tag-hersonsina" text:style-name="Internet_20_link" text:visited-style-name="Visited_20_Internet_20_Link">
Kherson</text:a>
But the Nikolaev regions, ”he said.</text:p>
      <text:p text:style-name="P4">
The Prime Minister reminded that the government allocated UAH 980 million from the Fund for the Elimination of the Consequences of Armored Aggression for Payment of Compensation to People whose homes were damaged or reinstated as a result of a terrorist attack at the Kakhovsk Hydroelectric Power Plant. Another UAH 560 million - for one -off and victims.</text:p>
      <text:p text:style-name="P4">
In addition, according to Shmigal, the Cabinet of Ministers has allocated almost UAH 2.5 billion for the provision of southern Ukraine with drinking water.</text:p>
      <text:p text:style-name="P4">
<text:span text:style-name="T4">
 Read also: </text:span>
 <text:a xlink:type="simple" xlink:href="https://www.ukrinform.ua/rubric-vidbudova/3724935-na-vidnovlenna-poskodzenogo-zitla-na-hersonsini-potribno-blizko-70-milardiv-ekspert.html" text:style-name="Internet_20_link" text:visited-style-name="Visited_20_Internet_20_Link">
to repair damaged <text:span text:style-name="T4">
 housing </text:span>
 in Kherson region about $ 70 billion - expert</text:a>
As <text:a xlink:type="simple" xlink:href="https://www.ukrinform.ua/rubric-other_news/3723441-pidriv-rosianami-kahovskoi-ges-usi-novini.html" text:style-name="Internet_20_link" text:visited-style-name="Visited_20_Internet_20_Link">
reported</text:a>
, at night, on June 6, the Russian army blown up the dam of Kakhovka hydroelectric power station.</text:p>
      <text:p text:style-name="P4">
As of the morning of June 19, five populated points on the Right Bank remained flooded in Kherson region, in general - <text:a xlink:type="simple" xlink:href="https://www.ukrinform.ua/rubric-regions/3724686-na-hersonsini-pidtoplenimi-zalisautsa-22-naseleni-punkti.html" text:style-name="Internet_20_link" text:visited-style-name="Visited_20_Internet_20_Link">
22 settlements</text:a>
.</text:p>
      <text:p text:style-name="P4">
It is known about the death of 17 civilians as a result of the blasting of Russian troops by Russian troops. Another 31 people are considered missing.</text:p>
      <text:p text:style-name="P4">
News Source: <text:a xlink:type="simple" xlink:href="https://www.ukrinform.ua/rubric-regions/3724985-urad-zatverdiv-poradok-viplati-po-5-tisac-postrazdalim-cerez-pidriv-kahovskoi-ges.html" text:style-name="Internet_20_link" text:visited-style-name="Visited_20_Internet_20_Link">
https://www.ukrinform.ua/rubric-regions/3724985-urad-zatverdiv-poradok-viplati-po-5-tisac-postrazdalim-cerez-pidriv-kahovskoi-ges.html</text:a>
</text:p>
      <!--NEWS-->
      <text:h text:style-name="P10" text:outline-level="1">
<text:span text:style-name="T4">
RF Army from heavy artillery fired at Nikopol, wounded civilian</text:span>
</text:h>
      <text:p text:style-name="P4">
Authors: Ukrinform (Person)</text:p>
      <text:p text:style-name="P4">
Publisher: Укринформ (Organization)</text:p>
      <text:p text:style-name="P4">
Published Time: 2023-06-19T19:47:06+03:00</text:p>
      <text:p text:style-name="P4">
Modified Time: 2023-06-19T19:47:06+03:00</text:p>
      <text:p text:style-name="P4">
Description: The Russian army on heavy artillery fired at Nikopol in Dnipropetrovsk, a man was wounded. - Ukrinform.</text:p>
      <text:p text:style-name="P4">
Images: ['<text:a xlink:type="simple" xlink:href="https://static.ukrinform.com/photos/2023_06/thumb_files/630_360_1687193142-292.jpg" text:style-name="Internet_20_link" text:visited-style-name="Visited_20_Internet_20_Link">
630_360_16871...</text:a>
']</text:p>
      <text:p text:style-name="P4">
Tags: ['Нікополь', 'Обстріл', 'Війна з Росією']</text:p>
      <text:p text:style-name="P4">
Type: Article</text:p>
      <!--METADATA-->
      <text:p text:style-name="P4">
<draw:frame draw:style-name="fr1" draw:name="Image178" text:anchor-type="as-char" svg:width="6.9236in" svg:height="3.956343in" draw:z-index="0">
<draw:image xlink:href="../Images/yкринформ/2023-06-19T19-47-06-03-00/630_360_1687193142-292.jpg" xlink:type="simple" xlink:show="embed" xlink:actuate="onLoad" draw:mime-type="image/jpeg"/>
</draw:frame>
Russian army from heavy artillery fired at Nikopol in Dnipropetrovsk, wounded.</text:p>
      <text:p text:style-name="P4">
About it in <text:a xlink:type="simple" xlink:href="https://t.me/mykola_lukashuk/5152" text:style-name="Internet_20_link" text:visited-style-name="Visited_20_Internet_20_Link">
telegram</text:a>
Mykola Lukashuk, the Chief Properepetrovsk Regional Council, reported, Ukrinform reports.</text:p>
      <text:p text:style-name="P4">
"The enemy <text:a xlink:type="simple" xlink:href="https://www.ukrinform.ua/tag-obstril" text:style-name="Internet_20_link" text:visited-style-name="Visited_20_Internet_20_Link">
fired</text:a>
Nikopol from heavy artillery. The man was born in 1950, "Lukashuk wrote.</text:p>
      <text:p text:style-name="P4">
According to him, the man had a pre-mine-explosive injury, he was taken to the Dnieper.</text:p>
      <text:p text:style-name="P4">
The chairman of the regional council noted that in the city 2 business structures were destroyed as a result of shelling, 16 private residential buildings, 9 outbuildings, a gas pipeline and a power line were damaged.</text:p>
      <text:p text:style-name="P4">
<text:span text:style-name="T4">
 Read also: </text:span>
 <text:a xlink:type="simple" xlink:href="https://www.ukrinform.ua/rubric-ato/3724966-rosiani-obstrilali-z-artilerii-berislavskij-rajon-troe-poranenih.html" text:style-name="Internet_20_link" text:visited-style-name="Visited_20_Internet_20_Link">
Russians <text:span text:style-name="T4">
 fired </text:span>
 from artillery Berislav district, three wounded</text:a>
As it was reported, on June 18, the Russian invaders fired Nikopol, damaging the objects of critical infrastructure.</text:p>
      <text:p text:style-name="P4">
News Source: <text:a xlink:type="simple" xlink:href="https://www.ukrinform.ua/rubric-ato/3724986-armia-rf-z-vazkoi-artilerii-obstrilala-nikopol-poranenij-civilnij.html" text:style-name="Internet_20_link" text:visited-style-name="Visited_20_Internet_20_Link">
https://www.ukrinform.ua/rubric-ato/3724986-armia-rf-z-vazkoi-artilerii-obstrilala-nikopol-poranenij-civilnij.html</text:a>
</text:p>
      <!--NEWS-->
      <text:h text:style-name="P10" text:outline-level="1">
<text:span text:style-name="T4">
The Cabinet of Ministers approved the order of management of household waste in special conditions</text:span>
</text:h>
      <text:p text:style-name="P4">
Authors: Ukrinform (Person)</text:p>
      <text:p text:style-name="P4">
Publisher: Укринформ (Organization)</text:p>
      <text:p text:style-name="P4">
Published Time: 2023-06-19T19:49:00+03:00</text:p>
      <text:p text:style-name="P4">
Modified Time: 2023-06-19T19:49:00+03:00</text:p>
      <text:p text:style-name="P4">
Description: The Cabinet of Ministers has approved the procedure for managing household waste in special conditions in communities where hostilities were conducted or conducted. - Ukrinform.</text:p>
      <text:p text:style-name="P4">
Images: ['<text:a xlink:type="simple" xlink:href="https://static.ukrinform.com/photos/2018_06/thumb_files/630_360_1528649492-9065.jpg" text:style-name="Internet_20_link" text:visited-style-name="Visited_20_Internet_20_Link">
630_360_15286...</text:a>
']</text:p>
      <text:p text:style-name="P4">
Tags: ['Кабмін', 'Сміття', 'Війна з Росією']</text:p>
      <text:p text:style-name="P4">
Type: Article</text:p>
      <!--METADATA-->
      <text:p text:style-name="P4">
<draw:frame draw:style-name="fr1" draw:name="Image179" text:anchor-type="as-char" svg:width="6.9236in" svg:height="3.956343in" draw:z-index="0">
<draw:image xlink:href="../Images/yкринформ/2023-06-19T19-49-00-03-00/630_360_1528649492-9065.jpg" xlink:type="simple" xlink:show="embed" xlink:actuate="onLoad" draw:mime-type="image/jpeg"/>
</draw:frame>
Cabinet ministers have approved the order of management of household waste in special conditions of communities where hostilities were conducted or conducted.</text:p>
      <text:p text:style-name="P4">
This was reported in <text:a xlink:type="simple" xlink:href="https://t.me/tmelnychuk/2517" text:style-name="Internet_20_link" text:visited-style-name="Visited_20_Internet_20_Link">
telegram</text:a>
The CMU permanent representative in the Verkhovna Rada Taras Melnychuk, reports Ukrinform.</text:p>
      <text:p text:style-name="P4">
“The order determines the features of household management <text:a xlink:type="simple" xlink:href="https://www.ukrinform.ua/tag-smitta" text:style-name="Internet_20_link" text:visited-style-name="Visited_20_Internet_20_Link">
waste</text:a>
in special conditions in the territories that are laid to the list of territories on which they are conducted(It was kept)hostilities of either the occupied Russian Federation, which is approved by the Ministry of Reintegration; During the elimination of emergencies of technogenic, natural or military character, ”Melnychuk said.</text:p>
      <text:p text:style-name="P4">
He added that the order is applied in special conditions and within 90 calendar days after the termination or abolition of martial law.</text:p>
      <text:p text:style-name="P4">
<text:span text:style-name="T4">
 Read also: </text:span>
 <text:a xlink:type="simple" xlink:href="https://www.ukrinform.ua/rubric-regions/3707225-problemi-zi-smittam-herson-prosit-spectehniku-aku-peredali-v-arma.html" text:style-name="Internet_20_link" text:visited-style-name="Visited_20_Internet_20_Link">
problems with <text:span text:style-name="T4">
 garbage </text:span>
 m: Kherson asks for special equipment that was transmitted to ARMA</text:a>
Prime Minister Denis Shmigal, when opening a government meeting, stated: “We prescribe an algorithm for the arrangement of temporary storage sites with the relevant requirements of environmental, fire safety and protection. This will ensure our cities and villages from debris. ”</text:p>
      <text:p text:style-name="P4">
As <text:a xlink:type="simple" xlink:href="https://www.ukrinform.ua/rubric-regions/3724520-na-hersonsini-pracuut-komunalniki-z-13-regioniv-ukraini-op.html" text:style-name="Internet_20_link" text:visited-style-name="Visited_20_Internet_20_Link">
reported</text:a>
, in the Kherson region, which was injured as a result of the undermining of Kakhovskaya hydroelectric power plants, public utilities from 13 regions of Ukraine work.</text:p>
      <text:p text:style-name="P4">
News Source: <text:a xlink:type="simple" xlink:href="https://www.ukrinform.ua/rubric-regions/3724987-urad-zatverdiv-poradok-upravlinna-pobutovimi-vidhodami-v-osoblivih-umovah.html" text:style-name="Internet_20_link" text:visited-style-name="Visited_20_Internet_20_Link">
https://www.ukrinform.ua/rubric-regions/3724987-urad-zatverdiv-poradok-upravlinna-pobutovimi-vidhodami-v-osoblivih-umovah.html</text:a>
</text:p>
      <!--NEWS-->
      <text:h text:style-name="P10" text:outline-level="1">
<text:span text:style-name="T4">
Trade missions in Africa will take care of a separate state -owned enterprise - government decision</text:span>
</text:h>
      <text:p text:style-name="P4">
Authors: Ukrinform (Person)</text:p>
      <text:p text:style-name="P4">
Publisher: Укринформ (Organization)</text:p>
      <text:p text:style-name="P4">
Published Time: 2023-06-19T19:52:00+03:00</text:p>
      <text:p text:style-name="P4">
Modified Time: 2023-06-19T19:52:00+03:00</text:p>
      <text:p text:style-name="P4">
Description: The Cabinet of Ministers agreed by the proposal of the Ministry of Agriculture on the formation of a limited liability company "Ukrainian-African trade mission", 100% of which will belong to the state. - Ukrinform.</text:p>
      <text:p text:style-name="P4">
Images: ['<text:a xlink:type="simple" xlink:href="https://static.ukrinform.com/photos/2019_09/thumb_files/630_360_1567497060-680.jpg" text:style-name="Internet_20_link" text:visited-style-name="Visited_20_Internet_20_Link">
630_360_15674...</text:a>
']</text:p>
      <text:p text:style-name="P4">
Tags: ['Африка', 'Торгівля', 'Україна', 'Уряд']</text:p>
      <text:p text:style-name="P4">
Type: Article</text:p>
      <!--METADATA-->
      <text:p text:style-name="P4">
<draw:frame draw:style-name="fr1" draw:name="Image180" text:anchor-type="as-char" svg:width="6.9236in" svg:height="3.956343in" draw:z-index="0">
<draw:image xlink:href="../Images/yкринформ/2023-06-19T19-52-00-03-00/630_360_1567497060-680.jpg" xlink:type="simple" xlink:show="embed" xlink:actuate="onLoad" draw:mime-type="image/jpeg"/>
</draw:frame>
The Cabinet of Ministers agreed the proposal of the Ministry of Agriculture on the formation of a company with limited responsibility "Ukrainian-African trade mission", 100% of which will depend on the state.</text:p>
      <text:p text:style-name="P4">
According to Ukrinform, a permanent representative of the Cabinet of Ministers in the Verkhovna Rada Taras Melnychuk in [telegram] reported this in the Verkhovna Rada in the Verkhovna Rada(https://t.me/tmelnychuk/2518) <text:a xlink:type="simple" xlink:href="https://t.me/tmelnychuk/2518" text:style-name="Internet_20_link" text:visited-style-name="Visited_20_Internet_20_Link">
 . </text:a>
"The proposal of the Ministry of Agrarian Policy and Food on the formation of a limited liability company" Ukrainian -African trade mission ", the authorized capital of which is 1 thousand hryvnia .</text:p>
      <text:p text:style-name="P4">
He noted that the mission will act on a permanent basis for providing the external economic interests of Ukraine in the states <text:a xlink:type="simple" xlink:href="https://www.ukrinform.ua/tag-afrika" text:style-name="Internet_20_link" text:visited-style-name="Visited_20_Internet_20_Link">
Africa</text:a>
and maintaining the process of providing humanitarian assistance by providing advisory services.</text:p>
      <text:p text:style-name="P4">
Ukraine has reported that Ukraine supplies food to African countries within the UN -Humanitarian Programs and Grain From Ukraine.</text:p>
      <text:p text:style-name="P4">
<text:span text:style-name="T4">
 Read also: </text:span>
 <text:a xlink:type="simple" xlink:href="https://www.ukrinform.ua/rubric-regions/3724987-urad-zatverdiv-poradok-upravlinna-pobutovimi-vidhodami-v-osoblivih-umovah.html" text:style-name="Internet_20_link" text:visited-style-name="Visited_20_Internet_20_Link">
<text:span text:style-name="T4">
 Government </text:span>
 approved the order of managing household waste in special conditions</text:a>
Grain from Ukraine was initiated by President of Ukraine Volodymyr Zelenskyy. It provides for the purchase of Ukrainian grain by partner countries and transfer to its states who suffer from the humanitarian crisis. The program is implemented with a parliament with the World Food Program under the auspices of the UN.</text:p>
      <text:p text:style-name="P4">
News Source: <text:a xlink:type="simple" xlink:href="https://www.ukrinform.ua/rubric-economy/3724989-torgivelnimi-misiami-v-krainah-afriki-opikuvatimetsa-okreme-derzpidpriemstvo-risenna-uradu.html" text:style-name="Internet_20_link" text:visited-style-name="Visited_20_Internet_20_Link">
https://www.ukrinform.ua/rubric-economy/3724989-torgivelnimi-misiami-v-krainah-afriki-opikuvatimetsa-okreme-derzpidpriemstvo-risenna-uradu.html</text:a>
</text:p>
      <!--NEWS-->
      <text:h text:style-name="P10" text:outline-level="1">
<text:span text:style-name="T4">
Angelina Kalinina came out to the 1/8 finals of WTA tournament in Birmingham</text:span>
</text:h>
      <text:p text:style-name="P4">
Authors: Ukrinform (Person)</text:p>
      <text:p text:style-name="P4">
Publisher: Укринформ (Organization)</text:p>
      <text:p text:style-name="P4">
Published Time: 2023-06-19T19:55:28+03:00</text:p>
      <text:p text:style-name="P4">
Modified Time: 2023-06-19T19:55:28+03:00</text:p>
      <text:p text:style-name="P4">
Description: The first "racket" of Ukraine Angelina Kalinina has successfully started at the Women's Tennis Association (WTA) - Rothsay Classic - in Birmingham (UK) with a prize fund of $ 259.303 thousand - Ukrinform.</text:p>
      <text:p text:style-name="P4">
Images: ['<text:a xlink:type="simple" xlink:href="https://static.ukrinform.com/photos/2023_06/thumb_files/630_360_1686898760-804.jpg" text:style-name="Internet_20_link" text:visited-style-name="Visited_20_Internet_20_Link">
630_360_16868...</text:a>
']</text:p>
      <text:p text:style-name="P4">
Tags: ['Теніс', 'Ангеліна Калініна']</text:p>
      <text:p text:style-name="P4">
Type: Article</text:p>
      <!--METADATA-->
      <text:p text:style-name="P4">
<draw:frame draw:style-name="fr1" draw:name="Image181" text:anchor-type="as-char" svg:width="6.9236in" svg:height="3.956343in" draw:z-index="0">
<draw:image xlink:href="../Images/yкринформ/2023-06-19T19-55-28-03-00/630_360_1686898760-804.jpg" xlink:type="simple" xlink:show="embed" xlink:actuate="onLoad" draw:mime-type="image/jpeg"/>
</draw:frame>
The first "racket" of Ukraine Angelina Kalinina has successfully started at the Women's Tenisa Association tournament(WTA)- Rothsay Classic - in Birmingham(United Kingdom)With a prize fund $ 259.303 thousand</text:p>
      <text:p text:style-name="P4">
In the first round of the competition, it was sown under the 5th number of Kalinin in 1 hour 50 minutes mowed the mountain over American Alisha Parks - 6: 4, 6: 4, reports Ukrinform.</text:p>
      <text:p text:style-name="P4">
Kalinin will meet with the winner of the British handling Harriet Dart - Jodi Barredj.</text:p>
      <text:p text:style-name="P4">
<text:span text:style-name="T4">
 Read also: </text:span>
 <text:a xlink:type="simple" xlink:href="https://www.ukrinform.ua/rubric-sports/3724518-sacko-vigrav-persij-u-kareri-turnir-rivna-atp-challenger.html" text:style-name="Internet_20_link" text:visited-style-name="Visited_20_Internet_20_Link">
Sachko won the first atp Challenger level in his career</text:a>
The Birmingham tournament will last until June 25.</text:p>
      <text:p text:style-name="P4">
Photo: Getty Images.</text:p>
      <text:p text:style-name="P4">
News Source: <text:a xlink:type="simple" xlink:href="https://www.ukrinform.ua/rubric-sports/3724991-angelina-kalinina-vijsla-do-18-finalu-turniru-wta-u-birmingemi.html" text:style-name="Internet_20_link" text:visited-style-name="Visited_20_Internet_20_Link">
https://www.ukrinform.ua/rubric-sports/3724991-angelina-kalinina-vijsla-do-18-finalu-turniru-wta-u-birmingemi.html</text:a>
</text:p>
      <!--NEWS-->
      <text:h text:style-name="P10" text:outline-level="1">
<text:span text:style-name="T4">
Shmigal told about key aspects of the Conference on Recovery of Ukraine in London</text:span>
</text:h>
      <text:p text:style-name="P4">
Authors: Ukrinform (Person)</text:p>
      <text:p text:style-name="P4">
Publisher: Укринформ (Organization)</text:p>
      <text:p text:style-name="P4">
Published Time: 2023-06-19T19:58:00+03:00</text:p>
      <text:p text:style-name="P4">
Modified Time: 2023-06-19T19:58:00+03:00</text:p>
      <text:p text:style-name="P4">
Description: The Prime Minister of Ukraine Denis Shmigal reported three key aspects that focus on the Ukrainian Restoration Conference in London. - Ukrinform.</text:p>
      <text:p text:style-name="P4">
Images: ['<text:a xlink:type="simple" xlink:href="https://static.ukrinform.com/photos/2023_06/thumb_files/630_360_1687193803-120.jpg" text:style-name="Internet_20_link" text:visited-style-name="Visited_20_Internet_20_Link">
630_360_16871...</text:a>
']</text:p>
      <text:p text:style-name="P4">
Tags: ['Лондон', 'Шмигаль', 'Конференція', 'Відбудова']</text:p>
      <text:p text:style-name="P4">
Type: Article</text:p>
      <!--METADATA-->
      <text:p text:style-name="P4">
<draw:frame draw:style-name="fr1" draw:name="Image182" text:anchor-type="as-char" svg:width="6.9236in" svg:height="3.956343in" draw:z-index="0">
<draw:image xlink:href="../Images/yкринформ/2023-06-19T19-58-00-03-00/630_360_1687193803-120.jpg" xlink:type="simple" xlink:show="embed" xlink:actuate="onLoad" draw:mime-type="image/jpeg"/>
</draw:frame>
The Prime Minister of Ukraine Denis Shmigal reported three key aspects at which the zinc is at the London Recovery Conference.</text:p>
      <text:p text:style-name="P4">
He said this at <text:a xlink:type="simple" xlink:href="https://t.me/Denys_Smyhal/5427" text:style-name="Internet_20_link" text:visited-style-name="Visited_20_Internet_20_Link">
government meeting</text:a>
at all, reports Ukrinform.</text:p>
      <text:p text:style-name="P4">
“A large international conference on reference [Ukraine] will begin in London soon in London.(https://www.ukrinform.ua/tag-ukraina). It is a continuation of the movement to a large reconstruction, which we started a year ago in Lugano. Our goal is to mobilize as much international support as possible and to adjust the mechanisms that this assistance will be received on time and rhythmically. It is about fast -renewal - what is needed here and now, as well as long -term reconstruction, ”Shmigal said.</text:p>
      <text:p text:style-name="P4">
<text:span text:style-name="T5">
Vido: [Telegram-channel of the Prime Minister of Ukraine]](https://t.me/Denys_Smyhal/5427)</text:span>
</text:p>
      <text:p text:style-name="P4">
He recalled that according to the World Bank's estimation for the rapid restoration of Ukraine in 20123 it requires $ 14, $ 1 billion. According to him, after the Russian thermal at the Kakhovka hydroelectric power station the figure will increase. Yes, Shmigal noted, working on an accurate assessment of the damage caused.</text:p>
      <text:p text:style-name="P4">
“During the Conference in London, let us focus on three nomadic aspects. The first is a quick recovery, energy, critical social infrastructure, especially housing recovery. We need to mobilize the resource needed for the reconstruction. During the conference there will be a meeting of the Interagency Coordination Platforms of Ukraine, the so -called "Financial Ramstin". We calculate the efficient solutions, ”Shmigal said.</text:p>
      <text:p text:style-name="P4">
The second aspect he has separated is the attraction of private investment.</text:p>
      <text:p text:style-name="P4">
“We present the most promising areas for investing. Let's make an important route in the issue of military -political risks for investors, ”the head of government added.</text:p>
      <text:p text:style-name="P4">
<text:span text:style-name="T4">
 Read also: </text:span>
 <text:a xlink:type="simple" xlink:href="https://www.ukrinform.ua/rubric-vidbudova/3724935-na-vidnovlenna-poskodzenogo-zitla-na-hersonsini-potribno-blizko-70-milardiv-ekspert.html" text:style-name="Internet_20_link" text:visited-style-name="Visited_20_Internet_20_Link">
to repair damaged housing in Kherson region you need a nearly $ 70 billion - expert</text:a>
And the third aspect, according to him, is the regions.</text:p>
      <text:p text:style-name="P4">
“We are striving to intensify horizontal ties between Ukrainian communities Tamyzhnaya partners to implement recovery projects. More than 200 projections have already started, we want them much more. According to the results of the conference in London, we expect a number of important transactions, memoranda, declarations that will accelerate our rebuilding and development, ”Smigal said.<text:span text:style-name="T5">
Foto: Denis Schmigal</text:span>
</text:p>
      <text:p text:style-name="P4">
News Source: <text:a xlink:type="simple" xlink:href="https://www.ukrinform.ua/rubric-vidbudova/3724992-smigal-rozpoviv-pro-klucovi-aspekti-konferencii-z-vidnovlenna-ukraini-u-londoni.html" text:style-name="Internet_20_link" text:visited-style-name="Visited_20_Internet_20_Link">
https://www.ukrinform.ua/rubric-vidbudova/3724992-smigal-rozpoviv-pro-klucovi-aspekti-konferencii-z-vidnovlenna-ukraini-u-londoni.html</text:a>
</text:p>
      <!--NEWS-->
      <text:h text:style-name="P10" text:outline-level="1">
<text:span text:style-name="T4">
In Kherson, five communities have problems with water due to the drainage of the Kakhovka reservoir</text:span>
</text:h>
      <text:p text:style-name="P4">
Authors: Ukrinform (Person)</text:p>
      <text:p text:style-name="P4">
Publisher: Укринформ (Organization)</text:p>
      <text:p text:style-name="P4">
Published Time: 2023-06-19T1:06:00+03:00</text:p>
      <text:p text:style-name="P4">
Modified Time: 2023-06-19T22:06:00+03:00</text:p>
      <text:p text:style-name="P4">
Description: In the Kherson region in the northern part, 5 communities have problems with water due to the drainage of the Kakhovka reservoir. - Ukrinform.</text:p>
      <text:p text:style-name="P4">
Images: ['<text:a xlink:type="simple" xlink:href="https://static.ukrinform.com/photos/2020_01/thumb_files/630_360_1580371786-838.jpg" text:style-name="Internet_20_link" text:visited-style-name="Visited_20_Internet_20_Link">
630_360_15803...</text:a>
']</text:p>
      <text:p text:style-name="P4">
Tags: ['Херсонщина', 'Вода', 'Каховське водосховище']</text:p>
      <text:p text:style-name="P4">
Type: Article</text:p>
      <!--METADATA-->
      <text:p text:style-name="P4">
<draw:frame draw:style-name="fr1" draw:name="Image183" text:anchor-type="as-char" svg:width="6.9236in" svg:height="3.956343in" draw:z-index="0">
<draw:image xlink:href="../Images/yкринформ/2023-06-19T1-06-00-03-00/630_360_1580371786-838.jpg" xlink:type="simple" xlink:show="embed" xlink:actuate="onLoad" draw:mime-type="image/jpeg"/>
</draw:frame>
Nakherson region in the northern part of 5 communities have problems with water due to the drainage of the Kakakhovka reservoir.</text:p>
      <text:p text:style-name="P4">
About it in <text:a xlink:type="simple" xlink:href="https://t.me/olexandrprokudin/722" text:style-name="Internet_20_link" text:visited-style-name="Visited_20_Internet_20_Link">
telegram</text:a>
Oleksandr Proudin reported to the chiefs of the Church, Ukrinform reports.</text:p>
      <text:p text:style-name="P4">
“As for the northern part of our region. Five territorial communities have problems with <text:a xlink:type="simple" xlink:href="https://www.ukrinform.ua/tag-voda" text:style-name="Internet_20_link" text:visited-style-name="Visited_20_Internet_20_Link">
water</text:a>
Due to the drainage of the water reservoir, ”Proudin said.</text:p>
      <text:p text:style-name="P4">
According to him, some wells are now being restored there for drinking water and looking for a place under 54 wells.</text:p>
      <text:p text:style-name="P4">
According to Proudin in the submerged areas of the region to restore the water supply, it takes time to drain and decline in water levels, because the stations are heated. Before that, water cannot be supplied without sewage.</text:p>
      <text:p text:style-name="P4">
"I hope that the relevant work of the relevant services will provide technical water from the island of the neighborhood this week," Proudin assured.</text:p>
      <text:p text:style-name="P4">
<text:span text:style-name="T4">
 Read also: </text:span>
 <text:a xlink:type="simple" xlink:href="https://www.ukrinform.ua/rubric-regions/3724975-na-pravoberezzi-hersonsini-pidtoplenimi-zalisautsa-pat-naselenih-punktiv-smigal.html" text:style-name="Internet_20_link" text:visited-style-name="Visited_20_Internet_20_Link">
On the Right Bank of Kherson region, five populated points remain flooded - Shmigal</text:a>
He added that after 2-3 days, people will be able to use the water there.</text:p>
      <text:p text:style-name="P4">
Currently, water in the Kherson region falls to a mark of 40-60 cm. In the area, urgent issues of water supply.</text:p>
      <text:p text:style-name="P4">
As <text:a xlink:type="simple" xlink:href="https://www.ukrinform.ua/rubric-other_news/3723441-pidriv-rosianami-kahovskoi-ges-usi-novini.html" text:style-name="Internet_20_link" text:visited-style-name="Visited_20_Internet_20_Link">
reported</text:a>
, Ruskivska, on June 6, carried out Kakhovskaya hydroelectric power station. The station is completely destroyed.</text:p>
      <text:p text:style-name="P4">
News Source: <text:a xlink:type="simple" xlink:href="https://www.ukrinform.ua/rubric-regions/3725039-na-hersonsini-pat-gromad-maut-problemi-z-vodou-cerez-osusenna-kahovskogo-vodoshovisa.html" text:style-name="Internet_20_link" text:visited-style-name="Visited_20_Internet_20_Link">
https://www.ukrinform.ua/rubric-regions/3725039-na-hersonsini-pat-gromad-maut-problemi-z-vodou-cerez-osusenna-kahovskogo-vodoshovisa.html</text:a>
</text:p>
      <!--NEWS-->
      <text:h text:style-name="P10" text:outline-level="1">
<text:span text:style-name="T4">
More than 220 thousand soldiers have lost the army of the Russian Federation in Ukraine since the beginning of large -scale aggression</text:span>
</text:h>
      <text:p text:style-name="P4">
Author: ['АРМІЯINFORM']</text:p>
      <text:p text:style-name="P4">
Time: 2023-06-19T20:00:00-04:00</text:p>
      <text:p text:style-name="P4">
Description: Zagalni Boyov, take the enemy on 02/24/22 to 06/19/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98634c55-a2dd-4ff7-b93d-b9ec82f89740-scaled.jpg" text:style-name="Internet_20_link" text:visited-style-name="Visited_20_Internet_20_Link">
98634c55-a2dd-4ff7-b93d-b9ec82f89740-scaled.jpg</text:a>
']</text:p>
      <text:p text:style-name="P4">
Tags: ['АГРЕСІЯ РФ', 'ВТОРГНЕННЯ РФ', 'ВТРАТИ ВОРОГА', 'ГШ ЗСУ']</text:p>
      <text:p text:style-name="P4">
Category: News</text:p>
      <!--METADATA-->
      <text:p text:style-name="P4">
<draw:frame draw:style-name="fr1" draw:name="Image184" text:anchor-type="as-char" svg:width="6.9236in" svg:height="6.969757in" draw:z-index="0">
<draw:image xlink:href="../Images/AРМІЯINFORM/2023-06-19T20-00-00-04-00/98634c55-a2dd-4ff7-b93d-b9ec82f89740-scaled.jpg" xlink:type="simple" xlink:show="embed" xlink:actuate="onLoad" draw:mime-type="image/jpeg"/>
</draw:frame>
The total combat loss of the enemy from 24.02.22 to 19.06.23 will be orientated:</text:p>
      <text:p text:style-name="P4">
<text:span text:style-name="T4">
<text:span text:style-name="T5">
 Personnel - </text:span>
* 220450(+630)persons eliminated</text:span>
<text:span text:style-name="T5">
 tanks - </text:span>
<text:span text:style-name="T5">
 3989(+5)</text:span>
<text:span text:style-name="T4">
 combat armored vehicles - </text:span>
 7735(+6)<text:span text:style-name="T4">
<text:span text:style-name="T5">
 Artillery systems - </text:span>
<text:span text:style-name="T5">
 3865(+18)</text:span>
 </text:span>
 RSZV - <text:span text:style-name="T4">
 610(0)</text:span>
<text:span text:style-name="T5">
 air defense means - </text:span>
<text:span text:style-name="T5">
 370(+6)</text:span>
<text:span text:style-name="T4">
 aircraft - </text:span>
 314(0)<text:span text:style-name="T4">
<text:span text:style-name="T5">
 helicopters - </text:span>
* 305(+1)</text:span>
<text:span text:style-name="T5">
 UAV Operative Tactical Level-</text:span>
<text:span text:style-name="T5">
 3383(+12)</text:span>
<text:span text:style-name="T4">
 Winged missiles - </text:span>
 1211(0)<text:span text:style-name="T4">
<text:span text:style-name="T5">
 ships / boats - </text:span>
* 18(0)</text:span>
<text:span text:style-name="T5">
 Automobile equipment and tanks - </text:span>
<text:span text:style-name="T5">
 6613(+42)</text:span>
<text:span text:style-name="T4">
 Special equipment - </text:span>
 526(+4)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9.06.23.</text:p>
      <text:p text:style-name="P4">
News Source: <text:a xlink:type="simple" xlink:href="https://armyinform.com.ua/2023/06/19/ponad-220-tysyach-vijskovyh-vtratyla-armiya-rf-v-ukrayini-z-pochatku-shyrokomasshtabnoyi-agresiyi/" text:style-name="Internet_20_link" text:visited-style-name="Visited_20_Internet_20_Link">
https://armyinform.com.ua/2023/06/19/ponad-220-tysyach-vijskovyh-vtratyla-armiya-rf-v-ukrayini-z-pochatku-shyrokomasshtabnoyi-agresiyi/</text:a>
</text:p>
      <!--NEWS-->
      <text:h text:style-name="P10" text:outline-level="1">
<text:span text:style-name="T4">
Ministry of Veterans and USAID project signed a memorandum of cooperation</text:span>
</text:h>
      <text:p text:style-name="P4">
Authors: Ukrinform (Person)</text:p>
      <text:p text:style-name="P4">
Publisher: Укринформ (Organization)</text:p>
      <text:p text:style-name="P4">
Published Time: 2023-06-19T20:02:00+03:00</text:p>
      <text:p text:style-name="P4">
Modified Time: 2023-06-19T20:02:00+03:00</text:p>
      <text:p text:style-name="P4">
Description: The Ministry of International Development Agency (USAID) "Economic Support of Eastern Ukraine" has signed a memorandum on the development of modern veteran policy. - Ukrinform.</text:p>
      <text:p text:style-name="P4">
Images: ['<text:a xlink:type="simple" xlink:href="https://static.ukrinform.com/photos/2023_06/thumb_files/630_360_1687193754-778.jpg" text:style-name="Internet_20_link" text:visited-style-name="Visited_20_Internet_20_Link">
630_360_16871...</text:a>
']</text:p>
      <text:p text:style-name="P4">
Tags: ['Уряд', 'USAID', 'Ветерани війни', 'Міністерство у справах ветеранів', 'Лапутіна']</text:p>
      <text:p text:style-name="P4">
Type: Article</text:p>
      <!--METADATA-->
      <text:p text:style-name="P4">
<draw:frame draw:style-name="fr1" draw:name="Image185" text:anchor-type="as-char" svg:width="6.9236in" svg:height="3.956343in" draw:z-index="0">
<draw:image xlink:href="../Images/yкринформ/2023-06-19T20-02-00-03-00/630_360_1687193754-778.jpg" xlink:type="simple" xlink:show="embed" xlink:actuate="onLoad" draw:mime-type="image/jpeg"/>
</draw:frame>
Ministry of Veterans and the US Agency Project on International Development(USAID)Economic Support for Eastern Ukraine has signed a memorandum on the development of modern veteran policy.</text:p>
      <text:p text:style-name="P4">
About it reports <text:a xlink:type="simple" xlink:href="https://mva.gov.ua/ua/news/minveteraniv-ta-proyekt-usaid-rozvivatimut-suchasni-veteranski-politiki" text:style-name="Internet_20_link" text:visited-style-name="Visited_20_Internet_20_Link">
press service</text:a>
Ministry of Veterans, Ukrinform reports.  “At the present stage, it is very important to restore the potential of our warriors who return from the front to reintegrate them into civilian life, to provide them with efficiency tools for personal development. We are talking about this today by our American partners. They also discussed the possibilities of supporting the project on the creation of a veteran assistant, centrifugal development in pilot regions - Lviv, Vinnytsia, Dnipropetrovsk and Mykolaivska. Therefore, we work together for the creation of widespread development and implementation of the ecosystem of modern <text:a xlink:type="simple" xlink:href="https://www.ukrinform.ua/tag-veterani-vijni" text:style-name="Internet_20_link" text:visited-style-name="Visited_20_Internet_20_Link">
veteran</text:a>
politicians, ”the veterans minister Yulia Laputina said after the meeting.</text:p>
      <text:p text:style-name="P4">
As it is noted, the main purpose of the memorandum is to introduce effective practices of and the approaches to the development of labor potential of war veterans, persons who have special merits before the Motherland, the victims of the victims(the dead)veterans of war, members of families of dead(the dead)defenders and defenders of Ukraine.</text:p>
      <text:p text:style-name="P4">
<text:span text:style-name="T4">
 Read also: </text:span>
 <text:a xlink:type="simple" xlink:href="https://www.ukrinform.ua/rubric-society/3721934-urad-rozsiriv-perelik-obovazkovih-administrativnih-poslug-u-cnapah-dla-ucasnikiv-bojovih-dij.html" text:style-name="Internet_20_link" text:visited-style-name="Visited_20_Internet_20_Link">
the government has expanded the list of mandatory administrative services in CNAPs for combatants</text:a>
In the focus of cooperation - improving the quality of conditions for professional development of war veterans, priority for those who have special needs.</text:p>
      <text:p text:style-name="P4">
It was reported that the first veteran development center at the University of Customs and Finance in Ukraine was opened in the city of Dnipro.(UrSF).</text:p>
      <text:p text:style-name="P4">
<text:span text:style-name="T5">
Фото: mva.gov.ua</text:span>
</text:p>
      <text:p text:style-name="P4">
News Source: <text:a xlink:type="simple" xlink:href="https://www.ukrinform.ua/rubric-society/3724993-minveteraniv-ta-proekt-usaid-pidpisali-memorandum-pro-spivpracu.html" text:style-name="Internet_20_link" text:visited-style-name="Visited_20_Internet_20_Link">
https://www.ukrinform.ua/rubric-society/3724993-minveteraniv-ta-proekt-usaid-pidpisali-memorandum-pro-spivpracu.html</text:a>
</text:p>
      <!--NEWS-->
      <text:h text:style-name="P10" text:outline-level="1">
<text:span text:style-name="T4">
The National Bank has up the limit for financial transactions of "politically significant persons" six times</text:span>
</text:h>
      <text:p text:style-name="P4">
Authors: Ukrinform (Person)</text:p>
      <text:p text:style-name="P4">
Publisher: Укринформ (Organization)</text:p>
      <text:p text:style-name="P4">
Published Time: 2023-06-19T20:04:16+03:00</text:p>
      <text:p text:style-name="P4">
Modified Time: 2023-06-19T20:04:16+03:00</text:p>
      <text:p text:style-name="P4">
Description: The National Bank has settled some issues of financial monitoring by banks with respect to "politically significant persons" (Political exposed persons, Rers). The volume of financial operations for all accounts for Rers is increased from 200 thousand UAH per quarter to 400 thousand UAH per month. - Ukrinform.</text:p>
      <text:p text:style-name="P4">
Images: ['<text:a xlink:type="simple" xlink:href="https://static.ukrinform.com/photos/2023_06/thumb_files/630_360_1687194169-998.jpg" text:style-name="Internet_20_link" text:visited-style-name="Visited_20_Internet_20_Link">
630_360_16871...</text:a>
']</text:p>
      <text:p text:style-name="P4">
Tags: ['Нацбанк', 'Гроші']</text:p>
      <text:p text:style-name="P4">
Type: Article</text:p>
      <!--METADATA-->
      <text:p text:style-name="P4">
<draw:frame draw:style-name="fr1" draw:name="Image188" text:anchor-type="as-char" svg:width="6.9236in" svg:height="3.956343in" draw:z-index="0">
<draw:image xlink:href="../Images/yкринформ/2023-06-19T20-04-16-03-00/630_360_1687194169-998.jpg" xlink:type="simple" xlink:show="embed" xlink:actuate="onLoad" draw:mime-type="image/jpeg"/>
</draw:frame>
The National Bank has regulated individual issues of financial monitoring by banks regarding "politically significant persons"(Politically Exposed Persons, РЕРs). Обсягифіноперацій за всіма рахунками для РЕРs підвищені з 200 тисяч грн на кварталдо 400 тисяч грн на місяць.</text:p>
      <text:p text:style-name="P4">
Як передає Укрінформ, про це повідомляє <text:a xlink:type="simple" xlink:href="https://bank.gov.ua/ua/news/all/uregulovano-okremi-pitannya-zdiysnennya-bankami-finansovogo-monitoringu-stosovno-rers" text:style-name="Internet_20_link" text:visited-style-name="Visited_20_Internet_20_Link">
 пресслужба НБУ.</text:a>
"The National Bank has standardized certain issues of ensuring the proper application(Politically Exposed Persons, РЕРs)previously contained in reference letters. Banks should move away from the formal approach to ray Rers, " - the message reads.</text:p>
      <text:p text:style-name="P4">
In each case, the bank assignment of any level of risk of PEPS must be properly justified. The National Bank believes that such an approach will prevent the establishment of an unreasonable risk of the Tabeszzzzzzzzzzzzzzzzzzzzzzzzzzzzzzzzzzzzko.</text:p>
      <text:p text:style-name="P4">
<text:span text:style-name="T4">
 Read also: </text:span>
 <text:a xlink:type="simple" xlink:href="https://www.ukrinform.ua/rubric-economy/3723866-u-radi-nbu-zaavlaut-pro-vidsutnist-zagroz-dla-vitciznanoi-bankivskoi-sistemi.html" text:style-name="Internet_20_link" text:visited-style-name="Visited_20_Internet_20_Link">
in the NBU Council declare no threats for a volatile banking system</text:a>
The National Bank also mitigated separate rules in terms of source measures(wealth)Rers and sources of funds related to their financial operations. Yes, limits on the volume of financial transactions on all PEPS marchs open in <text:a xlink:type="simple" xlink:href="https://www.ukrinform.ua/tag-bank" text:style-name="Internet_20_link" text:visited-style-name="Visited_20_Internet_20_Link">
bank</text:a>
, from 200 thousand UAH per quarter up to 400 thousand UAH per month, which is one of the conditions for the non -consuming measures for the establishment of sources of wealth(wealth)Rers.</text:p>
      <text:p text:style-name="P4">
The amendments were made by the Resolution of the Board of the National Bank of June 15, 20123 No. 74 “On Amendments to the Regulations on Financial Monitoring Banks”, which came into force on June 17, 2023.</text:p>
      <text:p text:style-name="P4">
<text:span text:style-name="T5">
Foto: NBU</text:span>
</text:p>
      <text:p text:style-name="P4">
News Source: <text:a xlink:type="simple" xlink:href="https://www.ukrinform.ua/rubric-economy/3724995-nacbank-u-sist-raziv-pidvisiv-limit-dla-finansovih-operacij-politicno-znacusih-osib.html" text:style-name="Internet_20_link" text:visited-style-name="Visited_20_Internet_20_Link">
https://www.ukrinform.ua/rubric-economy/3724995-nacbank-u-sist-raziv-pidvisiv-limit-dla-finansovih-operacij-politicno-znacusih-osib.html</text:a>
</text:p>
      <!--NEWS-->
      <text:h text:style-name="P10" text:outline-level="1">
<text:span text:style-name="T4">
In Lviv, a performer was conducted against sexual violence</text:span>
</text:h>
      <text:p text:style-name="P4">
Authors: Ukrinform (Person)</text:p>
      <text:p text:style-name="P4">
Publisher: Укринформ (Organization)</text:p>
      <text:p text:style-name="P4">
Published Time: 2023-06-19T20:14:35+03:00</text:p>
      <text:p text:style-name="P4">
Modified Time: 2023-06-19T20:14:35+03:00</text:p>
      <text:p text:style-name="P4">
Description: In order to draw public attention to the problem of sexual violence on the square near the National University of Frank in Lviv, a street rally-performs "Break up" was held. - Ukrinform.</text:p>
      <text:p text:style-name="P4">
Images: ['<text:a xlink:type="simple" xlink:href="https://static.ukrinform.com/photos/2023_06/thumb_files/630_360_1687192916-3894.jpeg" text:style-name="Internet_20_link" text:visited-style-name="Visited_20_Internet_20_Link">
630_360_16871...</text:a>
']</text:p>
      <text:p text:style-name="P4">
Tags: ['Львів', 'Акція', 'Перформанс', 'Сексуальне насильство']</text:p>
      <text:p text:style-name="P4">
Type: Article</text:p>
      <!--METADATA-->
      <text:p text:style-name="P4">
<draw:frame draw:style-name="fr1" draw:name="Image189" text:anchor-type="as-char" svg:width="6.9236in" svg:height="3.956343in" draw:z-index="0">
<draw:image xlink:href="../Images/yкринформ/2023-06-19T20-14-35-03-00/630_360_1687192916-3894.jpeg" xlink:type="simple" xlink:show="embed" xlink:actuate="onLoad" draw:mime-type="image/jpeg"/>
</draw:frame>
In order to get public attention to the problem of sexual violence at the Franco National University of Frank, a street action-performs "Breed Silence" was held in Lviv.</text:p>
      <text:p text:style-name="P4">
This was reported by Ukrinform correspondent.</text:p>
      <text:p text:style-name="P4">
</text:p>
      <text:p text:style-name="P4">
<text:a xlink:type="simple" xlink:href="https://static.ukrinform.com/photos/2023_06/1687192916-4382.jpeg" text:style-name="Internet_20_link" text:visited-style-name="Visited_20_Internet_20_Link">
 </text:a>
 <text:a xlink:type="simple" xlink:href="https://static.ukrinform.com/photos/2023_06/1687192916-5362.jpeg" text:style-name="Internet_20_link" text:visited-style-name="Visited_20_Internet_20_Link">
</text:a>
 <text:a xlink:type="simple" xlink:href="https://static.ukrinform.com/photos/2023_06/1687192916-9107.jpeg" text:style-name="Internet_20_link" text:visited-style-name="Visited_20_Internet_20_Link">
</text:a>
 <text:a xlink:type="simple" xlink:href="https://static.ukrinform.com/photos/2023_06/1687192916-2445.jpeg" text:style-name="Internet_20_link" text:visited-style-name="Visited_20_Internet_20_Link">
</text:a>
 <text:a xlink:type="simple" xlink:href="https://static.ukrinform.com/photos/2023_06/1687192916-3894.jpeg" text:style-name="Internet_20_link" text:visited-style-name="Visited_20_Internet_20_Link">
<draw:frame draw:style-name="fr1" draw:name="Image195" text:anchor-type="as-char" svg:width="6.9236in" svg:height="3.956343in" draw:z-index="0">
<draw:image xlink:href="../Images/yкринформ/2023-06-19T20-14-35-03-00/630_360_1687192916-3894.jpeg" xlink:type="simple" xlink:show="embed" xlink:actuate="onLoad" draw:mime-type="image/jpeg"/>
</draw:frame>
</text:a>
 <text:a xlink:type="simple" xlink:href="https://static.ukrinform.com/photos/2023_06/1687192916-3819.jpeg" text:style-name="Internet_20_link" text:visited-style-name="Visited_20_Internet_20_Link">
</text:a>
 <text:a xlink:type="simple" xlink:href="https://static.ukrinform.com/photos/2023_06/1687192917-3414.jpeg" text:style-name="Internet_20_link" text:visited-style-name="Visited_20_Internet_20_Link">
</text:a>
 <text:a xlink:type="simple" xlink:href="https://static.ukrinform.com/photos/2023_06/1687192917-8868.jpeg" text:style-name="Internet_20_link" text:visited-style-name="Visited_20_Internet_20_Link">
</text:a>
 <text:a xlink:type="simple" xlink:href="https://static.ukrinform.com/photos/2023_06/1687192917-5366.jpeg" text:style-name="Internet_20_link" text:visited-style-name="Visited_20_Internet_20_Link">
</text:a>
 <text:a xlink:type="simple" xlink:href="https://static.ukrinform.com/photos/2023_06/1687192918-8090.jpeg" text:style-name="Internet_20_link" text:visited-style-name="Visited_20_Internet_20_Link">
</text:a>
 <text:a xlink:type="simple" xlink:href="https://static.ukrinform.com/photos/2023_06/1687192918-8420.jpeg" text:style-name="Internet_20_link" text:visited-style-name="Visited_20_Internet_20_Link">
</text:a>
 <text:a xlink:type="simple" xlink:href="https://static.ukrinform.com/photos/2023_06/1687192918-7313.jpeg" text:style-name="Internet_20_link" text:visited-style-name="Visited_20_Internet_20_Link">
</text:a>
At the beginning of the action, the makeup artists applied to the participants of the makeup, characteristic of the surprises of family or sexual abuse - cuts and bruises. During the performance of women, women were calling for calls: "Beating is not in common with love", "beats - Art. 126-1 of the Criminal Code of Ukraine "," No bouquet of rose will forgive, because flowers can be brought to the grave ... "and more.<text:span text:style-name="T4">
 Read also: </text:span>
 <text:a xlink:type="simple" xlink:href="https://www.ukrinform.ua/rubric-society/3723699-seksualni-zlocini-vijskovih-rf-na-okupovanih-teritoriah-e-sistemnimi-lubinec.html" text:style-name="Internet_20_link" text:visited-style-name="Visited_20_Internet_20_Link">
Sexual crimes of the Russian Federation in the occupied territories systemic - Lubinets</text:a>
“We understand that sexual violence victims often do not seek help, do not tell the closest people because they are afraid of condemnation, and what do not know where they do not know where to go. This action we want to say that prolongation should be said, we talk about the places where you can come with help. You need to talk about this problem. Even if we do not see such cases in the news, they still have, ” - said the regionalist to counteract the gender -conditioned violence(UNFPA)Elena's lover.</text:p>
      <text:p text:style-name="P4">
During the action, all passers-by could receive consultation for help in the case of sexual and any other domestic violence of representatives of relevant services and charitable organizations, hubs, as well as to receive information materials with phones and addresses of care centers.</text:p>
      <text:p text:style-name="P4">
<text:span text:style-name="T4">
 Read also: </text:span>
 <text:a xlink:type="simple" xlink:href="https://www.ukrinform.ua/rubric-society/3710030-ak-otrimati-pravovu-dopomogu-vid-derzavi-postrazdalim-vid-seksualnogo-nasilstva.html" text:style-name="Internet_20_link" text:visited-style-name="Visited_20_Internet_20_Link">
how to get legal assistance from the state to victims of alleged violence</text:a>
As reported by Ukrinform, Olga Stefanyshyna, and UN Foundation in Germinro-Doodon Association in Ukraine, Viceremier-Minister for European Tai-Tai-Atlantic Integration of Olga Stefanyshyna and the UN Foundation in Ukraine(UNFPA)<text:a xlink:type="simple" xlink:href="https://www.ukrinform.ua/rubric-society/3724864-v-ukraini-zapustili-informkampaniu-pro-seksualne-nasilstvo-povazane-z-vijnou.html" text:style-name="Internet_20_link" text:visited-style-name="Visited_20_Internet_20_Link">
launched information storage</text:a>
To attract society to the problem and activities of the help centers saved <text:a xlink:type="simple" xlink:href="https://www.ukrinform.ua/rubric-society/3724864-v-ukraini-zapustili-informkampaniu-pro-seksualne-nasilstvo-povazane-z-vijnou.html" text:style-name="Internet_20_link" text:visited-style-name="Visited_20_Internet_20_Link">
.</text:a>
In 11 cities of Ukraine there are centers of assistance rescued. They work in Kiev, <text:a xlink:type="simple" xlink:href="https://www.ukrinform.ua/tag-lviv" text:style-name="Internet_20_link" text:visited-style-name="Visited_20_Internet_20_Link">
Lviv,</text:a>
Zaporozhye, Dnipro, Chernivtsi, Mukachevo, Odessa, Kropyvnytskyi and Poltava, and mobile centers launched in Kharkiv and Kherson. As of June 2023, they received assistance to more than 17 thousand. Here they provide for free social and psychological assistance to victims, including victims of C</text:p>
      <text:p text:style-name="P4">
In the world on June 19, the International Day for Combating Sexual Vysl in War is celebrated.</text:p>
      <text:p text:style-name="P4">
News Source: <text:a xlink:type="simple" xlink:href="https://www.ukrinform.ua/rubric-regions/3725000-u-lvovi-proveli-akciuperformans-proti-seksualnogo-nasilstva.html" text:style-name="Internet_20_link" text:visited-style-name="Visited_20_Internet_20_Link">
https://www.ukrinform.ua/rubric-regions/3725000-u-lvovi-proveli-akciuperformans-proti-seksualnogo-nasilstva.html</text:a>
</text:p>
      <!--NEWS-->
      <text:h text:style-name="P10" text:outline-level="1">
<text:span text:style-name="T4">
The government initiates the termination of the Russian Federation Agreement on Mutual Protection of Investment</text:span>
</text:h>
      <text:p text:style-name="P4">
Authors: Ukrinform (Person)</text:p>
      <text:p text:style-name="P4">
Publisher: Укринформ (Organization)</text:p>
      <text:p text:style-name="P4">
Published Time: 2023-06-19T20:17:00+03:00</text:p>
      <text:p text:style-name="P4">
Modified Time: 2023-06-19T20:17:00+03:00</text:p>
      <text:p text:style-name="P4">
Description: The Cabinet of Ministers of Ukraine approved the project of the Law "On termination of the Agreement between the Cabinet of Ministers of Ukraine and the Government of the Russian Federation on the promotion and mutual protection of investments". - Ukrinform.</text:p>
      <text:p text:style-name="P4">
Images: ['<text:a xlink:type="simple" xlink:href="https://static.ukrinform.com/photos/2019_09/thumb_files/630_360_1567497060-680.jpg" text:style-name="Internet_20_link" text:visited-style-name="Visited_20_Internet_20_Link">
630_360_15674...</text:a>
']</text:p>
      <text:p text:style-name="P4">
Tags: ['Економіка', 'Інвестиції', 'Уряд', 'Війна з Росією']</text:p>
      <text:p text:style-name="P4">
Type: Article</text:p>
      <!--METADATA-->
      <text:p text:style-name="P4">
<draw:frame draw:style-name="fr1" draw:name="Image203" text:anchor-type="as-char" svg:width="6.9236in" svg:height="3.956343in" draw:z-index="0">
<draw:image xlink:href="../Images/yкринформ/2023-06-19T20-17-00-03-00/630_360_1567497060-680.jpg" xlink:type="simple" xlink:show="embed" xlink:actuate="onLoad" draw:mime-type="image/jpeg"/>
</draw:frame>
The Cabinet of Ministers of Ukraine approved the project of the Law "On termination of the agreement by the intercobinet of the Ministers of Ukraine and the Government of the Russian Federation on the promotion of tav landing protection of investments".</text:p>
      <text:p text:style-name="P4">
As Ukrinform reports, he reported this in <text:a xlink:type="simple" xlink:href="https://t.me/tmelnychuk/2516" text:style-name="Internet_20_link" text:visited-style-name="Visited_20_Internet_20_Link">
telegram</text:a>
Permanent representative of the Cabinet of Ministers by the Verkhovna Rada Taras Melnychuk.</text:p>
      <text:p text:style-name="P4">
“The project of the Law“ On Termination of the Agreement between the Cabinet of Ministers of Ukraine and the Government of the Russian Federation on Encouragement and Mutual Protection [Investments] has been approved(https://www.ukrinform.ua/tag-investicii)””, - said Mimelnychuk.</text:p>
      <text:p text:style-name="P4">
He reported that the bill proposed to terminate the agreement made on November 27, 1998 in Moscow and ratified by the Law of Ukraine of December 15, 1999 No. 1302-XIV.</text:p>
      <text:p text:style-name="P4">
<text:span text:style-name="T4">
 Read also: </text:span>
 <text:a xlink:type="simple" xlink:href="https://www.ukrinform.ua/rubric-economy/3697654-urad-obmeziv-dostup-rosijskih-kompanij-na-ukrainskij-rinok-nadrokoristuvanna.html" text:style-name="Internet_20_link" text:visited-style-name="Visited_20_Internet_20_Link">
the government has restricted access to Russian companies to the Ukrainian Market of Subsoil Use</text:a>
As it was reported, on June 16, 2023, the Cabinet of Ministers agreed to terminate the action of a miracle Ukrainian-Syrian Agreement on avoidance of double taxation.</text:p>
      <text:p text:style-name="P4">
News Source: <text:a xlink:type="simple" xlink:href="https://www.ukrinform.ua/rubric-economy/3725002-urad-iniciue-rozirvanna-ugodi-z-rf-pro-vzaemnij-zahist-investicij.html" text:style-name="Internet_20_link" text:visited-style-name="Visited_20_Internet_20_Link">
https://www.ukrinform.ua/rubric-economy/3725002-urad-iniciue-rozirvanna-ugodi-z-rf-pro-vzaemnij-zahist-investicij.html</text:a>
</text:p>
      <!--NEWS-->
      <text:h text:style-name="P10" text:outline-level="1">
<text:span text:style-name="T4">
48 regional language programs have already been launched in Ukraine - Kremin</text:span>
</text:h>
      <text:p text:style-name="P4">
Authors: Ukrinform (Person)</text:p>
      <text:p text:style-name="P4">
Publisher: Укринформ (Organization)</text:p>
      <text:p text:style-name="P4">
Published Time: 2023-06-19T20:21:00+03:00</text:p>
      <text:p text:style-name="P4">
Modified Time: 2023-06-19T20:21:00+03:00</text:p>
      <text:p text:style-name="P4">
Description: Already, 48 regional language programs are operating in Ukraine, most of them have been approved after the start of a full -scale invasion of Russia into Ukraine. - Ukrinform.</text:p>
      <text:p text:style-name="P4">
Images: ['<text:a xlink:type="simple" xlink:href="https://static.ukrinform.com/photos/2021_01/thumb_files/630_360_1610458334-776.jpg" text:style-name="Internet_20_link" text:visited-style-name="Visited_20_Internet_20_Link">
630_360_16104...</text:a>
']</text:p>
      <text:p text:style-name="P4">
Tags: ['Українська мова', 'Мовний закон', 'Кремінь', 'Мовний омбудсмен']</text:p>
      <text:p text:style-name="P4">
Type: Article</text:p>
      <!--METADATA-->
      <text:p text:style-name="P4">
<draw:frame draw:style-name="fr1" draw:name="Image204" text:anchor-type="as-char" svg:width="6.9236in" svg:height="3.956343in" draw:z-index="0">
<draw:image xlink:href="../Images/yкринформ/2023-06-19T20-21-00-03-00/630_360_1610458334-776.jpg" xlink:type="simple" xlink:show="embed" xlink:actuate="onLoad" draw:mime-type="image/jpeg"/>
</draw:frame>
Already 48 regional language programs are operating in Ukraine, most of them were approved after the start of a full -scale invasion of Russia into Ukraine.</text:p>
      <text:p text:style-name="P4">
About it reports <text:a xlink:type="simple" xlink:href="https://mova-ombudsman.gov.ua/news/upovnovazhenyi-pro-vazhlyvist-zatverdzhennia-rehionalnykh-movnykh-prohram-u-mistakh-milionnykakh" text:style-name="Internet_20_link" text:visited-style-name="Visited_20_Internet_20_Link">
press service</text:a>
 <text:a xlink:type="simple" xlink:href="https://mova-ombudsman.gov.ua/news/upovnovazhenyi-pro-vazhlyvist-zatverdzhennia-rehionalnykh-movnykh-prohram-u-mistakh-milionnykakh" text:style-name="Internet_20_link" text:visited-style-name="Visited_20_Internet_20_Link">
 </text:a>
The Commissioner for the Protection of Judicial Language, Ukrinform reports.</text:p>
      <text:p text:style-name="P4">
“There are already 48 regional language programs in Ukraine. Most of them are approved after February 24, 2022. It is important that in the millionaire cities, regional language programs have been approved as soon as possible. It is, in addition to creating better possibilities for mastering <text:a xlink:type="simple" xlink:href="https://www.ukrinform.ua/tag-ukrainska-mova" text:style-name="Internet_20_link" text:visited-style-name="Visited_20_Internet_20_Link">
state language</text:a>
, national security issues, ”said the Commissioner Tarasremin.</text:p>
      <text:p text:style-name="P4">
According to him, it is the millionaire cities that remain leaders in the part of the recorded violations of the language law.</text:p>
      <text:p text:style-name="P4">
<text:span text:style-name="T4">
 Read also: </text:span>
 <text:a xlink:type="simple" xlink:href="https://www.ukrinform.ua/rubric-society/3724131-usi-ukrainski-sajti-povinni-mati-startovu-storinku-derzavnou-movou-kremin.html" text:style-name="Internet_20_link" text:visited-style-name="Visited_20_Internet_20_Link">
all Ukrainian sites must have a starting pages - <text:span text:style-name="T4">
 flint </text:span>
</text:a>
He emphasized the importance of the position of city leaders in supporting the implementation of language legislation.</text:p>
      <text:p text:style-name="P4">
As it was reported, within five months of 2023, 1,650 appeals of citizens about the violation of language law were received at the address of the Ombudsman of the State Language.</text:p>
      <text:p text:style-name="P4">
News Source: <text:a xlink:type="simple" xlink:href="https://www.ukrinform.ua/rubric-society/3725004-v-ukraini-zapustili-vze-48-regionalnih-movnih-program-kremin.html" text:style-name="Internet_20_link" text:visited-style-name="Visited_20_Internet_20_Link">
https://www.ukrinform.ua/rubric-society/3725004-v-ukraini-zapustili-vze-48-regionalnih-movnih-program-kremin.html</text:a>
</text:p>
      <!--NEWS-->
      <text:h text:style-name="P10" text:outline-level="1">
<text:span text:style-name="T4">
Zelensky told the premieres of the Netherlands and Denmark about the situation on the battlefield</text:span>
</text:h>
      <text:p text:style-name="P4">
Authors: Ukrinform (Person)</text:p>
      <text:p text:style-name="P4">
Publisher: Укринформ (Organization)</text:p>
      <text:p text:style-name="P4">
Published Time: 2023-06-19T20:25:00+03:00</text:p>
      <text:p text:style-name="P4">
Modified Time: 2023-06-19T20:25:00+03:00</text:p>
      <text:p text:style-name="P4">
Description: President of Ukraine Volodymyr Zelensky has a conversation with the Prime Ministers of the Netherlands and Denmark Mark Rutte and Matte Frederixen. - Ukrinform.</text:p>
      <text:p text:style-name="P4">
Images: ['<text:a xlink:type="simple" xlink:href="https://static.ukrinform.com/photos/2022_10/thumb_files/630_360_1664904093-125.jpg" text:style-name="Internet_20_link" text:visited-style-name="Visited_20_Internet_20_Link">
630_360_16649...</text:a>
']</text:p>
      <text:p text:style-name="P4">
Tags: ['Данія', 'Нідерланди', 'Зеленський', 'Формула миру']</text:p>
      <text:p text:style-name="P4">
Type: Article</text:p>
      <!--METADATA-->
      <text:p text:style-name="P4">
<draw:frame draw:style-name="fr1" draw:name="Image205" text:anchor-type="as-char" svg:width="6.9236in" svg:height="3.956343in" draw:z-index="0">
<draw:image xlink:href="../Images/yкринформ/2023-06-19T20-25-00-03-00/630_360_1664904093-125.jpg" xlink:type="simple" xlink:show="embed" xlink:actuate="onLoad" draw:mime-type="image/jpeg"/>
</draw:frame>
President of Ukraine Volodymyr Zelensky has a conversation with the Prime Ministers of Nis and Denmark Mark Rutte and Matte Frederixen.</text:p>
      <text:p text:style-name="P4">
The head reported this in <text:a xlink:type="simple" xlink:href="https://twitter.com/zelenskyyua/status/1670838533991415818" text:style-name="Internet_20_link" text:visited-style-name="Visited_20_Internet_20_Link">
Twitter</text:a>
, reports Ukrinform.</text:p>
      <text:p text:style-name="P4">
“I support regular dialogue with friends of Ukraine. Spent a telephone conversation with governments <text:a xlink:type="simple" xlink:href="https://www.ukrinform.ua/tag-niderlandi" text:style-name="Internet_20_link" text:visited-style-name="Visited_20_Internet_20_Link">
Netherlands</text:a>
Mark Rutte and Denmark - Matte Frederixen, ”Zelensky wrote.</text:p>
      <text:p text:style-name="P4">
He noted that he informed Rutte and Frederixen about the situation on the battlefield, and also spoke about the results of the visit of the leaders of African countries to Kiev.</text:p>
      <text:p text:style-name="P4">
"They discussed the necessary efforts to consolidate Ukraine's support by the countries of the so -called global south, including the involvement of these states in the implementation of our peace with ten steps," Zelensky added.</text:p>
      <text:p text:style-name="P4">
<text:span text:style-name="T4">
 Read also: </text:span>
 <text:a xlink:type="simple" xlink:href="https://www.ukrinform.ua/rubric-ato/3724789-zelenskij-proviv-zasidanna-stavki-obgovorili-situaciu-na-fronti-ta-pidgotovku-brigad-nastupu.html" text:style-name="Internet_20_link" text:visited-style-name="Visited_20_Internet_20_Link">
<text:span text:style-name="T4">
 Zelensky </text:span>
 I held a meeting: discussed at the front and preparation of the offensive crews</text:a>
As reported <text:a xlink:type="simple" xlink:href="https://www.ukrinform.ua/rubric-economy/3724945-zelenskij-proviv-rozmovu-z-prezidentom-svitovogo-banku.html" text:style-name="Internet_20_link" text:visited-style-name="Visited_20_Internet_20_Link">
Ukrinform</text:a>
Earlier, President of Ukraine Volodymyr Zelensky had a telephone conversation with the World Bank by Aji Bang.</text:p>
      <text:p text:style-name="P4">
News Source: <text:a xlink:type="simple" xlink:href="https://www.ukrinform.ua/rubric-ato/3725005-zelenskij-rozpoviv-premeram-niderlandiv-ta-danii-pro-situaciu-na-poli-bou.html" text:style-name="Internet_20_link" text:visited-style-name="Visited_20_Internet_20_Link">
https://www.ukrinform.ua/rubric-ato/3725005-zelenskij-rozpoviv-premeram-niderlandiv-ta-danii-pro-situaciu-na-poli-bou.html</text:a>
</text:p>
      <!--NEWS-->
      <text:h text:style-name="P10" text:outline-level="1">
<text:span text:style-name="T4">
Operation goes according to the plan: Zaluzhni showed work in one of the headquarters on the front line</text:span>
</text:h>
      <text:p text:style-name="P4">
Authors: Ukrinform (Person)</text:p>
      <text:p text:style-name="P4">
Publisher: Укринформ (Organization)</text:p>
      <text:p text:style-name="P4">
Published Time: 2023-06-19T20:36:00+03:00</text:p>
      <text:p text:style-name="P4">
Modified Time: 2023-06-19T20:36:00+03:00</text:p>
      <text:p text:style-name="P4">
Description: Commander-in-Chief of the Armed Forces of Ukraine Valery Zaluzhny and the Chief of the General Staff of the Armed Forces Lieutenant General Sergey Shaptala carried out work in groups of troops who perform the tasks of the areas of the most fierce fighting. - Ukrinform.</text:p>
      <text:p text:style-name="P4">
Images: ['<text:a xlink:type="simple" xlink:href="https://static.ukrinform.com/photos/2023_06/thumb_files/630_360_1687196080-294.jpg" text:style-name="Internet_20_link" text:visited-style-name="Visited_20_Internet_20_Link">
630_360_16871...</text:a>
']</text:p>
      <text:p text:style-name="P4">
Tags: ['Генштаб', 'ЗСУ', 'Валерій Залужний', 'Війна з Росією']</text:p>
      <text:p text:style-name="P4">
Type: Article</text:p>
      <!--METADATA-->
      <text:p text:style-name="P4">
<draw:frame draw:style-name="fr1" draw:name="Image206" text:anchor-type="as-char" svg:width="6.9236in" svg:height="3.956343in" draw:z-index="0">
<draw:image xlink:href="../Images/yкринформ/2023-06-19T20-36-00-03-00/630_360_1687196080-294.jpg" xlink:type="simple" xlink:show="embed" xlink:actuate="onLoad" draw:mime-type="image/jpeg"/>
</draw:frame>
Commander-in-Chief of the Armed Forces of Ukraine Valery Zaluzhny and General General General Sergey Shaptala, the General General of the Armed Forces Sergey Shaptala in the groups of troops who perform the tasks of the most fierce-like areas.</text:p>
      <text:p text:style-name="P4">
According to Ukrinform, Zaluzhny reported on <text:a xlink:type="simple" xlink:href="https://www.facebook.com/watch/" text:style-name="Internet_20_link" text:visited-style-name="Visited_20_Internet_20_Link">
Facebook</text:a>
.</text:p>
      <text:p text:style-name="P4">
"Together with the Chief of the General Staff of the Armed Forces of Ukraine, Lieutenant General Sergei Shaptala has carried out work in the groups of troops, which are the most difficult tasks in areas where the most fierce fighting is being held," he wrote.</text:p>
      <text:p text:style-name="P4">
Zaluzhny stated that the enemy was trying to prevent the promotion of Ukrainian units. For this purpose, Russian troops launched a system of fortifications with dense mining and a large number of reserves.</text:p>
      <text:p text:style-name="P4">
<text:span text:style-name="T4">
 Read also: </text:span>
 <text:a xlink:type="simple" xlink:href="https://www.ukrinform.ua/rubric-ato/3724872-ak-zvilnali-patihatki-zaluznij-pokazav-robotu-sil-oboroni.html" text:style-name="Internet_20_link" text:visited-style-name="Visited_20_Internet_20_Link">
How released fiveflies: <text:span text:style-name="T4">
 Zaluzhuzhni </text:span>
 showed the work of siloborophes</text:a>
“Despite the fierce resistance of the invaders, our warriors do everything possible to liberate the Ukrainian territory. The operation continues according to the plan, ”the Commander -in -Chief of the Armed Forces.</text:p>
      <text:p text:style-name="P4">
As reported by Ukrinform, <text:a xlink:type="simple" xlink:href="https://www.ukrinform.ua/rubric-ato/3724925-na-shodi-ukraini-skladna-situacia-vorog-pidtagnuv-svoi-sili-minoboroni.html" text:style-name="Internet_20_link" text:visited-style-name="Visited_20_Internet_20_Link">
the Russians tightened troops and try to attack Lyman and Kupyan directions</text:a>
. In addition, the enemy concentrated in the East a significant number of depository units.</text:p>
      <text:p text:style-name="P4">
<text:span text:style-name="T5">
Foto: op</text:span>
</text:p>
      <text:p text:style-name="P4">
News Source: <text:a xlink:type="simple" xlink:href="https://www.ukrinform.ua/rubric-ato/3725008-zaluznij-i-nacalnik-genstabu-zsu-proveli-robotu-u-vijskah-na-peredovij.html" text:style-name="Internet_20_link" text:visited-style-name="Visited_20_Internet_20_Link">
https://www.ukrinform.ua/rubric-ato/3725008-zaluznij-i-nacalnik-genstabu-zsu-proveli-robotu-u-vijskah-na-peredovij.html</text:a>
</text:p>
      <!--NEWS-->
      <text:h text:style-name="P10" text:outline-level="1">
<text:span text:style-name="T4">
From the liberated five -players in Zaporozhye evacuated the family with children</text:span>
</text:h>
      <text:p text:style-name="P4">
Authors: Ukrinform (Person)</text:p>
      <text:p text:style-name="P4">
Publisher: Укринформ (Organization)</text:p>
      <text:p text:style-name="P4">
Published Time: 2023-06-19T20:37:00+03:00</text:p>
      <text:p text:style-name="P4">
Modified Time: 2023-06-19T20:37:00+03:00</text:p>
      <text:p text:style-name="P4">
Description: From the village of Pyatikhatka, which was released by the Armed Forces, a family of 6 people was already evacuated, two of them children.</text:p>
      <text:p text:style-name="P4">
— Укрінформ.: </text:p>
      <text:p text:style-name="P4">
Images: ['<text:a xlink:type="simple" xlink:href="https://static.ukrinform.com/photos/2016_06/thumb_files/630_360_1465997464-4957.jpg" text:style-name="Internet_20_link" text:visited-style-name="Visited_20_Internet_20_Link">
630_360_14659...</text:a>
']</text:p>
      <text:p text:style-name="P4">
Tags: ['Деокупація', 'Діти', 'Евакуація', 'Запоріжжя', 'Єдині новини']</text:p>
      <text:p text:style-name="P4">
Type: Article</text:p>
      <!--METADATA-->
      <text:p text:style-name="P4">
<draw:frame draw:style-name="fr1" draw:name="Image207" text:anchor-type="as-char" svg:width="6.9236in" svg:height="3.956343in" draw:z-index="0">
<draw:image xlink:href="../Images/yкринформ/2023-06-19T20-37-00-03-00/630_360_1465997464-4957.jpg" xlink:type="simple" xlink:show="embed" xlink:actuate="onLoad" draw:mime-type="image/jpeg"/>
</draw:frame>
A family of 6 people was already evacuated from the village of Slapyatykhatki, who was released the Armed Forces, two of them.</text:p>
      <text:p text:style-name="P4">
About it on the air of the national telephone "<text:a xlink:type="simple" xlink:href="https://t.me/zoda_gov_ua/19631" text:style-name="Internet_20_link" text:visited-style-name="Visited_20_Internet_20_Link">
the only news</text:a>
»Said the head of Zaporizhzhya Ova Yuri Malashko.  "8 settlements of Zaporizhzhya region <text:a xlink:type="simple" xlink:href="https://www.ukrinform.ua/tag-deokupacia" text:style-name="Internet_20_link" text:visited-style-name="Visited_20_Internet_20_Link">
liberated</text:a>
. Unfortunately, there is no direct access to Ovaduda, but together with the military we help civilians. For example, one family of 6 people was taken out. People are currently a safe place, "Malashko said, noting that there are two -year -olds in the family.</text:p>
      <text:p text:style-name="P4">
According to him, in total, about 20 civilians remain in the settlement.</text:p>
      <text:p text:style-name="P4">
*!(https://www.ukrinform.ua/rubric-ato/3724872-ak-zvilnali-patihatki-zaluznij-pokazav-robotu-sil-oboroni.html)The head of Ova added that in the evening the enemy was fired at Orikhiv, a woman was born in 1944.</text:p>
      <text:p text:style-name="P4">
As it was reported, during the day the enemy inflicted 105 shellings on the territory of the Zaporizhzhya region.</text:p>
      <text:p text:style-name="P4">
News Source: <text:a xlink:type="simple" xlink:href="https://www.ukrinform.ua/rubric-regions/3725006-zi-zvilnenih-patihatok-na-zaporizzi-evakuuvali-rodinu-z-ditmi.html" text:style-name="Internet_20_link" text:visited-style-name="Visited_20_Internet_20_Link">
https://www.ukrinform.ua/rubric-regions/3725006-zi-zvilnenih-patihatok-na-zaporizzi-evakuuvali-rodinu-z-ditmi.html</text:a>
</text:p>
      <!--NEWS-->
      <text:h text:style-name="P10" text:outline-level="1">
<text:span text:style-name="T4">
The number of dead as a result of Kakhovskaya hydroelectric power plant increased to 18</text:span>
</text:h>
      <text:p text:style-name="P4">
Authors: Ukrinform (Person)</text:p>
      <text:p text:style-name="P4">
Publisher: Укринформ (Organization)</text:p>
      <text:p text:style-name="P4">
Published Time: 2023-06-19T20:38:00+03:00</text:p>
      <text:p text:style-name="P4">
Modified Time: 2023-06-19T20:38:00+03:00</text:p>
      <text:p text:style-name="P4">
Description: As of the evening of June 19, 18 people know the death of the Kakhovsky hydroelectric power station by the Russian troops. - Ukrinform.</text:p>
      <text:p text:style-name="P4">
Images: ['<text:a xlink:type="simple" xlink:href="https://static.ukrinform.com/photos/2023_06/thumb_files/630_360_1686071199-792.jpeg" text:style-name="Internet_20_link" text:visited-style-name="Visited_20_Internet_20_Link">
630_360_16860...</text:a>
']</text:p>
      <text:p text:style-name="P4">
Tags: ['МВС', 'Загибель', 'Каховська ГЕС', 'Війна з Росією']</text:p>
      <text:p text:style-name="P4">
Type: Article</text:p>
      <!--METADATA-->
      <text:p text:style-name="P4">
<draw:frame draw:style-name="fr1" draw:name="Image208" text:anchor-type="as-char" svg:width="6.9236in" svg:height="3.956343in" draw:z-index="0">
<draw:image xlink:href="../Images/yкринформ/2023-06-19T20-38-00-03-00/630_360_1686071199-792.jpeg" xlink:type="simple" xlink:show="embed" xlink:actuate="onLoad" draw:mime-type="image/jpeg"/>
</draw:frame>
The state of June 19 is aware of the death of 18 people as a result of the blast of the Kakhovskaya hydroelectric power station.</text:p>
      <text:p text:style-name="P4">
According to Ukrinform, the Minister of Internal Affairs of Ukraine Igor Klimenko reported in <text:a xlink:type="simple" xlink:href="https://t.me/Klymenko_MVS/38" text:style-name="Internet_20_link" text:visited-style-name="Visited_20_Internet_20_Link">
telegram</text:a>
.</text:p>
      <text:p text:style-name="P4">
“3 773 people and 284 animals were evacuated. Unfortunately <text:a xlink:type="simple" xlink:href="https://www.ukrinform.ua/tag-zagibel" text:style-name="Internet_20_link" text:visited-style-name="Visited_20_Internet_20_Link">
died</text:a>
18 people. 14 - from drowning, 4 - distracted wounds during evacuation. Missing persons - 31 people. LOOKING EXCEPT, ”Klimenko said.</text:p>
      <text:p text:style-name="P4">
The minister noted that the water continues to retreat, but 39 settlements and 818 houses are being disintegrated flooded.</text:p>
      <text:p text:style-name="P4">
"Our rescuers pumped almost 24 thousand cubic meters of water a day," added.</text:p>
      <text:p text:style-name="P4">
Klimenko also stressed that rescuers of the SES, police, guards, utilities, volunteers and volunteers continue their work.</text:p>
      <text:p text:style-name="P4">
<text:span text:style-name="T4">
 Read also: </text:span>
 [the Government approved the procedure for payment of 5 thousand victims.(https://www.ukrinform.ua/rubric-regions/3724985-urad-zatverdiv-poradok-viplati-po-5-tisac-postrazdalim-cerez-pidriv-kahovskoi-ges.html)“Despite the enemy shelling we work on. We deliver water, restore communication, save people, ”he said.</text:p>
      <text:p text:style-name="P4">
As <text:a xlink:type="simple" xlink:href="https://www.ukrinform.ua/rubric-other_news/3723441-pidriv-rosianami-kahovskoi-ges-usi-novini.html" text:style-name="Internet_20_link" text:visited-style-name="Visited_20_Internet_20_Link">
reported</text:a>
, Ruskivska, on June 6, carried out Kakhovskaya hydroelectric power station. The station is completely destroyed.</text:p>
      <text:p text:style-name="P4">
<text:span text:style-name="T5">
Foto: Planet Labs</text:span>
</text:p>
      <text:p text:style-name="P4">
News Source: <text:a xlink:type="simple" xlink:href="https://www.ukrinform.ua/rubric-regions/3725009-kilkist-zagiblih-vnaslidok-pidrivu-kahovskoi-ges-zrosla-do-18.html" text:style-name="Internet_20_link" text:visited-style-name="Visited_20_Internet_20_Link">
https://www.ukrinform.ua/rubric-regions/3725009-kilkist-zagiblih-vnaslidok-pidrivu-kahovskoi-ges-zrosla-do-18.html</text:a>
</text:p>
      <!--NEWS-->
      <text:h text:style-name="P10" text:outline-level="1">
<text:span text:style-name="T4">
The UN did not explain why Russia does not allow humanitarian missions in the occupied territories</text:span>
</text:h>
      <text:p text:style-name="P4">
Authors: Ukrinform (Person)</text:p>
      <text:p text:style-name="P4">
Publisher: Укринформ (Organization)</text:p>
      <text:p text:style-name="P4">
Published Time: 2023-06-19T20:43:23+03:00</text:p>
      <text:p text:style-name="P4">
Modified Time: 2023-06-19T20:43:23+03:00</text:p>
      <text:p text:style-name="P4">
Description: The United Nations did not disclose the reason why the Russian authorities did not allow the UN humanitarian missions to occupy the area in the disaster area after the Kakhovsky dam detachment. - Ukrinform.</text:p>
      <text:p text:style-name="P4">
Images: ['<text:a xlink:type="simple" xlink:href="https://static.ukrinform.com/photos/2022_02/thumb_files/630_360_1643894096-658.jpg" text:style-name="Internet_20_link" text:visited-style-name="Visited_20_Internet_20_Link">
630_360_16438...</text:a>
']</text:p>
      <text:p text:style-name="P4">
Tags: ['ООН', 'Росія', 'Каховська ГЕС']</text:p>
      <text:p text:style-name="P4">
Type: Article</text:p>
      <!--METADATA-->
      <text:p text:style-name="P4">
<draw:frame draw:style-name="fr1" draw:name="Image209" text:anchor-type="as-char" svg:width="6.9236in" svg:height="3.956343in" draw:z-index="0">
<draw:image xlink:href="../Images/yкринформ/2023-06-19T20-43-23-03-00/630_360_1643894096-658.jpg" xlink:type="simple" xlink:show="embed" xlink:actuate="onLoad" draw:mime-type="image/jpeg"/>
</draw:frame>
The organizations of the United Nations did not disclose the reasons why the Russian authorities are not working on the UN humanitarian missions in the occupied territories in the disaster zone after the Kakhovsky Dam.</text:p>
      <text:p text:style-name="P4">
According to Ukrinform correspondent in New York, the UN Farhan Hacu deputy agencies of the UN GAK answered the corresponding question of journalists.</text:p>
      <text:p text:style-name="P4">
"It is better to ask about it in Russia," he said.</text:p>
      <text:p text:style-name="P4">
At the same time, HAK stressed that the Russian Federation should fulfill international obligations and provide humanitarian access for <text:a xlink:type="simple" xlink:href="https://www.ukrinform.ua/tag-oon" text:style-name="Internet_20_link" text:visited-style-name="Visited_20_Internet_20_Link">
UN</text:a>
.</text:p>
      <text:p text:style-name="P4">
At the request of Ukrinform to clarify whether it is correct to say that the UN did not know about the reasons for the refusal of the Russian Federation in access, he repeated that access should be provided by not having to know the question directly.</text:p>
      <text:p text:style-name="P4">
<text:span text:style-name="T4">
 Read also: </text:span>
 <text:a xlink:type="simple" xlink:href="https://www.ukrinform.ua/rubric-polytics/3720009-ukraina-pracue-nad-tim-sob-oon-i-mkch-svidse-rozgornuli-misii-na-hersonsini-kuleba.html" text:style-name="Internet_20_link" text:visited-style-name="Visited_20_Internet_20_Link">
<text:span text:style-name="T4">
 Ukraine </text:span>
 <text:span text:style-name="T4">
 </text:span>
 Works <text:span text:style-name="T4">
 </text:span>
 Over <text:span text:style-name="T4">
 </text:span>
 Tim <text:span text:style-name="T4">
, </text:span>
 To <text:span text:style-name="T4">
 </text:span>
 UN <text:span text:style-name="T4">
 and </text:span>
 ICCH <text:span text:style-name="T4">
 </text:span>
 <text:span text:style-name="T4">
 Faster </text:span>
 <text:span text:style-name="T4">
 Expanded </text:span>
 <text:span text:style-name="T4">
 missions </text:span>
 on <text:span text:style-name="T4">
 Kherson region </text:span>
 - <text:span text:style-name="T4">
 Cooleba </text:span>
</text:a>
Commenting on the peaceful initiatives of some countries that the Russian War, HACs emphasized that the reached of peace should be observed resolutions of the General Assembly, which clearly indicate the complete restoration of Ukraine's territorial integrity in its internationally recognized borders.</text:p>
      <text:p text:style-name="P4">
As reported <text:a xlink:type="simple" xlink:href="https://www.ukrinform.ua/amp/rubric-ato/3724639-rosia-vidhilila-zapit-oon-na-dostup-do-zatoplenoi-hersonsini.html" text:style-name="Internet_20_link" text:visited-style-name="Visited_20_Internet_20_Link">
Ukrinform</text:a>
, UN Humanitarian Coordinator in Ukraine Deniz Brown stated that <text:a xlink:type="simple" xlink:href="https://www.ukrinform.ua/amp/rubric-ato/3724639-rosia-vidhilila-zapit-oon-na-dostup-do-zatoplenoi-hersonsini.html" text:style-name="Internet_20_link" text:visited-style-name="Visited_20_Internet_20_Link">
the Russian government rejected the UN access to the affected territories</text:a>
, which are under the temporary military control of Russia.</text:p>
      <text:p text:style-name="P4">
News Source: <text:a xlink:type="simple" xlink:href="https://www.ukrinform.ua/rubric-polytics/3725012-v-oon-ne-poasnili-comu-rosia-ne-dopuskae-gumanitarni-misii-na-okupovani-teritorii.html" text:style-name="Internet_20_link" text:visited-style-name="Visited_20_Internet_20_Link">
https://www.ukrinform.ua/rubric-polytics/3725012-v-oon-ne-poasnili-comu-rosia-ne-dopuskae-gumanitarni-misii-na-okupovani-teritorii.html</text:a>
</text:p>
      <!--NEWS-->
      <text:h text:style-name="P10" text:outline-level="1">
<text:span text:style-name="T4">
In Volyn, a passenger bus collided with a truck, eight people in hospital</text:span>
</text:h>
      <text:p text:style-name="P4">
Authors: Ukrinform (Person)</text:p>
      <text:p text:style-name="P4">
Publisher: Укринформ (Organization)</text:p>
      <text:p text:style-name="P4">
Published Time: 2023-06-19T20:49:00+03:00</text:p>
      <text:p text:style-name="P4">
Modified Time: 2023-06-19T20:49:00+03:00</text:p>
      <text:p text:style-name="P4">
Description: In Volyn in the village of Kopachivka, a passenger bus connection Lutsk - Svityaz collided with a MAZ truck. - Ukrinform.</text:p>
      <text:p text:style-name="P4">
Images: ['<text:a xlink:type="simple" xlink:href="https://static.ukrinform.com/photos/2023_06/thumb_files/630_360_1687196927-740.jpg" text:style-name="Internet_20_link" text:visited-style-name="Visited_20_Internet_20_Link">
630_360_16871...</text:a>
']</text:p>
      <text:p text:style-name="P4">
Tags: ['Аварія', 'ДТП', 'Волинь', 'Вантажівка']</text:p>
      <text:p text:style-name="P4">
Type: Article</text:p>
      <!--METADATA-->
      <text:p text:style-name="P4">
<draw:frame draw:style-name="fr1" draw:name="Image210" text:anchor-type="as-char" svg:width="6.9236in" svg:height="3.956343in" draw:z-index="0">
<draw:image xlink:href="../Images/yкринформ/2023-06-19T20-49-00-03-00/630_360_1687196927-740.jpg" xlink:type="simple" xlink:show="embed" xlink:actuate="onLoad" draw:mime-type="image/jpeg"/>
</draw:frame>
In Volhynia, the village of Kopachivka Passenger bus connections Lutsk - Svityaz collided with a loading car MAZ.</text:p>
      <text:p text:style-name="P4">
About it in <text:a xlink:type="simple" xlink:href="https://www.facebook.com/dsnsVol/posts/pfbid0Lr2ZbJ8oCNPrNLTHNq73KYC7DWCujVxMYnP6QuAY3DjziNbyqT4nyXUoJWuxQ5M2l" text:style-name="Internet_20_link" text:visited-style-name="Visited_20_Internet_20_Link">
Facebook</text:a>
The Main Directorate of the SES in Volyn Oblast reported, Ukrinform reports.</text:p>
      <text:p text:style-name="P4">
“Today, Volyn rescuers were involved in elimination of consequences <text:a xlink:type="simple" xlink:href="https://www.ukrinform.ua/tag-dtp" text:style-name="Internet_20_link" text:visited-style-name="Visited_20_Internet_20_Link">
road accident</text:a>
in Lutsk district in Kopachivka village. The Mercedes -Benz passenger bus has been here with Lutsk - Svityaz with a MAZ, ”the message reads.</text:p>
      <text:p text:style-name="P4">
It is noted that there were 17 people on the bus, 8 of them were taken by carriage to a medical institution.</text:p>
      <text:p text:style-name="P4">
<text:span text:style-name="T4">
 Read also: </text:span>
 <text:a xlink:type="simple" xlink:href="https://www.ukrinform.ua/rubric-regions/3724960-na-kiivsini-avto-zihalo-u-kuvet-sered-postrazdalih-dvoe-ditej.html" text:style-name="Internet_20_link" text:visited-style-name="Visited_20_Internet_20_Link">
in the Kyiv region car got into a ditch, among the victims -two children</text:a>
The causes of the accident are established.</text:p>
      <text:p text:style-name="P4">
<text:span text:style-name="T5">
Foto: SNNS</text:span>
</text:p>
      <text:p text:style-name="P4">
News Source: <text:a xlink:type="simple" xlink:href="https://www.ukrinform.ua/rubric-ato/3725014-na-volini-pasazirskij-avtobus-zitknuvsa-z-vantazivkou-vosmero-ludej-u-likarni.html" text:style-name="Internet_20_link" text:visited-style-name="Visited_20_Internet_20_Link">
https://www.ukrinform.ua/rubric-ato/3725014-na-volini-pasazirskij-avtobus-zitknuvsa-z-vantazivkou-vosmero-ludej-u-likarni.html</text:a>
</text:p>
      <!--NEWS-->
      <text:h text:style-name="P10" text:outline-level="1">
<text:span text:style-name="T4">
Astronomers have discovered a space object hotter than the sun</text:span>
</text:h>
      <text:p text:style-name="P4">
Authors: Ukrinform (Person)</text:p>
      <text:p text:style-name="P4">
Publisher: Укринформ (Organization)</text:p>
      <text:p text:style-name="P4">
Published Time: 2023-06-19T20:54:00+03:00</text:p>
      <text:p text:style-name="P4">
Modified Time: 2023-06-19T20:54:00+03:00</text:p>
      <text:p text:style-name="P4">
Description: The astronomer team found a brown dwarf in space, the temperature on the surface of which is higher than in the sun. - Ukrinform.</text:p>
      <text:p text:style-name="P4">
Images: ['<text:a xlink:type="simple" xlink:href="https://static.ukrinform.com/photos/2023_06/thumb_files/630_360_1687197228-579.jpg" text:style-name="Internet_20_link" text:visited-style-name="Visited_20_Internet_20_Link">
630_360_16871...</text:a>
']</text:p>
      <text:p text:style-name="P4">
Tags: ['Космос', 'Астрономія', 'Сонце', 'вчені']</text:p>
      <text:p text:style-name="P4">
Type: Article</text:p>
      <!--METADATA-->
      <text:p text:style-name="P4">
<draw:frame draw:style-name="fr1" draw:name="Image211" text:anchor-type="as-char" svg:width="6.9236in" svg:height="3.956343in" draw:z-index="0">
<draw:image xlink:href="../Images/yкринформ/2023-06-19T20-54-00-03-00/630_360_1687197228-579.jpg" xlink:type="simple" xlink:show="embed" xlink:actuate="onLoad" draw:mime-type="image/jpeg"/>
</draw:frame>
The command of the brown dwarf in the space of the surface, the temperature on the surface is higher than in the sun.</text:p>
      <text:p text:style-name="P4">
On it reports <text:a xlink:type="simple" xlink:href="https://metro.co.uk/2023/06/19/object-the-size-of-80-jupiters-found-that-gets-hotter-than-the-sun-18974128/" text:style-name="Internet_20_link" text:visited-style-name="Visited_20_Internet_20_Link">
Metro</text:a>
, reports Ukrinform.</text:p>
      <text:p text:style-name="P4">
New <text:a xlink:type="simple" xlink:href="https://www.ukrinform.ua/tag-kosmos" text:style-name="Internet_20_link" text:visited-style-name="Visited_20_Internet_20_Link">
Space</text:a>
The WD0032-317B facility, located 57 light years from Earth, was opened by a group of astronomers with Dr. David Lafrener's subdivision from Arizona University(USA).</text:p>
      <text:p text:style-name="P4">
Він виявлений на орбіті білого карлика. Завдяки цьому теплу коричневий карликнагрівається до 7727 градусів Цельсія, що вище, ніж на поверхні більшостізірок. Приміром, температура поверхні Сонця становить близько 5200 градусівЦельсія.</text:p>
      <text:p text:style-name="P4">
WD0032-317B став першим коричневим карликом, який отримує такий високий рівеньультрафіолетового випромінювання.</text:p>
      <text:p text:style-name="P4">
<text:span text:style-name="T4">
Читайте також:</text:span>
 <text:a xlink:type="simple" xlink:href="https://www.ukrinform.ua/rubric-technology/3723309-na-suputniku-saturna-znajsli-komponent-neobhidnij-dla-zarodzenna-zitta.html" text:style-name="Internet_20_link" text:visited-style-name="Visited_20_Internet_20_Link">
 На супутнику Сатурна знайшли компонент, необхідний длязародження життя </text:a>
Brown dwarf is a self -esteem astronomical object that has a dominance of gravitational energy by compression, although some role is played by energy excretion due to nuclear reactions.</text:p>
      <text:p text:style-name="P4">
As reported <text:a xlink:type="simple" xlink:href="https://www.ukrinform.ua/rubric-technology/3719064-astronomi-viavili-najdavnisi-skladni-organicni-molekuli-u-vsesviti.html" text:style-name="Internet_20_link" text:visited-style-name="Visited_20_Internet_20_Link">
Ukrinform</text:a>
, a group of astronomers from Texas University of A&amp;M(USA)She found the oldest known examples of complex organic molecules in the universe.  Photo: NASA</text:p>
      <text:p text:style-name="P4">
News Source: <text:a xlink:type="simple" xlink:href="https://www.ukrinform.ua/rubric-technology/3725015-astronomi-viavili-kosmicnij-obekt-garacisij-za-sonce.html" text:style-name="Internet_20_link" text:visited-style-name="Visited_20_Internet_20_Link">
https://www.ukrinform.ua/rubric-technology/3725015-astronomi-viavili-kosmicnij-obekt-garacisij-za-sonce.html</text:a>
</text:p>
      <!--NEWS-->
      <text:h text:style-name="P10" text:outline-level="1">
<text:span text:style-name="T4">
Kherson region: water departed from Dnieper and falls by a centimeter in an hour</text:span>
</text:h>
      <text:p text:style-name="P4">
Authors: Ukrinform (Person)</text:p>
      <text:p text:style-name="P4">
Publisher: Укринформ (Organization)</text:p>
      <text:p text:style-name="P4">
Published Time: 2023-06-19T20:58:27+03:00</text:p>
      <text:p text:style-name="P4">
Modified Time: 2023-06-19T20:58:27+03:00</text:p>
      <text:p text:style-name="P4">
Description: In the Kherson region, which has suffered as a result of the blasting of the Kakhovskaya hydroelectric power station, the water level continues to decline, and about 800 houses remain flooded. - Ukrinform.</text:p>
      <text:p text:style-name="P4">
Images: ['<text:a xlink:type="simple" xlink:href="https://static.ukrinform.com/photos/2023_06/thumb_files/630_360_1687197383-501.jpg" text:style-name="Internet_20_link" text:visited-style-name="Visited_20_Internet_20_Link">
630_360_16871...</text:a>
']</text:p>
      <text:p text:style-name="P4">
Tags: None</text:p>
      <text:p text:style-name="P4">
Type: Article</text:p>
      <!--METADATA-->
      <text:p text:style-name="P4">
<draw:frame draw:style-name="fr1" draw:name="Image212" text:anchor-type="as-char" svg:width="6.9236in" svg:height="3.956343in" draw:z-index="0">
<draw:image xlink:href="../Images/yкринформ/2023-06-19T20-58-27-03-00/630_360_1687197383-501.jpg" xlink:type="simple" xlink:show="embed" xlink:actuate="onLoad" draw:mime-type="image/jpeg"/>
</draw:frame>
Nakherson region, which has suffered as a result of the blasting of the Kakhovskaya hydroelectric power station, the water level continues to decline, and about 800 buildings remain flooded.</text:p>
      <text:p text:style-name="P4">
About it in <text:a xlink:type="simple" xlink:href="https://t.me/olexandrprokudin/721" text:style-name="Internet_20_link" text:visited-style-name="Visited_20_Internet_20_Link">
telegram</text:a>
Oleksandr Proudin reported to the chiefs of the Church, Ukrinform reports.</text:p>
      <text:p text:style-name="P4">
“Level <text:a xlink:type="simple" xlink:href="https://www.ukrinform.ua/tag-voda" text:style-name="Internet_20_link" text:visited-style-name="Visited_20_Internet_20_Link">
water</text:a>
continues to decline. He sets us to go to rehabilitation work: clearing roads and streets, audits of communication networks and equipment, implementation of measures for such water water supply, ”Proudin said.</text:p>
      <text:p text:style-name="P4">
According to him, the water recedes almost 1 cm per hour, now its level will set 74 cm. The water departed from the village of Dniprovsky, 4 settlements remain flooded: Kherson, Belozerka, Novogredneve and Blessed.</text:p>
      <text:p text:style-name="P4">
<text:span text:style-name="T4">
 Read also: </text:span>
 [hundreds of residents of Oleshok were killed because of the refusal of the Russians.(https://www.ukrinform.ua/rubric-regions/3724808-sotni-ziteliv-olesok-zaginuli-cerez-vidmovu-rosian-ih-evakuuvati-centr-nacsprotivu.html)"There are now almost 800 homes underwater," Proudin said.</text:p>
      <text:p text:style-name="P4">
He noted that 15 people were consumed in the deocal part of the Kherson region, 31 people are considered missing, including divers. Location of another 17 people who were considered missing were able to establish.</text:p>
      <text:p text:style-name="P4">
<text:span text:style-name="T4">
 Read also: </text:span>
 <text:a xlink:type="simple" xlink:href="https://www.ukrinform.ua/rubric-regions/3724857-u-dnipri-ta-cornomu-mori-fiksuut-znacne-zabrudnenna-vodi-tretina-prob-ne-vidpovidae-normam.html" text:style-name="Internet_20_link" text:visited-style-name="Visited_20_Internet_20_Link">
in the Dnieper and the Black Sea fix significant water contamination- one third of the samples does not meet the standards</text:a>
According to Proudin, on the temporarily occupied left bank, the situation is flashy: “No plans for recovery are not discussed. Evacuation(invaders)Failed. International organizations are not allowed into flooded territories. We can only make assumptions. ”</text:p>
      <text:p text:style-name="P4">
As it was reported, <text:a xlink:type="simple" xlink:href="https://www.ukrinform.ua/rubric-other_news/3723441-pidriv-rosianami-kahovskoi-ges-usi-novini.html" text:style-name="Internet_20_link" text:visited-style-name="Visited_20_Internet_20_Link">
Russian troops on June 6 carried out Kakhovskaya hydroelectric power station</text:a>
. The station is completely destroyed.</text:p>
      <text:p text:style-name="P4">
_ Photo illustrative: SESN_</text:p>
      <text:p text:style-name="P4">
News Source: <text:a xlink:type="simple" xlink:href="https://www.ukrinform.ua/rubric-regions/3725016-hersonsina-voda-vidijsla-vid-dniprovskogo-i-spadae-na-santimetr-za-godinu.html" text:style-name="Internet_20_link" text:visited-style-name="Visited_20_Internet_20_Link">
https://www.ukrinform.ua/rubric-regions/3725016-hersonsina-voda-vidijsla-vid-dniprovskogo-i-spadae-na-santimetr-za-godinu.html</text:a>
</text:p>
      <!--NEWS-->
      <text:h text:style-name="P10" text:outline-level="1">
<text:span text:style-name="T4">
The Ukrainian national team beat Malta in the selection for Euro 2024</text:span>
</text:h>
      <text:p text:style-name="P4">
Authors: Ukrinform (Person)</text:p>
      <text:p text:style-name="P4">
Publisher: Укринформ (Organization)</text:p>
      <text:p text:style-name="P4">
Published Time: 2023-06-19T21:01:00+03:00</text:p>
      <text:p text:style-name="P4">
Modified Time: 2023-06-19T21:01:00+03:00</text:p>
      <text:p text:style-name="P4">
Description: The National Football National Team won the second victory in the qualification of the European Championships 2024. - Ukrinform.</text:p>
      <text:p text:style-name="P4">
Images: ['<text:a xlink:type="simple" xlink:href="https://static.ukrinform.com/photos/2023_06/thumb_files/630_360_1687197282-667.jpg" text:style-name="Internet_20_link" text:visited-style-name="Visited_20_Internet_20_Link">
630_360_16871...</text:a>
']</text:p>
      <text:p text:style-name="P4">
Tags: ['Футбол', 'Мальта', 'Ребров', 'Збірна України', 'Євро-2024']</text:p>
      <text:p text:style-name="P4">
Type: Article</text:p>
      <!--METADATA-->
      <text:p text:style-name="P4">
<draw:frame draw:style-name="fr1" draw:name="Image213" text:anchor-type="as-char" svg:width="6.9236in" svg:height="3.956343in" draw:z-index="0">
<draw:image xlink:href="../Images/yкринформ/2023-06-19T21-01-00-03-00/630_360_1687197282-667.jpg" xlink:type="simple" xlink:show="embed" xlink:actuate="onLoad" draw:mime-type="image/jpeg"/>
</draw:frame>
The National Football National Team won the second victory in the qualification of the European 20124.</text:p>
      <text:p text:style-name="P4">
In his third match of the qualifying group C, Sergiy Rebrova wards from Malta - 1: 0, Ukrinform reports.</text:p>
      <text:p text:style-name="P4">
Viktor Tsigankov opened the score from the 11-meter mark on the 72nd minute.</text:p>
      <text:p text:style-name="P4">
On the neutral arena "Anton Malatinsky" in Trnava(Slovakia)Andriyarmolenko did not realize the penalty in the 52nd minute, kissing the cross.</text:p>
      <text:p text:style-name="P4">
In the other meeting of the Quartet, the England national team at Old Trafford is accepting the command of Northern Macedonia.</text:p>
      <text:p text:style-name="P4">
In the next duel, Ukrainians will be accepted on September 9 by the British.</text:p>
      <text:p text:style-name="P4">
<text:span text:style-name="T4">
 Read also: </text:span>
 <text:a xlink:type="simple" xlink:href="https://www.ukrinform.ua/rubric-sports/3724899-maltijske-viprobuvanna-na-akist-potribna-lise-peremoga.html" text:style-name="Internet_20_link" text:visited-style-name="Visited_20_Internet_20_Link">
Malta Quality Test: Required Winner only</text:a>
Tournament position: England - 9 points(After 3 games), Ukraine - 6(3), Italy- 3(2), Northern Macedonia - 3(2), Malta - 0(4).</text:p>
      <text:p text:style-name="P4">
На фото: Віктор Циганков (AP).</text:p>
      <text:p text:style-name="P4">
News Source: <text:a xlink:type="simple" xlink:href="https://www.ukrinform.ua/rubric-sports/3725020-zbirna-ukraini-obigrala-maltu-u-vidbori-na-evro2024.html" text:style-name="Internet_20_link" text:visited-style-name="Visited_20_Internet_20_Link">
https://www.ukrinform.ua/rubric-sports/3725020-zbirna-ukraini-obigrala-maltu-u-vidbori-na-evro2024.html</text:a>
</text:p>
      <!--NEWS-->
      <text:h text:style-name="P10" text:outline-level="1">
<text:span text:style-name="T4">
In Sumy, three projects are being implemented for solar power plants</text:span>
</text:h>
      <text:p text:style-name="P4">
Authors: Ukrinform (Person)</text:p>
      <text:p text:style-name="P4">
Publisher: Укринформ (Organization)</text:p>
      <text:p text:style-name="P4">
Published Time: 2023-06-19T21:06:00+03:00</text:p>
      <text:p text:style-name="P4">
Modified Time: 2023-06-19T21:06:00+03:00</text:p>
      <text:p text:style-name="P4">
Description: In Sumy, three projects for the arrangement of solar power plants are sold for grant funds. - Ukrinform.</text:p>
      <text:p text:style-name="P4">
Images: ['<text:a xlink:type="simple" xlink:href="https://static.ukrinform.com/photos/2018_06/thumb_files/630_360_1529328652-7197.jpg" text:style-name="Internet_20_link" text:visited-style-name="Visited_20_Internet_20_Link">
630_360_15293...</text:a>
']</text:p>
      <text:p text:style-name="P4">
Tags: ['Економіка', 'Електроенергія', 'Суми', 'Сонячна електростанція']</text:p>
      <text:p text:style-name="P4">
Type: Article</text:p>
      <!--METADATA-->
      <text:p text:style-name="P4">
<draw:frame draw:style-name="fr1" draw:name="Image214" text:anchor-type="as-char" svg:width="6.9236in" svg:height="3.956343in" draw:z-index="0">
<draw:image xlink:href="../Images/yкринформ/2023-06-19T21-06-00-03-00/630_360_1529328652-7197.jpg" xlink:type="simple" xlink:show="embed" xlink:actuate="onLoad" draw:mime-type="image/jpeg"/>
</draw:frame>
In Summza, grant funds are sold by three projects for the arrangement of solar power plants.</text:p>
      <text:p text:style-name="P4">
About it in <text:a xlink:type="simple" xlink:href="https://t.me/golova_lysenko/3032" text:style-name="Internet_20_link" text:visited-style-name="Visited_20_Internet_20_Link">
telegram</text:a>
The Sumy Coming Chairman Alexander Lysenko reported, Ukrinform reports.</text:p>
      <text:p text:style-name="P4">
“In the war, we attract 100% grants for our community institutions, not including budgetary funds. Today, three projects for arrangement [solar power plants] are being implemented(https://www.ukrinform.ua/tag-sonacna-elektrostancia)», -Lysenko aspassed.</text:p>
      <text:p text:style-name="P4">
According to him, solar power plants with a capacity of 60 kW are installed by a blowing clinical hospital, in the stationary building of the central city clinical hospital and in greenhouses with red-book plants, which are located in the Yunativsky Natural Reserve Fund.</text:p>
      <text:p text:style-name="P4">
<text:span text:style-name="T4">
 Read also: </text:span>
 <text:a xlink:type="simple" xlink:href="https://www.ukrinform.ua/rubric-economy/3689106-ukrainski-gromadi-zacikavleni-v-budivnictvi-sonacnih-elektrostancij-ekspert.html" text:style-name="Internet_20_link" text:visited-style-name="Visited_20_Internet_20_Link">
Ukrainian communities are interested in building <text:span text:style-name="T4">
 solar </text:span>
<text:span text:style-name="T4">
 power plants </text:span>
 - expert</text:a>
Currently, Sumy is considering the possibility of erecting a solar power plant for KP "Electroavtotrans", and the local water utility should be equipped with solar stations.</text:p>
      <text:p text:style-name="P4">
News Source: <text:a xlink:type="simple" xlink:href="https://www.ukrinform.ua/rubric-economy/3725021-u-sumah-realizuut-tri-proekti-z-ulastuvanna-sonacnih-elektrostancij.html" text:style-name="Internet_20_link" text:visited-style-name="Visited_20_Internet_20_Link">
https://www.ukrinform.ua/rubric-economy/3725021-u-sumah-realizuut-tri-proekti-z-ulastuvanna-sonacnih-elektrostancij.html</text:a>
</text:p>
      <!--NEWS-->
      <text:h text:style-name="P10" text:outline-level="1">
<text:span text:style-name="T4">
Military operation in the south has several tasks, and the Armed Forces are performed - a painter</text:span>
</text:h>
      <text:p text:style-name="P4">
Authors: Ukrinform (Person)</text:p>
      <text:p text:style-name="P4">
Publisher: Укринформ (Organization)</text:p>
      <text:p text:style-name="P4">
Published Time: 2023-06-19T21:12:00+03:00</text:p>
      <text:p text:style-name="P4">
Modified Time: 2023-06-19T21:12:00+03:00</text:p>
      <text:p text:style-name="P4">
Description: Deputy Minister of Defense Anna Malyar stressed that despite the resistance that the invaders do in the south, the Ukrainian military fulfill their tasks. - Ukrinform.</text:p>
      <text:p text:style-name="P4">
Images: ['<text:a xlink:type="simple" xlink:href="https://static.ukrinform.com/photos/2023_06/thumb_files/630_360_1686221008-699.jpg" text:style-name="Internet_20_link" text:visited-style-name="Visited_20_Internet_20_Link">
630_360_16862...</text:a>
']</text:p>
      <text:p text:style-name="P4">
Tags: ['ЗСУ', 'Війна з Росією', 'Південь України', 'Ганна Маляр', 'Єдині новини']</text:p>
      <text:p text:style-name="P4">
Type: Article</text:p>
      <!--METADATA-->
      <text:p text:style-name="P4">
<draw:frame draw:style-name="fr1" draw:name="Image215" text:anchor-type="as-char" svg:width="6.9236in" svg:height="3.956343in" draw:z-index="0">
<draw:image xlink:href="../Images/yкринформ/2023-06-19T21-12-00-03-00/630_360_1686221008-699.jpg" xlink:type="simple" xlink:show="embed" xlink:actuate="onLoad" draw:mime-type="image/jpeg"/>
</draw:frame>
Deputy Defense Minister Anna Malyar stressed that despite the resistance that the invaders do the south, the Ukrainian military fulfills their tasks.</text:p>
      <text:p text:style-name="P4">
She said about it on the air of the Teleterna "One News", commenting on the promotion of defense in the south of Ukraine, Ukrinform reports.</text:p>
      <text:p text:style-name="P4">
“It should be understood that the enemy will not take positions. And we must be that it will be a very rigid duel, in fact, what is right now. And it is not necessary to measure as of now the performance of only kilometers or the number of settlements, because the ongoing operation has a task, and <text:a xlink:type="simple" xlink:href="https://www.ukrinform.ua/tag-vijskovi" text:style-name="Internet_20_link" text:visited-style-name="Visited_20_Internet_20_Link">
military</text:a>
Cyzes are performed. Actually, they move the way they had to move, more results are still ahead of them, ”the painter said.</text:p>
      <text:p text:style-name="P4">
She noted that the Ukrainian military was difficult to move because the enemy "is carefully preparing and resisting."</text:p>
      <text:p text:style-name="P4">
<text:span text:style-name="T4">
 Read also: </text:span>
 <text:a xlink:type="simple" xlink:href="https://www.ukrinform.ua/rubric-ato/3723995-na-vsih-napramkah-nastupu-sil-oboroni-na-pivdni-e-prosuvanna-do-dvoh-kilometriv-malar.html" text:style-name="Internet_20_link" text:visited-style-name="Visited_20_Internet_20_Link">
In all directions of the onset of defense forces in the south there is a deposit of up to two kilometers - <text:span text:style-name="T4">
 painter </text:span>
</text:a>
"Constantly, if we talk about south, our armed forces are faced(Anti -tank guided missiles - ed.)", - added the Deputy Minister.</text:p>
      <text:p text:style-name="P4">
As it was reported, within two weeks of offensive actions in the Berdyansk Tamelitopol directions, Ukrainian troops liberated eight inhabited pens.</text:p>
      <text:p text:style-name="P4">
News Source: <text:a xlink:type="simple" xlink:href="https://www.ukrinform.ua/rubric-ato/3725024-vijskova-operacia-na-pivdni-mae-dekilka-zavdan-i-zsu-ih-vikonuut-malar.html" text:style-name="Internet_20_link" text:visited-style-name="Visited_20_Internet_20_Link">
https://www.ukrinform.ua/rubric-ato/3725024-vijskova-operacia-na-pivdni-mae-dekilka-zavdan-i-zsu-ih-vikonuut-malar.html</text:a>
</text:p>
      <!--NEWS-->
      <text:h text:style-name="P10" text:outline-level="1">
<text:span text:style-name="T4">
The Russians charge reserves in the south and in the east of Ukraine - the Ministry of Defense</text:span>
</text:h>
      <text:p text:style-name="P4">
Authors: Ukrinform (Person)</text:p>
      <text:p text:style-name="P4">
Publisher: Укринформ (Organization)</text:p>
      <text:p text:style-name="P4">
Published Time: 2023-06-19T21:24:00+03:00</text:p>
      <text:p text:style-name="P4">
Modified Time: 2023-06-19T21:24:00+03:00</text:p>
      <text:p text:style-name="P4">
Description: Russian invaders do not leave their main purpose - to reach the borders of Donetsk and Luhansk region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Схід України', 'Війна з Росією', 'Ганна Маляр', 'Єдині новини']</text:p>
      <text:p text:style-name="P4">
Type: Article</text:p>
      <!--METADATA-->
      <text:p text:style-name="P4">
<draw:frame draw:style-name="fr1" draw:name="Image216" text:anchor-type="as-char" svg:width="6.9236in" svg:height="3.956343in" draw:z-index="0">
<draw:image xlink:href="../Images/yкринформ/2023-06-19T21-24-00-03-00/630_360_1668461240-442.jpg" xlink:type="simple" xlink:show="embed" xlink:actuate="onLoad" draw:mime-type="image/jpeg"/>
</draw:frame>
The Russian -enchantments do not leave their main purpose - to reach the borders of Donetsk Talugansk regions.</text:p>
      <text:p text:style-name="P4">
The Deputy Minister of Defense Anna Malyar said this on the air of the only news on the TV.</text:p>
      <text:p text:style-name="P4">
“They simply do not leave their key goal they set, it is the Rubezhidnetsky and Luhansk regions. At a time when they could not bury Kiev, they simply began to set goals gradually. And despite the fact that in several directions in the south the offensive of our armed forces continues, the Urosians also have their own directions of the offensive, and they also come. For example, the stairs have been on four directions since January this year. These are the Marchinsky, Avdiivsky, Liman and Bakhmut direction. And Kupyansky was added. And now, in fact, they are on Liman and Kupyansky. And the East is the direction of their main offensive, they do not break their goal - to reach the borders of Donetsk and Luhansk regions. They collect reserves there, ”the painter said.</text:p>
      <text:p text:style-name="P4">
She noted that <text:a xlink:type="simple" xlink:href="https://www.ukrinform.ua/tag-rosijski-vijskovi" text:style-name="Internet_20_link" text:visited-style-name="Visited_20_Internet_20_Link">
Russians</text:a>
Reserves in the south, "but they strengthen them in the east."</text:p>
      <text:p text:style-name="P4">
In addition, she said, Russian invaders increase the number of shelling of the East.</text:p>
      <text:p text:style-name="P4">
"For example, speaking in the past week to understand the numbers that" increase the number of shelling ", then there were about 6 thousand enemy shelling in the east, they used more than 277 thousand ammunition," the Deputy Minister of Defense added.</text:p>
      <text:p text:style-name="P4">
*!(https://www.ukrinform.ua/rubric-ato/3725024-vijskova-operacia-na-pivdni-mae-dekilka-zavdan-i-zsu-ih-vikonuut-malar.html)She noted that the fighting continues in the east and in the south. And we are on some towers in the offensive, on some - in defense. "And the enemy in us is very serious.</text:p>
      <text:p text:style-name="P4">
Earlier, the painter reported that in the Bakhmut direction, Ukrainian troops moved deep into several sections.</text:p>
      <text:p text:style-name="P4">
News Source: <text:a xlink:type="simple" xlink:href="https://www.ukrinform.ua/rubric-ato/3725026-rosiani-staguut-rezervi-i-na-pivdni-i-na-shodi-ukraini-minoboroni.html" text:style-name="Internet_20_link" text:visited-style-name="Visited_20_Internet_20_Link">
https://www.ukrinform.ua/rubric-ato/3725026-rosiani-staguut-rezervi-i-na-pivdni-i-na-shodi-ukraini-minoboroni.html</text:a>
</text:p>
      <!--NEWS-->
      <text:h text:style-name="P10" text:outline-level="1">
<text:span text:style-name="T4">
The court left the commander of one of the Chervinsky SCOs for a month</text:span>
</text:h>
      <text:p text:style-name="P4">
Authors: Ukrinform (Person)</text:p>
      <text:p text:style-name="P4">
Publisher: Укринформ (Organization)</text:p>
      <text:p text:style-name="P4">
Published Time: 2023-06-19T21:30:00+03:00</text:p>
      <text:p text:style-name="P4">
Modified Time: 2023-06-19T21:30:00+03:00</text:p>
      <text:p text:style-name="P4">
Description: The Judge of the Shevchenkivsky District Court of Kyiv decided to continue the measure of restraint for the former acting commander of one of the parts of the Special Operations forces of Roman Chervinsky for another month. - Ukrinform.</text:p>
      <text:p text:style-name="P4">
Images: ['<text:a xlink:type="simple" xlink:href="https://static.ukrinform.com/photos/2023_06/thumb_files/630_360_1687199506-242.jpg" text:style-name="Internet_20_link" text:visited-style-name="Visited_20_Internet_20_Link">
630_360_16871...</text:a>
']</text:p>
      <text:p text:style-name="P4">
Tags: ['Арешт', 'Суд', 'ССО']</text:p>
      <text:p text:style-name="P4">
Type: Article</text:p>
      <!--METADATA-->
      <text:p text:style-name="P4">
<draw:frame draw:style-name="fr1" draw:name="Image217" text:anchor-type="as-char" svg:width="6.9236in" svg:height="3.956343in" draw:z-index="0">
<draw:image xlink:href="../Images/yкринформ/2023-06-19T21-30-00-03-00/630_360_1687199506-242.jpg" xlink:type="simple" xlink:show="embed" xlink:actuate="onLoad" draw:mime-type="image/jpeg"/>
</draw:frame>
The Prasyashevchenkivskyi District Court of Kyiv decided to continue the squeezing measure for the former acting commander of one of the parties of special operations of Roman Chervinsky for another month.</text:p>
      <text:p text:style-name="P4">
About it reports “<text:a xlink:type="simple" xlink:href="https://www.radiosvoboda.org/amp/news-sud-chervinsky-pid-vartoi/32466249.html" text:style-name="Internet_20_link" text:visited-style-name="Visited_20_Internet_20_Link">
Radio Liberty</text:a>
», Reports Ukrinform.</text:p>
      <text:p text:style-name="P4">
As it is noted, the prosecutor was asked for the relevant decision.</text:p>
      <text:p text:style-name="P4">
Instead, lawyers were asked to <text:a xlink:type="simple" xlink:href="https://www.ukrinform.ua/tag-sud" text:style-name="Internet_20_link" text:visited-style-name="Visited_20_Internet_20_Link">
court</text:a>
Allowed Chervinsky to be guarantee of public figures who came in precision and declared such intention. In particular, to take Chervinsky to the bail of the hero of Ukraine Stepan Khmara, People's Deputy Geo Leros and others.</text:p>
      <text:p text:style-name="P4">
Lawyers have stated that they would challenge the court's decision.</text:p>
      <text:p text:style-name="P4">
“The prosecution did not provide any new evidence, on the basis of which it was necessary to detain and keep Roman in custody. The court was not taken into account that his mother lost his sight and his wife received a disability. He has three children, ”said lawyer Sergey Lysenko.</text:p>
      <text:p text:style-name="P4">
<text:span text:style-name="T4">
 Read also: </text:span>
 [Kanatov's Firestration by the Russians: SBU reported suspicion(https://www.ukrinform.ua/rubric-society/3698964-obstril-rosianami-aerodromu-kanatove-sbu-povidomila-pro-pidozru-eksbijcu-sso.html)Thus, Chervinsky will be in custody until July 21.</text:p>
      <text:p text:style-name="P4">
As reported <text:a xlink:type="simple" xlink:href="https://www.ukrinform.ua/rubric-society/3700000-sbu-zatrimala-oficera-cervinskogo-akogo-sukali-v-spravi-pro-obstril-aerodromu-kanatove-dzerelo.html" text:style-name="Internet_20_link" text:visited-style-name="Visited_20_Internet_20_Link">
Ukrinform</text:a>
, The Security Service of Ukraine on April 24, an officer Roman Chervinsky in the case of shelling of the Kanatovo aerodrome in July 2022.</text:p>
      <text:p text:style-name="P4">
On April 25, the Shevchenkivsky District Court of Kyiv O <text:a xlink:type="simple" xlink:href="https://www.ukrinform.ua/rubric-society/3700688-obstril-aerodromu-kanatove-sud-uzav-pid-vartu-oficera-cervinskogo-zmi.html" text:style-name="Internet_20_link" text:visited-style-name="Visited_20_Internet_20_Link">
took the officer of a preventive measure</text:a>
In the form of a guard, two months without bail.</text:p>
      <text:p text:style-name="P4">
<text:a xlink:type="simple" xlink:href="https://www.ukrinform.ua/rubric-society/3709573-obstril-aerodromu-kanatove-apelacijnij-sud-zalisiv-pid-vartou-oficera-cervinskogo.html" text:style-name="Internet_20_link" text:visited-style-name="Visited_20_Internet_20_Link">
Appeal Court of Appeal on May 15 left it in force</text:a>
.  Photo: www.radio svoboda.org</text:p>
      <text:p text:style-name="P4">
News Source: <text:a xlink:type="simple" xlink:href="https://www.ukrinform.ua/rubric-society/3725028-sud-ise-na-misac-zalisiv-pid-vartou-komandira-odniei-iz-castin-sso-cervinskogo.html" text:style-name="Internet_20_link" text:visited-style-name="Visited_20_Internet_20_Link">
https://www.ukrinform.ua/rubric-society/3725028-sud-ise-na-misac-zalisiv-pid-vartou-komandira-odniei-iz-castin-sso-cervinskogo.html</text:a>
</text:p>
      <!--NEWS-->
      <text:h text:style-name="P10" text:outline-level="1">
<text:span text:style-name="T4">
Ukraine's progress on the EU's way: Zelensky is expecting an intermediate rating this week</text:span>
</text:h>
      <text:p text:style-name="P4">
Authors: Ukrinform (Person)</text:p>
      <text:p text:style-name="P4">
Publisher: Укринформ (Organization)</text:p>
      <text:p text:style-name="P4">
Published Time: 2023-06-19T21:33:00+03:00</text:p>
      <text:p text:style-name="P4">
Modified Time: 2023-06-19T21:33:00+03:00</text:p>
      <text:p text:style-name="P4">
Description: Volodymyr Zelensky expects to publish this week of intermediate oral assessment of Ukraine's progress in implementing the recommendations of the European Commission on European Integration. - Ukrinform.</text:p>
      <text:p text:style-name="P4">
Images: ['<text:a xlink:type="simple" xlink:href="https://static.ukrinform.com/photos/2023_06/thumb_files/630_360_1686938443-722.jpg" text:style-name="Internet_20_link" text:visited-style-name="Visited_20_Internet_20_Link">
630_360_16869...</text:a>
']</text:p>
      <text:p text:style-name="P4">
Tags: ['Євроінтеграція', 'Єврокомісія', 'Зеленський', 'Фон дер Ляєн']</text:p>
      <text:p text:style-name="P4">
Type: Article</text:p>
      <!--METADATA-->
      <text:p text:style-name="P4">
<draw:frame draw:style-name="fr1" draw:name="Image218" text:anchor-type="as-char" svg:width="6.9236in" svg:height="3.956343in" draw:z-index="0">
<draw:image xlink:href="../Images/yкринформ/2023-06-19T21-33-00-03-00/630_360_1686938443-722.jpg" xlink:type="simple" xlink:show="embed" xlink:actuate="onLoad" draw:mime-type="image/jpeg"/>
</draw:frame>
Volodymyrzelensky expects this week to publish an intermediate oral assessment of the progress of Ukraine in accordance with the recommendations of the European Commission on European Integration.</text:p>
      <text:p text:style-name="P4">
The President of Ukraine reported this in <text:a xlink:type="simple" xlink:href="http://twitter.com/zelenskyyua/status/1670853448005296128" text:style-name="Internet_20_link" text:visited-style-name="Visited_20_Internet_20_Link">
Twitter</text:a>
According to the results of the conversation with the head of the European Commission Ursula von Der Lyen, Ukrinform reports.</text:p>
      <text:p text:style-name="P4">
"On the eve of the Conference on the Restoration of Ukraine in London, on June 21-22, Ursula Fon der Lien was offered a further financial support for Ukraine and the prospects for approval of the 11th EU sanctions against Russia," Zelensky said.</text:p>
      <text:p text:style-name="Quotations">

<text:p text:style-name="P4">
On the eve of the Conference on the Restoration of Ukraine in London on June 21-22&gt;
 discussed with the President <text:a xlink:type="simple" xlink:href="https://twitter.com/vonderleyen" text:style-name="Internet_20_link" text:visited-style-name="Visited_20_Internet_20_Link">
@Venderleyen&gt;
</text:a>
Further financial&gt;
 support 🇺🇦 and prospects for approval of the 11th EU sanctions package(@ZelenskyyUa)<text:a xlink:type="simple" xlink:href="https://twitter.com/ZelenskyyUa/status/1670853448005296128" text:style-name="Internet_20_link" text:visited-style-name="Visited_20_Internet_20_Link">
 June 19, 2023&gt;
 </text:a>
In addition, the President expressed expectations to publish this weekly oral evaluation of Ukraine's progress in the implementation of recommendations <text:a xlink:type="simple" xlink:href="https://www.ukrinform.ua/tag-evrokomisia" text:style-name="Internet_20_link" text:visited-style-name="Visited_20_Internet_20_Link">
European Commission</text:a>
.</text:p>

</text:p>
      <text:p text:style-name="P4">
<text:span text:style-name="T4">
 Read also: </text:span>
 <text:a xlink:type="simple" xlink:href="https://www.ukrinform.ua/rubric-polytics/3720592-promizna-ocinka-vikonanna-semi-rekomendacij-evrokomisii-moze-buti-vprodovz-dvoh-tizniv-zovkva.html" text:style-name="Internet_20_link" text:visited-style-name="Visited_20_Internet_20_Link">
intermediate assessment of the implementation of seven recommendations <text:span text:style-name="T4">
 European Commission </text:span>
 It can be for two weeks - Zhovkva</text:a>
As reported by Ukrinform, the Conference on the Restoration of Ukraine, which will take place on June 21, will consider the continuation of financial assistance for Ukraine after 2012023.</text:p>
      <text:p text:style-name="P4">
We will remind, Volodymyr Zelenskyy on February 28, 2022 <text:a xlink:type="simple" xlink:href="http://www.ukrinform.ua/rubric-ato/3416117-prezident-pidpisav-zaavku-na-clenstvo-ukraini-v-es.html" text:style-name="Internet_20_link" text:visited-style-name="Visited_20_Internet_20_Link">
signed the application of the head of Ukraine in the European Union. </text:a>
On June 23, the European Union of State and Governments made a decision to grant Ukraine the status of a candidate country for entry into the EU.</text:p>
      <text:p text:style-name="P4">
On February 28, 2023, Zelensky stated that this year it is time to make a decision on the beginning of negotiations on Ukraine's membership in the EU.</text:p>
      <text:p text:style-name="P4">
News Source: <text:a xlink:type="simple" xlink:href="https://www.ukrinform.ua/rubric-polytics/3725030-progres-ukraini-na-slahu-do-es-zelenskij-ocikue-na-promiznu-ocinku-cogo-tizna.html" text:style-name="Internet_20_link" text:visited-style-name="Visited_20_Internet_20_Link">
https://www.ukrinform.ua/rubric-polytics/3725030-progres-ukraini-na-slahu-do-es-zelenskij-ocikue-na-promiznu-ocinku-cogo-tizna.html</text:a>
</text:p>
      <!--NEWS-->
      <text:h text:style-name="P10" text:outline-level="1">
<text:span text:style-name="T4">
Psychological assistance has been trained in Israel with 5,000 Ukrainians - Zelensk</text:span>
</text:h>
      <text:p text:style-name="P4">
Authors: Ukrinform (Person)</text:p>
      <text:p text:style-name="P4">
Publisher: Укринформ (Organization)</text:p>
      <text:p text:style-name="P4">
Published Time: 2023-06-19T21:42:44+03:00</text:p>
      <text:p text:style-name="P4">
Modified Time: 2023-06-19T21:42:44+03:00</text:p>
      <text:p text:style-name="P4">
Description: At this time, five thousand Ukrainian specialists have been trained in psychological assistance in Israel. - Ukrinform.</text:p>
      <text:p text:style-name="P4">
Images: ['<text:a xlink:type="simple" xlink:href="https://static.ukrinform.com/photos/2022_09/thumb_files/630_360_1663940720-394.jpeg" text:style-name="Internet_20_link" text:visited-style-name="Visited_20_Internet_20_Link">
630_360_16639...</text:a>
']</text:p>
      <text:p text:style-name="P4">
Tags: ['Ізраїль', 'Олена Зеленська', 'Психологічна допомога']</text:p>
      <text:p text:style-name="P4">
Type: Article</text:p>
      <!--METADATA-->
      <text:p text:style-name="P4">
<draw:frame draw:style-name="fr1" draw:name="Image219" text:anchor-type="as-char" svg:width="6.9236in" svg:height="3.956343in" draw:z-index="0">
<draw:image xlink:href="../Images/yкринформ/2023-06-19T21-42-44-03-00/630_360_1663940720-394.jpeg" xlink:type="simple" xlink:show="embed" xlink:actuate="onLoad" draw:mime-type="image/jpeg"/>
</draw:frame>
At that time, five thousand Ukrainian specialists were trained in psychological assistance in Israel.</text:p>
      <text:p text:style-name="P4">
The wife of the President of Ukraine Olena Zelenska reported this in <text:a xlink:type="simple" xlink:href="https://t.me/FirstLadyOfUkraine/3446" text:style-name="Internet_20_link" text:visited-style-name="Visited_20_Internet_20_Link">
telegram</text:a>
, reports Ukrinform.</text:p>
      <text:p text:style-name="P4">
“When I initiated the All -Ukrainian Mental Health Program a year ago, my colleague, the first lady [Israel], supported it.(https://www.ukrinform.ua/tag-izrail)Duke's Michal. Under her patronage, two thousand of our specialists have been traveling at the Israeli Center for Trauma and Natal's Resistance, ” - said.</text:p>
      <text:p text:style-name="P4">
According to her, Ukrainian experts have mastered the assistance of post -traumatic events, in emergency situations, work with PTSD, with victims of prominent violence, patients with amputated extremities.</text:p>
      <text:p text:style-name="P4">
<text:span text:style-name="T4">
 Read also: </text:span>
 <text:a xlink:type="simple" xlink:href="https://www.ukrinform.ua/rubric-society/3720065-persi-60-ukrainskih-psihologiv-projsli-navcanna-u-varsavi-z-podolanna-rozladiv-viklikanih-vijnou.html" text:style-name="Internet_20_link" text:visited-style-name="Visited_20_Internet_20_Link">
the first 60 Ukrainian psychologists have been trained in Obrashavi to overcome the disorders caused by war</text:a>
In addition, about three thousand Ministry of Internal Affairs, Ukrzaliznytsia, Ukrposhta, Oschadbank, large commercial companies, centrals, and educators have acquired the skills of self -help and primary support in the crisis situations of Visrael Trauma Coalition.</text:p>
      <text:p text:style-name="P4">
The first lady also reported that Ukrainian students of the international non -governmental organization ISRAAID have already started working in 14 hospitals of the Dnieper, Vinnitsa and the Kiev region within the framework of the project for the spread of psychological assistance in medical institutions.</text:p>
      <text:p text:style-name="P4">
*!(https://www.ukrinform.ua/rubric-ato/3720016-psihologicnoi-dopomogi-pisla-vijni-potrebuvatime-miljonna-armia-malar.html)"Today in Israel, together with the Ministry of Social Policy of Ukraine Oksanojuzhlovich, they had a meeting with representatives of all these organizations and thanked them for helping us to save Ukrainians," she said.</text:p>
      <text:p text:style-name="P4">
According to her, Zholnovich presented the concept of central resistance to Israeli colleagues, which during the year plan to create about 20 in Ukraine in the Israeli example. In such centers, psychological support will be given with social services.</text:p>
      <text:p text:style-name="P4">
"Today, she was able to personally thank the representatives of these organizations to my colleague Michal Duke, with whose support there are training," the first lady was undergoing.As reported by Ukrinform, the wife of President of Ukraine Elena Zelenska on June 19 <text:a xlink:type="simple" xlink:href="https://www.ukrinform.ua/rubric-society/3724866-zelenska-v-izraili-vidvidala-ditacu-likarnu.html" text:style-name="Internet_20_link" text:visited-style-name="Visited_20_Internet_20_Link">
got acquainted with the Israeli approach to the help of children with psychological traumas in the children's hospital</text:a>
Safra Children's Hospital at Sheba Israeli Clinic.  Photo: op</text:p>
      <text:p text:style-name="P4">
News Source: <text:a xlink:type="simple" xlink:href="https://www.ukrinform.ua/rubric-society/3725031-navcanna-v-izraili-z-nadanna-psihologicnoi-dopomogi-projsli-5000-ukrainciv-zelenska.html" text:style-name="Internet_20_link" text:visited-style-name="Visited_20_Internet_20_Link">
https://www.ukrinform.ua/rubric-society/3725031-navcanna-v-izraili-z-nadanna-psihologicnoi-dopomogi-projsli-5000-ukrainciv-zelenska.html</text:a>
</text:p>
      <!--NEWS-->
      <text:h text:style-name="P10" text:outline-level="1">
<text:span text:style-name="T4">
Rescuers received assistance from international organizations in Kherson region</text:span>
</text:h>
      <text:p text:style-name="P4">
Authors: Ukrinform (Person)</text:p>
      <text:p text:style-name="P4">
Publisher: Укринформ (Organization)</text:p>
      <text:p text:style-name="P4">
Published Time: 2023-06-19T21:45:00+03:00</text:p>
      <text:p text:style-name="P4">
Modified Time: 2023-06-19T21:45:00+03:00</text:p>
      <text:p text:style-name="P4">
Description: In the Kherson region, rescuers were assisted by the International Migration Organization with the support of the governments of Germany and the United Kingdom. - Ukrinform.</text:p>
      <text:p text:style-name="P4">
Images: ['<text:a xlink:type="simple" xlink:href="https://static.ukrinform.com/photos/2023_06/thumb_files/630_360_1687200296-105.jpg" text:style-name="Internet_20_link" text:visited-style-name="Visited_20_Internet_20_Link">
630_360_16872...</text:a>
']</text:p>
      <text:p text:style-name="P4">
Tags: ['ДСНС', 'Херсонщина', 'допомога', 'Рятувальники']</text:p>
      <text:p text:style-name="P4">
Type: Article</text:p>
      <!--METADATA-->
      <text:p text:style-name="P4">
<draw:frame draw:style-name="fr1" draw:name="Image220" text:anchor-type="as-char" svg:width="6.9236in" svg:height="3.956343in" draw:z-index="0">
<draw:image xlink:href="../Images/yкринформ/2023-06-19T21-45-00-03-00/630_360_1687200296-105.jpg" xlink:type="simple" xlink:show="embed" xlink:actuate="onLoad" draw:mime-type="image/jpeg"/>
</draw:frame>
Nakherson region was assisted by the International Organization for Migration of Supporting Governments of Germany and the United Kingdom.</text:p>
      <text:p text:style-name="P4">
About it in <text:a xlink:type="simple" xlink:href="https://t.me/khersonskaODA/7155" text:style-name="Internet_20_link" text:visited-style-name="Visited_20_Internet_20_Link">
telegram</text:a>
Kherson reported, Ukrinform reports.</text:p>
      <text:p text:style-name="P4">
“Aid has been assisted from international partners. With the support of Germany's governments, the International Migration Organization has handed over 43 taps and engines, 11 pumps, 2000 fire hoses and other equipment to comply with the consequences of flooding in <text:a xlink:type="simple" xlink:href="https://www.ukrinform.ua/tag-hersonsina" text:style-name="Internet_20_link" text:visited-style-name="Visited_20_Internet_20_Link">
Kherson region</text:a>
”, - the message said.</text:p>
      <text:p text:style-name="P4">
*!(https://www.ukrinform.ua/rubric-regions/3724061-hersonskim-ratuvalnikam-peredali-cotiri-vsudihodi-bogun2.html)As <text:a xlink:type="simple" xlink:href="https://www.ukrinform.ua/rubric-other_news/3723441-pidriv-rosianami-kahovskoi-ges-usi-novini.html" text:style-name="Internet_20_link" text:visited-style-name="Visited_20_Internet_20_Link">
reported</text:a>
, Ruskivska, on June 6, carried out Kakhovskaya hydroelectric power station. The station is completely destroyed.</text:p>
      <text:p text:style-name="P4">
<text:span text:style-name="T5">
Foto: Chercona Ode</text:span>
</text:p>
      <text:p text:style-name="P4">
News Source: <text:a xlink:type="simple" xlink:href="https://www.ukrinform.ua/rubric-regions/3725033-na-hersonsini-ratuvalniki-otrimali-dopomogu-vid-miznarodnih-organizacij.html" text:style-name="Internet_20_link" text:visited-style-name="Visited_20_Internet_20_Link">
https://www.ukrinform.ua/rubric-regions/3725033-na-hersonsini-ratuvalniki-otrimali-dopomogu-vid-miznarodnih-organizacij.html</text:a>
</text:p>
      <!--NEWS-->
      <text:h text:style-name="P10" text:outline-level="1">
<text:span text:style-name="T4">
Neonatal Screening: The Government has redirected more than 45 million to Okhmatdita</text:span>
</text:h>
      <text:p text:style-name="P4">
Authors: Ukrinform (Person)</text:p>
      <text:p text:style-name="P4">
Publisher: Укринформ (Organization)</text:p>
      <text:p text:style-name="P4">
Published Time: 2023-06-19T21:49:00+03:00</text:p>
      <text:p text:style-name="P4">
Modified Time: 2023-06-19T21:49:00+03:00</text:p>
      <text:p text:style-name="P4">
Description: The Cabinet of Ministers directed UAH 45 million to provide the National Children's Specialized Hospital "Okhmatdit" with the reagents and supplies necessary for the implementation of the state project of the system of expanded neonatal screening. - Ukrinform.</text:p>
      <text:p text:style-name="P4">
Images: ['<text:a xlink:type="simple" xlink:href="https://static.ukrinform.com/photos/2023_06/thumb_files/630_360_1687200333-583.jpg" text:style-name="Internet_20_link" text:visited-style-name="Visited_20_Internet_20_Link">
630_360_16872...</text:a>
']</text:p>
      <text:p text:style-name="P4">
Tags: ['Кабмін', 'Охматдит', 'Гроші', 'Центр неонатального скринінгу']</text:p>
      <text:p text:style-name="P4">
Type: Article</text:p>
      <!--METADATA-->
      <text:p text:style-name="P4">
<draw:frame draw:style-name="fr1" draw:name="Image221" text:anchor-type="as-char" svg:width="6.9236in" svg:height="3.956343in" draw:z-index="0">
<draw:image xlink:href="../Images/yкринформ/2023-06-19T21-49-00-03-00/630_360_1687200333-583.jpg" xlink:type="simple" xlink:show="embed" xlink:actuate="onLoad" draw:mime-type="image/jpeg"/>
</draw:frame>
The Cabinet of Ministers directed UAH 45 million to ensure the National Specialized Hospitalized Hospital "Okhmatdit" by the reagents and supplies necessary for the introduction of the state project of the system of extended -on -on -onate screening.</text:p>
      <text:p text:style-name="P4">
About it reports <text:a xlink:type="simple" xlink:href="https://moz.gov.ua/article/news/ponad-45-mln-grn-perenapraviv-urjad-do-ohmatditu-dlja-zabezpechennja-provedennja-neonatalnogo-skriningu-u-2023-roci" text:style-name="Internet_20_link" text:visited-style-name="Visited_20_Internet_20_Link">
Ministry of Health</text:a>
, reports Ukrinform.</text:p>
      <text:p text:style-name="P4">
It is noted that in accordance with the resolution "On the Redistribution of Some Exodes of the State Budget provided for the Ministry of Health for 2023", a redistribution of funds in the amount of more than UAH 45.5 million will be ensured. Such needed in connection with the beginning of work in April of two regional central -onhnatal screening - in Kharkiv and Kryvyi Rih.</text:p>
      <text:p text:style-name="P4">
“The redistribution of funds is planned by reducing the amount of consumption expenditures of UAH 45.5 million under the budget program of the CPCVC 2301040“ Public health measures to combat epidemics ”and an increase in consumption expenditures by UAH 45.5 million under the Program 2301110“ Specialized Medical Assistance. Health, ”the testimony reads.</text:p>
      <text:p text:style-name="P4">
<text:a xlink:type="simple" xlink:href="https://www.ukrinform.ua/tag-ohmatdit" text:style-name="Internet_20_link" text:visited-style-name="Visited_20_Internet_20_Link">
Ohmatdit NSSL</text:a>
”, As the most specialized children's clinic, performs the function of regional centrifugal screening for the northern regions of Ukraine(Kyiv, Kyiv, Vinnytsia, Zhytomyr and Rivne regions)and expert central -on -onatal screening for newborns from all regions of Ukraine, which showed positive results of primary screening.</text:p>
      <text:p text:style-name="P4">
<text:span text:style-name="T4">
 Read also: </text:span>
 [Medical rehabilitation(https://www.ukrinform.ua/rubric-society/3691148-medicnu-reabilitaciu-peredcasno-narodzenih-ditej-provodat-u-128-likarnah-moz.html)It was reported that the large -scale state project of extended neonatal screening was launched in October 2022. It involves the detection of a 21 rare disease in newborn children. Neonatal screening is carried out by all without exception newborns in the neonatal period of life, most often in the maternity hospital.</text:p>
      <text:p text:style-name="P4">
Earlier in Ukraine, all newborns were tested free of charge for 4 hereditary women: hypothyroidism, phenylketonuria, adrenogenital syndrome of tamukovoscidosis.</text:p>
      <text:p text:style-name="P4">
News Source: <text:a xlink:type="simple" xlink:href="https://www.ukrinform.ua/rubric-society/3725034-neonatalnij-skrining-urad-perenapraviv-ponad-45-miljoniv-do-ohmatditu.html" text:style-name="Internet_20_link" text:visited-style-name="Visited_20_Internet_20_Link">
https://www.ukrinform.ua/rubric-society/3725034-neonatalnij-skrining-urad-perenapraviv-ponad-45-miljoniv-do-ohmatditu.html</text:a>
</text:p>
      <!--NEWS-->
      <text:h text:style-name="P10" text:outline-level="1">
<text:span text:style-name="T4">
In Ukraine, veterans will start cooking - the project starts on July 1</text:span>
</text:h>
      <text:p text:style-name="P4">
Authors: Ukrinform (Person)</text:p>
      <text:p text:style-name="P4">
Publisher: Укринформ (Organization)</text:p>
      <text:p text:style-name="P4">
Published Time: 2023-06-19T21:52:00+03:00</text:p>
      <text:p text:style-name="P4">
Modified Time: 2023-06-19T21:52:00+03:00</text:p>
      <text:p text:style-name="P4">
Description: The Cabinet of Ministers adopted a resolution "On the implementation of the experimental project on the introduction of a veteran assistant institute in the system of transition from military service to civil life". - Ukrinform.</text:p>
      <text:p text:style-name="P4">
Images: ['<text:a xlink:type="simple" xlink:href="https://static.ukrinform.com/photos/2022_01/thumb_files/630_360_1643092726-230.jpg" text:style-name="Internet_20_link" text:visited-style-name="Visited_20_Internet_20_Link">
630_360_16430...</text:a>
']</text:p>
      <text:p text:style-name="P4">
Tags: ['Кабмін', 'Ветерани війни', 'Міністерство у справах ветеранів', 'Війна з Росією']</text:p>
      <text:p text:style-name="P4">
Type: Article</text:p>
      <!--METADATA-->
      <text:p text:style-name="P4">
<draw:frame draw:style-name="fr1" draw:name="Image222" text:anchor-type="as-char" svg:width="6.9236in" svg:height="3.956343in" draw:z-index="0">
<draw:image xlink:href="../Images/yкринформ/2023-06-19T21-52-00-03-00/630_360_1643092726-230.jpg" xlink:type="simple" xlink:show="embed" xlink:actuate="onLoad" draw:mime-type="image/jpeg"/>
</draw:frame>
The Cabinet of Ministers adopted a resolution "On the implementation of the experimental project on the implementation of the veteran assistant institute in the system of transition from military service to civil life".</text:p>
      <text:p text:style-name="P4">
According to Ukrinform, it reports <text:a xlink:type="simple" xlink:href="http://www.kmu.gov.ua/news/uriad-dav-start-zaprovadzhenniu-v-ukraini-instytutu-pomichnyka-veterana" text:style-name="Internet_20_link" text:visited-style-name="Visited_20_Internet_20_Link">
Government portal.</text:a>
It is noted that the experimental project will start from July 1 in Lviv, Vinnytsia, Dnipropetrovsk and Mykolaiv regions.</text:p>
      <text:p text:style-name="P4">
The project for the introduction of the veteran assistant institute was developed by experts of minimerranes. It will function on the principle of "equal - equal", the assistant's duties will include individual professional support of the veterans of their families within the transition from military service to civilian life.</text:p>
      <text:p text:style-name="P4">
Veterans will be prepared at veterans development centers at basivated higher education institutions. In partnership with the Ministry of Education(https://www.ukrinform.ua/tag-veterani-vijni)wars and members of their families.</text:p>
      <text:p text:style-name="P4">
<text:span text:style-name="T4">
 Read also: </text:span>
 <text:a xlink:type="simple" xlink:href="https://www.ukrinform.ua/rubric-society/3714483-pisla-vijni-v-ukraini-moze-buti-do-troh-miljoniv-veteraniv-kondratuk.html" text:style-name="Internet_20_link" text:visited-style-name="Visited_20_Internet_20_Link">
after the war in Ukraine can be up to three million <text:span text:style-name="T4">
 veterans </text:span>
 - Kondratyuk</text:a>
"It is a coordination support or direction, assistance to our defenders and defenders in receiving certificates, assistance in where and how to undergo advanced training programs or, for example, get a confirmation of the certificate of available skills, where to work and many other services. Veterans will occur - should be supported and supported by such an assistant. It will meet the assuming number of veterans in the community, ”said the Minister of Veterans Laputin.</text:p>
      <text:p text:style-name="P4">
According to her, a candidate for veteran assistants should be a citizen of Ukraine who speaks Ukrainian, has an education not lower than the junior bachelor. Uriority - veterans and veterans who will show such a desire, as well as members of the other families and families of fallen soldiers.</text:p>
      <text:p text:style-name="P4">
<text:span text:style-name="T4">
 Read also: </text:span>
 [Ministry of Veterans and USAID project signed a memorandum(https://www.ukrinform.ua/rubric-society/3724993-minveteraniv-ta-proekt-usaid-pidpisali-memorandum-pro-spivpracu.html)The financing of the veteran assistant institute is provided at the expense of state and local budgets and at the expense of development partners.</text:p>
      <text:p text:style-name="P4">
News Source: <text:a xlink:type="simple" xlink:href="https://www.ukrinform.ua/rubric-society/3725035-v-ukraini-pocnut-gotuvati-pomicnikiv-veteraniv-proekt-startue-1-lipna.html" text:style-name="Internet_20_link" text:visited-style-name="Visited_20_Internet_20_Link">
https://www.ukrinform.ua/rubric-society/3725035-v-ukraini-pocnut-gotuvati-pomicnikiv-veteraniv-proekt-startue-1-lipna.html</text:a>
</text:p>
      <!--NEWS-->
      <text:h text:style-name="P10" text:outline-level="1">
<text:span text:style-name="T4">
Russia will continue the attempts of the government in Moldova - Sandu</text:span>
</text:h>
      <text:p text:style-name="P4">
Authors: Ukrinform (Person)</text:p>
      <text:p text:style-name="P4">
Publisher: Укринформ (Organization)</text:p>
      <text:p text:style-name="P4">
Published Time: 2023-06-19T21:55:58+03:00</text:p>
      <text:p text:style-name="P4">
Modified Time: 2023-06-19T21:55:58+03:00</text:p>
      <text:p text:style-name="P4">
Description: The Russian Federation will remain a serious threat to Moldova for many years and will continue attempts by the state revolution in the country. - Ukrinform.</text:p>
      <text:p text:style-name="P4">
Images: ['<text:a xlink:type="simple" xlink:href="https://static.ukrinform.com/photos/2022_04/thumb_files/630_360_1649072093-943.jpg" text:style-name="Internet_20_link" text:visited-style-name="Visited_20_Internet_20_Link">
630_360_16490...</text:a>
']</text:p>
      <text:p text:style-name="P4">
Tags: ['Молдова', 'Росія', 'Переворот', 'Санду']</text:p>
      <text:p text:style-name="P4">
Type: Article</text:p>
      <!--METADATA-->
      <text:p text:style-name="P4">
<draw:frame draw:style-name="fr1" draw:name="Image223" text:anchor-type="as-char" svg:width="6.9236in" svg:height="3.956343in" draw:z-index="0">
<draw:image xlink:href="../Images/yкринформ/2023-06-19T21-55-58-03-00/630_360_1649072093-943.jpg" xlink:type="simple" xlink:show="embed" xlink:actuate="onLoad" draw:mime-type="image/jpeg"/>
</draw:frame>
Russian federation will remain a serious threat to Moldova during many years and will continue attempts to a government a coup in the country.</text:p>
      <text:p text:style-name="P4">
This opinion was expressed in an interview <text:a xlink:type="simple" xlink:href="https://www.dw.com/ru/maja-sandu-rossia-dolzna-byt-nakazana-za-to-cto-delaet-v-ukraine/a-65944779" text:style-name="Internet_20_link" text:visited-style-name="Visited_20_Internet_20_Link">
DW</text:a>
Moldova President Mia Sandu, Ukrinform reports.</text:p>
      <text:p text:style-name="P4">
“The current geopolitical situation shows that Russia will remain a large jacket of instability for many years, and Russia has been threatened with democracy. Therefore, we believe that in the EU our democracy will be more security, ”Sandu said.</text:p>
      <text:p text:style-name="P4">
According to her, nowadays misinformation, and especially Russian propaganda, harmful damage to Moldovan democracy.</text:p>
      <text:p text:style-name="P4">
<text:span text:style-name="T4">
 Read also: </text:span>
 <text:a xlink:type="simple" xlink:href="https://www.ukrinform.ua/rubric-world/3715474-sandu-proponue-stvoriti-v-moldovi-organ-dla-borotbi-z-rosijskou-propagandou.html" text:style-name="Internet_20_link" text:visited-style-name="Visited_20_Internet_20_Link">
<text:span text:style-name="T4">
 Sandu </text:span>
 <text:span text:style-name="T4">
 </text:span>
 offers <text:span text:style-name="T4">
 </text:span>
 Create <text:span text:style-name="T4">
 in </text:span>
 Moldova <text:span text:style-name="T4">
<text:span text:style-name="T5">
* body </text:span>
* </text:span>
 <text:span text:style-name="T4">
 for </text:span>
 <text:span text:style-name="T4">
 Fight </text:span>
 with <text:span text:style-name="T4">
 Russian </text:span>
 <text:span text:style-name="T4">
 propaganda </text:span>
</text:a>
“And we have to solve this problem and be more consistent in our actions. We are not easy. It is not easy even for countries with strong institutions, Amoldova is still building its institutions. But we will study on a better development, ”the President said.</text:p>
      <text:p text:style-name="P4">
At the same time, it does not exclude that Russia will continue to attempt to make a state of government <text:a xlink:type="simple" xlink:href="https://www.ukrinform.ua/tag-moldova" text:style-name="Internet_20_link" text:visited-style-name="Visited_20_Internet_20_Link">
Moldova</text:a>
.</text:p>
      <text:p text:style-name="P4">
“... we have evidence that our institutions have been able to prevent Russia from implementing a scenario(Deržperevorot - Red.). Але це не означає, що ці спроби непродовжуватимуться», - сказала Санду.</text:p>
      <text:p text:style-name="P4">
Вона також наголосила, що важливо продовжувати підтримувати Україну у їїборотьбі проти російської агресії.</text:p>
      <text:p text:style-name="P4">
<text:span text:style-name="T4">
Читайте також:</text:span>
 <text:a xlink:type="simple" xlink:href="https://www.ukrinform.ua/rubric-world/3710930-moldova-hoce-priednatisa-do-es-aknajsvidse-cerez-zagrozu-z-boku-rosii-sandu.html" text:style-name="Internet_20_link" text:visited-style-name="Visited_20_Internet_20_Link">
 <text:span text:style-name="T4">
Молдова</text:span>
 <text:span text:style-name="T4">
хоче</text:span>
 <text:span text:style-name="T4">
приєднатися</text:span>
 до ЄС<text:span text:style-name="T4">
якнайшвидше</text:span>
 <text:span text:style-name="T4">
через</text:span>
 <text:span text:style-name="T4">
загрозу</text:span>
 з <text:span text:style-name="T4">
боку</text:span>
 <text:span text:style-name="T4">
Росії</text:span>
 – <text:span text:style-name="T4">
Санду</text:span>
</text:a>
“Ukraine needs to help. All support must be provided for the return of the territories. Otherwise, we run the risk of being in a world where state borders are no longer respected. And this is not the world in which someone wants to live ... The fact that in Ukraine is killed in innocent people every day - that's what everyone is frightening. That is why we should help Ukraine and make sure that such things will be unproven again, ”Moldova President said .As reported by Ukrinform, <text:a xlink:type="simple" xlink:href="https://www.ukrinform.ua/rubric-world/3724848-u-moldovi-viznali-nekonstitucijnou-prorosijsku-partiu-sor.html" text:style-name="Internet_20_link" text:visited-style-name="Visited_20_Internet_20_Link">
the Constitutional Court of Moldova recognized unconstitutional activity of the pro -Russian party "Shore"</text:a>
.</text:p>
      <text:p text:style-name="P4">
<text:span text:style-name="T5">
Фото: tv8.md</text:span>
</text:p>
      <text:p text:style-name="P4">
News Source: <text:a xlink:type="simple" xlink:href="https://www.ukrinform.ua/rubric-world/3725036-rosia-prodovzit-sprobi-derzperevorotu-v-moldovi-sandu.html" text:style-name="Internet_20_link" text:visited-style-name="Visited_20_Internet_20_Link">
https://www.ukrinform.ua/rubric-world/3725036-rosia-prodovzit-sprobi-derzperevorotu-v-moldovi-sandu.html</text:a>
</text:p>
      <!--NEWS-->
      <text:h text:style-name="P10" text:outline-level="1">
<text:span text:style-name="T4">
The Council is offered to recognize Belarus by the aggressor state</text:span>
</text:h>
      <text:p text:style-name="P4">
Authors: Ukrinform (Person)</text:p>
      <text:p text:style-name="P4">
Publisher: Укринформ (Organization)</text:p>
      <text:p text:style-name="P4">
Published Time: 2023-06-19T21:58:00+03:00</text:p>
      <text:p text:style-name="P4">
Modified Time: 2023-06-19T21:58:00+03:00</text:p>
      <text:p text:style-name="P4">
Description: People's Deputies registered in the Verkhovna Rada the Project on appealing to the world community calling for acknowledge the Republic of Belarus. - Ukrinform.</text:p>
      <text:p text:style-name="P4">
Images: ['<text:a xlink:type="simple" xlink:href="https://static.ukrinform.com/photos/2023_01/thumb_files/630_360_1673282829-815.jpeg" text:style-name="Internet_20_link" text:visited-style-name="Visited_20_Internet_20_Link">
630_360_16732...</text:a>
']</text:p>
      <text:p text:style-name="P4">
Tags: ['Білорусь', 'Верховна Рада', 'Війна з Росією']</text:p>
      <text:p text:style-name="P4">
Type: Article</text:p>
      <!--METADATA-->
      <text:p text:style-name="P4">
<draw:frame draw:style-name="fr1" draw:name="Image224" text:anchor-type="as-char" svg:width="6.9236in" svg:height="3.956343in" draw:z-index="0">
<draw:image xlink:href="../Images/yкринформ/2023-06-19T21-58-00-03-00/630_360_1673282829-815.jpeg" xlink:type="simple" xlink:show="embed" xlink:actuate="onLoad" draw:mime-type="image/jpeg"/>
</draw:frame>
People's students registered in the Verkhovna Rada a projection of a resolution on the appeal of the experience community to recognize the Republic of Belarus by the aggressor state.</text:p>
      <text:p text:style-name="P4">
The text of the Resolution No. 9397 was published on <text:a xlink:type="simple" xlink:href="http://itd.rada.gov.ua/billInfo/Bills/Card/42115" text:style-name="Internet_20_link" text:visited-style-name="Visited_20_Internet_20_Link">
Parliament site</text:a>
, reports Ukrinform.</text:p>
      <text:p text:style-name="P4">
The full name of the document is “On the Appeal of the Verkhovna Rada of Ukraine to the Organization of Nations, the European Parliament, the Parliamentary Assembly of the Prompt, the NATO Parliamentary Assembly, the OSCE Parliamentary Assembly, the Parliamentary Assembly</text:p>
      <text:p text:style-name="P4">
The authors of the project note that Ukraine remains the object of armed aggression on the side of the Russian Federation, including through the support and provision of large -scale terrorist attacks from the territory of Belarus. Ukrainian parliamentarians emphasize that the RB allows the use of its territory, air space and infrastructure for the invasion of the Russian Federation into the sovereign territory of Ukraine among others for the basis of missile units, units of the military-cosmic forces of Russia, systematic shelling servicemen of the Republic of Belarus, accommodation and food of Russian military, treatment of wounded, repair of equipment. In addition, the highest persons of Belarus systematically make public statements about versatile support of Russian aggression against Ukraine.</text:p>
      <text:p text:style-name="P4">
<text:span text:style-name="T4">
 Read also: </text:span>
 <text:a xlink:type="simple" xlink:href="https://www.ukrinform.ua/rubric-ato/3724782-ukraina-poki-ne-mae-dokaziv-rozmisenna-rosieu-adernoi-zbroi-u-bilorusi-venislavskij.html" text:style-name="Internet_20_link" text:visited-style-name="Visited_20_Internet_20_Link">
Ukraine does not have evidence of Russia's placement of nuclear weapons in Belarus - Venislavsky</text:a>
Due to this, on the basis of the UN Charter and taking into account the provisions of the UN General Assembly 3314 "Definition of Aggression" of December 14, 1974, it is said that the Verkhovna Rada intends to recognize the Republic of Belarus. According to the project, the Ukrainian Parliament emphasizes the infantry of the impunity of the perpetrators for crimes against humanity committed in the beginning of aggression against Ukraine. In addition, the Verkhovna Rada plans to urge the International Comparison to recognize Belarus an aggressor state, which comprehensively support the Russian Federation, which threatens the international peace with iberism.<text:span text:style-name="T4">
 Read also: </text:span>
 <text:a xlink:type="simple" xlink:href="https://www.ukrinform.ua/rubric-world/3723501-lukasenko-postupaetsa-kremlu-vse-bilsim-kontrolem-nad-bilorussu-derzdep.html" text:style-name="Internet_20_link" text:visited-style-name="Visited_20_Internet_20_Link">
<text:span text:style-name="T4">
 Lukashenko </text:span>
 inferior to the Kremlin with an increasing control of Belarus - State Department</text:a>
In addition, the Verkhovna Rada intends to urge international partners to strengthen the pressure of Belarus Narese, including by imposing sanctions in order to stop aggression and force the Belarusian leadership to cease to allow the use of the territory of Belarus to commit martial crimes, crimes of humanity and humanity.</text:p>
      <text:p text:style-name="P4">
The Ukrainian Parliament also plans to urge the governments and parliaments of the world to provide Ukraine with the necessary military assistance to strengthen its opposite opportunities, humanitarian assistance for the affected peaceful population and internally displaced persons.</text:p>
      <text:p text:style-name="P4">
<text:span text:style-name="T5">
Foto: op</text:span>
</text:p>
      <text:p text:style-name="P4">
News Source: <text:a xlink:type="simple" xlink:href="https://www.ukrinform.ua/rubric-polytics/3725038-u-radi-proponuut-viznati-bilorus-derzavouagresorom.html" text:style-name="Internet_20_link" text:visited-style-name="Visited_20_Internet_20_Link">
https://www.ukrinform.ua/rubric-polytics/3725038-u-radi-proponuut-viznati-bilorus-derzavouagresorom.html</text:a>
</text:p>
      <!--NEWS-->
      <text:h text:style-name="P10" text:outline-level="1">
<text:span text:style-name="T4">
Our troops moved into the depth of the enemy in several sections in the Bakhmut direction - Anna Malyar</text:span>
</text:h>
      <text:p text:style-name="P4">
Author: ['АРМІЯINFORM']</text:p>
      <text:p text:style-name="P4">
Time: 2023-06-19T22:00:00-04:00</text:p>
      <text:p text:style-name="P4">
Description: The INTENSIVE of the battleship at the Bakhmutsky effort of Minoi Tizhnya came up, at once ... the war with Ukraine 2022, the war with Ukraine is the latest news today, the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e6860e4605965dd1-1024x681-1.jpg" text:style-name="Internet_20_link" text:visited-style-name="Visited_20_Internet_20_Link">
e6860e4605965dd1-1024x681-1.jpg</text:a>
']</text:p>
      <text:p text:style-name="P4">
Tags: ['БАХМУТСЬКИЙ НАПРЯМОК', 'ГАННА МАЛЯР', 'СИТУАЦІЯ НА ФРОНТІ']</text:p>
      <text:p text:style-name="P4">
Category: News</text:p>
      <!--METADATA-->
      <text:p text:style-name="P4">
<draw:frame draw:style-name="fr1" draw:name="Image225" text:anchor-type="as-char" svg:width="6.9236in" svg:height="4.604464in" draw:z-index="0">
<draw:image xlink:href="../Images/AРМІЯINFORM/2023-06-19T22-00-00-04-00/e6860e4605965dd1-1024x681-1.jpg" xlink:type="simple" xlink:show="embed" xlink:actuate="onLoad" draw:mime-type="image/jpeg"/>
</draw:frame>
The overall intensity of battles in the Bakhmut direction last week decreased, at the same time, fighting continued - 41 hostages occurred. The forces of Ukraine's defense have taken depth of the enemy in several areas.</text:p>
      <text:p text:style-name="P4">
About this Deputy Minister of Defense of Ukraine Anna Malyar <text:a xlink:type="simple" xlink:href="https://t.me/annamaliar/858" text:style-name="Internet_20_link" text:visited-style-name="Visited_20_Internet_20_Link">
wrote</text:a>
In his telegram.</text:p>
      <text:p text:style-name="P4">
According to her, last week our troops were both in the offensive and the Vabroni.</text:p>
      <text:p text:style-name="P4">
“In the East, the enemy made a lot of efforts to stop the promotion of our Bakhmut troops. He overtook additional units and increased the number of shelling, ”her post reads.</text:p>
      <text:p text:style-name="P4">
The enemy continued last week to step on the Limano-Kupjian, Avdiiv and Marinsky directions.</text:p>
      <text:p text:style-name="P4">
"We have not lost any meters of land in these areas through the professionalism of our fighters," Anna Malyar said.</text:p>
      <text:p text:style-name="P4">
She added that last week in the East the enemy made more than 5,800 -straps and used 277 022 ammunition.</text:p>
      <text:p text:style-name="P4">
News Source: <text:a xlink:type="simple" xlink:href="https://armyinform.com.ua/2023/06/19/nashi-vijska-prosunulysya-v-glybynu-protyvnyka-na-kilkoh-dilyankah-na-bahmutskomu-napryamku-ganna-malyar/" text:style-name="Internet_20_link" text:visited-style-name="Visited_20_Internet_20_Link">
https://armyinform.com.ua/2023/06/19/nashi-vijska-prosunulysya-v-glybynu-protyvnyka-na-kilkoh-dilyankah-na-bahmutskomu-napryamku-ganna-malyar/</text:a>
</text:p>
      <!--NEWS-->
      <text:h text:style-name="P10" text:outline-level="1">
<text:span text:style-name="T4">
In Kherson, five communities have problems with water due to the drainage of the Kakhovka reservoir</text:span>
</text:h>
      <text:p text:style-name="P4">
Authors: Ukrinform (Person)</text:p>
      <text:p text:style-name="P4">
Publisher: Укринформ (Organization)</text:p>
      <text:p text:style-name="P4">
Published Time: 2023-06-19T22:06:00+03:00</text:p>
      <text:p text:style-name="P4">
Modified Time: 2023-06-19T22:06:00+03:00</text:p>
      <text:p text:style-name="P4">
Description: In the Kherson region in the northern part, 5 communities have problems with water due to the drainage of the Kakhovka reservoir. - Ukrinform.</text:p>
      <text:p text:style-name="P4">
Images: ['<text:a xlink:type="simple" xlink:href="https://static.ukrinform.com/photos/2020_01/thumb_files/630_360_1580371786-838.jpg" text:style-name="Internet_20_link" text:visited-style-name="Visited_20_Internet_20_Link">
630_360_15803...</text:a>
']</text:p>
      <text:p text:style-name="P4">
Tags: ['Херсонщина', 'Вода', 'Каховське водосховище']</text:p>
      <text:p text:style-name="P4">
Type: Article</text:p>
      <!--METADATA-->
      <text:p text:style-name="P4">
<draw:frame draw:style-name="fr1" draw:name="Image226" text:anchor-type="as-char" svg:width="6.9236in" svg:height="3.956343in" draw:z-index="0">
<draw:image xlink:href="../Images/yкринформ/2023-06-19T22-06-00-03-00/630_360_1580371786-838.jpg" xlink:type="simple" xlink:show="embed" xlink:actuate="onLoad" draw:mime-type="image/jpeg"/>
</draw:frame>
Nakherson region in the northern part of 5 communities have problems with water due to the drainage of the Kakakhovka reservoir.</text:p>
      <text:p text:style-name="P4">
About it in <text:a xlink:type="simple" xlink:href="https://t.me/olexandrprokudin/722" text:style-name="Internet_20_link" text:visited-style-name="Visited_20_Internet_20_Link">
telegram</text:a>
Oleksandr Proudin reported to the chiefs of the Church, Ukrinform reports.</text:p>
      <text:p text:style-name="P4">
“As for the northern part of our region. Five territorial communities have problems with <text:a xlink:type="simple" xlink:href="https://www.ukrinform.ua/tag-voda" text:style-name="Internet_20_link" text:visited-style-name="Visited_20_Internet_20_Link">
water</text:a>
Due to the drainage of the water reservoir, ”Proudin said.</text:p>
      <text:p text:style-name="P4">
According to him, some wells are now being restored there for drinking water and looking for a place under 54 wells.</text:p>
      <text:p text:style-name="P4">
According to Proudin in the submerged areas of the region to restore the water supply, it takes time to drain and decline in water levels, because the stations are heated. Before that, water cannot be supplied without sewage.</text:p>
      <text:p text:style-name="P4">
"I hope that the relevant work of the relevant services will provide technical water from the island of the neighborhood this week," Proudin assured.</text:p>
      <text:p text:style-name="P4">
<text:span text:style-name="T4">
 Read also: </text:span>
 <text:a xlink:type="simple" xlink:href="https://www.ukrinform.ua/rubric-regions/3724975-na-pravoberezzi-hersonsini-pidtoplenimi-zalisautsa-pat-naselenih-punktiv-smigal.html" text:style-name="Internet_20_link" text:visited-style-name="Visited_20_Internet_20_Link">
On the Right Bank of Kherson region, five populated points remain flooded - Shmigal</text:a>
He added that after 2-3 days, people will be able to use the water there.</text:p>
      <text:p text:style-name="P4">
Currently, water in the Kherson region falls to a mark of 40-60 cm. In the area, urgent issues of water supply.</text:p>
      <text:p text:style-name="P4">
As <text:a xlink:type="simple" xlink:href="https://www.ukrinform.ua/rubric-other_news/3723441-pidriv-rosianami-kahovskoi-ges-usi-novini.html" text:style-name="Internet_20_link" text:visited-style-name="Visited_20_Internet_20_Link">
reported</text:a>
, Ruskivska, on June 6, carried out Kakhovskaya hydroelectric power station. The station is completely destroyed.</text:p>
      <text:p text:style-name="P4">
News Source: <text:a xlink:type="simple" xlink:href="https://www.ukrinform.ua/rubric-regions/3725039-na-hersonsini-pat-gromad-maut-problemi-z-vodou-cerez-osusenna-kahovskogo-vodoshovisa.html" text:style-name="Internet_20_link" text:visited-style-name="Visited_20_Internet_20_Link">
https://www.ukrinform.ua/rubric-regions/3725039-na-hersonsini-pat-gromad-maut-problemi-z-vodou-cerez-osusenna-kahovskogo-vodoshovisa.html</text:a>
</text:p>
      <!--NEWS-->
      <text:h text:style-name="P10" text:outline-level="1">
<text:span text:style-name="T4">
The National Service and the Rush Foundation Charitable Foundation have signed a memorandum of cooperation</text:span>
</text:h>
      <text:p text:style-name="P4">
Authors: Ukrinform (Person)</text:p>
      <text:p text:style-name="P4">
Publisher: Укринформ (Organization)</text:p>
      <text:p text:style-name="P4">
Published Time: 2023-06-19T22:08:00+03:00</text:p>
      <text:p text:style-name="P4">
Modified Time: 2023-06-19T22:08:00+03:00</text:p>
      <text:p text:style-name="P4">
Description: The National Social Service and Charitable Foundation Ruslan Shostak "Rush Foundation" has signed a memorandum of cooperation aimed at introducing the best world practices for the protection and protection of children. - Ukrinform.</text:p>
      <text:p text:style-name="P4">
Images: ['<text:a xlink:type="simple" xlink:href="https://static.ukrinform.com/photos/2019_06/thumb_files/630_360_1560852576-790.jpg" text:style-name="Internet_20_link" text:visited-style-name="Visited_20_Internet_20_Link">
630_360_15608...</text:a>
']</text:p>
      <text:p text:style-name="P4">
Tags: ['Діти', 'Благодійність', 'Меморандум']</text:p>
      <text:p text:style-name="P4">
Type: Article</text:p>
      <!--METADATA-->
      <text:p text:style-name="P4">
<draw:frame draw:style-name="fr1" draw:name="Image227" text:anchor-type="as-char" svg:width="6.9236in" svg:height="3.956343in" draw:z-index="0">
<draw:image xlink:href="../Images/yкринформ/2023-06-19T22-08-00-03-00/630_360_1560852576-790.jpg" xlink:type="simple" xlink:show="embed" xlink:actuate="onLoad" draw:mime-type="image/jpeg"/>
</draw:frame>
The Ruslan Shostak National Social Service and Charitable Foundation "Rushfoundation" have signed a Memorandum of Cooperation aimed at implementing the world practices in ensuring and protecting children's rights.</text:p>
      <text:p text:style-name="P4">
The press service of the Fund reported this Ukrinform.</text:p>
      <text:p text:style-name="P4">
“The Rush Foundation has signed a memorandum on cooperation with the National Social Service Service of Ukraine in order to combine efforts to increase the efficiency of activities aimed at helping Ukrainian <text:a xlink:type="simple" xlink:href="https://www.ukrinform.ua/tag-diti" text:style-name="Internet_20_link" text:visited-style-name="Visited_20_Internet_20_Link">
children</text:a>
and the state to overcome the causes of orphanage in Ukraine, ”the fund was informed.</text:p>
      <text:p text:style-name="P4">
As the purpose of cooperation is noted - to reduce the number of orphans and children deprived of parental care in orphanages and boarding schools of Ukraine by giving them the opportunity to get into the family or the media as close as possible to the family and to promote their rights.</text:p>
      <text:p text:style-name="P4">
“The state needs reliable partners who will provide practical assistance to the creation of important tasks to promote adoption in Ukraine. We can only achieve a common goal - every child's family, ”said Vasyl Lutsyk, a family of the National Security Service.</text:p>
      <text:p text:style-name="P4">
In turn, the director of Rush Foundation Natalia Maslo noted that the Fund had had the most evacuation of orphans since the Second World War - about 1,700 children and accompanying children have been in Turkey.</text:p>
      <text:p text:style-name="P4">
“We have been seeing all the problems of these children for a year. And we thoroughly study the reform of the institutional system(orphanages and boarding schools)care and upbringing of children and the transition to a more sophisticated system that provides care and upbringing of the child in a family or close to the family environment, ”she said.</text:p>
      <text:p text:style-name="P4">
<text:span text:style-name="T4">
 Read also: </text:span>
 <text:a xlink:type="simple" xlink:href="https://www.ukrinform.ua/rubric-vidbudova/3724764-ulead-zapuskae-iniciativu-vidnovlenna-miscevih-skil-zadla-stijkosti.html" text:style-name="Internet_20_link" text:visited-style-name="Visited_20_Internet_20_Link">
U-LEAD launches the initiative "Restoration of Local Schools Resistance"</text:a>
The oil emphasized that the Fund is ready to provide the state with resources for the introduction of such practice of raising orphans.</text:p>
      <text:p text:style-name="P4">
“We are already conducting research:“ Where is Ukraine on the world map in the context of orphanage? What is the portrait of a modern adopter in Ukraine? ” Ivranets that the results of this study will show all the problems that Ukraine today and joint efforts will be able to solve them, ”the Directorrush Foundation added.</text:p>
      <text:p text:style-name="P4">
News Source: <text:a xlink:type="simple" xlink:href="https://www.ukrinform.ua/rubric-society/3725041-nacsocsluzba-i-blagodijnij-fond-rush-foundation-pidpisali-memorandum-pro-spivpracu.html" text:style-name="Internet_20_link" text:visited-style-name="Visited_20_Internet_20_Link">
https://www.ukrinform.ua/rubric-society/3725041-nacsocsluzba-i-blagodijnij-fond-rush-foundation-pidpisali-memorandum-pro-spivpracu.html</text:a>
</text:p>
      <!--NEWS-->
      <text:h text:style-name="P10" text:outline-level="1">
<text:span text:style-name="T4">
Stay live and work in Lithuania plans one third of Ukrainian refugees</text:span>
</text:h>
      <text:p text:style-name="P4">
Authors: Ukrinform (Person)</text:p>
      <text:p text:style-name="P4">
Publisher: Укринформ (Organization)</text:p>
      <text:p text:style-name="P4">
Published Time: 2023-06-19T22:14:00+03:00</text:p>
      <text:p text:style-name="P4">
Modified Time: 2023-06-19T23:14:00+03:00</text:p>
      <text:p text:style-name="P4">
Description: In the future, 34% of Ukrainian refugees in Lithuania plan to stay and work in this country. - Ukrinform.</text:p>
      <text:p text:style-name="P4">
Images: ['<text:a xlink:type="simple" xlink:href="https://static.ukrinform.com/photos/2023_06/thumb_files/630_360_1687194590-313.jpg" text:style-name="Internet_20_link" text:visited-style-name="Visited_20_Internet_20_Link">
630_360_16871...</text:a>
']</text:p>
      <text:p text:style-name="P4">
Tags: ['Литва', 'Опитування', 'Україна', 'Робота']</text:p>
      <text:p text:style-name="P4">
Type: Article</text:p>
      <!--METADATA-->
      <text:p text:style-name="P4">
<draw:frame draw:style-name="fr1" draw:name="Image228" text:anchor-type="as-char" svg:width="6.9236in" svg:height="3.956343in" draw:z-index="0">
<draw:image xlink:href="../Images/yкринформ/2023-06-19T22-14-00-03-00/630_360_1687194590-313.jpg" xlink:type="simple" xlink:show="embed" xlink:actuate="onLoad" draw:mime-type="image/jpeg"/>
</draw:frame>
34% of Ukrainian refugees in Lithuania plan to live and work in this country.</text:p>
      <text:p text:style-name="P4">
This is evidenced by an anonymous survey of Ukrainians who have used the services of employment services for the second year, Ukrinform reports with reference <text:a xlink:type="simple" xlink:href="https://www.delfi.lt/be/news/live/sluzhba-zanyatosti-34-ukrainskih-voennyh-bezhencev-v-buduschem-planiruyut-zhit-i-rabotat-v-litve.d" text:style-name="Internet_20_link" text:visited-style-name="Visited_20_Internet_20_Link">
Delfi</text:a>
.</text:p>
      <text:p text:style-name="P4">
The survey conducted in May showed that most of the refugees will be set by women aged 30-40 years(83,2%)of which more than half(52,5%)- with higher education. Most Ukrainians noted that the Lithuanians have taken them pure very well(97%). Цього року збільшилася кількість тих, хто не визначився зпланами на майбутнє, пов'язаними з життям у <text:a xlink:type="simple" xlink:href="https://www.ukrinform.ua/tag-litva" text:style-name="Internet_20_link" text:visited-style-name="Visited_20_Internet_20_Link">
 Литві</text:a>
 (40%)Last year, there were 32%.</text:p>
      <text:p text:style-name="P4">
The Lithuanian Employment Service promotes the integration of Ukrainians into the labor market, compensating for part of the wages to the employers who employed them. In the beginning of this year, 1,400 refugees from Ukraine began to participate in the programism of employment. According to the survey, 89.1% of the surveyed Ukrainians were provided by the service provided by the Services Service(Compared to the last year data, this score improved by 3.4%).</text:p>
      <text:p text:style-name="P4">
53,5% респондентам, які брали участь в опитуванні, вдалося працевлаштуватися.Більшість стверджує, що умови праці їх задовольняють, хоча половина опитанихукраїнців хотіли б вищої зарплати. 89% респондентів зазначили, що спілкуванняу робочому середовищі відбувається добре чи дуже добре.</text:p>
      <text:p text:style-name="P4">
<text:span text:style-name="T4">
Читайте також:</text:span>
 <text:a xlink:type="simple" xlink:href="https://www.ukrinform.ua/rubric-society/3722545-u-litvi-pracevlastuvalisa-ponad-25-000-ukrainciv.html" text:style-name="Internet_20_link" text:visited-style-name="Visited_20_Internet_20_Link">
 У <text:span text:style-name="T4">
Литві</text:span>
 працевлаштувалися понад 25 000 українців</text:a>
Nevertheless, the employment service actively calls on Ukrainians working in Lithuano, they are going to work here, learn Lithuanian. “The biggest problem that prevents the easier employment, training or work of highly skilled positions was ignorance of Lithuanian language. Now we can prohibit courses to all foreigners who want to build their future Ulith, ”said the Deputy Director of the Employment Service Gedre Sinnyvichevic_Foto: Zuma Press / Scanpix_</text:p>
      <text:p text:style-name="P4">
News Source: <text:a xlink:type="simple" xlink:href="https://www.ukrinform.ua/rubric-society/3724998-zalisitisa-ziti-ta-pracuvati-u-litvi-planue-tretina-ukrainskih-bizenciv.html" text:style-name="Internet_20_link" text:visited-style-name="Visited_20_Internet_20_Link">
https://www.ukrinform.ua/rubric-society/3724998-zalisitisa-ziti-ta-pracuvati-u-litvi-planue-tretina-ukrainskih-bizenciv.html</text:a>
</text:p>
      <!--NEWS-->
      <text:h text:style-name="P10" text:outline-level="1">
<text:span text:style-name="T4">
There is no such fortifications or reserves that will stop Ukraine - Zelensky</text:span>
</text:h>
      <text:p text:style-name="P4">
Authors: Ukrinform (Person)</text:p>
      <text:p text:style-name="P4">
Publisher: Укринформ (Organization)</text:p>
      <text:p text:style-name="P4">
Published Time: 2023-06-19T22:23:00+03:00</text:p>
      <text:p text:style-name="P4">
Modified Time: 2023-06-19T22:23:00+03:00</text:p>
      <text:p text:style-name="P4">
Description: Blue and yellow colors will be throughout the south and throughout Ukraine. And there are no such fortifications or reserves in the state-zla that will stop us. - Ukrinform.</text:p>
      <text:p text:style-name="P4">
Images: ['<text:a xlink:type="simple" xlink:href="https://static.ukrinform.com/photos/2022_10/thumb_files/630_360_1665719857-744.png" text:style-name="Internet_20_link" text:visited-style-name="Visited_20_Internet_20_Link">
630_360_16657...</text:a>
']</text:p>
      <text:p text:style-name="P4">
Tags: ['ЗСУ', 'Зеленський', 'Війна з Росією', 'Контрнаступ']</text:p>
      <text:p text:style-name="P4">
Type: Article</text:p>
      <!--METADATA-->
      <text:p text:style-name="P4">
<draw:frame draw:style-name="fr1" draw:name="Image229" text:anchor-type="as-char" svg:width="6.9236in" svg:height="3.956343in" draw:z-index="0">
<draw:image xlink:href="../Images/yкринформ/2023-06-19T22-23-00-03-00/630_360_1665719857-744.png" xlink:type="simple" xlink:show="embed" xlink:actuate="onLoad" draw:mime-type="image/png"/>
</draw:frame>
Blue and yellow colors will be throughout the south and throughout Ukraine. And there are no fortifications or reserves in the states that will stop us.</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t.me/OP_UA/9752" text:style-name="Internet_20_link" text:visited-style-name="Visited_20_Internet_20_Link">
Presidential Office</text:a>
</text:span>
</text:p>
      <text:p text:style-name="P4">
<text:span text:style-name="T4">
 I wish health, dear Ukrainians!</text:span>
</text:p>
      <text:p text:style-name="P4">
Report for this day.</text:p>
      <text:p text:style-name="P4">
Rate. Priority - advanced, specific issues of offensive. There were reporters and commanders directly from the directions of fighting. Also reporting Committee, Head of GUR.</text:p>
      <text:p text:style-name="P4">
Separately and in detail they considered the preparation and provision of new brigade Guard and our border guards - those who are waiting for their time for combat actions.</text:p>
      <text:p text:style-name="P4">
In some directions, our warriors move forward, in some directions protect positions and oppose storms and increased attacks of the invaders. There will be lost positions. Only released. They have only losses. And in general-the pressure of pressure, our pressure, which allows you to pave the path of our flag. Syno-yellow colors will be throughout our south and throughout our east. Bommies are on their land, and it gives the greatest power.</text:p>
      <text:p text:style-name="P4">
I thank all our soldiers - every soldier, every sergeant, every officer of every general who is attracted to our active offensive and defensives now. I thank you for every liberated and for every protected position!</text:p>
      <text:p text:style-name="P4">
Today, in a conversation with the Prime Minister of Great Britain, Rice Sunak, defense needs as a time, thanked for the defense support. For example, the British "Sidewht" - long -range missiles - make a very useful and accurate business at the front. Like many other weapons. And this cooperation will be a significant continuation.</text:p>
      <text:p text:style-name="P4">
Of course, they discussed with Richa, Mr. Prime Minister, preparing a NATO Vilnius summit and a meaningful filling of this Alliance meeting.They discussed with Rishi and the preparation of the Conference on Reconstruction of Ukraine - the conference of Vlondon. These days, it will take place, and we expect from it consolidation of different international efforts, including big business, in support of our restoration. Recovery that must be demonstrated to the world, which is freedom.</text:p>
      <text:p text:style-name="P4">
Both the conference and financial cooperation and our movement in the EU have discussed Ursula Der Lyen with the presidential community. Already this week we are expecting an intermediate oral evaluation of our work on the recommendations of the European Commission. And discussed in detail, the 11th sanctional package against Russia for the war.</text:p>
      <text:p text:style-name="P4">
He also spoke with the Netherlands Prime Minister Mark Rutte Tapremier, Denmark, Matte Frederixen. As always, they paid attention to the forefront and our joint defense efforts, thanked for their support for the readiness to develop our cooperation for the sake of security.</text:p>
      <text:p text:style-name="P4">
He informed about negotiations with the leaders and representatives of the African states, which were in Ukraine and then visited the terrorist state. Every international step is only convinced that the world should be more active in the world with the formula of peace. Because only this formula is quite comprehensively reacting for the aspect of Russian madness.</text:p>
      <text:p text:style-name="P4">
And one more.</text:p>
      <text:p text:style-name="P4">
The World Bank. He spoke to the Bank President today. And not only about cooperation, but also about the post -war transformation of Ukraine. About those decisions and about the timber, about the new doctrine of the new Ukraine, Ukraine, which wins - steps that we will prepare and implement. All together. As together as we now overcome thisaggression.</text:p>
      <text:p text:style-name="P4">
Thank you all who are in battle now, in combat posts, in combat positions!</text:p>
      <text:p text:style-name="P4">
Especially today I will note the assault unit of GRU "Artan" and its commander Torkotyuk. Thank you!</text:p>
      <text:p text:style-name="P4">
And yet - our special operations. Victor, all the guys - thank you very much!</text:p>
      <text:p text:style-name="P4">
<text:span text:style-name="T4">
 Thank you all who are fighting and working for the sake of Ukraine!</text:span>
</text:p>
      <text:p text:style-name="P4">
<text:span text:style-name="T4">
Glory to Ukraine!</text:span>
</text:p>
      <text:p text:style-name="P4">
<text:span text:style-name="T5">
Foto: op</text:span>
</text:p>
      <text:p text:style-name="P4">
News Source: <text:a xlink:type="simple" xlink:href="https://www.ukrinform.ua/rubric-ato/3725044-zelenskij-nemae-u-derzavizla-takih-fortifikacij-ci-rezerviv-aki-zupinat-ukrainu.html" text:style-name="Internet_20_link" text:visited-style-name="Visited_20_Internet_20_Link">
https://www.ukrinform.ua/rubric-ato/3725044-zelenskij-nemae-u-derzavizla-takih-fortifikacij-ci-rezerviv-aki-zupinat-ukrainu.html</text:a>
</text:p>
      <!--NEWS-->
      <text:h text:style-name="P10" text:outline-level="1">
<text:span text:style-name="T4">
The Russians fired the border of Chernihiv and Sumy region from mortars - 35 "arrivals"</text:span>
</text:h>
      <text:p text:style-name="P4">
Authors: Ukrinform (Person)</text:p>
      <text:p text:style-name="P4">
Publisher: Укринформ (Organization)</text:p>
      <text:p text:style-name="P4">
Published Time: 2023-06-19T22:26:00+03:00</text:p>
      <text:p text:style-name="P4">
Modified Time: 2023-06-19T22:26:00+03:00</text:p>
      <text:p text:style-name="P4">
Description: As of 22:00 o'clock, Russian troops fired at the border areas of Chernihiv and Sumy regions several times.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30" text:anchor-type="as-char" svg:width="6.9236in" svg:height="3.956343in" draw:z-index="0">
<draw:image xlink:href="../Images/yкринформ/2023-06-19T22-26-00-03-00/630_360_1667124180-530.jpg" xlink:type="simple" xlink:show="embed" xlink:actuate="onLoad" draw:mime-type="image/jpeg"/>
</draw:frame>
As of 22:00 o'clock several times, the border territories of Chernihiv and Sumy regions of mortars were fired at 22:00.</text:p>
      <text:p text:style-name="P4">
According to Ukrinform, informs the operational command "North" in <text:a xlink:type="simple" xlink:href="https://t.me/ok_pivnich1/3335" text:style-name="Internet_20_link" text:visited-style-name="Visited_20_Internet_20_Link">
telegram</text:a>
.</text:p>
      <text:p text:style-name="P4">
In particular, it is noted that from 11:30 to 12:22 there are 24 parishes, probably a change in 120 mm, on the settlement of Karpovichi of Chernihiv region. It is reported that as a result of <text:a xlink:type="simple" xlink:href="https://www.ukrinform.ua/tag-obstril" text:style-name="Internet_20_link" text:visited-style-name="Visited_20_Internet_20_Link">
shelling</text:a>
There was a fire in the residential sector. The dwelling house was destroyed. Information on the dead and injured persons did not receive.</text:p>
      <text:p text:style-name="P4">
At the same time, shelling in the district-reassured points of the boyar-leaving and progress was recorded in the Sumy region.</text:p>
      <text:p text:style-name="P4">
Thus, from 12:44 to 12:50 there were 3 parishes, probably a mortar of 82 mm, in the district-latter, also in the area of the same settlement from 13:20 to 13:20: 25 fixed 4 parishes, probably a mortar 82 mm. It is reported that information was received about the loss of the local population or damage to civilian infrastructure.</text:p>
      <text:p text:style-name="P4">
*!(https://www.ukrinform.ua/rubric-ato/3724986-armia-rf-z-vazkoi-artilerii-obstrilala-nikopol-poranenij-civilnij.html)In addition, from 14:45 to 14:55, 4 parishes were recorded, probably 120 mm mortar, the area of the settlement of progress. Information is specified about the loss of civilian infrastructure.</text:p>
      <text:p text:style-name="P4">
As it was reported, tonight and morning the enemy is fired at Sumy region 20 times. There were 11 communities under the blow.</text:p>
      <text:p text:style-name="P4">
News Source: <text:a xlink:type="simple" xlink:href="https://www.ukrinform.ua/rubric-ato/3725045-rosiani-obstrilali-prikordonna-cernigivsini-ta-sumsini-z-minometiv-35-prilotiv.html" text:style-name="Internet_20_link" text:visited-style-name="Visited_20_Internet_20_Link">
https://www.ukrinform.ua/rubric-ato/3725045-rosiani-obstrilali-prikordonna-cernigivsini-ta-sumsini-z-minometiv-35-prilotiv.html</text:a>
</text:p>
      <!--NEWS-->
      <text:h text:style-name="P10" text:outline-level="1">
<text:span text:style-name="T4">
Wiser risks missing youth Euro 2023 from football</text:span>
</text:h>
      <text:p text:style-name="P4">
Authors: Ukrinform (Person)</text:p>
      <text:p text:style-name="P4">
Publisher: Укринформ (Organization)</text:p>
      <text:p text:style-name="P4">
Published Time: 2023-06-19T22:29:09+03:00</text:p>
      <text:p text:style-name="P4">
Modified Time: 2023-06-19T22:29:09+03:00</text:p>
      <text:p text:style-name="P4">
Description: Mikhail Mudryk may not speak at the European Championships 2023 for football because of health problems. - Ukrinform.</text:p>
      <text:p text:style-name="P4">
Images: ['<text:a xlink:type="simple" xlink:href="https://static.ukrinform.com/photos/2023_06/thumb_files/630_360_1687201763-763.jpg" text:style-name="Internet_20_link" text:visited-style-name="Visited_20_Internet_20_Link">
630_360_16872...</text:a>
']</text:p>
      <text:p text:style-name="P4">
Tags: ['Футбол', 'Збірна України', 'Молодь']</text:p>
      <text:p text:style-name="P4">
Type: Article</text:p>
      <!--METADATA-->
      <text:p text:style-name="P4">
<draw:frame draw:style-name="fr1" draw:name="Image231" text:anchor-type="as-char" svg:width="6.9236in" svg:height="3.956343in" draw:z-index="0">
<draw:image xlink:href="../Images/yкринформ/2023-06-19T22-29-09-03-00/630_360_1687201763-763.jpg" xlink:type="simple" xlink:show="embed" xlink:actuate="onLoad" draw:mime-type="image/jpeg"/>
</draw:frame>
Mikhailudrick may not speak at the European Championships 2023 for football football.</text:p>
      <text:p text:style-name="P4">
Forward missed today's qualifying match Euro -2024 Ukraine - Malta(1:0), reports Ukrinform.</text:p>
      <text:p text:style-name="P4">
Sergiyrebrov spoke about the cause of the player's absence of the player.</text:p>
      <text:p text:style-name="P4">
“Michael felt problems with the calf muscle yesterday. Today, he tried on the ground, said that all is well, but before he releasing his field, he said he could not. Therefore, under the big question of his participation of Naivro. He is obliged to decide. He really wants to go. If it regulates, it will help our national team, ”Rebrov said.</text:p>
      <text:p text:style-name="P4">
<text:span text:style-name="T4">
 Read also: </text:span>
 <text:a xlink:type="simple" xlink:href="https://www.ukrinform.ua/rubric-sports/3724093-vinger-zbirnoi-ukraini-mihajlo-mudrik-nikoli-ne-sumnivajtesa-u-meni.html" text:style-name="Internet_20_link" text:visited-style-name="Visited_20_Internet_20_Link">
Wnger of the national team of Ukraine Michael <text:span text:style-name="T4">
 Mudryk </text:span>
: Never Understand in me</text:a>
Tournament position: England - 9 points(After 3 games), Ukraine - 6(3), Italy- 3(2), Northern Macedonia - 3(2), Malta - 0(4).</text:p>
      <text:p text:style-name="P4">
Нагадаємо, молодіжна збірна України (Players up to 21st)June 21 starts at the European Championship U 21 match against the Croatian team.  Photo: Getty Images/Global Images Ukraine.</text:p>
      <text:p text:style-name="P4">
News Source: <text:a xlink:type="simple" xlink:href="https://www.ukrinform.ua/rubric-sports/3725046-mudrik-rizikue-propustiti-molodiznij-evro2023-z-futbolu.html" text:style-name="Internet_20_link" text:visited-style-name="Visited_20_Internet_20_Link">
https://www.ukrinform.ua/rubric-sports/3725046-mudrik-rizikue-propustiti-molodiznij-evro2023-z-futbolu.html</text:a>
</text:p>
      <!--NEWS-->
      <text:h text:style-name="P10" text:outline-level="1">
<text:span text:style-name="T4">
The National Council was discussed with Polish colleagues to counteract information terrorism</text:span>
</text:h>
      <text:p text:style-name="P4">
Authors: Ukrinform (Person)</text:p>
      <text:p text:style-name="P4">
Publisher: Укринформ (Organization)</text:p>
      <text:p text:style-name="P4">
Published Time: 2023-06-19T22:32:00+03:00</text:p>
      <text:p text:style-name="P4">
Modified Time: 2023-06-19T22:32:00+03:00</text:p>
      <text:p text:style-name="P4">
Description: Olga Gerasimyuk, the Chairman of the National Television and Radio Broadcasting Council, met with a new staff of the National Television and Radio Broadcasting Council (Krrit). - Ukrinform.</text:p>
      <text:p text:style-name="P4">
Images: ['<text:a xlink:type="simple" xlink:href="https://static.ukrinform.com/photos/2023_06/thumb_files/630_360_1687201905-608.jpg" text:style-name="Internet_20_link" text:visited-style-name="Visited_20_Internet_20_Link">
630_360_16872...</text:a>
']</text:p>
      <text:p text:style-name="P4">
Tags: ['Польща', 'Пропаганда', 'Тероризм', 'ЗМІ', 'Нацрада']</text:p>
      <text:p text:style-name="P4">
Type: Article</text:p>
      <!--METADATA-->
      <text:p text:style-name="P4">
<draw:frame draw:style-name="fr1" draw:name="Image232" text:anchor-type="as-char" svg:width="6.9236in" svg:height="3.956343in" draw:z-index="0">
<draw:image xlink:href="../Images/yкринформ/2023-06-19T22-32-00-03-00/630_360_1687201905-608.jpg" xlink:type="simple" xlink:show="embed" xlink:actuate="onLoad" draw:mime-type="image/jpeg"/>
</draw:frame>
The Chief Council for Television and Radio Broadcasting, Olga Gerasimymimyuzuzuka, has been with a new staff of the National Television Council for Poland Iradiology(Krit).</text:p>
      <text:p text:style-name="P4">
Як передає Укрінформ, про це повідомляє пресслужба <text:a xlink:type="simple" xlink:href="http://www.nrada.gov.ua/ukrayinskyj-polskyj-mediaregulyatory-obgovoryly-ob-yednannya-zusyl-v-borotbi-z-informatsijnym-teroryzmom/" text:style-name="Internet_20_link" text:visited-style-name="Visited_20_Internet_20_Link">
 Нацради</text:a>
.</text:p>
      <text:p text:style-name="P4">
«Майже рік тому - 13 липня 2022 року - обидва медіарегулятори підписалиМеморандум про співробітництво та вже спільно провели низку важливихрегуляторних консультацій», - ідеться в повідомленні.</text:p>
      <text:p text:style-name="P4">
На зустрічі сторони обговорили ініціативу KRRiT про об’єднання 9медіарегуляторів східноєвропейських країн, аби разом просувати стратегіюборотьби з російською пропагандою в Європейському Союзі. «Адже частина країнЗахідної Європи досі не повною мірою усвідомлюють її реальної загрози таполітикою неспротиву відчиняють двері інформаційному тероризму Кремля», -вказують у Нацраді.</text:p>
      <text:p text:style-name="P4">
Зазначається, що відомство братиме участь у розробці порядку денногоспеціальної зустрічі, яка відбудетеся у Варшаві у вересні й буде присвяченацьому об’єднанню.</text:p>
      <text:p text:style-name="P4">
<text:span text:style-name="T4">
Читайте також:</text:span>
 <text:a xlink:type="simple" xlink:href="https://www.ukrinform.ua/rubric-society/3692394-nacrada-vinesla-na-obgovorenna-14-proektiv-pidzakonnih-aktiv-do-zakonu-pro-media.html" text:style-name="Internet_20_link" text:visited-style-name="Visited_20_Internet_20_Link">
 <text:span text:style-name="T4">
Нацрада</text:span>
 винесла на обговорення 14 проєктівпідзаконних актів до Закону «Про медіа» </text:a>
The parties have agreed to record and defend the evaluation of the term "information terrorism" of the actions taken by Russia in the mediapole. They will come together for punishment in the future of Russian propagandists for complicity <text:a xlink:type="simple" xlink:href="https://www.ukrinform.ua/tag-terorizm" text:style-name="Internet_20_link" text:visited-style-name="Visited_20_Internet_20_Link">
terrorism</text:a>
.</text:p>
      <text:p text:style-name="P4">
The meeting with Krrit was attended by the Ambassador of Ukraine to Poland Vasyl Zvarych, Acting Center of Center of Care of Misinformation Andriy Shapovalov, Head of Stop Fakeevgen Fedchenko.</text:p>
      <text:p text:style-name="P4">
As <text:a xlink:type="simple" xlink:href="http://www.ukrinform.ua/rubric-society/3723251-nacrada-ponovlue-perevirki-subektiv-u-sferi-media.html" text:style-name="Internet_20_link" text:visited-style-name="Visited_20_Internet_20_Link">
reported Ukrinform</text:a>
, The National Television and Radio Broadcasting Council has been able to re -inspire media entities.</text:p>
      <text:p text:style-name="P4">
<text:span text:style-name="T5">
Foto: nrada.gov.ua</text:span>
</text:p>
      <text:p text:style-name="P4">
News Source: <text:a xlink:type="simple" xlink:href="https://www.ukrinform.ua/rubric-society/3725043-u-nacradi-obgovorili-z-polskimi-kolegami-protidiu-informacijnomu-terorizmu.html" text:style-name="Internet_20_link" text:visited-style-name="Visited_20_Internet_20_Link">
https://www.ukrinform.ua/rubric-society/3725043-u-nacradi-obgovorili-z-polskimi-kolegami-protidiu-informacijnomu-terorizmu.html</text:a>
</text:p>
      <!--NEWS-->
      <text:h text:style-name="P10" text:outline-level="1">
<text:span text:style-name="T4">
President: We do not have lost combat positions, only released</text:span>
</text:h>
      <text:p text:style-name="P4">
Authors: Ukrinform (Person)</text:p>
      <text:p text:style-name="P4">
Publisher: Укринформ (Organization)</text:p>
      <text:p text:style-name="P4">
Published Time: 2023-06-19T22:37:00+03:00</text:p>
      <text:p text:style-name="P4">
Modified Time: 2023-06-19T22:37:00+03:00</text:p>
      <text:p text:style-name="P4">
Description: In some of the directions of the defense force, they move forward, on part - protect positions and oppose the storms of Russian invaders and at the same time have no lost positions, only released.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ЗСУ', 'Зеленський', 'Війна з Росією', 'Контрнаступ']</text:p>
      <text:p text:style-name="P4">
Type: Article</text:p>
      <!--METADATA-->
      <text:p text:style-name="P4">
<draw:frame draw:style-name="fr1" draw:name="Image233" text:anchor-type="as-char" svg:width="6.9236in" svg:height="3.956343in" draw:z-index="0">
<draw:image xlink:href="../Images/yкринформ/2023-06-19T22-37-00-03-00/630_360_1661783861-434.jpeg" xlink:type="simple" xlink:show="embed" xlink:actuate="onLoad" draw:mime-type="image/jpeg"/>
</draw:frame>
In part directions of defense force move forward, on part - protect the positions and oppose the storms of Russian invaders, and at the same time have no lost positions, only released.</text:p>
      <text:p text:style-name="P4">
Volodymyr Zelenskyy said this in [evening video)(https://www.youtube.com/watch?v=cdFnw75DOHU), reports Ukrinform.</text:p>
      <text:p text:style-name="P4">
"Rate. Priority - advanced, specific issues of offensive. There were reporters and commanders directly from the directions of fighting. Also the reports, head of the GUR, ”the President said.</text:p>
      <text:p text:style-name="P4">
<text:span text:style-name="T5">
Video: <text:a xlink:type="simple" xlink:href="https://t.me/OP_UA/9752" text:style-name="Internet_20_link" text:visited-style-name="Visited_20_Internet_20_Link">
Presidential Office</text:a>
</text:span>
</text:p>
      <text:p text:style-name="P4">
Zelensky emphasized that at the rate of rates they considered the training in detail the provision of new brigades of the National Guard and border guards who "wait for their time for hostilities."</text:p>
      <text:p text:style-name="P4">
In addition, the head of the Ukrainian state informed that in some directions Ukrainian soldiers move forward, and on some - protect positions, oppose storms and increased attacks of the occupiers.</text:p>
      <text:p text:style-name="P4">
“We have no lost positions. Only released. They have only losses. In general, the situation of pressure, our pressure that allows you to pave the path of our labor, ”added <text:a xlink:type="simple" xlink:href="https://www.ukrinform.ua/tag-zelenskij" text:style-name="Internet_20_link" text:visited-style-name="Visited_20_Internet_20_Link">
Zelensky</text:a>
.</text:p>
      <text:p text:style-name="P4">
*!(https://www.ukrinform.ua/rubric-ato/3725024-vijskova-operacia-na-pivdni-mae-dekilka-zavdan-i-zsu-ih-vikonuut-malar.html)At the same time, he thanked the Ukrainian soldiers who were involved in active -in -law and defense actions.</text:p>
      <text:p text:style-name="P4">
"I thank you for every liberated and for every protected position!"</text:p>
      <text:p text:style-name="P4">
As it was reported, in two weeks of offensive actions in the Berdyansk Tamelitopol directions, the Ukrainian military liberated eight inhabited pens.</text:p>
      <text:p text:style-name="P4">
<text:span text:style-name="T5">
Foto: op</text:span>
</text:p>
      <text:p text:style-name="P4">
News Source: <text:a xlink:type="simple" xlink:href="https://www.ukrinform.ua/rubric-ato/3725049-prezident-u-nas-nemae-vtracenih-bojovih-pozicij-tilki-zvilneni.html" text:style-name="Internet_20_link" text:visited-style-name="Visited_20_Internet_20_Link">
https://www.ukrinform.ua/rubric-ato/3725049-prezident-u-nas-nemae-vtracenih-bojovih-pozicij-tilki-zvilneni.html</text:a>
</text:p>
      <!--NEWS-->
      <text:h text:style-name="P10" text:outline-level="1">
<text:span text:style-name="T4">
Zelensky noted the assault unit of GRU "Artan"</text:span>
</text:h>
      <text:p text:style-name="P4">
Authors: Ukrinform (Person)</text:p>
      <text:p text:style-name="P4">
Publisher: Укринформ (Organization)</text:p>
      <text:p text:style-name="P4">
Published Time: 2023-06-19T22:41:00+03:00</text:p>
      <text:p text:style-name="P4">
Modified Time: 2023-06-19T22:41:00+03:00</text:p>
      <text:p text:style-name="P4">
Description: President of Ukraine Volodymyr Zelensky especially noted the assault unit of GRU "Artan" and his commander of Major Viktor Torkotyuk. - Ukrinform.</text:p>
      <text:p text:style-name="P4">
Images: ['<text:a xlink:type="simple" xlink:href="https://static.ukrinform.com/photos/2022_09/thumb_files/630_360_1663930852-539.jpeg" text:style-name="Internet_20_link" text:visited-style-name="Visited_20_Internet_20_Link">
630_360_16639...</text:a>
']</text:p>
      <text:p text:style-name="P4">
Tags: ['Розвідка', 'Військові', 'Зеленський', 'Війна з Росією']</text:p>
      <text:p text:style-name="P4">
Type: Article</text:p>
      <!--METADATA-->
      <text:p text:style-name="P4">
<draw:frame draw:style-name="fr1" draw:name="Image234" text:anchor-type="as-char" svg:width="6.9236in" svg:height="3.956343in" draw:z-index="0">
<draw:image xlink:href="../Images/yкринформ/2023-06-19T22-41-00-03-00/630_360_1663930852-539.jpeg" xlink:type="simple" xlink:show="embed" xlink:actuate="onLoad" draw:mime-type="image/jpeg"/>
</draw:frame>
President of Ukraine Volodymyr Zelensky especially noted the assault unit of GRU "Artan" and its commander of Major Viktor Torkotyuk.</text:p>
      <text:p text:style-name="P4">
The head of the Ukrainian state said this in <text:a xlink:type="simple" xlink:href="https://t.me/OP_UA/9752" text:style-name="Internet_20_link" text:visited-style-name="Visited_20_Internet_20_Link">
video message</text:a>
, reports Ukrinform.</text:p>
      <text:p text:style-name="P4">
Zelensky thanked everyone who is now in battle, at combat posts and military assets.</text:p>
      <text:p text:style-name="P4">
<text:span text:style-name="T5">
Viso: <text:a xlink:type="simple" xlink:href="https://t.me/OP_UA/9752" text:style-name="Internet_20_link" text:visited-style-name="Visited_20_Internet_20_Link">
op</text:a>
</text:span>
</text:p>
      <text:p text:style-name="P4">
“Especially today I will note the assault unit <text:a xlink:type="simple" xlink:href="https://www.ukrinform.ua/tag-rozvidka" text:style-name="Internet_20_link" text:visited-style-name="Visited_20_Internet_20_Link">
GUR</text:a>
"Artan" and his commander of Mayotorkotyuk. Thank you!And yet - our special operations. Victor, all the guys - thank you!”, - the president emphasized.</text:p>
      <text:p text:style-name="P4">
<text:span text:style-name="T4">
 Read also: </text:span>
 <text:a xlink:type="simple" xlink:href="https://www.ukrinform.ua/rubric-ato/3723509-prezident-vidznaciv-sist-pidrozdiliv-zsu-za-rezultativnist-na-fronti.html" text:style-name="Internet_20_link" text:visited-style-name="Visited_20_Internet_20_Link">
President noted the six units of the Armed Forces Reservesity on the front</text:a>
The head of state expressed gratitude to all who are fighting and working for the sake of Ukraine.</text:p>
      <text:p text:style-name="P4">
<text:span text:style-name="T5">
Foto: op</text:span>
</text:p>
      <text:p text:style-name="P4">
News Source: <text:a xlink:type="simple" xlink:href="https://www.ukrinform.ua/rubric-ato/3725048-zelenskij-vidznaciv-sturmovij-pidrozdil-gur-artan.html" text:style-name="Internet_20_link" text:visited-style-name="Visited_20_Internet_20_Link">
https://www.ukrinform.ua/rubric-ato/3725048-zelenskij-vidznaciv-sturmovij-pidrozdil-gur-artan.html</text:a>
</text:p>
      <!--NEWS-->
      <text:h text:style-name="P10" text:outline-level="1">
<text:span text:style-name="T4">
In Russian captivity, doctors from Mariupol remain - coordination</text:span>
</text:h>
      <text:p text:style-name="P4">
Authors: Ukrinform (Person)</text:p>
      <text:p text:style-name="P4">
Publisher: Укринформ (Organization)</text:p>
      <text:p text:style-name="P4">
Published Time: 2023-06-19T22:48:00+03:00</text:p>
      <text:p text:style-name="P4">
Modified Time: 2023-06-19T22:48:00+03:00</text:p>
      <text:p text:style-name="P4">
Description: Russia is kept hostage to doctors who saved the lives of people in Mariupol. - Ukrinform.</text:p>
      <text:p text:style-name="P4">
Images: ['<text:a xlink:type="simple" xlink:href="https://static.ukrinform.com/photos/2022_03/thumb_files/630_360_1648291233-648.jpg" text:style-name="Internet_20_link" text:visited-style-name="Visited_20_Internet_20_Link">
630_360_16482...</text:a>
']</text:p>
      <text:p text:style-name="P4">
Tags: ['Маріуполь', 'Медики', 'Полонені', 'Війна з Росією']</text:p>
      <text:p text:style-name="P4">
Type: Article</text:p>
      <!--METADATA-->
      <text:p text:style-name="P4">
<draw:frame draw:style-name="fr1" draw:name="Image235" text:anchor-type="as-char" svg:width="6.9236in" svg:height="3.956343in" draw:z-index="0">
<draw:image xlink:href="../Images/yкринформ/2023-06-19T22-48-00-03-00/630_360_1648291233-648.jpg" xlink:type="simple" xlink:show="embed" xlink:actuate="onLoad" draw:mime-type="image/jpeg"/>
</draw:frame>
It is kept hostage to doctors who saved the lives of people in Mariupol.</text:p>
      <text:p text:style-name="P4">
According to Ukrinform, the coordination headquarters on the behavior of the Warm -wrote reports in <text:a xlink:type="simple" xlink:href="https://t.me/Koord_shtab/1272" text:style-name="Internet_20_link" text:visited-style-name="Visited_20_Internet_20_Link">
telegram</text:a>
 .</text:p>
      <text:p text:style-name="P4">
On the day of the physician, the representatives of the coordination took part in the event of public organization "Military Doctors" in support of families <text:a xlink:type="simple" xlink:href="https://www.ukrinform.ua/tag-mediki" text:style-name="Internet_20_link" text:visited-style-name="Visited_20_Internet_20_Link">
doctors</text:a>
, which are in captivity.</text:p>
      <text:p text:style-name="P4">
<text:span text:style-name="T4">
 Read also: </text:span>
 <text:a xlink:type="simple" xlink:href="https://www.ukrinform.ua/rubric-ato/3721443-se-95-ukrainskih-zahisnikiv-povernulisa-z-polonu.html" text:style-name="Internet_20_link" text:visited-style-name="Visited_20_Internet_20_Link">
another 95 Ukrainian defenders returned from captivity</text:a>
“Some of the military doctors who saved the lives of brothers and civilians are in the hands of the invaders. However, we all work for the sake of their dismissal, ”said the representative of the coordination of Victoria Tsymbalyuk.</text:p>
      <text:p text:style-name="P4">
During the rally, which took place in Kiev on Independence Square, there was a union with close military doctors who saved their lives in the blockade Mariupol, as well as with the captured by doctors and their families. The participants of the events supported those who are still waiting for their relatives.</text:p>
      <text:p text:style-name="P4">
"Holding hostages of medical workers - another flashy violation of the humanitarian law by Russia," - said on coordination that Ukraine is doing everything possible to make Russian at the international level. Non -combatants.</text:p>
      <text:p text:style-name="P4">
<text:span text:style-name="T4">
 Read also: </text:span>
 [<text:span text:style-name="T4">
 captives </text:span>
 from Azovstal: only every five of almost 2.5 thousand(https://www.ukrinform.ua/rubric-ato/3711039-poloneni-z-azovstali-povernuto-lise-koznogo-patogo-iz-majze-25-tisaci.html)"All Ukrainian defenders also have to return from captivity," - said the Hollow Staff.</text:p>
      <text:p text:style-name="P4">
According to Ukrinform, according to the Minister of Foreign Affairs Dmitry Kuleba, Ukraine <text:a xlink:type="simple" xlink:href="https://www.ukrinform.ua/rubric-society/3720761-ukraina-povertatime-civilnih-polonenih-z-rf-dvoma-slahami-kuleba.html" text:style-name="Internet_20_link" text:visited-style-name="Visited_20_Internet_20_Link">
will return civilian prisoners</text:a>
from Russia through third countries and international organizations.</text:p>
      <text:p text:style-name="P4">
News Source: <text:a xlink:type="simple" xlink:href="https://www.ukrinform.ua/rubric-ato/3724895-u-rosijskomu-poloni-zalisautsa-mediki-z-mariupola-koordstab.html" text:style-name="Internet_20_link" text:visited-style-name="Visited_20_Internet_20_Link">
https://www.ukrinform.ua/rubric-ato/3724895-u-rosijskomu-poloni-zalisautsa-mediki-z-mariupola-koordstab.html</text:a>
</text:p>
      <!--NEWS-->
      <text:h text:style-name="P10" text:outline-level="1">
<text:span text:style-name="T4">
Zelensky announced a significant continuation of defensive cooperation with Britain</text:span>
</text:h>
      <text:p text:style-name="P4">
Authors: Ukrinform (Person)</text:p>
      <text:p text:style-name="P4">
Publisher: Укринформ (Organization)</text:p>
      <text:p text:style-name="P4">
Published Time: 2023-06-19T22:56:00+03:00</text:p>
      <text:p text:style-name="P4">
Modified Time: 2023-06-19T22:56:00+03:00</text:p>
      <text:p text:style-name="P4">
Description: Defense cooperation of Ukraine and the United Kingdom will have a significant continuation. - Ukrinform.</text:p>
      <text:p text:style-name="P4">
Images: ['<text:a xlink:type="simple" xlink:href="https://static.ukrinform.com/photos/2017_05/thumb_files/630_360_1493638381-2689.jpg" text:style-name="Internet_20_link" text:visited-style-name="Visited_20_Internet_20_Link">
630_360_14936...</text:a>
']</text:p>
      <text:p text:style-name="P4">
Tags: ['Британія', 'Зброя', 'Зеленський', 'Війна з Росією', 'Ріші Сунак']</text:p>
      <text:p text:style-name="P4">
Type: Article</text:p>
      <!--METADATA-->
      <text:p text:style-name="P4">
<draw:frame draw:style-name="fr1" draw:name="Image237" text:anchor-type="as-char" svg:width="6.9236in" svg:height="3.956343in" draw:z-index="0">
<draw:image xlink:href="../Images/yкринформ/2023-06-19T22-56-00-03-00/630_360_1493638381-2689.jpg" xlink:type="simple" xlink:show="embed" xlink:actuate="onLoad" draw:mime-type="image/jpeg"/>
</draw:frame>
Defenses of Ukraine and the United Kingdom will have a significant continuation.</text:p>
      <text:p text:style-name="P4">
Volodymyr Zelenskyy said this in [evening video)(https://www.youtube.com/watch?v=cdFnw75DOHU), reports Ukrinform.</text:p>
      <text:p text:style-name="P4">
"Today in conversation with Prime Minister Richa Sunak, defensive needs as a result of this time and thanked for the defense support. For example, British" Storm Sedou ", long-range missiles, make a very useful and accurate business on the front. The other weapons of weapons.</text:p>
      <text:p text:style-name="P4">
<text:span text:style-name="T5">
Video: <text:a xlink:type="simple" xlink:href="https://t.me/OP_UA/9752" text:style-name="Internet_20_link" text:visited-style-name="Visited_20_Internet_20_Link">
Presidential Office</text:a>
</text:span>
</text:p>
      <text:p text:style-name="P4">
The head of state added that the preparation of NATO summit was also discussed in Vilnius.</text:p>
      <text:p text:style-name="P4">
"There is also a significant political decision today <text:a xlink:type="simple" xlink:href="https://www.ukrinform.ua/tag-britania" text:style-name="Internet_20_link" text:visited-style-name="Visited_20_Internet_20_Link">
Britain</text:a>
Regarding sanctions - to maintain the sanctions in contractions of Russia, until the aggressor compensates for all the damage caused to our people, our country, "Zelensky informed.</text:p>
      <text:p text:style-name="P4">
*!(https://www.ukrinform.ua/rubric-polytics/3724851-britania-zberigatime-sankcii-proti-rosii-do-viplati-moskvou-kompensacij-ukraini-mzs.html)He stressed that it is very important that the assets of the aggressor state and all persons that are related to it with the system of domination built by the Kremlin in the Russian territory-were used to compensate for the damage caused by the Russian war and terror.</text:p>
      <text:p text:style-name="P4">
"It will be fair, and I am grateful to all the British who support us on the path of fairness," the head of state added.</text:p>
      <text:p text:style-name="P4">
In addition, he noted that the conversation with Sunak discussed the preparation of a conference in London for the reconstruction of Ukraine, which should take place in the near future.</text:p>
      <text:p text:style-name="P4">
<text:span text:style-name="T4">
 Read also: </text:span>
 <text:a xlink:type="simple" xlink:href="https://www.ukrinform.ua/rubric-economy/3724913-londonska-konferencia-rozglane-finansovu-dopomogu-dla-ukraini-pisla-2023-roku-fon-der-laen.html" text:style-name="Internet_20_link" text:visited-style-name="Visited_20_Internet_20_Link">
<text:span text:style-name="T4">
 London </text:span>
 The Conference will consider the financial assistance of Ukraine after 2023 - Ursula von der Lyen</text:a>
"We are awaiting the consolidation of various international efforts, including the Jely Business, in support of our restoration. Recovery that has to be renovated to the world that freedom is insurmountable," - summarized Zemlyn.</text:p>
      <text:p text:style-name="P4">
News Source: <text:a xlink:type="simple" xlink:href="https://www.ukrinform.ua/rubric-ato/3725051-zelenskij-anonsuvav-vagome-prodovzenna-oboronnoi-spivpraci-z-britanieu.html" text:style-name="Internet_20_link" text:visited-style-name="Visited_20_Internet_20_Link">
https://www.ukrinform.ua/rubric-ato/3725051-zelenskij-anonsuvav-vagome-prodovzenna-oboronnoi-spivpraci-z-britanieu.html</text:a>
</text:p>
      <!--NEWS-->
      <text:h text:style-name="P10" text:outline-level="1">
<text:span text:style-name="T4">
Ribrov: We only work together for 10 days ...</text:span>
</text:h>
      <text:p text:style-name="P4">
Authors: Ukrinform (Person)</text:p>
      <text:p text:style-name="P4">
Publisher: Укринформ (Organization)</text:p>
      <text:p text:style-name="P4">
Published Time: 2023-06-19T23:12:04+03:00</text:p>
      <text:p text:style-name="P4">
Modified Time: 2023-06-19T23:12:04+03:00</text:p>
      <text:p text:style-name="P4">
Description: The head coach of the National Football National Team Sergey Rebrov spoke with journalists after the match of the European Championship-2024 with the Malta team (1: 0). - Ukrinform.</text:p>
      <text:p text:style-name="P4">
Images: ['<text:a xlink:type="simple" xlink:href="https://static.ukrinform.com/photos/2023_06/thumb_files/630_360_1687205279-419.jpg" text:style-name="Internet_20_link" text:visited-style-name="Visited_20_Internet_20_Link">
630_360_16872...</text:a>
']</text:p>
      <text:p text:style-name="P4">
Tags: ['Футбол', 'Ребров']</text:p>
      <text:p text:style-name="P4">
Type: Article</text:p>
      <!--METADATA-->
      <text:p text:style-name="P4">
<draw:frame draw:style-name="fr1" draw:name="Image238" text:anchor-type="as-char" svg:width="6.9236in" svg:height="3.956343in" draw:z-index="0">
<draw:image xlink:href="../Images/yкринформ/2023-06-19T23-12-04-03-00/630_360_1687205279-419.jpg" xlink:type="simple" xlink:show="embed" xlink:actuate="onLoad" draw:mime-type="image/jpeg"/>
</draw:frame>
The chief conductor of the national team of Ukraine in football Sergey Rebrov spoke zeurnalists after the match of the European Championships-2024 with the Monalt team(1:0).</text:p>
      <text:p text:style-name="P4">
Про це повідомляє офіційний <text:a xlink:type="simple" xlink:href="https://uaf.ua/article/48572" text:style-name="Internet_20_link" text:visited-style-name="Visited_20_Internet_20_Link">
 сайт </text:a>
Ukrainian Football Association(Waf), reports Ukrinform.</text:p>
      <text:p text:style-name="P4">
- It is difficult to spend three games in 10 days. We knew that this meeting would be very weighted. As in the last match, they spent the second half more confidently. The main thing was to get three points and move on.</text:p>
      <text:p text:style-name="P4">
<text:span text:style-name="T4">
 - everyone expected a more confident victory. This Ukraine has played worse, templag, did Malta deserve praise? </text:span>
</text:p>
      <text:p text:style-name="P4">
- It is very difficult for us to play with such teams, because they have a very compact defense. I realized that it would be so that in the second half we will play better than the stubborn. They spent a lot of strength, pressed a lot, so there was a much better game in the second half of the meeting. I expected it. We always play hard against such saturated defense. Many moments were crucified in the second half. Yes, they had to score more. I know that in Ukraine everyone is waiting for 5-0, 6-0, but now all teams can defend themselves.</text:p>
      <text:p text:style-name="P4">
<text:span text:style-name="T4">
 - Why did you decide not to include in the application for the Kochergin and Rusyn match? </text:span>
</text:p>
      <text:p text:style-name="P4">
- because we have to have 23 players, someone has to stay out of application.</text:p>
      <text:p text:style-name="P4">
<text:span text:style-name="T4">
 - Do you consider Matvienko's output in the starting liner? </text:span>
</text:p>
      <text:p text:style-name="P4">
- I don't know what mistakes are. I look at how ready the players are home to, how they play for their clubs, I analyze. As you can see, Mykolenko is not a grave time. This is his first two matches after the injury. I planned to release it in the second half. I think he has increased the level of our game in the attack.</text:p>
      <text:p text:style-name="P4">
<text:span text:style-name="T4">
 - Maybe it was worth trying sable on the position of the left defender instead of mattresses? </text:span>
</text:p>
      <text:p text:style-name="P4">
- I love all the players, but I get away from statistics, I look who is better. We have competition at every position, so I choose who will play. This is normal.</text:p>
      <text:p text:style-name="P4">
<text:span text:style-name="T4">
 - Of course, it is too early to demand something from the national team of Ukraine. How do you think why are so difficult to win over rivals like Malta? </text:span>
<text:span text:style-name="T4">
 Read also: </text:span>
 <text:a xlink:type="simple" xlink:href="https://www.ukrinform.ua/rubric-sports/3725020-zbirna-ukraini-obigrala-maltu-u-vidbori-na-evro2024.html" text:style-name="Internet_20_link" text:visited-style-name="Visited_20_Internet_20_Link">
The national team of Ukraine beat Malta in selection for Euro-2024</text:a>
<text:span text:style-name="T4">
 - Do you plan to attend youth Euro-2023 matches? </text:span>
</text:p>
      <text:p text:style-name="P4">
- Yes, I plan to come to Bucharest. Tomorrow, my assistants are Gomez and Gleb Platov. I will come for a second or third game. This is a very important tournament. I wish our team success so that we get to the Olympics. From the giving of the players, I talked to them, they want to play for the youth. No one said he wanted to relax on the eve of the euro. They have made the all. I am sure that these players will help our "youth".</text:p>
      <text:p text:style-name="P4">
<text:span text:style-name="T4">
 - What should we expect from the September matches of the national team of Ukraine? </text:span>
</text:p>
      <text:p text:style-name="P4">
- We now met with Germany, showed a decent game. The next gaming will be official, we need to prepare seriously for any duels. We have always set a goal before - getting out of the group.</text:p>
      <text:p text:style-name="P4">
<text:span text:style-name="T4">
 - How do you appreciate the Tsygankov game, which have already been appointed team leader? How did you determine who would beat the second penalty? </text:span>
</text:p>
      <text:p text:style-name="P4">
- Victor himself set himself as the leader of the team. No one appointed him. What he does in the last three matches is his merit. Before the game, we determined that Yarmolenko would beat the penalty. But after the unsuccessful performance of the former, I saw that he himself suggested that Tsygankov punch. I understood that Andrew was not psychologically ready for the second penalty. Therefore, I am grateful to Tsygankov for showing that he was ready for it.</text:p>
      <text:p text:style-name="P4">
Photo: Getty Images.</text:p>
      <text:p text:style-name="P4">
News Source: <text:a xlink:type="simple" xlink:href="https://www.ukrinform.ua/rubric-sports/3725052-rebrov-mi-lise-10-dniv-razom-pracuemo.html" text:style-name="Internet_20_link" text:visited-style-name="Visited_20_Internet_20_Link">
https://www.ukrinform.ua/rubric-sports/3725052-rebrov-mi-lise-10-dniv-razom-pracuemo.html</text:a>
</text:p>
      <!--NEWS-->
      <text:h text:style-name="P10" text:outline-level="1">
<text:span text:style-name="T4">
Stay live and work in Lithuania plans one third of Ukrainian refugees</text:span>
</text:h>
      <text:p text:style-name="P4">
Authors: Ukrinform (Person)</text:p>
      <text:p text:style-name="P4">
Publisher: Укринформ (Organization)</text:p>
      <text:p text:style-name="P4">
Published Time: 2023-06-19T23:14:00+03:00</text:p>
      <text:p text:style-name="P4">
Modified Time: 2023-06-19T23:14:00+03:00</text:p>
      <text:p text:style-name="P4">
Description: In the future, 34% of Ukrainian refugees in Lithuania plan to stay and work in this country. - Ukrinform.</text:p>
      <text:p text:style-name="P4">
Images: ['<text:a xlink:type="simple" xlink:href="https://static.ukrinform.com/photos/2023_06/thumb_files/630_360_1687194590-313.jpg" text:style-name="Internet_20_link" text:visited-style-name="Visited_20_Internet_20_Link">
630_360_16871...</text:a>
']</text:p>
      <text:p text:style-name="P4">
Tags: ['Литва', 'Опитування', 'Україна', 'Робота']</text:p>
      <text:p text:style-name="P4">
Type: Article</text:p>
      <!--METADATA-->
      <text:p text:style-name="P4">
<draw:frame draw:style-name="fr1" draw:name="Image239" text:anchor-type="as-char" svg:width="6.9236in" svg:height="3.956343in" draw:z-index="0">
<draw:image xlink:href="../Images/yкринформ/2023-06-19T23-14-00-03-00/630_360_1687194590-313.jpg" xlink:type="simple" xlink:show="embed" xlink:actuate="onLoad" draw:mime-type="image/jpeg"/>
</draw:frame>
34% of Ukrainian refugees in Lithuania plan to live and work in this country.</text:p>
      <text:p text:style-name="P4">
This is evidenced by an anonymous survey of Ukrainians who have used the services of employment services for the second year, Ukrinform reports with reference <text:a xlink:type="simple" xlink:href="https://www.delfi.lt/be/news/live/sluzhba-zanyatosti-34-ukrainskih-voennyh-bezhencev-v-buduschem-planiruyut-zhit-i-rabotat-v-litve.d" text:style-name="Internet_20_link" text:visited-style-name="Visited_20_Internet_20_Link">
Delfi</text:a>
.</text:p>
      <text:p text:style-name="P4">
The survey conducted in May showed that most of the refugees will be set by women aged 30-40 years(83,2%)of which more than half(52,5%)- with higher education. Most Ukrainians noted that the Lithuanians have taken them pure very well(97%). Цього року збільшилася кількість тих, хто не визначився зпланами на майбутнє, пов'язаними з життям у <text:a xlink:type="simple" xlink:href="https://www.ukrinform.ua/tag-litva" text:style-name="Internet_20_link" text:visited-style-name="Visited_20_Internet_20_Link">
 Литві</text:a>
 (40%)Last year, there were 32%.</text:p>
      <text:p text:style-name="P4">
The Lithuanian Employment Service promotes the integration of Ukrainians into the labor market, compensating for part of the wages to the employers who employed them. In the beginning of this year, 1,400 refugees from Ukraine began to participate in the programism of employment. According to the survey, 89.1% of the surveyed Ukrainians were provided by the service provided by the Services Service(Compared to the last year data, this score improved by 3.4%).</text:p>
      <text:p text:style-name="P4">
53,5% респондентам, які брали участь в опитуванні, вдалося працевлаштуватися.Більшість стверджує, що умови праці їх задовольняють, хоча половина опитанихукраїнців хотіли б вищої зарплати. 89% респондентів зазначили, що спілкуванняу робочому середовищі відбувається добре чи дуже добре.</text:p>
      <text:p text:style-name="P4">
<text:span text:style-name="T4">
Читайте також:</text:span>
 <text:a xlink:type="simple" xlink:href="https://www.ukrinform.ua/rubric-society/3722545-u-litvi-pracevlastuvalisa-ponad-25-000-ukrainciv.html" text:style-name="Internet_20_link" text:visited-style-name="Visited_20_Internet_20_Link">
 У <text:span text:style-name="T4">
Литві</text:span>
 працевлаштувалися понад 25 000 українців</text:a>
Nevertheless, the employment service actively calls on Ukrainians working in Lithuano, they are going to work here, learn Lithuanian. “The biggest problem that prevents the easier employment, training or work of highly skilled positions was ignorance of Lithuanian language. Now we can prohibit courses to all foreigners who want to build their future Ulith, ”said the Deputy Director of the Employment Service Gedre Sinnyvichevic_Foto: Zuma Press / Scanpix_</text:p>
      <text:p text:style-name="P4">
News Source: <text:a xlink:type="simple" xlink:href="https://www.ukrinform.ua/rubric-society/3724998-zalisitisa-ziti-ta-pracuvati-u-litvi-planue-tretina-ukrainskih-bizenciv.html" text:style-name="Internet_20_link" text:visited-style-name="Visited_20_Internet_20_Link">
https://www.ukrinform.ua/rubric-society/3724998-zalisitisa-ziti-ta-pracuvati-u-litvi-planue-tretina-ukrainskih-bizenciv.html</text:a>
</text:p>
      <!--NEWS-->
      <text:h text:style-name="P10" text:outline-level="1">
<text:span text:style-name="T4">
Kuleba: Ukrainian prisoners were taken to Hungary in the political interests of Orban</text:span>
</text:h>
      <text:p text:style-name="P4">
Authors: Ukrinform (Person)</text:p>
      <text:p text:style-name="P4">
Publisher: Укринформ (Organization)</text:p>
      <text:p text:style-name="P4">
Published Time: 2023-06-19T23:32:00+03:00</text:p>
      <text:p text:style-name="P4">
Modified Time: 2023-06-19T23:32:00+03:00</text:p>
      <text:p text:style-name="P4">
Description: The operation of export to Hungary 11 Ukrainian prisoners was carried out in the political interests of one person - the Prime Minister of this country Victor Orban.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Орбан', 'Угорщина', 'Полонені', 'Війна з Росією', 'Єдині новини']</text:p>
      <text:p text:style-name="P4">
Type: Article</text:p>
      <!--METADATA-->
      <text:p text:style-name="P4">
<draw:frame draw:style-name="fr1" draw:name="Image240" text:anchor-type="as-char" svg:width="6.9236in" svg:height="3.956343in" draw:z-index="0">
<draw:image xlink:href="../Images/yкринформ/2023-06-19T23-32-00-03-00/630_360_1685367365-251.jpg" xlink:type="simple" xlink:show="embed" xlink:actuate="onLoad" draw:mime-type="image/jpeg"/>
</draw:frame>
The operation of the twist to Hungary 11 Ukrainian prisoners was implemented in the political interests of one person - the Prime Minister of this country Victor Orban.</text:p>
      <text:p text:style-name="P4">
According to Ukrinform with reference to <text:a xlink:type="simple" xlink:href="https://t.me/svoboda_radio/18585" text:style-name="Internet_20_link" text:visited-style-name="Visited_20_Internet_20_Link">
Radio Liberty</text:a>
The Foreign Minister Dmytro Kuleba said this Teluorphone.</text:p>
      <text:p text:style-name="P4">
“There was one simple goal: Viktor Orban had to show the Hungarians in Hungary, the Iposta borders of Hungary, that he was their only defender. All this operation was bullars in the political interests of one person, ”the minister said.</text:p>
      <text:p text:style-name="P4">
Kuleba added that, according to unofficial information, "other players were involved, and not only from Hungary."</text:p>
      <text:p text:style-name="P4">
<text:span text:style-name="T4">
 Read also: </text:span>
 <text:a xlink:type="simple" xlink:href="https://www.ukrinform.ua/rubric-polytics/3724897-ugorsina-mae-poasniti-svou-ucast-u-zvilnenni-ukrainskih-vijskovopolonenih-evrokomisia.html" text:style-name="Internet_20_link" text:visited-style-name="Visited_20_Internet_20_Link">
<text:span text:style-name="T4">
 Hungary </text:span>
 should explain its participation in the release of Ukrainian prisoners of war - the European Commission</text:a>
As it was reported, on June 9, the Ministry of Foreign Affairs of Ukraine was invited by the Hungarian Attorney and submitted to him an appeal to demand detailed information about the Ukrainian [prisoners of war].(https://www.ukrinform.ua/tag-poloneni)And the consul access them immediately.</text:p>
      <text:p text:style-name="P4">
The Ukrainian government was not informed of the relevant negotiations between the Hungarian and Russian parties. The Ukrainian side learned from Hungarian Schemyn's public claim from the public statement of Hungary Schemy.</text:p>
      <text:p text:style-name="P4">
<text:span text:style-name="T4">
 Read also: </text:span>
 <text:a xlink:type="simple" xlink:href="https://www.ukrinform.ua/rubric-world/3723540-u-orbana-kazut-so-ne-znali-pro-peredacu-ukrainskih-polonenih-z-rosii.html" text:style-name="Internet_20_link" text:visited-style-name="Visited_20_Internet_20_Link">
Orbana is said to be unaware of the transfer of Ukrainian ones from Russia</text:a>
Foreign Ministry(http://www.ukrinform.ua/rubric-polytics/3724799-mzs-vimagae-dopustiti-konsula-do-ukrainskih-polonenih-akih-ugorsina-utrimue-v-izolacii.html), transferred by Russia to Budapest, which Hungary holds in isolation.<text:span text:style-name="T5">
Foto: Dmytro Kuleba, Facebook</text:span>
</text:p>
      <text:p text:style-name="P4">
News Source: <text:a xlink:type="simple" xlink:href="https://www.ukrinform.ua/rubric-polytics/3725056-kuleba-ukrainskih-polonenih-vivezli-do-ugorsini-v-politicnih-interesah-orbana.html" text:style-name="Internet_20_link" text:visited-style-name="Visited_20_Internet_20_Link">
https://www.ukrinform.ua/rubric-polytics/3725056-kuleba-ukrainskih-polonenih-vivezli-do-ugorsini-v-politicnih-interesah-orbana.html</text:a>
</text:p>
      <!--NEWS-->
      <text:h text:style-name="P10" text:outline-level="1">
<text:span text:style-name="T4">
Macron has announced that Ukraine has already received the SAMP/T Anti -Receive Complex</text:span>
</text:h>
      <text:p text:style-name="P4">
Authors: Ukrinform (Person)</text:p>
      <text:p text:style-name="P4">
Publisher: Укринформ (Organization)</text:p>
      <text:p text:style-name="P4">
Published Time: 2023-06-19T23:51:00+03:00</text:p>
      <text:p text:style-name="P4">
Modified Time: 2023-06-19T23:51:00+03:00</text:p>
      <text:p text:style-name="P4">
Description: Emmanuel Macron announced that Ukraine received the French-Italian complex of medium-range air defense SAMP/T. - Ukrinform.</text:p>
      <text:p text:style-name="P4">
Images: ['<text:a xlink:type="simple" xlink:href="https://static.ukrinform.com/photos/2022_11/thumb_files/630_360_1667928809-564.jpg" text:style-name="Internet_20_link" text:visited-style-name="Visited_20_Internet_20_Link">
630_360_16679...</text:a>
']</text:p>
      <text:p text:style-name="P4">
Tags: ['Ле Бурже', 'Макрон', 'Україна', 'Війна з Росією', 'ППО']</text:p>
      <text:p text:style-name="P4">
Type: Article</text:p>
      <!--METADATA-->
      <text:p text:style-name="P4">
<draw:frame draw:style-name="fr1" draw:name="Image241" text:anchor-type="as-char" svg:width="6.9236in" svg:height="3.956343in" draw:z-index="0">
<draw:image xlink:href="../Images/yкринформ/2023-06-19T23-51-00-03-00/630_360_1667928809-564.jpg" xlink:type="simple" xlink:show="embed" xlink:actuate="onLoad" draw:mime-type="image/jpeg"/>
</draw:frame>
Emmanuelmakron announced that Ukraine has received the French-Italian complex defense of medium-range SAMP/T.</text:p>
      <text:p text:style-name="P4">
As Ukrinform reports with reference to <text:a xlink:type="simple" xlink:href="http://www.lemonde.fr/international/live/2023/06/19/guerre-en-ukraine-en-direct-un-systeme-de-defense-sol-air-samp-t-a-ete-livre-en-ukraine-annonce-emmanuel-macron_6178235_3210.html" text:style-name="Internet_20_link" text:visited-style-name="Visited_20_Internet_20_Link">
Le Monde</text:a>
French President stated this, speaking as part of measures at the Air Force in Le Bohge.</text:p>
      <text:p text:style-name="P4">
According to Macron, the complex has already been delivered to Ukraine, it functions and "protects key objects and life".</text:p>
      <text:p text:style-name="P4">
France has announced the supply of this anti-aircraft missile complex to Ukraine, which is analogous to the American Patriot in early February.</text:p>
      <text:p text:style-name="P4">
<text:span text:style-name="T4">
 Read also: </text:span>
 <text:a xlink:type="simple" xlink:href="https://www.ukrinform.ua/rubric-ato/3718348-ignat-pro-sampt-spodivaemos-so-na-praktici-vin-bude-ne-girsij-za-patriot.html" text:style-name="Internet_20_link" text:visited-style-name="Visited_20_Internet_20_Link">
Ignati -about <text:span text:style-name="T4">
 samp </text:span>
 -t: we hope that in practice he will be no worse than Patriot</text:a>
It is noted that SAMP/T MAMBA is the first anti -missile system of action in Europe. It has already been deployed in Romania to protect the strategic Black Sea port of Constantz.</text:p>
      <text:p text:style-name="P4">
Samp/t can destroy aircraft at a distance of 3 km to 100 km and ballistic <text:a xlink:type="simple" xlink:href="https://www.ukrinform.ua/tag-raketa" text:style-name="Internet_20_link" text:visited-style-name="Visited_20_Internet_20_Link">
missiles</text:a>
at a range from 3 km to 25 km, the height of the lesion - up to 25 km.</text:p>
      <text:p text:style-name="P4">
News Source: <text:a xlink:type="simple" xlink:href="https://www.ukrinform.ua/rubric-ato/3725060-makron-ogolosiv-so-ukraina-vze-otrimala-protiraketnij-kompleks-sampt.html" text:style-name="Internet_20_link" text:visited-style-name="Visited_20_Internet_20_Link">
https://www.ukrinform.ua/rubric-ato/3725060-makron-ogolosiv-so-ukraina-vze-otrimala-protiraketnij-kompleks-sampt.html</text:a>
</text:p>
      <!--NEWS-->
      <text:h text:style-name="P10" text:outline-level="1">
<text:span text:style-name="T4">
England's football players defeated the Northern Macedonians in Euro-2024 qualification</text:span>
</text:h>
      <text:p text:style-name="P4">
Authors: Ukrinform (Person)</text:p>
      <text:p text:style-name="P4">
Publisher: Укринформ (Organization)</text:p>
      <text:p text:style-name="P4">
Published Time: 2023-06-19T23:54:00+03:00</text:p>
      <text:p text:style-name="P4">
Modified Time: 2023-06-19T23:54:00+03:00</text:p>
      <text:p text:style-name="P4">
Description: The national football national team won the fourth victory in a row in the qualifying tournament of the European Championship 20124. - Ukrinform.</text:p>
      <text:p text:style-name="P4">
Images: ['<text:a xlink:type="simple" xlink:href="https://static.ukrinform.com/photos/2023_06/thumb_files/630_360_1687207409-915.jpg" text:style-name="Internet_20_link" text:visited-style-name="Visited_20_Internet_20_Link">
630_360_16872...</text:a>
']</text:p>
      <text:p text:style-name="P4">
Tags: None</text:p>
      <text:p text:style-name="P4">
Type: Article</text:p>
      <!--METADATA-->
      <text:p text:style-name="P4">
<draw:frame draw:style-name="fr1" draw:name="Image242" text:anchor-type="as-char" svg:width="6.9236in" svg:height="3.956343in" draw:z-index="0">
<draw:image xlink:href="../Images/yкринформ/2023-06-19T23-54-00-03-00/630_360_1687207409-915.jpg" xlink:type="simple" xlink:show="embed" xlink:actuate="onLoad" draw:mime-type="image/jpeg"/>
</draw:frame>
The national football national team won the fourth victory in a row with the 2012024 European Championship tournament.</text:p>
      <text:p text:style-name="P4">
In Manchester, the British defeated the command of Northern Macedonia -7: 0, reports Ukrinform.</text:p>
      <text:p text:style-name="P4">
Goals: Kane, 29, 73(From a penalty), Saka, 39, 47, 51, pre -Dorford, 45, Phillips, 64.</text:p>
      <text:p text:style-name="P4">
As it was reported, the national team of Ukraine today has played Malta players - 1: 0.</text:p>
      <text:p text:style-name="P4">
<text:span text:style-name="T4">
 Read also: </text:span>
 <text:a xlink:type="simple" xlink:href="https://www.ukrinform.ua/rubric-sports/3725020-zbirna-ukraini-obigrala-maltu-u-vidbori-na-evro2024.html" text:style-name="Internet_20_link" text:visited-style-name="Visited_20_Internet_20_Link">
The national team of Ukraine beat Malta in selection for Euro-2024</text:a>
Tournament position in the EURO -2024 qualifying group: England - 12 points(After4th games), Ukraine - 6(3), Italy - 3(2), Northern Macedonia - 3(3), Malta- 0(4).</text:p>
      <text:p text:style-name="P4">
Фото: AFP.</text:p>
      <text:p text:style-name="P4">
News Source: <text:a xlink:type="simple" xlink:href="https://www.ukrinform.ua/rubric-sports/3725058-futbolisti-anglii-rozgromili-pivnicnih-makedonciv-u-kvalifikacii-evro2024.html" text:style-name="Internet_20_link" text:visited-style-name="Visited_20_Internet_20_Link">
https://www.ukrinform.ua/rubric-sports/3725058-futbolisti-anglii-rozgromili-pivnicnih-makedonciv-u-kvalifikacii-evro2024.html</text:a>
</text:p>
      <!--NEWS-->
      <text:h text:style-name="P10" text:outline-level="1">
<text:span text:style-name="T4">
In Berdyansk and Melitopol directions, 8 settlements - Anna Malyar - were released in two weeks</text:span>
</text:h>
      <text:p text:style-name="P4">
Author: ['АРМІЯINFORM']</text:p>
      <text:p text:style-name="P4">
Time: 2023-06-19T24:00:00-04:00</text:p>
      <text:p text:style-name="P4">
Description: У ході двох тижнів наступальних дій на Бердянському та Мелітопольському напря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3980.jpg" text:style-name="Internet_20_link" text:visited-style-name="Visited_20_Internet_20_Link">
193980.jpg</text:a>
']</text:p>
      <text:p text:style-name="P4">
Tags: ['STOPRUSSIA', 'АГРЕСІЯ РФ', 'ВТОРГНЕННЯ РФ', 'ГАННА МАЛЯР', 'ХРОНІКА ОБОРОНИ']</text:p>
      <text:p text:style-name="P4">
Category: News</text:p>
      <!--METADATA-->
      <text:p text:style-name="P4">
<draw:frame draw:style-name="fr1" draw:name="Image243" text:anchor-type="as-char" svg:width="6.9236in" svg:height="3.952222in" draw:z-index="0">
<draw:image xlink:href="../Images/AРМІЯINFORM/2023-06-19T24-00-00-04-00/193980.jpg" xlink:type="simple" xlink:show="embed" xlink:actuate="onLoad" draw:mime-type="image/jpeg"/>
</draw:frame>
In the course of two weeks of offensive actions at Berdyansk and Melitopol, the units of Tavriya were released <text:span text:style-name="T4">
 8 </text:span>
 settlements: <text:span text:style-name="T4">
 Novodarivka, Levadne, Storozhev, Makarivka, Blessed, Pubkov, Nescny, Five. </text:span>
 **</text:p>
      <text:p text:style-name="P4">
This was reported by Deputy Minister of Defense of Ukraine Anna Malyar in <text:a xlink:type="simple" xlink:href="https://t.me/annamaliar/858" text:style-name="Internet_20_link" text:visited-style-name="Visited_20_Internet_20_Link">
telegram</text:a>
.</text:p>
      <text:p text:style-name="P4">
«На півдні протягом минулого тижня відбувався наступ на декількох напрямках.Підрозділи ракетних військ і артилерії Сил оборони Таврійського напрямкупротягом тижня виконали <text:span text:style-name="T4">
10 125</text:span>
 вогневих завдань», — зазначила вона.</text:p>
      <text:p text:style-name="P4">
Ц цілому, за словами Ганни Маляр, підрозділи на Таврійському напрямкупросунулися в глибину противника <text:span text:style-name="T4">
до 7 км</text:span>
.</text:p>
      <text:p text:style-name="P4">
Звільнена на півдні площа складає <text:span text:style-name="T4">
113</text:span>
 квадратних кілометрів. Активнаробота Сил оборони Таврійського напрямку триває.</text:p>
      <text:p text:style-name="P4">
«За минулий тиждень ворог ніс суттєві втрати. Зокрема, втрати противника навсіх напрямках склали понад <text:span text:style-name="T4">
4600</text:span>
 вбитих та поранених, крім того, нашіоборонці взяли в полон понад <text:span text:style-name="T4">
80</text:span>
 бійців агресора», — заявила вона.</text:p>
      <text:p text:style-name="P4">
Також, як наголосила заступник Міністра оборони України, нашими Силами оборонибуло знищено понад <text:span text:style-name="T4">
400</text:span>
 одиниць ворожої техніки та озброєння, серед яких —вертольоти, танки, гаубиці, протитанковий ракетний комплекс тощо.</text:p>
      <text:p text:style-name="P4">
News Source: <text:a xlink:type="simple" xlink:href="https://armyinform.com.ua/2023/06/19/na-berdyanskomu-ta-melitopolskomu-napryamkah-za-dva-tyzhni-zvilneno-8-naselenyh-punktiv-ganna-malyar/" text:style-name="Internet_20_link" text:visited-style-name="Visited_20_Internet_20_Link">
https://armyinform.com.ua/2023/06/19/na-berdyanskomu-ta-melitopolskomu-napryamkah-za-dva-tyzhni-zvilneno-8-naselenyh-punktiv-ganna-malyar/</text:a>
</text:p>
      <!--NEWS-->
      <text:h text:style-name="P10" text:outline-level="1">
<text:span text:style-name="T4">
In Ukraine a moment of silence</text:span>
</text:h>
      <text:p text:style-name="P4">
Author: ['АРМІЯINFORM']</text:p>
      <text:p text:style-name="P4">
Time: 2023-06-19T26: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4" text:anchor-type="as-char" svg:width="6.9236in" svg:height="3.895992in" draw:z-index="0">
<draw:image xlink:href="../Images/AРМІЯINFORM/2023-06-19T26-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News Source: <text:a xlink:type="simple" xlink:href="https://armyinform.com.ua/2023/06/19/v-ukrayini-hvylyna-movchannya/" text:style-name="Internet_20_link" text:visited-style-name="Visited_20_Internet_20_Link">
https://armyinform.com.ua/2023/06/19/v-ukrayini-hvylyna-movchannya/</text:a>
</text:p>
      <!--NEWS-->
      <text:h text:style-name="P10" text:outline-level="1">
<text:span text:style-name="T4">
Army Irina Klimets won "gold" at the world tournament in Estonia</text:span>
</text:h>
      <text:p text:style-name="P4">
Author: ['АРМІЯINFORM']</text:p>
      <text:p text:style-name="P4">
Time: 2023-06-19T28:00:00-04:00</text:p>
      <text:p text:style-name="P4">
Description: Armyska athlete Irina Klimets sowing Persheza Msetza Hammer in Tournir Serving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zobrazhennya_2022-08-24_214305263.png" text:style-name="Internet_20_link" text:visited-style-name="Visited_20_Internet_20_Link">
zobrazhennya_2022-08-24_214305263.png</text:a>
']</text:p>
      <text:p text:style-name="P4">
Tags: ['АРМІЙКА', 'АРМІЙСЬКИЙ СПОРТ', 'ЕСТОНІЯ', 'ТУРНІР']</text:p>
      <text:p text:style-name="P4">
Category: News</text:p>
      <!--METADATA-->
      <text:p text:style-name="P4">
<draw:frame draw:style-name="fr1" draw:name="Image245" text:anchor-type="as-char" svg:width="6.9236in" svg:height="4.615733in" draw:z-index="0">
<draw:image xlink:href="../Images/AРМІЯINFORM/2023-06-19T28-00-00-04-00/zobrazhennya_2022-08-24_214305263.png" xlink:type="simple" xlink:show="embed" xlink:actuate="onLoad" draw:mime-type="image/png"/>
</draw:frame>
The Army athlete Irina Klimets took first place in the hammer throwing of the World Athletics Continental Tour Bronze-2023 in Estonia.</text:p>
      <text:p text:style-name="P4">
About it <text:a xlink:type="simple" xlink:href="https://www.facebook.com/olympicua/posts/pfbid02GNyng7N7q6xx9F44uU2zjzZoiZCNTjKoHwsu9bLn3Gs6LfA25iYRS1G6Lh5Md8DGl" text:style-name="Internet_20_link" text:visited-style-name="Visited_20_Internet_20_Link">
reports</text:a>
National Olympic Committee of Ukraine.</text:p>
      <text:p text:style-name="P4">
The army won 69.53 meters.</text:p>
      <text:p text:style-name="P4">
The athlete competed in the category of "throwing a hammer for four kilograms". Irnavibola "Golden" award, bypassing the athletes from Canada and Azerbaijan.</text:p>
      <text:p text:style-name="P4">
News Source: <text:a xlink:type="simple" xlink:href="https://armyinform.com.ua/2023/06/19/armijka-iryna-klymecz-vyborola-zoloto-na-svitovomu-turniri-v-estoniyi/" text:style-name="Internet_20_link" text:visited-style-name="Visited_20_Internet_20_Link">
https://armyinform.com.ua/2023/06/19/armijka-iryna-klymecz-vyborola-zoloto-na-svitovomu-turniri-v-estoniyi/</text:a>
</text:p>
      <!--NEWS-->
      <text:h text:style-name="P10" text:outline-level="1">
<text:span text:style-name="T4">
Mikhail Fedorov: Our task is to create the best conditions for the development of Ukrainian UAVs in the world</text:span>
</text:h>
      <text:p text:style-name="P4">
Author: ['АРМІЯINFORM']</text:p>
      <text:p text:style-name="P4">
Time: 2023-06-19T2:00:00-04:00</text:p>
      <text:p text:style-name="P4">
Description: Nini in Ukraine is actively sinking to іnnovatsya at the sphere of defense technology. For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0/operatory-bpla-5.jpg" text:style-name="Internet_20_link" text:visited-style-name="Visited_20_Internet_20_Link">
operatory-bpla-5.jpg</text:a>
']</text:p>
      <text:p text:style-name="P4">
Tags: ['STOPRUSSIA', 'АГРЕСІЯ РФ', 'БПЛА', 'ВІЙНА', 'ВТОРГНЕННЯ РФ', 'МИХАЙЛО ФЕДОРОВ', 'УРЯДОВИЙ ПОРТАЛ']</text:p>
      <text:p text:style-name="P4">
Category: News</text:p>
      <!--METADATA-->
      <text:p text:style-name="P4">
<draw:frame draw:style-name="fr1" draw:name="Image246" text:anchor-type="as-char" svg:width="6.9236in" svg:height="4.609964in" draw:z-index="0">
<draw:image xlink:href="../Images/AРМІЯINFORM/2023-06-19T2-00-00-04-00/operatory-bpla-5.jpg" xlink:type="simple" xlink:show="embed" xlink:actuate="onLoad" draw:mime-type="image/jpeg"/>
</draw:frame>
Currently, innovations in the field of defense technologies are actively developing in Ukraine. To accelerate the development of Defense-Tech, the Brave1 cluster is already working, the project of the drone army is also working to develop. We do everything to create the best conditions for the start of technological companies. The Viceremier-Minister of Zinnovations, the Development of Education, Science and Technology-Minister of Digital Transformation Mikhail Fedorov.</text:p>
      <text:p text:style-name="P4">
The Drone Army began within the Fandering Platform United24, when people from all over the world united in support of Ukraine. Gradually projector into a large state program. In total, 3864 drones were purchased at the expense of United24 alone for more than UAH 4.3 billion.</text:p>
      <text:p text:style-name="P4">
“We have achieved significant results to increase the number of drones of Ukrainian production at the front hundreds of times. For Ukrainian manufacturers, they have been cleaned, we have increased funding, assisting with logistics and components. In general, thanks to the project of the Drone Army began to change the doctrine of application of the Armed Forces in the Armed Forces. 11 shock mouths have already been created, working on a new doctrine. Agenda is to create the best conditions in the world to make UAVs in Ukraine more. The technologies keep the lives of the military. Everything is simple: there is a drone - there is information on the movement of Russians. There is a drone - there is information as artillery to hit the target. CEMINIMUM, which is performed by drones on the front, ”said Mikhail Fedorov.</text:p>
      <text:p text:style-name="P4">
-Viceremier-Minister also spoke about the most popular services among Ukrainians in action. These include digital documents, business registration services, taxes, and war -related services. By the end of the year, the Ministry of Defense is planning to make 100 % of the most popular state services available online.</text:p>
      <text:p text:style-name="P4">
“We are now working to restore the place of change of the place of registration, which will be automatic. In the work of new services for drivers. In particular, re -registration of a car for several clicks in action. It will be a revolutionary service. We are working out to work on customs clearance of cars in an application and social services. Also on the action for civil servants. It will be a special profile in the application, which will display goals, ministries and their results. We introduce artificial intelligence in action to make our service farther and more convenient for Ukrainians. Each of these services is about the change of philosophy of the government and culture of public administration, ”Mikhailofedorov said.Source: <text:a xlink:type="simple" xlink:href="https://www.kmu.gov.ua/news/mykhailo-fedorov-nashe-zavdannia-stvoryty-naikrashchi-u-sviti-umovy-dlia-rozvytku-ukrainskykh-bpla" text:style-name="Internet_20_link" text:visited-style-name="Visited_20_Internet_20_Link">
Government Portal</text:a>
</text:p>
      <text:p text:style-name="P4">
News Source: <text:a xlink:type="simple" xlink:href="https://armyinform.com.ua/2023/06/19/nashe-zavdannya-stvoryty-najkrashhi-u-sviti-umovy-dlya-rozvytku-ukrayinskyh-bpla-myhajlo-fedorov/" text:style-name="Internet_20_link" text:visited-style-name="Visited_20_Internet_20_Link">
https://armyinform.com.ua/2023/06/19/nashe-zavdannya-stvoryty-najkrashhi-u-sviti-umovy-dlya-rozvytku-ukrayinskyh-bpla-myhajlo-fedorov/</text:a>
</text:p>
      <!--NEWS-->
      <text:h text:style-name="P10" text:outline-level="1">
<text:span text:style-name="T4">
The National Service and the Rush Foundation Charitable Foundation have signed a memorandum of cooperation</text:span>
</text:h>
      <text:p text:style-name="P4">
Authors: Ukrinform (Person)</text:p>
      <text:p text:style-name="P4">
Publisher: Укринформ (Organization)</text:p>
      <text:p text:style-name="P4">
Published Time: 2023-06-19T2:08:00+03:00</text:p>
      <text:p text:style-name="P4">
Modified Time: 2023-06-19T22:08:00+03:00</text:p>
      <text:p text:style-name="P4">
Description: The National Social Service and Charitable Foundation Ruslan Shostak "Rush Foundation" has signed a memorandum of cooperation aimed at introducing the best world practices for the protection and protection of children. - Ukrinform.</text:p>
      <text:p text:style-name="P4">
Images: ['<text:a xlink:type="simple" xlink:href="https://static.ukrinform.com/photos/2019_06/thumb_files/630_360_1560852576-790.jpg" text:style-name="Internet_20_link" text:visited-style-name="Visited_20_Internet_20_Link">
630_360_15608...</text:a>
']</text:p>
      <text:p text:style-name="P4">
Tags: ['Діти', 'Благодійність', 'Меморандум']</text:p>
      <text:p text:style-name="P4">
Type: Article</text:p>
      <!--METADATA-->
      <text:p text:style-name="P4">
<draw:frame draw:style-name="fr1" draw:name="Image247" text:anchor-type="as-char" svg:width="6.9236in" svg:height="3.956343in" draw:z-index="0">
<draw:image xlink:href="../Images/yкринформ/2023-06-19T2-08-00-03-00/630_360_1560852576-790.jpg" xlink:type="simple" xlink:show="embed" xlink:actuate="onLoad" draw:mime-type="image/jpeg"/>
</draw:frame>
The Ruslan Shostak National Passocial Service and Charitable Foundation "Rush Foundation" have signed a memorandum of cooperation aimed at introducing the best world practitioners.</text:p>
      <text:p text:style-name="P4">
The press service of the Fund reported this Ukrinform.</text:p>
      <text:p text:style-name="P4">
“The Rush Foundation has signed a memorandum on cooperation with the National Social Service Service of Ukraine in order to combine efforts to increase the efficiency of activities aimed at helping Ukrainian <text:a xlink:type="simple" xlink:href="https://www.ukrinform.ua/tag-diti" text:style-name="Internet_20_link" text:visited-style-name="Visited_20_Internet_20_Link">
children</text:a>
and the state to overcome the causes of orphanage in Ukraine, ”the fund was informed.</text:p>
      <text:p text:style-name="P4">
As the purpose of cooperation is noted - to reduce the number of orphans and children deprived of parental care in orphanages and boarding schools of Ukraine by giving them the opportunity to get into the family or the media as close as possible to the family and to promote their rights.</text:p>
      <text:p text:style-name="P4">
“The state needs reliable partners who will provide practical assistance to the creation of important tasks to promote adoption in Ukraine. We can only achieve a common goal - every child's family, ”said Vasyl Lutsyk, a family of the National Security Service.</text:p>
      <text:p text:style-name="P4">
In turn, the director of Rush Foundation Natalia Maslo noted that the Fund had had the most evacuation of orphans since the Second World War - about 1,700 children and accompanying children have been in Turkey.</text:p>
      <text:p text:style-name="P4">
“We have been seeing all the problems of these children for a year. And we thoroughly study the reform of the institutional system(orphanages and boarding schools)care and upbringing of children and the transition to a more sophisticated system that provides care and upbringing of the child in a family or close to the family environment, ”she said.</text:p>
      <text:p text:style-name="P4">
<text:span text:style-name="T4">
 Read also: </text:span>
 <text:a xlink:type="simple" xlink:href="https://www.ukrinform.ua/rubric-vidbudova/3724764-ulead-zapuskae-iniciativu-vidnovlenna-miscevih-skil-zadla-stijkosti.html" text:style-name="Internet_20_link" text:visited-style-name="Visited_20_Internet_20_Link">
U-LEAD launches the initiative "Restoration of Local Schools Resistance"</text:a>
The oil emphasized that the Fund is ready to provide the state with resources for the introduction of such practice of raising orphans.</text:p>
      <text:p text:style-name="P4">
“We are already conducting research:“ Where is Ukraine on the world map in the context of orphanage? What is the portrait of a modern adopter in Ukraine? ” Ivranets that the results of this study will show all the problems that Ukraine today and joint efforts will be able to solve them, ”the Directorrush Foundation added.</text:p>
      <text:p text:style-name="P4">
News Source: <text:a xlink:type="simple" xlink:href="https://www.ukrinform.ua/rubric-society/3725041-nacsocsluzba-i-blagodijnij-fond-rush-foundation-pidpisali-memorandum-pro-spivpracu.html" text:style-name="Internet_20_link" text:visited-style-name="Visited_20_Internet_20_Link">
https://www.ukrinform.ua/rubric-society/3725041-nacsocsluzba-i-blagodijnij-fond-rush-foundation-pidpisali-memorandum-pro-spivpracu.html</text:a>
</text:p>
      <!--NEWS-->
      <text:h text:style-name="P10" text:outline-level="1">
<text:span text:style-name="T4">
In Tavriya, there is a promotion of defense forces - Anna Malyar</text:span>
</text:h>
      <text:p text:style-name="P4">
Author: ['Дмитро Горбунов']</text:p>
      <text:p text:style-name="P4">
Time: 2023-06-19T30:00:00-04:00</text:p>
      <text:p text:style-name="P4">
Description: About the Assumption of the Defense Forces of the Ukrainian defense of the Ostannih seven days in the Efir Talemarafo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malyar-ganna-1.jpg" text:style-name="Internet_20_link" text:visited-style-name="Visited_20_Internet_20_Link">
malyar-ganna-1.jpg</text:a>
']</text:p>
      <text:p text:style-name="P4">
Tags: ['ВТОРГНЕННЯ РФ', 'ГАННА МАЛЯР', 'ЄДИНІ НОВИНИ', 'ТАВРІЙСЬКИЙ НАПРЯМОК']</text:p>
      <text:p text:style-name="P4">
Category: News</text:p>
      <!--METADATA-->
      <text:p text:style-name="P4">
<draw:frame draw:style-name="fr1" draw:name="Image248" text:anchor-type="as-char" svg:width="6.9236in" svg:height="5.532059in" draw:z-index="0">
<draw:image xlink:href="../Images/AРМІЯINFORM/2023-06-19T30-00-00-04-00/malyar-ganna-1.jpg" xlink:type="simple" xlink:show="embed" xlink:actuate="onLoad" draw:mime-type="image/jpeg"/>
</draw:frame>
The Deputy Minister of Defense of Ukraine Hannamaars told about the successful actions of the Defense Forces of Ukraine for the last seven days at the Eviritelitalographone "Unified News".</text:p>
      <ul>
        <li>
During the passing week, our defense forces were both in the offensive and the Vabon, - said Anna Malyar. - This means that in some directions they were the offensive, and on others - the enemy came and we defended. If you say about the East, the occupiers made every effort to stop us. The enemy is tamped by the number of shelling. For example, in the Bakhmut direction the intensity of hostilities was slightly reduced. At the same time, there were over 40 combat clashes during the week. Our armed forces gradually, but confidently reached forward in certain areas. There were also defensive actions there, the Bovorog continues to step in four directions.</li>
      </ul>
      <text:p text:style-name="P4">
She added that over the last week, 6,000 shelling was fixed on the side of the enemy, during which the Russians used about 2,70,000 ammunition.</text:p>
      <ul>
        <li>
In the south, our offensive has continued in many directions. Our armed Silina was completed by Tavriya direction more than 10,000 fire tasks. In the time of the offensive actions of our defenders, which we are already discussing the second week, the Nabatyansk and Melitopol directions of the Tavriya OSU dismissal of settlements: Novodarivka, Levadne, Watchtow, Makarivka, Blessed, Pubko, Neschaty and Pyatykhatka. In general, the forces of Ukraine's defense of Ukraine advanced in the depth of the defender by 7 kilometers during the offensive actions. If you calculate the area of liberated territories, it is 113 square kilometers, ”she said.</li>
      </ul>
      <text:p text:style-name="P4">
She also drew attention to the great losses of the invaders that they were undergoing last week.</text:p>
      <ul>
        <li>
As for the loss of the enemy, it should be understood that the Russians carry out the resistance. Our armed forces, say in the south, face the continuous mining of fields and territories. However, the enemy suffers very large losses. In the last week, the enemy has suffered losses in the entire front line of the front. Our defenders captured more than 80 -year -old soldiers. Well, more than 400 units of weapons of the enemy's Tavi's equipment were destroyed, including helicopters, tanks, howitzers, and PTRK a tables many other, - said the Deputy Minister of Defense of Ukraine.</li>
      </ul>
      <text:p text:style-name="P4">
News Source: <text:a xlink:type="simple" xlink:href="https://armyinform.com.ua/2023/06/19/na-tavrijskomu-napryamku-ye-prosuvannya-syl-oborony-ganna-malyar/" text:style-name="Internet_20_link" text:visited-style-name="Visited_20_Internet_20_Link">
https://armyinform.com.ua/2023/06/19/na-tavrijskomu-napryamku-ye-prosuvannya-syl-oborony-ganna-malyar/</text:a>
</text:p>
      <!--NEWS-->
      <text:h text:style-name="P10" text:outline-level="1">
<text:span text:style-name="T4">
The army will receive more drone - Vladimir Gavrilov</text:span>
</text:h>
      <text:p text:style-name="P4">
Author: ['АРМІЯINFORM']</text:p>
      <text:p text:style-name="P4">
Time: 2023-06-19T32:00:00-04:00</text:p>
      <text:p text:style-name="P4">
Description: - the rinseed of the nonsense of the nonsense of the tactful rivnya in the Suplansi Vіinі is possible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e2152ae9-5b0eb3bc6d87c87204da6b8cba359530.jpg" text:style-name="Internet_20_link" text:visited-style-name="Visited_20_Internet_20_Link">
e2152ae9-5b0eb3bc6d87c87204da6b8cba359530.jpg</text:a>
']</text:p>
      <text:p text:style-name="P4">
Tags: ['БПЛА', 'ВОЛОДИМИР ГАВРИЛОВ', 'ЗБРОЙНІ СИЛИ УКРАЇНИ', 'ОВТ']</text:p>
      <text:p text:style-name="P4">
Category: News</text:p>
      <!--METADATA-->
      <text:p text:style-name="P4">
<draw:frame draw:style-name="fr1" draw:name="Image249" text:anchor-type="as-char" svg:width="6.9236in" svg:height="3.502188in" draw:z-index="0">
<draw:image xlink:href="../Images/AРМІЯINFORM/2023-06-19T32-00-00-04-00/e2152ae9-5b0eb3bc6d87c87204da6b8cba359530.jpg" xlink:type="simple" xlink:show="embed" xlink:actuate="onLoad" draw:mime-type="image/jpeg"/>
</draw:frame>
Photo: uadcom.com | Ukrainian Punisher Dron - Illustrative Photo</text:p>
      <ul>
        <li>
the intensity of using drones of tactical level in the modern war can be compared in fact with the use of ammunition. There is a daily loss of such technique. After all, they are used in a very aggressive environment, they have many enemy barrels and counteraction systems. Accordingly, the amount of their updating should be in line with at least their number of losses. An active work is being conducted so that each unit is provided with the required amount of bputactic level. I say this with some optimism, the situation is already dynamic, the military is already getting more and will receive even more UAVs, said Deputy Minister of Defense of Ukraine Vladimir Gavrilov in <text:a xlink:type="simple" xlink:href="https://armyinform.com.ua/2023/06/19/zminy-shhodo-postachannya-ovt-dlya-zsu/" text:style-name="Internet_20_link" text:visited-style-name="Visited_20_Internet_20_Link">
interview</text:a>
Information Agency Armyinform. - It is about UAVs that perform intelligence, fire and other tasks. The more of our modern unmanned systems, the more likely we have to win on the battlefield.</li>
      </ul>
      <text:p text:style-name="P4">
According to Volodymyr Gavrilov, the Ministry of Defense has contracts for reporting manufacturers for the production of various types of drones, which are different in use.</text:p>
      <ul>
        <li>
Currently, domestic production of drones of various purposes are very actively developing. Since the beginning of the year we have been able to intensify the supply of UAVVAVSKA. The Ministry of Defense has opened new so -called windows. Nowadays, much more drones of different types are supplemented than, say, half a year. Next will be even more. This is facilitated by various factors, such as simplification of procedures. Appropriate changes are made in the normative documents. Processing the Acselector of Innovative Development of the Ministry of Defense. This prompt is accepted to accelerate the procedures for passing the proposed army of technical innovations to the supply to the Armed Forces, to minimize bureaucratic obstacles. And this worker works, many OVT manufacturers have already been convinced of this. This is a real breakthrough in the activation of many processes in the Ministry of Defense and cooperation with OWT manufacturers - <text:a xlink:type="simple" xlink:href="https://armyinform.com.ua/2023/06/19/zminy-shhodo-postachannya-ovt-dlya-zsu/" text:style-name="Internet_20_link" text:visited-style-name="Visited_20_Internet_20_Link">
told</text:a>
Deputy Minister of Defense of Ukraine.</li>
      </ul>
      <text:p text:style-name="P4">
News Source: <text:a xlink:type="simple" xlink:href="https://armyinform.com.ua/2023/06/19/vijsko-otrymaye-bilshe-bezpilotnykiv-volodymyr-gavrylov/" text:style-name="Internet_20_link" text:visited-style-name="Visited_20_Internet_20_Link">
https://armyinform.com.ua/2023/06/19/vijsko-otrymaye-bilshe-bezpilotnykiv-volodymyr-gavrylov/</text:a>
</text:p>
      <!--NEWS-->
      <text:h text:style-name="P10" text:outline-level="1">
<text:span text:style-name="T4">
The Armed Forces delegation took part in a meeting</text:span>
</text:h>
      <text:p text:style-name="P4">
Author: ['АРМІЯINFORM']</text:p>
      <text:p text:style-name="P4">
Time: 2023-06-19T34:00:00-04:00</text:p>
      <text:p text:style-name="P4">
Description: Delegation of Zbroini forces of Ukraine on Choli with commander of the Obdnanny forces of ZSU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47261707_656006923222030_494515368876442487_n.jpg" text:style-name="Internet_20_link" text:visited-style-name="Visited_20_Internet_20_Link">
347261707_656006923222030_494515368876442487_n.jpg</text:a>
', '<text:a xlink:type="simple" xlink:href="https://armyinform.com.ua/wp-content/uploads/2023/06/347437595_656006873222035_2547403118558168884_n-150x150.jpg" text:style-name="Internet_20_link" text:visited-style-name="Visited_20_Internet_20_Link">
347437595_656006873222035_2547403118558168884_n-150x150.jpg</text:a>
', '<text:a xlink:type="simple" xlink:href="https://armyinform.com.ua/wp-content/uploads/2023/06/347424910_656006896555366_2632571427249748894_n-150x150.jpg" text:style-name="Internet_20_link" text:visited-style-name="Visited_20_Internet_20_Link">
347424910_656006896555366_2632571427249748894_n-150x150.jpg</text:a>
']</text:p>
      <text:p text:style-name="P4">
Tags: ['STOPRUSSIA', 'ЗС КРАЇН ВИШЕГРАДСЬКОЇ ЧЕТВІРКИ', 'СЕРГІЙ НАЄВ']</text:p>
      <text:p text:style-name="P4">
Category: News</text:p>
      <!--METADATA-->
      <text:p text:style-name="P4">
<draw:frame draw:style-name="fr1" draw:name="Image250" text:anchor-type="as-char" svg:width="6.9236in" svg:height="4.615733in" draw:z-index="0">
<draw:image xlink:href="../Images/AРМІЯINFORM/2023-06-19T34-00-00-04-00/347261707_656006923222030_494515368876442487_n.jpg" xlink:type="simple" xlink:show="embed" xlink:actuate="onLoad" draw:mime-type="image/jpeg"/>
</draw:frame>
The delegation of the Armed Forces of Ukraine, headed by the Commander of the United Forces, Lieutenant-Lieutenant Sergiy Nayev participated in the meeting of the commander of the commanding commands of the Armed Forces of the Vyshegrad Four countries, namely the Slovak Republic, the Republic of Poland, Hungary and the Czech Republic.</text:p>
      <text:p text:style-name="P4">
About it <text:a xlink:type="simple" xlink:href="https://www.facebook.com/JointForcesCommandAFU/posts/pfbid02sMEGgpfPfyNazBnc85MQR6qFhFGHUaoAeakn8AaZPDLeNRzfJhstPfUcVc16U3cKl" text:style-name="Internet_20_link" text:visited-style-name="Visited_20_Internet_20_Link">
reports</text:a>
служба зв’язків з громадськістю Командування Об’єднаних Сил ЗСУ.</text:p>
      <text:p text:style-name="P4">
Під час заходу сторони обговорили стан і перспективи розвитку безпековоїситуації в Україні, встановлення й удосконалення партнерських відносин, атакож налагодження шляхів підтримки під час широкомасштабного вторгнення рф.</text:p>
      <text:p text:style-name="P4">
«Ми високо цінуємо підтримку країн Вишеградської групи в складний для нашоїдержави час. Впевнений, що можливі напрями залучення консультативно-дорадчоїта матеріально-технічної допомоги сприятимуть у боротьбі з російськоюагресією», — наголосив генерал-лейтенант Сергій Наєв.</text:p>
      <text:p text:style-name="P4">
Також під час сторони обговорили питання щодо посилення взаємовигідноговійськового співробітництва між Командуванням Об’єднаних Сил ЗС України таОб’єднаними оперативними командуваннями збройних сил країн-партнерів.</text:p>
      <text:p text:style-name="P4">
<text:a xlink:type="simple" xlink:href="https://armyinform.com.ua/wp-content/uploads/2023/06/347437595_656006873222035_2547403118558168884_n.jpg" text:style-name="Internet_20_link" text:visited-style-name="Visited_20_Internet_20_Link">
<draw:frame draw:style-name="fr1" draw:name="Image251" text:anchor-type="as-char" svg:width="6.9236in" svg:height="6.9236in" draw:z-index="0">
<draw:image xlink:href="../Images/AРМІЯINFORM/2023-06-19T34-00-00-04-00/347437595_656006873222035_2547403118558168884_n-150x150.jpg" xlink:type="simple" xlink:show="embed" xlink:actuate="onLoad" draw:mime-type="image/jpeg"/>
</draw:frame>
</text:a>
</text:p>
      <text:p text:style-name="P4">
<text:a xlink:type="simple" xlink:href="https://armyinform.com.ua/wp-content/uploads/2023/06/347424910_656006896555366_2632571427249748894_n.jpg" text:style-name="Internet_20_link" text:visited-style-name="Visited_20_Internet_20_Link">
<draw:frame draw:style-name="fr1" draw:name="Image252" text:anchor-type="as-char" svg:width="6.9236in" svg:height="6.9236in" draw:z-index="0">
<draw:image xlink:href="../Images/AРМІЯINFORM/2023-06-19T34-00-00-04-00/347424910_656006896555366_2632571427249748894_n-150x150.jpg" xlink:type="simple" xlink:show="embed" xlink:actuate="onLoad" draw:mime-type="image/jpeg"/>
</draw:frame>
</text:a>
"Exchange of experience in organizing operational commands in everyday activities and in the course of conducting operations is a lot of benefits, since it is possible to find new solutions to solve certain problems of tanabbing ideas for the implementation of strategic plans,"-emphasized Lieutenant General Sergey Naev.</text:p>
      <text:p text:style-name="P4">
For their part, the commander of the operational commands of the Armed Forces of the Visegrad Charter have expressed unconditional support for Ukraine in the struggle for independence and territorial integrity. It was stated that providing regional security is possible in the case of consolidation of joint efforts and the armed Silashegrad group are ready to provide the necessary assistance to the Armed Forces of Ukraine.</text:p>
      <text:p text:style-name="P4">
News Source: <text:a xlink:type="simple" xlink:href="https://armyinform.com.ua/2023/06/19/delegacziya-zsu-vzyala-uchast-u-zustrichi-komanduvachiv-operatyvnyh-komanduvan-zs-krayin-vyshegradskoyi-chetvirky/" text:style-name="Internet_20_link" text:visited-style-name="Visited_20_Internet_20_Link">
https://armyinform.com.ua/2023/06/19/delegacziya-zsu-vzyala-uchast-u-zustrichi-komanduvachiv-operatyvnyh-komanduvan-zs-krayin-vyshegradskoyi-chetvirky/</text:a>
</text:p>
      <!--NEWS-->
      <text:h text:style-name="P10" text:outline-level="1">
<text:span text:style-name="T4">
Vladimir Gavrilov told how the repair of OVT of foreign production was organized</text:span>
</text:h>
      <text:p text:style-name="P4">
Author: ['АРМІЯINFORM']</text:p>
      <text:p text:style-name="P4">
Time: 2023-06-19T36:00:00-04:00</text:p>
      <text:p text:style-name="P4">
Description: Ukrainian is the great Kilkіst Techniki of the Budsonnoye Vobnitsy - Artille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9dda67ea-841fcf6d924a6d7bbda41a030f9b0436.jpeg" text:style-name="Internet_20_link" text:visited-style-name="Visited_20_Internet_20_Link">
9dda67ea-841fcf6d924a6d7bbda41a030f9b0436.jpeg</text:a>
']</text:p>
      <text:p text:style-name="P4">
Tags: ['ВОЛОДИМИР ГАВРИЛОВ', 'ОВТ', 'РЕМОНТ ОВТ']</text:p>
      <text:p text:style-name="P4">
Category: News</text:p>
      <!--METADATA-->
      <text:p text:style-name="P4">
<draw:frame draw:style-name="fr1" draw:name="Image253" text:anchor-type="as-char" svg:width="6.9236in" svg:height="3.499428in" draw:z-index="0">
<draw:image xlink:href="../Images/AРМІЯINFORM/2023-06-19T36-00-00-04-00/9dda67ea-841fcf6d924a6d7bbda41a030f9b0436.jpeg" xlink:type="simple" xlink:show="embed" xlink:actuate="onLoad" draw:mime-type="image/jpeg"/>
</draw:frame>
BMP M2BRADLEY</text:p>
      <text:p text:style-name="P4">
Ukraine currently has a large number of foreign production equipment - artillery systems, armored vehicles, tanks and more. Their maintenance and repair is a huge set of activities. About how the system of maintaining the repair of the information agency Armyinform <text:a xlink:type="simple" xlink:href="https://armyinform.com.ua/2023/06/19/zminy-shhodo-postachannya-ovt-dlya-zsu/" text:style-name="Internet_20_link" text:visited-style-name="Visited_20_Internet_20_Link">
told</text:a>
Deputy Minister of Defense of Ukraine Volodymyr Gavrilov.</text:p>
      <ul>
        <li>
We managed to establish effective communication with both the countries that are transferred to this technician and with the companies that have been producing this technique. The main question in this context is spare parts. The second is the training of personnel. And yet-the work of organizing the repair of weapons and equipment in Ukraine or in the territory of adjacent Ukrainian partners. According to our plan, rapid ongoing repairs are done at our territory, complex repairs-at the production facilities of partner countries. But adjustments are made in time. When there is a lot of techniques and there is a constant need for repayment, repair of varying complexity, it is desirable that there is a maximum of usability in our territory. Because, given the active dynamic action, the time for the repair of equipment should be minimized as possible. The work on the repair of military equipment is organized, relatively speaking, with some lines. The first, second and third line is the performance of repair works of Ukrainian. The most difficult breakdowns or damage require evacuation to the capacity of the manufacturers abroad,-said Gavrilov.</li>
      </ul>
      <text:p text:style-name="P4">
According to the Deputy Minister of Defense of Ukraine, some foreign manufacturing companies open their offices in the territory of Ukraine. - In addition to the equipment and spare parts, they also transfer technical documentation to their products. Time for this purpose would take at least 5-10 years - <text:a xlink:type="simple" xlink:href="https://armyinform.com.ua/2023/06/19/zminy-shhodo-postachannya-ovt-dlya-zsu/" text:style-name="Internet_20_link" text:visited-style-name="Visited_20_Internet_20_Link">
told</text:a>
Vladimir Gavrilov.</text:p>
      <text:p text:style-name="P4">
News Source: <text:a xlink:type="simple" xlink:href="https://armyinform.com.ua/2023/06/19/volodymyr-gavrylov-rozpoviv-yak-organizovano-remont-ovt-inozemnogo-vyrobnycztva/" text:style-name="Internet_20_link" text:visited-style-name="Visited_20_Internet_20_Link">
https://armyinform.com.ua/2023/06/19/volodymyr-gavrylov-rozpoviv-yak-organizovano-remont-ovt-inozemnogo-vyrobnycztva/</text:a>
</text:p>
      <!--NEWS-->
      <text:h text:style-name="P10" text:outline-level="1">
<text:span text:style-name="T4">
Almost three thousand people have been evacuated from Kherson region</text:span>
</text:h>
      <text:p text:style-name="P4">
Author: ['АРМІЯINFORM']</text:p>
      <text:p text:style-name="P4">
Time: 2023-06-19T38:00:00-04:00</text:p>
      <text:p text:style-name="P4">
Description: The result of the VENIS, having reinforced the PIDRIV by the Rosiyans Dambi Kakhovo Ges, with the Kherson region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2402402_963749021730982_321774458948342841_n-1.jpg" text:style-name="Internet_20_link" text:visited-style-name="Visited_20_Internet_20_Link">
352402402_963749021730982_321774458948342841_n-1.jpg</text:a>
']</text:p>
      <text:p text:style-name="P4">
Tags: ['КАХОВСЬКА ГЕС']</text:p>
      <text:p text:style-name="P4">
Category: News</text:p>
      <!--METADATA-->
      <text:p text:style-name="P4">
<draw:frame draw:style-name="fr1" draw:name="Image254" text:anchor-type="as-char" svg:width="6.9236in" svg:height="3.992609in" draw:z-index="0">
<draw:image xlink:href="../Images/AРМІЯINFORM/2023-06-19T38-00-00-04-00/352402402_963749021730982_321774458948342841_n-1.jpg" xlink:type="simple" xlink:show="embed" xlink:actuate="onLoad" draw:mime-type="image/jpeg"/>
</draw:frame>
As a result of the flood caused by the Russian dumps by the Russians <text:a xlink:type="simple" xlink:href="https://armyinform.com.ua/category/news/page/5/" text:style-name="Internet_20_link" text:visited-style-name="Visited_20_Internet_20_Link">
Kakhovskaya Hins</text:a>
Almost three thousand people, including 309 children, 80 low -mobility people and284 animals, were from Kherson region.</text:p>
      <text:p text:style-name="P4">
About it <text:a xlink:type="simple" xlink:href="https://t.me/shtab_kakhovska_hes/996" text:style-name="Internet_20_link" text:visited-style-name="Visited_20_Internet_20_Link">
reports</text:a>
Headquarters for the elimination of consequences of Kakhovskaya hydroelectric power station.</text:p>
      <text:p text:style-name="P4">
“716 people, including 30 children and 40 low -mobility, were saved. Developing 14 evacuation points. Psychological assistance was provided to 401 persons, ”the message will be available.</text:p>
      <text:p text:style-name="P4">
Currently, there are 5 settlements flooded, which is 843 houses to the right bank. There are 17 settlements on the left bank.</text:p>
      <text:p text:style-name="P4">
Over the past day, rescuers of the SES pumped more than 23 thousand tons of 78 houses. From the beginning of the work - more than 132 thousand tons of 497 houses and cellars. More than 442 tons of water and 36 thousand 597 kg of food and first need have been erected.</text:p>
      <text:p text:style-name="P4">
During the period of work on the line "101" and "112" 1 thousand 850 citizens applied.</text:p>
      <text:p text:style-name="P4">
News Source: <text:a xlink:type="simple" xlink:href="https://armyinform.com.ua/2023/06/19/z-hersonshhyny-evakujovano-majzhe-try-tysyachi-osib/" text:style-name="Internet_20_link" text:visited-style-name="Visited_20_Internet_20_Link">
https://armyinform.com.ua/2023/06/19/z-hersonshhyny-evakujovano-majzhe-try-tysyachi-osib/</text:a>
</text:p>
      <!--NEWS-->
      <text:h text:style-name="P10" text:outline-level="1">
<text:span text:style-name="T4">
There is no such fortifications or reserves that will stop Ukraine - Zelensky</text:span>
</text:h>
      <text:p text:style-name="P4">
Authors: Ukrinform (Person)</text:p>
      <text:p text:style-name="P4">
Publisher: Укринформ (Organization)</text:p>
      <text:p text:style-name="P4">
Published Time: 2023-06-19T3:23:00+03:00</text:p>
      <text:p text:style-name="P4">
Modified Time: 2023-06-19T22:23:00+03:00</text:p>
      <text:p text:style-name="P4">
Description: Blue and yellow colors will be throughout the south and throughout Ukraine. And there are no such fortifications or reserves in the state-zla that will stop us. - Ukrinform.</text:p>
      <text:p text:style-name="P4">
Images: ['<text:a xlink:type="simple" xlink:href="https://static.ukrinform.com/photos/2022_10/thumb_files/630_360_1665719857-744.png" text:style-name="Internet_20_link" text:visited-style-name="Visited_20_Internet_20_Link">
630_360_16657...</text:a>
']</text:p>
      <text:p text:style-name="P4">
Tags: ['ЗСУ', 'Зеленський', 'Війна з Росією', 'Контрнаступ']</text:p>
      <text:p text:style-name="P4">
Type: Article</text:p>
      <!--METADATA-->
      <text:p text:style-name="P4">
<draw:frame draw:style-name="fr1" draw:name="Image255" text:anchor-type="as-char" svg:width="6.9236in" svg:height="3.956343in" draw:z-index="0">
<draw:image xlink:href="../Images/yкринформ/2023-06-19T3-23-00-03-00/630_360_1665719857-744.png" xlink:type="simple" xlink:show="embed" xlink:actuate="onLoad" draw:mime-type="image/png"/>
</draw:frame>
Blue and yellow will be throughout the south and all over Ukraine. And there are no such formations or reserves in the countries that will stop us.</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t.me/OP_UA/9752" text:style-name="Internet_20_link" text:visited-style-name="Visited_20_Internet_20_Link">
Presidential Office</text:a>
</text:span>
</text:p>
      <text:p text:style-name="P4">
<text:span text:style-name="T4">
 I wish health, dear Ukrainians!</text:span>
</text:p>
      <text:p text:style-name="P4">
Report for this day.</text:p>
      <text:p text:style-name="P4">
Rate. Priority - advanced, specific issues of offensive. There were reporters and commanders directly from the directions of fighting. Also reporting Committee, Head of GUR.</text:p>
      <text:p text:style-name="P4">
Separately and in detail they considered the preparation and provision of new brigade Guard and our border guards - those who are waiting for their time for combat actions.</text:p>
      <text:p text:style-name="P4">
In some directions, our warriors move forward, in some directions protect positions and oppose storms and increased attacks of the invaders. There will be lost positions. Only released. They have only losses. And in general-the pressure of pressure, our pressure, which allows you to pave the path of our flag. Syno-yellow colors will be throughout our south and throughout our east. Bommies are on their land, and it gives the greatest power.</text:p>
      <text:p text:style-name="P4">
I thank all our soldiers - every soldier, every sergeant, every officer of every general who is attracted to our active offensive and defensives now. I thank you for every liberated and for every protected position!</text:p>
      <text:p text:style-name="P4">
Today, in a conversation with the Prime Minister of Great Britain, Rice Sunak, defense needs as a time, thanked for the defense support. For example, the British "Sidewht" - long -range missiles - make a very useful and accurate business at the front. Like many other weapons. And this cooperation will be a significant continuation.</text:p>
      <text:p text:style-name="P4">
Of course, they discussed with Richa, Mr. Prime Minister, preparing a NATO Vilnius summit and a meaningful filling of this Alliance meeting.They discussed with Rishi and the preparation of the Conference on Reconstruction of Ukraine - the conference of Vlondon. These days, it will take place, and we expect from it consolidation of different international efforts, including big business, in support of our restoration. Recovery that must be demonstrated to the world, which is freedom.</text:p>
      <text:p text:style-name="P4">
Both the conference and financial cooperation and our movement in the EU have discussed Ursula Der Lyen with the presidential community. Already this week we are expecting an intermediate oral evaluation of our work on the recommendations of the European Commission. And discussed in detail, the 11th sanctional package against Russia for the war.</text:p>
      <text:p text:style-name="P4">
He also spoke with the Netherlands Prime Minister Mark Rutte Tapremier, Denmark, Matte Frederixen. As always, they paid attention to the forefront and our joint defense efforts, thanked for their support for the readiness to develop our cooperation for the sake of security.</text:p>
      <text:p text:style-name="P4">
He informed about negotiations with the leaders and representatives of the African states, which were in Ukraine and then visited the terrorist state. Every international step is only convinced that the world should be more active in the world with the formula of peace. Because only this formula is quite comprehensively reacting for the aspect of Russian madness.</text:p>
      <text:p text:style-name="P4">
And one more.</text:p>
      <text:p text:style-name="P4">
The World Bank. He spoke to the Bank President today. And not only about cooperation, but also about the post -war transformation of Ukraine. About those decisions and about the timber, about the new doctrine of the new Ukraine, Ukraine, which wins - steps that we will prepare and implement. All together. As together as we now overcome thisaggression.</text:p>
      <text:p text:style-name="P4">
Thank you all who are in battle now, in combat posts, in combat positions!</text:p>
      <text:p text:style-name="P4">
Especially today I will note the assault unit of GRU "Artan" and its commander Torkotyuk. Thank you!</text:p>
      <text:p text:style-name="P4">
And yet - our special operations. Victor, all the guys - thank you very much!</text:p>
      <text:p text:style-name="P4">
<text:span text:style-name="T4">
 Thank you all who are fighting and working for the sake of Ukraine!</text:span>
</text:p>
      <text:p text:style-name="P4">
<text:span text:style-name="T4">
Glory to Ukraine!</text:span>
</text:p>
      <text:p text:style-name="P4">
<text:span text:style-name="T5">
Foto: op</text:span>
</text:p>
      <text:p text:style-name="P4">
News Source: <text:a xlink:type="simple" xlink:href="https://www.ukrinform.ua/rubric-ato/3725044-zelenskij-nemae-u-derzavizla-takih-fortifikacij-ci-rezerviv-aki-zupinat-ukrainu.html" text:style-name="Internet_20_link" text:visited-style-name="Visited_20_Internet_20_Link">
https://www.ukrinform.ua/rubric-ato/3725044-zelenskij-nemae-u-derzavizla-takih-fortifikacij-ci-rezerviv-aki-zupinat-ukrainu.html</text:a>
</text:p>
      <!--NEWS-->
      <text:h text:style-name="P10" text:outline-level="1">
<text:span text:style-name="T4">
Anna Malyar told about the outrages of the Russians in the temporarily occupied territory of Ukraine</text:span>
</text:h>
      <text:p text:style-name="P4">
Author: ['АРМІЯINFORM']</text:p>
      <text:p text:style-name="P4">
Time: 2023-06-19T40:00:00-04:00</text:p>
      <text:p text:style-name="P4">
Description: At the Timchasovo perpetual Ukrainian, Zbilshuvati Kilkiyvs, the War with Ukraine 2022, the war with Ukrain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АГРЕСІЯ РФ', 'ГАННА МАЛЯР']</text:p>
      <text:p text:style-name="P4">
Category: News</text:p>
      <!--METADATA-->
      <text:p text:style-name="P4">
<draw:frame draw:style-name="fr1" draw:name="Image256" text:anchor-type="as-char" svg:width="6.9236in" svg:height="3.890725in" draw:z-index="0">
<draw:image xlink:href="../Images/AРМІЯINFORM/2023-06-19T40-00-00-04-00/sili-oboroni-ukraini-prodovzhuyut-vedennya-nastupalnoi-operacii.jpg" xlink:type="simple" xlink:show="embed" xlink:actuate="onLoad" draw:mime-type="image/jpeg"/>
</draw:frame>
In the temporarily occupied territory of Ukraine continues to increase the number of rays and outrages of Russian invaders.</text:p>
      <text:p text:style-name="P4">
This was reported by Deputy Minister of Defense of Ukraine Anna Malyar in <text:a xlink:type="simple" xlink:href="https://t.me/annamaliar/859" text:style-name="Internet_20_link" text:visited-style-name="Visited_20_Internet_20_Link">
telegram</text:a>
.</text:p>
      <text:p text:style-name="P4">
«На початку минулого тижня в окремих населених пунктах Херсонської областіокупанти провели раптовий рейд з виявлення мешканців, які відмовляються віднабуття російського громадянства. До громадян, які не мали російськогопаспорта або підтверджувального документа про подачу заявки на набуттяросійського громадянства, окупанти застосовували жорстку фізичну силу, окремихз них затримували. Доля багатьох із затриманих залишається невідомою», —наголосила вона.</text:p>
      <text:p text:style-name="P4">
Водночас, за словами Ганни Маляр, 13 червня у населеному пункті Дебальцеве натимчасово окупованій території у Донецькій області російськівійськовослужбовці скоїли масштабне пограбування місцевих підприємств,об’єктів інфраструктури, магазинів побутової техніки та продуктових мереж.</text:p>
      <text:p text:style-name="P4">
«Награбоване завантажили у військові автомобілі, колона яких виїхала унапрямку Луганської області», — заявила заступник Міністра оборони України.</text:p>
      <text:p text:style-name="P4">
Також Ганна Маляр додала, що протягом минулого тижня у населеному пунктіПокровське на тимчасово окупованій території <text:span text:style-name="T4">
у Запорізькій області</text:span>
інженерним підрозділом російських окупаційних військ проводилось хаотичнемінування приватних дачних ділянок місцевих мешканців.</text:p>
      <text:p text:style-name="P4">
«Крім того, було заміновано окремі ділянки польових доріг та узбіч доріг засфальтовим покриттям. Будь-яких відповідних попереджень на місцевості прозамінування окупанти не встановлювали», — резюмувала заступник Міністраоборони України.</text:p>
      <text:p text:style-name="P4">
News Source: <text:a xlink:type="simple" xlink:href="https://armyinform.com.ua/2023/06/19/ganna-malyar-rozpovila-pro-bezchynstva-rosiyan-na-tymchasovo-okupovanij-terytoriyi-ukrayiny/" text:style-name="Internet_20_link" text:visited-style-name="Visited_20_Internet_20_Link">
https://armyinform.com.ua/2023/06/19/ganna-malyar-rozpovila-pro-bezchynstva-rosiyan-na-tymchasovo-okupovanij-terytoriyi-ukrayiny/</text:a>
</text:p>
      <!--NEWS-->
      <text:h text:style-name="P10" text:outline-level="1">
<text:span text:style-name="T4">
After blasting the Kakhovka hydroelectric power plant, water samples are taken daily</text:span>
</text:h>
      <text:p text:style-name="P4">
Author: ['АРМІЯINFORM']</text:p>
      <text:p text:style-name="P4">
Time: 2023-06-19T42:00:00-04:00</text:p>
      <text:p text:style-name="P4">
Description: Ekologists conducted Chergov Doslіzhennya to steal in the Kherson Richki. PISLAL PIDRIVA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photo_5224259500456922056_y.jpg" text:style-name="Internet_20_link" text:visited-style-name="Visited_20_Internet_20_Link">
photo_5224259500456922056_y.jpg</text:a>
']</text:p>
      <text:p text:style-name="P4">
Tags: ['КАХОВСЬКА ГЕС']</text:p>
      <text:p text:style-name="P4">
Category: News</text:p>
      <!--METADATA-->
      <text:p text:style-name="P4">
<draw:frame draw:style-name="fr1" draw:name="Image257" text:anchor-type="as-char" svg:width="6.9236in" svg:height="4.281093in" draw:z-index="0">
<draw:image xlink:href="../Images/AРМІЯINFORM/2023-06-19T42-00-00-04-00/photo_5224259500456922056_y.jpg" xlink:type="simple" xlink:show="embed" xlink:actuate="onLoad" draw:mime-type="image/jpeg"/>
</draw:frame>
Ecologists conducted another study of the state of water in the Kherson rivers. Post -blowing <text:a xlink:type="simple" xlink:href="https://armyinform.com.ua/tag/kahovska-ges/" text:style-name="Internet_20_link" text:visited-style-name="Visited_20_Internet_20_Link">
Kakhovskaya hydroelectric power station</text:a>
Pleaks here are taken daily.</text:p>
      <text:p text:style-name="P4">
About it <text:a xlink:type="simple" xlink:href="https://t.me/shtab_kakhovska_hes/997" text:style-name="Internet_20_link" text:visited-style-name="Visited_20_Internet_20_Link">
reports</text:a>
Headquarters for the elimination of consequences of Kakhovskaya hydroelectric power station.</text:p>
      <text:p text:style-name="P4">
Thus, samples from the Dnieper, the area of the Anatonovsky Bridge were selected for the analysis. Experts found in water an excess of iron by 2 times, dissolved oxygen is 5.4 mg/dm3 at least 4.00 mg/dm3.</text:p>
      <text:p text:style-name="P4">
The water in Ingulka was selected near Darivka. It has exceeded iron U2.1 times(0.21 mg / dm3), dissolved oxygen is 3.70 mg/dm3.</text:p>
      <text:p text:style-name="P4">
No petroleum products were detected.</text:p>
      <text:p text:style-name="P4">
News Source: <text:a xlink:type="simple" xlink:href="https://armyinform.com.ua/2023/06/19/pislya-pidryvu-kahovskoyi-ges-proby-vody-berutsya-shhodnya/" text:style-name="Internet_20_link" text:visited-style-name="Visited_20_Internet_20_Link">
https://armyinform.com.ua/2023/06/19/pislya-pidryvu-kahovskoyi-ges-proby-vody-berutsya-shhodnya/</text:a>
</text:p>
      <!--NEWS-->
      <text:h text:style-name="P10" text:outline-level="1">
<text:span text:style-name="T4">
Wanted to disrupt the counter -offensive of the Armed Forces: detained by a Russian agent who prepared the blast of tracks in Dnipropetrovsk region</text:span>
</text:h>
      <text:p text:style-name="P4">
Author: ['АРМІЯINFORM']</text:p>
      <text:p text:style-name="P4">
Time: 2023-06-19T44:00:00-04:00</text:p>
      <text:p text:style-name="P4">
Description: The sketch of an agent of the Russian Federation, for the audit, the counteratescup ZSU Hotiv Pіdirvati Zalzizu U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img-20230616-wa0054.jpg" text:style-name="Internet_20_link" text:visited-style-name="Visited_20_Internet_20_Link">
img-20230616-wa0054.jpg</text:a>
']</text:p>
      <text:p text:style-name="P4">
Tags: ['ДЕРЖАВНА ЗРАДА', 'ОФІС ГЕНЕРАЛЬНОГО ПРОКУРОРА УКРАЇНИ', 'УКРЗАЛІЗНИЦЯ']</text:p>
      <text:p text:style-name="P4">
Category: News</text:p>
      <!--METADATA-->
      <text:p text:style-name="P4">
<draw:frame draw:style-name="fr1" draw:name="Image258" text:anchor-type="as-char" svg:width="6.9236in" svg:height="4.538804in" draw:z-index="0">
<draw:image xlink:href="../Images/AРМІЯINFORM/2023-06-19T44-00-00-04-00/img-20230616-wa0054.jpg" xlink:type="simple" xlink:show="embed" xlink:actuate="onLoad" draw:mime-type="image/jpeg"/>
</draw:frame>
The Russian agent was detained, who wanted to [blow up] for disruption of the Armed Forces counter -offensive(https://ssu.gov.ua/novyny/sbu-zatrymala-ahenta-rf-yakyi-dlia-zryvu-kontrnastupu-zsu-khotiv-pidirvaty-zaliznytsiu-na-dnipropetrovshchyni-video)Railway in Dnipropetrovsk region. He was an employee of the local station of Ukrzaliznytsia. The collaborator was informed of the suspicion of the facts of the State Council and the illegal purchase, wearing and storage of combat supplies.</text:p>
      <text:p text:style-name="P4">
About it <text:a xlink:type="simple" xlink:href="https://www.gp.gov.ua/ua/posts/na-dnipropetrovshhini-vikrito-spivrobitnika-ukrzaliznici-yakii-peredavav-vorogu-dani-pro-peremishhennya-viiskovoyi-texniki-ta-pidrozdiliv-zsu" text:style-name="Internet_20_link" text:visited-style-name="Visited_20_Internet_20_Link">
reports</text:a>
Office of the General Prosecutor of Ukraine.</text:p>
      <text:p text:style-name="P4">
According to the investigation, a resident of Pavlograd, supporting the maintenance of the Red Commodity War against Ukraine, established a connection with the representative of the Gentlets of the Armed Forces of the Russian Federation.</text:p>
      <text:p text:style-name="P4">
The suspect was aware of the movement of the Armed Forces, truck and strategic importance in the territory of the region. The "duties" of the agent included informing the enemy about the quantity, type, direction of the movement. And also about the location of railway bridges, traction substations and locations of the Ukrainian military.</text:p>
      <text:p text:style-name="P4">
Intelligence information was needed by occupiers to conduct airhoras around the region. The Russian invaders also considered the "sabotage option" of Ukrzaliznytsya with the participation of the recruited agent. Thus, it aggressions to disrupt the supply of fuel, weapons and ammunition for the Armed Forces on the Southeast Front.</text:p>
      <text:p text:style-name="P4">
However, the SBU staff exposed the Russian agent in a timely manner, documented criminal acts and detained. During the searches at the place of residence, more than 1 thousand pieces of ammunition were released and seized, which he retained the permitting permission.</text:p>
      <text:p text:style-name="P4">
The informant was detained during the next task of the curator. The prosecutor of the suspect is taken into custody without determining the size.</text:p>
      <text:p text:style-name="P4">
News Source: <text:a xlink:type="simple" xlink:href="https://armyinform.com.ua/2023/06/19/vykryto-spivrobitnyka-ukrzaliznyczi-yakyj-peredavav-vorogu-dani-pro-peremishhennya-syl-oborony/" text:style-name="Internet_20_link" text:visited-style-name="Visited_20_Internet_20_Link">
https://armyinform.com.ua/2023/06/19/vykryto-spivrobitnyka-ukrzaliznyczi-yakyj-peredavav-vorogu-dani-pro-peremishhennya-syl-oborony/</text:a>
</text:p>
      <!--NEWS-->
      <text:h text:style-name="P10" text:outline-level="1">
<text:span text:style-name="T4">
Russia has reduced the number of rocket carriers in the Black Sea to one</text:span>
</text:h>
      <text:p text:style-name="P4">
Author: ['АРМІЯINFORM']</text:p>
      <text:p text:style-name="P4">
Time: 2023-06-19T46:00:00-04:00</text:p>
      <text:p text:style-name="P4">
Description: The camp on the 19th worm on the Boyal Cherguvanni is a morior Morce to flood three ship, ... the war with Ukraine 2022, the war with Ukraine is the latest news today, the News War with Ukraine 2022 are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225269_rus-navi_mil.ru_new_960x380_0.webp" text:style-name="Internet_20_link" text:visited-style-name="Visited_20_Internet_20_Link">
225269_rus-navi_mil.ru_new_960x380_0.webp</text:a>
']</text:p>
      <text:p text:style-name="P4">
Tags: ['АЗОВСЬКЕ МОРЕ', 'ВМС ЗС УКРАЇНИ', 'РАКЕТИ «КАЛІБР»', 'РАКЕТНА НЕБЕЗПЕКА', 'ЧОРНЕ МОРЕ']</text:p>
      <text:p text:style-name="P4">
Category: News</text:p>
      <!--METADATA-->
      <text:p text:style-name="P4">
<draw:frame draw:style-name="fr1" draw:name="Image259" text:anchor-type="as-char" svg:width="6.9236in" svg:height="3.606042in" draw:z-index="0">
<draw:image xlink:href="../ConvertedIMGs/AРМІЯINFORM/2023-06-19T46-00-00-04-00/225269_rus-navi_mil.ru_new_960x380_0.png" xlink:type="simple" xlink:show="embed" xlink:actuate="onLoad" draw:mime-type="image/png"/>
</draw:frame>
As of the morning of June 19, there are ships in the Black Sea, including one rocket carrier.</text:p>
      <text:p text:style-name="P4">
About it <text:a xlink:type="simple" xlink:href="https://www.facebook.com/navy.mil.gov.ua/posts/pfbid0wvPm3MhT2GqvdTWyYRE4VBd2defQvJvKjbzpEa2BtkfEDViVw1yKis4JkE1gSQQQl" text:style-name="Internet_20_link" text:visited-style-name="Visited_20_Internet_20_Link">
reports</text:a>
The press service of the Navy of the Armed Forces.</text:p>
      <text:p text:style-name="P4">
It is also noted that there is one hostile in the Azov Sea. In the Mediterranean, there are up to eight -derived ships on combat duty, including one carpet carrier "Caliber", a total gap of up to 16 rockets.</text:p>
      <text:p text:style-name="P4">
During the day, in the interests of the Russian Federation, the passage of the Kerch-Yenicral Strait was made:</text:p>
      <ul>
        <li>
to the Azov Sea - 29 ships, 4 of them moved from the Bosphorus Strait; * To the Black Sea are 8 vessels, 2 of them moved in the direction of the Bosphorus Strait.</li>
      </ul>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6/19/rosiya-zmenshyla-kilkist-raketonosiyiv-u-chornomu-mori-do-odnogo/" text:style-name="Internet_20_link" text:visited-style-name="Visited_20_Internet_20_Link">
https://armyinform.com.ua/2023/06/19/rosiya-zmenshyla-kilkist-raketonosiyiv-u-chornomu-mori-do-odnogo/</text:a>
</text:p>
      <!--NEWS-->
      <text:h text:style-name="P10" text:outline-level="1">
<text:span text:style-name="T4">
Ukraine does not send official requests to the Russian side for specific prisoners of war - coordination headquarters</text:span>
</text:h>
      <text:p text:style-name="P4">
Author: ['АРМІЯINFORM']</text:p>
      <text:p text:style-name="P4">
Time: 2023-06-19T48:00:00-04:00</text:p>
      <text:p text:style-name="P4">
Description: Nasykh Ukrainian is not practicing the OFITSISHICH Rosiyskiy Sundi Schod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text:p>
      <text:p text:style-name="P4">
Tags: ['БЕЗВІСТИ ЗНИКЛІ', 'ВІЙСЬКОВОПОЛОНЕНИЙ', 'КООРДИНАЦІЙНИЙ ШТАБ З ПИТАНЬ ПОВОДЖЕННЯ З ВІЙСЬКОВОПОЛОНЕНИМИ', 'МКЧХ']</text:p>
      <text:p text:style-name="P4">
Category: News</text:p>
      <!--METADATA-->
      <text:p text:style-name="P4">
<draw:frame draw:style-name="fr1" draw:name="Image260" text:anchor-type="as-char" svg:width="6.9236in" svg:height="4.569576in" draw:z-index="0">
<draw:image xlink:href="../Images/AРМІЯINFORM/2023-06-19T48-00-00-04-00/photo_2022-12-27_16-19-39.jpg" xlink:type="simple" xlink:show="embed" xlink:actuate="onLoad" draw:mime-type="image/jpeg"/>
</draw:frame>
Illustrative photo</text:p>
      <text:p text:style-name="P4">
Currently, Ukraine does not practice sending official requests to the Russian side of specific prisoners of war, because it "overestimates the price" of such prisoners.</text:p>
      <text:p text:style-name="P4">
About it <text:a xlink:type="simple" xlink:href="https://t.me/Koord_shtab/1270" text:style-name="Internet_20_link" text:visited-style-name="Visited_20_Internet_20_Link">
the one was talking</text:a>
During the meeting of the Hardware Headquarters on the Defense of Prisoners of Pursuing.</text:p>
      <text:p text:style-name="P4">
Native prisoners of war were interested in the process of confirming the stay of captivity not only with the help of ICRC representatives, but also the outfit requests of the Ukrainian side.</text:p>
      <text:p text:style-name="P4">
“We cannot do this, because it is, in simple words, to overestimate the price of such people. That is, the Russian side, having received a similar request, has understood the increased attention to one or another captive and requires special conditions for his liberation, ”the expert explained.</text:p>
      <text:p text:style-name="P4">
Relatives of prisoners and missing defenders were also interested in the issue of prisoners of prisoners from maintenance in Russia or temporary -corresponding territories. The headquarters representative reported that in the event that a terrorist condemns Ukrainian prisoners under a criminal article, such people are often moved between different colonies.</text:p>
      <text:p text:style-name="P4">
At the meeting, they paid attention to the practice of releasing mobile SIM-card with Ukrainian mobile operators due to prolonged non-use of a specific SIM card with a subscriber.</text:p>
      <text:p text:style-name="P4">
According to the relatives of the defenders, in the event that such cards belong to the missing or disadvantaged servicemen, their rewelr complicates the process of searching for persons.</text:p>
      <text:p text:style-name="P4">
News Source: <text:a xlink:type="simple" xlink:href="https://armyinform.com.ua/2023/06/19/ukrayina-ne-nadsylaye-oficzijni-zapyty-rosijskij-storoni-shhodo-konkretnyh-vijskovopolonenyh-koordynaczijnyj-shtab/" text:style-name="Internet_20_link" text:visited-style-name="Visited_20_Internet_20_Link">
https://armyinform.com.ua/2023/06/19/ukrayina-ne-nadsylaye-oficzijni-zapyty-rosijskij-storoni-shhodo-konkretnyh-vijskovopolonenyh-koordynaczijnyj-shtab/</text:a>
</text:p>
      <!--NEWS-->
      <text:h text:style-name="P10" text:outline-level="1">
<text:span text:style-name="T4">
The International Sun Sports Federation (FIL) continued with the removal of Russians from competitions</text:span>
</text:h>
      <text:p text:style-name="P4">
Author: ['АРМІЯINFORM']</text:p>
      <text:p text:style-name="P4">
Time: 2023-06-19T49:00:00-04:00</text:p>
      <text:p text:style-name="P4">
Description: The federal federal federal federal federal sport (FIL) was bored with the force of the Russian Rosiyan VID Section ... The war with Ukraine 2022, the war with Ukraine is the latest news today, the news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5025963_577956974506599_2898806578112000090_n.jpg" text:style-name="Internet_20_link" text:visited-style-name="Visited_20_Internet_20_Link">
355025963_577956974506599_2898806578112000090_n.jpg</text:a>
']</text:p>
      <text:p text:style-name="P4">
Tags: ['FIL', 'STOPRUSSIA', 'АГРЕСІЯ РФ', 'ВІЙНА', 'ВТОРГНЕННЯ РФ']</text:p>
      <text:p text:style-name="P4">
Category: News</text:p>
      <!--METADATA-->
      <text:p text:style-name="P4">
<draw:frame draw:style-name="fr1" draw:name="Image261" text:anchor-type="as-char" svg:width="6.9236in" svg:height="6.9236in" draw:z-index="0">
<draw:image xlink:href="../Images/AРМІЯINFORM/2023-06-19T49-00-00-04-00/355025963_577956974506599_2898806578112000090_n.jpg" xlink:type="simple" xlink:show="embed" xlink:actuate="onLoad" draw:mime-type="image/jpeg"/>
</draw:frame>
International Sanny Sport Federation(FIL)Leave in the force of removal the Russian one participation in competitions under its auspices.</text:p>
      <text:p text:style-name="P4">
This decision was <text:a xlink:type="simple" xlink:href="https://l.facebook.com/l.php" text:style-name="Internet_20_link" text:visited-style-name="Visited_20_Internet_20_Link">
made</text:a>
At the Congress of the Organization in Bucharest, the Ministry of Youth of Tasport of Ukraine reports.</text:p>
      <text:p text:style-name="P4">
“Due to the continuing invasive war of Russia against Ukraine, it is decided to suspend all the rights to participate athletes, coaches, instructors and other officials of sled sports in the RF competitions, sanctioned FIL. The presence of Russian representatives is related to the high rise for the safety, peacefulness and integrity of these competitions and the participants, including the Russian Federation itself, ”the testimony reads.</text:p>
      <text:p text:style-name="P4">
It should be noted that in March 2022, FIL forbade Russia and Belarus to participate in tournaments under its auspices in response to a full -scale invasion of the Russian Federation in Ukraine. In September of the same year, the International Sanity Federation for the second time was renovated by Russian and Belarusian sleds after Russia was able to fulfill its rights in the organization.</text:p>
      <text:p text:style-name="P4">
We thank the world sports community for the adamant support of Ukraine as well as the aggressor policy.</text:p>
      <text:p text:style-name="P4">
News Source: <text:a xlink:type="simple" xlink:href="https://armyinform.com.ua/2023/06/19/mizhnarodna-federacziya-sannogo-sportu-fil-prodovzhyla-vidstoronennya-rosiyan-vid-zmagan/" text:style-name="Internet_20_link" text:visited-style-name="Visited_20_Internet_20_Link">
https://armyinform.com.ua/2023/06/19/mizhnarodna-federacziya-sannogo-sportu-fil-prodovzhyla-vidstoronennya-rosiyan-vid-zmagan/</text:a>
</text:p>
      <!--NEWS-->
      <text:h text:style-name="P10" text:outline-level="1">
<text:span text:style-name="T4">
How to deal with a person who returned from the front?</text:span>
</text:h>
      <text:p text:style-name="P4">
Author: ['АРМІЯINFORM']</text:p>
      <text:p text:style-name="P4">
Time: 2023-06-19T4:00:00-04:00</text:p>
      <text:p text:style-name="P4">
Description: With Zustrichi with people, they turn to the front, it is important to show the TURBOT TALL TO SPIVCHETE, ... War with Ukraine 2022, War with Ukraine Latest news today, News War with Ukraine 2022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13_main-v1678627976.jpg" text:style-name="Internet_20_link" text:visited-style-name="Visited_20_Internet_20_Link">
13_main-v1678627976.jpg</text:a>
']</text:p>
      <text:p text:style-name="P4">
Tags: ['MILITARY MEDIA CENTER', 'STOPRUSSIA', 'АГРЕСІЯ РФ', 'ВІЙНА', 'ВТОРГНЕННЯ РФ']</text:p>
      <text:p text:style-name="P4">
Category: News</text:p>
      <!--METADATA-->
      <text:p text:style-name="P4">
<draw:frame draw:style-name="fr1" draw:name="Image262" text:anchor-type="as-char" svg:width="6.9236in" svg:height="4.61903in" draw:z-index="0">
<draw:image xlink:href="../Images/AРМІЯINFORM/2023-06-19T4-00-00-04-00/13_main-v1678627976.jpg" xlink:type="simple" xlink:show="embed" xlink:actuate="onLoad" draw:mime-type="image/jpeg"/>
</draw:frame>
Illustrative photo</text:p>
      <text:p text:style-name="P4">
When meeting with people returning from the front, it is important to show the care of tasseling instead of pathos through flowers, orchestras and applause. It will help you feel the sincerity of your feelings and experiences.</text:p>
      <text:p text:style-name="P4">
About it <text:a xlink:type="simple" xlink:href="https://t.me/militarymediacenter/2281" text:style-name="Internet_20_link" text:visited-style-name="Visited_20_Internet_20_Link">
reports</text:a>
Military Mediacenter.</text:p>
      <text:p text:style-name="P4">
<text:span text:style-name="T4">
 Respect those who have come back from the front. </text:span>
</text:p>
      <ul>
        <li>
You need to be prepared for the fact that a person who has gone to war can significantly change their life principles and views. It can also be expected that after the war it can change its attitude to material assets. * It is necessary to prepare the relatives of the military for the arrival of their loved ones from the front. Relatives should have information conversations in advance in order to know how to act in order not to cause injuries to soldiers in the family circle and how to support them in society during the adaptation period. * It is important to give the military time to deal with the issues of arriving from the front. If they are at rest, they will be able to resolve business issues and will not bring their weapons to home where there are children and will avoid conflicts with management in the future. This will allow them to relax after rotation. * It is important to learn how to critically perceive information when a native person is at the front. You should not trust the fighting information that comes from unverified sources, and you should not panic relatives at the front without evidence. * It is important to tell the fighters at the front that everything is well at home, as it is important for them to know that relatives have peace and peace.</li>
      </ul>
      <text:p text:style-name="P4">
<text:span text:style-name="T4">
 What don't need to do? </text:span>
</text:p>
      <ul>
        <li>
Avoid conflicts and negative emotions that can return the military to the past in the war. * Do not try to understand the reality in which warriors live. * Do not ask about the dead brothers if the military does not want to talk about it. * Do not download household chores. Limit the military from family household cases for several months - be independent in solving tricky issues. * Limit conversations about the war and are not interested in the course of the fighting and the place of stay of the fighters, as it can create additional stress for them.</li>
      </ul>
      <text:p text:style-name="P4">
News Source: <text:a xlink:type="simple" xlink:href="https://armyinform.com.ua/2023/06/19/yak-povodytysya-z-lyudynoyu-yaka-povernulas-z-frontu/" text:style-name="Internet_20_link" text:visited-style-name="Visited_20_Internet_20_Link">
https://armyinform.com.ua/2023/06/19/yak-povodytysya-z-lyudynoyu-yaka-povernulas-z-frontu/</text:a>
</text:p>
      <!--NEWS-->
      <text:h text:style-name="P10" text:outline-level="1">
<text:span text:style-name="T4">
The Russians fired the border of Chernihiv and Sumy region from mortars - 35 "arrivals"</text:span>
</text:h>
      <text:p text:style-name="P4">
Authors: Ukrinform (Person)</text:p>
      <text:p text:style-name="P4">
Publisher: Укринформ (Organization)</text:p>
      <text:p text:style-name="P4">
Published Time: 2023-06-19T4:26:00+03:00</text:p>
      <text:p text:style-name="P4">
Modified Time: 2023-06-19T22:26:00+03:00</text:p>
      <text:p text:style-name="P4">
Description: As of 22:00 o'clock, Russian troops fired at the border areas of Chernihiv and Sumy regions several times.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63" text:anchor-type="as-char" svg:width="6.9236in" svg:height="3.956343in" draw:z-index="0">
<draw:image xlink:href="../Images/yкринформ/2023-06-19T4-26-00-03-00/630_360_1667124180-530.jpg" xlink:type="simple" xlink:show="embed" xlink:actuate="onLoad" draw:mime-type="image/jpeg"/>
</draw:frame>
As of 22:00 o'clock several times, the border territories of Chernihiv and Sumy regions of mortars were fired at 22:00.</text:p>
      <text:p text:style-name="P4">
According to Ukrinform, informs the operational command "North" in <text:a xlink:type="simple" xlink:href="https://t.me/ok_pivnich1/3335" text:style-name="Internet_20_link" text:visited-style-name="Visited_20_Internet_20_Link">
telegram</text:a>
.</text:p>
      <text:p text:style-name="P4">
In particular, it is noted that from 11:30 to 12:22 there are 24 parishes, probably a change in 120 mm, on the settlement of Karpovichi of Chernihiv region. It is reported that as a result of <text:a xlink:type="simple" xlink:href="https://www.ukrinform.ua/tag-obstril" text:style-name="Internet_20_link" text:visited-style-name="Visited_20_Internet_20_Link">
shelling</text:a>
There was a fire in the residential sector. The dwelling house was destroyed. Information on the dead and injured persons did not receive.</text:p>
      <text:p text:style-name="P4">
At the same time, shelling in the district-reassured points of the boyar-leaving and progress was recorded in the Sumy region.</text:p>
      <text:p text:style-name="P4">
Thus, from 12:44 to 12:50 there were 3 parishes, probably a mortar of 82 mm, in the district-latter, also in the area of the same settlement from 13:20 to 13:20: 25 fixed 4 parishes, probably a mortar 82 mm. It is reported that information was received about the loss of the local population or damage to civilian infrastructure.</text:p>
      <text:p text:style-name="P4">
*!(https://www.ukrinform.ua/rubric-ato/3724986-armia-rf-z-vazkoi-artilerii-obstrilala-nikopol-poranenij-civilnij.html)In addition, from 14:45 to 14:55, 4 parishes were recorded, probably 120 mm mortar, the area of the settlement of progress. Information is specified about the loss of civilian infrastructure.</text:p>
      <text:p text:style-name="P4">
As it was reported, tonight and morning the enemy is fired at Sumy region 20 times. There were 11 communities under the blow.</text:p>
      <text:p text:style-name="P4">
News Source: <text:a xlink:type="simple" xlink:href="https://www.ukrinform.ua/rubric-ato/3725045-rosiani-obstrilali-prikordonna-cernigivsini-ta-sumsini-z-minometiv-35-prilotiv.html" text:style-name="Internet_20_link" text:visited-style-name="Visited_20_Internet_20_Link">
https://www.ukrinform.ua/rubric-ato/3725045-rosiani-obstrilali-prikordonna-cernigivsini-ta-sumsini-z-minometiv-35-prilotiv.html</text:a>
</text:p>
      <!--NEWS-->
      <text:h text:style-name="P10" text:outline-level="1">
<text:span text:style-name="T4">
On June 20, Military Media Center will take place a briefing on elimination of the consequences</text:span>
</text:h>
      <text:p text:style-name="P4">
Author: ['АРМІЯINFORM']</text:p>
      <text:p text:style-name="P4">
Time: 2023-06-19T50:00:00-04:00</text:p>
      <text:p text:style-name="P4">
Description: 20 worm, about 10:00, the Military Media Center wrap the briefing of the senior service of the Holder Service ... The war with Ukraine 2022, the war with Ukraine Latest news today, the news War with Ukraine 2022 is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АНОНС', 'ДСНС УКРАЇНИ']</text:p>
      <text:p text:style-name="P4">
Category: News</text:p>
      <!--METADATA-->
      <text:p text:style-name="P4">
<draw:frame draw:style-name="fr1" draw:name="Image264" text:anchor-type="as-char" svg:width="6.9236in" svg:height="3.894525in" draw:z-index="0">
<draw:image xlink:href="../Images/AРМІЯINFORM/2023-06-19T50-00-00-04-00/big-mmc.jpg" xlink:type="simple" xlink:show="embed" xlink:actuate="onLoad" draw:mime-type="image/jpeg"/>
</draw:frame>
Briefing</text:p>
      <text:p text:style-name="P4">
<text:span text:style-name="T4">
 June 20, at 10:00, </text:span>
 <text:a xlink:type="simple" xlink:href="https://t.me/militarymediacenter/2291" text:style-name="Internet_20_link" text:visited-style-name="Visited_20_Internet_20_Link">
<text:span text:style-name="T4">
 In Military Mediacenter </text:span>
</text:a>
There will be a briefing of the Alexander Khorunzhi, a spokeswoman for Ukraine's emergency service, on the treatment of the consequences of the Kakhovka hydroelectric power station and assistance to civilian.</text:p>
      <text:p text:style-name="P4">
Accreditation of media representatives is required and will last until 09:00 on June 20!</text:p>
      <text:p text:style-name="P4">
Accreditation applications should be sent to: psmodu@post.mil.gov.uaiz with the name, first name and patronymic of the journalist, name of the publication, contact phone.</text:p>
      <text:p text:style-name="P4">
Follow the news and announcements in the Military Media Center Telegram-<text:a xlink:type="simple" xlink:href="https://t.me/militarymediacenter" text:style-name="Internet_20_link" text:visited-style-name="Visited_20_Internet_20_Link">
https://t.me/militalMediacenter/2291.</text:a>
</text:p>
      <text:p text:style-name="P4">
News Source: <text:a xlink:type="simple" xlink:href="https://armyinform.com.ua/2023/06/19/20-chervnya-u-military-media-center-vidbudetsya-bryfing-shhodo-likvidacziyi-naslidkiv-pidryvu-kahovskoyi-ges/" text:style-name="Internet_20_link" text:visited-style-name="Visited_20_Internet_20_Link">
https://armyinform.com.ua/2023/06/19/20-chervnya-u-military-media-center-vidbudetsya-bryfing-shhodo-likvidacziyi-naslidkiv-pidryvu-kahovskoyi-ges/</text:a>
</text:p>
      <!--NEWS-->
      <text:h text:style-name="P10" text:outline-level="1">
<text:span text:style-name="T4">
Ukraine and the world - against Russian aggression - external intelligence service</text:span>
</text:h>
      <text:p text:style-name="P4">
Author: ['АРМІЯINFORM']</text:p>
      <text:p text:style-name="P4">
Time: 2023-06-19T51:00:00-04:00</text:p>
      <text:p text:style-name="P4">
Description: Take BIS-BISTRET-MICHNIVEN NATO SUSTRISE OFSITION OF COMPLENSY, YAI RASED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ntyrosijski-sankcziyi.jpg" text:style-name="Internet_20_link" text:visited-style-name="Visited_20_Internet_20_Link">
antyrosijski-sankcziyi.jpg</text:a>
']</text:p>
      <text:p text:style-name="P4">
Tags: ['STOPRUSSIA', 'АГРЕСІЯ РФ', 'ВІЙНА', 'ВТОРГНЕННЯ РФ', 'СЛУЖБА ЗОВНІШНЬОЇ РОЗВІДКИ']</text:p>
      <text:p text:style-name="P4">
Category: News</text:p>
      <!--METADATA-->
      <text:p text:style-name="P4">
<draw:frame draw:style-name="fr1" draw:name="Image265" text:anchor-type="as-char" svg:width="6.9236in" svg:height="3.894525in" draw:z-index="0">
<draw:image xlink:href="../Images/AРМІЯINFORM/2023-06-19T51-00-00-04-00/antyrosijski-sankcziyi.jpg" xlink:type="simple" xlink:show="embed" xlink:actuate="onLoad" draw:mime-type="image/jpeg"/>
</draw:frame>
More and more NATO member states support Ukraine's simplified access(Chipboard), and this decision can be affixed at the Alliance summit in Vilnius, <text:a xlink:type="simple" xlink:href="https://www.facebook.com/SZRUkraine/posts/pfbid0BKRXjKtyy6WySJpkGSzpSyiK7vWWwYQc9gME1s5NFr6hqRmqMAkN68cRBFQA7jHYl" text:style-name="Internet_20_link" text:visited-style-name="Visited_20_Internet_20_Link">
reports</text:a>
The Foreign Intelligence Service of Ukraine on its official Facebook page.</text:p>
      <text:p text:style-name="P4">
In the coming days, the Canadian Aid, namely 6 750 assault rifles, 1.1 million rounds of 7.62 mm caliber, 250 thousand rounds of 5.56 mm caliber and 70 thousand sniper rounds, will be delivered to Ukraine.</text:p>
      <text:p text:style-name="P4">
The US Defense Budget Project for the 2024 Financial Year provides 300 million dollar dollar to initiative to promote Ukraine's security(After), which allows the Pentagonon to make new contacts for weapons production for our country. Of these, "no less than $ 80 million" is suggested to spend on the tactical missile systems of the elastic range of ATACMS.</text:p>
      <text:p text:style-name="P4">
The United States has an additional $ 205 million for humanitarian aid for Ukrainian.</text:p>
      <text:p text:style-name="P4">
The Belgium Council has approved the fifteenth package of military aid. Within this package, the country will buy and pass armored personnel carriers13 as soon as the Belgian defense business will carry out their technical service.</text:p>
      <text:p text:style-name="P4">
V. O. Denmark's Defense Minister Troyels Lund Polesen reported that the authorities of the country of Gotov to transfer the F-16 fighter jets to Ukraine, but subject to the approval of the United States, which is prepared by these planes.</text:p>
      <text:p text:style-name="P4">
Ukraine has agreed with the Czech Republic and Slovakia on the purchase and service of BMP.</text:p>
      <text:p text:style-name="P4">
Ukraine, as part of international military assistance, will receive Portuguese Bplatekever AR3, funded by the funds of one of the British funds.</text:p>
      <text:p text:style-name="P4">
The Lower Chamber of the Polish Parliament approved a resolution in which Ukraine supported Ukraine.</text:p>
      <text:p text:style-name="P4">
Canadian Defense Minister Anita Anand has announced the decision to deploy 15 tank LEOPARD 2 in Latvia within the effort to strengthen the Eastern Flangounato. At the same time, NATO will increase air defense on the eastern borders.</text:p>
      <text:p text:style-name="P4">
The North Atlantic Alliance has opened a new center for protecting underwater pipes and cables.</text:p>
      <text:p text:style-name="P4">
News Source: <text:a xlink:type="simple" xlink:href="https://armyinform.com.ua/2023/06/19/ukrayina-i-svit-proty-rosijskoyi-agresiyi-sluzhba-zovnishnoyi-rozvidky/" text:style-name="Internet_20_link" text:visited-style-name="Visited_20_Internet_20_Link">
https://armyinform.com.ua/2023/06/19/ukrayina-i-svit-proty-rosijskoyi-agresiyi-sluzhba-zovnishnoyi-rozvidky/</text:a>
</text:p>
      <!--NEWS-->
      <text:h text:style-name="P10" text:outline-level="1">
<text:span text:style-name="T4">
When the ruins disappear, it will lose not just the aggressor, but the very idea of ​​aggression - Volodymyr Zelenskyy</text:span>
</text:h>
      <text:p text:style-name="P4">
Author: ['АРМІЯINFORM']</text:p>
      <text:p text:style-name="P4">
Time: 2023-06-19T52:00:00-04:00</text:p>
      <text:p text:style-name="P4">
Description: President of Ukraine Volodymyr Zelensky at Telegram-Canal, ShO is viable by the Yaki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7e6333a-c399-4323-821c-546e37347bea.jpg" text:style-name="Internet_20_link" text:visited-style-name="Visited_20_Internet_20_Link">
37e6333a-c399-4323-821c-546e37347bea.jpg</text:a>
', '<text:a xlink:type="simple" xlink:href="https://armyinform.com.ua/wp-content/uploads/2023/06/8d28dd70-eec6-4f4b-b299-a4817633408d-150x150.jpg" text:style-name="Internet_20_link" text:visited-style-name="Visited_20_Internet_20_Link">
8d28dd70-eec6-4f4b-b299-a4817633408d-150x150.jpg</text:a>
', '<text:a xlink:type="simple" xlink:href="https://armyinform.com.ua/wp-content/uploads/2023/06/08a61ccc-7d58-49e4-bb6f-002e55c4f2d0-150x150.jpg" text:style-name="Internet_20_link" text:visited-style-name="Visited_20_Internet_20_Link">
08a61ccc-7d58-49e4-bb6f-002e55c4f2d0-150x150.jpg</text:a>
', '<text:a xlink:type="simple" xlink:href="https://armyinform.com.ua/wp-content/uploads/2023/06/84279021-1f7f-4d00-8c05-13427c21100f-150x150.jpg" text:style-name="Internet_20_link" text:visited-style-name="Visited_20_Internet_20_Link">
84279021-1f7f-4d00-8c05-13427c21100f-150x150.jpg</text:a>
', '<text:a xlink:type="simple" xlink:href="https://armyinform.com.ua/wp-content/uploads/2023/06/b54b1131-14bd-47a9-b4ae-8fe1b4c1b974-150x150.jpg" text:style-name="Internet_20_link" text:visited-style-name="Visited_20_Internet_20_Link">
b54b1131-14bd-47a9-b4ae-8fe1b4c1b974-150x150.jpg</text:a>
']</text:p>
      <text:p text:style-name="P4">
Tags: ['АГРЕСІЯ РФ', 'ВОЛОДИМИР ЗЕЛЕНСЬКИЙ', 'ВТОРГНЕННЯ РФ', 'ПРЕЗИДЕНТ УКРАЇНИ']</text:p>
      <text:p text:style-name="P4">
Category: News</text:p>
      <!--METADATA-->
      <text:p text:style-name="P4">
<draw:frame draw:style-name="fr1" draw:name="Image266" text:anchor-type="as-char" svg:width="6.9236in" svg:height="4.615733in" draw:z-index="0">
<draw:image xlink:href="../Images/AРМІЯINFORM/2023-06-19T52-00-00-04-00/37e6333a-c399-4323-821c-546e37347bea.jpg" xlink:type="simple" xlink:show="embed" xlink:actuate="onLoad" draw:mime-type="image/jpeg"/>
</draw:frame>
President of Ukraine Volodymyr Zelenskyy in a telegram channel <text:a xlink:type="simple" xlink:href="https://t.me/V_Zelenskiy_official/6630" text:style-name="Internet_20_link" text:visited-style-name="Visited_20_Internet_20_Link">
noted</text:a>
that has already been determined by the Yikroki, in which timing and what strengths should be done to defeat Russian aggression.</text:p>
      <text:p text:style-name="P4">
“There will be no ruins in Ukraine. We will rebuild everything, we will restore everything. And we already know what steps are in what timing and what strength to do to prevents Russian aggression and our reconstruction. When the ruins disappear, not just the aggressor, but the very idea of aggression. And it will be, ”the head wrote.</text:p>
      <text:p text:style-name="P4">
<text:a xlink:type="simple" xlink:href="https://armyinform.com.ua/wp-content/uploads/2023/06/8d28dd70-eec6-4f4b-b299-a4817633408d.jpg" text:style-name="Internet_20_link" text:visited-style-name="Visited_20_Internet_20_Link">
!(Images/AРМІЯINFORM/2023-06-19T52-00-00-04-00/8d28dd70-eec6-4f4b-b299-a4817633408d-150x150.jpg)</text:a>
</text:p>
      <text:p text:style-name="P4">
<text:a xlink:type="simple" xlink:href="https://armyinform.com.ua/wp-content/uploads/2023/06/08a61ccc-7d58-49e4-bb6f-002e55c4f2d0.jpg" text:style-name="Internet_20_link" text:visited-style-name="Visited_20_Internet_20_Link">
<draw:frame draw:style-name="fr1" draw:name="Image267" text:anchor-type="as-char" svg:width="6.9236in" svg:height="6.9236in" draw:z-index="0">
<draw:image xlink:href="../Images/AРМІЯINFORM/2023-06-19T52-00-00-04-00/08a61ccc-7d58-49e4-bb6f-002e55c4f2d0-150x150.jpg" xlink:type="simple" xlink:show="embed" xlink:actuate="onLoad" draw:mime-type="image/jpeg"/>
</draw:frame>
</text:a>
</text:p>
      <text:p text:style-name="P4">
<text:a xlink:type="simple" xlink:href="https://armyinform.com.ua/wp-content/uploads/2023/06/84279021-1f7f-4d00-8c05-13427c21100f.jpg" text:style-name="Internet_20_link" text:visited-style-name="Visited_20_Internet_20_Link">
<draw:frame draw:style-name="fr1" draw:name="Image268" text:anchor-type="as-char" svg:width="6.9236in" svg:height="6.9236in" draw:z-index="0">
<draw:image xlink:href="../Images/AРМІЯINFORM/2023-06-19T52-00-00-04-00/84279021-1f7f-4d00-8c05-13427c21100f-150x150.jpg" xlink:type="simple" xlink:show="embed" xlink:actuate="onLoad" draw:mime-type="image/jpeg"/>
</draw:frame>
</text:a>
</text:p>
      <text:p text:style-name="P4">
<text:a xlink:type="simple" xlink:href="https://armyinform.com.ua/wp-content/uploads/2023/06/b54b1131-14bd-47a9-b4ae-8fe1b4c1b974.jpg" text:style-name="Internet_20_link" text:visited-style-name="Visited_20_Internet_20_Link">
<draw:frame draw:style-name="fr1" draw:name="Image269" text:anchor-type="as-char" svg:width="6.9236in" svg:height="6.9236in" draw:z-index="0">
<draw:image xlink:href="../Images/AРМІЯINFORM/2023-06-19T52-00-00-04-00/b54b1131-14bd-47a9-b4ae-8fe1b4c1b974-150x150.jpg" xlink:type="simple" xlink:show="embed" xlink:actuate="onLoad" draw:mime-type="image/jpeg"/>
</draw:frame>
</text:a>
</text:p>
      <text:p text:style-name="P4">
News Source: <text:a xlink:type="simple" xlink:href="https://armyinform.com.ua/2023/06/19/koly-ruyiny-znykayut-to-prograye-ne-prosto-agresor-a-sama-ideya-agresiyi-volodymyr-zelenskyj/" text:style-name="Internet_20_link" text:visited-style-name="Visited_20_Internet_20_Link">
https://armyinform.com.ua/2023/06/19/koly-ruyiny-znykayut-to-prograye-ne-prosto-agresor-a-sama-ideya-agresiyi-volodymyr-zelenskyj/</text:a>
</text:p>
      <!--NEWS-->
      <text:h text:style-name="P10" text:outline-level="1">
<text:span text:style-name="T4">
Tips for parents for safe evacuation with a child</text:span>
</text:h>
      <text:p text:style-name="P4">
Author: ['АРМІЯINFORM']</text:p>
      <text:p text:style-name="P4">
Time: 2023-06-19T53:00:00-04:00</text:p>
      <text:p text:style-name="P4">
Description: Abdadavati is not Pan -Gubeenosti that Panіki PID Hour of Evakuatsiy, Olders Mayat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eda4a82-depositphotos-trioc.jpg" text:style-name="Internet_20_link" text:visited-style-name="Visited_20_Internet_20_Link">
eda4a82-depositphotos-trioc.jpg</text:a>
']</text:p>
      <text:p text:style-name="P4">
Tags: ['STOPRUSSIA', 'АГРЕСІЯ РФ', 'ВІЙНА', 'ВТОРГНЕННЯ РФ', 'ЕВАКУАЦІЯ', 'МІНРЕІНТЕГРАЦІЇ']</text:p>
      <text:p text:style-name="P4">
Category: News</text:p>
      <!--METADATA-->
      <text:p text:style-name="P4">
<draw:frame draw:style-name="fr1" draw:name="Image270" text:anchor-type="as-char" svg:width="6.9236in" svg:height="4.585166in" draw:z-index="0">
<draw:image xlink:href="../Images/AРМІЯINFORM/2023-06-19T53-00-00-04-00/eda4a82-depositphotos-trioc.jpg" xlink:type="simple" xlink:show="embed" xlink:actuate="onLoad" draw:mime-type="image/jpeg"/>
</draw:frame>
Illustrative photo</text:p>
      <text:p text:style-name="P4">
<text:span text:style-name="T4">
 In order not to be confused and panic during evacuation, parents remember some simple rules: </text:span>
 **</text:p>
      <ol>
        <li>
Hold the baby only by the hand. If your baby holds you by a sleeve or a bag, it can be very easy to get lost in the crowd. 2. Walking to the destination in the crowd, lead the children in front of you. 3. Always carry a picture of your baby with you(In particular, on the phone), preferably fresh. If the baby is lost, the picture of passers -by is easier to remember and help you find quickly.</li>
      </ol>
      <text:p text:style-name="P4">
<text:span text:style-name="T4">
 How to prepare for evacuation: </text:span>
</text:p>
      <ol>
        <li>
Teach your child to know their own name, age, parents' names, home address, and, if possible, one parent contact number. 2. Sign her things. Indicate the contact person and phone number. 3. Additionally, put a business card with information about the contact person, copies of birth certificate and parents' passport data.</li>
      </ol>
      <text:p text:style-name="P4">
<text:span text:style-name="T4">
 How to act if you found a lost baby: </text:span>
</text:p>
      <ol>
        <li>
Find out the name of the child and where she is. Ask when she saw her parents or other adult who was with her. 2. Take the baby to a safe place. 3. Call a line 102 immediately, it may be already looking for relatives.</li>
      </ol>
      <text:p text:style-name="P4">
<text:span text:style-name="T4">
 Source: </text:span>
 <text:a xlink:type="simple" xlink:href="https://minre.gov.ua/2023/06/18/porady-batkam-dlya-bezpechnoyi-evakuacziyi-z-dytynoyu/" text:style-name="Internet_20_link" text:visited-style-name="Visited_20_Internet_20_Link">
<text:span text:style-name="T5">
Menrointegration</text:span>
</text:a>
.</text:p>
      <text:p text:style-name="P4">
News Source: <text:a xlink:type="simple" xlink:href="https://armyinform.com.ua/2023/06/19/porady-batkam-dlya-bezpechnoyi-evakuacziyi-z-dytynoyu/" text:style-name="Internet_20_link" text:visited-style-name="Visited_20_Internet_20_Link">
https://armyinform.com.ua/2023/06/19/porady-batkam-dlya-bezpechnoyi-evakuacziyi-z-dytynoyu/</text:a>
</text:p>
      <!--NEWS-->
      <text:h text:style-name="P10" text:outline-level="1">
<text:span text:style-name="T4">
During the day through Russian shelling three civilians were killed, eight more were injured</text:span>
</text:h>
      <text:p text:style-name="P4">
Author: ['АРМІЯINFORM']</text:p>
      <text:p text:style-name="P4">
Time: 2023-06-19T54:00:00-04:00</text:p>
      <text:p text:style-name="P4">
Description: The last passes of Rosiyski Vіsyska fired the Teritarian of 10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5224468643889400308_y.jpg" text:style-name="Internet_20_link" text:visited-style-name="Visited_20_Internet_20_Link">
photo_5224468643889400308_y.jpg</text:a>
']</text:p>
      <text:p text:style-name="P4">
Tags: ['ВОРОЖІ ОБСТРІЛИ', 'ОБСТРІЛИ РФ']</text:p>
      <text:p text:style-name="P4">
Category: News</text:p>
      <!--METADATA-->
      <text:p text:style-name="P4">
<draw:frame draw:style-name="fr1" draw:name="Image271" text:anchor-type="as-char" svg:width="6.9236in" svg:height="4.854795in" draw:z-index="0">
<draw:image xlink:href="../Images/AРМІЯINFORM/2023-06-19T54-00-00-04-00/photo_5224468643889400308_y.jpg" xlink:type="simple" xlink:show="embed" xlink:actuate="onLoad" draw:mime-type="image/jpeg"/>
</draw:frame>
During the last day, Russian troops fired at the territory of 10 regions of Ukraine.</text:p>
      <text:p text:style-name="P4">
About it <text:a xlink:type="simple" xlink:href="https://t.me/militarymediacenter/2289" text:style-name="Internet_20_link" text:visited-style-name="Visited_20_Internet_20_Link">
reports</text:a>
Military Mediacenter.</text:p>
      <text:p text:style-name="P4">
"From different types of weapons - mortars, tanks, artillery, RSZV, SPR, UAV, tactical aviation and ships of the turn of the turn of Ukraine - 149 settlements and 102 infrastructure objects were attacked," - the message reads.</text:p>
      <text:p text:style-name="P4">
According to preliminary information, three civilians were killed and eight were injured.</text:p>
      <text:p text:style-name="P4">
News Source: <text:a xlink:type="simple" xlink:href="https://armyinform.com.ua/2023/06/19/za-dobu-cherez-rosijski-obstrily-troye-czyvilnyh-osib-zagynuly-shhe-visim-poraneni/" text:style-name="Internet_20_link" text:visited-style-name="Visited_20_Internet_20_Link">
https://armyinform.com.ua/2023/06/19/za-dobu-cherez-rosijski-obstrily-troye-czyvilnyh-osib-zagynuly-shhe-visim-poraneni/</text:a>
</text:p>
      <!--NEWS-->
      <text:h text:style-name="P10" text:outline-level="1">
<text:span text:style-name="T4">
Artillerymen about their work: "fill" as much as possible and as accurately as possible</text:span>
</text:h>
      <text:p text:style-name="P4">
Author: ['АРМІЯINFORM']</text:p>
      <text:p text:style-name="P4">
Time: 2023-06-19T55:00:00-04:00</text:p>
      <text:p text:style-name="P4">
Description: &amp; nbsp; Rozrahunovs of self -artillery installation 2C1 "Cloves" in positions. Ekipage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352375165_647648704069382_1423752490519330615_n.jpg" text:style-name="Internet_20_link" text:visited-style-name="Visited_20_Internet_20_Link">
352375165_647648704069382_1423752490519330615_n.jpg</text:a>
', '<text:a xlink:type="simple" xlink:href="https://armyinform.com.ua/wp-content/uploads/2023/06/348673913_647648647402721_8530810447658287370_n-150x150.jpg" text:style-name="Internet_20_link" text:visited-style-name="Visited_20_Internet_20_Link">
348673913_647648647402721_8530810447658287370_n-150x150.jpg</text:a>
', '<text:a xlink:type="simple" xlink:href="https://armyinform.com.ua/wp-content/uploads/2023/06/346883413_647648750736044_2424157996674574225_n-150x150.jpg" text:style-name="Internet_20_link" text:visited-style-name="Visited_20_Internet_20_Link">
346883413_647648750736044_2424157996674574225_n-150x150.jpg</text:a>
', '<text:a xlink:type="simple" xlink:href="https://armyinform.com.ua/wp-content/uploads/2023/06/347648589_647648777402708_6641189658539873642_n-150x150.jpg" text:style-name="Internet_20_link" text:visited-style-name="Visited_20_Internet_20_Link">
347648589_647648777402708_6641189658539873642_n-150x150.jpg</text:a>
', '<text:a xlink:type="simple" xlink:href="https://armyinform.com.ua/wp-content/uploads/2023/06/347009256_647648877402698_2511885720080642111_n-150x150.jpg" text:style-name="Internet_20_link" text:visited-style-name="Visited_20_Internet_20_Link">
347009256_647648877402698_2511885720080642111_n-150x150.jpg</text:a>
', '<text:a xlink:type="simple" xlink:href="https://armyinform.com.ua/wp-content/uploads/2023/06/347115709_647648894069363_3278237382155671439_n-150x150.jpg" text:style-name="Internet_20_link" text:visited-style-name="Visited_20_Internet_20_Link">
347115709_647648894069363_3278237382155671439_n-150x150.jpg</text:a>
', '<text:a xlink:type="simple" xlink:href="https://armyinform.com.ua/wp-content/uploads/2023/06/347127500_647649394069313_525520345696156874_n-150x150.jpg" text:style-name="Internet_20_link" text:visited-style-name="Visited_20_Internet_20_Link">
347127500_647649394069313_525520345696156874_n-150x150.jpg</text:a>
', '<text:a xlink:type="simple" xlink:href="https://armyinform.com.ua/wp-content/uploads/2023/06/348327743_647649434069309_3783072686471173499_n-150x150.jpg" text:style-name="Internet_20_link" text:visited-style-name="Visited_20_Internet_20_Link">
348327743_647649434069309_3783072686471173499_n-150x150.jpg</text:a>
', '<text:a xlink:type="simple" xlink:href="https://armyinform.com.ua/wp-content/uploads/2023/06/346878102_647648604069392_1108607779644982475_n-150x150.jpg" text:style-name="Internet_20_link" text:visited-style-name="Visited_20_Internet_20_Link">
346878102_647648604069392_1108607779644982475_n-150x150.jpg</text:a>
']</text:p>
      <text:p text:style-name="P4">
Tags: ['STOPRUSSIA', 'АГРЕСІЯ РФ', 'АРТИЛЕРИСТИ', 'ВІЙНА', 'ВМС ЗС УКРАЇНИ', 'ВТОРГНЕННЯ РФ']</text:p>
      <text:p text:style-name="P4">
Category: News</text:p>
      <!--METADATA-->
      <text:p text:style-name="P4">
<draw:frame draw:style-name="fr1" draw:name="Image272" text:anchor-type="as-char" svg:width="6.9236in" svg:height="3.89773in" draw:z-index="0">
<draw:image xlink:href="../Images/AРМІЯINFORM/2023-06-19T55-00-00-04-00/352375165_647648704069382_1423752490519330615_n.jpg" xlink:type="simple" xlink:show="embed" xlink:actuate="onLoad" draw:mime-type="image/jpeg"/>
</draw:frame>
The calculation of the self -propelled artillery installation 2C1 "Carnation" in positions. The exquisite is trained, hardened in battles and daily combat tasks.</text:p>
      <text:p text:style-name="P4">
<text:a xlink:type="simple" xlink:href="https://armyinform.com.ua/wp-content/uploads/2023/06/348673913_647648647402721_8530810447658287370_n.jpg" text:style-name="Internet_20_link" text:visited-style-name="Visited_20_Internet_20_Link">
!(Images/AРМІЯINFORM/2023-06-19T55-00-00-04-00/348673913_647648647402721_8530810447658287370_n-150x150.jpg)</text:a>
</text:p>
      <text:p text:style-name="P4">
<text:a xlink:type="simple" xlink:href="https://armyinform.com.ua/wp-content/uploads/2023/06/346883413_647648750736044_2424157996674574225_n.jpg" text:style-name="Internet_20_link" text:visited-style-name="Visited_20_Internet_20_Link">
<draw:frame draw:style-name="fr1" draw:name="Image273" text:anchor-type="as-char" svg:width="6.9236in" svg:height="6.9236in" draw:z-index="0">
<draw:image xlink:href="../Images/AРМІЯINFORM/2023-06-19T55-00-00-04-00/346883413_647648750736044_2424157996674574225_n-150x150.jpg" xlink:type="simple" xlink:show="embed" xlink:actuate="onLoad" draw:mime-type="image/jpeg"/>
</draw:frame>
</text:a>
</text:p>
      <text:p text:style-name="P4">
<text:a xlink:type="simple" xlink:href="https://armyinform.com.ua/wp-content/uploads/2023/06/347648589_647648777402708_6641189658539873642_n.jpg" text:style-name="Internet_20_link" text:visited-style-name="Visited_20_Internet_20_Link">
<draw:frame draw:style-name="fr1" draw:name="Image274" text:anchor-type="as-char" svg:width="6.9236in" svg:height="6.9236in" draw:z-index="0">
<draw:image xlink:href="../Images/AРМІЯINFORM/2023-06-19T55-00-00-04-00/347648589_647648777402708_6641189658539873642_n-150x150.jpg" xlink:type="simple" xlink:show="embed" xlink:actuate="onLoad" draw:mime-type="image/jpeg"/>
</draw:frame>
</text:a>
</text:p>
      <text:p text:style-name="P4">
<text:a xlink:type="simple" xlink:href="https://armyinform.com.ua/wp-content/uploads/2023/06/347009256_647648877402698_2511885720080642111_n.jpg" text:style-name="Internet_20_link" text:visited-style-name="Visited_20_Internet_20_Link">
<draw:frame draw:style-name="fr1" draw:name="Image275" text:anchor-type="as-char" svg:width="6.9236in" svg:height="6.9236in" draw:z-index="0">
<draw:image xlink:href="../Images/AРМІЯINFORM/2023-06-19T55-00-00-04-00/347009256_647648877402698_2511885720080642111_n-150x150.jpg" xlink:type="simple" xlink:show="embed" xlink:actuate="onLoad" draw:mime-type="image/jpeg"/>
</draw:frame>
</text:a>
</text:p>
      <text:p text:style-name="P4">
<text:a xlink:type="simple" xlink:href="https://armyinform.com.ua/wp-content/uploads/2023/06/347115709_647648894069363_3278237382155671439_n.jpg" text:style-name="Internet_20_link" text:visited-style-name="Visited_20_Internet_20_Link">
<draw:frame draw:style-name="fr1" draw:name="Image276" text:anchor-type="as-char" svg:width="6.9236in" svg:height="6.9236in" draw:z-index="0">
<draw:image xlink:href="../Images/AРМІЯINFORM/2023-06-19T55-00-00-04-00/347115709_647648894069363_3278237382155671439_n-150x150.jpg" xlink:type="simple" xlink:show="embed" xlink:actuate="onLoad" draw:mime-type="image/jpeg"/>
</draw:frame>
</text:a>
</text:p>
      <text:p text:style-name="P4">
<text:a xlink:type="simple" xlink:href="https://armyinform.com.ua/wp-content/uploads/2023/06/347127500_647649394069313_525520345696156874_n.jpg" text:style-name="Internet_20_link" text:visited-style-name="Visited_20_Internet_20_Link">
<draw:frame draw:style-name="fr1" draw:name="Image277" text:anchor-type="as-char" svg:width="6.9236in" svg:height="6.9236in" draw:z-index="0">
<draw:image xlink:href="../Images/AРМІЯINFORM/2023-06-19T55-00-00-04-00/347127500_647649394069313_525520345696156874_n-150x150.jpg" xlink:type="simple" xlink:show="embed" xlink:actuate="onLoad" draw:mime-type="image/jpeg"/>
</draw:frame>
</text:a>
</text:p>
      <text:p text:style-name="P4">
<text:a xlink:type="simple" xlink:href="https://armyinform.com.ua/wp-content/uploads/2023/06/348327743_647649434069309_3783072686471173499_n.jpg" text:style-name="Internet_20_link" text:visited-style-name="Visited_20_Internet_20_Link">
<draw:frame draw:style-name="fr1" draw:name="Image278" text:anchor-type="as-char" svg:width="6.9236in" svg:height="6.9236in" draw:z-index="0">
<draw:image xlink:href="../Images/AРМІЯINFORM/2023-06-19T55-00-00-04-00/348327743_647649434069309_3783072686471173499_n-150x150.jpg" xlink:type="simple" xlink:show="embed" xlink:actuate="onLoad" draw:mime-type="image/jpeg"/>
</draw:frame>
</text:a>
</text:p>
      <text:p text:style-name="P4">
<text:a xlink:type="simple" xlink:href="https://armyinform.com.ua/wp-content/uploads/2023/06/346878102_647648604069392_1108607779644982475_n.jpg" text:style-name="Internet_20_link" text:visited-style-name="Visited_20_Internet_20_Link">
<draw:frame draw:style-name="fr1" draw:name="Image279" text:anchor-type="as-char" svg:width="6.9236in" svg:height="6.9236in" draw:z-index="0">
<draw:image xlink:href="../Images/AРМІЯINFORM/2023-06-19T55-00-00-04-00/346878102_647648604069392_1108607779644982475_n-150x150.jpg" xlink:type="simple" xlink:show="embed" xlink:actuate="onLoad" draw:mime-type="image/jpeg"/>
</draw:frame>
</text:a>
The fighters say, “Our task is to" fill "as much as possible and as accurately as possible. In this task, we do perfectly. ”</text:p>
      <text:p text:style-name="P4">
<text:span text:style-name="T4">
 Source: </text:span>
 _ <text:a xlink:type="simple" xlink:href="https://www.facebook.com/navy.mil.gov.ua/posts/pfbid0K5G3W7efvPmW1MhAgL5ZXKU4d5SratkkALXbaahBmUKzVgPKBaPrZTqouLZaaiTml" text:style-name="Internet_20_link" text:visited-style-name="Visited_20_Internet_20_Link">
Navy of the Armed Forces of Ukraine</text:a>
._</text:p>
      <text:p text:style-name="P4">
News Source: <text:a xlink:type="simple" xlink:href="https://armyinform.com.ua/2023/06/19/artylerysty-37-okremoyi-brygady-morskoyi-pihoty-zavzhdy-gotovi-pidtrymaty-vognem-pihotyncziv-pid-chas-shturmovyh-dij/" text:style-name="Internet_20_link" text:visited-style-name="Visited_20_Internet_20_Link">
https://armyinform.com.ua/2023/06/19/artylerysty-37-okremoyi-brygady-morskoyi-pihoty-zavzhdy-gotovi-pidtrymaty-vognem-pihotyncziv-pid-chas-shturmovyh-dij/</text:a>
</text:p>
      <!--NEWS-->
      <text:h text:style-name="P10" text:outline-level="1">
<text:span text:style-name="T4">
Putin's image who personally tells about events in Ukraine - the hardest drug for Russian propaganda</text:span>
</text:h>
      <text:p text:style-name="P4">
Author: ['АРМІЯINFORM']</text:p>
      <text:p text:style-name="P4">
Time: 2023-06-19T56:00:00-04:00</text:p>
      <text:p text:style-name="P4">
Description: The behavior of the Vishkoye Viexkovo-Political Kerivnitva Moskovyki Rosiysko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yusov.jpg" text:style-name="Internet_20_link" text:visited-style-name="Visited_20_Internet_20_Link">
yusov.jpg</text:a>
']</text:p>
      <text:p text:style-name="P4">
Tags: []</text:p>
      <text:p text:style-name="P4">
Category: News</text:p>
      <!--METADATA-->
      <text:p text:style-name="P4">
<draw:frame draw:style-name="fr1" draw:name="Image280" text:anchor-type="as-char" svg:width="6.9236in" svg:height="4.612849in" draw:z-index="0">
<draw:image xlink:href="../Images/AРМІЯINFORM/2023-06-19T56-00-00-04-00/yusov.jpg" xlink:type="simple" xlink:show="embed" xlink:actuate="onLoad" draw:mime-type="image/jpeg"/>
</draw:frame>
The behavior of the highest military-political leadership of Muscovy and all the Russian propaganda testifies to the concern and fear of the offensive events of the Security and Defense forces of Ukraine.</text:p>
      <text:p text:style-name="P4">
In an interview with Valery Kalnysh, a representative [Main Directorate of Intelligence of the Ministry of Defense of Ukraine] told this](https://gur.gov.ua/content/obraz-putina-iakyi-osobysto-rozpovidaie-pro-podii-v-ukrainy-naivazhchyi-narkotyk-dlia-rosiiskoi-propahandy.html)Andriy Yusov.</text:p>
      <text:p text:style-name="P4">
“Most Russian applications are focused on an internal audience. In particular, the statement on "5 destroyed complexes" Patriot ". For Ukraine and our partners, it is a clear lie because we are in a dense communication with the allies. But for the average enlightened it is irrelevant, it would say [the Russian dictator] "five" or "fifty", - said Andrei Yusov.</text:p>
      <text:p text:style-name="P4">
The representative of Ukraine's military intelligence noted that the "Ukrainian counter -offensive" is increasingly commented on person or a person similar to Putin or Shoigu.</text:p>
      <text:p text:style-name="P4">
“This means that even the internal audience no longer perceives as the truth of the last instance of endless horses, nightingales and scabbies. That is, some drug is already highly. The image of Putin, who personally "bursts" the proceedings in Ukraine is the most difficult drug for Russian propaganda. And what further will be a break and a void, ”Andrey Yusov said.</text:p>
      <text:p text:style-name="P4">
Also, a representative of Ukraine's military intelligence hinted at which the chief of the MO Kirill Budanov is silent:</text:p>
      <text:p text:style-name="P4">
“[It is about the operations that are planned, implemented and will soon be put to life. Some of them are happening right now - literally at this time. The results of these operations - they will see, ”Andrei Yusov said, adding that Shkirilo Budanov is in a wonderful working mood and reacts to Russian traffic about him with a characteristic branded laughter.</text:p>
      <text:p text:style-name="P4">
News Source: <text:a xlink:type="simple" xlink:href="https://armyinform.com.ua/2023/06/19/obraz-putina-yakyj-osobysto-rozpovidaye-pro-podiyi-v-ukrayiny-%e2%80%95-najvazhchyj-narkotyk-dlya-rosijskoyi-propagandy/" text:style-name="Internet_20_link" text:visited-style-name="Visited_20_Internet_20_Link">
https://armyinform.com.ua/2023/06/19/obraz-putina-yakyj-osobysto-rozpovidaye-pro-podiyi-v-ukrayiny-%e2%80%95-najvazhchyj-narkotyk-dlya-rosijskoyi-propagandy/</text:a>
</text:p>
      <!--NEWS-->
      <text:h text:style-name="P10" text:outline-level="1">
<text:span text:style-name="T4">
The enemy concentrates efforts in four directions, a day - 24 combat collisions</text:span>
</text:h>
      <text:p text:style-name="P4">
Author: ['АРМІЯINFORM']</text:p>
      <text:p text:style-name="P4">
Time: 2023-06-19T57:00:00-04:00</text:p>
      <text:p text:style-name="P4">
Description: About CED DOIMLAY GS ZS Ukrainian. “The opponent of the I was Zoservzhu, the basic zusil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6/354470773_606346508345098_4236756637192535242_n.jpg" text:style-name="Internet_20_link" text:visited-style-name="Visited_20_Internet_20_Link">
354470773_606346508345098_4236756637192535242_n.jpg</text:a>
']</text:p>
      <text:p text:style-name="P4">
Tags: ['STOPRUSSIA', 'БАХМУТ', 'ВТОРГНЕННЯ РФ', 'ГШ ЗС УКРАЇНИ', 'МАР’ЇНКА']</text:p>
      <text:p text:style-name="P4">
Category: News</text:p>
      <!--METADATA-->
      <text:p text:style-name="P4">
<draw:frame draw:style-name="fr1" draw:name="Image281" text:anchor-type="as-char" svg:width="6.9236in" svg:height="4.615733in" draw:z-index="0">
<draw:image xlink:href="../Images/AРМІЯINFORM/2023-06-19T57-00-00-04-00/354470773_606346508345098_4236756637192535242_n.jpg" xlink:type="simple" xlink:show="embed" xlink:actuate="onLoad" draw:mime-type="image/jpeg"/>
</draw:frame>
<text:span text:style-name="T4">
 🔥 Situation on the Russian invasion </text:span>
 about it <text:a xlink:type="simple" xlink:href="https://www.facebook.com/GeneralStaff.ua/posts/pfbid02S2FA1yMz1eq1Znt5f8FM2GGqECLSLoh11AyaPzygK5RTVt7HqgsZ1ZKw1ccfviWcl" text:style-name="Internet_20_link" text:visited-style-name="Visited_20_Internet_20_Link">
reports</text:a>
General of the Armed Forces of Ukraine.</text:p>
      <text:p text:style-name="P4">
"The enemy continues to focus the main efforts in Limansky, Bakhmut, Avdiiv and Marinsky directions - 24 combat reports took place during the day," the statement said.</text:p>
      <text:p text:style-name="P4">
It is noted that in the Kupyansk direction the enemy performed offensive actions by Unapryamka of the Novoselselovsk Luhansk region, but did not success. The enemy performed offensive actions in the direction of the controversial, had no success. In the Bakhmut direction, the enemy performed unsuccessful actions in the direction of Orikhovo-Vasylivka. In the Shakhtar direction, he conducted offensive actions in the directions of Novomykhailivka and coal of Donetsk region, and did not success.</text:p>
      <text:p text:style-name="P4">
In the Mariinsky direction, our defenders repelled all the attacks of the enemy in the Marinka's city.</text:p>
      <text:p text:style-name="P4">
In Zaporizhzhya and Kherson directions, the enemy continues to conduct defense.</text:p>
      <text:p text:style-name="P4">
News Source: <text:a xlink:type="simple" xlink:href="https://armyinform.com.ua/2023/06/19/protyvnyk-zoseredzhuye-zusyllya-na-chotyroh-napryamkah-za-dobu-24-bojovyh-zitknennya/" text:style-name="Internet_20_link" text:visited-style-name="Visited_20_Internet_20_Link">
https://armyinform.com.ua/2023/06/19/protyvnyk-zoseredzhuye-zusyllya-na-chotyroh-napryamkah-za-dobu-24-bojovyh-zitknennya/</text:a>
</text:p>
      <!--NEWS-->
      <text:h text:style-name="P10" text:outline-level="1">
<text:span text:style-name="T4">
In the southern direction, the SCO soldiers destroyed 10 invaders</text:span>
</text:h>
      <text:p text:style-name="P4">
Author: ['АРМІЯINFORM']</text:p>
      <text:p text:style-name="P4">
Time: 2023-06-19T58:00:00-04:00</text:p>
      <text:p text:style-name="P4">
Description: About the cereal command of the forces of the special operates of the ZSU. Wojan MSC Ukrainian Tila ... War with Ukraine 2022, War with Ukraine Latest news today, News War with Ukraine 2022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p>
      <text:p text:style-name="P4">
Tags: ['STOPRUSSIA', 'АГРЕСІЯ РФ', 'ВІЙНА', 'ВТОРГНЕННЯ РФ', 'ССО']</text:p>
      <text:p text:style-name="P4">
Category: News</text:p>
      <!--METADATA-->
      <text:p text:style-name="P4">
About it <text:a xlink:type="simple" xlink:href="https://www.facebook.com/watch/" text:style-name="Internet_20_link" text:visited-style-name="Visited_20_Internet_20_Link">
reports</text:a>
Command of Special Operations forces of the Armed Forces.</text:p>
      <text:p text:style-name="P4">
The SCO soldiers of Ukraine from the rear entered the trenches of the enemy in the southern direction. 10 invaders.</text:p>
      <text:p text:style-name="P4">
In the south, during the task, the operators of the Maritime Center of Special Purpose were able to enter the rear of the enemy. The combat group of SCO warriors caught by surprise.</text:p>
      <text:p text:style-name="P4">
Having recovered from surprise, some enemy soldiers tried to resist.Al, as can be seen in a video shot by one of our warriors - in vain.</text:p>
      <text:p text:style-name="P4">
News Source: <text:a xlink:type="simple" xlink:href="https://armyinform.com.ua/2023/06/19/na-pivdennomu-napryamku-voyiny-sso-znyshhyly-10-okupantiv/" text:style-name="Internet_20_link" text:visited-style-name="Visited_20_Internet_20_Link">
https://armyinform.com.ua/2023/06/19/na-pivdennomu-napryamku-voyiny-sso-znyshhyly-10-okupantiv/</text:a>
</text:p>
      <!--NEWS-->
      <text:h text:style-name="P10" text:outline-level="1">
<text:span text:style-name="T4">
The Kherson region is affected by the Russian Brigade Office</text:span>
</text:h>
      <text:p text:style-name="P4">
Author: ['АРМІЯINFORM']</text:p>
      <text:p text:style-name="P4">
Time: 2023-06-19T59:00:00-04:00</text:p>
      <text:p text:style-name="P4">
Description: Lent out to the Kherson region, Bulo Bulzhen, the control point of the Vorozhoma brigad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4470773_606346508345098_4236756637192535242_n-1.jpg" text:style-name="Internet_20_link" text:visited-style-name="Visited_20_Internet_20_Link">
354470773_606346508345098_4236756637192535242_n-1.jpg</text:a>
']</text:p>
      <text:p text:style-name="P4">
Tags: ['STOPRUSSIA', 'БПЛА "ОРЛАН-10"', 'ВТОРГНЕННЯ РФ', 'ОК «ПІВДЕНЬ»']</text:p>
      <text:p text:style-name="P4">
Category: News</text:p>
      <!--METADATA-->
      <text:p text:style-name="P4">
<draw:frame draw:style-name="fr1" draw:name="Image282" text:anchor-type="as-char" svg:width="6.9236in" svg:height="4.615733in" draw:z-index="0">
<draw:image xlink:href="../Images/AРМІЯINFORM/2023-06-19T59-00-00-04-00/354470773_606346508345098_4236756637192535242_n-1.jpg" xlink:type="simple" xlink:show="embed" xlink:actuate="onLoad" draw:mime-type="image/jpeg"/>
</draw:frame>
During the last day in Kherson region, the control point of the hostile and 20 converted boats was affected.</text:p>
      <text:p text:style-name="P4">
About it <text:a xlink:type="simple" xlink:href="https://www.facebook.com/OperationalCommandSouth/posts/pfbid0nBZMBAD5VkvRcuDyCrLXKjxDyigNFivji4xCeZFytGhRduBqsAPBdsyt7LSyGNuul" text:style-name="Internet_20_link" text:visited-style-name="Visited_20_Internet_20_Link">
reports</text:a>
OK South.</text:p>
      <text:p text:style-name="P4">
"Our rocket-artillery units in the framework of firefighting in interaction with air forces have caused significant losses of the enemy. 103 racists and more Radiorelelet communication deployment station. The Skadovsky District has a hostile team and 20 converted boats. And the Vakhovsky district destroyed 2 felds of ammunition, ”the presentation reads.</text:p>
      <text:p text:style-name="P4">
In addition, two enemy "lancets" and "Orlan-10" were destroyed in Kherson region yesterday.</text:p>
      <text:p text:style-name="P4">
News Source: <text:a xlink:type="simple" xlink:href="https://armyinform.com.ua/2023/06/19/na-hersonshhyni-urazheno-punkt-upravlinnya-rosijskoyi-brygady/" text:style-name="Internet_20_link" text:visited-style-name="Visited_20_Internet_20_Link">
https://armyinform.com.ua/2023/06/19/na-hersonshhyni-urazheno-punkt-upravlinnya-rosijskoyi-brygady/</text:a>
</text:p>
      <!--NEWS-->
      <text:h text:style-name="P10" text:outline-level="1">
<text:span text:style-name="T4">
Wiser risks missing youth Euro 2023 from football</text:span>
</text:h>
      <text:p text:style-name="P4">
Authors: Ukrinform (Person)</text:p>
      <text:p text:style-name="P4">
Publisher: Укринформ (Organization)</text:p>
      <text:p text:style-name="P4">
Published Time: 2023-06-19T5:29:09+03:00</text:p>
      <text:p text:style-name="P4">
Modified Time: 2023-06-19T22:29:09+03:00</text:p>
      <text:p text:style-name="P4">
Description: Mikhail Mudryk may not speak at the European Championships 2023 for football because of health problems. - Ukrinform.</text:p>
      <text:p text:style-name="P4">
Images: ['<text:a xlink:type="simple" xlink:href="https://static.ukrinform.com/photos/2023_06/thumb_files/630_360_1687201763-763.jpg" text:style-name="Internet_20_link" text:visited-style-name="Visited_20_Internet_20_Link">
630_360_16872...</text:a>
']</text:p>
      <text:p text:style-name="P4">
Tags: ['Футбол', 'Збірна України', 'Молодь']</text:p>
      <text:p text:style-name="P4">
Type: Article</text:p>
      <!--METADATA-->
      <text:p text:style-name="P4">
<draw:frame draw:style-name="fr1" draw:name="Image283" text:anchor-type="as-char" svg:width="6.9236in" svg:height="3.956343in" draw:z-index="0">
<draw:image xlink:href="../Images/yкринформ/2023-06-19T5-29-09-03-00/630_360_1687201763-763.jpg" xlink:type="simple" xlink:show="embed" xlink:actuate="onLoad" draw:mime-type="image/jpeg"/>
</draw:frame>
Mikhailudrick may not speak at the European Championships 2023 for football football.</text:p>
      <text:p text:style-name="P4">
Forward missed today's qualifying match Euro -2024 Ukraine - Malta(1:0), reports Ukrinform.</text:p>
      <text:p text:style-name="P4">
Sergiyrebrov spoke about the cause of the player's absence of the player.</text:p>
      <text:p text:style-name="P4">
“Michael felt problems with the calf muscle yesterday. Today, he tried on the ground, said that all is well, but before he releasing his field, he said he could not. Therefore, under the big question of his participation of Naivro. He is obliged to decide. He really wants to go. If it regulates, it will help our national team, ”Rebrov said.</text:p>
      <text:p text:style-name="P4">
<text:span text:style-name="T4">
 Read also: </text:span>
 <text:a xlink:type="simple" xlink:href="https://www.ukrinform.ua/rubric-sports/3724093-vinger-zbirnoi-ukraini-mihajlo-mudrik-nikoli-ne-sumnivajtesa-u-meni.html" text:style-name="Internet_20_link" text:visited-style-name="Visited_20_Internet_20_Link">
Wnger of the national team of Ukraine Michael <text:span text:style-name="T4">
 Mudryk </text:span>
: Never Understand in me</text:a>
Tournament position: England - 9 points(After 3 games), Ukraine - 6(3), Italy- 3(2), Northern Macedonia - 3(2), Malta - 0(4).</text:p>
      <text:p text:style-name="P4">
Нагадаємо, молодіжна збірна України (Players up to 21st)June 21 starts at the European Championship U 21 match against the Croatian team.  Photo: Getty Images/Global Images Ukraine.</text:p>
      <text:p text:style-name="P4">
News Source: <text:a xlink:type="simple" xlink:href="https://www.ukrinform.ua/rubric-sports/3725046-mudrik-rizikue-propustiti-molodiznij-evro2023-z-futbolu.html" text:style-name="Internet_20_link" text:visited-style-name="Visited_20_Internet_20_Link">
https://www.ukrinform.ua/rubric-sports/3725046-mudrik-rizikue-propustiti-molodiznij-evro2023-z-futbolu.html</text:a>
</text:p>
      <!--NEWS-->
      <text:h text:style-name="P10" text:outline-level="1">
<text:span text:style-name="T4">
The Prosecutor General's Office has documented more than 111,000 crimes against Ukraine</text:span>
</text:h>
      <text:p text:style-name="P4">
Author: ['АРМІЯINFORM']</text:p>
      <text:p text:style-name="P4">
Time: 2023-06-19T60: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64.jpg" text:style-name="Internet_20_link" text:visited-style-name="Visited_20_Internet_20_Link">
1-64.jpg</text:a>
', '<text:a xlink:type="simple" xlink:href="https://armyinform.com.ua/wp-content/uploads/2023/06/2-64.jpg" text:style-name="Internet_20_link" text:visited-style-name="Visited_20_Internet_20_Link">
2-64.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284" text:anchor-type="as-char" svg:width="6.9236in" svg:height="4.448413in" draw:z-index="0">
<draw:image xlink:href="../Images/AРМІЯINFORM/2023-06-19T60-00-00-04-00/1-64.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19, it is registered:</text:p>
      <ul>
        <li>
94 271 Military crime, * 17 357 crimes against national security of Ukraine.</li>
      </ul>
      <text:p text:style-name="P4">
in addition(We remind you that), according to official data of juvenile prosecutors, 1516 children were injured as a result of Russian aggression, of which:</text:p>
      <ul>
        <li>
490 - children were killed, * 1026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85" text:anchor-type="as-char" svg:width="6.9236in" svg:height="4.448413in" draw:z-index="0">
<draw:image xlink:href="../Images/AРМІЯINFORM/2023-06-19T60-00-00-04-00/2-64.jpg" xlink:type="simple" xlink:show="embed" xlink:actuate="onLoad" draw:mime-type="image/jpeg"/>
</draw:frame>
</text:p>
      <text:p text:style-name="P4">
News Source: <text:a xlink:type="simple" xlink:href="https://armyinform.com.ua/2023/06/19/ofis-generalnogo-prokurora-zadokumentuvav-ponad-111-tysyach-zlochyniv-proty-ukrayiny/" text:style-name="Internet_20_link" text:visited-style-name="Visited_20_Internet_20_Link">
https://armyinform.com.ua/2023/06/19/ofis-generalnogo-prokurora-zadokumentuvav-ponad-111-tysyach-zlochyniv-proty-ukrayiny/</text:a>
</text:p>
      <!--NEWS-->
      <text:h text:style-name="P10" text:outline-level="1">
<text:span text:style-name="T4">
The air defense forces destroyed all eight enemy air targets at night</text:span>
</text:h>
      <text:p text:style-name="P4">
Author: ['АРМІЯINFORM']</text:p>
      <text:p text:style-name="P4">
Time: 2023-06-19T61:00:00-04:00</text:p>
      <text:p text:style-name="P4">
Description: Vnochi 19 worm enemy seizure on the pyvnoye one of the CHOTIRMA SCIDENT LIGHT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ppo.jpg" text:style-name="Internet_20_link" text:visited-style-name="Visited_20_Internet_20_Link">
ppo.jpg</text:a>
']</text:p>
      <text:p text:style-name="P4">
Tags: ['SHAHED-136/131', 'АГРЕСІЯ РФ', 'ВТОРГНЕННЯ РФ', 'КОМАНДУВАННЯ ПОВІТРЯНИХ СИЛ ЗСУ', 'РАКЕТИ «КАЛІБР»']</text:p>
      <text:p text:style-name="P4">
Category: News</text:p>
      <!--METADATA-->
      <text:p text:style-name="P4">
<draw:frame draw:style-name="fr1" draw:name="Image286" text:anchor-type="as-char" svg:width="6.9236in" svg:height="3.899934in" draw:z-index="0">
<draw:image xlink:href="../Images/AРМІЯINFORM/2023-06-19T61-00-00-04-00/ppo.jpg" xlink:type="simple" xlink:show="embed" xlink:actuate="onLoad" draw:mime-type="image/jpeg"/>
</draw:frame>
On the night of June 19, the enemy struck in the southern and eastern destinations of the Caliber Winged Rockets and four shock drones of Iranian production Shahd-136/131.</text:p>
      <text:p text:style-name="P4">
About it <text:a xlink:type="simple" xlink:href="https://t.me/kpszsu/2631" text:style-name="Internet_20_link" text:visited-style-name="Visited_20_Internet_20_Link">
reports</text:a>
Armed Forces Command.</text:p>
      <text:p text:style-name="P4">
Winged rockets were made from a submarine in the Black Sea, Shahaneda - from the east coast of the Azov Sea.</text:p>
      <text:p text:style-name="P4">
All eight air goals were destroyed by air defense in the areas of responsibility of the South Air Command and the East Air Command.</text:p>
      <text:p text:style-name="P4">
News Source: <text:a xlink:type="simple" xlink:href="https://armyinform.com.ua/2023/06/19/syly-ppo-vnochi-znyshhyly-vsi-visim-vorozhyh-povitryanyh-czilej/" text:style-name="Internet_20_link" text:visited-style-name="Visited_20_Internet_20_Link">
https://armyinform.com.ua/2023/06/19/syly-ppo-vnochi-znyshhyly-vsi-visim-vorozhyh-povitryanyh-czilej/</text:a>
</text:p>
      <!--NEWS-->
      <text:h text:style-name="P10" text:outline-level="1">
<text:span text:style-name="T4">
In the Kherson region, over 14,000 consumers remain without light through Kakhovskaya Hydroe Hep.</text:span>
</text:h>
      <text:p text:style-name="P4">
Author: ['АРМІЯINFORM']</text:p>
      <text:p text:style-name="P4">
Time: 2023-06-19T62:00:00-04:00</text:p>
      <text:p text:style-name="P4">
Description: Triva Fiksatsya that likvidatsіy naslidkiv, Yak Viknikla through Pіdriv Kakhivo Hes .... War with Ukraine 2022, War with Ukraine Latest news today,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mhn5ndzyhlnnatw8qk0unrtoegjnpcq2.jpeg" text:style-name="Internet_20_link" text:visited-style-name="Visited_20_Internet_20_Link">
mhn5ndzyhlnnatw8qk0unrtoegjnpcq2.jpeg</text:a>
']</text:p>
      <text:p text:style-name="P4">
Tags: ['КАХОВСЬКА ГЕС']</text:p>
      <text:p text:style-name="P4">
Category: News</text:p>
      <!--METADATA-->
      <text:p text:style-name="P4">
<draw:frame draw:style-name="fr1" draw:name="Image287" text:anchor-type="as-char" svg:width="6.9236in" svg:height="4.61903in" draw:z-index="0">
<draw:image xlink:href="../Images/AРМІЯINFORM/2023-06-19T62-00-00-04-00/mhn5ndzyhlnnatw8qk0unrtoegjnpcq2.jpeg" xlink:type="simple" xlink:show="embed" xlink:actuate="onLoad" draw:mime-type="image/jpeg"/>
</draw:frame>
The fixation and elimination of the consequences of the flood that arose through the blast [Kakhovskaya hydroelectric power station] continues(https://armyinform.com.ua/tag/kahovska-ges/). Енергетикищодня працюють над відновленням електропостачання для споживачів.</text:p>
      <text:p text:style-name="P4">
Про це <text:a xlink:type="simple" xlink:href="https://t.me/shtab_kakhovska_hes/1004" text:style-name="Internet_20_link" text:visited-style-name="Visited_20_Internet_20_Link">
повідомляє</text:a>
Headquarters for the elimination of consequences of Kakhovskaya hydroelectric power station.</text:p>
      <text:p text:style-name="P4">
"In total, Kherson is left without light due to the flooding of more than 14 thousand consumers, in the de -industrial part of the Kherson region, a 1st point has been disconnected, 3 settlements in the Nikolaev area," the presentation reads.</text:p>
      <text:p text:style-name="P4">
According to the results of the study of photo and video materials from UAVs by specialists of Ukrhydroenergo it is determined that the water level in the Kakhovka reservoir can be 7 meters.</text:p>
      <text:p text:style-name="P4">
The electricity produced by Ukrainian power plants is quite sufficient to cover consumer needs. There is no deficit.</text:p>
      <text:p text:style-name="P4">
Recall that on the Right Bank of the Dnieper still <text:a xlink:type="simple" xlink:href="https://armyinform.com.ua/2023/06/19/na-hersonshhyni-serednij-riven-pidtoplennya-znyzyvsya-do-poznachky-u-80-sm/" text:style-name="Internet_20_link" text:visited-style-name="Visited_20_Internet_20_Link">
flooded</text:a>
 залишаються 5 населенихпунктів.</text:p>
      <text:p text:style-name="P4">
News Source: <text:a xlink:type="simple" xlink:href="https://armyinform.com.ua/2023/06/19/na-hersonshhyni-cherez-pidryv-kahovskoyi-ges-zalyshayutsya-bez-svitla-ponad-14-tysyach-spozhyvachiv/" text:style-name="Internet_20_link" text:visited-style-name="Visited_20_Internet_20_Link">
https://armyinform.com.ua/2023/06/19/na-hersonshhyni-cherez-pidryv-kahovskoyi-ges-zalyshayutsya-bez-svitla-ponad-14-tysyach-spozhyvachiv/</text:a>
</text:p>
      <!--NEWS-->
      <text:h text:style-name="P10" text:outline-level="1">
<text:span text:style-name="T4">
In five months, the government has allocated more than UAH 550 billion to Ukraine's security and defense forces</text:span>
</text:h>
      <text:p text:style-name="P4">
Author: ['АРМІЯINFORM']</text:p>
      <text:p text:style-name="P4">
Time: 2023-06-19T63:00:00-04:00</text:p>
      <text:p text:style-name="P4">
Description: Kabіnet Min) Ukrainian for Pershi 5 Mysytsi Tsyoye Rocky Vidiliv on the Seees of Bezpeki Ta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denys-shmygal-1.jpg" text:style-name="Internet_20_link" text:visited-style-name="Visited_20_Internet_20_Link">
denys-shmygal-1.jpg</text:a>
']</text:p>
      <text:p text:style-name="P4">
Tags: ['ГРОШІ', 'ДЕНИС ШМИГАЛЬ', 'КАБІНЕТ МІНІСТРІВ УКРАЇНИ', 'ФІНАНСУВАННЯ']</text:p>
      <text:p text:style-name="P4">
Category: News</text:p>
      <!--METADATA-->
      <text:p text:style-name="P4">
<draw:frame draw:style-name="fr1" draw:name="Image288" text:anchor-type="as-char" svg:width="6.9236in" svg:height="4.610104in" draw:z-index="0">
<draw:image xlink:href="../Images/AРМІЯINFORM/2023-06-19T63-00-00-04-00/denys-shmygal-1.jpg" xlink:type="simple" xlink:show="embed" xlink:actuate="onLoad" draw:mime-type="image/jpeg"/>
</draw:frame>
For the first 5 months of this year, the Cabinet of Ministers of Ukraine has allocated more than UAH 550 billion for the force of security and defense of Ukraine.</text:p>
      <text:p text:style-name="P4">
About it <text:a xlink:type="simple" xlink:href="https://www.facebook.com/dshmyhal/posts/pfbid02voX9KHCxThAgFoyuZtw9HtvEr9cM82ntwSW414dMqZ7nftNU9fdWKPgNN7quFXFTl" text:style-name="Internet_20_link" text:visited-style-name="Visited_20_Internet_20_Link">
reported</text:a>
Prime Minister of Ukraine Denis Shmigal on Facebook.</text:p>
      <text:p text:style-name="P4">
“This is 49% of all budget expenditures during this time. We continue to direct all taxpayers and businesses to financing the army to provide a nursing, ”he said.</text:p>
      <text:p text:style-name="P4">
Separately, Denis Shmigal added that the consequences of the Russian terract [Kakhovskaya hydroelectric power station] continue(https://armyinform.com.ua/category/news/page/5/).</text:p>
      <text:p text:style-name="P4">
«Уряд вже виділив майже 2,5 млрд грн, аби забезпечити південь нашої країниводою. Майже 1 млрд грн направляємо з Фонду ліквідації наслідків збройноїагресії на виплати компенсацій за пошкоджені та зруйновані внаслідок повенібудинки на Херсонщині. 560 млн грн виділили, аби виплатити одноразову допомогув розмірі 5 тис. грн всім, хто постраждав від повені», — написав він.</text:p>
      <text:p text:style-name="P4">
News Source: <text:a xlink:type="simple" xlink:href="https://armyinform.com.ua/2023/06/19/za-pyat-misyacziv-uryad-vydilyv-na-syly-bezpeky-ta-oborony-ukrayiny-ponad-550-mlrd-grn/" text:style-name="Internet_20_link" text:visited-style-name="Visited_20_Internet_20_Link">
https://armyinform.com.ua/2023/06/19/za-pyat-misyacziv-uryad-vydilyv-na-syly-bezpeky-ta-oborony-ukrayiny-ponad-550-mlrd-grn/</text:a>
</text:p>
      <!--NEWS-->
      <text:h text:style-name="P10" text:outline-level="1">
<text:span text:style-name="T4">
Ukraine has received millions of Russian assets that provided Rosarmia products</text:span>
</text:h>
      <text:p text:style-name="P4">
Author: ['АРМІЯINFORM']</text:p>
      <text:p text:style-name="P4">
Time: 2023-06-19T64:00:00-04:00</text:p>
      <text:p text:style-name="P4">
Description: The court transferred to the Nutzagentism to the Rozshuku to the management of Activities (Arma) Rights, Statute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materialami-dbr-sud-peredav-derzhavi-miljonni-aktivi-rosiyanina-yakij-zabezpechuvav-harchami-silovikiv-putina-5-450x395-4fd-1-e1687173954928.jpeg" text:style-name="Internet_20_link" text:visited-style-name="Visited_20_Internet_20_Link">
materialami-dbr-sud-peredav-derzhavi-miljonni-aktivi-rosiyanina-yakij-zabezpechuvav-harchami-silovikiv-putina-5-450x395-4fd-1-e1687173954928.jpeg</text:a>
']</text:p>
      <text:p text:style-name="P4">
Tags: ['ДБР']</text:p>
      <text:p text:style-name="P4">
Category: News</text:p>
      <!--METADATA-->
      <text:p text:style-name="P4">
<draw:frame draw:style-name="fr1" draw:name="Image289" text:anchor-type="as-char" svg:width="6.9236in" svg:height="5.261936in" draw:z-index="0">
<draw:image xlink:href="../Images/AРМІЯINFORM/2023-06-19T64-00-00-04-00/materialami-dbr-sud-peredav-derzhavi-miljonni-aktivi-rosiyanina-yakij-zabezpechuvav-harchami-silovikiv-putina-5-450x395-4fd-1-e1687173954928.jpeg" xlink:type="simple" xlink:show="embed" xlink:actuate="onLoad" draw:mime-type="image/jpeg"/>
</draw:frame>
The court transferred to the National Agency for Investigation and Assets Management(Arma)The rights, authorized capital and property of the enterprise in Cherkasy, whose co -owner has worked out to cooperate with Russian security forces after a novokes of a large -scale invasion.</text:p>
      <text:p text:style-name="P4">
About it <text:a xlink:type="simple" xlink:href="https://dbr.gov.ua/news/za-materialami-dbr-sud-peredav-derzhavi-miljonni-aktivi-rosiyanina-yakij-zabezpechuvav-harchami-silovikiv-putina" text:style-name="Internet_20_link" text:visited-style-name="Visited_20_Internet_20_Link">
reports</text:a>
State Bureau of Investigation.</text:p>
      <text:p text:style-name="P4">
It is noted that the authorized capital of the enterprise is UAH 1.98 million, corporate rights - UAH 9.2 million. The court also transferred 3 thousand square meters to the ARMA. M. Nerhouchovity of the enterprise worth almost 100 million hryvnias.</text:p>
      <text:p text:style-name="P4">
"One of the co-owners of the enterprise is a citizen of the Russian Federation and owns more than 15 Russian enterprises operating in the temporarily occupied Crimea, the delivery of products and medical devices to the power structures of the aggressor country," the statement reads.</text:p>
      <text:p text:style-name="P4">
Russian enterprises of the person involved in supplying agrarian, dairy products, tobacco and canned foods on Russian state medical institutions, as well as the FSB, Ministry of Internal Affairs, Ministry of Internal Affairs, Presidential Office of the Russian Federation and others.</text:p>
      <text:p text:style-name="P4">
In particular, among other things, the supply was carried out to the wellness complex of the Presidential Department of the Russian Federation, the sanatorium of the Ministry of Internal Affairs of the Russian Federation. Businesses are also involved in food in temporary occupied Crimea.</text:p>
      <text:p text:style-name="P4">
Criminal proceedings are investigated on the financing of actions taken by the seizure of state power, changes in the boundaries of the territory of Ukraine and the absence of an aggressor and provides for a sentence of 12 years imprisonment with confiscation of property.</text:p>
      <text:p text:style-name="P4">
News Source: <text:a xlink:type="simple" xlink:href="https://armyinform.com.ua/2023/06/19/ukrayina-otrymala-miljonni-aktyvy-rosiyanyna-yakyj-zabezpechuvav-produktamy-rosijskyh-sylovykiv/" text:style-name="Internet_20_link" text:visited-style-name="Visited_20_Internet_20_Link">
https://armyinform.com.ua/2023/06/19/ukrayina-otrymala-miljonni-aktyvy-rosiyanyna-yakyj-zabezpechuvav-produktamy-rosijskyh-sylovykiv/</text:a>
</text:p>
      <!--NEWS-->
      <text:h text:style-name="P10" text:outline-level="1">
<text:span text:style-name="T4">
In Kherson, after the Kakhovskaya hydroelectric power plant, water went away by 20 centimeters a day</text:span>
</text:h>
      <text:p text:style-name="P4">
Author: ['АРМІЯINFORM']</text:p>
      <text:p text:style-name="P4">
Time: 2023-06-19T65:00:00-04:00</text:p>
      <text:p text:style-name="P4">
Description: RIVEN DRAIT AT DNIPRIA at the post of Kherson Pysl Pіdriva Kakhovo Ges Provisio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kakhovska-hes-e1687156397431.jpg" text:style-name="Internet_20_link" text:visited-style-name="Visited_20_Internet_20_Link">
kakhovska-hes-e1687156397431.jpg</text:a>
']</text:p>
      <text:p text:style-name="P4">
Tags: ['КАХОВСЬКА ГЕС']</text:p>
      <text:p text:style-name="P4">
Category: News</text:p>
      <!--METADATA-->
      <text:p text:style-name="P4">
<draw:frame draw:style-name="fr1" draw:name="Image290" text:anchor-type="as-char" svg:width="6.9236in" svg:height="4.563896in" draw:z-index="0">
<draw:image xlink:href="../Images/AРМІЯINFORM/2023-06-19T65-00-00-04-00/kakhovska-hes-e1687156397431.jpg" xlink:type="simple" xlink:show="embed" xlink:actuate="onLoad" draw:mime-type="image/jpeg"/>
</draw:frame>
The water level in the Dnieper in the post of Kherson post after blasting the Kakhovskaya HEESPROPTEPSE FALL. During the day, it decreased by 20 cm. And as of June 8: 0019 is 0.79 m bs.</text:p>
      <text:p text:style-name="P4">
About it <text:a xlink:type="simple" xlink:href="https://t.me/shtab_kakhovska_hes/994" text:style-name="Internet_20_link" text:visited-style-name="Visited_20_Internet_20_Link">
reports</text:a>
Headquarters for the elimination of consequences of Kakhovskaya hydroelectric power station.</text:p>
      <text:p text:style-name="P4">
According to the results of the study of photo and video materials from UAVs by specialists of Ukrhydroenergo it is determined that the water level in the Kakhovka reservoir can be 7 meters. The average level of the lower beer near the Dniproges dam is 3.10 m bs.</text:p>
      <text:p text:style-name="P4">
Ukrhydroenergo and the Project Institute are working on the development(overlap)Kakhovka reservoir after de -occupation.</text:p>
      <text:p text:style-name="P4">
Hydropoints of Ukrhydroenergo from different regions of Ukraine continue to provide humanitarian assistance to the victims as a result of the exploration of the Kakhovskaya hydroelectric power station.</text:p>
      <text:p text:style-name="P4">
News Source: <text:a xlink:type="simple" xlink:href="https://armyinform.com.ua/2023/06/19/u-hersoni-pislya-pidryvu-kahovskoyi-ges-voda-za-dobu-vidijshla-na-20-santymetriv/" text:style-name="Internet_20_link" text:visited-style-name="Visited_20_Internet_20_Link">
https://armyinform.com.ua/2023/06/19/u-hersoni-pislya-pidryvu-kahovskoyi-ges-voda-za-dobu-vidijshla-na-20-santymetriv/</text:a>
</text:p>
      <!--NEWS-->
      <text:h text:style-name="P10" text:outline-level="1">
<text:span text:style-name="T4">
The decisions we make in Vilnius will bring Ukraine closer to NATO - Jens Stoltenberg</text:span>
</text:h>
      <text:p text:style-name="P4">
Author: ['АРМІЯINFORM']</text:p>
      <text:p text:style-name="P4">
Time: 2023-06-19T66:00:00-04:00</text:p>
      <text:p text:style-name="P4">
Description: I am aimed by Samit, Yaki Vidbua 11-12 lipnya, to the bachennya of the Maybutno Ukrainian Yak ... War with Ukraine 2022, War with Ukraine Latest News today, News War with Ukraine 2022 The last to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stoltenberg.jpg" text:style-name="Internet_20_link" text:visited-style-name="Visited_20_Internet_20_Link">
stoltenberg.jpg</text:a>
']</text:p>
      <text:p text:style-name="P4">
Tags: ['STOPRUSSIA', 'АГРЕСІЯ РФ', 'ВІЛЬНЮСЬКИЙ САМІТ', 'ЄНС СТОЛТЕНБЕРГ', 'НАТО']</text:p>
      <text:p text:style-name="P4">
Category: News</text:p>
      <!--METADATA-->
      <text:p text:style-name="P4">
<draw:frame draw:style-name="fr1" draw:name="Image291" text:anchor-type="as-char" svg:width="6.9236in" svg:height="3.892602in" draw:z-index="0">
<draw:image xlink:href="../Images/AРМІЯINFORM/2023-06-19T66-00-00-04-00/stoltenberg.jpg" xlink:type="simple" xlink:show="embed" xlink:actuate="onLoad" draw:mime-type="image/jpeg"/>
</draw:frame>
Vilnius Summit that <text:a xlink:type="simple" xlink:href="https://armyinform.com.ua/2023/06/13/ochikuyetsya-potuzhnyj-paket-pidtrymky-ukrayiny-na-samiti-u-vilnyusi-entoni-blinken/" text:style-name="Internet_20_link" text:visited-style-name="Visited_20_Internet_20_Link">
will take place</text:a>
July 11-12, will give a vision of Ukraine's future as an independent, democratic member of the family.</text:p>
      <text:p text:style-name="P4">
This is stated in <text:a xlink:type="simple" xlink:href="https://www.nato.int/cps/en/natohq/opinions_216079.htm" text:style-name="Internet_20_link" text:visited-style-name="Visited_20_Internet_20_Link">
statement</text:a>
NATO Stoltenberg Secretary General at a meeting with German Chancellor Olafomsholc.</text:p>
      <text:p text:style-name="P4">
"The decisions we make in Vilnius will bring Ukraine closer to NATO," he said.</text:p>
      <text:p text:style-name="P4">
At the summit, according to him, the members of the Alliance will discuss the desire of Ukraine of the dawn. Allies are working on a long -term help pack for Ukraine.</text:p>
      <text:p text:style-name="P4">
"We are also working on the creation of a new Ukraine-NATO Council for joint consultations on security issues that are mutual interest," Jens Stoltenberg added.</text:p>
      <text:p text:style-name="P4">
The NATO Secretary General stressed that the world is currently faced with the most difficult environment because of Russia's large -scale aggression against Ukraine.</text:p>
      <text:p text:style-name="P4">
“Ukraine has the right to liberate its land. And now there is a counter -offensive. The more Ukrainians be able to free, the stronger their side will be at the table, ”he emphasized.</text:p>
      <text:p text:style-name="P4">
Jens Stoltenberg noted that everyone wants this war to end. At the same time, the faithful peace cannot mean freezing the conflict and the adoption of the agreement dictated by Russia.</text:p>
      <text:p text:style-name="P4">
"NATO is not a party to the conflict, but supports Ukraine's right to self -defense, enshrined in the UN Charter," he summarized.</text:p>
      <text:p text:style-name="P4">
News Source: <text:a xlink:type="simple" xlink:href="https://armyinform.com.ua/2023/06/19/rishennya-yaki-my-pryjmemo-u-vilnyusi-nablyzyt-ukrayinu-do-nato-yens-stoltenberg/" text:style-name="Internet_20_link" text:visited-style-name="Visited_20_Internet_20_Link">
https://armyinform.com.ua/2023/06/19/rishennya-yaki-my-pryjmemo-u-vilnyusi-nablyzyt-ukrayinu-do-nato-yens-stoltenberg/</text:a>
</text:p>
      <!--NEWS-->
      <text:h text:style-name="P10" text:outline-level="1">
<text:span text:style-name="T4">
The Defense Ministry called weapons and equipment most needed by the army</text:span>
</text:h>
      <text:p text:style-name="P4">
Author: ['АРМІЯINFORM']</text:p>
      <text:p text:style-name="P4">
Time: 2023-06-19T67:00:00-04:00</text:p>
      <text:p text:style-name="P4">
Description: - Priotist PD Hour Viyni Riznikh Toriv At the All -Union of Environmental Country Buli I є Boopashi. And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2023-06-16-09.45.18-1.jpg" text:style-name="Internet_20_link" text:visited-style-name="Visited_20_Internet_20_Link">
2023-06-16-09.45.18-1.jpg</text:a>
']</text:p>
      <text:p text:style-name="P4">
Tags: ['БПЛА', 'ВОЛОДИМИР ГАВРИЛОВ', 'ЗБРОЙНІ СИЛИ УКРАЇНИ', 'ОВТ']</text:p>
      <text:p text:style-name="P4">
Category: News</text:p>
      <!--METADATA-->
      <text:p text:style-name="P4">
<draw:frame draw:style-name="fr1" draw:name="Image292" text:anchor-type="as-char" svg:width="6.9236in" svg:height="4.649744in" draw:z-index="0">
<draw:image xlink:href="../Images/AРМІЯINFORM/2023-06-19T67-00-00-04-00/2023-06-16-09.45.18-1.jpg" xlink:type="simple" xlink:show="embed" xlink:actuate="onLoad" draw:mime-type="image/jpeg"/>
</draw:frame>
- There were always priority during the war of different times in all countries. As well as everything related to armored equipment. This is what matures, breaks. The next position in the List of OWT - drones, UAV protidi system. A separate line is air defense. This is actual among priorities - about it <text:a xlink:type="simple" xlink:href="https://armyinform.com.ua/2023/06/19/zminy-shhodo-postachannya-ovt-dlya-zsu/" text:style-name="Internet_20_link" text:visited-style-name="Visited_20_Internet_20_Link">
told</text:a>
Deputy Minister of Defense of Ukraine Volodymyr Gavrilov in an interview information agency Armyinform.</text:p>
      <text:p text:style-name="P4">
News Source: <text:a xlink:type="simple" xlink:href="https://armyinform.com.ua/2023/06/19/u-minoborony-nazvaly-ozbroyennya-ta-tehniku-yakoyi-najbilshe-potrebuye-vijsko/" text:style-name="Internet_20_link" text:visited-style-name="Visited_20_Internet_20_Link">
https://armyinform.com.ua/2023/06/19/u-minoborony-nazvaly-ozbroyennya-ta-tehniku-yakoyi-najbilshe-potrebuye-vijsko/</text:a>
</text:p>
      <!--NEWS-->
      <text:h text:style-name="P10" text:outline-level="1">
<text:span text:style-name="T4">
Orbital instructors have prepared thousands of defenders of Ukraine and this is an example for other partners - Alexander Polishchuk</text:span>
</text:h>
      <text:p text:style-name="P4">
Author: ['АРМІЯINFORM']</text:p>
      <text:p text:style-name="P4">
Time: 2023-06-19T68:00:00-04:00</text:p>
      <text:p text:style-name="P4">
Description: The intercessor of the defense of the defense of Ukraine Oleksandr Polishchuk Pіdkresliv vidchatu systems 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e088a0997007f5ceb06d09a355477370019aab50.jpeg" text:style-name="Internet_20_link" text:visited-style-name="Visited_20_Internet_20_Link">
e088a0997007f5ceb06d09a355477370019aab50.jpeg</text:a>
']</text:p>
      <text:p text:style-name="P4">
Tags: ['ORBITAL', 'МІНІСТЕРСТВО ОБОРОНИ УКРАЇНИ', 'ОЛЕКСАНДР ПОЛІЩУК', 'ОПЕРАЦІЯ INTERFLEX']</text:p>
      <text:p text:style-name="P4">
Category: News</text:p>
      <!--METADATA-->
      <text:p text:style-name="P4">
<draw:frame draw:style-name="fr1" draw:name="Image293" text:anchor-type="as-char" svg:width="6.9236in" svg:height="4.521733in" draw:z-index="0">
<draw:image xlink:href="../Images/AРМІЯINFORM/2023-06-19T68-00-00-04-00/e088a0997007f5ceb06d09a355477370019aab50.jpeg" xlink:type="simple" xlink:show="embed" xlink:actuate="onLoad" draw:mime-type="image/jpeg"/>
</draw:frame>
Deputy Minister of Defense of Ukraine Oleksandr Polishchuk emphasized the tangible and unchanging support of our partners from the United Kingdom. In particular, weapons and military equipment are significant, where our British friends play one of the leading roles.</text:p>
      <text:p text:style-name="P4">
Equally effective is the preparation of personnel, which now releases Ukrainian land from the Russian invaders on the battlefield.</text:p>
      <text:p text:style-name="P4">
In the framework of the multinational Interflex educational operation, started with the leading role of ORBITAL instructors, they have been trained by thousands of associations and defenders of Ukraine.</text:p>
      <text:p text:style-name="P4">
Preparation was under the guidance of British instructors directly in the United Kingdom on various weapons and military equipment.</text:p>
      <text:p text:style-name="P4">
British colleagues have prepared whole Ukrainian units on combat technicians - armored vehicles of various types, RSSS and artillery, Air Defense, UAV.</text:p>
      <text:p text:style-name="P4">
Orbital is an encouraging example for other partners to involve Ukrainian defenders and defenders in the training of a joint victory with a subsoil aggressor.</text:p>
      <text:p text:style-name="P4">
<text:span text:style-name="T4">
 Source: </text:span>
 _ <text:a xlink:type="simple" xlink:href="https://www.mil.gov.ua/news/2023/06/19/britanska-operacziya-orbital%E2%80%9D-zaohochuvalnij-priklad-dlya-inshih-partneriv-zaluchati-do-navchan-ukrainskih-voiniv-dlya-nablizhennya-spilnoi-peremogi-oleksandr-polishhuk/" text:style-name="Internet_20_link" text:visited-style-name="Visited_20_Internet_20_Link">
Ministry of Defense of Ukraine</text:a>
_</text:p>
      <text:p text:style-name="P4">
News Source: <text:a xlink:type="simple" xlink:href="https://armyinform.com.ua/2023/06/19/instruktory-orbital-pidgotuvaly-tysyachi-zahysnykiv-ukrayiny-i-cze-pryklad-dlya-inshyh-partneriv-oleksandr-polishhuk/" text:style-name="Internet_20_link" text:visited-style-name="Visited_20_Internet_20_Link">
https://armyinform.com.ua/2023/06/19/instruktory-orbital-pidgotuvaly-tysyachi-zahysnykiv-ukrayiny-i-cze-pryklad-dlya-inshyh-partneriv-oleksandr-polishhuk/</text:a>
</text:p>
      <!--NEWS-->
      <text:h text:style-name="P10" text:outline-level="1">
<text:span text:style-name="T4">
The occupiers did not allow the UN mission to the inhabitants affected by the Kakhovsky Hydroe</text:span>
</text:h>
      <text:p text:style-name="P4">
Author: ['АРМІЯINFORM']</text:p>
      <text:p text:style-name="P4">
Time: 2023-06-19T69:00:00-04:00</text:p>
      <text:p text:style-name="P4">
Description: Rosieya Vidni was passing by the Humanitarian UN to the residential of Timchasovo perpose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original-5.jpg" text:style-name="Internet_20_link" text:visited-style-name="Visited_20_Internet_20_Link">
original-5.jpg</text:a>
']</text:p>
      <text:p text:style-name="P4">
Tags: ['АГРЕСІЯ РФ', 'ДЕНІЗ БРАУН', 'КАХОВСЬКА ГЕС', 'КАХОВСЬКА ГЕС/ШТАБ INFO', 'ООН']</text:p>
      <text:p text:style-name="P4">
Category: News</text:p>
      <!--METADATA-->
      <text:p text:style-name="P4">
<draw:frame draw:style-name="fr1" draw:name="Image294" text:anchor-type="as-char" svg:width="6.9236in" svg:height="4.628555in" draw:z-index="0">
<draw:image xlink:href="../Images/AРМІЯINFORM/2023-06-19T69-00-00-04-00/original-5.jpg" xlink:type="simple" xlink:show="embed" xlink:actuate="onLoad" draw:mime-type="image/jpeg"/>
</draw:frame>
Russia has refused to pass the UN humanitarian mission to the inhabitants of the temporary -corresponding Left Bank of Kherson Region, affected by Kakhovskaya HEP.</text:p>
      <text:p text:style-name="P4">
About it <text:a xlink:type="simple" xlink:href="https://reliefweb.int/report/ukraine/statement-humanitarian-coordinator-ukraine-denise-brown-humanitarian-access-areas-under-russian-control-enruuk" text:style-name="Internet_20_link" text:visited-style-name="Visited_20_Internet_20_Link">
stated</text:a>
The UN Coordinator in Ukraine Deniz Brown.</text:p>
      <text:p text:style-name="P4">
“The Government of the Russian Federation has yet rejected our request for access to areas under itsiman military control. The UN will continue to work on obtaining a single access. We urge the Russian authorities to act in accordance with our obligations under international humanitarian law. It is impossible to refuse to assist people who need it, ”the UN coordinator in Ukraine said.</text:p>
      <text:p text:style-name="P4">
News Source: <text:a xlink:type="simple" xlink:href="https://armyinform.com.ua/2023/06/19/okupanty-ne-dopustyly-misiyu-oon-do-zhyteliv-yaki-postrazhdaly-vid-pidryvu-kahovskoyi-ges/" text:style-name="Internet_20_link" text:visited-style-name="Visited_20_Internet_20_Link">
https://armyinform.com.ua/2023/06/19/okupanty-ne-dopustyly-misiyu-oon-do-zhyteliv-yaki-postrazhdaly-vid-pidryvu-kahovskoyi-ges/</text:a>
</text:p>
      <!--NEWS-->
      <text:h text:style-name="P10" text:outline-level="1">
<text:span text:style-name="T4">
Ukrainian fighters fight the consequences</text:span>
</text:h>
      <text:p text:style-name="P4">
Author: ['АРМІЯINFORM']</text:p>
      <text:p text:style-name="P4">
Time: 2023-06-19T6:00:00-04:00</text:p>
      <text:p text:style-name="P4">
Description: PIDRIV Kakhovo GIDOROLEKTRANTSIA, Having become a Chergovym the wake of the Pociya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355128041_578315574467525_7581757618324053477_n.jpg" text:style-name="Internet_20_link" text:visited-style-name="Visited_20_Internet_20_Link">
355128041_578315574467525_7581757618324053477_n.jpg</text:a>
', '<text:a xlink:type="simple" xlink:href="https://armyinform.com.ua/wp-content/uploads/2023/06/354576404_578315587800857_4417510441361849892_n.jpg" text:style-name="Internet_20_link" text:visited-style-name="Visited_20_Internet_20_Link">
354576404_578315587800857_4417510441361849892_n.jpg</text:a>
']</text:p>
      <text:p text:style-name="P4">
Tags: ['STOPRUSSIA', 'АГРЕСІЯ РФ', 'ВІЙНА', 'ВТОРГНЕННЯ РФ', 'КОМАНДУВАННЯ СИЛ ТЕРОБОРОНИ ЗСУ']</text:p>
      <text:p text:style-name="P4">
Category: News</text:p>
      <!--METADATA-->
      <text:p text:style-name="P4">
<draw:frame draw:style-name="fr1" draw:name="Image295" text:anchor-type="as-char" svg:width="6.9236in" svg:height="4.612827in" draw:z-index="0">
<draw:image xlink:href="../Images/AРМІЯINFORM/2023-06-19T6-00-00-04-00/355128041_578315574467525_7581757618324053477_n.jpg" xlink:type="simple" xlink:show="embed" xlink:actuate="onLoad" draw:mime-type="image/jpeg"/>
</draw:frame>
The undermining of the Kakhovka hydroelectric power plant has become another military crime of Pocian.</text:p>
      <text:p text:style-name="P4">
The fighters of the Kherson Territorial Defense Forces forces, despite all the difficulties of dance safety, are actively engaged in the evacuation of people with dangerous zones of their basic needs.</text:p>
      <text:p text:style-name="P4">
Due to the high preparation and proper coordination of actions, warriors promptly respond to an emergency, regarding the most effective allocation of resources to assist the victims.</text:p>
      <text:p text:style-name="P4">
<draw:frame draw:style-name="fr1" draw:name="Image296" text:anchor-type="as-char" svg:width="6.9236in" svg:height="5.1927in" draw:z-index="0">
<draw:image xlink:href="../Images/AРМІЯINFORM/2023-06-19T6-00-00-04-00/354576404_578315587800857_4417510441361849892_n.jpg" xlink:type="simple" xlink:show="embed" xlink:actuate="onLoad" draw:mime-type="image/jpeg"/>
</draw:frame>
Self -sacrifice, courage and willingness to fight for every meter of their land will produce Ukrainians strong in these difficult times. Our people are able to cope with any challenges and obstacles to freedom and independence!</text:p>
      <text:p text:style-name="P4">
<text:span text:style-name="T4">
 Source: </text:span>
 _ <text:a xlink:type="simple" xlink:href="https://www.facebook.com/TROPIVDEN" text:style-name="Internet_20_link" text:visited-style-name="Visited_20_Internet_20_Link">
Regional Directorate of Forces of Territorial Defense "South" of ZSUKRAIN.</text:a>
_</text:p>
      <text:p text:style-name="P4">
News Source: <text:a xlink:type="simple" xlink:href="https://armyinform.com.ua/2023/06/19/ukrayinski-bijczi-boryatsya-z-naslidkamy-pidryvu-kahovskoyi-gidroelektrostancziyi/" text:style-name="Internet_20_link" text:visited-style-name="Visited_20_Internet_20_Link">
https://armyinform.com.ua/2023/06/19/ukrayinski-bijczi-boryatsya-z-naslidkamy-pidryvu-kahovskoyi-gidroelektrostancziyi/</text:a>
</text:p>
      <!--NEWS-->
      <text:h text:style-name="P10" text:outline-level="1">
<text:span text:style-name="T4">
The National Council was discussed with Polish colleagues to counteract information terrorism</text:span>
</text:h>
      <text:p text:style-name="P4">
Authors: Ukrinform (Person)</text:p>
      <text:p text:style-name="P4">
Publisher: Укринформ (Organization)</text:p>
      <text:p text:style-name="P4">
Published Time: 2023-06-19T6:32:00+03:00</text:p>
      <text:p text:style-name="P4">
Modified Time: 2023-06-19T22:32:00+03:00</text:p>
      <text:p text:style-name="P4">
Description: Olga Gerasimyuk, the Chairman of the National Television and Radio Broadcasting Council, met with a new staff of the National Television and Radio Broadcasting Council (Krrit). - Ukrinform.</text:p>
      <text:p text:style-name="P4">
Images: ['<text:a xlink:type="simple" xlink:href="https://static.ukrinform.com/photos/2023_06/thumb_files/630_360_1687201905-608.jpg" text:style-name="Internet_20_link" text:visited-style-name="Visited_20_Internet_20_Link">
630_360_16872...</text:a>
']</text:p>
      <text:p text:style-name="P4">
Tags: ['Польща', 'Пропаганда', 'Тероризм', 'ЗМІ', 'Нацрада']</text:p>
      <text:p text:style-name="P4">
Type: Article</text:p>
      <!--METADATA-->
      <text:p text:style-name="P4">
<draw:frame draw:style-name="fr1" draw:name="Image297" text:anchor-type="as-char" svg:width="6.9236in" svg:height="3.956343in" draw:z-index="0">
<draw:image xlink:href="../Images/yкринформ/2023-06-19T6-32-00-03-00/630_360_1687201905-608.jpg" xlink:type="simple" xlink:show="embed" xlink:actuate="onLoad" draw:mime-type="image/jpeg"/>
</draw:frame>
The Chief Council for Television and Radio Broadcasting, Olga Gerasimymimyuzuzuka, has been with a new staff of the National Television Council for Poland Iradiology(Krit).</text:p>
      <text:p text:style-name="P4">
Як передає Укрінформ, про це повідомляє пресслужба <text:a xlink:type="simple" xlink:href="http://www.nrada.gov.ua/ukrayinskyj-polskyj-mediaregulyatory-obgovoryly-ob-yednannya-zusyl-v-borotbi-z-informatsijnym-teroryzmom/" text:style-name="Internet_20_link" text:visited-style-name="Visited_20_Internet_20_Link">
 Нацради</text:a>
.</text:p>
      <text:p text:style-name="P4">
«Майже рік тому - 13 липня 2022 року - обидва медіарегулятори підписалиМеморандум про співробітництво та вже спільно провели низку важливихрегуляторних консультацій», - ідеться в повідомленні.</text:p>
      <text:p text:style-name="P4">
На зустрічі сторони обговорили ініціативу KRRiT про об’єднання 9медіарегуляторів східноєвропейських країн, аби разом просувати стратегіюборотьби з російською пропагандою в Європейському Союзі. «Адже частина країнЗахідної Європи досі не повною мірою усвідомлюють її реальної загрози таполітикою неспротиву відчиняють двері інформаційному тероризму Кремля», -вказують у Нацраді.</text:p>
      <text:p text:style-name="P4">
Зазначається, що відомство братиме участь у розробці порядку денногоспеціальної зустрічі, яка відбудетеся у Варшаві у вересні й буде присвяченацьому об’єднанню.</text:p>
      <text:p text:style-name="P4">
<text:span text:style-name="T4">
Читайте також:</text:span>
 <text:a xlink:type="simple" xlink:href="https://www.ukrinform.ua/rubric-society/3692394-nacrada-vinesla-na-obgovorenna-14-proektiv-pidzakonnih-aktiv-do-zakonu-pro-media.html" text:style-name="Internet_20_link" text:visited-style-name="Visited_20_Internet_20_Link">
 <text:span text:style-name="T4">
Нацрада</text:span>
 винесла на обговорення 14 проєктівпідзаконних актів до Закону «Про медіа» </text:a>
The parties have agreed to record and defend the evaluation of the term "information terrorism" of the actions taken by Russia in the mediapole. They will come together for punishment in the future of Russian propagandists for complicity <text:a xlink:type="simple" xlink:href="https://www.ukrinform.ua/tag-terorizm" text:style-name="Internet_20_link" text:visited-style-name="Visited_20_Internet_20_Link">
terrorism</text:a>
.</text:p>
      <text:p text:style-name="P4">
The meeting with Krrit was attended by the Ambassador of Ukraine to Poland Vasyl Zvarych, Acting Center of Center of Care of Misinformation Andriy Shapovalov, Head of Stop Fakeevgen Fedchenko.</text:p>
      <text:p text:style-name="P4">
As <text:a xlink:type="simple" xlink:href="http://www.ukrinform.ua/rubric-society/3723251-nacrada-ponovlue-perevirki-subektiv-u-sferi-media.html" text:style-name="Internet_20_link" text:visited-style-name="Visited_20_Internet_20_Link">
reported Ukrinform</text:a>
, The National Television and Radio Broadcasting Council has been able to re -inspire media entities.</text:p>
      <text:p text:style-name="P4">
<text:span text:style-name="T5">
Foto: nrada.gov.ua</text:span>
</text:p>
      <text:p text:style-name="P4">
News Source: <text:a xlink:type="simple" xlink:href="https://www.ukrinform.ua/rubric-society/3725043-u-nacradi-obgovorili-z-polskimi-kolegami-protidiu-informacijnomu-terorizmu.html" text:style-name="Internet_20_link" text:visited-style-name="Visited_20_Internet_20_Link">
https://www.ukrinform.ua/rubric-society/3725043-u-nacradi-obgovorili-z-polskimi-kolegami-protidiu-informacijnomu-terorizmu.html</text:a>
</text:p>
      <!--NEWS-->
      <text:h text:style-name="P10" text:outline-level="1">
<text:span text:style-name="T4">
On June 22, a charity photo exhibition "Flowers of War" will start in Kiev</text:span>
</text:h>
      <text:p text:style-name="P4">
Author: ['АРМІЯINFORM']</text:p>
      <text:p text:style-name="P4">
Time: 2023-06-19T70:00:00-04:00</text:p>
      <text:p text:style-name="P4">
Description: Z 22 worms of 8 lipna 2023 Rock in Kiwi passed by a kind of Wista Vistavka “KVITI VIIN” .... War with Ukraine 2022, War with Ukraine Latest news today, News War with Ukraine 2022 Last for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353847568_650305523784646_8005527662866765978_n.jpg" text:style-name="Internet_20_link" text:visited-style-name="Visited_20_Internet_20_Link">
353847568_650305523784646_8005527662866765978_n.jpg</text:a>
']</text:p>
      <text:p text:style-name="P4">
Tags: ['«КВІТИ ВІЙНИ»', 'STOPRUSSIA', 'ВИСТАВКА', 'ВТОРГНЕННЯ РФ', 'ЕДУАРД КРИЖАНІВСЬКИЙ']</text:p>
      <text:p text:style-name="P4">
Category: News</text:p>
      <!--METADATA-->
      <text:p text:style-name="P4">
<draw:frame draw:style-name="fr1" draw:name="Image298" text:anchor-type="as-char" svg:width="6.9236in" svg:height="3.894525in" draw:z-index="0">
<draw:image xlink:href="../Images/AРМІЯINFORM/2023-06-19T70-00-00-04-00/353847568_650305523784646_8005527662866765978_n.jpg" xlink:type="simple" xlink:show="embed" xlink:actuate="onLoad" draw:mime-type="image/jpeg"/>
</draw:frame>
<text:span text:style-name="T4">
 From June 22 to July 8, 2023 </text:span>
 the charity exhibition "Flowers of War" will be held in Kiev. Everyone can see special photo work of Ukrainian reporting photographer Edward Kryzhanovsky, created with the help of Ukrainianwitness, during a working trip to the Bakhmut direction. The photographer managed to capture the active work of Ukrainian artillerymen on a separate artillery brigade. Hetman Taras shaking.</text:p>
      <text:p text:style-name="P4">
The official opening of the exhibition "Flowers of War" will take place <text:span text:style-name="T4">
 June 22 at 18:30 </text:span>
 Pierce PEREMOGA(<text:span text:style-name="T5">
M.Kiv, str. Yaroslav Val, 15, floor 5</text:span>
), entrance to the preliminary <text:a xlink:type="simple" xlink:href="https://docs.google.com/forms/d/18dXAXAB3VuuDtqqwVTt6ovK9MPsXh9CPDAuVI5ne8Pg/edit" text:style-name="Internet_20_link" text:visited-style-name="Visited_20_Internet_20_Link">
registration</text:a>
.</text:p>
      <text:p text:style-name="P4">
<text:span text:style-name="T4">
Місія фотовиставки</text:span>
 — збір <text:span text:style-name="T4">
1 млн грн</text:span>
 для парамедикинь — учасниць рухуVETERANKA, які рятують життя на передовій (Auto for evacuation for paramedicin tusks on the pseudo "Oksi", a bead for the head of the medical service of the 3rd separate-healing brigade of Victoria Kovach "Avicenna" and 300 certified turnstiles).</text:p>
      <text:p text:style-name="P4">
Також в рамках виставки <text:span text:style-name="T4">
30 червня</text:span>
 відбудеться благодійний «Квітучийстендап» з улюбленими зірками гумору, а <text:span text:style-name="T4">
7 липня</text:span>
 відкритий запис подкасту«Фронтова поплава» з журналістом Олегом Новіковим як завжди на актуальну темусьогодення.</text:p>
      <text:p text:style-name="P4">
Зареєструватися на подію можна за телефонами: +380665684032 WhatsApp, Олена.Новини та розклад подій розміщений на сторінці <text:a xlink:type="simple" xlink:href="https://www.instagram.com/veteranka_/" text:style-name="Internet_20_link" text:visited-style-name="Visited_20_Internet_20_Link">
рухуVETERANKA</text:a>
.</text:p>
      <text:p text:style-name="P4">
<text:span text:style-name="T4">
Автор виставки Едуард Крижанівський —</text:span>
 український репортажний фотограф.Активно висвітлював події під час Революції Гідності та фіксував розстріли наМайдані. Став одним з перших фотографів, який зняв зруйновану «Мрію».Фотографії Едуарда Крижанівського представлені на міжнародних виставках тааукціонах — США, Чехія, Великої Британія, Нова Зеландія, Польща, Люксембург. ВУкраїні Едуард офіційний фотограф при Міністерстві закордонних справ.</text:p>
      <text:p text:style-name="P4">
News Source: <text:a xlink:type="simple" xlink:href="https://armyinform.com.ua/2023/06/19/22-chervnya-u-kyyevi-startuye-blagodijna-fotovystavka-kvity-vijny/" text:style-name="Internet_20_link" text:visited-style-name="Visited_20_Internet_20_Link">
https://armyinform.com.ua/2023/06/19/22-chervnya-u-kyyevi-startuye-blagodijna-fotovystavka-kvity-vijny/</text:a>
</text:p>
      <!--NEWS-->
      <text:h text:style-name="P10" text:outline-level="1">
<text:span text:style-name="T4">
The first footage from the liberated village in Zaporozhye</text:span>
</text:h>
      <text:p text:style-name="P4">
Author: ['АРМІЯINFORM']</text:p>
      <text:p text:style-name="P4">
Time: 2023-06-19T71:00:00-04:00</text:p>
      <text:p text:style-name="P4">
Description: PID Hour Zvilnnnya to the settlement of P'yatikhatka Rosiyski Percptianі -Vіsyska threw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bez-imeni-4.jpg" text:style-name="Internet_20_link" text:visited-style-name="Visited_20_Internet_20_Link">
bez-imeni-4.jpg</text:a>
']</text:p>
      <text:p text:style-name="P4">
Tags: ['АГРЕСІЯ РФ', 'ВТОРГНЕННЯ РФ', 'КОМАНДУВАННЯ СУХОПУТНИХ ВІЙСЬК ЗСУ', "П'ЯТИХАТКИ"]</text:p>
      <text:p text:style-name="P4">
Category: News</text:p>
      <!--METADATA-->
      <text:p text:style-name="P4">
<draw:frame draw:style-name="fr1" draw:name="Image299" text:anchor-type="as-char" svg:width="6.9236in" svg:height="3.952222in" draw:z-index="0">
<draw:image xlink:href="../Images/AРМІЯINFORM/2023-06-19T71-00-00-04-00/bez-imeni-4.jpg" xlink:type="simple" xlink:show="embed" xlink:actuate="onLoad" draw:mime-type="image/jpeg"/>
</draw:frame>
During the liberation of the settlement five, Russian occupation troopsssed equipment and ammunition.</text:p>
      <text:p text:style-name="P4">
About this <text:a xlink:type="simple" xlink:href="https://fb.watch/lfNv-Uja-x/" text:style-name="Internet_20_link" text:visited-style-name="Visited_20_Internet_20_Link">
it is referred</text:a>
In the video command of the Armed Forces Sukhoputnyvsk.</text:p>
      <text:p text:style-name="P4">
Recall that in Berdyansk and Melitopol directions in two weeks <text:a xlink:type="simple" xlink:href="https://armyinform.com.ua/2023/06/19/na-berdyanskomu-ta-melitopolskomu-napryamkah-za-dva-tyzhni-zvilneno-8-naselenyh-punktiv-ganna-malyar/" text:style-name="Internet_20_link" text:visited-style-name="Visited_20_Internet_20_Link">
released</text:a>
8 settlements: Novodarivka, Levadne, Storozhevo, Makarivka, Blessed, Pubic, Neschaty, Pyatykhovka.</text:p>
      <text:p text:style-name="P4">
News Source: <text:a xlink:type="simple" xlink:href="https://armyinform.com.ua/2023/06/19/pershi-kadry-iz-zvilnenogo-sela-na-zaporizhzhi/" text:style-name="Internet_20_link" text:visited-style-name="Visited_20_Internet_20_Link">
https://armyinform.com.ua/2023/06/19/pershi-kadry-iz-zvilnenogo-sela-na-zaporizhzhi/</text:a>
</text:p>
      <!--NEWS-->
      <text:h text:style-name="P10" text:outline-level="1">
<text:span text:style-name="T4">
Kakhovskaya hydroelectric power plant: more than 800 houses remain flooded in Kherson region</text:span>
</text:h>
      <text:p text:style-name="P4">
Author: ['АРМІЯINFORM']</text:p>
      <text:p text:style-name="P4">
Time: 2023-06-19T72:00:00-04:00</text:p>
      <text:p text:style-name="P4">
Description: On the right birch river. Dnipro are deprived of 4 settlements of dashes (832 alarm clock). O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2209e367-d2d1-4da6-af87-731986307b2a.jpg" text:style-name="Internet_20_link" text:visited-style-name="Visited_20_Internet_20_Link">
2209e367-d2d1-4da6-af87-731986307b2a.jpg</text:a>
']</text:p>
      <text:p text:style-name="P4">
Tags: ['КАХОВСЬКА ГЕС', 'КАХОВСЬКА ГЕС/ШТАБ INFO', 'ПІДТОПЛЕНІ БУДИНКИ', 'ХЕРСОНЩИНА']</text:p>
      <text:p text:style-name="P4">
Category: News</text:p>
      <!--METADATA-->
      <text:p text:style-name="P4">
<draw:frame draw:style-name="fr1" draw:name="Image300" text:anchor-type="as-char" svg:width="6.9236in" svg:height="4.615733in" draw:z-index="0">
<draw:image xlink:href="../Images/AРМІЯINFORM/2023-06-19T72-00-00-04-00/2209e367-d2d1-4da6-af87-731986307b2a.jpg" xlink:type="simple" xlink:show="embed" xlink:actuate="onLoad" draw:mime-type="image/jpeg"/>
</draw:frame>
On the right bank of the Dnieper River, 4 settlements remain flooded(832budish). На тимчасово окупованій — 17 населених пунктів.</text:p>
      <text:p text:style-name="P4">
Про це <text:a xlink:type="simple" xlink:href="https://t.me/shtab_kakhovska_hes/1016" text:style-name="Internet_20_link" text:visited-style-name="Visited_20_Internet_20_Link">
повідомляє</text:a>
Headquarters for the elimination of consequences of Kakhovskaya hydroelectric power station.</text:p>
      <text:p text:style-name="P4">
Since the beginning of the day, SES rescuers pumped more than 12 tons of water, and a total of 135 thousand tons of 505 houses and basements.</text:p>
      <text:p text:style-name="P4">
"More than 27 tons of water for citizens have been brought, and from the beginning of the work - 471 tons of water of 36 thousand 597 kg of food and essential food," - said.</text:p>
      <text:p text:style-name="P4">
News Source: <text:a xlink:type="simple" xlink:href="https://armyinform.com.ua/2023/06/19/pidryv-kahovskoyi-ges-na-hersonshhyni-pidtoplenymy-lyshayetsya-ponad-800-budynkiv/" text:style-name="Internet_20_link" text:visited-style-name="Visited_20_Internet_20_Link">
https://armyinform.com.ua/2023/06/19/pidryv-kahovskoyi-ges-na-hersonshhyni-pidtoplenymy-lyshayetsya-ponad-800-budynkiv/</text:a>
</text:p>
      <!--NEWS-->
      <text:h text:style-name="P10" text:outline-level="1">
<text:span text:style-name="T4">
In Kherson region, the middle level of flooding has decreased to 80 cm mark</text:span>
</text:h>
      <text:p text:style-name="P4">
Author: ['АРМІЯINFORM']</text:p>
      <text:p text:style-name="P4">
Time: 2023-06-19T73:00:00-04:00</text:p>
      <text:p text:style-name="P4">
Description: The camp on the 19th worm at the Khersonskiy Crimean Crimean Ryven Drisly Pizlya Pіdriva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d225ba-gettyimages-1258565622.jpeg" text:style-name="Internet_20_link" text:visited-style-name="Visited_20_Internet_20_Link">
2d225ba-gettyimages-1258565622.jpeg</text:a>
']</text:p>
      <text:p text:style-name="P4">
Tags: ['КАХОВСЬКА ГЕС']</text:p>
      <text:p text:style-name="P4">
Category: News</text:p>
      <!--METADATA-->
      <text:p text:style-name="P4">
<draw:frame draw:style-name="fr1" draw:name="Image301" text:anchor-type="as-char" svg:width="6.9236in" svg:height="4.093955in" draw:z-index="0">
<draw:image xlink:href="../Images/AРМІЯINFORM/2023-06-19T73-00-00-04-00/2d225ba-gettyimages-1258565622.jpeg" xlink:type="simple" xlink:show="embed" xlink:actuate="onLoad" draw:mime-type="image/jpeg"/>
</draw:frame>
As of the morning of June 19 in the Kherson region, the average water level of the occupants <text:a xlink:type="simple" xlink:href="https://armyinform.com.ua/category/news/page/5/" text:style-name="Internet_20_link" text:visited-style-name="Visited_20_Internet_20_Link">
Kakhovskaya HEES</text:a>
It is 80 -centimeters, and five settlements remain flooded.</text:p>
      <text:p text:style-name="P4">
About it <text:a xlink:type="simple" xlink:href="https://t.me/shtab_kakhovska_hes/998" text:style-name="Internet_20_link" text:visited-style-name="Visited_20_Internet_20_Link">
reports</text:a>
Headquarters for the elimination of consequences of Kakhovskaya hydroelectric power station.</text:p>
      <text:p text:style-name="P4">
“There are still 5 settlements on the Right Bank of the Dnieper: Kherson, Belozer, Dniprovske, Novogrednevo, Blessed, Blessed(843 houses are cleared under water)», - the message reads.</text:p>
      <text:p text:style-name="P4">
Rescuers have already examined 345 hectares of potentially hazardous territories of the region, from which 31 explosive objects were seized and disposed of.</text:p>
      <text:p text:style-name="P4">
News Source: <text:a xlink:type="simple" xlink:href="https://armyinform.com.ua/2023/06/19/na-hersonshhyni-serednij-riven-pidtoplennya-znyzyvsya-do-poznachky-u-80-sm/" text:style-name="Internet_20_link" text:visited-style-name="Visited_20_Internet_20_Link">
https://armyinform.com.ua/2023/06/19/na-hersonshhyni-serednij-riven-pidtoplennya-znyzyvsya-do-poznachky-u-80-sm/</text:a>
</text:p>
      <!--NEWS-->
      <text:h text:style-name="P10" text:outline-level="1">
<text:span text:style-name="T4">
The enemy leaves no attempt to go to the borders of Donetsk and Luhansk region - Anna Malyar</text:span>
</text:h>
      <text:p text:style-name="P4">
Author: ['АРМІЯINFORM']</text:p>
      <text:p text:style-name="P4">
Time: 2023-06-19T74:00:00-04:00</text:p>
      <text:p text:style-name="P4">
Description: Vorog Pidotyagni of their own seals of the Activation of the attack on the Limansky і Kubsyansky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photo_2022-12-15_11-20-13.jpg" text:style-name="Internet_20_link" text:visited-style-name="Visited_20_Internet_20_Link">
photo_2022-12-15_11-20-13.jpg</text:a>
']</text:p>
      <text:p text:style-name="P4">
Tags: ['STOPRUSSIA', 'АГРЕСІЯ РФ', 'ВТОРГНЕННЯ РФ', 'ГАННА МАЛЯР']</text:p>
      <text:p text:style-name="P4">
Category: News</text:p>
      <!--METADATA-->
      <text:p text:style-name="P4">
<draw:frame draw:style-name="fr1" draw:name="Image302" text:anchor-type="as-char" svg:width="6.9236in" svg:height="4.615733in" draw:z-index="0">
<draw:image xlink:href="../Images/AРМІЯINFORM/2023-06-19T74-00-00-04-00/photo_2022-12-15_11-20-13.jpg" xlink:type="simple" xlink:show="embed" xlink:actuate="onLoad" draw:mime-type="image/jpeg"/>
</draw:frame>
Deputy Minister of Defense Anna Malyar. Photo by Dmitry Yurchenko.</text:p>
      <text:p text:style-name="P4">
The enemy tightened his forces and carried out an active offensive in the Liman Iptician directions, trying to take the initiative. The high actuality of enemy shelling is fixed. Hot fighting is ongoing.</text:p>
      <text:p text:style-name="P4">
About it <text:a xlink:type="simple" xlink:href="https://t.me/annamaliar/860" text:style-name="Internet_20_link" text:visited-style-name="Visited_20_Internet_20_Link">
reports</text:a>
Deputy Minister of Defense of Ukraine Anna Malyar.</text:p>
      <text:p text:style-name="P4">
“The enemy does not leave its plans to enter the borders of Donetsk and Lugansk region. Currently, the invaders are the main direction of the offensive. Therefore, the concentration of the East is a considerable number of its units, including landing assaults, ”she added and added that Ukrainian troops have courageously act in the conditions of superiority in strengths and means and do not allow the invaders to move.</text:p>
      <text:p text:style-name="P4">
News Source: <text:a xlink:type="simple" xlink:href="https://armyinform.com.ua/2023/06/19/vorog-ne-zalyshaye-sprob-vyjty-na-kordony-donechchyny-ta-luganshhyny-ganna-malyar/" text:style-name="Internet_20_link" text:visited-style-name="Visited_20_Internet_20_Link">
https://armyinform.com.ua/2023/06/19/vorog-ne-zalyshaye-sprob-vyjty-na-kordony-donechchyny-ta-luganshhyny-ganna-malyar/</text:a>
</text:p>
      <!--NEWS-->
      <text:h text:style-name="P10" text:outline-level="1">
<text:span text:style-name="T4">
Over 100 explosive items were neutralized by pyrotechnics per day</text:span>
</text:h>
      <text:p text:style-name="P4">
Author: ['АРМІЯINFORM']</text:p>
      <text:p text:style-name="P4">
Time: 2023-06-19T75:00:00-04:00</text:p>
      <text:p text:style-name="P4">
Description: The long -term service of the Kirotrozhyniy of Ukrainian Situations 35 ... War with Ukraine 2022, the war with Ukraine is the latest news today, the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minu_06_04_111.jpg" text:style-name="Internet_20_link" text:visited-style-name="Visited_20_Internet_20_Link">
minu_06_04_111.jpg</text:a>
']</text:p>
      <text:p text:style-name="P4">
Tags: ['АГРЕСІЯ РФ', 'ВТОРГНЕННЯ РФ', 'ДСНС УКРАЇНИ', 'РОЗМІНУВАННЯ']</text:p>
      <text:p text:style-name="P4">
Category: News</text:p>
      <!--METADATA-->
      <text:p text:style-name="P4">
<draw:frame draw:style-name="fr1" draw:name="Image303" text:anchor-type="as-char" svg:width="6.9236in" svg:height="3.000227in" draw:z-index="0">
<draw:image xlink:href="../Images/AРМІЯINFORM/2023-06-19T75-00-00-04-00/minu_06_04_111.jpg" xlink:type="simple" xlink:show="embed" xlink:actuate="onLoad" draw:mime-type="image/jpeg"/>
</draw:frame>
Illustrative photo</text:p>
      <text:p text:style-name="P4">
During the day, pyrotechnic units of the State Service of Ukraine for Extraordinary Situation <text:span text:style-name="T4">
 35 times </text:span>
 were involved in the execution of demining tasks.</text:p>
      <text:p text:style-name="P4">
About it <text:a xlink:type="simple" xlink:href="https://dsns.gov.ua/uk/news/nadzvicaini-podiyi/operativna-informaciia-shhodo-roboti-pirotexnicnix-pidrozdiliv-dsns-ukrayini-72" text:style-name="Internet_20_link" text:visited-style-name="Visited_20_Internet_20_Link">
reports</text:a>
SESU of Ukraine.</text:p>
      <text:p text:style-name="P4">
Pyrotechnical units revealed, seized and disposed of <text:span text:style-name="T4">
 105 exquisite objects </text:span>
, surveyed with an area of 3.7 hectares.</text:p>
      <text:p text:style-name="P4">
Most often pyrotechnic units worked: in Kharkiv region - 19 384 times, Kyiv region - 7 981, Donetsk region - 6 139, Mykolaiv region - 5 193, Kherson region - 5 651, Chernihiv region - 4 726, Sumy - 2 207, Cherkasy region - 1 120.</text:p>
      <text:p text:style-name="P4">
Reference: In total, since the beginning of a large -scale military invasion of the Russian Federation in the territory of Ukraine the <text:span text:style-name="T4">
 402 424 extinguished objects </text:span>
 and 2 891 kg of explosive substance, in particular <text:span text:style-name="T4">
 3 001 Aviation bomb </text:span>
. The territory of more than 90 thousand 201 hectares was surveyed.</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19/ponad-100-vybuhonebezpechnyh-predmetiv-zneshkodyly-pirotehniky-za-dobu/" text:style-name="Internet_20_link" text:visited-style-name="Visited_20_Internet_20_Link">
https://armyinform.com.ua/2023/06/19/ponad-100-vybuhonebezpechnyh-predmetiv-zneshkodyly-pirotehniky-za-dobu/</text:a>
</text:p>
      <!--NEWS-->
      <text:h text:style-name="P10" text:outline-level="1">
<text:span text:style-name="T4">
As the Five Warriors of the Transcarpathian Brigade were released</text:span>
</text:h>
      <text:p text:style-name="P4">
Author: ['АРМІЯINFORM']</text:p>
      <text:p text:style-name="P4">
Time: 2023-06-19T76:00:00-04:00</text:p>
      <text:p text:style-name="P4">
Description: VIISKOVOVOSKOVASKY SREMO-GIRSOO-STURMOVO of Transcarpathian brigades have been permitted by WID ... War with Ukraine 2022,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bez-imeni-5.jpg" text:style-name="Internet_20_link" text:visited-style-name="Visited_20_Internet_20_Link">
bez-imeni-5.jpg</text:a>
']</text:p>
      <text:p text:style-name="P4">
Tags: ['АГРЕСІЯ РФ', 'ВТОРГНЕННЯ РФ', 'ГШ ЗСУ', "П'ЯТИХАТКИ"]</text:p>
      <text:p text:style-name="P4">
Category: News</text:p>
      <!--METADATA-->
      <text:p text:style-name="P4">
<draw:frame draw:style-name="fr1" draw:name="Image304" text:anchor-type="as-char" svg:width="6.9236in" svg:height="4.179738in" draw:z-index="0">
<draw:image xlink:href="../Images/AРМІЯINFORM/2023-06-19T76-00-00-04-00/bez-imeni-5.jpg" xlink:type="simple" xlink:show="embed" xlink:actuate="onLoad" draw:mime-type="image/jpeg"/>
</draw:frame>
Servicemen of a separate mountain and assault Transcarpathian brigade liberated from the Russian occupiers the settlement of the five-hat of the Zaporizhzhya region.</text:p>
      <text:p text:style-name="P4">
About how the release from the occupiers of the settlement took place, <text:a xlink:type="simple" xlink:href="https://fb.watch/lg3Nlvvr0V/" text:style-name="Internet_20_link" text:visited-style-name="Visited_20_Internet_20_Link">
the statement</text:a>
In the video of the General Staff of the Armed Forces.</text:p>
      <text:p text:style-name="P4">
Recall that in Berdyansk and Melitopol directions in two weeks <text:a xlink:type="simple" xlink:href="https://armyinform.com.ua/2023/06/19/na-berdyanskomu-ta-melitopolskomu-napryamkah-za-dva-tyzhni-zvilneno-8-naselenyh-punktiv-ganna-malyar/" text:style-name="Internet_20_link" text:visited-style-name="Visited_20_Internet_20_Link">
released</text:a>
8 settlements: Novodarivka, Levadne, Storozhevo, Makarivka, Blessed, Pubic, Neschaty, Pyatykhovka.</text:p>
      <text:p text:style-name="P4">
News Source: <text:a xlink:type="simple" xlink:href="https://armyinform.com.ua/2023/06/19/yak-zvilnyaly-pyatyhatky-voyiny-zakarpatskoyi-brygady/" text:style-name="Internet_20_link" text:visited-style-name="Visited_20_Internet_20_Link">
https://armyinform.com.ua/2023/06/19/yak-zvilnyaly-pyatyhatky-voyiny-zakarpatskoyi-brygady/</text:a>
</text:p>
      <!--NEWS-->
      <text:h text:style-name="P10" text:outline-level="1">
<text:span text:style-name="T4">
Volodymyr Zelensky had a telephone conversation with Prime Minister Richa Sunak</text:span>
</text:h>
      <text:p text:style-name="P4">
Author: ['АРМІЯINFORM']</text:p>
      <text:p text:style-name="P4">
Time: 2023-06-19T77:00:00-04:00</text:p>
      <text:p text:style-name="P4">
Description: About the site at the site of the president of Ukraine. “The head of the Soverey is about the Rospovіv about ... War with Ukraine 2022, the war with Ukraine is the latest news today, the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8a6f116ff09815f63ff32ac65478ead2_1687167519_extra_large.jpeg" text:style-name="Internet_20_link" text:visited-style-name="Visited_20_Internet_20_Link">
8a6f116ff09815f63ff32ac65478ead2_1687167519_extra_large.jpeg</text:a>
']</text:p>
      <text:p text:style-name="P4">
Tags: ['STOPRUSSIA', 'ВІЙНА', 'ВОЛОДИМИР ЗЕЛЕНСЬКИЙ', 'ВТОРГНЕННЯ РФ']</text:p>
      <text:p text:style-name="P4">
Category: News</text:p>
      <!--METADATA-->
      <text:p text:style-name="P4">
<draw:frame draw:style-name="fr1" draw:name="Image305" text:anchor-type="as-char" svg:width="6.9236in" svg:height="4.613521in" draw:z-index="0">
<draw:image xlink:href="../Images/AРМІЯINFORM/2023-06-19T77-00-00-04-00/8a6f116ff09815f63ff32ac65478ead2_1687167519_extra_large.jpeg" xlink:type="simple" xlink:show="embed" xlink:actuate="onLoad" draw:mime-type="image/jpeg"/>
</draw:frame>
About this <text:a xlink:type="simple" xlink:href="https://www.president.gov.ua/news/volodimir-zelenskij-proviv-telefonnu-rozmovu-z-rishi-sunakom-83673" text:style-name="Internet_20_link" text:visited-style-name="Visited_20_Internet_20_Link">
it is referred</text:a>
on the website of the Presidential Office of Ukraine.</text:p>
      <text:p text:style-name="P4">
“The head of state told in detail about the course of hostilities. The interlocutors have set the defensive needs of Ukraine, further cooperation on the expansion of the Ukrainian army on the battlefield, in particular due to the long -range weapons. The President thanked Risha Snak for organizing the Conference of Ukraine's Cutation of Ukraine, which will be held in London on June 21-22, and for the UK leadership role in the consolidation of our country's international support, ”the message will be in the message.</text:p>
      <text:p text:style-name="P4">
It is noted that the parties coordinated positions on the eve of Vilnius Sumitunato. Volodymyr Zelensky emphasized the importance of giving Ukraine specific membership in the Alliance. The steps to implement the Ukrainian peace formula and preparation of security guarantees for our country were also discussed.</text:p>
      <text:p text:style-name="P4">
Volodymyr Zelensky spoke about the increase of rockets by Russia with the use of Western components and emphasized the need for increased state pressure.</text:p>
      <text:p text:style-name="P4">
News Source: <text:a xlink:type="simple" xlink:href="https://armyinform.com.ua/2023/06/19/volodymyr-zelenskyj-proviv-telefonnu-rozmovu-z-premyer-ministrom-velykoyi-brytaniyi-rishi-sunakom/" text:style-name="Internet_20_link" text:visited-style-name="Visited_20_Internet_20_Link">
https://armyinform.com.ua/2023/06/19/volodymyr-zelenskyj-proviv-telefonnu-rozmovu-z-premyer-ministrom-velykoyi-brytaniyi-rishi-sunakom/</text:a>
</text:p>
      <!--NEWS-->
      <text:h text:style-name="P10" text:outline-level="1">
<text:span text:style-name="T4">
The All -Ukrainian Song Contest YUNA 2023 was held under the slogan "Songs of Unbreakable Ukraine"</text:span>
</text:h>
      <text:p text:style-name="P4">
Author: ['Валентина Вілюра']</text:p>
      <text:p text:style-name="P4">
Time: 2023-06-19T78:00:00-04:00</text:p>
      <text:p text:style-name="P4">
Description: The naginel of the murmur of the premium Yuna was not in the Zhovnete Palace of the Palace, the war with Ukraine 2022, the war with Ukraine is the latest news today, the war with Ukraine 2022 is the last for today, whether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img_20230619_163441_333.jpg" text:style-name="Internet_20_link" text:visited-style-name="Visited_20_Internet_20_Link">
img_20230619_163441_333.jpg</text:a>
', '<text:a xlink:type="simple" xlink:href="https://armyinform.com.ua/wp-content/uploads/2023/06/img_20230619_163441_231.jpg" text:style-name="Internet_20_link" text:visited-style-name="Visited_20_Internet_20_Link">
img_20230619_163441_231.jpg</text:a>
', '<text:a xlink:type="simple" xlink:href="https://armyinform.com.ua/wp-content/uploads/2023/06/img_20230619_163441_502-150x150.jpg" text:style-name="Internet_20_link" text:visited-style-name="Visited_20_Internet_20_Link">
img_20230619_163441_502-150x150.jpg</text:a>
', '<text:a xlink:type="simple" xlink:href="https://armyinform.com.ua/wp-content/uploads/2023/06/img_20230619_163441_347-150x150.jpg" text:style-name="Internet_20_link" text:visited-style-name="Visited_20_Internet_20_Link">
img_20230619_163441_347-150x150.jpg</text:a>
', '<text:a xlink:type="simple" xlink:href="https://armyinform.com.ua/wp-content/uploads/2023/06/img_20230619_163441_729-150x150.jpg" text:style-name="Internet_20_link" text:visited-style-name="Visited_20_Internet_20_Link">
img_20230619_163441_729-150x150.jpg</text:a>
', '<text:a xlink:type="simple" xlink:href="https://armyinform.com.ua/wp-content/uploads/2023/06/img_20230619_163442_022-150x150.jpg" text:style-name="Internet_20_link" text:visited-style-name="Visited_20_Internet_20_Link">
img_20230619_163442_022-150x150.jpg</text:a>
', '<text:a xlink:type="simple" xlink:href="https://armyinform.com.ua/wp-content/uploads/2022/08/photo_2022-08-15_09-04-11-1.jpg" text:style-name="Internet_20_link" text:visited-style-name="Visited_20_Internet_20_Link">
photo_2022-08-15_09-04-11-1.jpg</text:a>
']</text:p>
      <text:p text:style-name="P4">
Tags: []</text:p>
      <text:p text:style-name="P4">
Category: News</text:p>
      <!--METADATA-->
      <text:p text:style-name="P4">
<draw:frame draw:style-name="fr1" draw:name="Image306" text:anchor-type="as-char" svg:width="6.9236in" svg:height="4.615733in" draw:z-index="0">
<draw:image xlink:href="../Images/AРМІЯINFORM/2023-06-19T78-00-00-04-00/img_20230619_163441_333.jpg" xlink:type="simple" xlink:show="embed" xlink:actuate="onLoad" draw:mime-type="image/jpeg"/>
</draw:frame>
Recently, the winners of the Yuna Music Prememia were awarded in the October Palace.</text:p>
      <text:p text:style-name="P4">
It is known that this year the organizers changed the rules, so the winners were chosen in nominations, and among the 100 best songs, the most popular scholarly radio stations from February 24 last year to December 31. Thus, 12 singers whose music were chosen by the Jukrains themselves were honored with honorary awards.</text:p>
      <text:p text:style-name="P4">
According to the co -founder and the general producer Yuna Pavel Shilko, this year'scemonia occurs in special conditions. For the second year, Ukraine has been heroically misplaced by the cruel invasion of the Russian aggressor.</text:p>
      <text:p text:style-name="P4">
<draw:frame draw:style-name="fr1" draw:name="Image307" text:anchor-type="as-char" svg:width="6.9236in" svg:height="4.615733in" draw:z-index="0">
<draw:image xlink:href="../Images/AРМІЯINFORM/2023-06-19T78-00-00-04-00/img_20230619_163441_231.jpg" xlink:type="simple" xlink:show="embed" xlink:actuate="onLoad" draw:mime-type="image/jpeg"/>
</draw:frame>
- In this war, in addition to the main military front, there are others: volunteer, informative, psychological ... On each of them we also need a victory. The music unites, ”says Yuna Pavloshilko co -founder and general producer.</text:p>
      <text:p text:style-name="P4">
In addition, the organizers introduced special awards for those artists who made an important contribution to the development of Ukrainian culture in 2022. Yes, the special Yuna 2023 received nine artists: Jamala, Artem Pivovarov, Alexander Ponomarev, Mikhail Homa, Tina Karol, Monatik, Kalush Orchestra, Kamaliya and Pianoboy.</text:p>
      <text:p text:style-name="P4">
<text:a xlink:type="simple" xlink:href="https://armyinform.com.ua/wp-content/uploads/2023/06/img_20230619_163441_502.jpg" text:style-name="Internet_20_link" text:visited-style-name="Visited_20_Internet_20_Link">
!(Images/AРМІЯINFORM/2023-06-19T78-00-00-04-00/img_20230619_163441_502-150x150.jpg)</text:a>
</text:p>
      <text:p text:style-name="P4">
<text:a xlink:type="simple" xlink:href="https://armyinform.com.ua/wp-content/uploads/2023/06/img_20230619_163441_347.jpg" text:style-name="Internet_20_link" text:visited-style-name="Visited_20_Internet_20_Link">
<draw:frame draw:style-name="fr1" draw:name="Image308" text:anchor-type="as-char" svg:width="6.9236in" svg:height="6.9236in" draw:z-index="0">
<draw:image xlink:href="../Images/AРМІЯINFORM/2023-06-19T78-00-00-04-00/img_20230619_163441_347-150x150.jpg" xlink:type="simple" xlink:show="embed" xlink:actuate="onLoad" draw:mime-type="image/jpeg"/>
</draw:frame>
</text:a>
Many performers - Yevgeny Khmara, "No Restrictions", TVORCHI, Alexander Ponomarev and Mikhail Homa, Yurcash, Kola, Kamaliya, Marta Adamchuk and others made at the Yuna Award ceremony.</text:p>
      <text:p text:style-name="P4">
<text:a xlink:type="simple" xlink:href="https://armyinform.com.ua/wp-content/uploads/2023/06/img_20230619_163441_729.jpg" text:style-name="Internet_20_link" text:visited-style-name="Visited_20_Internet_20_Link">
<draw:frame draw:style-name="fr1" draw:name="Image309" text:anchor-type="as-char" svg:width="6.9236in" svg:height="6.9236in" draw:z-index="0">
<draw:image xlink:href="../Images/AРМІЯINFORM/2023-06-19T78-00-00-04-00/img_20230619_163441_729-150x150.jpg" xlink:type="simple" xlink:show="embed" xlink:actuate="onLoad" draw:mime-type="image/jpeg"/>
</draw:frame>
</text:a>
</text:p>
      <text:p text:style-name="P4">
<text:a xlink:type="simple" xlink:href="https://armyinform.com.ua/wp-content/uploads/2023/06/img_20230619_163442_022.jpg" text:style-name="Internet_20_link" text:visited-style-name="Visited_20_Internet_20_Link">
<draw:frame draw:style-name="fr1" draw:name="Image310" text:anchor-type="as-char" svg:width="6.9236in" svg:height="6.9236in" draw:z-index="0">
<draw:image xlink:href="../Images/AРМІЯINFORM/2023-06-19T78-00-00-04-00/img_20230619_163442_022-150x150.jpg" xlink:type="simple" xlink:show="embed" xlink:actuate="onLoad" draw:mime-type="image/jpeg"/>
</draw:frame>
</text:a>
This time, well-known bloggers, radio and television presenters, doctors and others were able to hand over the awards. Among them was our famous presenter of the first military council FM Army Senior Lieutenant Serge Gagarin. It was he who symbolized the extreme statuette at Yuna 2023.</text:p>
      <text:p text:style-name="P4">
<text:span text:style-name="T4">
 Background. </text:span>
 During the Yuna 2023 ceremony, TV took place. The television personality of the event can be seen on dozens of Ukrainian regional channels after June 23. Follow the announcements of telecommunications.</text:p>
      <text:p text:style-name="P4">
<draw:frame draw:style-name="fr1" draw:name="Image311" text:anchor-type="as-char" svg:width="6.9236in" svg:height="6.771513in" draw:z-index="0">
<draw:image xlink:href="../Images/AРМІЯINFORM/2023-06-19T78-00-00-04-00/photo_2022-08-15_09-04-11-1.jpg" xlink:type="simple" xlink:show="embed" xlink:actuate="onLoad" draw:mime-type="image/jpeg"/>
</draw:frame>
<text:a xlink:type="simple" xlink:href="https://armyinform.com.ua/army-authors/valentyna-vilyura/" text:style-name="Internet_20_link" text:visited-style-name="Visited_20_Internet_20_Link">
Valentina Viliura</text:a>
Armyinform correspondent</text:p>
      <text:p text:style-name="P4">
News Source: <text:a xlink:type="simple" xlink:href="https://armyinform.com.ua/2023/06/19/vseukrayinskyj-pisennyj-konkurs-yuna-2023-vidbuvsya-pid-gaslom-pisni-nezlamnoyi-ukrayiny/" text:style-name="Internet_20_link" text:visited-style-name="Visited_20_Internet_20_Link">
https://armyinform.com.ua/2023/06/19/vseukrayinskyj-pisennyj-konkurs-yuna-2023-vidbuvsya-pid-gaslom-pisni-nezlamnoyi-ukrayiny/</text:a>
</text:p>
      <!--NEWS-->
      <text:h text:style-name="P10" text:outline-level="1">
<text:span text:style-name="T4">
The most focused on two topics: Fronts and offensive brigades - the President held a rate meeting</text:span>
</text:h>
      <text:p text:style-name="P4">
Author: ['АРМІЯINFORM']</text:p>
      <text:p text:style-name="P4">
Time: 2023-06-19T79:00:00-04:00</text:p>
      <text:p text:style-name="P4">
Description: PID Medicans of the President of Ukraine Volodimir Zelensky Vidbulo Zavodannya Stavk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ІЙНА', 'ПРЕЗИДЕНТ УКРАЇНИ']</text:p>
      <text:p text:style-name="P4">
Category: News</text:p>
      <!--METADATA-->
      <text:p text:style-name="P4">
<draw:frame draw:style-name="fr1" draw:name="Image312" text:anchor-type="as-char" svg:width="6.9236in" svg:height="4.644693in" draw:z-index="0">
<draw:image xlink:href="../Images/AРМІЯINFORM/2023-06-19T79-00-00-04-00/60d462d34973fbfc331efbabaa2d16ff_1686166501_extra_large.jpeg" xlink:type="simple" xlink:show="embed" xlink:actuate="onLoad" draw:mime-type="image/jpeg"/>
</draw:frame>
President of Ukraine Volodymyr Zelenskyy</text:p>
      <text:p text:style-name="P4">
Under the chairmanship of the President of Ukraine Volodymyr Zelensky, a meeting of the Supreme Commander -in -Chief was held.</text:p>
      <text:p text:style-name="P4">
About this <text:a xlink:type="simple" xlink:href="https://t.me/V_Zelenskiy_official/6632" text:style-name="Internet_20_link" text:visited-style-name="Visited_20_Internet_20_Link">
it is referred</text:a>
On the Green Oklodimir in Telegrams.</text:p>
      <text:p text:style-name="P4">
"Rate. Today, as much as possible on two topics: fronts and brigades.</text:p>
      <text:p text:style-name="P4">
Syrsky, Tarnavsky, Zaluzhny, Budanov reported: operational situation, provision of ammunition, prognosis of the enemy's actions in the near future.</text:p>
      <text:p text:style-name="P4">
Minister Klimenko reported on the preparation of the National Guard and Border Guards, providing them with equipment and everything necessary for the performance of the tasks, ”the message said.</text:p>
      <text:p text:style-name="P4">
News Source: <text:a xlink:type="simple" xlink:href="https://armyinform.com.ua/2023/06/19/maksymalno-zoseredylasya-na-dvoh-temah-fronti-ta-brygadah-nastupu-prezydent-proviv-zasidannya-stavky/" text:style-name="Internet_20_link" text:visited-style-name="Visited_20_Internet_20_Link">
https://armyinform.com.ua/2023/06/19/maksymalno-zoseredylasya-na-dvoh-temah-fronti-ta-brygadah-nastupu-prezydent-proviv-zasidannya-stavky/</text:a>
</text:p>
      <!--NEWS-->
      <text:h text:style-name="P10" text:outline-level="1">
<text:span text:style-name="T4">
President: We do not have lost combat positions, only released</text:span>
</text:h>
      <text:p text:style-name="P4">
Authors: Ukrinform (Person)</text:p>
      <text:p text:style-name="P4">
Publisher: Укринформ (Organization)</text:p>
      <text:p text:style-name="P4">
Published Time: 2023-06-19T7:37:00+03:00</text:p>
      <text:p text:style-name="P4">
Modified Time: 2023-06-19T22:37:00+03:00</text:p>
      <text:p text:style-name="P4">
Description: In some of the directions of the defense force, they move forward, on part - protect positions and oppose the storms of Russian invaders and at the same time have no lost positions, only released.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ЗСУ', 'Зеленський', 'Війна з Росією', 'Контрнаступ']</text:p>
      <text:p text:style-name="P4">
Type: Article</text:p>
      <!--METADATA-->
      <text:p text:style-name="P4">
<draw:frame draw:style-name="fr1" draw:name="Image313" text:anchor-type="as-char" svg:width="6.9236in" svg:height="3.956343in" draw:z-index="0">
<draw:image xlink:href="../Images/yкринформ/2023-06-19T7-37-00-03-00/630_360_1661783861-434.jpeg" xlink:type="simple" xlink:show="embed" xlink:actuate="onLoad" draw:mime-type="image/jpeg"/>
</draw:frame>
On the parties of the forces of defense move forward, on part - protect the positions and oppose the storms of Russian invaders and at the same time do not have lost positions, only released.</text:p>
      <text:p text:style-name="P4">
Volodymyr Zelenskyy said this in [evening video)(https://www.youtube.com/watch?v=cdFnw75DOHU), reports Ukrinform.</text:p>
      <text:p text:style-name="P4">
"Rate. Priority - advanced, specific issues of offensive. There were reporters and commanders directly from the directions of fighting. Also the reports, head of the GUR, ”the President said.</text:p>
      <text:p text:style-name="P4">
<text:span text:style-name="T5">
Video: <text:a xlink:type="simple" xlink:href="https://t.me/OP_UA/9752" text:style-name="Internet_20_link" text:visited-style-name="Visited_20_Internet_20_Link">
Presidential Office</text:a>
</text:span>
</text:p>
      <text:p text:style-name="P4">
Zelensky emphasized that at the rate of rates they considered the training in detail the provision of new brigades of the National Guard and border guards who "wait for their time for hostilities."</text:p>
      <text:p text:style-name="P4">
In addition, the head of the Ukrainian state informed that in some directions Ukrainian soldiers move forward, and on some - protect positions, oppose storms and increased attacks of the occupiers.</text:p>
      <text:p text:style-name="P4">
“We have no lost positions. Only released. They have only losses. In general, the situation of pressure, our pressure that allows you to pave the path of our labor, ”added <text:a xlink:type="simple" xlink:href="https://www.ukrinform.ua/tag-zelenskij" text:style-name="Internet_20_link" text:visited-style-name="Visited_20_Internet_20_Link">
Zelensky</text:a>
.</text:p>
      <text:p text:style-name="P4">
*!(https://www.ukrinform.ua/rubric-ato/3725024-vijskova-operacia-na-pivdni-mae-dekilka-zavdan-i-zsu-ih-vikonuut-malar.html)At the same time, he thanked the Ukrainian soldiers who were involved in active -in -law and defense actions.</text:p>
      <text:p text:style-name="P4">
"I thank you for every liberated and for every protected position!"</text:p>
      <text:p text:style-name="P4">
As it was reported, in two weeks of offensive actions in the Berdyansk Tamelitopol directions, the Ukrainian military liberated eight inhabited pens.</text:p>
      <text:p text:style-name="P4">
<text:span text:style-name="T5">
Foto: op</text:span>
</text:p>
      <text:p text:style-name="P4">
News Source: <text:a xlink:type="simple" xlink:href="https://www.ukrinform.ua/rubric-ato/3725049-prezident-u-nas-nemae-vtracenih-bojovih-pozicij-tilki-zvilneni.html" text:style-name="Internet_20_link" text:visited-style-name="Visited_20_Internet_20_Link">
https://www.ukrinform.ua/rubric-ato/3725049-prezident-u-nas-nemae-vtracenih-bojovih-pozicij-tilki-zvilneni.html</text:a>
</text:p>
      <!--NEWS-->
      <text:h text:style-name="P10" text:outline-level="1">
<text:span text:style-name="T4">
The occupiers fired 15 settlements of Donetsk region</text:span>
</text:h>
      <text:p text:style-name="P4">
Author: ['АРМІЯINFORM']</text:p>
      <text:p text:style-name="P4">
Time: 2023-06-19T80:00:00-04:00</text:p>
      <text:p text:style-name="P4">
Description: About CED DOIMELA, URIVAS PORTAL. “The Vorog attacking the Ministry of Education Avdіka, Krasnogorivka, ... the war with Ukraine 2022, the war with Ukraine is the latest news today, the News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09/2022-09-12-v-kramatorsku-vnochi-obstrilyaly-2-e1662963760326.jpg" text:style-name="Internet_20_link" text:visited-style-name="Visited_20_Internet_20_Link">
2022-09-12-v-kramatorsku-vnochi-obstrilyaly-2-e1662963760326.jpg</text:a>
']</text:p>
      <text:p text:style-name="P4">
Tags: ['АГРЕСІЯ РФ', 'ВІЙНА', 'ВТОРГНЕННЯ РФ', 'ДОНЕЧЧИНА', 'ПОСТРАЖДАЛІ ДІТИ']</text:p>
      <text:p text:style-name="P4">
Category: News</text:p>
      <!--METADATA-->
      <text:p text:style-name="P4">
<draw:frame draw:style-name="fr1" draw:name="Image314" text:anchor-type="as-char" svg:width="6.9236in" svg:height="4.375932in" draw:z-index="0">
<draw:image xlink:href="../Images/AРМІЯINFORM/2023-06-19T80-00-00-04-00/2022-09-12-v-kramatorsku-vnochi-obstrilyaly-2-e1662963760326.jpg" xlink:type="simple" xlink:show="embed" xlink:actuate="onLoad" draw:mime-type="image/jpeg"/>
</draw:frame>
About it <text:a xlink:type="simple" xlink:href="https://www.kmu.gov.ua/news/okupanty-obstrilialy-15-naselenykh-punktiv-donechchyny" text:style-name="Internet_20_link" text:visited-style-name="Visited_20_Internet_20_Link">
reports</text:a>
Government portal.</text:p>
      <text:p text:style-name="P4">
«The enemy attacked the cities of Avdiivka, Krasnogorivka, Kurakhovo, Toretsk, the time of Yar, the village of Veliky Novosilka, Neplipivka, New York, the village of Bogoyavlenka, swallow, memric, Netaylovo, Solovyovo.</text:p>
      <text:p text:style-name="P4">
The army of the Russian Federation of Gatila on the peaceful population from aviation, used the RSSU "Grad", artillery. 23 civilians have been destroyed: 14 residential buildings, outbuildings, car, railway cars.</text:p>
      <text:p text:style-name="P4">
Krasnogorivka invaders were covered with "hailsters", damaged 2 apartment buildings. Toretsk and New York have been similar-4 and 3 of private homes were damaged, accordingly, 4 and 3 private homes, ”the message reads.</text:p>
      <text:p text:style-name="P4">
It is noted that two private houses were injured as a result of artillery shelling. Previously, people did not affect people. Police and SBU Opening Prisoners under Art. 438(violation of the laws and customs of war)Criminal Code of Ukraine.</text:p>
      <text:p text:style-name="P4">
The police have evacuated more than 67 people, since the beginning of compulsory evacuation - 81 150 people, including 9470 - children, 3493 <text:span text:style-name="T4">
 - </text:span>
 people with disabilities.</text:p>
      <text:p text:style-name="P4">
News Source: <text:a xlink:type="simple" xlink:href="https://armyinform.com.ua/2023/06/19/okupanty-obstrilyaly-15-naselenyh-punktiv-donechchyny/" text:style-name="Internet_20_link" text:visited-style-name="Visited_20_Internet_20_Link">
https://armyinform.com.ua/2023/06/19/okupanty-obstrilyaly-15-naselenyh-punktiv-donechchyny/</text:a>
</text:p>
      <!--NEWS-->
      <text:h text:style-name="P10" text:outline-level="1">
<text:span text:style-name="T4">
Destroyed equipment of the Russian Federation was shown in Kiev</text:span>
</text:h>
      <text:p text:style-name="P4">
Author: ['Антон Печерський']</text:p>
      <text:p text:style-name="P4">
Time: 2023-06-19T81:00:00-04:00</text:p>
      <text:p text:style-name="P4">
Description: The Vistavka of Rosiysko Techniki has long been not a divin for kiyans. UNIK TOKI ... War with Ukraine 2022, War with Ukraine latest news today, News War with Ukraine 2022 The last for today, will there be a war between Ukraine and Russia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6/01.jpeg" text:style-name="Internet_20_link" text:visited-style-name="Visited_20_Internet_20_Link">
01.jpeg</text:a>
', '<text:a xlink:type="simple" xlink:href="https://armyinform.com.ua/wp-content/uploads/2023/06/02-150x150.jpeg" text:style-name="Internet_20_link" text:visited-style-name="Visited_20_Internet_20_Link">
02-150x150.jpeg</text:a>
', '<text:a xlink:type="simple" xlink:href="https://armyinform.com.ua/wp-content/uploads/2023/06/03-1-150x150.jpeg" text:style-name="Internet_20_link" text:visited-style-name="Visited_20_Internet_20_Link">
03-1-150x150.jpeg</text:a>
', '<text:a xlink:type="simple" xlink:href="https://armyinform.com.ua/wp-content/uploads/2023/06/04-150x150.jpeg" text:style-name="Internet_20_link" text:visited-style-name="Visited_20_Internet_20_Link">
04-150x150.jpeg</text:a>
', '<text:a xlink:type="simple" xlink:href="https://armyinform.com.ua/wp-content/uploads/2023/06/05-150x150.jpeg" text:style-name="Internet_20_link" text:visited-style-name="Visited_20_Internet_20_Link">
05-150x150.jpeg</text:a>
', '<text:a xlink:type="simple" xlink:href="https://armyinform.com.ua/wp-content/uploads/2023/06/06-150x150.jpeg" text:style-name="Internet_20_link" text:visited-style-name="Visited_20_Internet_20_Link">
06-150x150.jpeg</text:a>
', '<text:a xlink:type="simple" xlink:href="https://armyinform.com.ua/wp-content/uploads/2023/06/07-150x150.jpeg" text:style-name="Internet_20_link" text:visited-style-name="Visited_20_Internet_20_Link">
07-150x150.jpeg</text:a>
', '<text:a xlink:type="simple" xlink:href="https://armyinform.com.ua/wp-content/uploads/2023/06/08-150x150.jpeg" text:style-name="Internet_20_link" text:visited-style-name="Visited_20_Internet_20_Link">
08-150x150.jpeg</text:a>
']</text:p>
      <text:p text:style-name="P4">
Tags: ['ВОЄННА ТЕХНІКА РФ', 'ВТОРГНЕННЯ РФ']</text:p>
      <text:p text:style-name="P4">
Category: News</text:p>
      <!--METADATA-->
      <text:p text:style-name="P4">
<draw:frame draw:style-name="fr1" draw:name="Image315" text:anchor-type="as-char" svg:width="6.9236in" svg:height="5.1927in" draw:z-index="0">
<draw:image xlink:href="../Images/AРМІЯINFORM/2023-06-19T81-00-00-04-00/01.jpeg" xlink:type="simple" xlink:show="embed" xlink:actuate="onLoad" draw:mime-type="image/jpeg"/>
</draw:frame>
The exhibition of destroyed Russian technology has long been a wonder for the people of Kyivans. However, not only the user -burned Russian armored vehicles could be seen on the Michael's Square of the city, but also the wreckage of the Tabespilonian missiles whipped by Ukrainian air defense, which the Russian Federation tries to beat on the Ukrainian pages.</text:p>
      <text:p text:style-name="P4">
The exposition coincided with a visit to Ukraine by a delegation of leaders of African countries who were able to see with their own eyes what powerful weapons use the aggressor against Ukraine and how efficiently Ukrainian defenders are reducing it.</text:p>
      <text:p text:style-name="P4">
<text:a xlink:type="simple" xlink:href="https://armyinform.com.ua/wp-content/uploads/2023/06/02.jpeg" text:style-name="Internet_20_link" text:visited-style-name="Visited_20_Internet_20_Link">
!(Images/AРМІЯINFORM/2023-06-19T81-00-00-04-00/02-150x150.jpeg)</text:a>
</text:p>
      <text:p text:style-name="P4">
<text:a xlink:type="simple" xlink:href="https://armyinform.com.ua/wp-content/uploads/2023/06/03-1.jpeg" text:style-name="Internet_20_link" text:visited-style-name="Visited_20_Internet_20_Link">
<draw:frame draw:style-name="fr1" draw:name="Image316" text:anchor-type="as-char" svg:width="6.9236in" svg:height="6.9236in" draw:z-index="0">
<draw:image xlink:href="../Images/AРМІЯINFORM/2023-06-19T81-00-00-04-00/03-1-150x150.jpeg" xlink:type="simple" xlink:show="embed" xlink:actuate="onLoad" draw:mime-type="image/jpeg"/>
</draw:frame>
</text:a>
</text:p>
      <text:p text:style-name="P4">
<text:a xlink:type="simple" xlink:href="https://armyinform.com.ua/wp-content/uploads/2023/06/04.jpeg" text:style-name="Internet_20_link" text:visited-style-name="Visited_20_Internet_20_Link">
<draw:frame draw:style-name="fr1" draw:name="Image317" text:anchor-type="as-char" svg:width="6.9236in" svg:height="6.9236in" draw:z-index="0">
<draw:image xlink:href="../Images/AРМІЯINFORM/2023-06-19T81-00-00-04-00/04-150x150.jpeg" xlink:type="simple" xlink:show="embed" xlink:actuate="onLoad" draw:mime-type="image/jpeg"/>
</draw:frame>
</text:a>
Among the attention of visitors presented at the exhibition, first of all attracted the landscape steering wheel "dagger", the engine of the winged rocket "Caliber" Takhvosta part of the Iskander missile. It is these rockets that Russian aggressor will be in peaceful Ukrainian cities. Also presented were the unmannedilitative apparatus "Orlan", "Pomegranate", "Eleron" and the fragment of "Shahaned-136", which the Russian was called "Geran-2", trying to publish it for the UAV.</text:p>
      <text:p text:style-name="P4">
<text:a xlink:type="simple" xlink:href="https://armyinform.com.ua/wp-content/uploads/2023/06/05.jpeg" text:style-name="Internet_20_link" text:visited-style-name="Visited_20_Internet_20_Link">
!(Images/AРМІЯINFORM/2023-06-19T81-00-00-04-00/05-150x150.jpeg)</text:a>
</text:p>
      <text:p text:style-name="P4">
<text:a xlink:type="simple" xlink:href="https://armyinform.com.ua/wp-content/uploads/2023/06/06.jpeg" text:style-name="Internet_20_link" text:visited-style-name="Visited_20_Internet_20_Link">
<draw:frame draw:style-name="fr1" draw:name="Image318" text:anchor-type="as-char" svg:width="6.9236in" svg:height="6.9236in" draw:z-index="0">
<draw:image xlink:href="../Images/AРМІЯINFORM/2023-06-19T81-00-00-04-00/06-150x150.jpeg" xlink:type="simple" xlink:show="embed" xlink:actuate="onLoad" draw:mime-type="image/jpeg"/>
</draw:frame>
</text:a>
</text:p>
      <text:p text:style-name="P4">
<text:a xlink:type="simple" xlink:href="https://armyinform.com.ua/wp-content/uploads/2023/06/07.jpeg" text:style-name="Internet_20_link" text:visited-style-name="Visited_20_Internet_20_Link">
<draw:frame draw:style-name="fr1" draw:name="Image319" text:anchor-type="as-char" svg:width="6.9236in" svg:height="6.9236in" draw:z-index="0">
<draw:image xlink:href="../Images/AРМІЯINFORM/2023-06-19T81-00-00-04-00/07-150x150.jpeg" xlink:type="simple" xlink:show="embed" xlink:actuate="onLoad" draw:mime-type="image/jpeg"/>
</draw:frame>
</text:a>
</text:p>
      <text:p text:style-name="P4">
<text:a xlink:type="simple" xlink:href="https://armyinform.com.ua/wp-content/uploads/2023/06/08.jpeg" text:style-name="Internet_20_link" text:visited-style-name="Visited_20_Internet_20_Link">
<draw:frame draw:style-name="fr1" draw:name="Image320" text:anchor-type="as-char" svg:width="6.9236in" svg:height="6.9236in" draw:z-index="0">
<draw:image xlink:href="../Images/AРМІЯINFORM/2023-06-19T81-00-00-04-00/08-150x150.jpeg" xlink:type="simple" xlink:show="embed" xlink:actuate="onLoad" draw:mime-type="image/jpeg"/>
</draw:frame>
</text:a>
The greatest impression, as always, made burned Russian armored vehicles: tanks, self -propelled artillery installations, landing machine. Together with the resistant Russian weapons, fragments of ammunition, trophy ammunition, they testified: despite the fact that the Russian army is a strong opponent, the expansion to the strength to win it. After all, as the US Secretary of State Atoniblinken, the Russian army is really second in power, but not in the world, but in the territory of Ukraine.</text:p>
      <text:p text:style-name="P4">
News Source: <text:a xlink:type="simple" xlink:href="https://armyinform.com.ua/2023/06/19/znyshhenu-tehniku-rf-pokazaly-v-kyyevi/" text:style-name="Internet_20_link" text:visited-style-name="Visited_20_Internet_20_Link">
https://armyinform.com.ua/2023/06/19/znyshhenu-tehniku-rf-pokazaly-v-kyyevi/</text:a>
</text:p>
      <!--NEWS-->
      <text:h text:style-name="P10" text:outline-level="1">
<text:span text:style-name="T4">
Kakhovskaya HPP: Problems and Prospects for Agrarian Sector Recovery</text:span>
</text:h>
      <text:p text:style-name="P4">
Author: ['АРМІЯINFORM']</text:p>
      <text:p text:style-name="P4">
Time: 2023-06-19T82:00:00-04:00</text:p>
      <text:p text:style-name="P4">
Description: About the ceremony of the headquarters of the likvіdatsії Naslidkiv Pіdriva Kakhovo Ges. Yak Rozoviv Member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kahovskages.jpg" text:style-name="Internet_20_link" text:visited-style-name="Visited_20_Internet_20_Link">
kahovskages.jpg</text:a>
']</text:p>
      <text:p text:style-name="P4">
Tags: ['STOPRUSSIA', 'АГРЕСІЯ РФ', 'ВТОРГНЕННЯ РФ', 'КАХОВСЬКА ГЕС', 'КАХОВСЬКА ГЕС/ШТАБ INFO', 'ШТАБ З ЛІКВІДАЦІЇ НАСЛІДКІВ ПІДРИВУ']</text:p>
      <text:p text:style-name="P4">
Category: News</text:p>
      <!--METADATA-->
      <text:p text:style-name="P4">
<draw:frame draw:style-name="fr1" draw:name="Image321" text:anchor-type="as-char" svg:width="6.9236in" svg:height="3.894525in" draw:z-index="0">
<draw:image xlink:href="../Images/AРМІЯINFORM/2023-06-19T82-00-00-04-00/kahovskages.jpg" xlink:type="simple" xlink:show="embed" xlink:actuate="onLoad" draw:mime-type="image/jpeg"/>
</draw:frame>
Illustrative photo</text:p>
      <text:p text:style-name="P4">
About it <text:a xlink:type="simple" xlink:href="https://t.me/shtab_kakhovska_hes/1020" text:style-name="Internet_20_link" text:visited-style-name="Visited_20_Internet_20_Link">
reports</text:a>
Headquarters for the elimination of consequences of Kakhovskaya hydroelectric power station.</text:p>
      <text:p text:style-name="P4">
According to Serhiylabaziuk, a member of the Agrarian and Land Policy Committee, undermining the Kakhovka Hydroelectric power plant, he became a devastating blow to the agrarian sector of Ukraine. The losses already reach 1.5-2 million tons of agricultural products, and the restoration of land for sowing can be for several years.</text:p>
      <text:p text:style-name="P4">
The official also noted that agrarians would change the structure of sowing some part of the lands that were flooded, in a year or two will be restored to the work, but without watering. This can be physically done only after the completion of the territory is completed.</text:p>
      <text:p text:style-name="P4">
News Source: <text:a xlink:type="simple" xlink:href="https://armyinform.com.ua/2023/06/19/kahovska-ges-problemy-ta-perspektyvy-vidnovlennya-agrarnogo-sektoru/" text:style-name="Internet_20_link" text:visited-style-name="Visited_20_Internet_20_Link">
https://armyinform.com.ua/2023/06/19/kahovska-ges-problemy-ta-perspektyvy-vidnovlennya-agrarnogo-sektoru/</text:a>
</text:p>
      <!--NEWS-->
      <text:h text:style-name="P10" text:outline-level="1">
<text:span text:style-name="T4">
Russian hackers are trying to access the mailboxes Ukr.net - State Security</text:span>
</text:h>
      <text:p text:style-name="P4">
Author: ['АРМІЯINFORM']</text:p>
      <text:p text:style-name="P4">
Time: 2023-06-19T83:00:00-04:00</text:p>
      <text:p text:style-name="P4">
Description: About Shahraiska Activity Shto Koristuvachiv servis UKR.NET PAYSHICELY ARECTIVE AREMEN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1/hakerska-ataka-uryadovi-sajty.jpg" text:style-name="Internet_20_link" text:visited-style-name="Visited_20_Internet_20_Link">
hakerska-ataka-uryadovi-sajty.jpg</text:a>
']</text:p>
      <text:p text:style-name="P4">
Tags: ['CERT-UA', 'UKR.NET', 'ДЕРЖСПЕЦЗВ’ЯЗКУ', 'ФІШИНГОВА АТАКА', 'ХАКЕРСЬКА АТАКА']</text:p>
      <text:p text:style-name="P4">
Category: News</text:p>
      <!--METADATA-->
      <text:p text:style-name="P4">
<draw:frame draw:style-name="fr1" draw:name="Image322" text:anchor-type="as-char" svg:width="6.9236in" svg:height="4.311095in" draw:z-index="0">
<draw:image xlink:href="../Images/AРМІЯINFORM/2023-06-19T83-00-00-04-00/hakerska-ataka-uryadovi-sajty.jpg" xlink:type="simple" xlink:show="embed" xlink:actuate="onLoad" draw:mime-type="image/jpeg"/>
</draw:frame>
Cert-UAT warns about fraudulent activity on UKR.NET users of the UKR.net service.</text:p>
      <text:p text:style-name="P4">
About it <text:a xlink:type="simple" xlink:href="https://www.facebook.com/dsszzi/posts/pfbid0KmLgzVdxdgdL4xbwShkrbkMdxPHeyc9v5evDqFFaqiRYZMGqbZnjtjrgvUP1UWaRl" text:style-name="Internet_20_link" text:visited-style-name="Visited_20_Internet_20_Link">
reports</text:a>
State Service for Special Communication and Information Protection of Ukraine.</text:p>
      <text:p text:style-name="P4">
The attackers seem to be on behalf of technical support Ukr.net send electronic letters with the topic "noticed the suspicious activity @ ukr.net" and the additional form of the PDF file with the name "Safety Preventing.pdf"(Electronic addressee - account.support.0@ukr.net).</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 Bahamas).</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The group is also known as Cold River, Callisto)and is carried out in the interests of the Special Service Federation.</text:p>
      <text:p text:style-name="P4">
CERT-UA experts recommend Ukr.net users:</text:p>
      <ul>
        <li>
Do not move on suspicious links, * Set up multifactorial authentication * check what third -party devices or applications have access to the mailbox and take other security enhancement measures.</li>
      </ul>
      <text:p text:style-name="P4">
News Source: <text:a xlink:type="simple" xlink:href="https://armyinform.com.ua/2023/06/19/fishyngovymy-lystamy-hakery-rf-namagayutsya-distaty-dostup-do-poshtovyh-skrynok-ukr-net-derzhspeczzvyazok/" text:style-name="Internet_20_link" text:visited-style-name="Visited_20_Internet_20_Link">
https://armyinform.com.ua/2023/06/19/fishyngovymy-lystamy-hakery-rf-namagayutsya-distaty-dostup-do-poshtovyh-skrynok-ukr-net-derzhspeczzvyazok/</text:a>
</text:p>
      <!--NEWS-->
      <text:h text:style-name="P10" text:outline-level="1">
<text:span text:style-name="T4">
Aviation of Defense Forces made 15 beats in the areas of focus of enemy personnel</text:span>
</text:h>
      <text:p text:style-name="P4">
Author: ['АРМІЯINFORM']</text:p>
      <text:p text:style-name="P4">
Time: 2023-06-19T84:00:00-04:00</text:p>
      <text:p text:style-name="P4">
Description: About the General Headquarters of the ZSU. “The AvIACII for the defense forces for Dob was headed by 15 strokes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АГРЕСІЯ РФ', 'ВІЙНА', 'ВТОРГНЕННЯ РФ', 'ГШ ЗС УКРАЇНИ', 'ХРОНІКА ОБОРОНИ УКРАЇНИ']</text:p>
      <text:p text:style-name="P4">
Category: News</text:p>
      <!--METADATA-->
      <text:p text:style-name="P4">
<draw:frame draw:style-name="fr1" draw:name="Image323" text:anchor-type="as-char" svg:width="6.9236in" svg:height="5.385022in" draw:z-index="0">
<draw:image xlink:href="../Images/AРМІЯINFORM/2023-06-19T84-00-00-04-00/foto-aviacziya.jpg" xlink:type="simple" xlink:show="embed" xlink:actuate="onLoad" draw:mime-type="image/jpeg"/>
</draw:frame>
Illustrative Photo <text:span text:style-name="T4">
 🔥 Situation on Russian invasion </text:span>
</text:p>
      <text:p text:style-name="P4">
About chain <text:a xlink:type="simple" xlink:href="https://www.facebook.com/GeneralStaff.ua/posts/pfbid0JLtQQiTDYy1CrQZVCHXVWW5HKmdC1zTUi7kiEjuWrjPpD9tBbC1tbBu4ooK2ivtnl" text:style-name="Internet_20_link" text:visited-style-name="Visited_20_Internet_20_Link">
aware of</text:a>
The General Staff of the Armed Forces.</text:p>
      <text:p text:style-name="P4">
"Aviation of defense forces per day made 15 beats in the areas of concentration of the personal staff of the enemy," - the message reads.</text:p>
      <text:p text:style-name="P4">
It is noted that the missile troops and artillery units were struck by 3 management points, 6 areas of concentration of personnel and military equipment of the enemy, 2 ammunition warehouses, 1 composition occupants.</text:p>
      <text:p text:style-name="P4">
News Source: <text:a xlink:type="simple" xlink:href="https://armyinform.com.ua/2023/06/19/aviacziya-syl-oborony-zavdala-15-udariv-po-rajonah-zoseredzhennya-osobovogo-skladu-protyvnyka/" text:style-name="Internet_20_link" text:visited-style-name="Visited_20_Internet_20_Link">
https://armyinform.com.ua/2023/06/19/aviacziya-syl-oborony-zavdala-15-udariv-po-rajonah-zoseredzhennya-osobovogo-skladu-protyvnyka/</text:a>
</text:p>
      <!--NEWS-->
      <text:h text:style-name="P10" text:outline-level="1">
<text:span text:style-name="T4">
Hungary ignores Ukraine's attempts to establish a dialogue on the return of 11 Ukrainian prisoners of war - Foreign Ministry</text:span>
</text:h>
      <text:p text:style-name="P4">
Author: ['АРМІЯINFORM']</text:p>
      <text:p text:style-name="P4">
Time: 2023-06-19T85:00:00-04:00</text:p>
      <text:p text:style-name="P4">
Description: Mini Casting of the law enforcement officers of Ukraine, coordinating headquarters of Zwani Potanzhennya iz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1/09/ukr.jpg" text:style-name="Internet_20_link" text:visited-style-name="Visited_20_Internet_20_Link">
ukr.jpg</text:a>
']</text:p>
      <text:p text:style-name="P4">
Tags: ['ВІЙСЬКОВОПОЛОНЕНІ', 'ЗАЯВА МЗС УКРАЇНИ', 'УГОРЩИНА']</text:p>
      <text:p text:style-name="P4">
Category: News</text:p>
      <!--METADATA-->
      <text:p text:style-name="P4">
<draw:frame draw:style-name="fr1" draw:name="Image324" text:anchor-type="as-char" svg:width="6.9236in" svg:height="3.894525in" draw:z-index="0">
<draw:image xlink:href="../Images/AРМІЯINFORM/2023-06-19T85-00-00-04-00/ukr.jpg" xlink:type="simple" xlink:show="embed" xlink:actuate="onLoad" draw:mime-type="image/jpeg"/>
</draw:frame>
The Ministry of Foreign Affairs of Ukraine, the coordination headquarters on the issues of prisoners of war and other involvement bodies of Ukraine continue to take active measures to return home eleven Ukrainian -military -war, which Hungary, without the Ukrainian government of the Ukrainian government, has exported from Russia.</text:p>
      <text:p text:style-name="P4">
About this <text:a xlink:type="simple" xlink:href="https://www.kmu.gov.ua/news/komentar-rechnyka-mzs-ukrainy-oleha-nikolenka-shchodo-utrymuvanykh-v-uhorshchyni-ukrainskykh-viiskovopolonenykh" text:style-name="Internet_20_link" text:visited-style-name="Visited_20_Internet_20_Link">
it is referred</text:a>
in the statement of the Ministry of Foreign Affairs of Ukraine.</text:p>
      <text:p text:style-name="P4">
“The attempts of the Ukrainian side to establish a constructive dialogue with Hungarian power by official diplomatic channels are unfortunately ignored. All attempts from Ukrainian diplomats in recent days to establish direct contact with Iz -Ukrainian citizens have not been successful. This, as well as information obtained by the revival of some of them, indicates that the assurance of the Hungarian authorities has the free status of Ukrainian defenders in Hungary does not correspond to reality, ”the message reads.</text:p>
      <text:p text:style-name="P4">
The Ministry of Foreign Affairs noted that in fact, prisoners of war are kept in isolation, do not have access to open sources of information, their communication with relatives is giving away in the presence of third parties, they are denied the contacts of the Embassy of Ukraine.</text:p>
      <text:p text:style-name="P4">
“Such actions of Budapest put into question the humanitarian motivation of Ukrainians to Hungary. In addition, they can qualify as the provision of the provisions of the European Convention on the Protection of Human Rights of Taptized Freedoms, ”the statement was emphasized.</text:p>
      <text:p text:style-name="P4">
The Ministry of Foreign Affairs of Ukraine once again appealed to the Hungarian side to immediately allow the Ukrainian consul to be released to the Ukrainian prisoners of war in order to migrate their physical and psychological state, to tell them about their rights, and to give urgent consular assistance.</text:p>
      <text:p text:style-name="P4">
"In Ukraine, our defenders are waiting to return and are ready to give them maximum assistance in reunification with their relatives and to provide necessary rehabilitation," the ministry said.</text:p>
      <text:p text:style-name="P4">
News Source: <text:a xlink:type="simple" xlink:href="https://armyinform.com.ua/2023/06/19/ugorshhyna-ignoruye-sproby-ukrayiny-nalagodyty-dialog-shhodo-povernennya-11-ukrayinskyh-vijskovopolonenyh-mzs/" text:style-name="Internet_20_link" text:visited-style-name="Visited_20_Internet_20_Link">
https://armyinform.com.ua/2023/06/19/ugorshhyna-ignoruye-sproby-ukrayiny-nalagodyty-dialog-shhodo-povernennya-11-ukrayinskyh-vijskovopolonenyh-mzs/</text:a>
</text:p>
      <!--NEWS-->
      <text:h text:style-name="P10" text:outline-level="1">
<text:span text:style-name="T4">
A whole arsenal of hostile weapons has been discovered in Kharkiv region</text:span>
</text:h>
      <text:p text:style-name="P4">
Author: ['АРМІЯINFORM']</text:p>
      <text:p text:style-name="P4">
Time: 2023-06-19T86:00:00-04:00</text:p>
      <text:p text:style-name="P4">
Description: About the chief of the yield, the sovereign is special service to transport. “On Kharkivshchin, ... war with Ukraine 2022, the war with Ukraine is the latest news today, the news war with Ukraine 2022 last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6/352240934_582634717376240_6666340676621879960_n.jpg" text:style-name="Internet_20_link" text:visited-style-name="Visited_20_Internet_20_Link">
352240934_582634717376240_6666340676621879960_n.jpg</text:a>
']</text:p>
      <text:p text:style-name="P4">
Tags: ['STOPRUSSIA', 'АГРЕСІЯ РФ', 'ВІЙНА', 'ДПСУ']</text:p>
      <text:p text:style-name="P4">
Category: News</text:p>
      <!--METADATA-->
      <text:p text:style-name="P4">
<draw:frame draw:style-name="fr1" draw:name="Image325" text:anchor-type="as-char" svg:width="6.9236in" svg:height="9.231467in" draw:z-index="0">
<draw:image xlink:href="../Images/AРМІЯINFORM/2023-06-19T86-00-00-04-00/352240934_582634717376240_6666340676621879960_n.jpg" xlink:type="simple" xlink:show="embed" xlink:actuate="onLoad" draw:mime-type="image/jpeg"/>
</draw:frame>
About it <text:a xlink:type="simple" xlink:href="https://www.facebook.com/uadsst/posts/pfbid0243SCYELm9w19hwRbhqHXJnRBQBzF41pA6Jpkjqtsviw315ifruyAjTJKczvcmokpl" text:style-name="Internet_20_link" text:visited-style-name="Visited_20_Internet_20_Link">
reports</text:a>
State Special Transport Service.</text:p>
      <text:p text:style-name="P4">
“In Kharkiv region, an engineering group of the State Special Service of Transport, a whole arsenal of hostile weapons in one of the settlements. The sappers of the State Support Service, at the appeal of the locals, during the examination of one of the educational institutions, established the composition of ammunition, which was struck by Russian invaders during the retreat. More than half a thousand-hazardous objects-artillery shells 152-mm, cannonic carnivals 100 mm, tank shells 125 mm, 120 mm mortar mines The enemy is leaving the premises of the boiler room, ”the message reads.</text:p>
      <text:p text:style-name="P4">
It is noted that after the sorting, explosive objects that are suitable for use, the sappers were handed over to servicemen of armed force Ukraine. Damaged ammunition - were neutralized in the place of people identified and safety.</text:p>
      <text:p text:style-name="P4">
News Source: <text:a xlink:type="simple" xlink:href="https://armyinform.com.ua/2023/06/19/na-harkivshhyni-vyyavleno-czilyj-arsenal-vorozhoyi-zbroyi/" text:style-name="Internet_20_link" text:visited-style-name="Visited_20_Internet_20_Link">
https://armyinform.com.ua/2023/06/19/na-harkivshhyni-vyyavleno-czilyj-arsenal-vorozhoyi-zbroyi/</text:a>
</text:p>
      <!--NEWS-->
      <text:h text:style-name="P10" text:outline-level="1">
<text:span text:style-name="T4">
Ruslan Stefanchuk discussed with a French National Assembly Representative Defense Assistance to Ukraine and NATO membership</text:span>
</text:h>
      <text:p text:style-name="P4">
Author: ['АРМІЯINFORM']</text:p>
      <text:p text:style-name="P4">
Time: 2023-06-19T87:00:00-04:00</text:p>
      <text:p text:style-name="P4">
Description: The head of the Supreme for the sake of Ukrainian Ruslan Stefanchuk PID Hour Zustychi Iz with the head of the cometet s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4864348_663424272271081_3966000912949389043_n.jpg" text:style-name="Internet_20_link" text:visited-style-name="Visited_20_Internet_20_Link">
354864348_663424272271081_3966000912949389043_n.jpg</text:a>
']</text:p>
      <text:p text:style-name="P4">
Tags: ['БОЄПРИПАСИ ДЛЯ УКРАЇНИ', 'ПІДТРИМКА УКРАЇНИ', 'РУСЛАН СТЕФАНЧУК', 'УКРАЇНА – НАТО', 'ФРАНЦІЯ']</text:p>
      <text:p text:style-name="P4">
Category: News</text:p>
      <!--METADATA-->
      <text:p text:style-name="P4">
<draw:frame draw:style-name="fr1" draw:name="Image326" text:anchor-type="as-char" svg:width="6.9236in" svg:height="4.615733in" draw:z-index="0">
<draw:image xlink:href="../Images/AРМІЯINFORM/2023-06-19T87-00-00-04-00/354864348_663424272271081_3966000912949389043_n.jpg" xlink:type="simple" xlink:show="embed" xlink:actuate="onLoad" draw:mime-type="image/jpeg"/>
</draw:frame>
The Chairman of the Verkhovna Rada of Ukraine Ruslan Stefanchuk, during a meeting with the head of the European Affairs Committee of the National Assembly of France, discussed the defense support of Ukraine and the country's movement to the Alliance.</text:p>
      <text:p text:style-name="P4">
He <text:a xlink:type="simple" xlink:href="https://www.facebook.com/stefanchuk.official/posts/pfbid0364cipUGmrtquBKv8WKdmcgRrtZvmQZJb3fnsK2YhrfTn6hoLWBTw9FDdLw5mP8q6l" text:style-name="Internet_20_link" text:visited-style-name="Visited_20_Internet_20_Link">
reported</text:a>
In his tweet.</text:p>
      <text:p text:style-name="P4">
“At a summit in Vilnius, we strive to get a clear message about the modalities of the Time Frames of Ukraine's further movement to NATO membership. Ukraine already responds to NATO standards by applying the military doctrine, the principles of the Alliance's Tatactics in the Reduction of Russia's aggression, ”Ruslan Stefanchuk stressed.</text:p>
      <text:p text:style-name="P4">
He added that Ukraine has now received political signals in support of Ukraine's membership in NATO from a number of parliaments.</text:p>
      <text:p text:style-name="P4">
"I hope that the relevant resolution or statement will also be approved by the national prisons of France," said the head of Parliament.</text:p>
      <text:p text:style-name="P4">
The parties also discussed Ukraine's defensive support, including long -range crackets that are needed for successful Ukrainian territory.</text:p>
      <text:p text:style-name="P4">
“A critical need is aircraft. I thank France for the support of the Aviation Coalition. It is also extremely important for us to teach our pilots. I am grateful to France for all the support that Ukraine feels daily, ”he researched.</text:p>
      <text:p text:style-name="P4">
News Source: <text:a xlink:type="simple" xlink:href="https://armyinform.com.ua/2023/06/19/ruslan-stefanchuk-obgovoryv-z-predstavnykom-naczionalnyh-zboriv-francziyi-oboronnu-dopomogu-ukrayini-ta-chlenstvo-v-nato/" text:style-name="Internet_20_link" text:visited-style-name="Visited_20_Internet_20_Link">
https://armyinform.com.ua/2023/06/19/ruslan-stefanchuk-obgovoryv-z-predstavnykom-naczionalnyh-zboriv-francziyi-oboronnu-dopomogu-ukrayini-ta-chlenstvo-v-nato/</text:a>
</text:p>
      <!--NEWS-->
      <text:h text:style-name="P10" text:outline-level="1">
<text:span text:style-name="T4">
Denis Shmigal discussed with Prime Minister Bangladesh Global Challenges because of Russia's War against Ukraine</text:span>
</text:h>
      <text:p text:style-name="P4">
Author: ['АРМІЯINFORM']</text:p>
      <text:p text:style-name="P4">
Time: 2023-06-19T88:00:00-04:00</text:p>
      <text:p text:style-name="P4">
Description: Prem-Ministure Ukraine Denis Schmigal Proviv Pershov Kelezmov Zma-Min-Ministrom ... War with Ukraine 2022, War with Ukraine Latest News Today, News War with Ukraine 2022 Last for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thumb_204878_820_360_0_0_auto.jpg" text:style-name="Internet_20_link" text:visited-style-name="Visited_20_Internet_20_Link">
thumb_204878_820_360_0_0_auto.jpg</text:a>
']</text:p>
      <text:p text:style-name="P4">
Tags: ['STOPRUSSIA', 'АГРЕСІЯ РФ', 'ВІЙНА', 'ДЕНИС ШМИГАЛЬ']</text:p>
      <text:p text:style-name="P4">
Category: News</text:p>
      <!--METADATA-->
      <text:p text:style-name="P4">
<draw:frame draw:style-name="fr1" draw:name="Image327" text:anchor-type="as-char" svg:width="6.9236in" svg:height="4.610104in" draw:z-index="0">
<draw:image xlink:href="../Images/AРМІЯINFORM/2023-06-19T88-00-00-04-00/thumb_204878_820_360_0_0_auto.jpg" xlink:type="simple" xlink:show="embed" xlink:actuate="onLoad" draw:mime-type="image/jpeg"/>
</draw:frame>
Prime Minister of Ukraine Denis Shmigal spent the first telephone conversation of Zapremier-Minister of the People's Republic of Bangladesh Sheikh Hasina Vazed. The parties have harvested global challenges caused by Russia's war against Ukraine.</text:p>
      <text:p text:style-name="P4">
Denis Shmigal told colleague about the military crimes of the Russian Federation, in particular the recent underworld of the hydroelectric power station. He also stressed that the victory of Ukraine is critical for the provision of global security and urged to join the implementation of the formular of the President of Ukraine Volodymyr Zelensky. Among other things, premiere-ministers and Bangladesh discussed the support of important Ukrainian initiatives-such as Grain from Ukraine.</text:p>
      <text:p text:style-name="P4">
“Ukraine remains one of the guarantees of food security of the world, and Bangladeshastorically is one of the largest importers of Ukrainian grain. We invite you to join this humanitarian program, ”Denis Shmigal said.</text:p>
      <text:p text:style-name="P4">
The head of the Ukrainian government noted that Ukraine is entrusted to the proactive position of Bangladesh in providing comprehensive assistance to our country. Denis Schmigal has been able to support Ukrainian initiatives at the UN and expressed his hope for a vague fruitful interaction between our states.</text:p>
      <text:p text:style-name="P4">
Source: <text:a xlink:type="simple" xlink:href="https://www.kmu.gov.ua/news/denys-shmyhal-obhovoryv-z-premier-ministrom-banhladesh-hlobalni-vyklyky-cherez-viinu-rosii-proty-ukrainy" text:style-name="Internet_20_link" text:visited-style-name="Visited_20_Internet_20_Link">
Government Portal</text:a>
</text:p>
      <text:p text:style-name="P4">
News Source: <text:a xlink:type="simple" xlink:href="https://armyinform.com.ua/2023/06/19/denys-shmygal-obgovoryv-z-premyer-ministrom-bangladesh-globalni-vyklyky-cherez-vijnu-rosiyi-proty-ukrayiny/" text:style-name="Internet_20_link" text:visited-style-name="Visited_20_Internet_20_Link">
https://armyinform.com.ua/2023/06/19/denys-shmygal-obgovoryv-z-premyer-ministrom-bangladesh-globalni-vyklyky-cherez-vijnu-rosiyi-proty-ukrayiny/</text:a>
</text:p>
      <!--NEWS-->
      <text:h text:style-name="P10" text:outline-level="1">
<text:span text:style-name="T4">
What to do after flooding: Useful Tips - Minireintegration</text:span>
</text:h>
      <text:p text:style-name="P4">
Author: ['АРМІЯINFORM']</text:p>
      <text:p text:style-name="P4">
Time: 2023-06-19T89:00:00-04:00</text:p>
      <text:p text:style-name="P4">
Description: RIVEN WASHICTION OF THE TRASENCH INSIVENS INASLIDOV PIDRIVA Rosiyu Kakhovo G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img_6937.jpeg" text:style-name="Internet_20_link" text:visited-style-name="Visited_20_Internet_20_Link">
img_6937.jpeg</text:a>
']</text:p>
      <text:p text:style-name="P4">
Tags: ['АГРЕСІЯ РФ', 'ВІЙНА', 'ВТОРГНЕННЯ РФ', 'МІНРЕІНТЕГРАЦІЇ']</text:p>
      <text:p text:style-name="P4">
Category: News</text:p>
      <!--METADATA-->
      <text:p text:style-name="P4">
<draw:frame draw:style-name="fr1" draw:name="Image328" text:anchor-type="as-char" svg:width="6.9236in" svg:height="6.9236in" draw:z-index="0">
<draw:image xlink:href="../Images/AРМІЯINFORM/2023-06-19T89-00-00-04-00/img_6937.jpeg" xlink:type="simple" xlink:show="embed" xlink:actuate="onLoad" draw:mime-type="image/jpeg"/>
</draw:frame>
The water level in flooded settlements as a result of Russia's blasting of Kakhovskaya Hinskaya gradually begins to decline. However, when returning to your homes, you should be careful and follow the following safety rules:</text:p>
      <ul>
        <li>
Make sure that your home has not been injured and does not threaten in blockage. Also check the integrity of the glass - its dangerous debris should be removed; * Do not use the electricity grid to full drying of the house. Electrical appliances can only be used after careful drying; * All property that has been flooded is subject to disinfection. It is forbidden to use water in contact with water, even preservation; * Do not bathe or stay in mass rests such as beaches, reservoirs and more.</li>
      </ul>
      <text:p text:style-name="P4">
Source: <text:a xlink:type="simple" xlink:href="https://minre.gov.ua/2023/06/19/shho-robyty-pislya-pidtoplennya-korysni-porady/" text:style-name="Internet_20_link" text:visited-style-name="Visited_20_Internet_20_Link">
Ministry of Reintegration of temporarily occupied territories</text:a>
</text:p>
      <text:p text:style-name="P4">
News Source: <text:a xlink:type="simple" xlink:href="https://armyinform.com.ua/2023/06/19/shho-robyty-pislya-pidtoplennya-korysni-porady-minre/" text:style-name="Internet_20_link" text:visited-style-name="Visited_20_Internet_20_Link">
https://armyinform.com.ua/2023/06/19/shho-robyty-pislya-pidtoplennya-korysni-porady-minre/</text:a>
</text:p>
      <!--NEWS-->
      <text:h text:style-name="P10" text:outline-level="1">
<text:span text:style-name="T4">
As a result of Kakhovskaya hydroelectric power station, the house-museum of Pauline Rayko was destroyed</text:span>
</text:h>
      <text:p text:style-name="P4">
Author: ['АРМІЯINFORM']</text:p>
      <text:p text:style-name="P4">
Time: 2023-06-19T8:00:00-04:00</text:p>
      <text:p text:style-name="P4">
Description: Nazhgada, and the wounded the way, the flooding of izhirne was worshiped at the same tim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4242163_574813531469538_2141362019538776934_n-e1687098742404.jpg" text:style-name="Internet_20_link" text:visited-style-name="Visited_20_Internet_20_Link">
354242163_574813531469538_2141362019538776934_n-e1687098742404.jpg</text:a>
', '<text:a xlink:type="simple" xlink:href="https://armyinform.com.ua/wp-content/uploads/2023/06/354594960_574813534802871_7138105101816486547_n-150x150.jpg" text:style-name="Internet_20_link" text:visited-style-name="Visited_20_Internet_20_Link">
354594960_574813534802871_7138105101816486547_n-150x150.jpg</text:a>
', '<text:a xlink:type="simple" xlink:href="https://armyinform.com.ua/wp-content/uploads/2023/06/354253111_574813628136195_5875187069722788910_n-150x150.jpg" text:style-name="Internet_20_link" text:visited-style-name="Visited_20_Internet_20_Link">
354253111_574813628136195_5875187069722788910_n-150x150.jpg</text:a>
', '<text:a xlink:type="simple" xlink:href="https://armyinform.com.ua/wp-content/uploads/2023/06/354221561_574813621469529_1174973426027257340_n-150x150.jpg" text:style-name="Internet_20_link" text:visited-style-name="Visited_20_Internet_20_Link">
354221561_574813621469529_1174973426027257340_n-150x150.jpg</text:a>
']</text:p>
      <text:p text:style-name="P4">
Tags: ['STOPRUSSIA', 'АГРЕСІЯ РФ', 'БУДИНОК-МУЗЕЙ', 'ВІЙНА', 'ВТОРГНЕННЯ РФ']</text:p>
      <text:p text:style-name="P4">
Category: News</text:p>
      <!--METADATA-->
      <text:p text:style-name="P4">
<draw:frame draw:style-name="fr1" draw:name="Image329" text:anchor-type="as-char" svg:width="6.9236in" svg:height="3.910552in" draw:z-index="0">
<draw:image xlink:href="../Images/AРМІЯINFORM/2023-06-19T8-00-00-04-00/354242163_574813531469538_2141362019538776934_n-e1687098742404.jpg" xlink:type="simple" xlink:show="embed" xlink:actuate="onLoad" draw:mime-type="image/jpeg"/>
</draw:frame>
We will remind that earlier the network has already spread information about the probable flooding of the house-museum. At the time, it was impossible to confirm this, since the house of the city is in temporarily occupied Oleshki in Kherson region, [reports] this <text:a xlink:type="simple" xlink:href="https://www.facebook.com/MCIPUkraine/posts/pfbid0mUAff7XPofii8gC1hqDpVi563XrYtZS3Va6C9FKE4DPxvEphrs9HxPjcKS83XQRal" text:style-name="Internet_20_link" text:visited-style-name="Visited_20_Internet_20_Link">
reports</text:a>
Ministry of Culture and Information Policy of Ukraine.</text:p>
      <text:p text:style-name="P4">
Unfortunately, the information about the destruction of the house-museum of Polina Rayko has confirmed the first photos of the consequences of destroying the country-terrorist of one of the striking accessories of Ukrainian art, which carried history.</text:p>
      <text:p text:style-name="P4">
<text:a xlink:type="simple" xlink:href="https://armyinform.com.ua/wp-content/uploads/2023/06/354594960_574813534802871_7138105101816486547_n.jpg" text:style-name="Internet_20_link" text:visited-style-name="Visited_20_Internet_20_Link">
!(Images/AРМІЯINFORM/2023-06-19T8-00-00-04-00/354594960_574813534802871_7138105101816486547_n-150x150.jpg)</text:a>
</text:p>
      <text:p text:style-name="P4">
<text:a xlink:type="simple" xlink:href="https://armyinform.com.ua/wp-content/uploads/2023/06/354253111_574813628136195_5875187069722788910_n.jpg" text:style-name="Internet_20_link" text:visited-style-name="Visited_20_Internet_20_Link">
<draw:frame draw:style-name="fr1" draw:name="Image330" text:anchor-type="as-char" svg:width="6.9236in" svg:height="6.9236in" draw:z-index="0">
<draw:image xlink:href="../Images/AРМІЯINFORM/2023-06-19T8-00-00-04-00/354253111_574813628136195_5875187069722788910_n-150x150.jpg" xlink:type="simple" xlink:show="embed" xlink:actuate="onLoad" draw:mime-type="image/jpeg"/>
</draw:frame>
</text:a>
</text:p>
      <text:p text:style-name="P4">
<text:a xlink:type="simple" xlink:href="https://armyinform.com.ua/wp-content/uploads/2023/06/354221561_574813621469529_1174973426027257340_n.jpg" text:style-name="Internet_20_link" text:visited-style-name="Visited_20_Internet_20_Link">
<draw:frame draw:style-name="fr1" draw:name="Image331" text:anchor-type="as-char" svg:width="6.9236in" svg:height="6.9236in" draw:z-index="0">
<draw:image xlink:href="../Images/AРМІЯINFORM/2023-06-19T8-00-00-04-00/354221561_574813621469529_1174973426027257340_n-150x150.jpg" xlink:type="simple" xlink:show="embed" xlink:actuate="onLoad" draw:mime-type="image/jpeg"/>
</draw:frame>
</text:a>
On the walls of her own home, Raico reproduced her own biography, depicted the family -toe, as well as favorite symbols and birds - different shapes, colors of species: ducks, geese, roosters, swallows, owls, woodpeckers.</text:p>
      <text:p text:style-name="P4">
The importance of such unique places is another demonstration of how Russia is to destroy Ukrainian culture and history.</text:p>
      <text:p text:style-name="P4">
<text:span text:style-name="T5">
Foto: Eugene Nikiforov</text:span>
</text:p>
      <text:p text:style-name="P4">
News Source: <text:a xlink:type="simple" xlink:href="https://armyinform.com.ua/2023/06/19/vnaslidok-pidryvu-kahovskoyi-ges-znyshheno-budynok-muzej-poliny-rajko/" text:style-name="Internet_20_link" text:visited-style-name="Visited_20_Internet_20_Link">
https://armyinform.com.ua/2023/06/19/vnaslidok-pidryvu-kahovskoyi-ges-znyshheno-budynok-muzej-poliny-rajko/</text:a>
</text:p>
      <!--NEWS-->
      <text:h text:style-name="P10" text:outline-level="1">
<text:span text:style-name="T4">
Zelensky noted the assault unit of GRU "Artan"</text:span>
</text:h>
      <text:p text:style-name="P4">
Authors: Ukrinform (Person)</text:p>
      <text:p text:style-name="P4">
Publisher: Укринформ (Organization)</text:p>
      <text:p text:style-name="P4">
Published Time: 2023-06-19T8:41:00+03:00</text:p>
      <text:p text:style-name="P4">
Modified Time: 2023-06-19T22:41:00+03:00</text:p>
      <text:p text:style-name="P4">
Description: President of Ukraine Volodymyr Zelensky especially noted the assault unit of GRU "Artan" and his commander of Major Viktor Torkotyuk. - Ukrinform.</text:p>
      <text:p text:style-name="P4">
Images: ['<text:a xlink:type="simple" xlink:href="https://static.ukrinform.com/photos/2022_09/thumb_files/630_360_1663930852-539.jpeg" text:style-name="Internet_20_link" text:visited-style-name="Visited_20_Internet_20_Link">
630_360_16639...</text:a>
']</text:p>
      <text:p text:style-name="P4">
Tags: ['Розвідка', 'Військові', 'Зеленський', 'Війна з Росією']</text:p>
      <text:p text:style-name="P4">
Type: Article</text:p>
      <!--METADATA-->
      <text:p text:style-name="P4">
<draw:frame draw:style-name="fr1" draw:name="Image332" text:anchor-type="as-char" svg:width="6.9236in" svg:height="3.956343in" draw:z-index="0">
<draw:image xlink:href="../Images/yкринформ/2023-06-19T8-41-00-03-00/630_360_1663930852-539.jpeg" xlink:type="simple" xlink:show="embed" xlink:actuate="onLoad" draw:mime-type="image/jpeg"/>
</draw:frame>
President of Ukraine Volodymyr Zelensky especially noted the assault unit of GRU "Artan" and its commander of Major Viktor Torkotyuk.</text:p>
      <text:p text:style-name="P4">
The head of the Ukrainian state said this in <text:a xlink:type="simple" xlink:href="https://t.me/OP_UA/9752" text:style-name="Internet_20_link" text:visited-style-name="Visited_20_Internet_20_Link">
video message</text:a>
, reports Ukrinform.</text:p>
      <text:p text:style-name="P4">
Zelensky thanked everyone who is now in battle, at combat posts and military assets.</text:p>
      <text:p text:style-name="P4">
<text:span text:style-name="T5">
Viso: <text:a xlink:type="simple" xlink:href="https://t.me/OP_UA/9752" text:style-name="Internet_20_link" text:visited-style-name="Visited_20_Internet_20_Link">
op</text:a>
</text:span>
</text:p>
      <text:p text:style-name="P4">
“Especially today I will note the assault unit <text:a xlink:type="simple" xlink:href="https://www.ukrinform.ua/tag-rozvidka" text:style-name="Internet_20_link" text:visited-style-name="Visited_20_Internet_20_Link">
GUR</text:a>
"Artan" and his commander of Mayotorkotyuk. Thank you!And yet - our special operations. Victor, all the guys - thank you!”, - the president emphasized.</text:p>
      <text:p text:style-name="P4">
<text:span text:style-name="T4">
 Read also: </text:span>
 <text:a xlink:type="simple" xlink:href="https://www.ukrinform.ua/rubric-ato/3723509-prezident-vidznaciv-sist-pidrozdiliv-zsu-za-rezultativnist-na-fronti.html" text:style-name="Internet_20_link" text:visited-style-name="Visited_20_Internet_20_Link">
President noted the six units of the Armed Forces Reservesity on the front</text:a>
The head of state expressed gratitude to all who are fighting and working for the sake of Ukraine.</text:p>
      <text:p text:style-name="P4">
<text:span text:style-name="T5">
Foto: op</text:span>
</text:p>
      <text:p text:style-name="P4">
News Source: <text:a xlink:type="simple" xlink:href="https://www.ukrinform.ua/rubric-ato/3725048-zelenskij-vidznaciv-sturmovij-pidrozdil-gur-artan.html" text:style-name="Internet_20_link" text:visited-style-name="Visited_20_Internet_20_Link">
https://www.ukrinform.ua/rubric-ato/3725048-zelenskij-vidznaciv-sturmovij-pidrozdil-gur-artan.html</text:a>
</text:p>
      <!--NEWS-->
      <text:h text:style-name="P10" text:outline-level="1">
<text:span text:style-name="T4">
39 combat clashes took place in Donetsk region per day</text:span>
</text:h>
      <text:p text:style-name="P4">
Author: ['АРМІЯINFORM']</text:p>
      <text:p text:style-name="P4">
Time: 2023-06-19T90:00:00-04:00</text:p>
      <text:p text:style-name="P4">
Description: About the General Headquarters of the ZSU. “The opponent of the I was Zoservzhu, the basic zusil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2/12/vidbyly-ataky.jpg" text:style-name="Internet_20_link" text:visited-style-name="Visited_20_Internet_20_Link">
vidbyly-ataky.jpg</text:a>
']</text:p>
      <text:p text:style-name="P4">
Tags: ['STOPRUSSIA', 'АГРЕСІЯ РФ', 'БАХМУТ', 'ВІЙНА', 'ДОНЕЧЧИНА']</text:p>
      <text:p text:style-name="P4">
Category: News</text:p>
      <!--METADATA-->
      <text:p text:style-name="P4">
<draw:frame draw:style-name="fr1" draw:name="Image333" text:anchor-type="as-char" svg:width="6.9236in" svg:height="4.170843in" draw:z-index="0">
<draw:image xlink:href="../Images/AРМІЯINFORM/2023-06-19T90-00-00-04-00/vidbyly-atak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JLtQQiTDYy1CrQZVCHXVWW5HKmdC1zTUi7kiEjuWrjPpD9tBbC1tbBu4ooK2ivtnl" text:style-name="Internet_20_link" text:visited-style-name="Visited_20_Internet_20_Link">
reports</text:a>
The General Staff of the Armed Forces.</text:p>
      <text:p text:style-name="P4">
“The enemy continues to focus on the Bakhmut, Avdeev and Marinsky directions in the Liman, Bakhmut, Avdiiv and Mariin directions. There were 39 combat clashes during the report, ”the message reads.</text:p>
      <text:p text:style-name="P4">
It is noted that in the Liman direction the enemy performed offensive actions by the Unapryamki Yampolivka, Tornsky, west of Dibrova, Grigorivka and the Spirnohnonets region, had no success. He struck the inhabitant of the Donetsk region. Artillery shelling of Viselakhivka, Nevskoye, Bigorivka of Luhansk region and Torke, Serebryanka, Verkhnyamyanskoye, Rozdolivka of Donetsk region.</text:p>
      <text:p text:style-name="P4">
In the Bakhmut direction, the enemy performed unsuccessful offensive actions of the Unaprryamka Orikhovo-Vasylivka of Donetsk region. He struck the northern and Toretsk strokes. Vasyukivka, Orikhovo-Vasylivka, Bogdanivka, Kalynivka, Yar, Ivanivske, Varyarivka, White Gora, Konstantinovka, Friendship, Northern Donetsk Region were from enemy artillery.</text:p>
      <text:p text:style-name="P4">
In the Avdeevsky direction, the enemy performed unsuccessful offensive actions in the Avdiivka. He made artillery shelling of districts of settlements, Avdiivka, Karlovka, Pervomaisk, Nevelskoye Donetsk region.</text:p>
      <text:p text:style-name="P4">
In the Mariinsky direction, our defenders repelled all the attacks of the enemy in the district of Raznogorivka, Marinka and Victory. The enemy struck the area in the area. At the same time, he made artillery shelling in the areas of inhabited points of Krasnogorivka, St. George, Marinka, Victory of Donetsk region.</text:p>
      <text:p text:style-name="P4">
News Source: <text:a xlink:type="simple" xlink:href="https://armyinform.com.ua/2023/06/19/na-donechchyni-za-dobu-vidbulos-39-bojovyh-zitknen/" text:style-name="Internet_20_link" text:visited-style-name="Visited_20_Internet_20_Link">
https://armyinform.com.ua/2023/06/19/na-donechchyni-za-dobu-vidbulos-39-bojovyh-zitknen/</text:a>
</text:p>
      <!--NEWS-->
      <text:h text:style-name="P10" text:outline-level="1">
<text:span text:style-name="T4">
Volodymyr Zelensky had a telephone conversation with the President of the World Bank</text:span>
</text:h>
      <text:p text:style-name="P4">
Author: ['АРМІЯINFORM']</text:p>
      <text:p text:style-name="P4">
Time: 2023-06-19T91:00:00-04:00</text:p>
      <text:p text:style-name="P4">
Description: President of Ukraine Volodymyr Zelensky Zelensmov Rozmov with the president of Svitov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86cff7166f4633c7535b4726fe96beb_1687187386_extra_large.jpeg" text:style-name="Internet_20_link" text:visited-style-name="Visited_20_Internet_20_Link">
386cff7166f4633c7535b4726fe96beb_1687187386_extra_large.jpeg</text:a>
']</text:p>
      <text:p text:style-name="P4">
Tags: ['STOPRUSSIA', 'АГРЕСІЯ РФ', 'ВІЙНА', 'ВОЛОДИМИР ЗЕЛЕНСЬКИЙ']</text:p>
      <text:p text:style-name="P4">
Category: News</text:p>
      <!--METADATA-->
      <text:p text:style-name="P4">
<draw:frame draw:style-name="fr1" draw:name="Image334" text:anchor-type="as-char" svg:width="6.9236in" svg:height="4.604691in" draw:z-index="0">
<draw:image xlink:href="../Images/AРМІЯINFORM/2023-06-19T91-00-00-04-00/386cff7166f4633c7535b4726fe96beb_1687187386_extra_large.jpeg" xlink:type="simple" xlink:show="embed" xlink:actuate="onLoad" draw:mime-type="image/jpeg"/>
</draw:frame>
President of Ukraine Volodymyr Zelensky has a telephone conversation with the President of the World Bank Ajai Bang.</text:p>
      <text:p text:style-name="P4">
About this n <text:a xlink:type="simple" xlink:href="https://www.president.gov.ua/news/glava-derzhavi-proviv-telefonnu-rozmovu-z-prezidentom-svitov-83677" text:style-name="Internet_20_link" text:visited-style-name="Visited_20_Internet_20_Link">
aware</text:a>
Office of the President of Ukraine.</text:p>
      <text:p text:style-name="P4">
“The head of state congratulated the interlocutor on the election to the post and thanked the executing support from the World Bank from the first days of full -scale aggression of Russia. The parties discussed the further development of cooperation, in particular, to concerning the mobilization of Ukraine's international support.</text:p>
      <text:p text:style-name="P4">
Volodymyr Zelensky noted the World Bank's rapid reaction to the blasting occupants of the Kakhovska Hydroe Dams, as well as cooperation with Ukraine regarding the valuations of the losses caused by this catastrophe, ”the message reads.</text:p>
      <text:p text:style-name="P4">
It is noted that the Head of State invited the World Bank to restore the workstress in our country and expressed interest in cooperation during the time of Ukraine, in particular in overcoming corruption and reducing cash in the Ukrainian economy.</text:p>
      <text:p text:style-name="P4">
News Source: <text:a xlink:type="simple" xlink:href="https://armyinform.com.ua/2023/06/19/volodymyr-zelenskyj-proviv-telefonnu-rozmovu-z-prezydentom-svitovogo-banku/" text:style-name="Internet_20_link" text:visited-style-name="Visited_20_Internet_20_Link">
https://armyinform.com.ua/2023/06/19/volodymyr-zelenskyj-proviv-telefonnu-rozmovu-z-prezydentom-svitovogo-banku/</text:a>
</text:p>
      <!--NEWS-->
      <text:h text:style-name="P10" text:outline-level="1">
<text:span text:style-name="T4">
The theme of nuclear weapons Russians are constantly thrown as a tool of blackmail - Anna painter</text:span>
</text:h>
      <text:p text:style-name="P4">
Author: ['Дмитро Горбунов']</text:p>
      <text:p text:style-name="P4">
Time: 2023-06-19T92:00:00-04:00</text:p>
      <text:p text:style-name="P4">
Description: About the pupcuvevs on the rangers of the same, the Rosiyskoi propagandy of Rospovil ... War with Ukraine 2022,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malyar-1-960x540-1.jpg" text:style-name="Internet_20_link" text:visited-style-name="Visited_20_Internet_20_Link">
malyar-1-960x540-1.jpg</text:a>
']</text:p>
      <text:p text:style-name="P4">
Tags: ['STOPRUSSIA', 'ВІЙНА', 'ВТОРГНЕННЯ РФ', 'ГАННА МАЛЯР']</text:p>
      <text:p text:style-name="P4">
Category: News</text:p>
      <!--METADATA-->
      <text:p text:style-name="P4">
<draw:frame draw:style-name="fr1" draw:name="Image335" text:anchor-type="as-char" svg:width="6.9236in" svg:height="3.894525in" draw:z-index="0">
<draw:image xlink:href="../Images/AРМІЯINFORM/2023-06-19T92-00-00-04-00/malyar-1-960x540-1.jpg" xlink:type="simple" xlink:show="embed" xlink:actuate="onLoad" draw:mime-type="image/jpeg"/>
</draw:frame>
Deputy Minister of Defense of Ukraine Anna Malyar on the broadcasting of the Teleterna "Unified News" was about the actions of the occupiers in different directions and the insidiousness of the Russian propaganda.</text:p>
      <ul>
        <li>
It is difficult for our defenders to move forward. After all, the enemy is carefully prepared and resistance. If we talk about the South, then our armed forces are faced with a continuous mining. The invaders also use drones-Kamikadze Taptrk. Here you need to understand that the enemy will not be easy to give their positions. And it is not necessary to measure our performance only kilometers or number of settlements. The ongoing operation has several tasks, and our tasks are fulfilling these tasks. So the greatest results are ahead, ”Anna Malyar reported.</li>
      </ul>
      <text:p text:style-name="P4">
She also stopped on the plans of the Russians, which are viewed in their actions along the entire front of the front.</text:p>
      <ul>
        <li>
The invaders do not leave their key purpose, which they have defined, and this is the river of Donetsk and Luhansk regions. At a time when they were unable to seize Kiev, they simply began to set goals gradually. Despite the fact that now the directions in the south continue the offensive of our armed forces, the Russians also have an extent of the offensive. Let's say in the east they were on four directions: Marinsky, Avdiivsky, Lymansky and Bakhmutsky. East, in fact, is the main direction of their offensive. They really charge their reserves in the number of shelling. Therefore, when we hear in the news that the intensity of hostilities is alleged, it should be understood that it is really hot, ”said Anna Malyar.</li>
      </ul>
      <text:p text:style-name="P4">
She added that in the Kupyansk and Liman directions of the Defense forces of Ukraine, the Ukraine was kept defense and did not give any meters of land.</text:p>
      <ul>
        <li>
In some areas we are in the offensive, and in others - in defense. The enemy is very serious, - said the Deputy Minister of Defense of Ukraine.</li>
      </ul>
      <text:p text:style-name="P4">
It also stopped at the enemy's information attacks and the causes of nuclear themes in the rhetoric of Kremlin propagandists.</text:p>
      <text:p text:style-name="P4">
News Source: <text:a xlink:type="simple" xlink:href="https://armyinform.com.ua/2023/06/19/temu-yadernoyi-zbroyi-rosiyany-postijno-vkydayut-yak-instrument-shantazhu-ganna-malyar/" text:style-name="Internet_20_link" text:visited-style-name="Visited_20_Internet_20_Link">
https://armyinform.com.ua/2023/06/19/temu-yadernoyi-zbroyi-rosiyany-postijno-vkydayut-yak-instrument-shantazhu-ganna-malyar/</text:a>
</text:p>
      <!--NEWS-->
      <text:h text:style-name="P10" text:outline-level="1">
<text:span text:style-name="T4">
Russian occupation troops continue to suffer great losses on the battlefield</text:span>
</text:h>
      <text:p text:style-name="P4">
Author: ['АРМІЯINFORM']</text:p>
      <text:p text:style-name="P4">
Time: 2023-06-19T93:00:00-04:00</text:p>
      <text:p text:style-name="P4">
Description: About the prison at the Vechirnyom Zvedenni General Staff of the ZSU. “Rosіyskі Pytnkіinі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2/160448-uk.png" text:style-name="Internet_20_link" text:visited-style-name="Visited_20_Internet_20_Link">
160448-uk.png</text:a>
']</text:p>
      <text:p text:style-name="P4">
Tags: ['STOPRUSSIA', 'ВІЙНА', 'ВТОРГНЕННЯ РФ', 'ГШ ЗС УКРАЇНИ']</text:p>
      <text:p text:style-name="P4">
Category: News</text:p>
      <!--METADATA-->
      <text:p text:style-name="P4">
<draw:frame draw:style-name="fr1" draw:name="Image336" text:anchor-type="as-char" svg:width="6.9236in" svg:height="3.865677in" draw:z-index="0">
<draw:image xlink:href="../Images/AРМІЯINFORM/2023-06-19T93-00-00-04-00/160448-uk.png" xlink:type="simple" xlink:show="embed" xlink:actuate="onLoad" draw:mime-type="image/png"/>
</draw:frame>
Illustrative Photo <text:span text:style-name="T4">
 🔥 Situation on Russian invasion </text:span>
</text:p>
      <text:p text:style-name="P4">
About this <text:a xlink:type="simple" xlink:href="https://www.facebook.com/GeneralStaff.ua/posts/pfbid0JLtQQiTDYy1CrQZVCHXVWW5HKmdC1zTUi7kiEjuWrjPpD9tBbC1tbBu4ooK2ivtnl" text:style-name="Internet_20_link" text:visited-style-name="Visited_20_Internet_20_Link">
it is referred</text:a>
In the evening erection of the General Staff of the Armed Forces.</text:p>
      <text:p text:style-name="P4">
“Russian occupation troops continue to suffer large losses on the battlefield. This is why the enemy continues to convert civilian establishments by the timely seized territories of Ukraine under medical institutions. Thus, the general school of the settlement of Postivka of Zaporizhzhya region was occupied on a military hospital. The dining room housed the operating room, and in the training classes there were wards for the wounded. At the same time, this civilian hospital is used as a logistical hub from the redistribution of the enemy and fallen servicemen of the enemy, ”the testimony reads.</text:p>
      <text:p text:style-name="P4">
It is noted that wounded soldiers and sergeants are transported to medical facilities of Donetsk, Mariupol and Berdyansk by road.</text:p>
      <text:p text:style-name="P4">
News Source: <text:a xlink:type="simple" xlink:href="https://armyinform.com.ua/2023/06/19/rosijski-okupaczijni-vijska-prodovzhuyut-zaznavaty-velykyh-vtrat-na-poli-boyu/" text:style-name="Internet_20_link" text:visited-style-name="Visited_20_Internet_20_Link">
https://armyinform.com.ua/2023/06/19/rosijski-okupaczijni-vijska-prodovzhuyut-zaznavaty-velykyh-vtrat-na-poli-boyu/</text:a>
</text:p>
      <!--NEWS-->
      <text:h text:style-name="P10" text:outline-level="1">
<text:span text:style-name="T4">
In the Limano-Kupian direction, the enemy began to use outdated T-62 tanks-Sergey Cherevaty</text:span>
</text:h>
      <text:p text:style-name="P4">
Author: ['Дмитро Горбунов']</text:p>
      <text:p text:style-name="P4">
Time: 2023-06-19T94:00:00-04:00</text:p>
      <text:p text:style-name="P4">
Description: About the operational situation on the similarity of the Country in the Ephiri Telemarafon "єini Novi"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herevatyj-bahmut-2.jpg" text:style-name="Internet_20_link" text:visited-style-name="Visited_20_Internet_20_Link">
cherevatyj-bahmut-2.jpg</text:a>
']</text:p>
      <text:p text:style-name="P4">
Tags: []</text:p>
      <text:p text:style-name="P4">
Category: News</text:p>
      <!--METADATA-->
      <text:p text:style-name="P4">
<draw:frame draw:style-name="fr1" draw:name="Image337" text:anchor-type="as-char" svg:width="6.9236in" svg:height="4.32725in" draw:z-index="0">
<draw:image xlink:href="../Images/AРМІЯINFORM/2023-06-19T94-00-00-04-00/cherevatyj-bahmut-2.jpg" xlink:type="simple" xlink:show="embed" xlink:actuate="onLoad" draw:mime-type="image/jpeg"/>
</draw:frame>
Colonel Sergey Cherevaty. Collage Armyinform</text:p>
      <text:p text:style-name="P4">
About the operational situation in the east of our country on the air of a telecommunication <text:a xlink:type="simple" xlink:href="https://www.youtube.com/watch" text:style-name="Internet_20_link" text:visited-style-name="Visited_20_Internet_20_Link">
"Unin"</text:a>
The spokesman of the Eastern Urell of the Armed Forces of the Armed Forces Colonel Sergei Cherevaty told.</text:p>
      <text:p text:style-name="P4">
-The Limano-Kupyan direction has been the leader of hostile artillery shelling for several months in a row. The last day was no exception. So, the enemy 555 times struck from different types of artillery. Twice tried to fade us. There were also 5 aircraft. During the reflection of the enemy attacle, 35 invaders were destroyed and 43 more were injured. We also destroyed the tank-62, one SAU and two cars. At the same time, the T-62 tank is long outdated specification, and this indicates a lack of armored vehicles,-said Sergiycheriev.</text:p>
      <text:p text:style-name="P4">
From the clarification that the Russians constantly have serious problems with the personnel. After all, our warriors quickly destroy enemies.</text:p>
      <ul>
        <li>
Lack of living power is the main problem of Russians. Therefore, they use a mixed group, which includes motor -rifle units, hypersonant, and units of the military reserve, as well as territorial troops. It is worth saying that in this direction, they have been pulling the storm detachments "storm-Z", which consist of a prisoner. However, in Bakhmut, the Wagnerians were actually destroyed. The same is waiting for the Naprosian near the estuary and Kupyansk, - said the Armed Forces officer.</li>
      </ul>
      <text:p text:style-name="P4">
According to Colonel Sergei Cherevatov, in the Bakhmut direction there is a position.</text:p>
      <ul>
        <li>
The number of combat clashes has decreased slightly. There were only three of them over the past 24 hours, and the enemy continues to be active in the artillery shelling near Bakhmut. The latter were 407 times. They also made 9 Avhalots. However, our artillery works very effectively on the enemy, which is not allowed to take rotational events. As a result, 85 invaders were destroyed, another 136 were injured, and we were captured by two. In addition, we have shot their Drontipe Zala and eliminated the Mur-P surveillance complex,-summed up the Eastern Group of the Armed Forces of the Armed Forces.</li>
      </ul>
      <text:p text:style-name="P4">
News Source: <text:a xlink:type="simple" xlink:href="https://armyinform.com.ua/2023/06/19/na-lymano-kupyanskomu-napryamku-vorog-pochav-vykorystovuvaty-zastarili-tanky-t-62-sergij-cherevatyj/" text:style-name="Internet_20_link" text:visited-style-name="Visited_20_Internet_20_Link">
https://armyinform.com.ua/2023/06/19/na-lymano-kupyanskomu-napryamku-vorog-pochav-vykorystovuvaty-zastarili-tanky-t-62-sergij-cherevatyj/</text:a>
</text:p>
      <!--NEWS-->
      <text:h text:style-name="P10" text:outline-level="1">
<text:span text:style-name="T4">
The uncontrolled discharge of the huge volume of water of the Kakhovka reservoir is equal to the needs of Ukraine in water for a year and a half</text:span>
</text:h>
      <text:p text:style-name="P4">
Author: ['АРМІЯINFORM']</text:p>
      <text:p text:style-name="P4">
Time: 2023-06-19T95:00:00-04:00</text:p>
      <text:p text:style-name="P4">
Description: About Ts, Vikonuvachka Obovka, Golovy Zhozhovye, Utalia Latish PD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kahovskages.jpg" text:style-name="Internet_20_link" text:visited-style-name="Visited_20_Internet_20_Link">
kahovskages.jpg</text:a>
']</text:p>
      <text:p text:style-name="P4">
Tags: ['STOPRUSSIA', 'АГРЕСІЯ РФ', 'ВІЙНА', 'ВТОРГНЕННЯ РФ', 'КАХОВСЬКА ГЕС', 'КАХОВСЬКА ГЕС/ШТАБ INFO']</text:p>
      <text:p text:style-name="P4">
Category: News</text:p>
      <!--METADATA-->
      <text:p text:style-name="P4">
<draw:frame draw:style-name="fr1" draw:name="Image338" text:anchor-type="as-char" svg:width="6.9236in" svg:height="3.894525in" draw:z-index="0">
<draw:image xlink:href="../Images/AРМІЯINFORM/2023-06-19T95-00-00-04-00/kahovskages.jpg" xlink:type="simple" xlink:show="embed" xlink:actuate="onLoad" draw:mime-type="image/jpeg"/>
</draw:frame>
Illustrative photo</text:p>
      <text:p text:style-name="P4">
Acting Acting Agency of the State Agency of the State Agency of Ukraine Latysh during a dialogue on policy on integrated water management.</text:p>
      <text:p text:style-name="P4">
She also added that the State Agency is constantly monitoring the state objects in the area of influence of destruction by the occupants of the dam.</text:p>
      <text:p text:style-name="P4">
It is noted that the head of the Department of Economic Cooperation, Energy, Infrastructure and the Environment of the EU Delegation in Ukraine Chloealio stressed that Russia's attacks on Ukrainian civil critical infrastructure of the environment reached an unprecedented level with the destruction of Dambikakhov.</text:p>
      <text:p text:style-name="P4">
Source: <text:a xlink:type="simple" xlink:href="https://t.me/shtab_kakhovska_hes/1030" text:style-name="Internet_20_link" text:visited-style-name="Visited_20_Internet_20_Link">
Kakhovskaya hydroelectric power station | Info headquarters</text:a>
</text:p>
      <text:p text:style-name="P4">
News Source: <text:a xlink:type="simple" xlink:href="https://armyinform.com.ua/2023/06/19/nekontrolovane-skydannya-velycheznogo-obyemu-vody-kahovskogo-vodoshovyshha-dorivnyuye-potrebam-ukrayiny-u-vodi-na-15-roky/" text:style-name="Internet_20_link" text:visited-style-name="Visited_20_Internet_20_Link">
https://armyinform.com.ua/2023/06/19/nekontrolovane-skydannya-velycheznogo-obyemu-vody-kahovskogo-vodoshovyshha-dorivnyuye-potrebam-ukrayiny-u-vodi-na-15-roky/</text:a>
</text:p>
      <!--NEWS-->
      <text:h text:style-name="P10" text:outline-level="1">
<text:span text:style-name="T4">
There is no such fortifications or reserves that will stop Ukraine-President</text:span>
</text:h>
      <text:p text:style-name="P4">
Author: ['АРМІЯINFORM']</text:p>
      <text:p text:style-name="P4">
Time: 2023-06-19T96:00:00-04:00</text:p>
      <text:p text:style-name="P4">
Description: About Tse Volodymyr Zelensky, saying at his brutal. "Bid. Persches - Front, ... War with Ukraine 2022, War with Ukraine latest news today, News War with Ukraine 2022 Last for today, will there be a war between Ukraine and Russia and when, the war with Ukraine in 2022 will be or not, will there be, will there The war with Ukraine in the near future says, the war with Ukraine, Ukrainian news today, Ukrainian news in Ukrainian media in Russian</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ІЙНА', 'ВОЛОДИМИР ЗЕЛЕНСЬКИЙ', 'ВТОРГНЕННЯ РФ']</text:p>
      <text:p text:style-name="P4">
Category: News</text:p>
      <!--METADATA-->
      <text:p text:style-name="P4">
<draw:frame draw:style-name="fr1" draw:name="Image339" text:anchor-type="as-char" svg:width="6.9236in" svg:height="4.644693in" draw:z-index="0">
<draw:image xlink:href="../Images/AРМІЯINFORM/2023-06-19T96-00-00-04-00/60d462d34973fbfc331efbabaa2d16ff_1686166501_extra_large.jpeg" xlink:type="simple" xlink:show="embed" xlink:actuate="onLoad" draw:mime-type="image/jpeg"/>
</draw:frame>
President of Ukraine Volodymyr Zelenskyy</text:p>
      <text:p text:style-name="P4">
Volodymyr Zelenskyy <text:a xlink:type="simple" xlink:href="https://www.president.gov.ua/news/nemaye-u-derzhavi-zla-takih-fortifikacij-chi-rezerviv-yaki-z-83681" text:style-name="Internet_20_link" text:visited-style-name="Visited_20_Internet_20_Link">
said</text:a>
in your conversation.</text:p>
      <text:p text:style-name="P4">
"Rate. Priority - advanced, specific issues of offensive. There were reporters and commanders directly from the directions of fighting. Also reporting Committee, Head of GUR.</text:p>
      <text:p text:style-name="P4">
Separately and in detail they considered the preparation and provision of new brigade Guard and our border guards - those who are waiting for their time for combat actions.</text:p>
      <text:p text:style-name="P4">
In some directions, our warriors move forward, in some directions protect positions and oppose storms and increased attacks of the invaders. There will be lost positions. Only released. They have only losses. And in general-the resolution of pressure, our pressure, which allows you to pave the path of our flag. Syno-yellow colors will be throughout our south and throughout our east. Bommy is on their land, and it gives the greatest power.</text:p>
      <text:p text:style-name="P4">
I thank all our soldiers - every soldier, every sergeant, every officer of every general who is attracted to our active offensive and defensives now. I thank you for every liberated and for every protected position!</text:p>
      <text:p text:style-name="P4">
Today, in a conversation with the Prime Minister of Great Britain, Rice Sunak, defense needs as a time, thanked for the defense support. For example, the British "Svedou" - long -range missiles - make a very useful and accurate business at the front. Like many other weapons. And this cooperation will be a significant continuation.</text:p>
      <text:p text:style-name="P4">
Of course, they discussed with Richa, Mr. Prime Minister, preparing a NATO Vilnius summit and a meaningful filling of this Alliance meeting.</text:p>
      <text:p text:style-name="P4">
Today, there is also a significant political decision of Britain on sanctions - to keep junctions against Russia, until the aggressor compensates for all the damage caused to our country, our country. And it is very important that the assets of the aggressor state and all persons associated with it are related to the system of domination built by the Kremlin territory . It will be fair, and I am grateful to the British who support us on the path of justice.Both the conference and financial cooperation and our movement in the EU have discussed Ursula Der Lyen with the presidential community. Already this week we are expecting an intermediate oral evaluation of our work on the recommendations of the European Commission. And discussed in detail, the 11th sanctional package against Russia for the war.</text:p>
      <text:p text:style-name="P4">
He also spoke with the Netherlands Prime Minister Mark Rutte Tapremier, Denmark, Matte Frederixen. As always, they paid attention to the forefront and our joint defense efforts, thanked for their support and readiness to develop our cooperation for the sake of safety, " - the message reads.</text:p>
      <text:p text:style-name="P4">
The President also informed about negotiations with the leaders and representatives of Africa, who were in Ukraine last week and then visited the terrorist state. Each such international step only convinces again and again that Svetuvarto is more active in working with the formula of peace. Because only this formula is sufficiently reacting to every aspect of Russian madness.</text:p>
      <text:p text:style-name="P4">
Also, Volodymyr Zelenskyy spoke with the President of the Bank today. And not only about cooperation now, but also about the post -war transformation of Ukraine. About those decisions about those steps, about the new doctrine of the new Ukraine, which wins Ukraine, - the quotes that we prepare and implement. All together. Just as we now expose this aggression.</text:p>
      <text:p text:style-name="P4">
“Thank you all who are in battle now, in combat posts, in combat positions!</text:p>
      <text:p text:style-name="P4">
Especially today I will note the assault unit of GRU "Artan" and its commissarayor Torkotyuk. Thank you!</text:p>
      <text:p text:style-name="P4">
And yet - our special operations. Victor, all the guys - thank you very much!</text:p>
      <text:p text:style-name="P4">
Thank you all who are fighting and working for Ukraine!</text:p>
      <text:p text:style-name="P4">
Glory to Ukraine!" Said the President.</text:p>
      <text:p text:style-name="P4">
Source: <text:a xlink:type="simple" xlink:href="https://www.president.gov.ua/news/nemaye-u-derzhavi-zla-takih-fortifikacij-chi-rezerviv-yaki-z-836" text:style-name="Internet_20_link" text:visited-style-name="Visited_20_Internet_20_Link">
Presidential Office of Ukraine</text:a>
</text:p>
      <text:p text:style-name="P4">
News Source: <text:a xlink:type="simple" xlink:href="https://armyinform.com.ua/2023/06/19/nemaye-u-derzhavy-zla-takyh-fortyfikaczij-chy-rezerviv-yaki-zupynyat-ukrayinu-prezydent/" text:style-name="Internet_20_link" text:visited-style-name="Visited_20_Internet_20_Link">
https://armyinform.com.ua/2023/06/19/nemaye-u-derzhavy-zla-takyh-fortyfikaczij-chy-rezerviv-yaki-zupynyat-ukrayinu-prezydent/</text:a>
</text:p>
      <!--NEWS-->
      <text:h text:style-name="P10" text:outline-level="1">
<text:span text:style-name="T4">
All NPPs of Ukraine have been rotated by the MAEA missions</text:span>
</text:h>
      <text:p text:style-name="P4">
Author: ['АРМІЯINFORM']</text:p>
      <text:p text:style-name="P4">
Time: 2023-06-19T97:00:00-04:00</text:p>
      <text:p text:style-name="P4">
Description: On the departure of the Tizhnі, the shotty -experts of the post -ilorogorgovikh of the Mixiy ... War with Ukraine 2022, the war with Ukraine Latest news today, the war with Ukraine 2022 is the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0/magate_3.jpg" text:style-name="Internet_20_link" text:visited-style-name="Visited_20_Internet_20_Link">
magate_3.jpg</text:a>
']</text:p>
      <text:p text:style-name="P4">
Tags: ['STOPRUSSIA', 'ВІЙНА', 'ВТОРГНЕННЯ РФ', 'МАГАТЕ']</text:p>
      <text:p text:style-name="P4">
Category: News</text:p>
      <!--METADATA-->
      <text:p text:style-name="P4">
<draw:frame draw:style-name="fr1" draw:name="Image340" text:anchor-type="as-char" svg:width="6.9236in" svg:height="3.894525in" draw:z-index="0">
<draw:image xlink:href="../Images/AРМІЯINFORM/2023-06-19T97-00-00-04-00/magate_3.jpg" xlink:type="simple" xlink:show="embed" xlink:actuate="onLoad" draw:mime-type="image/jpeg"/>
</draw:frame>
Last week, experts of permanent monitoring local experts of the International Atomic Energy Agency at all NPPs of Ukraine have been successful.</text:p>
      <text:p text:style-name="P4">
About it <text:a xlink:type="simple" xlink:href="https://www.facebook.com/permalink.php" text:style-name="Internet_20_link" text:visited-style-name="Visited_20_Internet_20_Link">
reports</text:a>
State Inspectorate of Nuclear Regulation of Ukraine.</text:p>
      <text:p text:style-name="P4">
“We would like to remind you that the permanent IAEA missions at Ukrainian nuclear power plants were introduced to the official invitation of Ukraine for the purpose of monitoring the state of security at the NPP in the face of Russia's military aggression.</text:p>
      <text:p text:style-name="P4">
At the occupied Zaporizhzhya NPP, a permanent monitoring group has been operating since September 20122. During this time, there have been twice delayed with the change of the mission of the Magnet to the ZPP. " - The message says.</text:p>
      <text:p text:style-name="P4">
It is noted that at the Chernobyl, Rivne, South Ukrainian Ichmelnitsky nuclear stations, permanent monitoring missions of the IAEA began activity in January 2023. Rotations at these NPPs are carried out and in due time.</text:p>
      <text:p text:style-name="P4">
News Source: <text:a xlink:type="simple" xlink:href="https://armyinform.com.ua/2023/06/19/na-vsih-aes-ukrayiny-vidbulysya-rotacziyi-misij-magate/" text:style-name="Internet_20_link" text:visited-style-name="Visited_20_Internet_20_Link">
https://armyinform.com.ua/2023/06/19/na-vsih-aes-ukrayiny-vidbulysya-rotacziyi-misij-magate/</text:a>
</text:p>
      <!--NEWS-->
      <text:h text:style-name="P10" text:outline-level="1">
<text:span text:style-name="T4">
Operation is planned: Commander -in -Chief of the Armed Forces showed work in one of the headquarters on the front line</text:span>
</text:h>
      <text:p text:style-name="P4">
Author: ['АРМІЯINFORM']</text:p>
      <text:p text:style-name="P4">
Time: 2023-06-19T98:00:00-04:00</text:p>
      <text:p text:style-name="P4">
Description: The enemy is not allowed to allow our pydrodiliv. ZALL Tsyo VIN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АГРЕСІЯ РФ', 'ВАЛЕРІЙ ЗАЛУЖНИЙ', 'ВІЙНА', 'ВТОРГНЕННЯ РФ', 'ГШ ЗСУ']</text:p>
      <text:p text:style-name="P4">
Category: News</text:p>
      <!--METADATA-->
      <text:p text:style-name="P4">
The enemy tries to prevent our units from promoting. For this purpose, he launched a system of fortifications with dense mines and a large number of reserves.</text:p>
      <text:p text:style-name="P4">
Despite the fierce resistance of the invaders, our warriors do everything possible to liberate the Ukrainian territory. The operation continues in accordance with the plan.</text:p>
      <text:p text:style-name="P4">
-Together with the Chief of the General Staff of the Armed Forces of Ukraine, Lieutenant General Sergiy Shaptala has carried out work in the groups of troops, which are the most difficult tasks in the areas where the most fierce fighting is going on,-said the commander-in-chief of the Armed Forces of Ukraine Valery Zaluzhny.</text:p>
      <text:p text:style-name="P4">
Source: <text:a xlink:type="simple" xlink:href="https://www.facebook.com/GeneralStaff.ua/videos/283290257401731/" text:style-name="Internet_20_link" text:visited-style-name="Visited_20_Internet_20_Link">
General Staff</text:a>
</text:p>
      <text:p text:style-name="P4">
News Source: <text:a xlink:type="simple" xlink:href="https://armyinform.com.ua/2023/06/19/operacziya-jde-za-planom-golovnokomanduvach-zsu-pokazav-robotu-v-odnomu-zi-shtabiv-na-peredovij/" text:style-name="Internet_20_link" text:visited-style-name="Visited_20_Internet_20_Link">
https://armyinform.com.ua/2023/06/19/operacziya-jde-za-planom-golovnokomanduvach-zsu-pokazav-robotu-v-odnomu-zi-shtabiv-na-peredovij/</text:a>
</text:p>
      <!--NEWS-->
      <text:h text:style-name="P10" text:outline-level="1">
<text:span text:style-name="T4">
Short. War. Day 481. Videoodigest</text:span>
</text:h>
      <text:p text:style-name="P4">
Author: ['АРМІЯINFORM']</text:p>
      <text:p text:style-name="P4">
Time: 2023-06-19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ЙНА', 'ГШ ЗСУ']</text:p>
      <text:p text:style-name="P4">
Category: News</text:p>
      <!--METADATA-->
      <text:p text:style-name="P4">
News Source: <text:a xlink:type="simple" xlink:href="https://armyinform.com.ua/2023/06/19/korotko-vijna-den-481-videodajdzhest/" text:style-name="Internet_20_link" text:visited-style-name="Visited_20_Internet_20_Link">
https://armyinform.com.ua/2023/06/19/korotko-vijna-den-481-videodajdzhest/</text:a>
</text:p>
      <!--NEWS-->
      <text:h text:style-name="P10" text:outline-level="1">
<text:span text:style-name="T4">
In Russian captivity, doctors from Mariupol remain - coordination</text:span>
</text:h>
      <text:p text:style-name="P4">
Authors: Ukrinform (Person)</text:p>
      <text:p text:style-name="P4">
Publisher: Укринформ (Organization)</text:p>
      <text:p text:style-name="P4">
Published Time: 2023-06-19T9:48:00+03:00</text:p>
      <text:p text:style-name="P4">
Modified Time: 2023-06-19T22:48:00+03:00</text:p>
      <text:p text:style-name="P4">
Description: Russia is kept hostage to doctors who saved the lives of people in Mariupol. - Ukrinform.</text:p>
      <text:p text:style-name="P4">
Images: ['<text:a xlink:type="simple" xlink:href="https://static.ukrinform.com/photos/2022_03/thumb_files/630_360_1648291233-648.jpg" text:style-name="Internet_20_link" text:visited-style-name="Visited_20_Internet_20_Link">
630_360_16482...</text:a>
']</text:p>
      <text:p text:style-name="P4">
Tags: ['Маріуполь', 'Медики', 'Полонені', 'Війна з Росією']</text:p>
      <text:p text:style-name="P4">
Type: Article</text:p>
      <!--METADATA-->
      <text:p text:style-name="P4">
<draw:frame draw:style-name="fr1" draw:name="Image341" text:anchor-type="as-char" svg:width="6.9236in" svg:height="3.956343in" draw:z-index="0">
<draw:image xlink:href="../Images/yкринформ/2023-06-19T9-48-00-03-00/630_360_1648291233-648.jpg" xlink:type="simple" xlink:show="embed" xlink:actuate="onLoad" draw:mime-type="image/jpeg"/>
</draw:frame>
It is kept hostage to doctors who saved the lives of people in Mariupol.</text:p>
      <text:p text:style-name="P4">
According to Ukrinform, the coordination headquarters on the behavior of the Warm -wrote reports in <text:a xlink:type="simple" xlink:href="https://t.me/Koord_shtab/1272" text:style-name="Internet_20_link" text:visited-style-name="Visited_20_Internet_20_Link">
telegram</text:a>
 .</text:p>
      <text:p text:style-name="P4">
On the day of the physician, the representatives of the coordination took part in the event of public organization "Military Doctors" in support of families <text:a xlink:type="simple" xlink:href="https://www.ukrinform.ua/tag-mediki" text:style-name="Internet_20_link" text:visited-style-name="Visited_20_Internet_20_Link">
doctors</text:a>
, which are in captivity.</text:p>
      <text:p text:style-name="P4">
<text:span text:style-name="T4">
 Read also: </text:span>
 <text:a xlink:type="simple" xlink:href="https://www.ukrinform.ua/rubric-ato/3721443-se-95-ukrainskih-zahisnikiv-povernulisa-z-polonu.html" text:style-name="Internet_20_link" text:visited-style-name="Visited_20_Internet_20_Link">
another 95 Ukrainian defenders returned from captivity</text:a>
“Some of the military doctors who saved the lives of brothers and civilians are in the hands of the invaders. However, we all work for the sake of their dismissal, ”said the representative of the coordination of Victoria Tsymbalyuk.</text:p>
      <text:p text:style-name="P4">
During the rally, which took place in Kiev on Independence Square, there was a union with close military doctors who saved their lives in the blockade Mariupol, as well as with the captured by doctors and their families. The participants of the events supported those who are still waiting for their relatives.</text:p>
      <text:p text:style-name="P4">
"Holding hostages of medical workers - another flashy violation of the humanitarian law by Russia," - said on coordination that Ukraine is doing everything possible to make Russian at the international level. Non -combatants.</text:p>
      <text:p text:style-name="P4">
<text:span text:style-name="T4">
 Read also: </text:span>
 [<text:span text:style-name="T4">
 captives </text:span>
 from Azovstal: only every five of almost 2.5 thousand(https://www.ukrinform.ua/rubric-ato/3711039-poloneni-z-azovstali-povernuto-lise-koznogo-patogo-iz-majze-25-tisaci.html)"All Ukrainian defenders also have to return from captivity," - said the Hollow Staff.</text:p>
      <text:p text:style-name="P4">
According to Ukrinform, according to the Minister of Foreign Affairs Dmitry Kuleba, Ukraine <text:a xlink:type="simple" xlink:href="https://www.ukrinform.ua/rubric-society/3720761-ukraina-povertatime-civilnih-polonenih-z-rf-dvoma-slahami-kuleba.html" text:style-name="Internet_20_link" text:visited-style-name="Visited_20_Internet_20_Link">
will return civilian prisoners</text:a>
from Russia through third countries and international organizations.</text:p>
      <text:p text:style-name="P4">
News Source: <text:a xlink:type="simple" xlink:href="https://www.ukrinform.ua/rubric-ato/3724895-u-rosijskomu-poloni-zalisautsa-mediki-z-mariupola-koordstab.html" text:style-name="Internet_20_link" text:visited-style-name="Visited_20_Internet_20_Link">
https://www.ukrinform.ua/rubric-ato/3724895-u-rosijskomu-poloni-zalisautsa-mediki-z-mariupola-koordstab.html</text:a>
</text:p>
      <!--NEWS-->
      <text:h text:style-name="P10" text:outline-level="1">
<text:span text:style-name="T4">
The Ministers of Justice of Britain and France discussed the support of the ISS work</text:span>
</text:h>
      <text:p text:style-name="P4">
Authors: Ukrinform (Person)</text:p>
      <text:p text:style-name="P4">
Publisher: Укринформ (Organization)</text:p>
      <text:p text:style-name="P4">
Published Time: 2023-06-20T-2:54:00+03:00</text:p>
      <text:p text:style-name="P4">
Modified Time: 2023-06-20T00:54:00+03:00</text:p>
      <text:p text:style-name="P4">
Description: The Minister of Justice of the United Kingdom, Alex Chok, discussed in Paris with French colleague Eric Dupo-Motyretti further support of the International Criminal Court in the investigation of military crimes of the Russian Federation in Ukraine. - Ukrinform.</text:p>
      <text:p text:style-name="P4">
Images: ['<text:a xlink:type="simple" xlink:href="https://static.ukrinform.com/photos/2021_09/thumb_files/630_360_1632101342-535.jpg" text:style-name="Internet_20_link" text:visited-style-name="Visited_20_Internet_20_Link">
630_360_16321...</text:a>
']</text:p>
      <text:p text:style-name="P4">
Tags: ['Британія', 'Франція', "Мін'юст", 'Воєнні злочини', 'Міжнародний кримінальний суд', 'Війна з Росією']</text:p>
      <text:p text:style-name="P4">
Type: Article</text:p>
      <!--METADATA-->
      <text:p text:style-name="P4">
<draw:frame draw:style-name="fr1" draw:name="Image343" text:anchor-type="as-char" svg:width="6.9236in" svg:height="3.956343in" draw:z-index="0">
<draw:image xlink:href="../Images/yкринформ/2023-06-20T-2-54-00-03-00/630_360_1632101342-535.jpg" xlink:type="simple" xlink:show="embed" xlink:actuate="onLoad" draw:mime-type="image/jpeg"/>
</draw:frame>
In the UK Ministry, Alex Chok discussed in Paris with French Colegerik Dupon-Moretti further support of the International Criminal Court of Investigation of Military Crimes of the Russian Federation in Ukraine.</text:p>
      <text:p text:style-name="P4">
According to Ukrinform, the government of the United Kingdom reports.</text:p>
      <text:p text:style-name="P4">
"Lord-Chancellor Alex Chok met with French Justice Minister Erik Dupon-Mottety. Common priorities were discussed, including the support of the International Criminal Court and Ukraine on the eve of the G7 meeting next month, ”the message will be reported.</text:p>
      <text:p text:style-name="P4">
It is noted that ministers exchanged views, in particular, about "ways to bring liability for Russian atrocities."</text:p>
      <text:p text:style-name="P4">
The Britain's government reminded that in March in London, an International Conference of Justice Ministers was held, aimed at “strengthening the support of key investigations of the International Criminal Court on <text:a xlink:type="simple" xlink:href="https://www.ukrinform.ua/tag-vijskovi-zlocini" text:style-name="Internet_20_link" text:visited-style-name="Visited_20_Internet_20_Link">
Military Crimes</text:a>
”. More than £ 4m in support of the ISS was announced in the West. In addition, the court proposed support for more than 50 national experts.</text:p>
      <text:p text:style-name="P4">
<text:span text:style-name="T4">
 Read also: </text:span>
 <text:a xlink:type="simple" xlink:href="https://www.ukrinform.ua/rubric-ato/3721508-ukraina-spilno-z-mks-pocala-rozsliduvanna-teraktu-na-kahovskij-ges-zelenskij.html" text:style-name="Internet_20_link" text:visited-style-name="Visited_20_Internet_20_Link">
Ukraine together with <text:span text:style-name="T4">
 MCS </text:span>
 began the investigation of the terrorist attack of the Nakakhovsky hydroelectric power station - Zelensky</text:a>
As reported by Ukrinform, the Office of the Ministry of Internal Affairs in the Hague began to investigate the investigation of all -war crimes in Ukraine - through a special platform, already collected evidence has been collected in general. This platform is intended to help the prosecutor's office to gather all the possible information and evidence related to investigations.</text:p>
      <text:p text:style-name="P4">
<text:span text:style-name="T5">
Foto: twitter.com/alexCchalkchelt</text:span>
</text:p>
      <text:p text:style-name="P4">
News Source: <text:a xlink:type="simple" xlink:href="https://www.ukrinform.ua/rubric-ato/3725064-ministri-usticii-britanii-ta-francii-obgovorili-pidtrimku-roboti-mks.html" text:style-name="Internet_20_link" text:visited-style-name="Visited_20_Internet_20_Link">
https://www.ukrinform.ua/rubric-ato/3725064-ministri-usticii-britanii-ta-francii-obgovorili-pidtrimku-roboti-mks.html</text:a>
</text:p>
      <!--NEWS-->
      <text:h text:style-name="P10" text:outline-level="1">
<text:span text:style-name="T4">
Ukraine is forecast to heat up to +30 °, in some places rains and thunderstorms</text:span>
</text:h>
      <text:p text:style-name="P4">
Authors: Ukrinform (Person)</text:p>
      <text:p text:style-name="P4">
Publisher: Укринформ (Organization)</text:p>
      <text:p text:style-name="P4">
Published Time: 2023-06-20T-3:37:00+03:00</text:p>
      <text:p text:style-name="P4">
Modified Time: 2023-06-20T00:37:00+03:00</text:p>
      <text:p text:style-name="P4">
Description: In Ukraine, on June 20, short-term rains and thunderstorms are forecast in the western and northern regions, the temperature of 12-17 ° at night, 23-30 ° in the afternoon. - Ukrinform.</text:p>
      <text:p text:style-name="P4">
Images: ['<text:a xlink:type="simple" xlink:href="https://static.ukrinform.com/photos/2020_07/thumb_files/630_360_1594358350-250.jpg" text:style-name="Internet_20_link" text:visited-style-name="Visited_20_Internet_20_Link">
630_360_15943...</text:a>
']</text:p>
      <text:p text:style-name="P4">
Tags: ['Дощ', 'Гроза', 'Погода', 'Спека']</text:p>
      <text:p text:style-name="P4">
Type: Article</text:p>
      <!--METADATA-->
      <text:p text:style-name="P4">
<draw:frame draw:style-name="fr1" draw:name="Image344" text:anchor-type="as-char" svg:width="6.9236in" svg:height="3.956343in" draw:z-index="0">
<draw:image xlink:href="../Images/yкринформ/2023-06-20T-3-37-00-03-00/630_360_1594358350-250.jpg" xlink:type="simple" xlink:show="embed" xlink:actuate="onLoad" draw:mime-type="image/jpeg"/>
</draw:frame>
In Ukraine, June 20, short-term rains and thunderstorms are forecast in the western and Northblasts, the temperature at night 12-17 °, in the afternoon 23-30 °.</text:p>
      <text:p text:style-name="P4">
Ukrinform was reported at the Ukrainian Hydrometeorological Center.</text:p>
      <text:p text:style-name="P4">
"At night in Rivne, Khmelnytsky, Ternopil, Chernovytsia Taodesse regions, in the afternoon in the northern, most Western and Vinnytsia region are short -lived <text:a xlink:type="simple" xlink:href="https://www.ukrinform.ua/tag-dos" text:style-name="Internet_20_link" text:visited-style-name="Visited_20_Internet_20_Link">
Rain</text:a>
, thunderstorms; Finally the territory without precipitation. In the Carpathians and Carpathians at night and in the morning, there are a local. The wind is mostly northwest, in the southern part of the northeast5-10 m/s. Temperature at night 12-17 °, on the coast of the seas and in the Crimea 18-21 °; in the afternoon 23-28 °, in the central regions up to 30 °; In the Carpathians at night 6-11 °, in the afternoon 16-22 ° ",-the message reads.</text:p>
      <text:p text:style-name="P4">
In Kiev and the region on Tuesday at night without precipitation, in the afternoon short -term rain, thunderstorms. The wind of the northwest 5-10 m/s. In the capital, the temperature at night is 16-18 °, in the afternoon 26-28 °, in the Kiev region at night 13-18 °, in the afternoon 23-28 °.</text:p>
      <text:p text:style-name="P4">
*!(https://www.ukrinform.ua/rubric-regions/3724705-na-prikarpatti-silni-dosi-vidrizali-selo-vid-transportu.html)Forecasters forecast short-term rains, thunderstorms, at night in the southeastern, in the daytime in most western and northern regions without precipitation. June 22th without precipitation, only in the western regions short -term rains, thunderstorms(at night). Вітер змінних напрямків, 3-8 м/с. Температура вночі 13-18°; вдень25-30°, у західних та східних областях 22-27°.</text:p>
      <text:p text:style-name="P4">
У Києві та області 21-22 червня опади не очікуються, лише вночі у середуймовірний короткочасний дощ, подекуди гроза. Вітер змінних напрямків, 3-8 м/с.У столиці температура вночі 16-18°, вдень 27-29°, на Київщині вночі 13-18°,вдень 25-30°.</text:p>
      <text:p text:style-name="P4">
Згідно з прогнозом, 23-24 червня в західних областях очікуються грозові дощі;температура вночі 12-17°, вдень 23 червня 23-28°, 24 червня 19-24°.</text:p>
      <text:p text:style-name="P4">
На решті території без опадів, лише вдень у північних, 24 червня і уцентральних та східних областях місцями короткочасні дощі, грози; температуравночі 15-21°, на сході країни 11-16°, вдень 24-30°.</text:p>
      <text:p text:style-name="P4">
У столичному регіоні вночі без опадів, вдень 23 червня місцями, вдень 24червня повсюди короткочасний дощ, гроза. У Києві температури вночі 18-20°,вдень 27-29°, по області вночі 15-20°, вдень 25-30°.</text:p>
      <text:p text:style-name="P4">
News Source: <text:a xlink:type="simple" xlink:href="https://www.ukrinform.ua/rubric-regions/3724874-ukraini-na-zavtra-prognozuut-speku-do-30-podekudi-dosi-ta-grozi.html" text:style-name="Internet_20_link" text:visited-style-name="Visited_20_Internet_20_Link">
https://www.ukrinform.ua/rubric-regions/3724874-ukraini-na-zavtra-prognozuut-speku-do-30-podekudi-dosi-ta-grozi.html</text:a>
</text:p>
      <!--NEWS-->
      <text:h text:style-name="P10" text:outline-level="1">
<text:span text:style-name="T4">
Russians in a day 16 times fired at Sumy region, are dead and wounded</text:span>
</text:h>
      <text:p text:style-name="P4">
Authors: Ukrinform (Person)</text:p>
      <text:p text:style-name="P4">
Publisher: Укринформ (Organization)</text:p>
      <text:p text:style-name="P4">
Published Time: 2023-06-20T-4:23:00+03:00</text:p>
      <text:p text:style-name="P4">
Modified Time: 2023-06-20T00:23:00+03:00</text:p>
      <text:p text:style-name="P4">
Description: During Monday, Russian troops fired at the border communities of Sumy region 16 times, resulting in one civilian died, several people were injured.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Міномет', 'Війна з Росією', 'Артилерія']</text:p>
      <text:p text:style-name="P4">
Type: Article</text:p>
      <!--METADATA-->
      <text:p text:style-name="P4">
<draw:frame draw:style-name="fr1" draw:name="Image345" text:anchor-type="as-char" svg:width="6.9236in" svg:height="3.956343in" draw:z-index="0">
<draw:image xlink:href="../Images/yкринформ/2023-06-20T-4-23-00-03-00/630_360_1479558145-5682.jpg" xlink:type="simple" xlink:show="embed" xlink:actuate="onLoad" draw:mime-type="image/jpeg"/>
</draw:frame>
During the Monday, Russian troops fired at the border communities of the Sumy region 16 times, resulting in one civilian died, several people were exposed.</text:p>
      <text:p text:style-name="P4">
Sumy Ova reported on <text:a xlink:type="simple" xlink:href="https://www.facebook.com/sumska.oda/" text:style-name="Internet_20_link" text:visited-style-name="Visited_20_Internet_20_Link">
Facebook</text:a>
, reports Ukrinform.</text:p>
      <text:p text:style-name="P4">
“During the day, the Russians carried out 16 border shelling. 101 sales were recorded. The shelling was suffered by Miropolskaya, Khotinskaya, Krasnopil, Belopilsk, Yunakovskaya, Shalyginsk, Novoslobida communities, ”the presentation reads.</text:p>
      <text:p text:style-name="P4">
The Khotin Community The Russians fired at mortars(8 explosions).</text:p>
      <text:p text:style-name="P4">
По Краснопільській громаді ворог бив з мінометів та артилерії (10 and 43 explosives in accordance with). Унаслідок прямого влучання у житловий будинок тілесні ушкодженнядістала цивільна особа та дитина 2010 р. н.</text:p>
      <text:p text:style-name="P4">
<text:span text:style-name="T4">
Читайте також:</text:span>
 <text:a xlink:type="simple" xlink:href="https://www.ukrinform.ua/rubric-ato/3725045-rosiani-obstrilali-prikordonna-cernigivsini-ta-sumsini-z-minometiv-35-prilotiv.html" text:style-name="Internet_20_link" text:visited-style-name="Visited_20_Internet_20_Link">
 Росіяни обстріляли прикордоння Чернігівщини та <text:span text:style-name="T4">
Сумщин</text:span>
и з мінометів - 35 «прильотів» </text:a>
Miropil community has been fired by artillery(5 “arrivals”). Такожворог скинув з БПЛА гранату «Ф-1». Крім того, росіяни випустили 6 мін зміномета. Внаслідок обстрілу пошкоджено приватний будинок та гаражнеприміщення.</text:p>
      <text:p text:style-name="P4">
Під мінометним обстрілом опинилася Юнаківська громада (9 <text:a xlink:type="simple" xlink:href="https://www.ukrinform.ua/tag-vibuh" text:style-name="Internet_20_link" text:visited-style-name="Visited_20_Internet_20_Link">
explosions</text:a>
 ). Унаслідок влучання по житловомубудинку загинула цивільна особа, ще одна - поранена. Також зафіксованоартобстріл (3 “arrivals”).</text:p>
      <text:p text:style-name="P4">
На територію Новослобідської громади росіяни скинули 7 мін.</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обстрілу росіянами Сумщини загинули двоєцивільних – батько та син </text:a>
Belopilsk and Mid-Budsk communities were mortar shelling(2 and 4 explosions respectively).</text:p>
      <text:p text:style-name="P4">
У Шалигинській громаді зафіксовано обстріл з АГС (3 explosions).</text:p>
      <text:p text:style-name="P4">
Як повідомлялося, протягом 18 червня російські агресори вчинили 33 обстрілиприкордоння Сумської області, загалом було зафіксовано 223 вибухи.</text:p>
      <text:p text:style-name="P4">
News Source: <text:a xlink:type="simple" xlink:href="https://www.ukrinform.ua/rubric-ato/3725063-rosiani-za-den-16-raziv-obstrilali-sumsinu-e-zagiblij-i-poraneni.html" text:style-name="Internet_20_link" text:visited-style-name="Visited_20_Internet_20_Link">
https://www.ukrinform.ua/rubric-ato/3725063-rosiani-za-den-16-raziv-obstrilali-sumsinu-e-zagiblij-i-poraneni.html</text:a>
</text:p>
      <!--NEWS-->
      <text:h text:style-name="P10" text:outline-level="1">
<text:span text:style-name="T4">
In the south of Ukraine - rocket danger</text:span>
</text:h>
      <text:p text:style-name="P4">
Authors: Ukrinform (Person)</text:p>
      <text:p text:style-name="P4">
Publisher: Укринформ (Organization)</text:p>
      <text:p text:style-name="P4">
Published Time: 2023-06-20T-6:07:00+03:00</text:p>
      <text:p text:style-name="P4">
Modified Time: 2023-06-20T00:07:00+03:00</text:p>
      <text:p text:style-name="P4">
Description: The Air Force Air Force warns of rocket danger in Kherson, Mykolaiv and Dnipropetrovsk regions.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Повітряні сили ЗСУ', 'Війна з Росією', 'Повітряна тривога', 'Дрон-камікадзе']</text:p>
      <text:p text:style-name="P4">
Type: Article</text:p>
      <!--METADATA-->
      <text:p text:style-name="P4">
<draw:frame draw:style-name="fr1" draw:name="Image346" text:anchor-type="as-char" svg:width="6.9236in" svg:height="3.956343in" draw:z-index="0">
<draw:image xlink:href="../Images/yкринформ/2023-06-20T-6-07-00-03-00/630_360_1677573461-244.jpg" xlink:type="simple" xlink:show="embed" xlink:actuate="onLoad" draw:mime-type="image/jpeg"/>
</draw:frame>
The Air Force of the Armed Forces warn of rocket danger in the Kherson, Mykolaiv Tadnipropetrovsk regions.</text:p>
      <text:p text:style-name="P4">
The air forces of the Armed Forces are reported in <text:a xlink:type="simple" xlink:href="https://t.me/s/kpszsu" text:style-name="Internet_20_link" text:visited-style-name="Visited_20_Internet_20_Link">
telegram</text:a>
, reports Ukrinform.</text:p>
      <text:p text:style-name="P4">
«Kherson, Mykolaiv region - rocket danger!There is a probability of applying for the enemy of the percupal UAVs, ” - said in the post.</text:p>
      <text:p text:style-name="P4">
The probability of using shock [drones] is also reported(https://www.ukrinform.ua/tag-bezpilotnik)in Dnipropetrovsk region.</text:p>
      <text:p text:style-name="P4">
<text:span text:style-name="T4">
 Read also: </text:span>
 <text:a xlink:type="simple" xlink:href="https://www.ukrinform.ua/rubric-ato/3724867-trenuvalni-poloti-z-imitacieu-puskiv-povitrani-sili-poasnili-pricinu-ostannoi-trivogi.html" text:style-name="Internet_20_link" text:visited-style-name="Visited_20_Internet_20_Link">
training flights with imitation launchers - air forces revealed the cause of the last <text:span text:style-name="T4">
 anxiety </text:span>
</text:a>
In this regard, the military urges not to ignore the alarm signals, which is declared in these regions.</text:p>
      <text:p text:style-name="P4">
<text:span text:style-name="T5">
Foto: Getty Images</text:span>
</text:p>
      <text:p text:style-name="P4">
News Source: <text:a xlink:type="simple" xlink:href="https://www.ukrinform.ua/rubric-ato/3725061-na-pivdni-ukraini-raketna-nebezpeka.html" text:style-name="Internet_20_link" text:visited-style-name="Visited_20_Internet_20_Link">
https://www.ukrinform.ua/rubric-ato/3725061-na-pivdni-ukraini-raketna-nebezpeka.html</text:a>
</text:p>
      <!--NEWS-->
      <text:h text:style-name="P10" text:outline-level="1">
<text:span text:style-name="T4">
In the south of Ukraine - rocket danger</text:span>
</text:h>
      <text:p text:style-name="P4">
Authors: Ukrinform (Person)</text:p>
      <text:p text:style-name="P4">
Publisher: Укринформ (Organization)</text:p>
      <text:p text:style-name="P4">
Published Time: 2023-06-20T00:07:00+03:00</text:p>
      <text:p text:style-name="P4">
Modified Time: 2023-06-20T00:07:00+03:00</text:p>
      <text:p text:style-name="P4">
Description: The Air Force Air Force warns of rocket danger in Kherson, Mykolaiv and Dnipropetrovsk regions.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Повітряні сили ЗСУ', 'Війна з Росією', 'Повітряна тривога', 'Дрон-камікадзе']</text:p>
      <text:p text:style-name="P4">
Type: Article</text:p>
      <!--METADATA-->
      <text:p text:style-name="P4">
<draw:frame draw:style-name="fr1" draw:name="Image347" text:anchor-type="as-char" svg:width="6.9236in" svg:height="3.956343in" draw:z-index="0">
<draw:image xlink:href="../Images/yкринформ/2023-06-20T00-07-00-03-00/630_360_1677573461-244.jpg" xlink:type="simple" xlink:show="embed" xlink:actuate="onLoad" draw:mime-type="image/jpeg"/>
</draw:frame>
The Air Force of the Armed Forces warn of rocket danger in the Kherson, Mykolaiv Tadnipropetrovsk regions.</text:p>
      <text:p text:style-name="P4">
The air forces of the Armed Forces are reported in <text:a xlink:type="simple" xlink:href="https://t.me/s/kpszsu" text:style-name="Internet_20_link" text:visited-style-name="Visited_20_Internet_20_Link">
telegram</text:a>
, reports Ukrinform.</text:p>
      <text:p text:style-name="P4">
«Kherson, Mykolaiv region - rocket danger!There is a probability of applying for the enemy of the percupal UAVs, ” - said in the post.</text:p>
      <text:p text:style-name="P4">
The probability of using shock [drones] is also reported(https://www.ukrinform.ua/tag-bezpilotnik)in Dnipropetrovsk region.</text:p>
      <text:p text:style-name="P4">
<text:span text:style-name="T4">
 Read also: </text:span>
 <text:a xlink:type="simple" xlink:href="https://www.ukrinform.ua/rubric-ato/3724867-trenuvalni-poloti-z-imitacieu-puskiv-povitrani-sili-poasnili-pricinu-ostannoi-trivogi.html" text:style-name="Internet_20_link" text:visited-style-name="Visited_20_Internet_20_Link">
training flights with imitation launchers - air forces revealed the cause of the last <text:span text:style-name="T4">
 anxiety </text:span>
</text:a>
In this regard, the military urges not to ignore the alarm signals, which is declared in these regions.</text:p>
      <text:p text:style-name="P4">
<text:span text:style-name="T5">
Foto: Getty Images</text:span>
</text:p>
      <text:p text:style-name="P4">
News Source: <text:a xlink:type="simple" xlink:href="https://www.ukrinform.ua/rubric-ato/3725061-na-pivdni-ukraini-raketna-nebezpeka.html" text:style-name="Internet_20_link" text:visited-style-name="Visited_20_Internet_20_Link">
https://www.ukrinform.ua/rubric-ato/3725061-na-pivdni-ukraini-raketna-nebezpeka.html</text:a>
</text:p>
      <!--NEWS-->
      <text:h text:style-name="P10" text:outline-level="1">
<text:span text:style-name="T4">
Russians in a day 16 times fired at Sumy region, are dead and wounded</text:span>
</text:h>
      <text:p text:style-name="P4">
Authors: Ukrinform (Person)</text:p>
      <text:p text:style-name="P4">
Publisher: Укринформ (Organization)</text:p>
      <text:p text:style-name="P4">
Published Time: 2023-06-20T00:23:00+03:00</text:p>
      <text:p text:style-name="P4">
Modified Time: 2023-06-20T00:23:00+03:00</text:p>
      <text:p text:style-name="P4">
Description: During Monday, Russian troops fired at the border communities of Sumy region 16 times, resulting in one civilian died, several people were injured.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Міномет', 'Війна з Росією', 'Артилерія']</text:p>
      <text:p text:style-name="P4">
Type: Article</text:p>
      <!--METADATA-->
      <text:p text:style-name="P4">
<draw:frame draw:style-name="fr1" draw:name="Image348" text:anchor-type="as-char" svg:width="6.9236in" svg:height="3.956343in" draw:z-index="0">
<draw:image xlink:href="../Images/yкринформ/2023-06-20T00-23-00-03-00/630_360_1479558145-5682.jpg" xlink:type="simple" xlink:show="embed" xlink:actuate="onLoad" draw:mime-type="image/jpeg"/>
</draw:frame>
During the Monday, Russian troops fired at the border communities of the Sumy region 16 times, resulting in one civilian died, several people were exposed.</text:p>
      <text:p text:style-name="P4">
Sumy Ova reported on <text:a xlink:type="simple" xlink:href="https://www.facebook.com/sumska.oda/" text:style-name="Internet_20_link" text:visited-style-name="Visited_20_Internet_20_Link">
Facebook</text:a>
, reports Ukrinform.</text:p>
      <text:p text:style-name="P4">
“During the day, the Russians carried out 16 border shelling. 101 sales were recorded. The shelling was suffered by Miropolskaya, Khotinskaya, Krasnopil, Belopilsk, Yunakovskaya, Shalyginsk, Novoslobida communities, ”the presentation reads.</text:p>
      <text:p text:style-name="P4">
The Khotin Community The Russians fired at mortars(8 explosions).</text:p>
      <text:p text:style-name="P4">
По Краснопільській громаді ворог бив з мінометів та артилерії (10 and 43 explosives in accordance with). Унаслідок прямого влучання у житловий будинок тілесні ушкодженнядістала цивільна особа та дитина 2010 р. н.</text:p>
      <text:p text:style-name="P4">
<text:span text:style-name="T4">
Читайте також:</text:span>
 <text:a xlink:type="simple" xlink:href="https://www.ukrinform.ua/rubric-ato/3725045-rosiani-obstrilali-prikordonna-cernigivsini-ta-sumsini-z-minometiv-35-prilotiv.html" text:style-name="Internet_20_link" text:visited-style-name="Visited_20_Internet_20_Link">
 Росіяни обстріляли прикордоння Чернігівщини та <text:span text:style-name="T4">
Сумщин</text:span>
и з мінометів - 35 «прильотів» </text:a>
Miropil community has been fired by artillery(5 “arrivals”). Такожворог скинув з БПЛА гранату «Ф-1». Крім того, росіяни випустили 6 мін зміномета. Внаслідок обстрілу пошкоджено приватний будинок та гаражнеприміщення.</text:p>
      <text:p text:style-name="P4">
Під мінометним обстрілом опинилася Юнаківська громада (9 <text:a xlink:type="simple" xlink:href="https://www.ukrinform.ua/tag-vibuh" text:style-name="Internet_20_link" text:visited-style-name="Visited_20_Internet_20_Link">
explosions</text:a>
 ). Унаслідок влучання по житловомубудинку загинула цивільна особа, ще одна - поранена. Також зафіксованоартобстріл (3 “arrivals”).</text:p>
      <text:p text:style-name="P4">
На територію Новослобідської громади росіяни скинули 7 мін.</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обстрілу росіянами Сумщини загинули двоєцивільних – батько та син </text:a>
Belopilsk and Mid-Budsk communities were mortar shelling(2 and 4 explosions respectively).</text:p>
      <text:p text:style-name="P4">
У Шалигинській громаді зафіксовано обстріл з АГС (3 explosions).</text:p>
      <text:p text:style-name="P4">
Як повідомлялося, протягом 18 червня російські агресори вчинили 33 обстрілиприкордоння Сумської області, загалом було зафіксовано 223 вибухи.</text:p>
      <text:p text:style-name="P4">
News Source: <text:a xlink:type="simple" xlink:href="https://www.ukrinform.ua/rubric-ato/3725063-rosiani-za-den-16-raziv-obstrilali-sumsinu-e-zagiblij-i-poraneni.html" text:style-name="Internet_20_link" text:visited-style-name="Visited_20_Internet_20_Link">
https://www.ukrinform.ua/rubric-ato/3725063-rosiani-za-den-16-raziv-obstrilali-sumsinu-e-zagiblij-i-poraneni.html</text:a>
</text:p>
      <!--NEWS-->
      <text:h text:style-name="P10" text:outline-level="1">
<text:span text:style-name="T4">
Ukraine is forecast to heat up to +30 °, in some places rains and thunderstorms</text:span>
</text:h>
      <text:p text:style-name="P4">
Authors: Ukrinform (Person)</text:p>
      <text:p text:style-name="P4">
Publisher: Укринформ (Organization)</text:p>
      <text:p text:style-name="P4">
Published Time: 2023-06-20T00:37:00+03:00</text:p>
      <text:p text:style-name="P4">
Modified Time: 2023-06-20T00:37:00+03:00</text:p>
      <text:p text:style-name="P4">
Description: In Ukraine, on June 20, short-term rains and thunderstorms are forecast in the western and northern regions, the temperature of 12-17 ° at night, 23-30 ° in the afternoon. - Ukrinform.</text:p>
      <text:p text:style-name="P4">
Images: ['<text:a xlink:type="simple" xlink:href="https://static.ukrinform.com/photos/2020_07/thumb_files/630_360_1594358350-250.jpg" text:style-name="Internet_20_link" text:visited-style-name="Visited_20_Internet_20_Link">
630_360_15943...</text:a>
']</text:p>
      <text:p text:style-name="P4">
Tags: ['Дощ', 'Гроза', 'Погода', 'Спека']</text:p>
      <text:p text:style-name="P4">
Type: Article</text:p>
      <!--METADATA-->
      <text:p text:style-name="P4">
<draw:frame draw:style-name="fr1" draw:name="Image349" text:anchor-type="as-char" svg:width="6.9236in" svg:height="3.956343in" draw:z-index="0">
<draw:image xlink:href="../Images/yкринформ/2023-06-20T00-37-00-03-00/630_360_1594358350-250.jpg" xlink:type="simple" xlink:show="embed" xlink:actuate="onLoad" draw:mime-type="image/jpeg"/>
</draw:frame>
In Ukraine, June 20, short-term rains and thunderstorms are forecast in the western and Northblasts, the temperature at night 12-17 °, in the afternoon 23-30 °.</text:p>
      <text:p text:style-name="P4">
Ukrinform was reported at the Ukrainian Hydrometeorological Center.</text:p>
      <text:p text:style-name="P4">
"At night in Rivne, Khmelnytsky, Ternopil, Chernovytsia Taodesse regions, in the afternoon in the northern, most Western and Vinnytsia region are short -lived <text:a xlink:type="simple" xlink:href="https://www.ukrinform.ua/tag-dos" text:style-name="Internet_20_link" text:visited-style-name="Visited_20_Internet_20_Link">
Rain</text:a>
, thunderstorms; Finally the territory without precipitation. In the Carpathians and Carpathians at night and in the morning, there are a local. The wind is mostly northwest, in the southern part of the northeast5-10 m/s. Temperature at night 12-17 °, on the coast of the seas and in the Crimea 18-21 °; in the afternoon 23-28 °, in the central regions up to 30 °; In the Carpathians at night 6-11 °, in the afternoon 16-22 ° ",-the message reads.</text:p>
      <text:p text:style-name="P4">
In Kiev and the region on Tuesday at night without precipitation, in the afternoon short -term rain, thunderstorms. The wind of the northwest 5-10 m/s. In the capital, the temperature at night is 16-18 °, in the afternoon 26-28 °, in the Kiev region at night 13-18 °, in the afternoon 23-28 °.</text:p>
      <text:p text:style-name="P4">
*!(https://www.ukrinform.ua/rubric-regions/3724705-na-prikarpatti-silni-dosi-vidrizali-selo-vid-transportu.html)Forecasters forecast short-term rains, thunderstorms, at night in the southeastern, in the daytime in most western and northern regions without precipitation. June 22th without precipitation, only in the western regions short -term rains, thunderstorms(at night). Вітер змінних напрямків, 3-8 м/с. Температура вночі 13-18°; вдень25-30°, у західних та східних областях 22-27°.</text:p>
      <text:p text:style-name="P4">
У Києві та області 21-22 червня опади не очікуються, лише вночі у середуймовірний короткочасний дощ, подекуди гроза. Вітер змінних напрямків, 3-8 м/с.У столиці температура вночі 16-18°, вдень 27-29°, на Київщині вночі 13-18°,вдень 25-30°.</text:p>
      <text:p text:style-name="P4">
Згідно з прогнозом, 23-24 червня в західних областях очікуються грозові дощі;температура вночі 12-17°, вдень 23 червня 23-28°, 24 червня 19-24°.</text:p>
      <text:p text:style-name="P4">
На решті території без опадів, лише вдень у північних, 24 червня і уцентральних та східних областях місцями короткочасні дощі, грози; температуравночі 15-21°, на сході країни 11-16°, вдень 24-30°.</text:p>
      <text:p text:style-name="P4">
У столичному регіоні вночі без опадів, вдень 23 червня місцями, вдень 24червня повсюди короткочасний дощ, гроза. У Києві температури вночі 18-20°,вдень 27-29°, по області вночі 15-20°, вдень 25-30°.</text:p>
      <text:p text:style-name="P4">
News Source: <text:a xlink:type="simple" xlink:href="https://www.ukrinform.ua/rubric-regions/3724874-ukraini-na-zavtra-prognozuut-speku-do-30-podekudi-dosi-ta-grozi.html" text:style-name="Internet_20_link" text:visited-style-name="Visited_20_Internet_20_Link">
https://www.ukrinform.ua/rubric-regions/3724874-ukraini-na-zavtra-prognozuut-speku-do-30-podekudi-dosi-ta-grozi.html</text:a>
</text:p>
      <!--NEWS-->
      <text:h text:style-name="P10" text:outline-level="1">
<text:span text:style-name="T4">
The Ministers of Justice of Britain and France discussed the support of the ISS work</text:span>
</text:h>
      <text:p text:style-name="P4">
Authors: Ukrinform (Person)</text:p>
      <text:p text:style-name="P4">
Publisher: Укринформ (Organization)</text:p>
      <text:p text:style-name="P4">
Published Time: 2023-06-20T00:54:00+03:00</text:p>
      <text:p text:style-name="P4">
Modified Time: 2023-06-20T00:54:00+03:00</text:p>
      <text:p text:style-name="P4">
Description: The Minister of Justice of the United Kingdom, Alex Chok, discussed in Paris with French colleague Eric Dupo-Motyretti further support of the International Criminal Court in the investigation of military crimes of the Russian Federation in Ukraine. - Ukrinform.</text:p>
      <text:p text:style-name="P4">
Images: ['<text:a xlink:type="simple" xlink:href="https://static.ukrinform.com/photos/2021_09/thumb_files/630_360_1632101342-535.jpg" text:style-name="Internet_20_link" text:visited-style-name="Visited_20_Internet_20_Link">
630_360_16321...</text:a>
']</text:p>
      <text:p text:style-name="P4">
Tags: ['Британія', 'Франція', "Мін'юст", 'Воєнні злочини', 'Міжнародний кримінальний суд', 'Війна з Росією']</text:p>
      <text:p text:style-name="P4">
Type: Article</text:p>
      <!--METADATA-->
      <text:p text:style-name="P4">
<draw:frame draw:style-name="fr1" draw:name="Image350" text:anchor-type="as-char" svg:width="6.9236in" svg:height="3.956343in" draw:z-index="0">
<draw:image xlink:href="../Images/yкринформ/2023-06-20T00-54-00-03-00/630_360_1632101342-535.jpg" xlink:type="simple" xlink:show="embed" xlink:actuate="onLoad" draw:mime-type="image/jpeg"/>
</draw:frame>
In the UK Ministry, Alex Chok discussed in Paris with French Colegerik Dupon-Moretti further support of the International Criminal Court of Investigation of Military Crimes of the Russian Federation in Ukraine.</text:p>
      <text:p text:style-name="P4">
According to Ukrinform, the government of the United Kingdom reports.</text:p>
      <text:p text:style-name="P4">
"Lord-Chancellor Alex Chok met with French Justice Minister Erik Dupon-Mottety. Common priorities were discussed, including the support of the International Criminal Court and Ukraine on the eve of the G7 meeting next month, ”the message will be reported.</text:p>
      <text:p text:style-name="P4">
It is noted that ministers exchanged views, in particular, about "ways to bring liability for Russian atrocities."</text:p>
      <text:p text:style-name="P4">
The Britain's government reminded that in March in London, an International Conference of Justice Ministers was held, aimed at “strengthening the support of key investigations of the International Criminal Court on <text:a xlink:type="simple" xlink:href="https://www.ukrinform.ua/tag-vijskovi-zlocini" text:style-name="Internet_20_link" text:visited-style-name="Visited_20_Internet_20_Link">
Military Crimes</text:a>
”. More than £ 4m in support of the ISS was announced in the West. In addition, the court proposed support for more than 50 national experts.</text:p>
      <text:p text:style-name="P4">
<text:span text:style-name="T4">
 Read also: </text:span>
 <text:a xlink:type="simple" xlink:href="https://www.ukrinform.ua/rubric-ato/3721508-ukraina-spilno-z-mks-pocala-rozsliduvanna-teraktu-na-kahovskij-ges-zelenskij.html" text:style-name="Internet_20_link" text:visited-style-name="Visited_20_Internet_20_Link">
Ukraine together with <text:span text:style-name="T4">
 MCS </text:span>
 began the investigation of the terrorist attack of the Nakakhovsky hydroelectric power station - Zelensky</text:a>
As reported by Ukrinform, the Office of the Ministry of Internal Affairs in the Hague began to investigate the investigation of all -war crimes in Ukraine - through a special platform, already collected evidence has been collected in general. This platform is intended to help the prosecutor's office to gather all the possible information and evidence related to investigations.</text:p>
      <text:p text:style-name="P4">
<text:span text:style-name="T5">
Foto: twitter.com/alexCchalkchelt</text:span>
</text:p>
      <text:p text:style-name="P4">
News Source: <text:a xlink:type="simple" xlink:href="https://www.ukrinform.ua/rubric-world/3725064-ministri-usticii-britanii-ta-francii-obgovorili-pidtrimku-roboti-mks.html" text:style-name="Internet_20_link" text:visited-style-name="Visited_20_Internet_20_Link">
https://www.ukrinform.ua/rubric-world/3725064-ministri-usticii-britanii-ta-francii-obgovorili-pidtrimku-roboti-mks.html</text:a>
</text:p>
      <!--NEWS-->
      <text:h text:style-name="P10" text:outline-level="1">
<text:span text:style-name="T4">
In Zaporozhye explosions - media</text:span>
</text:h>
      <text:p text:style-name="P4">
Authors: Ukrinform (Person)</text:p>
      <text:p text:style-name="P4">
Publisher: Укринформ (Organization)</text:p>
      <text:p text:style-name="P4">
Published Time: 2023-06-20T01:07:00+03:00</text:p>
      <text:p text:style-name="P4">
Modified Time: 2023-06-20T01:07:00+03:00</text:p>
      <text:p text:style-name="P4">
Description: During air anxiety in Zaporozhye, explosions were heard. - Ukrinform.</text:p>
      <text:p text:style-name="P4">
Images: ['<text:a xlink:type="simple" xlink:href="https://static.ukrinform.com/photos/2018_10/thumb_files/630_360_1538997471-852.jpg" text:style-name="Internet_20_link" text:visited-style-name="Visited_20_Internet_20_Link">
630_360_15389...</text:a>
']</text:p>
      <text:p text:style-name="P4">
Tags: ['Вибух', 'Запоріжжя', 'Війна з Росією', 'Повітряна тривога']</text:p>
      <text:p text:style-name="P4">
Type: Article</text:p>
      <!--METADATA-->
      <text:p text:style-name="P4">
<draw:frame draw:style-name="fr1" draw:name="Image351" text:anchor-type="as-char" svg:width="6.9236in" svg:height="3.956343in" draw:z-index="0">
<draw:image xlink:href="../Images/yкринформ/2023-06-20T01-07-00-03-00/630_360_1538997471-852.jpg" xlink:type="simple" xlink:show="embed" xlink:actuate="onLoad" draw:mime-type="image/jpeg"/>
</draw:frame>
During the air anxiety in Zaporozhye, explosions were heard.</text:p>
      <text:p text:style-name="P4">
About it reports <text:a xlink:type="simple" xlink:href="https://t.me/s/suspilnenews" text:style-name="Internet_20_link" text:visited-style-name="Visited_20_Internet_20_Link">
public</text:a>
, reports Ukrinform.</text:p>
      <text:p text:style-name="P4">
"Explosions occurred in Zaporozhye," the post reads.</text:p>
      <text:p text:style-name="P4">
In a number of regions in the south and east of Ukraine, <text:a xlink:type="simple" xlink:href="https://www.ukrinform.ua/tag-povitrana-trivoga" text:style-name="Internet_20_link" text:visited-style-name="Visited_20_Internet_20_Link">
air alarm.</text:a>
<text:span text:style-name="T4">
 Read also: </text:span>
 <text:a xlink:type="simple" xlink:href="https://www.ukrinform.ua/rubric-regions/3724647-rosijski-vijskovi-vnoci-obstrilali-peredmista-zaporizza.html" text:style-name="Internet_20_link" text:visited-style-name="Visited_20_Internet_20_Link">
Russian soldiers at night fired the suburbs ** Zaporozhye</text:a>
Earlier the Armed Forces of the Armed Forces <text:a xlink:type="simple" xlink:href="https://www.ukrinform.ua/rubric-ato/3725061-na-pivdni-ukraini-raketna-nebezpeka.html" text:style-name="Internet_20_link" text:visited-style-name="Visited_20_Internet_20_Link">
warned about rocket danger</text:a>
in several southern regions.</text:p>
      <text:p text:style-name="P4">
News Source: <text:a xlink:type="simple" xlink:href="https://www.ukrinform.ua/rubric-ato/3725065-u-zaporizzi-prolunali-vibuhi-zmi.html" text:style-name="Internet_20_link" text:visited-style-name="Visited_20_Internet_20_Link">
https://www.ukrinform.ua/rubric-ato/3725065-u-zaporizzi-prolunali-vibuhi-zmi.html</text:a>
</text:p>
      <!--NEWS-->
      <text:h text:style-name="P10" text:outline-level="1">
<text:span text:style-name="T4">
Cyberatics on Ukr.net: Malimists send phishing letters on behalf of technical support</text:span>
</text:h>
      <text:p text:style-name="P4">
Author: ['АРМІЯINFORM']</text:p>
      <text:p text:style-name="P4">
Time: 2023-06-20T98:00:00-04:00</text:p>
      <text:p text:style-name="P4">
Description: URYAVARA REPARONNIA OF THE COMPETERNISHICE OSVICHENISHINISARY CERT-UA, Yaka DIX Under ... War with Ukraine 2022, War with Ukraine Latest news today, News War with Ukraine 2022 Last for today, will there be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site000327.png" text:style-name="Internet_20_link" text:visited-style-name="Visited_20_Internet_20_Link">
site000327.png</text:a>
']</text:p>
      <text:p text:style-name="P4">
Tags: ['ІНФОРМАЦІЙНІ ЗАГРОЗИ', 'КІБЕРБЕЗПЕКА']</text:p>
      <text:p text:style-name="P4">
Category: News</text:p>
      <!--METADATA-->
      <text:p text:style-name="P4">
<draw:frame draw:style-name="fr1" draw:name="Image352" text:anchor-type="as-char" svg:width="6.9236in" svg:height="5.204239in" draw:z-index="0">
<draw:image xlink:href="../Images/AРМІЯINFORM/2023-06-20T98-00-00-04-00/site000327.png" xlink:type="simple" xlink:show="embed" xlink:actuate="onLoad" draw:mime-type="image/png"/>
</draw:frame>
The Government Response Team of Ukraine CERT-UA, which operates at the State Secretariat of Communications, warns of fraudulent activity against UKR.net users.</text:p>
      <text:p text:style-name="P4">
The attackers seem to be on behalf of technical support Ukr.net send electronic letters with the topic "noticed suspicious activity @ukr.net" and an additional form of the PDF file with the name "Safety Anti-Security"(Electronic addresse - <text:a xlink:type="simple" xlink:href="mailto:account.support.0@ukr.net)" text:style-name="Internet_20_link" text:visited-style-name="Visited_20_Internet_20_Link">
account.support.0@ukr.net)</text:a>
.</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 Bahamas).</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The group is also known as Cold River, Callisto)and is carried out in the interests of the Special Service Federation.</text:p>
      <text:p text:style-name="P4">
CERT-UA experts recommend Ukr.net users:</text:p>
      <ul>
        <li>
Do not move on suspicious links, * Set up multifactorial authentication * check what third -party devices / apps were accessed to the mailbox, and take other security enhancements.</li>
      </ul>
      <text:p text:style-name="P4">
News Source: <text:a xlink:type="simple" xlink:href="https://armyinform.com.ua/2023/06/20/kiberataka-na-ukr-net-zlovmysnyky-nadsylayut-fishyngovi-lysty-vid-imeni-tehpidtrymky/" text:style-name="Internet_20_link" text:visited-style-name="Visited_20_Internet_20_Link">
https://armyinform.com.ua/2023/06/20/kiberataka-na-ukr-net-zlovmysnyky-nadsylayut-fishyngovi-lysty-vid-imeni-tehpidtrym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